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ison EV - pas lecture U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row table:style-name="ro1">
          <table:table-cell office:value-type="string" calcext:value-type="string">
            <text:p>coefficient :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ffset :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 VEML6070</text:p>
          </table:table-cell>
          <table:table-cell office:value-type="string" calcext:value-type="string">
            <text:p>Coefficienté</text:p>
          </table:table-cell>
          <table:table-cell table:style-name="Default" office:value-type="string" calcext:value-type="string">
            <text:p>Log(2)</text:p>
          </table:table-cell>
          <table:table-cell table:style-name="Default" office:value-type="string" calcext:value-type="string">
            <text:p>Log(2) + 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B$1]" office:value-type="float" office:value="4" calcext:value-type="float">
            <text:p>4</text:p>
          </table:table-cell>
          <table:table-cell table:formula="of:=LOG([.B3]; 2)" office:value-type="float" office:value="2" calcext:value-type="float">
            <text:p>2,000</text:p>
          </table:table-cell>
          <table:table-cell table:formula="of:=[.C3]+[.$D$1]" office:value-type="float" office:value="12" calcext:value-type="float">
            <text:p>12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B$1]" office:value-type="float" office:value="8" calcext:value-type="float">
            <text:p>8</text:p>
          </table:table-cell>
          <table:table-cell table:formula="of:=LOG([.B4]; 2)" office:value-type="float" office:value="3" calcext:value-type="float">
            <text:p>3,000</text:p>
          </table:table-cell>
          <table:table-cell table:formula="of:=[.C4]+[.$D$1]" office:value-type="float" office:value="13" calcext:value-type="float">
            <text:p>13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B$1]" office:value-type="float" office:value="12" calcext:value-type="float">
            <text:p>12</text:p>
          </table:table-cell>
          <table:table-cell table:formula="of:=LOG([.B5]; 2)" office:value-type="float" office:value="3.58496250072116" calcext:value-type="float">
            <text:p>3,585</text:p>
          </table:table-cell>
          <table:table-cell table:formula="of:=[.C5]+[.$D$1]" office:value-type="float" office:value="13.5849625007212" calcext:value-type="float">
            <text:p>13,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B$1]" office:value-type="float" office:value="16" calcext:value-type="float">
            <text:p>16</text:p>
          </table:table-cell>
          <table:table-cell table:formula="of:=LOG([.B6]; 2)" office:value-type="float" office:value="4" calcext:value-type="float">
            <text:p>4,000</text:p>
          </table:table-cell>
          <table:table-cell table:formula="of:=[.C6]+[.$D$1]" office:value-type="float" office:value="14" calcext:value-type="float">
            <text:p>14,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B$1]" office:value-type="float" office:value="20" calcext:value-type="float">
            <text:p>20</text:p>
          </table:table-cell>
          <table:table-cell table:formula="of:=LOG([.B7]; 2)" office:value-type="float" office:value="4.32192809488736" calcext:value-type="float">
            <text:p>4,322</text:p>
          </table:table-cell>
          <table:table-cell table:formula="of:=[.C7]+[.$D$1]" office:value-type="float" office:value="14.3219280948874" calcext:value-type="float">
            <text:p>14,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B$1]" office:value-type="float" office:value="24" calcext:value-type="float">
            <text:p>24</text:p>
          </table:table-cell>
          <table:table-cell table:formula="of:=LOG([.B8]; 2)" office:value-type="float" office:value="4.58496250072116" calcext:value-type="float">
            <text:p>4,585</text:p>
          </table:table-cell>
          <table:table-cell table:formula="of:=[.C8]+[.$D$1]" office:value-type="float" office:value="14.5849625007212" calcext:value-type="float">
            <text:p>14,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B$1]" office:value-type="float" office:value="28" calcext:value-type="float">
            <text:p>28</text:p>
          </table:table-cell>
          <table:table-cell table:formula="of:=LOG([.B9]; 2)" office:value-type="float" office:value="4.8073549220576" calcext:value-type="float">
            <text:p>4,807</text:p>
          </table:table-cell>
          <table:table-cell table:formula="of:=[.C9]+[.$D$1]" office:value-type="float" office:value="14.8073549220576" calcext:value-type="float">
            <text:p>14,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B$1]" office:value-type="float" office:value="32" calcext:value-type="float">
            <text:p>32</text:p>
          </table:table-cell>
          <table:table-cell table:formula="of:=LOG([.B10]; 2)" office:value-type="float" office:value="5" calcext:value-type="float">
            <text:p>5,000</text:p>
          </table:table-cell>
          <table:table-cell table:formula="of:=[.C10]+[.$D$1]" office:value-type="float" office:value="15" calcext:value-type="float">
            <text:p>15,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B$1]" office:value-type="float" office:value="36" calcext:value-type="float">
            <text:p>36</text:p>
          </table:table-cell>
          <table:table-cell table:formula="of:=LOG([.B11]; 2)" office:value-type="float" office:value="5.16992500144231" calcext:value-type="float">
            <text:p>5,170</text:p>
          </table:table-cell>
          <table:table-cell table:formula="of:=[.C11]+[.$D$1]" office:value-type="float" office:value="15.1699250014423" calcext:value-type="float">
            <text:p>15,1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B$1]" office:value-type="float" office:value="40" calcext:value-type="float">
            <text:p>40</text:p>
          </table:table-cell>
          <table:table-cell table:formula="of:=LOG([.B12]; 2)" office:value-type="float" office:value="5.32192809488736" calcext:value-type="float">
            <text:p>5,322</text:p>
          </table:table-cell>
          <table:table-cell table:formula="of:=[.C12]+[.$D$1]" office:value-type="float" office:value="15.3219280948874" calcext:value-type="float">
            <text:p>15,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B$1]" office:value-type="float" office:value="44" calcext:value-type="float">
            <text:p>44</text:p>
          </table:table-cell>
          <table:table-cell table:formula="of:=LOG([.B13]; 2)" office:value-type="float" office:value="5.4594316186373" calcext:value-type="float">
            <text:p>5,459</text:p>
          </table:table-cell>
          <table:table-cell table:formula="of:=[.C13]+[.$D$1]" office:value-type="float" office:value="15.4594316186373" calcext:value-type="float">
            <text:p>15,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B$1]" office:value-type="float" office:value="48" calcext:value-type="float">
            <text:p>48</text:p>
          </table:table-cell>
          <table:table-cell table:formula="of:=LOG([.B14]; 2)" office:value-type="float" office:value="5.58496250072116" calcext:value-type="float">
            <text:p>5,585</text:p>
          </table:table-cell>
          <table:table-cell table:formula="of:=[.C14]+[.$D$1]" office:value-type="float" office:value="15.5849625007212" calcext:value-type="float">
            <text:p>15,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$B$1]" office:value-type="float" office:value="52" calcext:value-type="float">
            <text:p>52</text:p>
          </table:table-cell>
          <table:table-cell table:formula="of:=LOG([.B15]; 2)" office:value-type="float" office:value="5.70043971814109" calcext:value-type="float">
            <text:p>5,700</text:p>
          </table:table-cell>
          <table:table-cell table:formula="of:=[.C15]+[.$D$1]" office:value-type="float" office:value="15.7004397181411" calcext:value-type="float">
            <text:p>15,7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$B$1]" office:value-type="float" office:value="56" calcext:value-type="float">
            <text:p>56</text:p>
          </table:table-cell>
          <table:table-cell table:formula="of:=LOG([.B16]; 2)" office:value-type="float" office:value="5.8073549220576" calcext:value-type="float">
            <text:p>5,807</text:p>
          </table:table-cell>
          <table:table-cell table:formula="of:=[.C16]+[.$D$1]" office:value-type="float" office:value="15.8073549220576" calcext:value-type="float">
            <text:p>15,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$B$1]" office:value-type="float" office:value="60" calcext:value-type="float">
            <text:p>60</text:p>
          </table:table-cell>
          <table:table-cell table:formula="of:=LOG([.B17]; 2)" office:value-type="float" office:value="5.90689059560852" calcext:value-type="float">
            <text:p>5,907</text:p>
          </table:table-cell>
          <table:table-cell table:formula="of:=[.C17]+[.$D$1]" office:value-type="float" office:value="15.9068905956085" calcext:value-type="float">
            <text:p>15,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$B$1]" office:value-type="float" office:value="64" calcext:value-type="float">
            <text:p>64</text:p>
          </table:table-cell>
          <table:table-cell table:formula="of:=LOG([.B18]; 2)" office:value-type="float" office:value="6" calcext:value-type="float">
            <text:p>6,000</text:p>
          </table:table-cell>
          <table:table-cell table:formula="of:=[.C18]+[.$D$1]" office:value-type="float" office:value="16" calcext:value-type="float">
            <text:p>16,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$B$1]" office:value-type="float" office:value="68" calcext:value-type="float">
            <text:p>68</text:p>
          </table:table-cell>
          <table:table-cell table:formula="of:=LOG([.B19]; 2)" office:value-type="float" office:value="6.08746284125034" calcext:value-type="float">
            <text:p>6,087</text:p>
          </table:table-cell>
          <table:table-cell table:formula="of:=[.C19]+[.$D$1]" office:value-type="float" office:value="16.0874628412503" calcext:value-type="float">
            <text:p>16,0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$B$1]" office:value-type="float" office:value="72" calcext:value-type="float">
            <text:p>72</text:p>
          </table:table-cell>
          <table:table-cell table:formula="of:=LOG([.B20]; 2)" office:value-type="float" office:value="6.16992500144231" calcext:value-type="float">
            <text:p>6,170</text:p>
          </table:table-cell>
          <table:table-cell table:formula="of:=[.C20]+[.$D$1]" office:value-type="float" office:value="16.1699250014423" calcext:value-type="float">
            <text:p>16,1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$B$1]" office:value-type="float" office:value="76" calcext:value-type="float">
            <text:p>76</text:p>
          </table:table-cell>
          <table:table-cell table:formula="of:=LOG([.B21]; 2)" office:value-type="float" office:value="6.24792751344359" calcext:value-type="float">
            <text:p>6,248</text:p>
          </table:table-cell>
          <table:table-cell table:formula="of:=[.C21]+[.$D$1]" office:value-type="float" office:value="16.2479275134436" calcext:value-type="float">
            <text:p>16,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$B$1]" office:value-type="float" office:value="80" calcext:value-type="float">
            <text:p>80</text:p>
          </table:table-cell>
          <table:table-cell table:formula="of:=LOG([.B22]; 2)" office:value-type="float" office:value="6.32192809488736" calcext:value-type="float">
            <text:p>6,322</text:p>
          </table:table-cell>
          <table:table-cell table:formula="of:=[.C22]+[.$D$1]" office:value-type="float" office:value="16.3219280948874" calcext:value-type="float">
            <text:p>16,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[.$B$1]" office:value-type="float" office:value="84" calcext:value-type="float">
            <text:p>84</text:p>
          </table:table-cell>
          <table:table-cell table:formula="of:=LOG([.B23]; 2)" office:value-type="float" office:value="6.39231742277876" calcext:value-type="float">
            <text:p>6,392</text:p>
          </table:table-cell>
          <table:table-cell table:formula="of:=[.C23]+[.$D$1]" office:value-type="float" office:value="16.3923174227788" calcext:value-type="float">
            <text:p>16,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[.$B$1]" office:value-type="float" office:value="88" calcext:value-type="float">
            <text:p>88</text:p>
          </table:table-cell>
          <table:table-cell table:formula="of:=LOG([.B24]; 2)" office:value-type="float" office:value="6.4594316186373" calcext:value-type="float">
            <text:p>6,459</text:p>
          </table:table-cell>
          <table:table-cell table:formula="of:=[.C24]+[.$D$1]" office:value-type="float" office:value="16.4594316186373" calcext:value-type="float">
            <text:p>16,4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[.$B$1]" office:value-type="float" office:value="92" calcext:value-type="float">
            <text:p>92</text:p>
          </table:table-cell>
          <table:table-cell table:formula="of:=LOG([.B25]; 2)" office:value-type="float" office:value="6.52356195605701" calcext:value-type="float">
            <text:p>6,524</text:p>
          </table:table-cell>
          <table:table-cell table:formula="of:=[.C25]+[.$D$1]" office:value-type="float" office:value="16.523561956057" calcext:value-type="float">
            <text:p>16,5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[.$B$1]" office:value-type="float" office:value="96" calcext:value-type="float">
            <text:p>96</text:p>
          </table:table-cell>
          <table:table-cell table:formula="of:=LOG([.B26]; 2)" office:value-type="float" office:value="6.58496250072116" calcext:value-type="float">
            <text:p>6,585</text:p>
          </table:table-cell>
          <table:table-cell table:formula="of:=[.C26]+[.$D$1]" office:value-type="float" office:value="16.5849625007212" calcext:value-type="float">
            <text:p>16,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[.$B$1]" office:value-type="float" office:value="100" calcext:value-type="float">
            <text:p>100</text:p>
          </table:table-cell>
          <table:table-cell table:formula="of:=LOG([.B27]; 2)" office:value-type="float" office:value="6.64385618977473" calcext:value-type="float">
            <text:p>6,644</text:p>
          </table:table-cell>
          <table:table-cell table:formula="of:=[.C27]+[.$D$1]" office:value-type="float" office:value="16.6438561897747" calcext:value-type="float">
            <text:p>16,6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[.$B$1]" office:value-type="float" office:value="104" calcext:value-type="float">
            <text:p>104</text:p>
          </table:table-cell>
          <table:table-cell table:formula="of:=LOG([.B28]; 2)" office:value-type="float" office:value="6.70043971814109" calcext:value-type="float">
            <text:p>6,700</text:p>
          </table:table-cell>
          <table:table-cell table:formula="of:=[.C28]+[.$D$1]" office:value-type="float" office:value="16.7004397181411" calcext:value-type="float">
            <text:p>16,7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[.$B$1]" office:value-type="float" office:value="108" calcext:value-type="float">
            <text:p>108</text:p>
          </table:table-cell>
          <table:table-cell table:formula="of:=LOG([.B29]; 2)" office:value-type="float" office:value="6.75488750216347" calcext:value-type="float">
            <text:p>6,755</text:p>
          </table:table-cell>
          <table:table-cell table:formula="of:=[.C29]+[.$D$1]" office:value-type="float" office:value="16.7548875021635" calcext:value-type="float">
            <text:p>16,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[.$B$1]" office:value-type="float" office:value="112" calcext:value-type="float">
            <text:p>112</text:p>
          </table:table-cell>
          <table:table-cell table:formula="of:=LOG([.B30]; 2)" office:value-type="float" office:value="6.8073549220576" calcext:value-type="float">
            <text:p>6,807</text:p>
          </table:table-cell>
          <table:table-cell table:formula="of:=[.C30]+[.$D$1]" office:value-type="float" office:value="16.8073549220576" calcext:value-type="float">
            <text:p>16,8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[.$B$1]" office:value-type="float" office:value="116" calcext:value-type="float">
            <text:p>116</text:p>
          </table:table-cell>
          <table:table-cell table:formula="of:=LOG([.B31]; 2)" office:value-type="float" office:value="6.85798099512757" calcext:value-type="float">
            <text:p>6,858</text:p>
          </table:table-cell>
          <table:table-cell table:formula="of:=[.C31]+[.$D$1]" office:value-type="float" office:value="16.8579809951276" calcext:value-type="float">
            <text:p>16,8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[.$B$1]" office:value-type="float" office:value="120" calcext:value-type="float">
            <text:p>120</text:p>
          </table:table-cell>
          <table:table-cell table:formula="of:=LOG([.B32]; 2)" office:value-type="float" office:value="6.90689059560852" calcext:value-type="float">
            <text:p>6,907</text:p>
          </table:table-cell>
          <table:table-cell table:formula="of:=[.C32]+[.$D$1]" office:value-type="float" office:value="16.9068905956085" calcext:value-type="float">
            <text:p>16,9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[.$B$1]" office:value-type="float" office:value="124" calcext:value-type="float">
            <text:p>124</text:p>
          </table:table-cell>
          <table:table-cell table:formula="of:=LOG([.B33]; 2)" office:value-type="float" office:value="6.95419631038688" calcext:value-type="float">
            <text:p>6,954</text:p>
          </table:table-cell>
          <table:table-cell table:formula="of:=[.C33]+[.$D$1]" office:value-type="float" office:value="16.9541963103869" calcext:value-type="float">
            <text:p>16,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[.$B$1]" office:value-type="float" office:value="128" calcext:value-type="float">
            <text:p>128</text:p>
          </table:table-cell>
          <table:table-cell table:formula="of:=LOG([.B34]; 2)" office:value-type="float" office:value="7" calcext:value-type="float">
            <text:p>7,000</text:p>
          </table:table-cell>
          <table:table-cell table:formula="of:=[.C34]+[.$D$1]" office:value-type="float" office:value="17" calcext:value-type="float">
            <text:p>17,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[.$B$1]" office:value-type="float" office:value="132" calcext:value-type="float">
            <text:p>132</text:p>
          </table:table-cell>
          <table:table-cell table:formula="of:=LOG([.B35]; 2)" office:value-type="float" office:value="7.04439411935845" calcext:value-type="float">
            <text:p>7,044</text:p>
          </table:table-cell>
          <table:table-cell table:formula="of:=[.C35]+[.$D$1]" office:value-type="float" office:value="17.0443941193585" calcext:value-type="float">
            <text:p>17,0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[.$B$1]" office:value-type="float" office:value="136" calcext:value-type="float">
            <text:p>136</text:p>
          </table:table-cell>
          <table:table-cell table:formula="of:=LOG([.B36]; 2)" office:value-type="float" office:value="7.08746284125034" calcext:value-type="float">
            <text:p>7,087</text:p>
          </table:table-cell>
          <table:table-cell table:formula="of:=[.C36]+[.$D$1]" office:value-type="float" office:value="17.0874628412503" calcext:value-type="float">
            <text:p>17,0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[.$B$1]" office:value-type="float" office:value="140" calcext:value-type="float">
            <text:p>140</text:p>
          </table:table-cell>
          <table:table-cell table:formula="of:=LOG([.B37]; 2)" office:value-type="float" office:value="7.12928301694497" calcext:value-type="float">
            <text:p>7,129</text:p>
          </table:table-cell>
          <table:table-cell table:formula="of:=[.C37]+[.$D$1]" office:value-type="float" office:value="17.129283016945" calcext:value-type="float">
            <text:p>17,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[.$B$1]" office:value-type="float" office:value="144" calcext:value-type="float">
            <text:p>144</text:p>
          </table:table-cell>
          <table:table-cell table:formula="of:=LOG([.B38]; 2)" office:value-type="float" office:value="7.16992500144231" calcext:value-type="float">
            <text:p>7,170</text:p>
          </table:table-cell>
          <table:table-cell table:formula="of:=[.C38]+[.$D$1]" office:value-type="float" office:value="17.1699250014423" calcext:value-type="float">
            <text:p>17,1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[.$B$1]" office:value-type="float" office:value="148" calcext:value-type="float">
            <text:p>148</text:p>
          </table:table-cell>
          <table:table-cell table:formula="of:=LOG([.B39]; 2)" office:value-type="float" office:value="7.20945336562895" calcext:value-type="float">
            <text:p>7,209</text:p>
          </table:table-cell>
          <table:table-cell table:formula="of:=[.C39]+[.$D$1]" office:value-type="float" office:value="17.2094533656289" calcext:value-type="float">
            <text:p>17,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[.$B$1]" office:value-type="float" office:value="152" calcext:value-type="float">
            <text:p>152</text:p>
          </table:table-cell>
          <table:table-cell table:formula="of:=LOG([.B40]; 2)" office:value-type="float" office:value="7.24792751344359" calcext:value-type="float">
            <text:p>7,248</text:p>
          </table:table-cell>
          <table:table-cell table:formula="of:=[.C40]+[.$D$1]" office:value-type="float" office:value="17.2479275134436" calcext:value-type="float">
            <text:p>17,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[.$B$1]" office:value-type="float" office:value="156" calcext:value-type="float">
            <text:p>156</text:p>
          </table:table-cell>
          <table:table-cell table:formula="of:=LOG([.B41]; 2)" office:value-type="float" office:value="7.28540221886225" calcext:value-type="float">
            <text:p>7,285</text:p>
          </table:table-cell>
          <table:table-cell table:formula="of:=[.C41]+[.$D$1]" office:value-type="float" office:value="17.2854022188623" calcext:value-type="float">
            <text:p>17,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[.$B$1]" office:value-type="float" office:value="160" calcext:value-type="float">
            <text:p>160</text:p>
          </table:table-cell>
          <table:table-cell table:formula="of:=LOG([.B42]; 2)" office:value-type="float" office:value="7.32192809488736" calcext:value-type="float">
            <text:p>7,322</text:p>
          </table:table-cell>
          <table:table-cell table:formula="of:=[.C42]+[.$D$1]" office:value-type="float" office:value="17.3219280948874" calcext:value-type="float">
            <text:p>17,3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[.$B$1]" office:value-type="float" office:value="164" calcext:value-type="float">
            <text:p>164</text:p>
          </table:table-cell>
          <table:table-cell table:formula="of:=LOG([.B43]; 2)" office:value-type="float" office:value="7.35755200461809" calcext:value-type="float">
            <text:p>7,358</text:p>
          </table:table-cell>
          <table:table-cell table:formula="of:=[.C43]+[.$D$1]" office:value-type="float" office:value="17.3575520046181" calcext:value-type="float">
            <text:p>17,3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[.$B$1]" office:value-type="float" office:value="168" calcext:value-type="float">
            <text:p>168</text:p>
          </table:table-cell>
          <table:table-cell table:formula="of:=LOG([.B44]; 2)" office:value-type="float" office:value="7.39231742277876" calcext:value-type="float">
            <text:p>7,392</text:p>
          </table:table-cell>
          <table:table-cell table:formula="of:=[.C44]+[.$D$1]" office:value-type="float" office:value="17.3923174227788" calcext:value-type="float">
            <text:p>17,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[.$B$1]" office:value-type="float" office:value="172" calcext:value-type="float">
            <text:p>172</text:p>
          </table:table-cell>
          <table:table-cell table:formula="of:=LOG([.B45]; 2)" office:value-type="float" office:value="7.4262647547021" calcext:value-type="float">
            <text:p>7,426</text:p>
          </table:table-cell>
          <table:table-cell table:formula="of:=[.C45]+[.$D$1]" office:value-type="float" office:value="17.4262647547021" calcext:value-type="float">
            <text:p>17,4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[.$B$1]" office:value-type="float" office:value="176" calcext:value-type="float">
            <text:p>176</text:p>
          </table:table-cell>
          <table:table-cell table:formula="of:=LOG([.B46]; 2)" office:value-type="float" office:value="7.4594316186373" calcext:value-type="float">
            <text:p>7,459</text:p>
          </table:table-cell>
          <table:table-cell table:formula="of:=[.C46]+[.$D$1]" office:value-type="float" office:value="17.4594316186373" calcext:value-type="float">
            <text:p>17,4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[.$B$1]" office:value-type="float" office:value="180" calcext:value-type="float">
            <text:p>180</text:p>
          </table:table-cell>
          <table:table-cell table:formula="of:=LOG([.B47]; 2)" office:value-type="float" office:value="7.49185309632968" calcext:value-type="float">
            <text:p>7,492</text:p>
          </table:table-cell>
          <table:table-cell table:formula="of:=[.C47]+[.$D$1]" office:value-type="float" office:value="17.4918530963297" calcext:value-type="float">
            <text:p>17,4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[.$B$1]" office:value-type="float" office:value="184" calcext:value-type="float">
            <text:p>184</text:p>
          </table:table-cell>
          <table:table-cell table:formula="of:=LOG([.B48]; 2)" office:value-type="float" office:value="7.52356195605701" calcext:value-type="float">
            <text:p>7,524</text:p>
          </table:table-cell>
          <table:table-cell table:formula="of:=[.C48]+[.$D$1]" office:value-type="float" office:value="17.523561956057" calcext:value-type="float">
            <text:p>17,5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[.$B$1]" office:value-type="float" office:value="188" calcext:value-type="float">
            <text:p>188</text:p>
          </table:table-cell>
          <table:table-cell table:formula="of:=LOG([.B49]; 2)" office:value-type="float" office:value="7.55458885167764" calcext:value-type="float">
            <text:p>7,555</text:p>
          </table:table-cell>
          <table:table-cell table:formula="of:=[.C49]+[.$D$1]" office:value-type="float" office:value="17.5545888516776" calcext:value-type="float">
            <text:p>17,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[.$B$1]" office:value-type="float" office:value="192" calcext:value-type="float">
            <text:p>192</text:p>
          </table:table-cell>
          <table:table-cell table:formula="of:=LOG([.B50]; 2)" office:value-type="float" office:value="7.58496250072116" calcext:value-type="float">
            <text:p>7,585</text:p>
          </table:table-cell>
          <table:table-cell table:formula="of:=[.C50]+[.$D$1]" office:value-type="float" office:value="17.5849625007212" calcext:value-type="float">
            <text:p>17,5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[.$B$1]" office:value-type="float" office:value="196" calcext:value-type="float">
            <text:p>196</text:p>
          </table:table-cell>
          <table:table-cell table:formula="of:=LOG([.B51]; 2)" office:value-type="float" office:value="7.61470984411521" calcext:value-type="float">
            <text:p>7,615</text:p>
          </table:table-cell>
          <table:table-cell table:formula="of:=[.C51]+[.$D$1]" office:value-type="float" office:value="17.6147098441152" calcext:value-type="float">
            <text:p>17,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[.$B$1]" office:value-type="float" office:value="200" calcext:value-type="float">
            <text:p>200</text:p>
          </table:table-cell>
          <table:table-cell table:formula="of:=LOG([.B52]; 2)" office:value-type="float" office:value="7.64385618977472" calcext:value-type="float">
            <text:p>7,644</text:p>
          </table:table-cell>
          <table:table-cell table:formula="of:=[.C52]+[.$D$1]" office:value-type="float" office:value="17.6438561897747" calcext:value-type="float">
            <text:p>17,6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[.$B$1]" office:value-type="float" office:value="204" calcext:value-type="float">
            <text:p>204</text:p>
          </table:table-cell>
          <table:table-cell table:formula="of:=LOG([.B53]; 2)" office:value-type="float" office:value="7.6724253419715" calcext:value-type="float">
            <text:p>7,672</text:p>
          </table:table-cell>
          <table:table-cell table:formula="of:=[.C53]+[.$D$1]" office:value-type="float" office:value="17.6724253419715" calcext:value-type="float">
            <text:p>17,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[.$B$1]" office:value-type="float" office:value="208" calcext:value-type="float">
            <text:p>208</text:p>
          </table:table-cell>
          <table:table-cell table:formula="of:=LOG([.B54]; 2)" office:value-type="float" office:value="7.70043971814109" calcext:value-type="float">
            <text:p>7,700</text:p>
          </table:table-cell>
          <table:table-cell table:formula="of:=[.C54]+[.$D$1]" office:value-type="float" office:value="17.7004397181411" calcext:value-type="float">
            <text:p>17,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[.$B$1]" office:value-type="float" office:value="212" calcext:value-type="float">
            <text:p>212</text:p>
          </table:table-cell>
          <table:table-cell table:formula="of:=LOG([.B55]; 2)" office:value-type="float" office:value="7.7279204545632" calcext:value-type="float">
            <text:p>7,728</text:p>
          </table:table-cell>
          <table:table-cell table:formula="of:=[.C55]+[.$D$1]" office:value-type="float" office:value="17.7279204545632" calcext:value-type="float">
            <text:p>17,7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[.$B$1]" office:value-type="float" office:value="216" calcext:value-type="float">
            <text:p>216</text:p>
          </table:table-cell>
          <table:table-cell table:formula="of:=LOG([.B56]; 2)" office:value-type="float" office:value="7.75488750216347" calcext:value-type="float">
            <text:p>7,755</text:p>
          </table:table-cell>
          <table:table-cell table:formula="of:=[.C56]+[.$D$1]" office:value-type="float" office:value="17.7548875021635" calcext:value-type="float">
            <text:p>17,7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[.$B$1]" office:value-type="float" office:value="220" calcext:value-type="float">
            <text:p>220</text:p>
          </table:table-cell>
          <table:table-cell table:formula="of:=LOG([.B57]; 2)" office:value-type="float" office:value="7.78135971352466" calcext:value-type="float">
            <text:p>7,781</text:p>
          </table:table-cell>
          <table:table-cell table:formula="of:=[.C57]+[.$D$1]" office:value-type="float" office:value="17.7813597135247" calcext:value-type="float">
            <text:p>17,7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[.$B$1]" office:value-type="float" office:value="224" calcext:value-type="float">
            <text:p>224</text:p>
          </table:table-cell>
          <table:table-cell table:formula="of:=LOG([.B58]; 2)" office:value-type="float" office:value="7.8073549220576" calcext:value-type="float">
            <text:p>7,807</text:p>
          </table:table-cell>
          <table:table-cell table:formula="of:=[.C58]+[.$D$1]" office:value-type="float" office:value="17.8073549220576" calcext:value-type="float">
            <text:p>17,8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[.$B$1]" office:value-type="float" office:value="228" calcext:value-type="float">
            <text:p>228</text:p>
          </table:table-cell>
          <table:table-cell table:formula="of:=LOG([.B59]; 2)" office:value-type="float" office:value="7.83289001416474" calcext:value-type="float">
            <text:p>7,833</text:p>
          </table:table-cell>
          <table:table-cell table:formula="of:=[.C59]+[.$D$1]" office:value-type="float" office:value="17.8328900141647" calcext:value-type="float">
            <text:p>17,8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[.$B$1]" office:value-type="float" office:value="232" calcext:value-type="float">
            <text:p>232</text:p>
          </table:table-cell>
          <table:table-cell table:formula="of:=LOG([.B60]; 2)" office:value-type="float" office:value="7.85798099512757" calcext:value-type="float">
            <text:p>7,858</text:p>
          </table:table-cell>
          <table:table-cell table:formula="of:=[.C60]+[.$D$1]" office:value-type="float" office:value="17.8579809951276" calcext:value-type="float">
            <text:p>17,8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[.$B$1]" office:value-type="float" office:value="236" calcext:value-type="float">
            <text:p>236</text:p>
          </table:table-cell>
          <table:table-cell table:formula="of:=LOG([.B61]; 2)" office:value-type="float" office:value="7.88264304936184" calcext:value-type="float">
            <text:p>7,883</text:p>
          </table:table-cell>
          <table:table-cell table:formula="of:=[.C61]+[.$D$1]" office:value-type="float" office:value="17.8826430493618" calcext:value-type="float">
            <text:p>17,8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[.$B$1]" office:value-type="float" office:value="240" calcext:value-type="float">
            <text:p>240</text:p>
          </table:table-cell>
          <table:table-cell table:formula="of:=LOG([.B62]; 2)" office:value-type="float" office:value="7.90689059560852" calcext:value-type="float">
            <text:p>7,907</text:p>
          </table:table-cell>
          <table:table-cell table:formula="of:=[.C62]+[.$D$1]" office:value-type="float" office:value="17.9068905956085" calcext:value-type="float">
            <text:p>17,9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[.$B$1]" office:value-type="float" office:value="244" calcext:value-type="float">
            <text:p>244</text:p>
          </table:table-cell>
          <table:table-cell table:formula="of:=LOG([.B63]; 2)" office:value-type="float" office:value="7.93073733756289" calcext:value-type="float">
            <text:p>7,931</text:p>
          </table:table-cell>
          <table:table-cell table:formula="of:=[.C63]+[.$D$1]" office:value-type="float" office:value="17.9307373375629" calcext:value-type="float">
            <text:p>17,9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[.$B$1]" office:value-type="float" office:value="248" calcext:value-type="float">
            <text:p>248</text:p>
          </table:table-cell>
          <table:table-cell table:formula="of:=LOG([.B64]; 2)" office:value-type="float" office:value="7.95419631038688" calcext:value-type="float">
            <text:p>7,954</text:p>
          </table:table-cell>
          <table:table-cell table:formula="of:=[.C64]+[.$D$1]" office:value-type="float" office:value="17.9541963103869" calcext:value-type="float">
            <text:p>17,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[.$B$1]" office:value-type="float" office:value="252" calcext:value-type="float">
            <text:p>252</text:p>
          </table:table-cell>
          <table:table-cell table:formula="of:=LOG([.B65]; 2)" office:value-type="float" office:value="7.97727992349992" calcext:value-type="float">
            <text:p>7,977</text:p>
          </table:table-cell>
          <table:table-cell table:formula="of:=[.C65]+[.$D$1]" office:value-type="float" office:value="17.9772799234999" calcext:value-type="float">
            <text:p>17,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[.$B$1]" office:value-type="float" office:value="256" calcext:value-type="float">
            <text:p>256</text:p>
          </table:table-cell>
          <table:table-cell table:formula="of:=LOG([.B66]; 2)" office:value-type="float" office:value="8" calcext:value-type="float">
            <text:p>8,000</text:p>
          </table:table-cell>
          <table:table-cell table:formula="of:=[.C66]+[.$D$1]" office:value-type="float" office:value="18" calcext:value-type="float">
            <text:p>18,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[.$B$1]" office:value-type="float" office:value="260" calcext:value-type="float">
            <text:p>260</text:p>
          </table:table-cell>
          <table:table-cell table:formula="of:=LOG([.B67]; 2)" office:value-type="float" office:value="8.02236781302845" calcext:value-type="float">
            <text:p>8,022</text:p>
          </table:table-cell>
          <table:table-cell table:formula="of:=[.C67]+[.$D$1]" office:value-type="float" office:value="18.0223678130285" calcext:value-type="float">
            <text:p>18,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[.$B$1]" office:value-type="float" office:value="264" calcext:value-type="float">
            <text:p>264</text:p>
          </table:table-cell>
          <table:table-cell table:formula="of:=LOG([.B68]; 2)" office:value-type="float" office:value="8.04439411935845" calcext:value-type="float">
            <text:p>8,044</text:p>
          </table:table-cell>
          <table:table-cell table:formula="of:=[.C68]+[.$D$1]" office:value-type="float" office:value="18.0443941193585" calcext:value-type="float">
            <text:p>18,0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[.$B$1]" office:value-type="float" office:value="268" calcext:value-type="float">
            <text:p>268</text:p>
          </table:table-cell>
          <table:table-cell table:formula="of:=LOG([.B69]; 2)" office:value-type="float" office:value="8.06608919045777" calcext:value-type="float">
            <text:p>8,066</text:p>
          </table:table-cell>
          <table:table-cell table:formula="of:=[.C69]+[.$D$1]" office:value-type="float" office:value="18.0660891904578" calcext:value-type="float">
            <text:p>18,0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[.$B$1]" office:value-type="float" office:value="272" calcext:value-type="float">
            <text:p>272</text:p>
          </table:table-cell>
          <table:table-cell table:formula="of:=LOG([.B70]; 2)" office:value-type="float" office:value="8.08746284125034" calcext:value-type="float">
            <text:p>8,087</text:p>
          </table:table-cell>
          <table:table-cell table:formula="of:=[.C70]+[.$D$1]" office:value-type="float" office:value="18.0874628412503" calcext:value-type="float">
            <text:p>18,0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[.$B$1]" office:value-type="float" office:value="276" calcext:value-type="float">
            <text:p>276</text:p>
          </table:table-cell>
          <table:table-cell table:formula="of:=LOG([.B71]; 2)" office:value-type="float" office:value="8.10852445677817" calcext:value-type="float">
            <text:p>8,109</text:p>
          </table:table-cell>
          <table:table-cell table:formula="of:=[.C71]+[.$D$1]" office:value-type="float" office:value="18.1085244567782" calcext:value-type="float">
            <text:p>18,1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[.$B$1]" office:value-type="float" office:value="280" calcext:value-type="float">
            <text:p>280</text:p>
          </table:table-cell>
          <table:table-cell table:formula="of:=LOG([.B72]; 2)" office:value-type="float" office:value="8.12928301694497" calcext:value-type="float">
            <text:p>8,129</text:p>
          </table:table-cell>
          <table:table-cell table:formula="of:=[.C72]+[.$D$1]" office:value-type="float" office:value="18.129283016945" calcext:value-type="float">
            <text:p>18,1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[.$B$1]" office:value-type="float" office:value="284" calcext:value-type="float">
            <text:p>284</text:p>
          </table:table-cell>
          <table:table-cell table:formula="of:=LOG([.B73]; 2)" office:value-type="float" office:value="8.14974711950468" calcext:value-type="float">
            <text:p>8,150</text:p>
          </table:table-cell>
          <table:table-cell table:formula="of:=[.C73]+[.$D$1]" office:value-type="float" office:value="18.1497471195047" calcext:value-type="float">
            <text:p>18,1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[.$B$1]" office:value-type="float" office:value="288" calcext:value-type="float">
            <text:p>288</text:p>
          </table:table-cell>
          <table:table-cell table:formula="of:=LOG([.B74]; 2)" office:value-type="float" office:value="8.16992500144231" calcext:value-type="float">
            <text:p>8,170</text:p>
          </table:table-cell>
          <table:table-cell table:formula="of:=[.C74]+[.$D$1]" office:value-type="float" office:value="18.1699250014423" calcext:value-type="float">
            <text:p>18,1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[.$B$1]" office:value-type="float" office:value="292" calcext:value-type="float">
            <text:p>292</text:p>
          </table:table-cell>
          <table:table-cell table:formula="of:=LOG([.B75]; 2)" office:value-type="float" office:value="8.18982455888002" calcext:value-type="float">
            <text:p>8,190</text:p>
          </table:table-cell>
          <table:table-cell table:formula="of:=[.C75]+[.$D$1]" office:value-type="float" office:value="18.18982455888" calcext:value-type="float">
            <text:p>18,1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[.$B$1]" office:value-type="float" office:value="296" calcext:value-type="float">
            <text:p>296</text:p>
          </table:table-cell>
          <table:table-cell table:formula="of:=LOG([.B76]; 2)" office:value-type="float" office:value="8.20945336562895" calcext:value-type="float">
            <text:p>8,209</text:p>
          </table:table-cell>
          <table:table-cell table:formula="of:=[.C76]+[.$D$1]" office:value-type="float" office:value="18.209453365629" calcext:value-type="float">
            <text:p>18,2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[.$B$1]" office:value-type="float" office:value="300" calcext:value-type="float">
            <text:p>300</text:p>
          </table:table-cell>
          <table:table-cell table:formula="of:=LOG([.B77]; 2)" office:value-type="float" office:value="8.22881869049588" calcext:value-type="float">
            <text:p>8,229</text:p>
          </table:table-cell>
          <table:table-cell table:formula="of:=[.C77]+[.$D$1]" office:value-type="float" office:value="18.2288186904959" calcext:value-type="float">
            <text:p>18,2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[.$B$1]" office:value-type="float" office:value="304" calcext:value-type="float">
            <text:p>304</text:p>
          </table:table-cell>
          <table:table-cell table:formula="of:=LOG([.B78]; 2)" office:value-type="float" office:value="8.24792751344359" calcext:value-type="float">
            <text:p>8,248</text:p>
          </table:table-cell>
          <table:table-cell table:formula="of:=[.C78]+[.$D$1]" office:value-type="float" office:value="18.2479275134436" calcext:value-type="float">
            <text:p>18,2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[.$B$1]" office:value-type="float" office:value="308" calcext:value-type="float">
            <text:p>308</text:p>
          </table:table-cell>
          <table:table-cell table:formula="of:=LOG([.B79]; 2)" office:value-type="float" office:value="8.2667865406949" calcext:value-type="float">
            <text:p>8,267</text:p>
          </table:table-cell>
          <table:table-cell table:formula="of:=[.C79]+[.$D$1]" office:value-type="float" office:value="18.2667865406949" calcext:value-type="float">
            <text:p>18,2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[.$B$1]" office:value-type="float" office:value="312" calcext:value-type="float">
            <text:p>312</text:p>
          </table:table-cell>
          <table:table-cell table:formula="of:=LOG([.B80]; 2)" office:value-type="float" office:value="8.28540221886225" calcext:value-type="float">
            <text:p>8,285</text:p>
          </table:table-cell>
          <table:table-cell table:formula="of:=[.C80]+[.$D$1]" office:value-type="float" office:value="18.2854022188622" calcext:value-type="float">
            <text:p>18,2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[.$B$1]" office:value-type="float" office:value="316" calcext:value-type="float">
            <text:p>316</text:p>
          </table:table-cell>
          <table:table-cell table:formula="of:=LOG([.B81]; 2)" office:value-type="float" office:value="8.3037807481771" calcext:value-type="float">
            <text:p>8,304</text:p>
          </table:table-cell>
          <table:table-cell table:formula="of:=[.C81]+[.$D$1]" office:value-type="float" office:value="18.3037807481771" calcext:value-type="float">
            <text:p>18,3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[.$B$1]" office:value-type="float" office:value="320" calcext:value-type="float">
            <text:p>320</text:p>
          </table:table-cell>
          <table:table-cell table:formula="of:=LOG([.B82]; 2)" office:value-type="float" office:value="8.32192809488736" calcext:value-type="float">
            <text:p>8,322</text:p>
          </table:table-cell>
          <table:table-cell table:formula="of:=[.C82]+[.$D$1]" office:value-type="float" office:value="18.3219280948874" calcext:value-type="float">
            <text:p>18,3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[.$B$1]" office:value-type="float" office:value="324" calcext:value-type="float">
            <text:p>324</text:p>
          </table:table-cell>
          <table:table-cell table:formula="of:=LOG([.B83]; 2)" office:value-type="float" office:value="8.33985000288462" calcext:value-type="float">
            <text:p>8,340</text:p>
          </table:table-cell>
          <table:table-cell table:formula="of:=[.C83]+[.$D$1]" office:value-type="float" office:value="18.3398500028846" calcext:value-type="float">
            <text:p>18,3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[.$B$1]" office:value-type="float" office:value="328" calcext:value-type="float">
            <text:p>328</text:p>
          </table:table-cell>
          <table:table-cell table:formula="of:=LOG([.B84]; 2)" office:value-type="float" office:value="8.35755200461808" calcext:value-type="float">
            <text:p>8,358</text:p>
          </table:table-cell>
          <table:table-cell table:formula="of:=[.C84]+[.$D$1]" office:value-type="float" office:value="18.3575520046181" calcext:value-type="float">
            <text:p>18,3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[.$B$1]" office:value-type="float" office:value="332" calcext:value-type="float">
            <text:p>332</text:p>
          </table:table-cell>
          <table:table-cell table:formula="of:=LOG([.B85]; 2)" office:value-type="float" office:value="8.37503943134692" calcext:value-type="float">
            <text:p>8,375</text:p>
          </table:table-cell>
          <table:table-cell table:formula="of:=[.C85]+[.$D$1]" office:value-type="float" office:value="18.3750394313469" calcext:value-type="float">
            <text:p>18,3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[.$B$1]" office:value-type="float" office:value="336" calcext:value-type="float">
            <text:p>336</text:p>
          </table:table-cell>
          <table:table-cell table:formula="of:=LOG([.B86]; 2)" office:value-type="float" office:value="8.39231742277876" calcext:value-type="float">
            <text:p>8,392</text:p>
          </table:table-cell>
          <table:table-cell table:formula="of:=[.C86]+[.$D$1]" office:value-type="float" office:value="18.3923174227788" calcext:value-type="float">
            <text:p>18,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[.$B$1]" office:value-type="float" office:value="340" calcext:value-type="float">
            <text:p>340</text:p>
          </table:table-cell>
          <table:table-cell table:formula="of:=LOG([.B87]; 2)" office:value-type="float" office:value="8.4093909361377" calcext:value-type="float">
            <text:p>8,409</text:p>
          </table:table-cell>
          <table:table-cell table:formula="of:=[.C87]+[.$D$1]" office:value-type="float" office:value="18.4093909361377" calcext:value-type="float">
            <text:p>18,4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[.$B$1]" office:value-type="float" office:value="344" calcext:value-type="float">
            <text:p>344</text:p>
          </table:table-cell>
          <table:table-cell table:formula="of:=LOG([.B88]; 2)" office:value-type="float" office:value="8.4262647547021" calcext:value-type="float">
            <text:p>8,426</text:p>
          </table:table-cell>
          <table:table-cell table:formula="of:=[.C88]+[.$D$1]" office:value-type="float" office:value="18.4262647547021" calcext:value-type="float">
            <text:p>18,4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[.$B$1]" office:value-type="float" office:value="348" calcext:value-type="float">
            <text:p>348</text:p>
          </table:table-cell>
          <table:table-cell table:formula="of:=LOG([.B89]; 2)" office:value-type="float" office:value="8.44294349584873" calcext:value-type="float">
            <text:p>8,443</text:p>
          </table:table-cell>
          <table:table-cell table:formula="of:=[.C89]+[.$D$1]" office:value-type="float" office:value="18.4429434958487" calcext:value-type="float">
            <text:p>18,4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[.$B$1]" office:value-type="float" office:value="352" calcext:value-type="float">
            <text:p>352</text:p>
          </table:table-cell>
          <table:table-cell table:formula="of:=LOG([.B90]; 2)" office:value-type="float" office:value="8.4594316186373" calcext:value-type="float">
            <text:p>8,459</text:p>
          </table:table-cell>
          <table:table-cell table:formula="of:=[.C90]+[.$D$1]" office:value-type="float" office:value="18.4594316186373" calcext:value-type="float">
            <text:p>18,4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[.$B$1]" office:value-type="float" office:value="356" calcext:value-type="float">
            <text:p>356</text:p>
          </table:table-cell>
          <table:table-cell table:formula="of:=LOG([.B91]; 2)" office:value-type="float" office:value="8.4757334309664" calcext:value-type="float">
            <text:p>8,476</text:p>
          </table:table-cell>
          <table:table-cell table:formula="of:=[.C91]+[.$D$1]" office:value-type="float" office:value="18.4757334309664" calcext:value-type="float">
            <text:p>18,4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[.$B$1]" office:value-type="float" office:value="360" calcext:value-type="float">
            <text:p>360</text:p>
          </table:table-cell>
          <table:table-cell table:formula="of:=LOG([.B92]; 2)" office:value-type="float" office:value="8.49185309632968" calcext:value-type="float">
            <text:p>8,492</text:p>
          </table:table-cell>
          <table:table-cell table:formula="of:=[.C92]+[.$D$1]" office:value-type="float" office:value="18.4918530963297" calcext:value-type="float">
            <text:p>18,4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[.$B$1]" office:value-type="float" office:value="364" calcext:value-type="float">
            <text:p>364</text:p>
          </table:table-cell>
          <table:table-cell table:formula="of:=LOG([.B93]; 2)" office:value-type="float" office:value="8.5077946401987" calcext:value-type="float">
            <text:p>8,508</text:p>
          </table:table-cell>
          <table:table-cell table:formula="of:=[.C93]+[.$D$1]" office:value-type="float" office:value="18.5077946401987" calcext:value-type="float">
            <text:p>18,5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[.$B$1]" office:value-type="float" office:value="368" calcext:value-type="float">
            <text:p>368</text:p>
          </table:table-cell>
          <table:table-cell table:formula="of:=LOG([.B94]; 2)" office:value-type="float" office:value="8.52356195605701" calcext:value-type="float">
            <text:p>8,524</text:p>
          </table:table-cell>
          <table:table-cell table:formula="of:=[.C94]+[.$D$1]" office:value-type="float" office:value="18.523561956057" calcext:value-type="float">
            <text:p>18,5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[.$B$1]" office:value-type="float" office:value="372" calcext:value-type="float">
            <text:p>372</text:p>
          </table:table-cell>
          <table:table-cell table:formula="of:=LOG([.B95]; 2)" office:value-type="float" office:value="8.53915881110803" calcext:value-type="float">
            <text:p>8,539</text:p>
          </table:table-cell>
          <table:table-cell table:formula="of:=[.C95]+[.$D$1]" office:value-type="float" office:value="18.539158811108" calcext:value-type="float">
            <text:p>18,5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[.$B$1]" office:value-type="float" office:value="376" calcext:value-type="float">
            <text:p>376</text:p>
          </table:table-cell>
          <table:table-cell table:formula="of:=LOG([.B96]; 2)" office:value-type="float" office:value="8.55458885167764" calcext:value-type="float">
            <text:p>8,555</text:p>
          </table:table-cell>
          <table:table-cell table:formula="of:=[.C96]+[.$D$1]" office:value-type="float" office:value="18.5545888516776" calcext:value-type="float">
            <text:p>18,5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[.$B$1]" office:value-type="float" office:value="380" calcext:value-type="float">
            <text:p>380</text:p>
          </table:table-cell>
          <table:table-cell table:formula="of:=LOG([.B97]; 2)" office:value-type="float" office:value="8.56985560833095" calcext:value-type="float">
            <text:p>8,570</text:p>
          </table:table-cell>
          <table:table-cell table:formula="of:=[.C97]+[.$D$1]" office:value-type="float" office:value="18.5698556083309" calcext:value-type="float">
            <text:p>18,5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[.$B$1]" office:value-type="float" office:value="384" calcext:value-type="float">
            <text:p>384</text:p>
          </table:table-cell>
          <table:table-cell table:formula="of:=LOG([.B98]; 2)" office:value-type="float" office:value="8.58496250072116" calcext:value-type="float">
            <text:p>8,585</text:p>
          </table:table-cell>
          <table:table-cell table:formula="of:=[.C98]+[.$D$1]" office:value-type="float" office:value="18.5849625007212" calcext:value-type="float">
            <text:p>18,5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[.$B$1]" office:value-type="float" office:value="388" calcext:value-type="float">
            <text:p>388</text:p>
          </table:table-cell>
          <table:table-cell table:formula="of:=LOG([.B99]; 2)" office:value-type="float" office:value="8.59991284218713" calcext:value-type="float">
            <text:p>8,600</text:p>
          </table:table-cell>
          <table:table-cell table:formula="of:=[.C99]+[.$D$1]" office:value-type="float" office:value="18.5999128421871" calcext:value-type="float">
            <text:p>18,6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[.$B$1]" office:value-type="float" office:value="392" calcext:value-type="float">
            <text:p>392</text:p>
          </table:table-cell>
          <table:table-cell table:formula="of:=LOG([.B100]; 2)" office:value-type="float" office:value="8.61470984411521" calcext:value-type="float">
            <text:p>8,615</text:p>
          </table:table-cell>
          <table:table-cell table:formula="of:=[.C100]+[.$D$1]" office:value-type="float" office:value="18.6147098441152" calcext:value-type="float">
            <text:p>18,6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[.$B$1]" office:value-type="float" office:value="396" calcext:value-type="float">
            <text:p>396</text:p>
          </table:table-cell>
          <table:table-cell table:formula="of:=LOG([.B101]; 2)" office:value-type="float" office:value="8.62935662007961" calcext:value-type="float">
            <text:p>8,629</text:p>
          </table:table-cell>
          <table:table-cell table:formula="of:=[.C101]+[.$D$1]" office:value-type="float" office:value="18.6293566200796" calcext:value-type="float">
            <text:p>18,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[.$B$1]" office:value-type="float" office:value="400" calcext:value-type="float">
            <text:p>400</text:p>
          </table:table-cell>
          <table:table-cell table:formula="of:=LOG([.B102]; 2)" office:value-type="float" office:value="8.64385618977473" calcext:value-type="float">
            <text:p>8,644</text:p>
          </table:table-cell>
          <table:table-cell table:formula="of:=[.C102]+[.$D$1]" office:value-type="float" office:value="18.6438561897747" calcext:value-type="float">
            <text:p>18,6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[.$B$1]" office:value-type="float" office:value="404" calcext:value-type="float">
            <text:p>404</text:p>
          </table:table-cell>
          <table:table-cell table:formula="of:=LOG([.B103]; 2)" office:value-type="float" office:value="8.6582114827518" calcext:value-type="float">
            <text:p>8,658</text:p>
          </table:table-cell>
          <table:table-cell table:formula="of:=[.C103]+[.$D$1]" office:value-type="float" office:value="18.6582114827518" calcext:value-type="float">
            <text:p>18,6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[.$B$1]" office:value-type="float" office:value="408" calcext:value-type="float">
            <text:p>408</text:p>
          </table:table-cell>
          <table:table-cell table:formula="of:=LOG([.B104]; 2)" office:value-type="float" office:value="8.6724253419715" calcext:value-type="float">
            <text:p>8,672</text:p>
          </table:table-cell>
          <table:table-cell table:formula="of:=[.C104]+[.$D$1]" office:value-type="float" office:value="18.6724253419715" calcext:value-type="float">
            <text:p>18,6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[.$B$1]" office:value-type="float" office:value="412" calcext:value-type="float">
            <text:p>412</text:p>
          </table:table-cell>
          <table:table-cell table:formula="of:=LOG([.B105]; 2)" office:value-type="float" office:value="8.68650052718322" calcext:value-type="float">
            <text:p>8,687</text:p>
          </table:table-cell>
          <table:table-cell table:formula="of:=[.C105]+[.$D$1]" office:value-type="float" office:value="18.6865005271832" calcext:value-type="float">
            <text:p>18,6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[.$B$1]" office:value-type="float" office:value="416" calcext:value-type="float">
            <text:p>416</text:p>
          </table:table-cell>
          <table:table-cell table:formula="of:=LOG([.B106]; 2)" office:value-type="float" office:value="8.70043971814109" calcext:value-type="float">
            <text:p>8,700</text:p>
          </table:table-cell>
          <table:table-cell table:formula="of:=[.C106]+[.$D$1]" office:value-type="float" office:value="18.7004397181411" calcext:value-type="float">
            <text:p>18,7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[.$B$1]" office:value-type="float" office:value="420" calcext:value-type="float">
            <text:p>420</text:p>
          </table:table-cell>
          <table:table-cell table:formula="of:=LOG([.B107]; 2)" office:value-type="float" office:value="8.71424551766612" calcext:value-type="float">
            <text:p>8,714</text:p>
          </table:table-cell>
          <table:table-cell table:formula="of:=[.C107]+[.$D$1]" office:value-type="float" office:value="18.7142455176661" calcext:value-type="float">
            <text:p>18,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[.$B$1]" office:value-type="float" office:value="424" calcext:value-type="float">
            <text:p>424</text:p>
          </table:table-cell>
          <table:table-cell table:formula="of:=LOG([.B108]; 2)" office:value-type="float" office:value="8.7279204545632" calcext:value-type="float">
            <text:p>8,728</text:p>
          </table:table-cell>
          <table:table-cell table:formula="of:=[.C108]+[.$D$1]" office:value-type="float" office:value="18.7279204545632" calcext:value-type="float">
            <text:p>18,7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[.$B$1]" office:value-type="float" office:value="428" calcext:value-type="float">
            <text:p>428</text:p>
          </table:table-cell>
          <table:table-cell table:formula="of:=LOG([.B109]; 2)" office:value-type="float" office:value="8.74146698640115" calcext:value-type="float">
            <text:p>8,741</text:p>
          </table:table-cell>
          <table:table-cell table:formula="of:=[.C109]+[.$D$1]" office:value-type="float" office:value="18.7414669864011" calcext:value-type="float">
            <text:p>18,7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[.$B$1]" office:value-type="float" office:value="432" calcext:value-type="float">
            <text:p>432</text:p>
          </table:table-cell>
          <table:table-cell table:formula="of:=LOG([.B110]; 2)" office:value-type="float" office:value="8.75488750216347" calcext:value-type="float">
            <text:p>8,755</text:p>
          </table:table-cell>
          <table:table-cell table:formula="of:=[.C110]+[.$D$1]" office:value-type="float" office:value="18.7548875021635" calcext:value-type="float">
            <text:p>18,7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[.$B$1]" office:value-type="float" office:value="436" calcext:value-type="float">
            <text:p>436</text:p>
          </table:table-cell>
          <table:table-cell table:formula="of:=LOG([.B111]; 2)" office:value-type="float" office:value="8.76818432477693" calcext:value-type="float">
            <text:p>8,768</text:p>
          </table:table-cell>
          <table:table-cell table:formula="of:=[.C111]+[.$D$1]" office:value-type="float" office:value="18.7681843247769" calcext:value-type="float">
            <text:p>18,7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[.$B$1]" office:value-type="float" office:value="440" calcext:value-type="float">
            <text:p>440</text:p>
          </table:table-cell>
          <table:table-cell table:formula="of:=LOG([.B112]; 2)" office:value-type="float" office:value="8.78135971352466" calcext:value-type="float">
            <text:p>8,781</text:p>
          </table:table-cell>
          <table:table-cell table:formula="of:=[.C112]+[.$D$1]" office:value-type="float" office:value="18.7813597135247" calcext:value-type="float">
            <text:p>18,7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[.$B$1]" office:value-type="float" office:value="444" calcext:value-type="float">
            <text:p>444</text:p>
          </table:table-cell>
          <table:table-cell table:formula="of:=LOG([.B113]; 2)" office:value-type="float" office:value="8.79441586635011" calcext:value-type="float">
            <text:p>8,794</text:p>
          </table:table-cell>
          <table:table-cell table:formula="of:=[.C113]+[.$D$1]" office:value-type="float" office:value="18.7944158663501" calcext:value-type="float">
            <text:p>18,7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[.$B$1]" office:value-type="float" office:value="448" calcext:value-type="float">
            <text:p>448</text:p>
          </table:table-cell>
          <table:table-cell table:formula="of:=LOG([.B114]; 2)" office:value-type="float" office:value="8.8073549220576" calcext:value-type="float">
            <text:p>8,807</text:p>
          </table:table-cell>
          <table:table-cell table:formula="of:=[.C114]+[.$D$1]" office:value-type="float" office:value="18.8073549220576" calcext:value-type="float">
            <text:p>18,8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[.$B$1]" office:value-type="float" office:value="452" calcext:value-type="float">
            <text:p>452</text:p>
          </table:table-cell>
          <table:table-cell table:formula="of:=LOG([.B115]; 2)" office:value-type="float" office:value="8.82017896241519" calcext:value-type="float">
            <text:p>8,820</text:p>
          </table:table-cell>
          <table:table-cell table:formula="of:=[.C115]+[.$D$1]" office:value-type="float" office:value="18.8201789624152" calcext:value-type="float">
            <text:p>18,8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[.$B$1]" office:value-type="float" office:value="456" calcext:value-type="float">
            <text:p>456</text:p>
          </table:table-cell>
          <table:table-cell table:formula="of:=LOG([.B116]; 2)" office:value-type="float" office:value="8.83289001416474" calcext:value-type="float">
            <text:p>8,833</text:p>
          </table:table-cell>
          <table:table-cell table:formula="of:=[.C116]+[.$D$1]" office:value-type="float" office:value="18.8328900141647" calcext:value-type="float">
            <text:p>18,8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[.$B$1]" office:value-type="float" office:value="460" calcext:value-type="float">
            <text:p>460</text:p>
          </table:table-cell>
          <table:table-cell table:formula="of:=LOG([.B117]; 2)" office:value-type="float" office:value="8.84549005094438" calcext:value-type="float">
            <text:p>8,845</text:p>
          </table:table-cell>
          <table:table-cell table:formula="of:=[.C117]+[.$D$1]" office:value-type="float" office:value="18.8454900509444" calcext:value-type="float">
            <text:p>18,8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[.$B$1]" office:value-type="float" office:value="464" calcext:value-type="float">
            <text:p>464</text:p>
          </table:table-cell>
          <table:table-cell table:formula="of:=LOG([.B118]; 2)" office:value-type="float" office:value="8.85798099512757" calcext:value-type="float">
            <text:p>8,858</text:p>
          </table:table-cell>
          <table:table-cell table:formula="of:=[.C118]+[.$D$1]" office:value-type="float" office:value="18.8579809951276" calcext:value-type="float">
            <text:p>18,8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[.$B$1]" office:value-type="float" office:value="468" calcext:value-type="float">
            <text:p>468</text:p>
          </table:table-cell>
          <table:table-cell table:formula="of:=LOG([.B119]; 2)" office:value-type="float" office:value="8.87036471958341" calcext:value-type="float">
            <text:p>8,870</text:p>
          </table:table-cell>
          <table:table-cell table:formula="of:=[.C119]+[.$D$1]" office:value-type="float" office:value="18.8703647195834" calcext:value-type="float">
            <text:p>18,8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[.$B$1]" office:value-type="float" office:value="472" calcext:value-type="float">
            <text:p>472</text:p>
          </table:table-cell>
          <table:table-cell table:formula="of:=LOG([.B120]; 2)" office:value-type="float" office:value="8.88264304936184" calcext:value-type="float">
            <text:p>8,883</text:p>
          </table:table-cell>
          <table:table-cell table:formula="of:=[.C120]+[.$D$1]" office:value-type="float" office:value="18.8826430493618" calcext:value-type="float">
            <text:p>18,8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[.$B$1]" office:value-type="float" office:value="476" calcext:value-type="float">
            <text:p>476</text:p>
          </table:table-cell>
          <table:table-cell table:formula="of:=LOG([.B121]; 2)" office:value-type="float" office:value="8.89481776330794" calcext:value-type="float">
            <text:p>8,895</text:p>
          </table:table-cell>
          <table:table-cell table:formula="of:=[.C121]+[.$D$1]" office:value-type="float" office:value="18.8948177633079" calcext:value-type="float">
            <text:p>18,8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[.$B$1]" office:value-type="float" office:value="480" calcext:value-type="float">
            <text:p>480</text:p>
          </table:table-cell>
          <table:table-cell table:formula="of:=LOG([.B122]; 2)" office:value-type="float" office:value="8.90689059560852" calcext:value-type="float">
            <text:p>8,907</text:p>
          </table:table-cell>
          <table:table-cell table:formula="of:=[.C122]+[.$D$1]" office:value-type="float" office:value="18.9068905956085" calcext:value-type="float">
            <text:p>18,9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[.$B$1]" office:value-type="float" office:value="484" calcext:value-type="float">
            <text:p>484</text:p>
          </table:table-cell>
          <table:table-cell table:formula="of:=LOG([.B123]; 2)" office:value-type="float" office:value="8.91886323727459" calcext:value-type="float">
            <text:p>8,919</text:p>
          </table:table-cell>
          <table:table-cell table:formula="of:=[.C123]+[.$D$1]" office:value-type="float" office:value="18.9188632372746" calcext:value-type="float">
            <text:p>18,9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[.$B$1]" office:value-type="float" office:value="488" calcext:value-type="float">
            <text:p>488</text:p>
          </table:table-cell>
          <table:table-cell table:formula="of:=LOG([.B124]; 2)" office:value-type="float" office:value="8.93073733756289" calcext:value-type="float">
            <text:p>8,931</text:p>
          </table:table-cell>
          <table:table-cell table:formula="of:=[.C124]+[.$D$1]" office:value-type="float" office:value="18.9307373375629" calcext:value-type="float">
            <text:p>18,9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[.$B$1]" office:value-type="float" office:value="492" calcext:value-type="float">
            <text:p>492</text:p>
          </table:table-cell>
          <table:table-cell table:formula="of:=LOG([.B125]; 2)" office:value-type="float" office:value="8.94251450533924" calcext:value-type="float">
            <text:p>8,943</text:p>
          </table:table-cell>
          <table:table-cell table:formula="of:=[.C125]+[.$D$1]" office:value-type="float" office:value="18.9425145053392" calcext:value-type="float">
            <text:p>18,9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[.$B$1]" office:value-type="float" office:value="496" calcext:value-type="float">
            <text:p>496</text:p>
          </table:table-cell>
          <table:table-cell table:formula="of:=LOG([.B126]; 2)" office:value-type="float" office:value="8.95419631038688" calcext:value-type="float">
            <text:p>8,954</text:p>
          </table:table-cell>
          <table:table-cell table:formula="of:=[.C126]+[.$D$1]" office:value-type="float" office:value="18.9541963103869" calcext:value-type="float">
            <text:p>18,9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[.$B$1]" office:value-type="float" office:value="500" calcext:value-type="float">
            <text:p>500</text:p>
          </table:table-cell>
          <table:table-cell table:formula="of:=LOG([.B127]; 2)" office:value-type="float" office:value="8.96578428466209" calcext:value-type="float">
            <text:p>8,966</text:p>
          </table:table-cell>
          <table:table-cell table:formula="of:=[.C127]+[.$D$1]" office:value-type="float" office:value="18.9657842846621" calcext:value-type="float">
            <text:p>18,9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[.$B$1]" office:value-type="float" office:value="504" calcext:value-type="float">
            <text:p>504</text:p>
          </table:table-cell>
          <table:table-cell table:formula="of:=LOG([.B128]; 2)" office:value-type="float" office:value="8.97727992349992" calcext:value-type="float">
            <text:p>8,977</text:p>
          </table:table-cell>
          <table:table-cell table:formula="of:=[.C128]+[.$D$1]" office:value-type="float" office:value="18.9772799234999" calcext:value-type="float">
            <text:p>18,9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[.$B$1]" office:value-type="float" office:value="508" calcext:value-type="float">
            <text:p>508</text:p>
          </table:table-cell>
          <table:table-cell table:formula="of:=LOG([.B129]; 2)" office:value-type="float" office:value="8.98868468677217" calcext:value-type="float">
            <text:p>8,989</text:p>
          </table:table-cell>
          <table:table-cell table:formula="of:=[.C129]+[.$D$1]" office:value-type="float" office:value="18.9886846867722" calcext:value-type="float">
            <text:p>18,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[.$B$1]" office:value-type="float" office:value="512" calcext:value-type="float">
            <text:p>512</text:p>
          </table:table-cell>
          <table:table-cell table:formula="of:=LOG([.B130]; 2)" office:value-type="float" office:value="9" calcext:value-type="float">
            <text:p>9,000</text:p>
          </table:table-cell>
          <table:table-cell table:formula="of:=[.C130]+[.$D$1]" office:value-type="float" office:value="19" calcext:value-type="float">
            <text:p>19,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[.$B$1]" office:value-type="float" office:value="516" calcext:value-type="float">
            <text:p>516</text:p>
          </table:table-cell>
          <table:table-cell table:formula="of:=LOG([.B131]; 2)" office:value-type="float" office:value="9.01122725542325" calcext:value-type="float">
            <text:p>9,011</text:p>
          </table:table-cell>
          <table:table-cell table:formula="of:=[.C131]+[.$D$1]" office:value-type="float" office:value="19.0112272554233" calcext:value-type="float">
            <text:p>19,0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[.$B$1]" office:value-type="float" office:value="520" calcext:value-type="float">
            <text:p>520</text:p>
          </table:table-cell>
          <table:table-cell table:formula="of:=LOG([.B132]; 2)" office:value-type="float" office:value="9.02236781302845" calcext:value-type="float">
            <text:p>9,022</text:p>
          </table:table-cell>
          <table:table-cell table:formula="of:=[.C132]+[.$D$1]" office:value-type="float" office:value="19.0223678130285" calcext:value-type="float">
            <text:p>19,0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[.$B$1]" office:value-type="float" office:value="524" calcext:value-type="float">
            <text:p>524</text:p>
          </table:table-cell>
          <table:table-cell table:formula="of:=LOG([.B133]; 2)" office:value-type="float" office:value="9.03342300153745" calcext:value-type="float">
            <text:p>9,033</text:p>
          </table:table-cell>
          <table:table-cell table:formula="of:=[.C133]+[.$D$1]" office:value-type="float" office:value="19.0334230015375" calcext:value-type="float">
            <text:p>19,0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[.$B$1]" office:value-type="float" office:value="528" calcext:value-type="float">
            <text:p>528</text:p>
          </table:table-cell>
          <table:table-cell table:formula="of:=LOG([.B134]; 2)" office:value-type="float" office:value="9.04439411935845" calcext:value-type="float">
            <text:p>9,044</text:p>
          </table:table-cell>
          <table:table-cell table:formula="of:=[.C134]+[.$D$1]" office:value-type="float" office:value="19.0443941193585" calcext:value-type="float">
            <text:p>19,0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[.$B$1]" office:value-type="float" office:value="532" calcext:value-type="float">
            <text:p>532</text:p>
          </table:table-cell>
          <table:table-cell table:formula="of:=LOG([.B135]; 2)" office:value-type="float" office:value="9.05528243550119" calcext:value-type="float">
            <text:p>9,055</text:p>
          </table:table-cell>
          <table:table-cell table:formula="of:=[.C135]+[.$D$1]" office:value-type="float" office:value="19.0552824355012" calcext:value-type="float">
            <text:p>19,0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[.$B$1]" office:value-type="float" office:value="536" calcext:value-type="float">
            <text:p>536</text:p>
          </table:table-cell>
          <table:table-cell table:formula="of:=LOG([.B136]; 2)" office:value-type="float" office:value="9.06608919045777" calcext:value-type="float">
            <text:p>9,066</text:p>
          </table:table-cell>
          <table:table-cell table:formula="of:=[.C136]+[.$D$1]" office:value-type="float" office:value="19.0660891904578" calcext:value-type="float">
            <text:p>19,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[.$B$1]" office:value-type="float" office:value="540" calcext:value-type="float">
            <text:p>540</text:p>
          </table:table-cell>
          <table:table-cell table:formula="of:=LOG([.B137]; 2)" office:value-type="float" office:value="9.07681559705083" calcext:value-type="float">
            <text:p>9,077</text:p>
          </table:table-cell>
          <table:table-cell table:formula="of:=[.C137]+[.$D$1]" office:value-type="float" office:value="19.0768155970508" calcext:value-type="float">
            <text:p>19,0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[.$B$1]" office:value-type="float" office:value="544" calcext:value-type="float">
            <text:p>544</text:p>
          </table:table-cell>
          <table:table-cell table:formula="of:=LOG([.B138]; 2)" office:value-type="float" office:value="9.08746284125034" calcext:value-type="float">
            <text:p>9,087</text:p>
          </table:table-cell>
          <table:table-cell table:formula="of:=[.C138]+[.$D$1]" office:value-type="float" office:value="19.0874628412503" calcext:value-type="float">
            <text:p>19,0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[.$B$1]" office:value-type="float" office:value="548" calcext:value-type="float">
            <text:p>548</text:p>
          </table:table-cell>
          <table:table-cell table:formula="of:=LOG([.B139]; 2)" office:value-type="float" office:value="9.09803208296053" calcext:value-type="float">
            <text:p>9,098</text:p>
          </table:table-cell>
          <table:table-cell table:formula="of:=[.C139]+[.$D$1]" office:value-type="float" office:value="19.0980320829605" calcext:value-type="float">
            <text:p>19,0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[.$B$1]" office:value-type="float" office:value="552" calcext:value-type="float">
            <text:p>552</text:p>
          </table:table-cell>
          <table:table-cell table:formula="of:=LOG([.B140]; 2)" office:value-type="float" office:value="9.10852445677817" calcext:value-type="float">
            <text:p>9,109</text:p>
          </table:table-cell>
          <table:table-cell table:formula="of:=[.C140]+[.$D$1]" office:value-type="float" office:value="19.1085244567782" calcext:value-type="float">
            <text:p>19,1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[.$B$1]" office:value-type="float" office:value="556" calcext:value-type="float">
            <text:p>556</text:p>
          </table:table-cell>
          <table:table-cell table:formula="of:=LOG([.B141]; 2)" office:value-type="float" office:value="9.11894107272351" calcext:value-type="float">
            <text:p>9,119</text:p>
          </table:table-cell>
          <table:table-cell table:formula="of:=[.C141]+[.$D$1]" office:value-type="float" office:value="19.1189410727235" calcext:value-type="float">
            <text:p>19,1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[.$B$1]" office:value-type="float" office:value="560" calcext:value-type="float">
            <text:p>560</text:p>
          </table:table-cell>
          <table:table-cell table:formula="of:=LOG([.B142]; 2)" office:value-type="float" office:value="9.12928301694497" calcext:value-type="float">
            <text:p>9,129</text:p>
          </table:table-cell>
          <table:table-cell table:formula="of:=[.C142]+[.$D$1]" office:value-type="float" office:value="19.129283016945" calcext:value-type="float">
            <text:p>19,1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[.$B$1]" office:value-type="float" office:value="564" calcext:value-type="float">
            <text:p>564</text:p>
          </table:table-cell>
          <table:table-cell table:formula="of:=LOG([.B143]; 2)" office:value-type="float" office:value="9.13955135239879" calcext:value-type="float">
            <text:p>9,140</text:p>
          </table:table-cell>
          <table:table-cell table:formula="of:=[.C143]+[.$D$1]" office:value-type="float" office:value="19.1395513523988" calcext:value-type="float">
            <text:p>19,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[.$B$1]" office:value-type="float" office:value="568" calcext:value-type="float">
            <text:p>568</text:p>
          </table:table-cell>
          <table:table-cell table:formula="of:=LOG([.B144]; 2)" office:value-type="float" office:value="9.14974711950468" calcext:value-type="float">
            <text:p>9,150</text:p>
          </table:table-cell>
          <table:table-cell table:formula="of:=[.C144]+[.$D$1]" office:value-type="float" office:value="19.1497471195047" calcext:value-type="float">
            <text:p>19,1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[.$B$1]" office:value-type="float" office:value="572" calcext:value-type="float">
            <text:p>572</text:p>
          </table:table-cell>
          <table:table-cell table:formula="of:=LOG([.B145]; 2)" office:value-type="float" office:value="9.15987133677839" calcext:value-type="float">
            <text:p>9,160</text:p>
          </table:table-cell>
          <table:table-cell table:formula="of:=[.C145]+[.$D$1]" office:value-type="float" office:value="19.1598713367784" calcext:value-type="float">
            <text:p>19,1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[.$B$1]" office:value-type="float" office:value="576" calcext:value-type="float">
            <text:p>576</text:p>
          </table:table-cell>
          <table:table-cell table:formula="of:=LOG([.B146]; 2)" office:value-type="float" office:value="9.16992500144231" calcext:value-type="float">
            <text:p>9,170</text:p>
          </table:table-cell>
          <table:table-cell table:formula="of:=[.C146]+[.$D$1]" office:value-type="float" office:value="19.1699250014423" calcext:value-type="float">
            <text:p>19,1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[.$B$1]" office:value-type="float" office:value="580" calcext:value-type="float">
            <text:p>580</text:p>
          </table:table-cell>
          <table:table-cell table:formula="of:=LOG([.B147]; 2)" office:value-type="float" office:value="9.17990909001493" calcext:value-type="float">
            <text:p>9,180</text:p>
          </table:table-cell>
          <table:table-cell table:formula="of:=[.C147]+[.$D$1]" office:value-type="float" office:value="19.1799090900149" calcext:value-type="float">
            <text:p>19,1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[.$B$1]" office:value-type="float" office:value="584" calcext:value-type="float">
            <text:p>584</text:p>
          </table:table-cell>
          <table:table-cell table:formula="of:=LOG([.B148]; 2)" office:value-type="float" office:value="9.18982455888002" calcext:value-type="float">
            <text:p>9,190</text:p>
          </table:table-cell>
          <table:table-cell table:formula="of:=[.C148]+[.$D$1]" office:value-type="float" office:value="19.18982455888" calcext:value-type="float">
            <text:p>19,1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[.$B$1]" office:value-type="float" office:value="588" calcext:value-type="float">
            <text:p>588</text:p>
          </table:table-cell>
          <table:table-cell table:formula="of:=LOG([.B149]; 2)" office:value-type="float" office:value="9.19967234483637" calcext:value-type="float">
            <text:p>9,200</text:p>
          </table:table-cell>
          <table:table-cell table:formula="of:=[.C149]+[.$D$1]" office:value-type="float" office:value="19.1996723448364" calcext:value-type="float">
            <text:p>19,2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[.$B$1]" office:value-type="float" office:value="592" calcext:value-type="float">
            <text:p>592</text:p>
          </table:table-cell>
          <table:table-cell table:formula="of:=LOG([.B150]; 2)" office:value-type="float" office:value="9.20945336562895" calcext:value-type="float">
            <text:p>9,209</text:p>
          </table:table-cell>
          <table:table-cell table:formula="of:=[.C150]+[.$D$1]" office:value-type="float" office:value="19.209453365629" calcext:value-type="float">
            <text:p>19,2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[.$B$1]" office:value-type="float" office:value="596" calcext:value-type="float">
            <text:p>596</text:p>
          </table:table-cell>
          <table:table-cell table:formula="of:=LOG([.B151]; 2)" office:value-type="float" office:value="9.21916852046216" calcext:value-type="float">
            <text:p>9,219</text:p>
          </table:table-cell>
          <table:table-cell table:formula="of:=[.C151]+[.$D$1]" office:value-type="float" office:value="19.2191685204622" calcext:value-type="float">
            <text:p>19,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[.$B$1]" office:value-type="float" office:value="600" calcext:value-type="float">
            <text:p>600</text:p>
          </table:table-cell>
          <table:table-cell table:formula="of:=LOG([.B152]; 2)" office:value-type="float" office:value="9.22881869049588" calcext:value-type="float">
            <text:p>9,229</text:p>
          </table:table-cell>
          <table:table-cell table:formula="of:=[.C152]+[.$D$1]" office:value-type="float" office:value="19.2288186904959" calcext:value-type="float">
            <text:p>19,2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[.$B$1]" office:value-type="float" office:value="604" calcext:value-type="float">
            <text:p>604</text:p>
          </table:table-cell>
          <table:table-cell table:formula="of:=LOG([.B153]; 2)" office:value-type="float" office:value="9.23840473932508" calcext:value-type="float">
            <text:p>9,238</text:p>
          </table:table-cell>
          <table:table-cell table:formula="of:=[.C153]+[.$D$1]" office:value-type="float" office:value="19.2384047393251" calcext:value-type="float">
            <text:p>19,2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[.$B$1]" office:value-type="float" office:value="608" calcext:value-type="float">
            <text:p>608</text:p>
          </table:table-cell>
          <table:table-cell table:formula="of:=LOG([.B154]; 2)" office:value-type="float" office:value="9.24792751344359" calcext:value-type="float">
            <text:p>9,248</text:p>
          </table:table-cell>
          <table:table-cell table:formula="of:=[.C154]+[.$D$1]" office:value-type="float" office:value="19.2479275134436" calcext:value-type="float">
            <text:p>19,2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[.$B$1]" office:value-type="float" office:value="612" calcext:value-type="float">
            <text:p>612</text:p>
          </table:table-cell>
          <table:table-cell table:formula="of:=LOG([.B155]; 2)" office:value-type="float" office:value="9.25738784269265" calcext:value-type="float">
            <text:p>9,257</text:p>
          </table:table-cell>
          <table:table-cell table:formula="of:=[.C155]+[.$D$1]" office:value-type="float" office:value="19.2573878426927" calcext:value-type="float">
            <text:p>19,2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[.$B$1]" office:value-type="float" office:value="616" calcext:value-type="float">
            <text:p>616</text:p>
          </table:table-cell>
          <table:table-cell table:formula="of:=LOG([.B156]; 2)" office:value-type="float" office:value="9.2667865406949" calcext:value-type="float">
            <text:p>9,267</text:p>
          </table:table-cell>
          <table:table-cell table:formula="of:=[.C156]+[.$D$1]" office:value-type="float" office:value="19.2667865406949" calcext:value-type="float">
            <text:p>19,2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[.$B$1]" office:value-type="float" office:value="620" calcext:value-type="float">
            <text:p>620</text:p>
          </table:table-cell>
          <table:table-cell table:formula="of:=LOG([.B157]; 2)" office:value-type="float" office:value="9.27612440527424" calcext:value-type="float">
            <text:p>9,276</text:p>
          </table:table-cell>
          <table:table-cell table:formula="of:=[.C157]+[.$D$1]" office:value-type="float" office:value="19.2761244052742" calcext:value-type="float">
            <text:p>19,2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[.$B$1]" office:value-type="float" office:value="624" calcext:value-type="float">
            <text:p>624</text:p>
          </table:table-cell>
          <table:table-cell table:formula="of:=LOG([.B158]; 2)" office:value-type="float" office:value="9.28540221886225" calcext:value-type="float">
            <text:p>9,285</text:p>
          </table:table-cell>
          <table:table-cell table:formula="of:=[.C158]+[.$D$1]" office:value-type="float" office:value="19.2854022188623" calcext:value-type="float">
            <text:p>19,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[.$B$1]" office:value-type="float" office:value="628" calcext:value-type="float">
            <text:p>628</text:p>
          </table:table-cell>
          <table:table-cell table:formula="of:=LOG([.B159]; 2)" office:value-type="float" office:value="9.29462074889163" calcext:value-type="float">
            <text:p>9,295</text:p>
          </table:table-cell>
          <table:table-cell table:formula="of:=[.C159]+[.$D$1]" office:value-type="float" office:value="19.2946207488916" calcext:value-type="float">
            <text:p>19,2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[.$B$1]" office:value-type="float" office:value="632" calcext:value-type="float">
            <text:p>632</text:p>
          </table:table-cell>
          <table:table-cell table:formula="of:=LOG([.B160]; 2)" office:value-type="float" office:value="9.3037807481771" calcext:value-type="float">
            <text:p>9,304</text:p>
          </table:table-cell>
          <table:table-cell table:formula="of:=[.C160]+[.$D$1]" office:value-type="float" office:value="19.3037807481771" calcext:value-type="float">
            <text:p>19,3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[.$B$1]" office:value-type="float" office:value="636" calcext:value-type="float">
            <text:p>636</text:p>
          </table:table-cell>
          <table:table-cell table:formula="of:=LOG([.B161]; 2)" office:value-type="float" office:value="9.31288295528436" calcext:value-type="float">
            <text:p>9,313</text:p>
          </table:table-cell>
          <table:table-cell table:formula="of:=[.C161]+[.$D$1]" office:value-type="float" office:value="19.3128829552844" calcext:value-type="float">
            <text:p>19,3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[.$B$1]" office:value-type="float" office:value="640" calcext:value-type="float">
            <text:p>640</text:p>
          </table:table-cell>
          <table:table-cell table:formula="of:=LOG([.B162]; 2)" office:value-type="float" office:value="9.32192809488736" calcext:value-type="float">
            <text:p>9,322</text:p>
          </table:table-cell>
          <table:table-cell table:formula="of:=[.C162]+[.$D$1]" office:value-type="float" office:value="19.3219280948874" calcext:value-type="float">
            <text:p>19,3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[.$B$1]" office:value-type="float" office:value="644" calcext:value-type="float">
            <text:p>644</text:p>
          </table:table-cell>
          <table:table-cell table:formula="of:=LOG([.B163]; 2)" office:value-type="float" office:value="9.33091687811462" calcext:value-type="float">
            <text:p>9,331</text:p>
          </table:table-cell>
          <table:table-cell table:formula="of:=[.C163]+[.$D$1]" office:value-type="float" office:value="19.3309168781146" calcext:value-type="float">
            <text:p>19,3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[.$B$1]" office:value-type="float" office:value="648" calcext:value-type="float">
            <text:p>648</text:p>
          </table:table-cell>
          <table:table-cell table:formula="of:=LOG([.B164]; 2)" office:value-type="float" office:value="9.33985000288462" calcext:value-type="float">
            <text:p>9,340</text:p>
          </table:table-cell>
          <table:table-cell table:formula="of:=[.C164]+[.$D$1]" office:value-type="float" office:value="19.3398500028846" calcext:value-type="float">
            <text:p>19,3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[.$B$1]" office:value-type="float" office:value="652" calcext:value-type="float">
            <text:p>652</text:p>
          </table:table-cell>
          <table:table-cell table:formula="of:=LOG([.B165]; 2)" office:value-type="float" office:value="9.34872815423108" calcext:value-type="float">
            <text:p>9,349</text:p>
          </table:table-cell>
          <table:table-cell table:formula="of:=[.C165]+[.$D$1]" office:value-type="float" office:value="19.3487281542311" calcext:value-type="float">
            <text:p>19,3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[.$B$1]" office:value-type="float" office:value="656" calcext:value-type="float">
            <text:p>656</text:p>
          </table:table-cell>
          <table:table-cell table:formula="of:=LOG([.B166]; 2)" office:value-type="float" office:value="9.35755200461808" calcext:value-type="float">
            <text:p>9,358</text:p>
          </table:table-cell>
          <table:table-cell table:formula="of:=[.C166]+[.$D$1]" office:value-type="float" office:value="19.3575520046181" calcext:value-type="float">
            <text:p>19,3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[.$B$1]" office:value-type="float" office:value="660" calcext:value-type="float">
            <text:p>660</text:p>
          </table:table-cell>
          <table:table-cell table:formula="of:=LOG([.B167]; 2)" office:value-type="float" office:value="9.36632221424582" calcext:value-type="float">
            <text:p>9,366</text:p>
          </table:table-cell>
          <table:table-cell table:formula="of:=[.C167]+[.$D$1]" office:value-type="float" office:value="19.3663222142458" calcext:value-type="float">
            <text:p>19,3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[.$B$1]" office:value-type="float" office:value="664" calcext:value-type="float">
            <text:p>664</text:p>
          </table:table-cell>
          <table:table-cell table:formula="of:=LOG([.B168]; 2)" office:value-type="float" office:value="9.37503943134693" calcext:value-type="float">
            <text:p>9,375</text:p>
          </table:table-cell>
          <table:table-cell table:formula="of:=[.C168]+[.$D$1]" office:value-type="float" office:value="19.3750394313469" calcext:value-type="float">
            <text:p>19,3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[.$B$1]" office:value-type="float" office:value="668" calcext:value-type="float">
            <text:p>668</text:p>
          </table:table-cell>
          <table:table-cell table:formula="of:=LOG([.B169]; 2)" office:value-type="float" office:value="9.38370429247405" calcext:value-type="float">
            <text:p>9,384</text:p>
          </table:table-cell>
          <table:table-cell table:formula="of:=[.C169]+[.$D$1]" office:value-type="float" office:value="19.3837042924741" calcext:value-type="float">
            <text:p>19,3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[.$B$1]" office:value-type="float" office:value="672" calcext:value-type="float">
            <text:p>672</text:p>
          </table:table-cell>
          <table:table-cell table:formula="of:=LOG([.B170]; 2)" office:value-type="float" office:value="9.39231742277876" calcext:value-type="float">
            <text:p>9,392</text:p>
          </table:table-cell>
          <table:table-cell table:formula="of:=[.C170]+[.$D$1]" office:value-type="float" office:value="19.3923174227788" calcext:value-type="float">
            <text:p>19,3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[.$B$1]" office:value-type="float" office:value="676" calcext:value-type="float">
            <text:p>676</text:p>
          </table:table-cell>
          <table:table-cell table:formula="of:=LOG([.B171]; 2)" office:value-type="float" office:value="9.40087943628219" calcext:value-type="float">
            <text:p>9,401</text:p>
          </table:table-cell>
          <table:table-cell table:formula="of:=[.C171]+[.$D$1]" office:value-type="float" office:value="19.4008794362822" calcext:value-type="float">
            <text:p>19,4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[.$B$1]" office:value-type="float" office:value="680" calcext:value-type="float">
            <text:p>680</text:p>
          </table:table-cell>
          <table:table-cell table:formula="of:=LOG([.B172]; 2)" office:value-type="float" office:value="9.4093909361377" calcext:value-type="float">
            <text:p>9,409</text:p>
          </table:table-cell>
          <table:table-cell table:formula="of:=[.C172]+[.$D$1]" office:value-type="float" office:value="19.4093909361377" calcext:value-type="float">
            <text:p>19,4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[.$B$1]" office:value-type="float" office:value="684" calcext:value-type="float">
            <text:p>684</text:p>
          </table:table-cell>
          <table:table-cell table:formula="of:=LOG([.B173]; 2)" office:value-type="float" office:value="9.4178525148859" calcext:value-type="float">
            <text:p>9,418</text:p>
          </table:table-cell>
          <table:table-cell table:formula="of:=[.C173]+[.$D$1]" office:value-type="float" office:value="19.4178525148859" calcext:value-type="float">
            <text:p>19,4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[.$B$1]" office:value-type="float" office:value="688" calcext:value-type="float">
            <text:p>688</text:p>
          </table:table-cell>
          <table:table-cell table:formula="of:=LOG([.B174]; 2)" office:value-type="float" office:value="9.4262647547021" calcext:value-type="float">
            <text:p>9,426</text:p>
          </table:table-cell>
          <table:table-cell table:formula="of:=[.C174]+[.$D$1]" office:value-type="float" office:value="19.4262647547021" calcext:value-type="float">
            <text:p>19,4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[.$B$1]" office:value-type="float" office:value="692" calcext:value-type="float">
            <text:p>692</text:p>
          </table:table-cell>
          <table:table-cell table:formula="of:=LOG([.B175]; 2)" office:value-type="float" office:value="9.43462822763672" calcext:value-type="float">
            <text:p>9,435</text:p>
          </table:table-cell>
          <table:table-cell table:formula="of:=[.C175]+[.$D$1]" office:value-type="float" office:value="19.4346282276367" calcext:value-type="float">
            <text:p>19,4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[.$B$1]" office:value-type="float" office:value="696" calcext:value-type="float">
            <text:p>696</text:p>
          </table:table-cell>
          <table:table-cell table:formula="of:=LOG([.B176]; 2)" office:value-type="float" office:value="9.44294349584873" calcext:value-type="float">
            <text:p>9,443</text:p>
          </table:table-cell>
          <table:table-cell table:formula="of:=[.C176]+[.$D$1]" office:value-type="float" office:value="19.4429434958487" calcext:value-type="float">
            <text:p>19,4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[.$B$1]" office:value-type="float" office:value="700" calcext:value-type="float">
            <text:p>700</text:p>
          </table:table-cell>
          <table:table-cell table:formula="of:=LOG([.B177]; 2)" office:value-type="float" office:value="9.45121111183233" calcext:value-type="float">
            <text:p>9,451</text:p>
          </table:table-cell>
          <table:table-cell table:formula="of:=[.C177]+[.$D$1]" office:value-type="float" office:value="19.4512111118323" calcext:value-type="float">
            <text:p>19,4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[.$B$1]" office:value-type="float" office:value="704" calcext:value-type="float">
            <text:p>704</text:p>
          </table:table-cell>
          <table:table-cell table:formula="of:=LOG([.B178]; 2)" office:value-type="float" office:value="9.4594316186373" calcext:value-type="float">
            <text:p>9,459</text:p>
          </table:table-cell>
          <table:table-cell table:formula="of:=[.C178]+[.$D$1]" office:value-type="float" office:value="19.4594316186373" calcext:value-type="float">
            <text:p>19,4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[.$B$1]" office:value-type="float" office:value="708" calcext:value-type="float">
            <text:p>708</text:p>
          </table:table-cell>
          <table:table-cell table:formula="of:=LOG([.B179]; 2)" office:value-type="float" office:value="9.467605550083" calcext:value-type="float">
            <text:p>9,468</text:p>
          </table:table-cell>
          <table:table-cell table:formula="of:=[.C179]+[.$D$1]" office:value-type="float" office:value="19.467605550083" calcext:value-type="float">
            <text:p>19,4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[.$B$1]" office:value-type="float" office:value="712" calcext:value-type="float">
            <text:p>712</text:p>
          </table:table-cell>
          <table:table-cell table:formula="of:=LOG([.B180]; 2)" office:value-type="float" office:value="9.4757334309664" calcext:value-type="float">
            <text:p>9,476</text:p>
          </table:table-cell>
          <table:table-cell table:formula="of:=[.C180]+[.$D$1]" office:value-type="float" office:value="19.4757334309664" calcext:value-type="float">
            <text:p>19,4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[.$B$1]" office:value-type="float" office:value="716" calcext:value-type="float">
            <text:p>716</text:p>
          </table:table-cell>
          <table:table-cell table:formula="of:=LOG([.B181]; 2)" office:value-type="float" office:value="9.48381577726426" calcext:value-type="float">
            <text:p>9,484</text:p>
          </table:table-cell>
          <table:table-cell table:formula="of:=[.C181]+[.$D$1]" office:value-type="float" office:value="19.4838157772643" calcext:value-type="float">
            <text:p>19,4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[.$B$1]" office:value-type="float" office:value="720" calcext:value-type="float">
            <text:p>720</text:p>
          </table:table-cell>
          <table:table-cell table:formula="of:=LOG([.B182]; 2)" office:value-type="float" office:value="9.49185309632968" calcext:value-type="float">
            <text:p>9,492</text:p>
          </table:table-cell>
          <table:table-cell table:formula="of:=[.C182]+[.$D$1]" office:value-type="float" office:value="19.4918530963297" calcext:value-type="float">
            <text:p>19,4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[.$B$1]" office:value-type="float" office:value="724" calcext:value-type="float">
            <text:p>724</text:p>
          </table:table-cell>
          <table:table-cell table:formula="of:=LOG([.B183]; 2)" office:value-type="float" office:value="9.49984588708321" calcext:value-type="float">
            <text:p>9,500</text:p>
          </table:table-cell>
          <table:table-cell table:formula="of:=[.C183]+[.$D$1]" office:value-type="float" office:value="19.4998458870832" calcext:value-type="float">
            <text:p>19,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[.$B$1]" office:value-type="float" office:value="728" calcext:value-type="float">
            <text:p>728</text:p>
          </table:table-cell>
          <table:table-cell table:formula="of:=LOG([.B184]; 2)" office:value-type="float" office:value="9.5077946401987" calcext:value-type="float">
            <text:p>9,508</text:p>
          </table:table-cell>
          <table:table-cell table:formula="of:=[.C184]+[.$D$1]" office:value-type="float" office:value="19.5077946401987" calcext:value-type="float">
            <text:p>19,5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[.$B$1]" office:value-type="float" office:value="732" calcext:value-type="float">
            <text:p>732</text:p>
          </table:table-cell>
          <table:table-cell table:formula="of:=LOG([.B185]; 2)" office:value-type="float" office:value="9.51569983828404" calcext:value-type="float">
            <text:p>9,516</text:p>
          </table:table-cell>
          <table:table-cell table:formula="of:=[.C185]+[.$D$1]" office:value-type="float" office:value="19.515699838284" calcext:value-type="float">
            <text:p>19,5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[.$B$1]" office:value-type="float" office:value="736" calcext:value-type="float">
            <text:p>736</text:p>
          </table:table-cell>
          <table:table-cell table:formula="of:=LOG([.B186]; 2)" office:value-type="float" office:value="9.52356195605701" calcext:value-type="float">
            <text:p>9,524</text:p>
          </table:table-cell>
          <table:table-cell table:formula="of:=[.C186]+[.$D$1]" office:value-type="float" office:value="19.523561956057" calcext:value-type="float">
            <text:p>19,5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[.$B$1]" office:value-type="float" office:value="740" calcext:value-type="float">
            <text:p>740</text:p>
          </table:table-cell>
          <table:table-cell table:formula="of:=LOG([.B187]; 2)" office:value-type="float" office:value="9.53138146051631" calcext:value-type="float">
            <text:p>9,531</text:p>
          </table:table-cell>
          <table:table-cell table:formula="of:=[.C187]+[.$D$1]" office:value-type="float" office:value="19.5313814605163" calcext:value-type="float">
            <text:p>19,5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[.$B$1]" office:value-type="float" office:value="744" calcext:value-type="float">
            <text:p>744</text:p>
          </table:table-cell>
          <table:table-cell table:formula="of:=LOG([.B188]; 2)" office:value-type="float" office:value="9.53915881110803" calcext:value-type="float">
            <text:p>9,539</text:p>
          </table:table-cell>
          <table:table-cell table:formula="of:=[.C188]+[.$D$1]" office:value-type="float" office:value="19.539158811108" calcext:value-type="float">
            <text:p>19,5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[.$B$1]" office:value-type="float" office:value="748" calcext:value-type="float">
            <text:p>748</text:p>
          </table:table-cell>
          <table:table-cell table:formula="of:=LOG([.B189]; 2)" office:value-type="float" office:value="9.54689445988764" calcext:value-type="float">
            <text:p>9,547</text:p>
          </table:table-cell>
          <table:table-cell table:formula="of:=[.C189]+[.$D$1]" office:value-type="float" office:value="19.5468944598876" calcext:value-type="float">
            <text:p>19,5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[.$B$1]" office:value-type="float" office:value="752" calcext:value-type="float">
            <text:p>752</text:p>
          </table:table-cell>
          <table:table-cell table:formula="of:=LOG([.B190]; 2)" office:value-type="float" office:value="9.55458885167764" calcext:value-type="float">
            <text:p>9,555</text:p>
          </table:table-cell>
          <table:table-cell table:formula="of:=[.C190]+[.$D$1]" office:value-type="float" office:value="19.5545888516776" calcext:value-type="float">
            <text:p>19,5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[.$B$1]" office:value-type="float" office:value="756" calcext:value-type="float">
            <text:p>756</text:p>
          </table:table-cell>
          <table:table-cell table:formula="of:=LOG([.B191]; 2)" office:value-type="float" office:value="9.56224242422107" calcext:value-type="float">
            <text:p>9,562</text:p>
          </table:table-cell>
          <table:table-cell table:formula="of:=[.C191]+[.$D$1]" office:value-type="float" office:value="19.5622424242211" calcext:value-type="float">
            <text:p>19,5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[.$B$1]" office:value-type="float" office:value="760" calcext:value-type="float">
            <text:p>760</text:p>
          </table:table-cell>
          <table:table-cell table:formula="of:=LOG([.B192]; 2)" office:value-type="float" office:value="9.56985560833095" calcext:value-type="float">
            <text:p>9,570</text:p>
          </table:table-cell>
          <table:table-cell table:formula="of:=[.C192]+[.$D$1]" office:value-type="float" office:value="19.5698556083309" calcext:value-type="float">
            <text:p>19,5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[.$B$1]" office:value-type="float" office:value="764" calcext:value-type="float">
            <text:p>764</text:p>
          </table:table-cell>
          <table:table-cell table:formula="of:=LOG([.B193]; 2)" office:value-type="float" office:value="9.57742882803575" calcext:value-type="float">
            <text:p>9,577</text:p>
          </table:table-cell>
          <table:table-cell table:formula="of:=[.C193]+[.$D$1]" office:value-type="float" office:value="19.5774288280358" calcext:value-type="float">
            <text:p>19,57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[.$B$1]" office:value-type="float" office:value="768" calcext:value-type="float">
            <text:p>768</text:p>
          </table:table-cell>
          <table:table-cell table:formula="of:=LOG([.B194]; 2)" office:value-type="float" office:value="9.58496250072116" calcext:value-type="float">
            <text:p>9,585</text:p>
          </table:table-cell>
          <table:table-cell table:formula="of:=[.C194]+[.$D$1]" office:value-type="float" office:value="19.5849625007212" calcext:value-type="float">
            <text:p>19,5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[.$B$1]" office:value-type="float" office:value="772" calcext:value-type="float">
            <text:p>772</text:p>
          </table:table-cell>
          <table:table-cell table:formula="of:=LOG([.B195]; 2)" office:value-type="float" office:value="9.59245703726808" calcext:value-type="float">
            <text:p>9,592</text:p>
          </table:table-cell>
          <table:table-cell table:formula="of:=[.C195]+[.$D$1]" office:value-type="float" office:value="19.5924570372681" calcext:value-type="float">
            <text:p>19,5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[.$B$1]" office:value-type="float" office:value="776" calcext:value-type="float">
            <text:p>776</text:p>
          </table:table-cell>
          <table:table-cell table:formula="of:=LOG([.B196]; 2)" office:value-type="float" office:value="9.59991284218713" calcext:value-type="float">
            <text:p>9,600</text:p>
          </table:table-cell>
          <table:table-cell table:formula="of:=[.C196]+[.$D$1]" office:value-type="float" office:value="19.5999128421871" calcext:value-type="float">
            <text:p>19,6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[.$B$1]" office:value-type="float" office:value="780" calcext:value-type="float">
            <text:p>780</text:p>
          </table:table-cell>
          <table:table-cell table:formula="of:=LOG([.B197]; 2)" office:value-type="float" office:value="9.60733031374961" calcext:value-type="float">
            <text:p>9,607</text:p>
          </table:table-cell>
          <table:table-cell table:formula="of:=[.C197]+[.$D$1]" office:value-type="float" office:value="19.6073303137496" calcext:value-type="float">
            <text:p>19,6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[.$B$1]" office:value-type="float" office:value="784" calcext:value-type="float">
            <text:p>784</text:p>
          </table:table-cell>
          <table:table-cell table:formula="of:=LOG([.B198]; 2)" office:value-type="float" office:value="9.61470984411521" calcext:value-type="float">
            <text:p>9,615</text:p>
          </table:table-cell>
          <table:table-cell table:formula="of:=[.C198]+[.$D$1]" office:value-type="float" office:value="19.6147098441152" calcext:value-type="float">
            <text:p>19,6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[.$B$1]" office:value-type="float" office:value="788" calcext:value-type="float">
            <text:p>788</text:p>
          </table:table-cell>
          <table:table-cell table:formula="of:=LOG([.B199]; 2)" office:value-type="float" office:value="9.62205181945638" calcext:value-type="float">
            <text:p>9,622</text:p>
          </table:table-cell>
          <table:table-cell table:formula="of:=[.C199]+[.$D$1]" office:value-type="float" office:value="19.6220518194564" calcext:value-type="float">
            <text:p>19,6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[.$B$1]" office:value-type="float" office:value="792" calcext:value-type="float">
            <text:p>792</text:p>
          </table:table-cell>
          <table:table-cell table:formula="of:=LOG([.B200]; 2)" office:value-type="float" office:value="9.62935662007961" calcext:value-type="float">
            <text:p>9,629</text:p>
          </table:table-cell>
          <table:table-cell table:formula="of:=[.C200]+[.$D$1]" office:value-type="float" office:value="19.6293566200796" calcext:value-type="float">
            <text:p>19,6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[.$B$1]" office:value-type="float" office:value="796" calcext:value-type="float">
            <text:p>796</text:p>
          </table:table-cell>
          <table:table-cell table:formula="of:=LOG([.B201]; 2)" office:value-type="float" office:value="9.63662462054365" calcext:value-type="float">
            <text:p>9,637</text:p>
          </table:table-cell>
          <table:table-cell table:formula="of:=[.C201]+[.$D$1]" office:value-type="float" office:value="19.6366246205437" calcext:value-type="float">
            <text:p>19,6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[.$B$1]" office:value-type="float" office:value="800" calcext:value-type="float">
            <text:p>800</text:p>
          </table:table-cell>
          <table:table-cell table:formula="of:=LOG([.B202]; 2)" office:value-type="float" office:value="9.64385618977473" calcext:value-type="float">
            <text:p>9,644</text:p>
          </table:table-cell>
          <table:table-cell table:formula="of:=[.C202]+[.$D$1]" office:value-type="float" office:value="19.6438561897747" calcext:value-type="float">
            <text:p>19,6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[.$B$1]" office:value-type="float" office:value="804" calcext:value-type="float">
            <text:p>804</text:p>
          </table:table-cell>
          <table:table-cell table:formula="of:=LOG([.B203]; 2)" office:value-type="float" office:value="9.65105169117893" calcext:value-type="float">
            <text:p>9,651</text:p>
          </table:table-cell>
          <table:table-cell table:formula="of:=[.C203]+[.$D$1]" office:value-type="float" office:value="19.6510516911789" calcext:value-type="float">
            <text:p>19,6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[.$B$1]" office:value-type="float" office:value="808" calcext:value-type="float">
            <text:p>808</text:p>
          </table:table-cell>
          <table:table-cell table:formula="of:=LOG([.B204]; 2)" office:value-type="float" office:value="9.65821148275179" calcext:value-type="float">
            <text:p>9,658</text:p>
          </table:table-cell>
          <table:table-cell table:formula="of:=[.C204]+[.$D$1]" office:value-type="float" office:value="19.6582114827518" calcext:value-type="float">
            <text:p>19,6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[.$B$1]" office:value-type="float" office:value="812" calcext:value-type="float">
            <text:p>812</text:p>
          </table:table-cell>
          <table:table-cell table:formula="of:=LOG([.B205]; 2)" office:value-type="float" office:value="9.66533591718518" calcext:value-type="float">
            <text:p>9,665</text:p>
          </table:table-cell>
          <table:table-cell table:formula="of:=[.C205]+[.$D$1]" office:value-type="float" office:value="19.6653359171852" calcext:value-type="float">
            <text:p>19,6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[.$B$1]" office:value-type="float" office:value="816" calcext:value-type="float">
            <text:p>816</text:p>
          </table:table-cell>
          <table:table-cell table:formula="of:=LOG([.B206]; 2)" office:value-type="float" office:value="9.6724253419715" calcext:value-type="float">
            <text:p>9,672</text:p>
          </table:table-cell>
          <table:table-cell table:formula="of:=[.C206]+[.$D$1]" office:value-type="float" office:value="19.6724253419715" calcext:value-type="float">
            <text:p>19,6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[.$B$1]" office:value-type="float" office:value="820" calcext:value-type="float">
            <text:p>820</text:p>
          </table:table-cell>
          <table:table-cell table:formula="of:=LOG([.B207]; 2)" office:value-type="float" office:value="9.67948009950545" calcext:value-type="float">
            <text:p>9,679</text:p>
          </table:table-cell>
          <table:table-cell table:formula="of:=[.C207]+[.$D$1]" office:value-type="float" office:value="19.6794800995054" calcext:value-type="float">
            <text:p>19,6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[.$B$1]" office:value-type="float" office:value="824" calcext:value-type="float">
            <text:p>824</text:p>
          </table:table-cell>
          <table:table-cell table:formula="of:=LOG([.B208]; 2)" office:value-type="float" office:value="9.68650052718322" calcext:value-type="float">
            <text:p>9,687</text:p>
          </table:table-cell>
          <table:table-cell table:formula="of:=[.C208]+[.$D$1]" office:value-type="float" office:value="19.6865005271832" calcext:value-type="float">
            <text:p>19,68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[.$B$1]" office:value-type="float" office:value="828" calcext:value-type="float">
            <text:p>828</text:p>
          </table:table-cell>
          <table:table-cell table:formula="of:=LOG([.B209]; 2)" office:value-type="float" office:value="9.69348695749933" calcext:value-type="float">
            <text:p>9,693</text:p>
          </table:table-cell>
          <table:table-cell table:formula="of:=[.C209]+[.$D$1]" office:value-type="float" office:value="19.6934869574993" calcext:value-type="float">
            <text:p>19,6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[.$B$1]" office:value-type="float" office:value="832" calcext:value-type="float">
            <text:p>832</text:p>
          </table:table-cell>
          <table:table-cell table:formula="of:=LOG([.B210]; 2)" office:value-type="float" office:value="9.70043971814109" calcext:value-type="float">
            <text:p>9,700</text:p>
          </table:table-cell>
          <table:table-cell table:formula="of:=[.C210]+[.$D$1]" office:value-type="float" office:value="19.7004397181411" calcext:value-type="float">
            <text:p>19,7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[.$B$1]" office:value-type="float" office:value="836" calcext:value-type="float">
            <text:p>836</text:p>
          </table:table-cell>
          <table:table-cell table:formula="of:=LOG([.B211]; 2)" office:value-type="float" office:value="9.70735913208088" calcext:value-type="float">
            <text:p>9,707</text:p>
          </table:table-cell>
          <table:table-cell table:formula="of:=[.C211]+[.$D$1]" office:value-type="float" office:value="19.7073591320809" calcext:value-type="float">
            <text:p>19,7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[.$B$1]" office:value-type="float" office:value="840" calcext:value-type="float">
            <text:p>840</text:p>
          </table:table-cell>
          <table:table-cell table:formula="of:=LOG([.B212]; 2)" office:value-type="float" office:value="9.71424551766612" calcext:value-type="float">
            <text:p>9,714</text:p>
          </table:table-cell>
          <table:table-cell table:formula="of:=[.C212]+[.$D$1]" office:value-type="float" office:value="19.7142455176661" calcext:value-type="float">
            <text:p>19,7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[.$B$1]" office:value-type="float" office:value="844" calcext:value-type="float">
            <text:p>844</text:p>
          </table:table-cell>
          <table:table-cell table:formula="of:=LOG([.B213]; 2)" office:value-type="float" office:value="9.72109918870719" calcext:value-type="float">
            <text:p>9,721</text:p>
          </table:table-cell>
          <table:table-cell table:formula="of:=[.C213]+[.$D$1]" office:value-type="float" office:value="19.7210991887072" calcext:value-type="float">
            <text:p>19,7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[.$B$1]" office:value-type="float" office:value="848" calcext:value-type="float">
            <text:p>848</text:p>
          </table:table-cell>
          <table:table-cell table:formula="of:=LOG([.B214]; 2)" office:value-type="float" office:value="9.7279204545632" calcext:value-type="float">
            <text:p>9,728</text:p>
          </table:table-cell>
          <table:table-cell table:formula="of:=[.C214]+[.$D$1]" office:value-type="float" office:value="19.7279204545632" calcext:value-type="float">
            <text:p>19,7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[.$B$1]" office:value-type="float" office:value="852" calcext:value-type="float">
            <text:p>852</text:p>
          </table:table-cell>
          <table:table-cell table:formula="of:=LOG([.B215]; 2)" office:value-type="float" office:value="9.73470962022584" calcext:value-type="float">
            <text:p>9,735</text:p>
          </table:table-cell>
          <table:table-cell table:formula="of:=[.C215]+[.$D$1]" office:value-type="float" office:value="19.7347096202258" calcext:value-type="float">
            <text:p>19,7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[.$B$1]" office:value-type="float" office:value="856" calcext:value-type="float">
            <text:p>856</text:p>
          </table:table-cell>
          <table:table-cell table:formula="of:=LOG([.B216]; 2)" office:value-type="float" office:value="9.74146698640115" calcext:value-type="float">
            <text:p>9,741</text:p>
          </table:table-cell>
          <table:table-cell table:formula="of:=[.C216]+[.$D$1]" office:value-type="float" office:value="19.7414669864011" calcext:value-type="float">
            <text:p>19,7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[.$B$1]" office:value-type="float" office:value="860" calcext:value-type="float">
            <text:p>860</text:p>
          </table:table-cell>
          <table:table-cell table:formula="of:=LOG([.B217]; 2)" office:value-type="float" office:value="9.74819284958946" calcext:value-type="float">
            <text:p>9,748</text:p>
          </table:table-cell>
          <table:table-cell table:formula="of:=[.C217]+[.$D$1]" office:value-type="float" office:value="19.7481928495895" calcext:value-type="float">
            <text:p>19,7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[.$B$1]" office:value-type="float" office:value="864" calcext:value-type="float">
            <text:p>864</text:p>
          </table:table-cell>
          <table:table-cell table:formula="of:=LOG([.B218]; 2)" office:value-type="float" office:value="9.75488750216347" calcext:value-type="float">
            <text:p>9,755</text:p>
          </table:table-cell>
          <table:table-cell table:formula="of:=[.C218]+[.$D$1]" office:value-type="float" office:value="19.7548875021635" calcext:value-type="float">
            <text:p>19,7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[.$B$1]" office:value-type="float" office:value="868" calcext:value-type="float">
            <text:p>868</text:p>
          </table:table-cell>
          <table:table-cell table:formula="of:=LOG([.B219]; 2)" office:value-type="float" office:value="9.76155123244448" calcext:value-type="float">
            <text:p>9,762</text:p>
          </table:table-cell>
          <table:table-cell table:formula="of:=[.C219]+[.$D$1]" office:value-type="float" office:value="19.7615512324445" calcext:value-type="float">
            <text:p>19,7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[.$B$1]" office:value-type="float" office:value="872" calcext:value-type="float">
            <text:p>872</text:p>
          </table:table-cell>
          <table:table-cell table:formula="of:=LOG([.B220]; 2)" office:value-type="float" office:value="9.76818432477693" calcext:value-type="float">
            <text:p>9,768</text:p>
          </table:table-cell>
          <table:table-cell table:formula="of:=[.C220]+[.$D$1]" office:value-type="float" office:value="19.7681843247769" calcext:value-type="float">
            <text:p>19,7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[.$B$1]" office:value-type="float" office:value="876" calcext:value-type="float">
            <text:p>876</text:p>
          </table:table-cell>
          <table:table-cell table:formula="of:=LOG([.B221]; 2)" office:value-type="float" office:value="9.77478705960117" calcext:value-type="float">
            <text:p>9,775</text:p>
          </table:table-cell>
          <table:table-cell table:formula="of:=[.C221]+[.$D$1]" office:value-type="float" office:value="19.7747870596012" calcext:value-type="float">
            <text:p>19,7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[.$B$1]" office:value-type="float" office:value="880" calcext:value-type="float">
            <text:p>880</text:p>
          </table:table-cell>
          <table:table-cell table:formula="of:=LOG([.B222]; 2)" office:value-type="float" office:value="9.78135971352466" calcext:value-type="float">
            <text:p>9,781</text:p>
          </table:table-cell>
          <table:table-cell table:formula="of:=[.C222]+[.$D$1]" office:value-type="float" office:value="19.7813597135247" calcext:value-type="float">
            <text:p>19,7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[.$B$1]" office:value-type="float" office:value="884" calcext:value-type="float">
            <text:p>884</text:p>
          </table:table-cell>
          <table:table-cell table:formula="of:=LOG([.B223]; 2)" office:value-type="float" office:value="9.78790255939143" calcext:value-type="float">
            <text:p>9,788</text:p>
          </table:table-cell>
          <table:table-cell table:formula="of:=[.C223]+[.$D$1]" office:value-type="float" office:value="19.7879025593914" calcext:value-type="float">
            <text:p>19,7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[.$B$1]" office:value-type="float" office:value="888" calcext:value-type="float">
            <text:p>888</text:p>
          </table:table-cell>
          <table:table-cell table:formula="of:=LOG([.B224]; 2)" office:value-type="float" office:value="9.79441586635011" calcext:value-type="float">
            <text:p>9,794</text:p>
          </table:table-cell>
          <table:table-cell table:formula="of:=[.C224]+[.$D$1]" office:value-type="float" office:value="19.7944158663501" calcext:value-type="float">
            <text:p>19,7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[.$B$1]" office:value-type="float" office:value="892" calcext:value-type="float">
            <text:p>892</text:p>
          </table:table-cell>
          <table:table-cell table:formula="of:=LOG([.B225]; 2)" office:value-type="float" office:value="9.80089989992031" calcext:value-type="float">
            <text:p>9,801</text:p>
          </table:table-cell>
          <table:table-cell table:formula="of:=[.C225]+[.$D$1]" office:value-type="float" office:value="19.8008998999203" calcext:value-type="float">
            <text:p>19,8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[.$B$1]" office:value-type="float" office:value="896" calcext:value-type="float">
            <text:p>896</text:p>
          </table:table-cell>
          <table:table-cell table:formula="of:=LOG([.B226]; 2)" office:value-type="float" office:value="9.8073549220576" calcext:value-type="float">
            <text:p>9,807</text:p>
          </table:table-cell>
          <table:table-cell table:formula="of:=[.C226]+[.$D$1]" office:value-type="float" office:value="19.8073549220576" calcext:value-type="float">
            <text:p>19,8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[.$B$1]" office:value-type="float" office:value="900" calcext:value-type="float">
            <text:p>900</text:p>
          </table:table-cell>
          <table:table-cell table:formula="of:=LOG([.B227]; 2)" office:value-type="float" office:value="9.81378119121704" calcext:value-type="float">
            <text:p>9,814</text:p>
          </table:table-cell>
          <table:table-cell table:formula="of:=[.C227]+[.$D$1]" office:value-type="float" office:value="19.813781191217" calcext:value-type="float">
            <text:p>19,8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[.$B$1]" office:value-type="float" office:value="904" calcext:value-type="float">
            <text:p>904</text:p>
          </table:table-cell>
          <table:table-cell table:formula="of:=LOG([.B228]; 2)" office:value-type="float" office:value="9.82017896241519" calcext:value-type="float">
            <text:p>9,820</text:p>
          </table:table-cell>
          <table:table-cell table:formula="of:=[.C228]+[.$D$1]" office:value-type="float" office:value="19.8201789624152" calcext:value-type="float">
            <text:p>19,8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[.$B$1]" office:value-type="float" office:value="908" calcext:value-type="float">
            <text:p>908</text:p>
          </table:table-cell>
          <table:table-cell table:formula="of:=LOG([.B229]; 2)" office:value-type="float" office:value="9.82654848729092" calcext:value-type="float">
            <text:p>9,827</text:p>
          </table:table-cell>
          <table:table-cell table:formula="of:=[.C229]+[.$D$1]" office:value-type="float" office:value="19.8265484872909" calcext:value-type="float">
            <text:p>19,8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[.$B$1]" office:value-type="float" office:value="912" calcext:value-type="float">
            <text:p>912</text:p>
          </table:table-cell>
          <table:table-cell table:formula="of:=LOG([.B230]; 2)" office:value-type="float" office:value="9.83289001416474" calcext:value-type="float">
            <text:p>9,833</text:p>
          </table:table-cell>
          <table:table-cell table:formula="of:=[.C230]+[.$D$1]" office:value-type="float" office:value="19.8328900141647" calcext:value-type="float">
            <text:p>19,8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[.$B$1]" office:value-type="float" office:value="916" calcext:value-type="float">
            <text:p>916</text:p>
          </table:table-cell>
          <table:table-cell table:formula="of:=LOG([.B231]; 2)" office:value-type="float" office:value="9.83920378809694" calcext:value-type="float">
            <text:p>9,839</text:p>
          </table:table-cell>
          <table:table-cell table:formula="of:=[.C231]+[.$D$1]" office:value-type="float" office:value="19.8392037880969" calcext:value-type="float">
            <text:p>19,8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[.$B$1]" office:value-type="float" office:value="920" calcext:value-type="float">
            <text:p>920</text:p>
          </table:table-cell>
          <table:table-cell table:formula="of:=LOG([.B232]; 2)" office:value-type="float" office:value="9.84549005094438" calcext:value-type="float">
            <text:p>9,845</text:p>
          </table:table-cell>
          <table:table-cell table:formula="of:=[.C232]+[.$D$1]" office:value-type="float" office:value="19.8454900509444" calcext:value-type="float">
            <text:p>19,84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[.$B$1]" office:value-type="float" office:value="924" calcext:value-type="float">
            <text:p>924</text:p>
          </table:table-cell>
          <table:table-cell table:formula="of:=LOG([.B233]; 2)" office:value-type="float" office:value="9.85174904141606" calcext:value-type="float">
            <text:p>9,852</text:p>
          </table:table-cell>
          <table:table-cell table:formula="of:=[.C233]+[.$D$1]" office:value-type="float" office:value="19.8517490414161" calcext:value-type="float">
            <text:p>19,8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[.$B$1]" office:value-type="float" office:value="928" calcext:value-type="float">
            <text:p>928</text:p>
          </table:table-cell>
          <table:table-cell table:formula="of:=LOG([.B234]; 2)" office:value-type="float" office:value="9.85798099512757" calcext:value-type="float">
            <text:p>9,858</text:p>
          </table:table-cell>
          <table:table-cell table:formula="of:=[.C234]+[.$D$1]" office:value-type="float" office:value="19.8579809951276" calcext:value-type="float">
            <text:p>19,8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[.$B$1]" office:value-type="float" office:value="932" calcext:value-type="float">
            <text:p>932</text:p>
          </table:table-cell>
          <table:table-cell table:formula="of:=LOG([.B235]; 2)" office:value-type="float" office:value="9.86418614465428" calcext:value-type="float">
            <text:p>9,864</text:p>
          </table:table-cell>
          <table:table-cell table:formula="of:=[.C235]+[.$D$1]" office:value-type="float" office:value="19.8641861446543" calcext:value-type="float">
            <text:p>19,8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[.$B$1]" office:value-type="float" office:value="936" calcext:value-type="float">
            <text:p>936</text:p>
          </table:table-cell>
          <table:table-cell table:formula="of:=LOG([.B236]; 2)" office:value-type="float" office:value="9.87036471958341" calcext:value-type="float">
            <text:p>9,870</text:p>
          </table:table-cell>
          <table:table-cell table:formula="of:=[.C236]+[.$D$1]" office:value-type="float" office:value="19.8703647195834" calcext:value-type="float">
            <text:p>19,87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[.$B$1]" office:value-type="float" office:value="940" calcext:value-type="float">
            <text:p>940</text:p>
          </table:table-cell>
          <table:table-cell table:formula="of:=LOG([.B237]; 2)" office:value-type="float" office:value="9.876516946565" calcext:value-type="float">
            <text:p>9,877</text:p>
          </table:table-cell>
          <table:table-cell table:formula="of:=[.C237]+[.$D$1]" office:value-type="float" office:value="19.876516946565" calcext:value-type="float">
            <text:p>19,8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[.$B$1]" office:value-type="float" office:value="944" calcext:value-type="float">
            <text:p>944</text:p>
          </table:table-cell>
          <table:table-cell table:formula="of:=LOG([.B238]; 2)" office:value-type="float" office:value="9.88264304936184" calcext:value-type="float">
            <text:p>9,883</text:p>
          </table:table-cell>
          <table:table-cell table:formula="of:=[.C238]+[.$D$1]" office:value-type="float" office:value="19.8826430493618" calcext:value-type="float">
            <text:p>19,8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[.$B$1]" office:value-type="float" office:value="948" calcext:value-type="float">
            <text:p>948</text:p>
          </table:table-cell>
          <table:table-cell table:formula="of:=LOG([.B239]; 2)" office:value-type="float" office:value="9.88874324889826" calcext:value-type="float">
            <text:p>9,889</text:p>
          </table:table-cell>
          <table:table-cell table:formula="of:=[.C239]+[.$D$1]" office:value-type="float" office:value="19.8887432488983" calcext:value-type="float">
            <text:p>19,8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[.$B$1]" office:value-type="float" office:value="952" calcext:value-type="float">
            <text:p>952</text:p>
          </table:table-cell>
          <table:table-cell table:formula="of:=LOG([.B240]; 2)" office:value-type="float" office:value="9.89481776330794" calcext:value-type="float">
            <text:p>9,895</text:p>
          </table:table-cell>
          <table:table-cell table:formula="of:=[.C240]+[.$D$1]" office:value-type="float" office:value="19.8948177633079" calcext:value-type="float">
            <text:p>19,8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[.$B$1]" office:value-type="float" office:value="956" calcext:value-type="float">
            <text:p>956</text:p>
          </table:table-cell>
          <table:table-cell table:formula="of:=LOG([.B241]; 2)" office:value-type="float" office:value="9.90086680798075" calcext:value-type="float">
            <text:p>9,901</text:p>
          </table:table-cell>
          <table:table-cell table:formula="of:=[.C241]+[.$D$1]" office:value-type="float" office:value="19.9008668079807" calcext:value-type="float">
            <text:p>19,9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[.$B$1]" office:value-type="float" office:value="960" calcext:value-type="float">
            <text:p>960</text:p>
          </table:table-cell>
          <table:table-cell table:formula="of:=LOG([.B242]; 2)" office:value-type="float" office:value="9.90689059560852" calcext:value-type="float">
            <text:p>9,907</text:p>
          </table:table-cell>
          <table:table-cell table:formula="of:=[.C242]+[.$D$1]" office:value-type="float" office:value="19.9068905956085" calcext:value-type="float">
            <text:p>19,9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[.$B$1]" office:value-type="float" office:value="964" calcext:value-type="float">
            <text:p>964</text:p>
          </table:table-cell>
          <table:table-cell table:formula="of:=LOG([.B243]; 2)" office:value-type="float" office:value="9.91288933622996" calcext:value-type="float">
            <text:p>9,913</text:p>
          </table:table-cell>
          <table:table-cell table:formula="of:=[.C243]+[.$D$1]" office:value-type="float" office:value="19.91288933623" calcext:value-type="float">
            <text:p>19,9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[.$B$1]" office:value-type="float" office:value="968" calcext:value-type="float">
            <text:p>968</text:p>
          </table:table-cell>
          <table:table-cell table:formula="of:=LOG([.B244]; 2)" office:value-type="float" office:value="9.91886323727459" calcext:value-type="float">
            <text:p>9,919</text:p>
          </table:table-cell>
          <table:table-cell table:formula="of:=[.C244]+[.$D$1]" office:value-type="float" office:value="19.9188632372746" calcext:value-type="float">
            <text:p>19,9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[.$B$1]" office:value-type="float" office:value="972" calcext:value-type="float">
            <text:p>972</text:p>
          </table:table-cell>
          <table:table-cell table:formula="of:=LOG([.B245]; 2)" office:value-type="float" office:value="9.92481250360578" calcext:value-type="float">
            <text:p>9,925</text:p>
          </table:table-cell>
          <table:table-cell table:formula="of:=[.C245]+[.$D$1]" office:value-type="float" office:value="19.9248125036058" calcext:value-type="float">
            <text:p>19,9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[.$B$1]" office:value-type="float" office:value="976" calcext:value-type="float">
            <text:p>976</text:p>
          </table:table-cell>
          <table:table-cell table:formula="of:=LOG([.B246]; 2)" office:value-type="float" office:value="9.93073733756289" calcext:value-type="float">
            <text:p>9,931</text:p>
          </table:table-cell>
          <table:table-cell table:formula="of:=[.C246]+[.$D$1]" office:value-type="float" office:value="19.9307373375629" calcext:value-type="float">
            <text:p>19,9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[.$B$1]" office:value-type="float" office:value="980" calcext:value-type="float">
            <text:p>980</text:p>
          </table:table-cell>
          <table:table-cell table:formula="of:=LOG([.B247]; 2)" office:value-type="float" office:value="9.93663793900257" calcext:value-type="float">
            <text:p>9,937</text:p>
          </table:table-cell>
          <table:table-cell table:formula="of:=[.C247]+[.$D$1]" office:value-type="float" office:value="19.9366379390026" calcext:value-type="float">
            <text:p>19,9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[.$B$1]" office:value-type="float" office:value="984" calcext:value-type="float">
            <text:p>984</text:p>
          </table:table-cell>
          <table:table-cell table:formula="of:=LOG([.B248]; 2)" office:value-type="float" office:value="9.94251450533924" calcext:value-type="float">
            <text:p>9,943</text:p>
          </table:table-cell>
          <table:table-cell table:formula="of:=[.C248]+[.$D$1]" office:value-type="float" office:value="19.9425145053392" calcext:value-type="float">
            <text:p>19,9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[.$B$1]" office:value-type="float" office:value="988" calcext:value-type="float">
            <text:p>988</text:p>
          </table:table-cell>
          <table:table-cell table:formula="of:=LOG([.B249]; 2)" office:value-type="float" office:value="9.94836723158468" calcext:value-type="float">
            <text:p>9,948</text:p>
          </table:table-cell>
          <table:table-cell table:formula="of:=[.C249]+[.$D$1]" office:value-type="float" office:value="19.9483672315847" calcext:value-type="float">
            <text:p>19,9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[.$B$1]" office:value-type="float" office:value="992" calcext:value-type="float">
            <text:p>992</text:p>
          </table:table-cell>
          <table:table-cell table:formula="of:=LOG([.B250]; 2)" office:value-type="float" office:value="9.95419631038688" calcext:value-type="float">
            <text:p>9,954</text:p>
          </table:table-cell>
          <table:table-cell table:formula="of:=[.C250]+[.$D$1]" office:value-type="float" office:value="19.9541963103869" calcext:value-type="float">
            <text:p>19,9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[.$B$1]" office:value-type="float" office:value="996" calcext:value-type="float">
            <text:p>996</text:p>
          </table:table-cell>
          <table:table-cell table:formula="of:=LOG([.B251]; 2)" office:value-type="float" office:value="9.96000193206808" calcext:value-type="float">
            <text:p>9,960</text:p>
          </table:table-cell>
          <table:table-cell table:formula="of:=[.C251]+[.$D$1]" office:value-type="float" office:value="19.9600019320681" calcext:value-type="float">
            <text:p>19,9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[.$B$1]" office:value-type="float" office:value="1000" calcext:value-type="float">
            <text:p>1000</text:p>
          </table:table-cell>
          <table:table-cell table:formula="of:=LOG([.B252]; 2)" office:value-type="float" office:value="9.96578428466209" calcext:value-type="float">
            <text:p>9,966</text:p>
          </table:table-cell>
          <table:table-cell table:formula="of:=[.C252]+[.$D$1]" office:value-type="float" office:value="19.9657842846621" calcext:value-type="float">
            <text:p>19,9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*[.$B$1]" office:value-type="float" office:value="1004" calcext:value-type="float">
            <text:p>1004</text:p>
          </table:table-cell>
          <table:table-cell table:formula="of:=LOG([.B253]; 2)" office:value-type="float" office:value="9.97154355395077" calcext:value-type="float">
            <text:p>9,972</text:p>
          </table:table-cell>
          <table:table-cell table:formula="of:=[.C253]+[.$D$1]" office:value-type="float" office:value="19.9715435539508" calcext:value-type="float">
            <text:p>19,97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*[.$B$1]" office:value-type="float" office:value="1008" calcext:value-type="float">
            <text:p>1008</text:p>
          </table:table-cell>
          <table:table-cell table:formula="of:=LOG([.B254]; 2)" office:value-type="float" office:value="9.97727992349992" calcext:value-type="float">
            <text:p>9,977</text:p>
          </table:table-cell>
          <table:table-cell table:formula="of:=[.C254]+[.$D$1]" office:value-type="float" office:value="19.9772799234999" calcext:value-type="float">
            <text:p>19,9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*[.$B$1]" office:value-type="float" office:value="1012" calcext:value-type="float">
            <text:p>1012</text:p>
          </table:table-cell>
          <table:table-cell table:formula="of:=LOG([.B255]; 2)" office:value-type="float" office:value="9.98299357469431" calcext:value-type="float">
            <text:p>9,983</text:p>
          </table:table-cell>
          <table:table-cell table:formula="of:=[.C255]+[.$D$1]" office:value-type="float" office:value="19.9829935746943" calcext:value-type="float">
            <text:p>19,9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*[.$B$1]" office:value-type="float" office:value="1016" calcext:value-type="float">
            <text:p>1016</text:p>
          </table:table-cell>
          <table:table-cell table:formula="of:=LOG([.B256]; 2)" office:value-type="float" office:value="9.98868468677217" calcext:value-type="float">
            <text:p>9,989</text:p>
          </table:table-cell>
          <table:table-cell table:formula="of:=[.C256]+[.$D$1]" office:value-type="float" office:value="19.9886846867722" calcext:value-type="float">
            <text:p>19,9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*[.$B$1]" office:value-type="float" office:value="1020" calcext:value-type="float">
            <text:p>1020</text:p>
          </table:table-cell>
          <table:table-cell table:formula="of:=LOG([.B257]; 2)" office:value-type="float" office:value="9.99435343685886" calcext:value-type="float">
            <text:p>9,994</text:p>
          </table:table-cell>
          <table:table-cell table:formula="of:=[.C257]+[.$D$1]" office:value-type="float" office:value="19.9943534368589" calcext:value-type="float">
            <text:p>19,9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*[.$B$1]" office:value-type="float" office:value="1024" calcext:value-type="float">
            <text:p>1024</text:p>
          </table:table-cell>
          <table:table-cell table:formula="of:=LOG([.B258]; 2)" office:value-type="float" office:value="10" calcext:value-type="float">
            <text:p>10,000</text:p>
          </table:table-cell>
          <table:table-cell table:formula="of:=[.C258]+[.$D$1]" office:value-type="float" office:value="20" calcext:value-type="float">
            <text:p>20,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*[.$B$1]" office:value-type="float" office:value="1028" calcext:value-type="float">
            <text:p>1028</text:p>
          </table:table-cell>
          <table:table-cell table:formula="of:=LOG([.B259]; 2)" office:value-type="float" office:value="10.0056245491939" calcext:value-type="float">
            <text:p>10,006</text:p>
          </table:table-cell>
          <table:table-cell table:formula="of:=[.C259]+[.$D$1]" office:value-type="float" office:value="20.0056245491939" calcext:value-type="float">
            <text:p>20,0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*[.$B$1]" office:value-type="float" office:value="1032" calcext:value-type="float">
            <text:p>1032</text:p>
          </table:table-cell>
          <table:table-cell table:formula="of:=LOG([.B260]; 2)" office:value-type="float" office:value="10.0112272554233" calcext:value-type="float">
            <text:p>10,011</text:p>
          </table:table-cell>
          <table:table-cell table:formula="of:=[.C260]+[.$D$1]" office:value-type="float" office:value="20.0112272554233" calcext:value-type="float">
            <text:p>20,0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*[.$B$1]" office:value-type="float" office:value="1036" calcext:value-type="float">
            <text:p>1036</text:p>
          </table:table-cell>
          <table:table-cell table:formula="of:=LOG([.B261]; 2)" office:value-type="float" office:value="10.0168082876866" calcext:value-type="float">
            <text:p>10,017</text:p>
          </table:table-cell>
          <table:table-cell table:formula="of:=[.C261]+[.$D$1]" office:value-type="float" office:value="20.0168082876866" calcext:value-type="float">
            <text:p>20,0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*[.$B$1]" office:value-type="float" office:value="1040" calcext:value-type="float">
            <text:p>1040</text:p>
          </table:table-cell>
          <table:table-cell table:formula="of:=LOG([.B262]; 2)" office:value-type="float" office:value="10.0223678130285" calcext:value-type="float">
            <text:p>10,022</text:p>
          </table:table-cell>
          <table:table-cell table:formula="of:=[.C262]+[.$D$1]" office:value-type="float" office:value="20.0223678130285" calcext:value-type="float">
            <text:p>20,0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*[.$B$1]" office:value-type="float" office:value="1044" calcext:value-type="float">
            <text:p>1044</text:p>
          </table:table-cell>
          <table:table-cell table:formula="of:=LOG([.B263]; 2)" office:value-type="float" office:value="10.0279059965699" calcext:value-type="float">
            <text:p>10,028</text:p>
          </table:table-cell>
          <table:table-cell table:formula="of:=[.C263]+[.$D$1]" office:value-type="float" office:value="20.0279059965699" calcext:value-type="float">
            <text:p>20,0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*[.$B$1]" office:value-type="float" office:value="1048" calcext:value-type="float">
            <text:p>1048</text:p>
          </table:table-cell>
          <table:table-cell table:formula="of:=LOG([.B264]; 2)" office:value-type="float" office:value="10.0334230015375" calcext:value-type="float">
            <text:p>10,033</text:p>
          </table:table-cell>
          <table:table-cell table:formula="of:=[.C264]+[.$D$1]" office:value-type="float" office:value="20.0334230015374" calcext:value-type="float">
            <text:p>20,0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*[.$B$1]" office:value-type="float" office:value="1052" calcext:value-type="float">
            <text:p>1052</text:p>
          </table:table-cell>
          <table:table-cell table:formula="of:=LOG([.B265]; 2)" office:value-type="float" office:value="10.0389189892923" calcext:value-type="float">
            <text:p>10,039</text:p>
          </table:table-cell>
          <table:table-cell table:formula="of:=[.C265]+[.$D$1]" office:value-type="float" office:value="20.0389189892923" calcext:value-type="float">
            <text:p>20,0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*[.$B$1]" office:value-type="float" office:value="1056" calcext:value-type="float">
            <text:p>1056</text:p>
          </table:table-cell>
          <table:table-cell table:formula="of:=LOG([.B266]; 2)" office:value-type="float" office:value="10.0443941193585" calcext:value-type="float">
            <text:p>10,044</text:p>
          </table:table-cell>
          <table:table-cell table:formula="of:=[.C266]+[.$D$1]" office:value-type="float" office:value="20.0443941193585" calcext:value-type="float">
            <text:p>20,0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*[.$B$1]" office:value-type="float" office:value="1060" calcext:value-type="float">
            <text:p>1060</text:p>
          </table:table-cell>
          <table:table-cell table:formula="of:=LOG([.B267]; 2)" office:value-type="float" office:value="10.0498485494506" calcext:value-type="float">
            <text:p>10,050</text:p>
          </table:table-cell>
          <table:table-cell table:formula="of:=[.C267]+[.$D$1]" office:value-type="float" office:value="20.0498485494506" calcext:value-type="float">
            <text:p>20,0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*[.$B$1]" office:value-type="float" office:value="1064" calcext:value-type="float">
            <text:p>1064</text:p>
          </table:table-cell>
          <table:table-cell table:formula="of:=LOG([.B268]; 2)" office:value-type="float" office:value="10.0552824355012" calcext:value-type="float">
            <text:p>10,055</text:p>
          </table:table-cell>
          <table:table-cell table:formula="of:=[.C268]+[.$D$1]" office:value-type="float" office:value="20.0552824355012" calcext:value-type="float">
            <text:p>20,05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*[.$B$1]" office:value-type="float" office:value="1068" calcext:value-type="float">
            <text:p>1068</text:p>
          </table:table-cell>
          <table:table-cell table:formula="of:=LOG([.B269]; 2)" office:value-type="float" office:value="10.0606959316876" calcext:value-type="float">
            <text:p>10,061</text:p>
          </table:table-cell>
          <table:table-cell table:formula="of:=[.C269]+[.$D$1]" office:value-type="float" office:value="20.0606959316876" calcext:value-type="float">
            <text:p>20,0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*[.$B$1]" office:value-type="float" office:value="1072" calcext:value-type="float">
            <text:p>1072</text:p>
          </table:table-cell>
          <table:table-cell table:formula="of:=LOG([.B270]; 2)" office:value-type="float" office:value="10.0660891904578" calcext:value-type="float">
            <text:p>10,066</text:p>
          </table:table-cell>
          <table:table-cell table:formula="of:=[.C270]+[.$D$1]" office:value-type="float" office:value="20.0660891904578" calcext:value-type="float">
            <text:p>20,0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*[.$B$1]" office:value-type="float" office:value="1076" calcext:value-type="float">
            <text:p>1076</text:p>
          </table:table-cell>
          <table:table-cell table:formula="of:=LOG([.B271]; 2)" office:value-type="float" office:value="10.0714623625566" calcext:value-type="float">
            <text:p>10,071</text:p>
          </table:table-cell>
          <table:table-cell table:formula="of:=[.C271]+[.$D$1]" office:value-type="float" office:value="20.0714623625566" calcext:value-type="float">
            <text:p>20,0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*[.$B$1]" office:value-type="float" office:value="1080" calcext:value-type="float">
            <text:p>1080</text:p>
          </table:table-cell>
          <table:table-cell table:formula="of:=LOG([.B272]; 2)" office:value-type="float" office:value="10.0768155970508" calcext:value-type="float">
            <text:p>10,077</text:p>
          </table:table-cell>
          <table:table-cell table:formula="of:=[.C272]+[.$D$1]" office:value-type="float" office:value="20.0768155970508" calcext:value-type="float">
            <text:p>20,0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*[.$B$1]" office:value-type="float" office:value="1084" calcext:value-type="float">
            <text:p>1084</text:p>
          </table:table-cell>
          <table:table-cell table:formula="of:=LOG([.B273]; 2)" office:value-type="float" office:value="10.0821490413539" calcext:value-type="float">
            <text:p>10,082</text:p>
          </table:table-cell>
          <table:table-cell table:formula="of:=[.C273]+[.$D$1]" office:value-type="float" office:value="20.0821490413539" calcext:value-type="float">
            <text:p>20,0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*[.$B$1]" office:value-type="float" office:value="1088" calcext:value-type="float">
            <text:p>1088</text:p>
          </table:table-cell>
          <table:table-cell table:formula="of:=LOG([.B274]; 2)" office:value-type="float" office:value="10.0874628412503" calcext:value-type="float">
            <text:p>10,087</text:p>
          </table:table-cell>
          <table:table-cell table:formula="of:=[.C274]+[.$D$1]" office:value-type="float" office:value="20.0874628412503" calcext:value-type="float">
            <text:p>20,08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*[.$B$1]" office:value-type="float" office:value="1092" calcext:value-type="float">
            <text:p>1092</text:p>
          </table:table-cell>
          <table:table-cell table:formula="of:=LOG([.B275]; 2)" office:value-type="float" office:value="10.0927571409199" calcext:value-type="float">
            <text:p>10,093</text:p>
          </table:table-cell>
          <table:table-cell table:formula="of:=[.C275]+[.$D$1]" office:value-type="float" office:value="20.0927571409199" calcext:value-type="float">
            <text:p>20,0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*[.$B$1]" office:value-type="float" office:value="1096" calcext:value-type="float">
            <text:p>1096</text:p>
          </table:table-cell>
          <table:table-cell table:formula="of:=LOG([.B276]; 2)" office:value-type="float" office:value="10.0980320829605" calcext:value-type="float">
            <text:p>10,098</text:p>
          </table:table-cell>
          <table:table-cell table:formula="of:=[.C276]+[.$D$1]" office:value-type="float" office:value="20.0980320829605" calcext:value-type="float">
            <text:p>20,0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*[.$B$1]" office:value-type="float" office:value="1100" calcext:value-type="float">
            <text:p>1100</text:p>
          </table:table-cell>
          <table:table-cell table:formula="of:=LOG([.B277]; 2)" office:value-type="float" office:value="10.103287808412" calcext:value-type="float">
            <text:p>10,103</text:p>
          </table:table-cell>
          <table:table-cell table:formula="of:=[.C277]+[.$D$1]" office:value-type="float" office:value="20.103287808412" calcext:value-type="float">
            <text:p>20,1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*[.$B$1]" office:value-type="float" office:value="1104" calcext:value-type="float">
            <text:p>1104</text:p>
          </table:table-cell>
          <table:table-cell table:formula="of:=LOG([.B278]; 2)" office:value-type="float" office:value="10.1085244567782" calcext:value-type="float">
            <text:p>10,109</text:p>
          </table:table-cell>
          <table:table-cell table:formula="of:=[.C278]+[.$D$1]" office:value-type="float" office:value="20.1085244567782" calcext:value-type="float">
            <text:p>20,10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*[.$B$1]" office:value-type="float" office:value="1108" calcext:value-type="float">
            <text:p>1108</text:p>
          </table:table-cell>
          <table:table-cell table:formula="of:=LOG([.B279]; 2)" office:value-type="float" office:value="10.1137421660492" calcext:value-type="float">
            <text:p>10,114</text:p>
          </table:table-cell>
          <table:table-cell table:formula="of:=[.C279]+[.$D$1]" office:value-type="float" office:value="20.1137421660492" calcext:value-type="float">
            <text:p>20,1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*[.$B$1]" office:value-type="float" office:value="1112" calcext:value-type="float">
            <text:p>1112</text:p>
          </table:table-cell>
          <table:table-cell table:formula="of:=LOG([.B280]; 2)" office:value-type="float" office:value="10.1189410727235" calcext:value-type="float">
            <text:p>10,119</text:p>
          </table:table-cell>
          <table:table-cell table:formula="of:=[.C280]+[.$D$1]" office:value-type="float" office:value="20.1189410727235" calcext:value-type="float">
            <text:p>20,1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*[.$B$1]" office:value-type="float" office:value="1116" calcext:value-type="float">
            <text:p>1116</text:p>
          </table:table-cell>
          <table:table-cell table:formula="of:=LOG([.B281]; 2)" office:value-type="float" office:value="10.1241213118292" calcext:value-type="float">
            <text:p>10,124</text:p>
          </table:table-cell>
          <table:table-cell table:formula="of:=[.C281]+[.$D$1]" office:value-type="float" office:value="20.1241213118292" calcext:value-type="float">
            <text:p>20,1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*[.$B$1]" office:value-type="float" office:value="1120" calcext:value-type="float">
            <text:p>1120</text:p>
          </table:table-cell>
          <table:table-cell table:formula="of:=LOG([.B282]; 2)" office:value-type="float" office:value="10.129283016945" calcext:value-type="float">
            <text:p>10,129</text:p>
          </table:table-cell>
          <table:table-cell table:formula="of:=[.C282]+[.$D$1]" office:value-type="float" office:value="20.129283016945" calcext:value-type="float">
            <text:p>20,1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*[.$B$1]" office:value-type="float" office:value="1124" calcext:value-type="float">
            <text:p>1124</text:p>
          </table:table-cell>
          <table:table-cell table:formula="of:=LOG([.B283]; 2)" office:value-type="float" office:value="10.1344263202209" calcext:value-type="float">
            <text:p>10,134</text:p>
          </table:table-cell>
          <table:table-cell table:formula="of:=[.C283]+[.$D$1]" office:value-type="float" office:value="20.1344263202209" calcext:value-type="float">
            <text:p>20,1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*[.$B$1]" office:value-type="float" office:value="1128" calcext:value-type="float">
            <text:p>1128</text:p>
          </table:table-cell>
          <table:table-cell table:formula="of:=LOG([.B284]; 2)" office:value-type="float" office:value="10.1395513523988" calcext:value-type="float">
            <text:p>10,140</text:p>
          </table:table-cell>
          <table:table-cell table:formula="of:=[.C284]+[.$D$1]" office:value-type="float" office:value="20.1395513523988" calcext:value-type="float">
            <text:p>20,14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*[.$B$1]" office:value-type="float" office:value="1132" calcext:value-type="float">
            <text:p>1132</text:p>
          </table:table-cell>
          <table:table-cell table:formula="of:=LOG([.B285]; 2)" office:value-type="float" office:value="10.1446582428319" calcext:value-type="float">
            <text:p>10,145</text:p>
          </table:table-cell>
          <table:table-cell table:formula="of:=[.C285]+[.$D$1]" office:value-type="float" office:value="20.1446582428319" calcext:value-type="float">
            <text:p>20,1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*[.$B$1]" office:value-type="float" office:value="1136" calcext:value-type="float">
            <text:p>1136</text:p>
          </table:table-cell>
          <table:table-cell table:formula="of:=LOG([.B286]; 2)" office:value-type="float" office:value="10.1497471195047" calcext:value-type="float">
            <text:p>10,150</text:p>
          </table:table-cell>
          <table:table-cell table:formula="of:=[.C286]+[.$D$1]" office:value-type="float" office:value="20.1497471195047" calcext:value-type="float">
            <text:p>20,15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*[.$B$1]" office:value-type="float" office:value="1140" calcext:value-type="float">
            <text:p>1140</text:p>
          </table:table-cell>
          <table:table-cell table:formula="of:=LOG([.B287]; 2)" office:value-type="float" office:value="10.1548181090521" calcext:value-type="float">
            <text:p>10,155</text:p>
          </table:table-cell>
          <table:table-cell table:formula="of:=[.C287]+[.$D$1]" office:value-type="float" office:value="20.1548181090521" calcext:value-type="float">
            <text:p>20,1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*[.$B$1]" office:value-type="float" office:value="1144" calcext:value-type="float">
            <text:p>1144</text:p>
          </table:table-cell>
          <table:table-cell table:formula="of:=LOG([.B288]; 2)" office:value-type="float" office:value="10.1598713367784" calcext:value-type="float">
            <text:p>10,160</text:p>
          </table:table-cell>
          <table:table-cell table:formula="of:=[.C288]+[.$D$1]" office:value-type="float" office:value="20.1598713367784" calcext:value-type="float">
            <text:p>20,1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*[.$B$1]" office:value-type="float" office:value="1148" calcext:value-type="float">
            <text:p>1148</text:p>
          </table:table-cell>
          <table:table-cell table:formula="of:=LOG([.B289]; 2)" office:value-type="float" office:value="10.1649069266757" calcext:value-type="float">
            <text:p>10,165</text:p>
          </table:table-cell>
          <table:table-cell table:formula="of:=[.C289]+[.$D$1]" office:value-type="float" office:value="20.1649069266757" calcext:value-type="float">
            <text:p>20,1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*[.$B$1]" office:value-type="float" office:value="1152" calcext:value-type="float">
            <text:p>1152</text:p>
          </table:table-cell>
          <table:table-cell table:formula="of:=LOG([.B290]; 2)" office:value-type="float" office:value="10.1699250014423" calcext:value-type="float">
            <text:p>10,170</text:p>
          </table:table-cell>
          <table:table-cell table:formula="of:=[.C290]+[.$D$1]" office:value-type="float" office:value="20.1699250014423" calcext:value-type="float">
            <text:p>20,17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*[.$B$1]" office:value-type="float" office:value="1156" calcext:value-type="float">
            <text:p>1156</text:p>
          </table:table-cell>
          <table:table-cell table:formula="of:=LOG([.B291]; 2)" office:value-type="float" office:value="10.1749256825007" calcext:value-type="float">
            <text:p>10,175</text:p>
          </table:table-cell>
          <table:table-cell table:formula="of:=[.C291]+[.$D$1]" office:value-type="float" office:value="20.1749256825007" calcext:value-type="float">
            <text:p>20,1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*[.$B$1]" office:value-type="float" office:value="1160" calcext:value-type="float">
            <text:p>1160</text:p>
          </table:table-cell>
          <table:table-cell table:formula="of:=LOG([.B292]; 2)" office:value-type="float" office:value="10.1799090900149" calcext:value-type="float">
            <text:p>10,180</text:p>
          </table:table-cell>
          <table:table-cell table:formula="of:=[.C292]+[.$D$1]" office:value-type="float" office:value="20.1799090900149" calcext:value-type="float">
            <text:p>20,1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*[.$B$1]" office:value-type="float" office:value="1164" calcext:value-type="float">
            <text:p>1164</text:p>
          </table:table-cell>
          <table:table-cell table:formula="of:=LOG([.B293]; 2)" office:value-type="float" office:value="10.1848753429083" calcext:value-type="float">
            <text:p>10,185</text:p>
          </table:table-cell>
          <table:table-cell table:formula="of:=[.C293]+[.$D$1]" office:value-type="float" office:value="20.1848753429083" calcext:value-type="float">
            <text:p>20,1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*[.$B$1]" office:value-type="float" office:value="1168" calcext:value-type="float">
            <text:p>1168</text:p>
          </table:table-cell>
          <table:table-cell table:formula="of:=LOG([.B294]; 2)" office:value-type="float" office:value="10.18982455888" calcext:value-type="float">
            <text:p>10,190</text:p>
          </table:table-cell>
          <table:table-cell table:formula="of:=[.C294]+[.$D$1]" office:value-type="float" office:value="20.18982455888" calcext:value-type="float">
            <text:p>20,1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*[.$B$1]" office:value-type="float" office:value="1172" calcext:value-type="float">
            <text:p>1172</text:p>
          </table:table-cell>
          <table:table-cell table:formula="of:=LOG([.B295]; 2)" office:value-type="float" office:value="10.1947568544222" calcext:value-type="float">
            <text:p>10,195</text:p>
          </table:table-cell>
          <table:table-cell table:formula="of:=[.C295]+[.$D$1]" office:value-type="float" office:value="20.1947568544222" calcext:value-type="float">
            <text:p>20,1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*[.$B$1]" office:value-type="float" office:value="1176" calcext:value-type="float">
            <text:p>1176</text:p>
          </table:table-cell>
          <table:table-cell table:formula="of:=LOG([.B296]; 2)" office:value-type="float" office:value="10.1996723448364" calcext:value-type="float">
            <text:p>10,200</text:p>
          </table:table-cell>
          <table:table-cell table:formula="of:=[.C296]+[.$D$1]" office:value-type="float" office:value="20.1996723448364" calcext:value-type="float">
            <text:p>20,2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*[.$B$1]" office:value-type="float" office:value="1180" calcext:value-type="float">
            <text:p>1180</text:p>
          </table:table-cell>
          <table:table-cell table:formula="of:=LOG([.B297]; 2)" office:value-type="float" office:value="10.2045711442492" calcext:value-type="float">
            <text:p>10,205</text:p>
          </table:table-cell>
          <table:table-cell table:formula="of:=[.C297]+[.$D$1]" office:value-type="float" office:value="20.2045711442492" calcext:value-type="float">
            <text:p>20,2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*[.$B$1]" office:value-type="float" office:value="1184" calcext:value-type="float">
            <text:p>1184</text:p>
          </table:table-cell>
          <table:table-cell table:formula="of:=LOG([.B298]; 2)" office:value-type="float" office:value="10.2094533656289" calcext:value-type="float">
            <text:p>10,209</text:p>
          </table:table-cell>
          <table:table-cell table:formula="of:=[.C298]+[.$D$1]" office:value-type="float" office:value="20.2094533656289" calcext:value-type="float">
            <text:p>20,2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*[.$B$1]" office:value-type="float" office:value="1188" calcext:value-type="float">
            <text:p>1188</text:p>
          </table:table-cell>
          <table:table-cell table:formula="of:=LOG([.B299]; 2)" office:value-type="float" office:value="10.2143191208008" calcext:value-type="float">
            <text:p>10,214</text:p>
          </table:table-cell>
          <table:table-cell table:formula="of:=[.C299]+[.$D$1]" office:value-type="float" office:value="20.2143191208008" calcext:value-type="float">
            <text:p>20,2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*[.$B$1]" office:value-type="float" office:value="1192" calcext:value-type="float">
            <text:p>1192</text:p>
          </table:table-cell>
          <table:table-cell table:formula="of:=LOG([.B300]; 2)" office:value-type="float" office:value="10.2191685204622" calcext:value-type="float">
            <text:p>10,219</text:p>
          </table:table-cell>
          <table:table-cell table:formula="of:=[.C300]+[.$D$1]" office:value-type="float" office:value="20.2191685204622" calcext:value-type="float">
            <text:p>20,2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*[.$B$1]" office:value-type="float" office:value="1196" calcext:value-type="float">
            <text:p>1196</text:p>
          </table:table-cell>
          <table:table-cell table:formula="of:=LOG([.B301]; 2)" office:value-type="float" office:value="10.2240016741981" calcext:value-type="float">
            <text:p>10,224</text:p>
          </table:table-cell>
          <table:table-cell table:formula="of:=[.C301]+[.$D$1]" office:value-type="float" office:value="20.2240016741981" calcext:value-type="float">
            <text:p>20,2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*[.$B$1]" office:value-type="float" office:value="1200" calcext:value-type="float">
            <text:p>1200</text:p>
          </table:table-cell>
          <table:table-cell table:formula="of:=LOG([.B302]; 2)" office:value-type="float" office:value="10.2288186904959" calcext:value-type="float">
            <text:p>10,229</text:p>
          </table:table-cell>
          <table:table-cell table:formula="of:=[.C302]+[.$D$1]" office:value-type="float" office:value="20.2288186904959" calcext:value-type="float">
            <text:p>20,2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*[.$B$1]" office:value-type="float" office:value="1204" calcext:value-type="float">
            <text:p>1204</text:p>
          </table:table-cell>
          <table:table-cell table:formula="of:=LOG([.B303]; 2)" office:value-type="float" office:value="10.2336196767597" calcext:value-type="float">
            <text:p>10,234</text:p>
          </table:table-cell>
          <table:table-cell table:formula="of:=[.C303]+[.$D$1]" office:value-type="float" office:value="20.2336196767597" calcext:value-type="float">
            <text:p>20,23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*[.$B$1]" office:value-type="float" office:value="1208" calcext:value-type="float">
            <text:p>1208</text:p>
          </table:table-cell>
          <table:table-cell table:formula="of:=LOG([.B304]; 2)" office:value-type="float" office:value="10.2384047393251" calcext:value-type="float">
            <text:p>10,238</text:p>
          </table:table-cell>
          <table:table-cell table:formula="of:=[.C304]+[.$D$1]" office:value-type="float" office:value="20.2384047393251" calcext:value-type="float">
            <text:p>20,2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*[.$B$1]" office:value-type="float" office:value="1212" calcext:value-type="float">
            <text:p>1212</text:p>
          </table:table-cell>
          <table:table-cell table:formula="of:=LOG([.B305]; 2)" office:value-type="float" office:value="10.243173983473" calcext:value-type="float">
            <text:p>10,243</text:p>
          </table:table-cell>
          <table:table-cell table:formula="of:=[.C305]+[.$D$1]" office:value-type="float" office:value="20.2431739834729" calcext:value-type="float">
            <text:p>20,2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*[.$B$1]" office:value-type="float" office:value="1216" calcext:value-type="float">
            <text:p>1216</text:p>
          </table:table-cell>
          <table:table-cell table:formula="of:=LOG([.B306]; 2)" office:value-type="float" office:value="10.2479275134436" calcext:value-type="float">
            <text:p>10,248</text:p>
          </table:table-cell>
          <table:table-cell table:formula="of:=[.C306]+[.$D$1]" office:value-type="float" office:value="20.2479275134436" calcext:value-type="float">
            <text:p>20,2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*[.$B$1]" office:value-type="float" office:value="1220" calcext:value-type="float">
            <text:p>1220</text:p>
          </table:table-cell>
          <table:table-cell table:formula="of:=LOG([.B307]; 2)" office:value-type="float" office:value="10.2526654324503" calcext:value-type="float">
            <text:p>10,253</text:p>
          </table:table-cell>
          <table:table-cell table:formula="of:=[.C307]+[.$D$1]" office:value-type="float" office:value="20.2526654324503" calcext:value-type="float">
            <text:p>20,2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*[.$B$1]" office:value-type="float" office:value="1224" calcext:value-type="float">
            <text:p>1224</text:p>
          </table:table-cell>
          <table:table-cell table:formula="of:=LOG([.B308]; 2)" office:value-type="float" office:value="10.2573878426927" calcext:value-type="float">
            <text:p>10,257</text:p>
          </table:table-cell>
          <table:table-cell table:formula="of:=[.C308]+[.$D$1]" office:value-type="float" office:value="20.2573878426927" calcext:value-type="float">
            <text:p>20,2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*[.$B$1]" office:value-type="float" office:value="1228" calcext:value-type="float">
            <text:p>1228</text:p>
          </table:table-cell>
          <table:table-cell table:formula="of:=LOG([.B309]; 2)" office:value-type="float" office:value="10.2620948453702" calcext:value-type="float">
            <text:p>10,262</text:p>
          </table:table-cell>
          <table:table-cell table:formula="of:=[.C309]+[.$D$1]" office:value-type="float" office:value="20.2620948453702" calcext:value-type="float">
            <text:p>20,2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*[.$B$1]" office:value-type="float" office:value="1232" calcext:value-type="float">
            <text:p>1232</text:p>
          </table:table-cell>
          <table:table-cell table:formula="of:=LOG([.B310]; 2)" office:value-type="float" office:value="10.2667865406949" calcext:value-type="float">
            <text:p>10,267</text:p>
          </table:table-cell>
          <table:table-cell table:formula="of:=[.C310]+[.$D$1]" office:value-type="float" office:value="20.2667865406949" calcext:value-type="float">
            <text:p>20,2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*[.$B$1]" office:value-type="float" office:value="1236" calcext:value-type="float">
            <text:p>1236</text:p>
          </table:table-cell>
          <table:table-cell table:formula="of:=LOG([.B311]; 2)" office:value-type="float" office:value="10.2714630279044" calcext:value-type="float">
            <text:p>10,271</text:p>
          </table:table-cell>
          <table:table-cell table:formula="of:=[.C311]+[.$D$1]" office:value-type="float" office:value="20.2714630279044" calcext:value-type="float">
            <text:p>20,2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*[.$B$1]" office:value-type="float" office:value="1240" calcext:value-type="float">
            <text:p>1240</text:p>
          </table:table-cell>
          <table:table-cell table:formula="of:=LOG([.B312]; 2)" office:value-type="float" office:value="10.2761244052742" calcext:value-type="float">
            <text:p>10,276</text:p>
          </table:table-cell>
          <table:table-cell table:formula="of:=[.C312]+[.$D$1]" office:value-type="float" office:value="20.2761244052742" calcext:value-type="float">
            <text:p>20,2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*[.$B$1]" office:value-type="float" office:value="1244" calcext:value-type="float">
            <text:p>1244</text:p>
          </table:table-cell>
          <table:table-cell table:formula="of:=LOG([.B313]; 2)" office:value-type="float" office:value="10.2807707701306" calcext:value-type="float">
            <text:p>10,281</text:p>
          </table:table-cell>
          <table:table-cell table:formula="of:=[.C313]+[.$D$1]" office:value-type="float" office:value="20.2807707701306" calcext:value-type="float">
            <text:p>20,2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*[.$B$1]" office:value-type="float" office:value="1248" calcext:value-type="float">
            <text:p>1248</text:p>
          </table:table-cell>
          <table:table-cell table:formula="of:=LOG([.B314]; 2)" office:value-type="float" office:value="10.2854022188623" calcext:value-type="float">
            <text:p>10,285</text:p>
          </table:table-cell>
          <table:table-cell table:formula="of:=[.C314]+[.$D$1]" office:value-type="float" office:value="20.2854022188622" calcext:value-type="float">
            <text:p>20,2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*[.$B$1]" office:value-type="float" office:value="1252" calcext:value-type="float">
            <text:p>1252</text:p>
          </table:table-cell>
          <table:table-cell table:formula="of:=LOG([.B315]; 2)" office:value-type="float" office:value="10.2900188469326" calcext:value-type="float">
            <text:p>10,290</text:p>
          </table:table-cell>
          <table:table-cell table:formula="of:=[.C315]+[.$D$1]" office:value-type="float" office:value="20.2900188469326" calcext:value-type="float">
            <text:p>20,29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*[.$B$1]" office:value-type="float" office:value="1256" calcext:value-type="float">
            <text:p>1256</text:p>
          </table:table-cell>
          <table:table-cell table:formula="of:=LOG([.B316]; 2)" office:value-type="float" office:value="10.2946207488916" calcext:value-type="float">
            <text:p>10,295</text:p>
          </table:table-cell>
          <table:table-cell table:formula="of:=[.C316]+[.$D$1]" office:value-type="float" office:value="20.2946207488916" calcext:value-type="float">
            <text:p>20,2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*[.$B$1]" office:value-type="float" office:value="1260" calcext:value-type="float">
            <text:p>1260</text:p>
          </table:table-cell>
          <table:table-cell table:formula="of:=LOG([.B317]; 2)" office:value-type="float" office:value="10.2992080183873" calcext:value-type="float">
            <text:p>10,299</text:p>
          </table:table-cell>
          <table:table-cell table:formula="of:=[.C317]+[.$D$1]" office:value-type="float" office:value="20.2992080183873" calcext:value-type="float">
            <text:p>20,2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*[.$B$1]" office:value-type="float" office:value="1264" calcext:value-type="float">
            <text:p>1264</text:p>
          </table:table-cell>
          <table:table-cell table:formula="of:=LOG([.B318]; 2)" office:value-type="float" office:value="10.3037807481771" calcext:value-type="float">
            <text:p>10,304</text:p>
          </table:table-cell>
          <table:table-cell table:formula="of:=[.C318]+[.$D$1]" office:value-type="float" office:value="20.3037807481771" calcext:value-type="float">
            <text:p>20,3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*[.$B$1]" office:value-type="float" office:value="1268" calcext:value-type="float">
            <text:p>1268</text:p>
          </table:table-cell>
          <table:table-cell table:formula="of:=LOG([.B319]; 2)" office:value-type="float" office:value="10.3083390301394" calcext:value-type="float">
            <text:p>10,308</text:p>
          </table:table-cell>
          <table:table-cell table:formula="of:=[.C319]+[.$D$1]" office:value-type="float" office:value="20.3083390301394" calcext:value-type="float">
            <text:p>20,3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*[.$B$1]" office:value-type="float" office:value="1272" calcext:value-type="float">
            <text:p>1272</text:p>
          </table:table-cell>
          <table:table-cell table:formula="of:=LOG([.B320]; 2)" office:value-type="float" office:value="10.3128829552844" calcext:value-type="float">
            <text:p>10,313</text:p>
          </table:table-cell>
          <table:table-cell table:formula="of:=[.C320]+[.$D$1]" office:value-type="float" office:value="20.3128829552844" calcext:value-type="float">
            <text:p>20,3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*[.$B$1]" office:value-type="float" office:value="1276" calcext:value-type="float">
            <text:p>1276</text:p>
          </table:table-cell>
          <table:table-cell table:formula="of:=LOG([.B321]; 2)" office:value-type="float" office:value="10.3174126137649" calcext:value-type="float">
            <text:p>10,317</text:p>
          </table:table-cell>
          <table:table-cell table:formula="of:=[.C321]+[.$D$1]" office:value-type="float" office:value="20.3174126137649" calcext:value-type="float">
            <text:p>20,3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*[.$B$1]" office:value-type="float" office:value="1280" calcext:value-type="float">
            <text:p>1280</text:p>
          </table:table-cell>
          <table:table-cell table:formula="of:=LOG([.B322]; 2)" office:value-type="float" office:value="10.3219280948874" calcext:value-type="float">
            <text:p>10,322</text:p>
          </table:table-cell>
          <table:table-cell table:formula="of:=[.C322]+[.$D$1]" office:value-type="float" office:value="20.3219280948874" calcext:value-type="float">
            <text:p>20,3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*[.$B$1]" office:value-type="float" office:value="1284" calcext:value-type="float">
            <text:p>1284</text:p>
          </table:table-cell>
          <table:table-cell table:formula="of:=LOG([.B323]; 2)" office:value-type="float" office:value="10.3264294871223" calcext:value-type="float">
            <text:p>10,326</text:p>
          </table:table-cell>
          <table:table-cell table:formula="of:=[.C323]+[.$D$1]" office:value-type="float" office:value="20.3264294871223" calcext:value-type="float">
            <text:p>20,3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*[.$B$1]" office:value-type="float" office:value="1288" calcext:value-type="float">
            <text:p>1288</text:p>
          </table:table-cell>
          <table:table-cell table:formula="of:=LOG([.B324]; 2)" office:value-type="float" office:value="10.3309168781146" calcext:value-type="float">
            <text:p>10,331</text:p>
          </table:table-cell>
          <table:table-cell table:formula="of:=[.C324]+[.$D$1]" office:value-type="float" office:value="20.3309168781146" calcext:value-type="float">
            <text:p>20,33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*[.$B$1]" office:value-type="float" office:value="1292" calcext:value-type="float">
            <text:p>1292</text:p>
          </table:table-cell>
          <table:table-cell table:formula="of:=LOG([.B325]; 2)" office:value-type="float" office:value="10.3353903546939" calcext:value-type="float">
            <text:p>10,335</text:p>
          </table:table-cell>
          <table:table-cell table:formula="of:=[.C325]+[.$D$1]" office:value-type="float" office:value="20.3353903546939" calcext:value-type="float">
            <text:p>20,3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*[.$B$1]" office:value-type="float" office:value="1296" calcext:value-type="float">
            <text:p>1296</text:p>
          </table:table-cell>
          <table:table-cell table:formula="of:=LOG([.B326]; 2)" office:value-type="float" office:value="10.3398500028846" calcext:value-type="float">
            <text:p>10,340</text:p>
          </table:table-cell>
          <table:table-cell table:formula="of:=[.C326]+[.$D$1]" office:value-type="float" office:value="20.3398500028846" calcext:value-type="float">
            <text:p>20,3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*[.$B$1]" office:value-type="float" office:value="1300" calcext:value-type="float">
            <text:p>1300</text:p>
          </table:table-cell>
          <table:table-cell table:formula="of:=LOG([.B327]; 2)" office:value-type="float" office:value="10.3442959079158" calcext:value-type="float">
            <text:p>10,344</text:p>
          </table:table-cell>
          <table:table-cell table:formula="of:=[.C327]+[.$D$1]" office:value-type="float" office:value="20.3442959079158" calcext:value-type="float">
            <text:p>20,34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*[.$B$1]" office:value-type="float" office:value="1304" calcext:value-type="float">
            <text:p>1304</text:p>
          </table:table-cell>
          <table:table-cell table:formula="of:=LOG([.B328]; 2)" office:value-type="float" office:value="10.3487281542311" calcext:value-type="float">
            <text:p>10,349</text:p>
          </table:table-cell>
          <table:table-cell table:formula="of:=[.C328]+[.$D$1]" office:value-type="float" office:value="20.3487281542311" calcext:value-type="float">
            <text:p>20,34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*[.$B$1]" office:value-type="float" office:value="1308" calcext:value-type="float">
            <text:p>1308</text:p>
          </table:table-cell>
          <table:table-cell table:formula="of:=LOG([.B329]; 2)" office:value-type="float" office:value="10.3531468254981" calcext:value-type="float">
            <text:p>10,353</text:p>
          </table:table-cell>
          <table:table-cell table:formula="of:=[.C329]+[.$D$1]" office:value-type="float" office:value="20.3531468254981" calcext:value-type="float">
            <text:p>20,35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*[.$B$1]" office:value-type="float" office:value="1312" calcext:value-type="float">
            <text:p>1312</text:p>
          </table:table-cell>
          <table:table-cell table:formula="of:=LOG([.B330]; 2)" office:value-type="float" office:value="10.3575520046181" calcext:value-type="float">
            <text:p>10,358</text:p>
          </table:table-cell>
          <table:table-cell table:formula="of:=[.C330]+[.$D$1]" office:value-type="float" office:value="20.3575520046181" calcext:value-type="float">
            <text:p>20,3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*[.$B$1]" office:value-type="float" office:value="1316" calcext:value-type="float">
            <text:p>1316</text:p>
          </table:table-cell>
          <table:table-cell table:formula="of:=LOG([.B331]; 2)" office:value-type="float" office:value="10.3619437737352" calcext:value-type="float">
            <text:p>10,362</text:p>
          </table:table-cell>
          <table:table-cell table:formula="of:=[.C331]+[.$D$1]" office:value-type="float" office:value="20.3619437737352" calcext:value-type="float">
            <text:p>20,3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*[.$B$1]" office:value-type="float" office:value="1320" calcext:value-type="float">
            <text:p>1320</text:p>
          </table:table-cell>
          <table:table-cell table:formula="of:=LOG([.B332]; 2)" office:value-type="float" office:value="10.3663222142458" calcext:value-type="float">
            <text:p>10,366</text:p>
          </table:table-cell>
          <table:table-cell table:formula="of:=[.C332]+[.$D$1]" office:value-type="float" office:value="20.3663222142458" calcext:value-type="float">
            <text:p>20,3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*[.$B$1]" office:value-type="float" office:value="1324" calcext:value-type="float">
            <text:p>1324</text:p>
          </table:table-cell>
          <table:table-cell table:formula="of:=LOG([.B333]; 2)" office:value-type="float" office:value="10.3706874068072" calcext:value-type="float">
            <text:p>10,371</text:p>
          </table:table-cell>
          <table:table-cell table:formula="of:=[.C333]+[.$D$1]" office:value-type="float" office:value="20.3706874068072" calcext:value-type="float">
            <text:p>20,3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*[.$B$1]" office:value-type="float" office:value="1328" calcext:value-type="float">
            <text:p>1328</text:p>
          </table:table-cell>
          <table:table-cell table:formula="of:=LOG([.B334]; 2)" office:value-type="float" office:value="10.3750394313469" calcext:value-type="float">
            <text:p>10,375</text:p>
          </table:table-cell>
          <table:table-cell table:formula="of:=[.C334]+[.$D$1]" office:value-type="float" office:value="20.3750394313469" calcext:value-type="float">
            <text:p>20,3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*[.$B$1]" office:value-type="float" office:value="1332" calcext:value-type="float">
            <text:p>1332</text:p>
          </table:table-cell>
          <table:table-cell table:formula="of:=LOG([.B335]; 2)" office:value-type="float" office:value="10.3793783670713" calcext:value-type="float">
            <text:p>10,379</text:p>
          </table:table-cell>
          <table:table-cell table:formula="of:=[.C335]+[.$D$1]" office:value-type="float" office:value="20.3793783670713" calcext:value-type="float">
            <text:p>20,37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*[.$B$1]" office:value-type="float" office:value="1336" calcext:value-type="float">
            <text:p>1336</text:p>
          </table:table-cell>
          <table:table-cell table:formula="of:=LOG([.B336]; 2)" office:value-type="float" office:value="10.3837042924741" calcext:value-type="float">
            <text:p>10,384</text:p>
          </table:table-cell>
          <table:table-cell table:formula="of:=[.C336]+[.$D$1]" office:value-type="float" office:value="20.3837042924741" calcext:value-type="float">
            <text:p>20,3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*[.$B$1]" office:value-type="float" office:value="1340" calcext:value-type="float">
            <text:p>1340</text:p>
          </table:table-cell>
          <table:table-cell table:formula="of:=LOG([.B337]; 2)" office:value-type="float" office:value="10.3880172853451" calcext:value-type="float">
            <text:p>10,388</text:p>
          </table:table-cell>
          <table:table-cell table:formula="of:=[.C337]+[.$D$1]" office:value-type="float" office:value="20.3880172853451" calcext:value-type="float">
            <text:p>20,38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*[.$B$1]" office:value-type="float" office:value="1344" calcext:value-type="float">
            <text:p>1344</text:p>
          </table:table-cell>
          <table:table-cell table:formula="of:=LOG([.B338]; 2)" office:value-type="float" office:value="10.3923174227788" calcext:value-type="float">
            <text:p>10,392</text:p>
          </table:table-cell>
          <table:table-cell table:formula="of:=[.C338]+[.$D$1]" office:value-type="float" office:value="20.3923174227788" calcext:value-type="float">
            <text:p>20,3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*[.$B$1]" office:value-type="float" office:value="1348" calcext:value-type="float">
            <text:p>1348</text:p>
          </table:table-cell>
          <table:table-cell table:formula="of:=LOG([.B339]; 2)" office:value-type="float" office:value="10.3966047811819" calcext:value-type="float">
            <text:p>10,397</text:p>
          </table:table-cell>
          <table:table-cell table:formula="of:=[.C339]+[.$D$1]" office:value-type="float" office:value="20.3966047811819" calcext:value-type="float">
            <text:p>20,3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*[.$B$1]" office:value-type="float" office:value="1352" calcext:value-type="float">
            <text:p>1352</text:p>
          </table:table-cell>
          <table:table-cell table:formula="of:=LOG([.B340]; 2)" office:value-type="float" office:value="10.4008794362822" calcext:value-type="float">
            <text:p>10,401</text:p>
          </table:table-cell>
          <table:table-cell table:formula="of:=[.C340]+[.$D$1]" office:value-type="float" office:value="20.4008794362822" calcext:value-type="float">
            <text:p>20,4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*[.$B$1]" office:value-type="float" office:value="1356" calcext:value-type="float">
            <text:p>1356</text:p>
          </table:table-cell>
          <table:table-cell table:formula="of:=LOG([.B341]; 2)" office:value-type="float" office:value="10.4051414631363" calcext:value-type="float">
            <text:p>10,405</text:p>
          </table:table-cell>
          <table:table-cell table:formula="of:=[.C341]+[.$D$1]" office:value-type="float" office:value="20.4051414631363" calcext:value-type="float">
            <text:p>20,4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*[.$B$1]" office:value-type="float" office:value="1360" calcext:value-type="float">
            <text:p>1360</text:p>
          </table:table-cell>
          <table:table-cell table:formula="of:=LOG([.B342]; 2)" office:value-type="float" office:value="10.4093909361377" calcext:value-type="float">
            <text:p>10,409</text:p>
          </table:table-cell>
          <table:table-cell table:formula="of:=[.C342]+[.$D$1]" office:value-type="float" office:value="20.4093909361377" calcext:value-type="float">
            <text:p>20,4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*[.$B$1]" office:value-type="float" office:value="1364" calcext:value-type="float">
            <text:p>1364</text:p>
          </table:table-cell>
          <table:table-cell table:formula="of:=LOG([.B343]; 2)" office:value-type="float" office:value="10.4136279290242" calcext:value-type="float">
            <text:p>10,414</text:p>
          </table:table-cell>
          <table:table-cell table:formula="of:=[.C343]+[.$D$1]" office:value-type="float" office:value="20.4136279290242" calcext:value-type="float">
            <text:p>20,4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*[.$B$1]" office:value-type="float" office:value="1368" calcext:value-type="float">
            <text:p>1368</text:p>
          </table:table-cell>
          <table:table-cell table:formula="of:=LOG([.B344]; 2)" office:value-type="float" office:value="10.4178525148859" calcext:value-type="float">
            <text:p>10,418</text:p>
          </table:table-cell>
          <table:table-cell table:formula="of:=[.C344]+[.$D$1]" office:value-type="float" office:value="20.4178525148859" calcext:value-type="float">
            <text:p>20,4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*[.$B$1]" office:value-type="float" office:value="1372" calcext:value-type="float">
            <text:p>1372</text:p>
          </table:table-cell>
          <table:table-cell table:formula="of:=LOG([.B345]; 2)" office:value-type="float" office:value="10.4220647661728" calcext:value-type="float">
            <text:p>10,422</text:p>
          </table:table-cell>
          <table:table-cell table:formula="of:=[.C345]+[.$D$1]" office:value-type="float" office:value="20.4220647661728" calcext:value-type="float">
            <text:p>20,4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*[.$B$1]" office:value-type="float" office:value="1376" calcext:value-type="float">
            <text:p>1376</text:p>
          </table:table-cell>
          <table:table-cell table:formula="of:=LOG([.B346]; 2)" office:value-type="float" office:value="10.4262647547021" calcext:value-type="float">
            <text:p>10,426</text:p>
          </table:table-cell>
          <table:table-cell table:formula="of:=[.C346]+[.$D$1]" office:value-type="float" office:value="20.4262647547021" calcext:value-type="float">
            <text:p>20,4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*[.$B$1]" office:value-type="float" office:value="1380" calcext:value-type="float">
            <text:p>1380</text:p>
          </table:table-cell>
          <table:table-cell table:formula="of:=LOG([.B347]; 2)" office:value-type="float" office:value="10.4304525516655" calcext:value-type="float">
            <text:p>10,430</text:p>
          </table:table-cell>
          <table:table-cell table:formula="of:=[.C347]+[.$D$1]" office:value-type="float" office:value="20.4304525516655" calcext:value-type="float">
            <text:p>20,4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*[.$B$1]" office:value-type="float" office:value="1384" calcext:value-type="float">
            <text:p>1384</text:p>
          </table:table-cell>
          <table:table-cell table:formula="of:=LOG([.B348]; 2)" office:value-type="float" office:value="10.4346282276367" calcext:value-type="float">
            <text:p>10,435</text:p>
          </table:table-cell>
          <table:table-cell table:formula="of:=[.C348]+[.$D$1]" office:value-type="float" office:value="20.4346282276367" calcext:value-type="float">
            <text:p>20,4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*[.$B$1]" office:value-type="float" office:value="1388" calcext:value-type="float">
            <text:p>1388</text:p>
          </table:table-cell>
          <table:table-cell table:formula="of:=LOG([.B349]; 2)" office:value-type="float" office:value="10.4387918525783" calcext:value-type="float">
            <text:p>10,439</text:p>
          </table:table-cell>
          <table:table-cell table:formula="of:=[.C349]+[.$D$1]" office:value-type="float" office:value="20.4387918525783" calcext:value-type="float">
            <text:p>20,4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*[.$B$1]" office:value-type="float" office:value="1392" calcext:value-type="float">
            <text:p>1392</text:p>
          </table:table-cell>
          <table:table-cell table:formula="of:=LOG([.B350]; 2)" office:value-type="float" office:value="10.4429434958487" calcext:value-type="float">
            <text:p>10,443</text:p>
          </table:table-cell>
          <table:table-cell table:formula="of:=[.C350]+[.$D$1]" office:value-type="float" office:value="20.4429434958487" calcext:value-type="float">
            <text:p>20,4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*[.$B$1]" office:value-type="float" office:value="1396" calcext:value-type="float">
            <text:p>1396</text:p>
          </table:table-cell>
          <table:table-cell table:formula="of:=LOG([.B351]; 2)" office:value-type="float" office:value="10.4470832262097" calcext:value-type="float">
            <text:p>10,447</text:p>
          </table:table-cell>
          <table:table-cell table:formula="of:=[.C351]+[.$D$1]" office:value-type="float" office:value="20.4470832262097" calcext:value-type="float">
            <text:p>20,4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*[.$B$1]" office:value-type="float" office:value="1400" calcext:value-type="float">
            <text:p>1400</text:p>
          </table:table-cell>
          <table:table-cell table:formula="of:=LOG([.B352]; 2)" office:value-type="float" office:value="10.4512111118323" calcext:value-type="float">
            <text:p>10,451</text:p>
          </table:table-cell>
          <table:table-cell table:formula="of:=[.C352]+[.$D$1]" office:value-type="float" office:value="20.4512111118323" calcext:value-type="float">
            <text:p>20,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*[.$B$1]" office:value-type="float" office:value="1404" calcext:value-type="float">
            <text:p>1404</text:p>
          </table:table-cell>
          <table:table-cell table:formula="of:=LOG([.B353]; 2)" office:value-type="float" office:value="10.4553272203046" calcext:value-type="float">
            <text:p>10,455</text:p>
          </table:table-cell>
          <table:table-cell table:formula="of:=[.C353]+[.$D$1]" office:value-type="float" office:value="20.4553272203046" calcext:value-type="float">
            <text:p>20,4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*[.$B$1]" office:value-type="float" office:value="1408" calcext:value-type="float">
            <text:p>1408</text:p>
          </table:table-cell>
          <table:table-cell table:formula="of:=LOG([.B354]; 2)" office:value-type="float" office:value="10.4594316186373" calcext:value-type="float">
            <text:p>10,459</text:p>
          </table:table-cell>
          <table:table-cell table:formula="of:=[.C354]+[.$D$1]" office:value-type="float" office:value="20.4594316186373" calcext:value-type="float">
            <text:p>20,4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*[.$B$1]" office:value-type="float" office:value="1412" calcext:value-type="float">
            <text:p>1412</text:p>
          </table:table-cell>
          <table:table-cell table:formula="of:=LOG([.B355]; 2)" office:value-type="float" office:value="10.4635243732712" calcext:value-type="float">
            <text:p>10,464</text:p>
          </table:table-cell>
          <table:table-cell table:formula="of:=[.C355]+[.$D$1]" office:value-type="float" office:value="20.4635243732712" calcext:value-type="float">
            <text:p>20,46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*[.$B$1]" office:value-type="float" office:value="1416" calcext:value-type="float">
            <text:p>1416</text:p>
          </table:table-cell>
          <table:table-cell table:formula="of:=LOG([.B356]; 2)" office:value-type="float" office:value="10.467605550083" calcext:value-type="float">
            <text:p>10,468</text:p>
          </table:table-cell>
          <table:table-cell table:formula="of:=[.C356]+[.$D$1]" office:value-type="float" office:value="20.467605550083" calcext:value-type="float">
            <text:p>20,4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*[.$B$1]" office:value-type="float" office:value="1420" calcext:value-type="float">
            <text:p>1420</text:p>
          </table:table-cell>
          <table:table-cell table:formula="of:=LOG([.B357]; 2)" office:value-type="float" office:value="10.471675214392" calcext:value-type="float">
            <text:p>10,472</text:p>
          </table:table-cell>
          <table:table-cell table:formula="of:=[.C357]+[.$D$1]" office:value-type="float" office:value="20.471675214392" calcext:value-type="float">
            <text:p>20,4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*[.$B$1]" office:value-type="float" office:value="1424" calcext:value-type="float">
            <text:p>1424</text:p>
          </table:table-cell>
          <table:table-cell table:formula="of:=LOG([.B358]; 2)" office:value-type="float" office:value="10.4757334309664" calcext:value-type="float">
            <text:p>10,476</text:p>
          </table:table-cell>
          <table:table-cell table:formula="of:=[.C358]+[.$D$1]" office:value-type="float" office:value="20.4757334309664" calcext:value-type="float">
            <text:p>20,47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*[.$B$1]" office:value-type="float" office:value="1428" calcext:value-type="float">
            <text:p>1428</text:p>
          </table:table-cell>
          <table:table-cell table:formula="of:=LOG([.B359]; 2)" office:value-type="float" office:value="10.4797802640291" calcext:value-type="float">
            <text:p>10,480</text:p>
          </table:table-cell>
          <table:table-cell table:formula="of:=[.C359]+[.$D$1]" office:value-type="float" office:value="20.4797802640291" calcext:value-type="float">
            <text:p>20,4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*[.$B$1]" office:value-type="float" office:value="1432" calcext:value-type="float">
            <text:p>1432</text:p>
          </table:table-cell>
          <table:table-cell table:formula="of:=LOG([.B360]; 2)" office:value-type="float" office:value="10.4838157772643" calcext:value-type="float">
            <text:p>10,484</text:p>
          </table:table-cell>
          <table:table-cell table:formula="of:=[.C360]+[.$D$1]" office:value-type="float" office:value="20.4838157772643" calcext:value-type="float">
            <text:p>20,4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*[.$B$1]" office:value-type="float" office:value="1436" calcext:value-type="float">
            <text:p>1436</text:p>
          </table:table-cell>
          <table:table-cell table:formula="of:=LOG([.B361]; 2)" office:value-type="float" office:value="10.4878400338231" calcext:value-type="float">
            <text:p>10,488</text:p>
          </table:table-cell>
          <table:table-cell table:formula="of:=[.C361]+[.$D$1]" office:value-type="float" office:value="20.487840033823" calcext:value-type="float">
            <text:p>20,4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*[.$B$1]" office:value-type="float" office:value="1440" calcext:value-type="float">
            <text:p>1440</text:p>
          </table:table-cell>
          <table:table-cell table:formula="of:=LOG([.B362]; 2)" office:value-type="float" office:value="10.4918530963297" calcext:value-type="float">
            <text:p>10,492</text:p>
          </table:table-cell>
          <table:table-cell table:formula="of:=[.C362]+[.$D$1]" office:value-type="float" office:value="20.4918530963297" calcext:value-type="float">
            <text:p>20,4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*[.$B$1]" office:value-type="float" office:value="1444" calcext:value-type="float">
            <text:p>1444</text:p>
          </table:table-cell>
          <table:table-cell table:formula="of:=LOG([.B363]; 2)" office:value-type="float" office:value="10.4958550268872" calcext:value-type="float">
            <text:p>10,496</text:p>
          </table:table-cell>
          <table:table-cell table:formula="of:=[.C363]+[.$D$1]" office:value-type="float" office:value="20.4958550268872" calcext:value-type="float">
            <text:p>20,49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*[.$B$1]" office:value-type="float" office:value="1448" calcext:value-type="float">
            <text:p>1448</text:p>
          </table:table-cell>
          <table:table-cell table:formula="of:=LOG([.B364]; 2)" office:value-type="float" office:value="10.4998458870832" calcext:value-type="float">
            <text:p>10,500</text:p>
          </table:table-cell>
          <table:table-cell table:formula="of:=[.C364]+[.$D$1]" office:value-type="float" office:value="20.4998458870832" calcext:value-type="float">
            <text:p>20,5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*[.$B$1]" office:value-type="float" office:value="1452" calcext:value-type="float">
            <text:p>1452</text:p>
          </table:table-cell>
          <table:table-cell table:formula="of:=LOG([.B365]; 2)" office:value-type="float" office:value="10.5038257379958" calcext:value-type="float">
            <text:p>10,504</text:p>
          </table:table-cell>
          <table:table-cell table:formula="of:=[.C365]+[.$D$1]" office:value-type="float" office:value="20.5038257379957" calcext:value-type="float">
            <text:p>20,50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*[.$B$1]" office:value-type="float" office:value="1456" calcext:value-type="float">
            <text:p>1456</text:p>
          </table:table-cell>
          <table:table-cell table:formula="of:=LOG([.B366]; 2)" office:value-type="float" office:value="10.5077946401987" calcext:value-type="float">
            <text:p>10,508</text:p>
          </table:table-cell>
          <table:table-cell table:formula="of:=[.C366]+[.$D$1]" office:value-type="float" office:value="20.5077946401987" calcext:value-type="float">
            <text:p>20,5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*[.$B$1]" office:value-type="float" office:value="1460" calcext:value-type="float">
            <text:p>1460</text:p>
          </table:table-cell>
          <table:table-cell table:formula="of:=LOG([.B367]; 2)" office:value-type="float" office:value="10.5117526537674" calcext:value-type="float">
            <text:p>10,512</text:p>
          </table:table-cell>
          <table:table-cell table:formula="of:=[.C367]+[.$D$1]" office:value-type="float" office:value="20.5117526537674" calcext:value-type="float">
            <text:p>20,5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*[.$B$1]" office:value-type="float" office:value="1464" calcext:value-type="float">
            <text:p>1464</text:p>
          </table:table-cell>
          <table:table-cell table:formula="of:=LOG([.B368]; 2)" office:value-type="float" office:value="10.515699838284" calcext:value-type="float">
            <text:p>10,516</text:p>
          </table:table-cell>
          <table:table-cell table:formula="of:=[.C368]+[.$D$1]" office:value-type="float" office:value="20.515699838284" calcext:value-type="float">
            <text:p>20,5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*[.$B$1]" office:value-type="float" office:value="1468" calcext:value-type="float">
            <text:p>1468</text:p>
          </table:table-cell>
          <table:table-cell table:formula="of:=LOG([.B369]; 2)" office:value-type="float" office:value="10.5196362528432" calcext:value-type="float">
            <text:p>10,520</text:p>
          </table:table-cell>
          <table:table-cell table:formula="of:=[.C369]+[.$D$1]" office:value-type="float" office:value="20.5196362528432" calcext:value-type="float">
            <text:p>20,5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*[.$B$1]" office:value-type="float" office:value="1472" calcext:value-type="float">
            <text:p>1472</text:p>
          </table:table-cell>
          <table:table-cell table:formula="of:=LOG([.B370]; 2)" office:value-type="float" office:value="10.523561956057" calcext:value-type="float">
            <text:p>10,524</text:p>
          </table:table-cell>
          <table:table-cell table:formula="of:=[.C370]+[.$D$1]" office:value-type="float" office:value="20.523561956057" calcext:value-type="float">
            <text:p>20,5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*[.$B$1]" office:value-type="float" office:value="1476" calcext:value-type="float">
            <text:p>1476</text:p>
          </table:table-cell>
          <table:table-cell table:formula="of:=LOG([.B371]; 2)" office:value-type="float" office:value="10.5274770060604" calcext:value-type="float">
            <text:p>10,527</text:p>
          </table:table-cell>
          <table:table-cell table:formula="of:=[.C371]+[.$D$1]" office:value-type="float" office:value="20.5274770060604" calcext:value-type="float">
            <text:p>20,5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*[.$B$1]" office:value-type="float" office:value="1480" calcext:value-type="float">
            <text:p>1480</text:p>
          </table:table-cell>
          <table:table-cell table:formula="of:=LOG([.B372]; 2)" office:value-type="float" office:value="10.5313814605163" calcext:value-type="float">
            <text:p>10,531</text:p>
          </table:table-cell>
          <table:table-cell table:formula="of:=[.C372]+[.$D$1]" office:value-type="float" office:value="20.5313814605163" calcext:value-type="float">
            <text:p>20,5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*[.$B$1]" office:value-type="float" office:value="1484" calcext:value-type="float">
            <text:p>1484</text:p>
          </table:table-cell>
          <table:table-cell table:formula="of:=LOG([.B373]; 2)" office:value-type="float" office:value="10.5352753766208" calcext:value-type="float">
            <text:p>10,535</text:p>
          </table:table-cell>
          <table:table-cell table:formula="of:=[.C373]+[.$D$1]" office:value-type="float" office:value="20.5352753766208" calcext:value-type="float">
            <text:p>20,5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*[.$B$1]" office:value-type="float" office:value="1488" calcext:value-type="float">
            <text:p>1488</text:p>
          </table:table-cell>
          <table:table-cell table:formula="of:=LOG([.B374]; 2)" office:value-type="float" office:value="10.539158811108" calcext:value-type="float">
            <text:p>10,539</text:p>
          </table:table-cell>
          <table:table-cell table:formula="of:=[.C374]+[.$D$1]" office:value-type="float" office:value="20.539158811108" calcext:value-type="float">
            <text:p>20,5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*[.$B$1]" office:value-type="float" office:value="1492" calcext:value-type="float">
            <text:p>1492</text:p>
          </table:table-cell>
          <table:table-cell table:formula="of:=LOG([.B375]; 2)" office:value-type="float" office:value="10.5430318202552" calcext:value-type="float">
            <text:p>10,543</text:p>
          </table:table-cell>
          <table:table-cell table:formula="of:=[.C375]+[.$D$1]" office:value-type="float" office:value="20.5430318202552" calcext:value-type="float">
            <text:p>20,5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*[.$B$1]" office:value-type="float" office:value="1496" calcext:value-type="float">
            <text:p>1496</text:p>
          </table:table-cell>
          <table:table-cell table:formula="of:=LOG([.B376]; 2)" office:value-type="float" office:value="10.5468944598876" calcext:value-type="float">
            <text:p>10,547</text:p>
          </table:table-cell>
          <table:table-cell table:formula="of:=[.C376]+[.$D$1]" office:value-type="float" office:value="20.5468944598876" calcext:value-type="float">
            <text:p>20,5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*[.$B$1]" office:value-type="float" office:value="1500" calcext:value-type="float">
            <text:p>1500</text:p>
          </table:table-cell>
          <table:table-cell table:formula="of:=LOG([.B377]; 2)" office:value-type="float" office:value="10.5507467853832" calcext:value-type="float">
            <text:p>10,551</text:p>
          </table:table-cell>
          <table:table-cell table:formula="of:=[.C377]+[.$D$1]" office:value-type="float" office:value="20.5507467853832" calcext:value-type="float">
            <text:p>20,5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*[.$B$1]" office:value-type="float" office:value="1504" calcext:value-type="float">
            <text:p>1504</text:p>
          </table:table-cell>
          <table:table-cell table:formula="of:=LOG([.B378]; 2)" office:value-type="float" office:value="10.5545888516776" calcext:value-type="float">
            <text:p>10,555</text:p>
          </table:table-cell>
          <table:table-cell table:formula="of:=[.C378]+[.$D$1]" office:value-type="float" office:value="20.5545888516776" calcext:value-type="float">
            <text:p>20,5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*[.$B$1]" office:value-type="float" office:value="1508" calcext:value-type="float">
            <text:p>1508</text:p>
          </table:table-cell>
          <table:table-cell table:formula="of:=LOG([.B379]; 2)" office:value-type="float" office:value="10.5584207132687" calcext:value-type="float">
            <text:p>10,558</text:p>
          </table:table-cell>
          <table:table-cell table:formula="of:=[.C379]+[.$D$1]" office:value-type="float" office:value="20.5584207132687" calcext:value-type="float">
            <text:p>20,55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*[.$B$1]" office:value-type="float" office:value="1512" calcext:value-type="float">
            <text:p>1512</text:p>
          </table:table-cell>
          <table:table-cell table:formula="of:=LOG([.B380]; 2)" office:value-type="float" office:value="10.5622424242211" calcext:value-type="float">
            <text:p>10,562</text:p>
          </table:table-cell>
          <table:table-cell table:formula="of:=[.C380]+[.$D$1]" office:value-type="float" office:value="20.5622424242211" calcext:value-type="float">
            <text:p>20,56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*[.$B$1]" office:value-type="float" office:value="1516" calcext:value-type="float">
            <text:p>1516</text:p>
          </table:table-cell>
          <table:table-cell table:formula="of:=LOG([.B381]; 2)" office:value-type="float" office:value="10.5660540381711" calcext:value-type="float">
            <text:p>10,566</text:p>
          </table:table-cell>
          <table:table-cell table:formula="of:=[.C381]+[.$D$1]" office:value-type="float" office:value="20.5660540381711" calcext:value-type="float">
            <text:p>20,5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*[.$B$1]" office:value-type="float" office:value="1520" calcext:value-type="float">
            <text:p>1520</text:p>
          </table:table-cell>
          <table:table-cell table:formula="of:=LOG([.B382]; 2)" office:value-type="float" office:value="10.569855608331" calcext:value-type="float">
            <text:p>10,570</text:p>
          </table:table-cell>
          <table:table-cell table:formula="of:=[.C382]+[.$D$1]" office:value-type="float" office:value="20.5698556083309" calcext:value-type="float">
            <text:p>20,57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*[.$B$1]" office:value-type="float" office:value="1524" calcext:value-type="float">
            <text:p>1524</text:p>
          </table:table-cell>
          <table:table-cell table:formula="of:=LOG([.B383]; 2)" office:value-type="float" office:value="10.5736471874933" calcext:value-type="float">
            <text:p>10,574</text:p>
          </table:table-cell>
          <table:table-cell table:formula="of:=[.C383]+[.$D$1]" office:value-type="float" office:value="20.5736471874933" calcext:value-type="float">
            <text:p>20,5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*[.$B$1]" office:value-type="float" office:value="1528" calcext:value-type="float">
            <text:p>1528</text:p>
          </table:table-cell>
          <table:table-cell table:formula="of:=LOG([.B384]; 2)" office:value-type="float" office:value="10.5774288280357" calcext:value-type="float">
            <text:p>10,577</text:p>
          </table:table-cell>
          <table:table-cell table:formula="of:=[.C384]+[.$D$1]" office:value-type="float" office:value="20.5774288280357" calcext:value-type="float">
            <text:p>20,57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*[.$B$1]" office:value-type="float" office:value="1532" calcext:value-type="float">
            <text:p>1532</text:p>
          </table:table-cell>
          <table:table-cell table:formula="of:=LOG([.B385]; 2)" office:value-type="float" office:value="10.581200581925" calcext:value-type="float">
            <text:p>10,581</text:p>
          </table:table-cell>
          <table:table-cell table:formula="of:=[.C385]+[.$D$1]" office:value-type="float" office:value="20.581200581925" calcext:value-type="float">
            <text:p>20,58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*[.$B$1]" office:value-type="float" office:value="1536" calcext:value-type="float">
            <text:p>1536</text:p>
          </table:table-cell>
          <table:table-cell table:formula="of:=LOG([.B386]; 2)" office:value-type="float" office:value="10.5849625007212" calcext:value-type="float">
            <text:p>10,585</text:p>
          </table:table-cell>
          <table:table-cell table:formula="of:=[.C386]+[.$D$1]" office:value-type="float" office:value="20.5849625007212" calcext:value-type="float">
            <text:p>20,5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*[.$B$1]" office:value-type="float" office:value="1540" calcext:value-type="float">
            <text:p>1540</text:p>
          </table:table-cell>
          <table:table-cell table:formula="of:=LOG([.B387]; 2)" office:value-type="float" office:value="10.5887146355823" calcext:value-type="float">
            <text:p>10,589</text:p>
          </table:table-cell>
          <table:table-cell table:formula="of:=[.C387]+[.$D$1]" office:value-type="float" office:value="20.5887146355823" calcext:value-type="float">
            <text:p>20,5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*[.$B$1]" office:value-type="float" office:value="1544" calcext:value-type="float">
            <text:p>1544</text:p>
          </table:table-cell>
          <table:table-cell table:formula="of:=LOG([.B388]; 2)" office:value-type="float" office:value="10.5924570372681" calcext:value-type="float">
            <text:p>10,592</text:p>
          </table:table-cell>
          <table:table-cell table:formula="of:=[.C388]+[.$D$1]" office:value-type="float" office:value="20.5924570372681" calcext:value-type="float">
            <text:p>20,59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*[.$B$1]" office:value-type="float" office:value="1548" calcext:value-type="float">
            <text:p>1548</text:p>
          </table:table-cell>
          <table:table-cell table:formula="of:=LOG([.B389]; 2)" office:value-type="float" office:value="10.5961897561444" calcext:value-type="float">
            <text:p>10,596</text:p>
          </table:table-cell>
          <table:table-cell table:formula="of:=[.C389]+[.$D$1]" office:value-type="float" office:value="20.5961897561444" calcext:value-type="float">
            <text:p>20,59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*[.$B$1]" office:value-type="float" office:value="1552" calcext:value-type="float">
            <text:p>1552</text:p>
          </table:table-cell>
          <table:table-cell table:formula="of:=LOG([.B390]; 2)" office:value-type="float" office:value="10.5999128421871" calcext:value-type="float">
            <text:p>10,600</text:p>
          </table:table-cell>
          <table:table-cell table:formula="of:=[.C390]+[.$D$1]" office:value-type="float" office:value="20.5999128421871" calcext:value-type="float">
            <text:p>20,6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*[.$B$1]" office:value-type="float" office:value="1556" calcext:value-type="float">
            <text:p>1556</text:p>
          </table:table-cell>
          <table:table-cell table:formula="of:=LOG([.B391]; 2)" office:value-type="float" office:value="10.6036263449862" calcext:value-type="float">
            <text:p>10,604</text:p>
          </table:table-cell>
          <table:table-cell table:formula="of:=[.C391]+[.$D$1]" office:value-type="float" office:value="20.6036263449862" calcext:value-type="float">
            <text:p>20,6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*[.$B$1]" office:value-type="float" office:value="1560" calcext:value-type="float">
            <text:p>1560</text:p>
          </table:table-cell>
          <table:table-cell table:formula="of:=LOG([.B392]; 2)" office:value-type="float" office:value="10.6073303137496" calcext:value-type="float">
            <text:p>10,607</text:p>
          </table:table-cell>
          <table:table-cell table:formula="of:=[.C392]+[.$D$1]" office:value-type="float" office:value="20.6073303137496" calcext:value-type="float">
            <text:p>20,6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*[.$B$1]" office:value-type="float" office:value="1564" calcext:value-type="float">
            <text:p>1564</text:p>
          </table:table-cell>
          <table:table-cell table:formula="of:=LOG([.B393]; 2)" office:value-type="float" office:value="10.6110247973074" calcext:value-type="float">
            <text:p>10,611</text:p>
          </table:table-cell>
          <table:table-cell table:formula="of:=[.C393]+[.$D$1]" office:value-type="float" office:value="20.6110247973074" calcext:value-type="float">
            <text:p>20,6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*[.$B$1]" office:value-type="float" office:value="1568" calcext:value-type="float">
            <text:p>1568</text:p>
          </table:table-cell>
          <table:table-cell table:formula="of:=LOG([.B394]; 2)" office:value-type="float" office:value="10.6147098441152" calcext:value-type="float">
            <text:p>10,615</text:p>
          </table:table-cell>
          <table:table-cell table:formula="of:=[.C394]+[.$D$1]" office:value-type="float" office:value="20.6147098441152" calcext:value-type="float">
            <text:p>20,6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*[.$B$1]" office:value-type="float" office:value="1572" calcext:value-type="float">
            <text:p>1572</text:p>
          </table:table-cell>
          <table:table-cell table:formula="of:=LOG([.B395]; 2)" office:value-type="float" office:value="10.6183855022586" calcext:value-type="float">
            <text:p>10,618</text:p>
          </table:table-cell>
          <table:table-cell table:formula="of:=[.C395]+[.$D$1]" office:value-type="float" office:value="20.6183855022586" calcext:value-type="float">
            <text:p>20,6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*[.$B$1]" office:value-type="float" office:value="1576" calcext:value-type="float">
            <text:p>1576</text:p>
          </table:table-cell>
          <table:table-cell table:formula="of:=LOG([.B396]; 2)" office:value-type="float" office:value="10.6220518194564" calcext:value-type="float">
            <text:p>10,622</text:p>
          </table:table-cell>
          <table:table-cell table:formula="of:=[.C396]+[.$D$1]" office:value-type="float" office:value="20.6220518194564" calcext:value-type="float">
            <text:p>20,6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*[.$B$1]" office:value-type="float" office:value="1580" calcext:value-type="float">
            <text:p>1580</text:p>
          </table:table-cell>
          <table:table-cell table:formula="of:=LOG([.B397]; 2)" office:value-type="float" office:value="10.6257088430645" calcext:value-type="float">
            <text:p>10,626</text:p>
          </table:table-cell>
          <table:table-cell table:formula="of:=[.C397]+[.$D$1]" office:value-type="float" office:value="20.6257088430645" calcext:value-type="float">
            <text:p>20,6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*[.$B$1]" office:value-type="float" office:value="1584" calcext:value-type="float">
            <text:p>1584</text:p>
          </table:table-cell>
          <table:table-cell table:formula="of:=LOG([.B398]; 2)" office:value-type="float" office:value="10.6293566200796" calcext:value-type="float">
            <text:p>10,629</text:p>
          </table:table-cell>
          <table:table-cell table:formula="of:=[.C398]+[.$D$1]" office:value-type="float" office:value="20.6293566200796" calcext:value-type="float">
            <text:p>20,6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*[.$B$1]" office:value-type="float" office:value="1588" calcext:value-type="float">
            <text:p>1588</text:p>
          </table:table-cell>
          <table:table-cell table:formula="of:=LOG([.B399]; 2)" office:value-type="float" office:value="10.632995197143" calcext:value-type="float">
            <text:p>10,633</text:p>
          </table:table-cell>
          <table:table-cell table:formula="of:=[.C399]+[.$D$1]" office:value-type="float" office:value="20.632995197143" calcext:value-type="float">
            <text:p>20,6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*[.$B$1]" office:value-type="float" office:value="1592" calcext:value-type="float">
            <text:p>1592</text:p>
          </table:table-cell>
          <table:table-cell table:formula="of:=LOG([.B400]; 2)" office:value-type="float" office:value="10.6366246205436" calcext:value-type="float">
            <text:p>10,637</text:p>
          </table:table-cell>
          <table:table-cell table:formula="of:=[.C400]+[.$D$1]" office:value-type="float" office:value="20.6366246205436" calcext:value-type="float">
            <text:p>20,6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*[.$B$1]" office:value-type="float" office:value="1596" calcext:value-type="float">
            <text:p>1596</text:p>
          </table:table-cell>
          <table:table-cell table:formula="of:=LOG([.B401]; 2)" office:value-type="float" office:value="10.6402449362223" calcext:value-type="float">
            <text:p>10,640</text:p>
          </table:table-cell>
          <table:table-cell table:formula="of:=[.C401]+[.$D$1]" office:value-type="float" office:value="20.6402449362223" calcext:value-type="float">
            <text:p>20,6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*[.$B$1]" office:value-type="float" office:value="1600" calcext:value-type="float">
            <text:p>1600</text:p>
          </table:table-cell>
          <table:table-cell table:formula="of:=LOG([.B402]; 2)" office:value-type="float" office:value="10.6438561897747" calcext:value-type="float">
            <text:p>10,644</text:p>
          </table:table-cell>
          <table:table-cell table:formula="of:=[.C402]+[.$D$1]" office:value-type="float" office:value="20.6438561897747" calcext:value-type="float">
            <text:p>20,6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*[.$B$1]" office:value-type="float" office:value="1604" calcext:value-type="float">
            <text:p>1604</text:p>
          </table:table-cell>
          <table:table-cell table:formula="of:=LOG([.B403]; 2)" office:value-type="float" office:value="10.6474584264549" calcext:value-type="float">
            <text:p>10,647</text:p>
          </table:table-cell>
          <table:table-cell table:formula="of:=[.C403]+[.$D$1]" office:value-type="float" office:value="20.6474584264549" calcext:value-type="float">
            <text:p>20,6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*[.$B$1]" office:value-type="float" office:value="1608" calcext:value-type="float">
            <text:p>1608</text:p>
          </table:table-cell>
          <table:table-cell table:formula="of:=LOG([.B404]; 2)" office:value-type="float" office:value="10.6510516911789" calcext:value-type="float">
            <text:p>10,651</text:p>
          </table:table-cell>
          <table:table-cell table:formula="of:=[.C404]+[.$D$1]" office:value-type="float" office:value="20.6510516911789" calcext:value-type="float">
            <text:p>20,6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*[.$B$1]" office:value-type="float" office:value="1612" calcext:value-type="float">
            <text:p>1612</text:p>
          </table:table-cell>
          <table:table-cell table:formula="of:=LOG([.B405]; 2)" office:value-type="float" office:value="10.654636028528" calcext:value-type="float">
            <text:p>10,655</text:p>
          </table:table-cell>
          <table:table-cell table:formula="of:=[.C405]+[.$D$1]" office:value-type="float" office:value="20.654636028528" calcext:value-type="float">
            <text:p>20,65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*[.$B$1]" office:value-type="float" office:value="1616" calcext:value-type="float">
            <text:p>1616</text:p>
          </table:table-cell>
          <table:table-cell table:formula="of:=LOG([.B406]; 2)" office:value-type="float" office:value="10.6582114827518" calcext:value-type="float">
            <text:p>10,658</text:p>
          </table:table-cell>
          <table:table-cell table:formula="of:=[.C406]+[.$D$1]" office:value-type="float" office:value="20.6582114827518" calcext:value-type="float">
            <text:p>20,6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*[.$B$1]" office:value-type="float" office:value="1620" calcext:value-type="float">
            <text:p>1620</text:p>
          </table:table-cell>
          <table:table-cell table:formula="of:=LOG([.B407]; 2)" office:value-type="float" office:value="10.661778097772" calcext:value-type="float">
            <text:p>10,662</text:p>
          </table:table-cell>
          <table:table-cell table:formula="of:=[.C407]+[.$D$1]" office:value-type="float" office:value="20.661778097772" calcext:value-type="float">
            <text:p>20,66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*[.$B$1]" office:value-type="float" office:value="1624" calcext:value-type="float">
            <text:p>1624</text:p>
          </table:table-cell>
          <table:table-cell table:formula="of:=LOG([.B408]; 2)" office:value-type="float" office:value="10.6653359171852" calcext:value-type="float">
            <text:p>10,665</text:p>
          </table:table-cell>
          <table:table-cell table:formula="of:=[.C408]+[.$D$1]" office:value-type="float" office:value="20.6653359171852" calcext:value-type="float">
            <text:p>20,6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*[.$B$1]" office:value-type="float" office:value="1628" calcext:value-type="float">
            <text:p>1628</text:p>
          </table:table-cell>
          <table:table-cell table:formula="of:=LOG([.B409]; 2)" office:value-type="float" office:value="10.6688849842662" calcext:value-type="float">
            <text:p>10,669</text:p>
          </table:table-cell>
          <table:table-cell table:formula="of:=[.C409]+[.$D$1]" office:value-type="float" office:value="20.6688849842662" calcext:value-type="float">
            <text:p>20,6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*[.$B$1]" office:value-type="float" office:value="1632" calcext:value-type="float">
            <text:p>1632</text:p>
          </table:table-cell>
          <table:table-cell table:formula="of:=LOG([.B410]; 2)" office:value-type="float" office:value="10.6724253419715" calcext:value-type="float">
            <text:p>10,672</text:p>
          </table:table-cell>
          <table:table-cell table:formula="of:=[.C410]+[.$D$1]" office:value-type="float" office:value="20.6724253419715" calcext:value-type="float">
            <text:p>20,6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*[.$B$1]" office:value-type="float" office:value="1636" calcext:value-type="float">
            <text:p>1636</text:p>
          </table:table-cell>
          <table:table-cell table:formula="of:=LOG([.B411]; 2)" office:value-type="float" office:value="10.6759570329418" calcext:value-type="float">
            <text:p>10,676</text:p>
          </table:table-cell>
          <table:table-cell table:formula="of:=[.C411]+[.$D$1]" office:value-type="float" office:value="20.6759570329417" calcext:value-type="float">
            <text:p>20,6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*[.$B$1]" office:value-type="float" office:value="1640" calcext:value-type="float">
            <text:p>1640</text:p>
          </table:table-cell>
          <table:table-cell table:formula="of:=LOG([.B412]; 2)" office:value-type="float" office:value="10.6794800995054" calcext:value-type="float">
            <text:p>10,679</text:p>
          </table:table-cell>
          <table:table-cell table:formula="of:=[.C412]+[.$D$1]" office:value-type="float" office:value="20.6794800995054" calcext:value-type="float">
            <text:p>20,67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*[.$B$1]" office:value-type="float" office:value="1644" calcext:value-type="float">
            <text:p>1644</text:p>
          </table:table-cell>
          <table:table-cell table:formula="of:=LOG([.B413]; 2)" office:value-type="float" office:value="10.6829945836817" calcext:value-type="float">
            <text:p>10,683</text:p>
          </table:table-cell>
          <table:table-cell table:formula="of:=[.C413]+[.$D$1]" office:value-type="float" office:value="20.6829945836817" calcext:value-type="float">
            <text:p>20,68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*[.$B$1]" office:value-type="float" office:value="1648" calcext:value-type="float">
            <text:p>1648</text:p>
          </table:table-cell>
          <table:table-cell table:formula="of:=LOG([.B414]; 2)" office:value-type="float" office:value="10.6865005271832" calcext:value-type="float">
            <text:p>10,687</text:p>
          </table:table-cell>
          <table:table-cell table:formula="of:=[.C414]+[.$D$1]" office:value-type="float" office:value="20.6865005271832" calcext:value-type="float">
            <text:p>20,68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*[.$B$1]" office:value-type="float" office:value="1652" calcext:value-type="float">
            <text:p>1652</text:p>
          </table:table-cell>
          <table:table-cell table:formula="of:=LOG([.B415]; 2)" office:value-type="float" office:value="10.6899979714194" calcext:value-type="float">
            <text:p>10,690</text:p>
          </table:table-cell>
          <table:table-cell table:formula="of:=[.C415]+[.$D$1]" office:value-type="float" office:value="20.6899979714194" calcext:value-type="float">
            <text:p>20,69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*[.$B$1]" office:value-type="float" office:value="1656" calcext:value-type="float">
            <text:p>1656</text:p>
          </table:table-cell>
          <table:table-cell table:formula="of:=LOG([.B416]; 2)" office:value-type="float" office:value="10.6934869574993" calcext:value-type="float">
            <text:p>10,693</text:p>
          </table:table-cell>
          <table:table-cell table:formula="of:=[.C416]+[.$D$1]" office:value-type="float" office:value="20.6934869574993" calcext:value-type="float">
            <text:p>20,6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*[.$B$1]" office:value-type="float" office:value="1660" calcext:value-type="float">
            <text:p>1660</text:p>
          </table:table-cell>
          <table:table-cell table:formula="of:=LOG([.B417]; 2)" office:value-type="float" office:value="10.6969675262343" calcext:value-type="float">
            <text:p>10,697</text:p>
          </table:table-cell>
          <table:table-cell table:formula="of:=[.C417]+[.$D$1]" office:value-type="float" office:value="20.6969675262343" calcext:value-type="float">
            <text:p>20,69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*[.$B$1]" office:value-type="float" office:value="1664" calcext:value-type="float">
            <text:p>1664</text:p>
          </table:table-cell>
          <table:table-cell table:formula="of:=LOG([.B418]; 2)" office:value-type="float" office:value="10.7004397181411" calcext:value-type="float">
            <text:p>10,700</text:p>
          </table:table-cell>
          <table:table-cell table:formula="of:=[.C418]+[.$D$1]" office:value-type="float" office:value="20.7004397181411" calcext:value-type="float">
            <text:p>20,7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*[.$B$1]" office:value-type="float" office:value="1668" calcext:value-type="float">
            <text:p>1668</text:p>
          </table:table-cell>
          <table:table-cell table:formula="of:=LOG([.B419]; 2)" office:value-type="float" office:value="10.7039035734447" calcext:value-type="float">
            <text:p>10,704</text:p>
          </table:table-cell>
          <table:table-cell table:formula="of:=[.C419]+[.$D$1]" office:value-type="float" office:value="20.7039035734447" calcext:value-type="float">
            <text:p>20,7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*[.$B$1]" office:value-type="float" office:value="1672" calcext:value-type="float">
            <text:p>1672</text:p>
          </table:table-cell>
          <table:table-cell table:formula="of:=LOG([.B420]; 2)" office:value-type="float" office:value="10.7073591320809" calcext:value-type="float">
            <text:p>10,707</text:p>
          </table:table-cell>
          <table:table-cell table:formula="of:=[.C420]+[.$D$1]" office:value-type="float" office:value="20.7073591320809" calcext:value-type="float">
            <text:p>20,7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*[.$B$1]" office:value-type="float" office:value="1676" calcext:value-type="float">
            <text:p>1676</text:p>
          </table:table-cell>
          <table:table-cell table:formula="of:=LOG([.B421]; 2)" office:value-type="float" office:value="10.7108064336994" calcext:value-type="float">
            <text:p>10,711</text:p>
          </table:table-cell>
          <table:table-cell table:formula="of:=[.C421]+[.$D$1]" office:value-type="float" office:value="20.7108064336994" calcext:value-type="float">
            <text:p>20,7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*[.$B$1]" office:value-type="float" office:value="1680" calcext:value-type="float">
            <text:p>1680</text:p>
          </table:table-cell>
          <table:table-cell table:formula="of:=LOG([.B422]; 2)" office:value-type="float" office:value="10.7142455176661" calcext:value-type="float">
            <text:p>10,714</text:p>
          </table:table-cell>
          <table:table-cell table:formula="of:=[.C422]+[.$D$1]" office:value-type="float" office:value="20.7142455176661" calcext:value-type="float">
            <text:p>20,7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*[.$B$1]" office:value-type="float" office:value="1684" calcext:value-type="float">
            <text:p>1684</text:p>
          </table:table-cell>
          <table:table-cell table:formula="of:=LOG([.B423]; 2)" office:value-type="float" office:value="10.7176764230664" calcext:value-type="float">
            <text:p>10,718</text:p>
          </table:table-cell>
          <table:table-cell table:formula="of:=[.C423]+[.$D$1]" office:value-type="float" office:value="20.7176764230664" calcext:value-type="float">
            <text:p>20,7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*[.$B$1]" office:value-type="float" office:value="1688" calcext:value-type="float">
            <text:p>1688</text:p>
          </table:table-cell>
          <table:table-cell table:formula="of:=LOG([.B424]; 2)" office:value-type="float" office:value="10.7210991887072" calcext:value-type="float">
            <text:p>10,721</text:p>
          </table:table-cell>
          <table:table-cell table:formula="of:=[.C424]+[.$D$1]" office:value-type="float" office:value="20.7210991887072" calcext:value-type="float">
            <text:p>20,7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*[.$B$1]" office:value-type="float" office:value="1692" calcext:value-type="float">
            <text:p>1692</text:p>
          </table:table-cell>
          <table:table-cell table:formula="of:=LOG([.B425]; 2)" office:value-type="float" office:value="10.72451385312" calcext:value-type="float">
            <text:p>10,725</text:p>
          </table:table-cell>
          <table:table-cell table:formula="of:=[.C425]+[.$D$1]" office:value-type="float" office:value="20.72451385312" calcext:value-type="float">
            <text:p>20,7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*[.$B$1]" office:value-type="float" office:value="1696" calcext:value-type="float">
            <text:p>1696</text:p>
          </table:table-cell>
          <table:table-cell table:formula="of:=LOG([.B426]; 2)" office:value-type="float" office:value="10.7279204545632" calcext:value-type="float">
            <text:p>10,728</text:p>
          </table:table-cell>
          <table:table-cell table:formula="of:=[.C426]+[.$D$1]" office:value-type="float" office:value="20.7279204545632" calcext:value-type="float">
            <text:p>20,7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*[.$B$1]" office:value-type="float" office:value="1700" calcext:value-type="float">
            <text:p>1700</text:p>
          </table:table-cell>
          <table:table-cell table:formula="of:=LOG([.B427]; 2)" office:value-type="float" office:value="10.7313190310251" calcext:value-type="float">
            <text:p>10,731</text:p>
          </table:table-cell>
          <table:table-cell table:formula="of:=[.C427]+[.$D$1]" office:value-type="float" office:value="20.7313190310251" calcext:value-type="float">
            <text:p>20,73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*[.$B$1]" office:value-type="float" office:value="1704" calcext:value-type="float">
            <text:p>1704</text:p>
          </table:table-cell>
          <table:table-cell table:formula="of:=LOG([.B428]; 2)" office:value-type="float" office:value="10.7347096202258" calcext:value-type="float">
            <text:p>10,735</text:p>
          </table:table-cell>
          <table:table-cell table:formula="of:=[.C428]+[.$D$1]" office:value-type="float" office:value="20.7347096202258" calcext:value-type="float">
            <text:p>20,73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*[.$B$1]" office:value-type="float" office:value="1708" calcext:value-type="float">
            <text:p>1708</text:p>
          </table:table-cell>
          <table:table-cell table:formula="of:=LOG([.B429]; 2)" office:value-type="float" office:value="10.7380922596205" calcext:value-type="float">
            <text:p>10,738</text:p>
          </table:table-cell>
          <table:table-cell table:formula="of:=[.C429]+[.$D$1]" office:value-type="float" office:value="20.7380922596205" calcext:value-type="float">
            <text:p>20,7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*[.$B$1]" office:value-type="float" office:value="1712" calcext:value-type="float">
            <text:p>1712</text:p>
          </table:table-cell>
          <table:table-cell table:formula="of:=LOG([.B430]; 2)" office:value-type="float" office:value="10.7414669864011" calcext:value-type="float">
            <text:p>10,741</text:p>
          </table:table-cell>
          <table:table-cell table:formula="of:=[.C430]+[.$D$1]" office:value-type="float" office:value="20.7414669864011" calcext:value-type="float">
            <text:p>20,74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*[.$B$1]" office:value-type="float" office:value="1716" calcext:value-type="float">
            <text:p>1716</text:p>
          </table:table-cell>
          <table:table-cell table:formula="of:=LOG([.B431]; 2)" office:value-type="float" office:value="10.7448338374995" calcext:value-type="float">
            <text:p>10,745</text:p>
          </table:table-cell>
          <table:table-cell table:formula="of:=[.C431]+[.$D$1]" office:value-type="float" office:value="20.7448338374995" calcext:value-type="float">
            <text:p>20,7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*[.$B$1]" office:value-type="float" office:value="1720" calcext:value-type="float">
            <text:p>1720</text:p>
          </table:table-cell>
          <table:table-cell table:formula="of:=LOG([.B432]; 2)" office:value-type="float" office:value="10.7481928495895" calcext:value-type="float">
            <text:p>10,748</text:p>
          </table:table-cell>
          <table:table-cell table:formula="of:=[.C432]+[.$D$1]" office:value-type="float" office:value="20.7481928495895" calcext:value-type="float">
            <text:p>20,7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*[.$B$1]" office:value-type="float" office:value="1724" calcext:value-type="float">
            <text:p>1724</text:p>
          </table:table-cell>
          <table:table-cell table:formula="of:=LOG([.B433]; 2)" office:value-type="float" office:value="10.7515440590891" calcext:value-type="float">
            <text:p>10,752</text:p>
          </table:table-cell>
          <table:table-cell table:formula="of:=[.C433]+[.$D$1]" office:value-type="float" office:value="20.7515440590891" calcext:value-type="float">
            <text:p>20,7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*[.$B$1]" office:value-type="float" office:value="1728" calcext:value-type="float">
            <text:p>1728</text:p>
          </table:table-cell>
          <table:table-cell table:formula="of:=LOG([.B434]; 2)" office:value-type="float" office:value="10.7548875021635" calcext:value-type="float">
            <text:p>10,755</text:p>
          </table:table-cell>
          <table:table-cell table:formula="of:=[.C434]+[.$D$1]" office:value-type="float" office:value="20.7548875021635" calcext:value-type="float">
            <text:p>20,7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*[.$B$1]" office:value-type="float" office:value="1732" calcext:value-type="float">
            <text:p>1732</text:p>
          </table:table-cell>
          <table:table-cell table:formula="of:=LOG([.B435]; 2)" office:value-type="float" office:value="10.7582232147267" calcext:value-type="float">
            <text:p>10,758</text:p>
          </table:table-cell>
          <table:table-cell table:formula="of:=[.C435]+[.$D$1]" office:value-type="float" office:value="20.7582232147267" calcext:value-type="float">
            <text:p>20,7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*[.$B$1]" office:value-type="float" office:value="1736" calcext:value-type="float">
            <text:p>1736</text:p>
          </table:table-cell>
          <table:table-cell table:formula="of:=LOG([.B436]; 2)" office:value-type="float" office:value="10.7615512324445" calcext:value-type="float">
            <text:p>10,762</text:p>
          </table:table-cell>
          <table:table-cell table:formula="of:=[.C436]+[.$D$1]" office:value-type="float" office:value="20.7615512324445" calcext:value-type="float">
            <text:p>20,76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*[.$B$1]" office:value-type="float" office:value="1740" calcext:value-type="float">
            <text:p>1740</text:p>
          </table:table-cell>
          <table:table-cell table:formula="of:=LOG([.B437]; 2)" office:value-type="float" office:value="10.7648715907361" calcext:value-type="float">
            <text:p>10,765</text:p>
          </table:table-cell>
          <table:table-cell table:formula="of:=[.C437]+[.$D$1]" office:value-type="float" office:value="20.7648715907361" calcext:value-type="float">
            <text:p>20,7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*[.$B$1]" office:value-type="float" office:value="1744" calcext:value-type="float">
            <text:p>1744</text:p>
          </table:table-cell>
          <table:table-cell table:formula="of:=LOG([.B438]; 2)" office:value-type="float" office:value="10.7681843247769" calcext:value-type="float">
            <text:p>10,768</text:p>
          </table:table-cell>
          <table:table-cell table:formula="of:=[.C438]+[.$D$1]" office:value-type="float" office:value="20.7681843247769" calcext:value-type="float">
            <text:p>20,7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*[.$B$1]" office:value-type="float" office:value="1748" calcext:value-type="float">
            <text:p>1748</text:p>
          </table:table-cell>
          <table:table-cell table:formula="of:=LOG([.B439]; 2)" office:value-type="float" office:value="10.7714894695006" calcext:value-type="float">
            <text:p>10,771</text:p>
          </table:table-cell>
          <table:table-cell table:formula="of:=[.C439]+[.$D$1]" office:value-type="float" office:value="20.7714894695006" calcext:value-type="float">
            <text:p>20,7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*[.$B$1]" office:value-type="float" office:value="1752" calcext:value-type="float">
            <text:p>1752</text:p>
          </table:table-cell>
          <table:table-cell table:formula="of:=LOG([.B440]; 2)" office:value-type="float" office:value="10.7747870596012" calcext:value-type="float">
            <text:p>10,775</text:p>
          </table:table-cell>
          <table:table-cell table:formula="of:=[.C440]+[.$D$1]" office:value-type="float" office:value="20.7747870596012" calcext:value-type="float">
            <text:p>20,77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*[.$B$1]" office:value-type="float" office:value="1756" calcext:value-type="float">
            <text:p>1756</text:p>
          </table:table-cell>
          <table:table-cell table:formula="of:=LOG([.B441]; 2)" office:value-type="float" office:value="10.7780771295354" calcext:value-type="float">
            <text:p>10,778</text:p>
          </table:table-cell>
          <table:table-cell table:formula="of:=[.C441]+[.$D$1]" office:value-type="float" office:value="20.7780771295354" calcext:value-type="float">
            <text:p>20,77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*[.$B$1]" office:value-type="float" office:value="1760" calcext:value-type="float">
            <text:p>1760</text:p>
          </table:table-cell>
          <table:table-cell table:formula="of:=LOG([.B442]; 2)" office:value-type="float" office:value="10.7813597135247" calcext:value-type="float">
            <text:p>10,781</text:p>
          </table:table-cell>
          <table:table-cell table:formula="of:=[.C442]+[.$D$1]" office:value-type="float" office:value="20.7813597135247" calcext:value-type="float">
            <text:p>20,78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*[.$B$1]" office:value-type="float" office:value="1764" calcext:value-type="float">
            <text:p>1764</text:p>
          </table:table-cell>
          <table:table-cell table:formula="of:=LOG([.B443]; 2)" office:value-type="float" office:value="10.7846348455575" calcext:value-type="float">
            <text:p>10,785</text:p>
          </table:table-cell>
          <table:table-cell table:formula="of:=[.C443]+[.$D$1]" office:value-type="float" office:value="20.7846348455575" calcext:value-type="float">
            <text:p>20,7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*[.$B$1]" office:value-type="float" office:value="1768" calcext:value-type="float">
            <text:p>1768</text:p>
          </table:table-cell>
          <table:table-cell table:formula="of:=LOG([.B444]; 2)" office:value-type="float" office:value="10.7879025593914" calcext:value-type="float">
            <text:p>10,788</text:p>
          </table:table-cell>
          <table:table-cell table:formula="of:=[.C444]+[.$D$1]" office:value-type="float" office:value="20.7879025593914" calcext:value-type="float">
            <text:p>20,78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*[.$B$1]" office:value-type="float" office:value="1772" calcext:value-type="float">
            <text:p>1772</text:p>
          </table:table-cell>
          <table:table-cell table:formula="of:=LOG([.B445]; 2)" office:value-type="float" office:value="10.791162888555" calcext:value-type="float">
            <text:p>10,791</text:p>
          </table:table-cell>
          <table:table-cell table:formula="of:=[.C445]+[.$D$1]" office:value-type="float" office:value="20.791162888555" calcext:value-type="float">
            <text:p>20,7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*[.$B$1]" office:value-type="float" office:value="1776" calcext:value-type="float">
            <text:p>1776</text:p>
          </table:table-cell>
          <table:table-cell table:formula="of:=LOG([.B446]; 2)" office:value-type="float" office:value="10.7944158663501" calcext:value-type="float">
            <text:p>10,794</text:p>
          </table:table-cell>
          <table:table-cell table:formula="of:=[.C446]+[.$D$1]" office:value-type="float" office:value="20.7944158663501" calcext:value-type="float">
            <text:p>20,79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*[.$B$1]" office:value-type="float" office:value="1780" calcext:value-type="float">
            <text:p>1780</text:p>
          </table:table-cell>
          <table:table-cell table:formula="of:=LOG([.B447]; 2)" office:value-type="float" office:value="10.7976615258538" calcext:value-type="float">
            <text:p>10,798</text:p>
          </table:table-cell>
          <table:table-cell table:formula="of:=[.C447]+[.$D$1]" office:value-type="float" office:value="20.7976615258538" calcext:value-type="float">
            <text:p>20,79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*[.$B$1]" office:value-type="float" office:value="1784" calcext:value-type="float">
            <text:p>1784</text:p>
          </table:table-cell>
          <table:table-cell table:formula="of:=LOG([.B448]; 2)" office:value-type="float" office:value="10.8008998999203" calcext:value-type="float">
            <text:p>10,801</text:p>
          </table:table-cell>
          <table:table-cell table:formula="of:=[.C448]+[.$D$1]" office:value-type="float" office:value="20.8008998999203" calcext:value-type="float">
            <text:p>20,8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*[.$B$1]" office:value-type="float" office:value="1788" calcext:value-type="float">
            <text:p>1788</text:p>
          </table:table-cell>
          <table:table-cell table:formula="of:=LOG([.B449]; 2)" office:value-type="float" office:value="10.8041310211833" calcext:value-type="float">
            <text:p>10,804</text:p>
          </table:table-cell>
          <table:table-cell table:formula="of:=[.C449]+[.$D$1]" office:value-type="float" office:value="20.8041310211833" calcext:value-type="float">
            <text:p>20,80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*[.$B$1]" office:value-type="float" office:value="1792" calcext:value-type="float">
            <text:p>1792</text:p>
          </table:table-cell>
          <table:table-cell table:formula="of:=LOG([.B450]; 2)" office:value-type="float" office:value="10.8073549220576" calcext:value-type="float">
            <text:p>10,807</text:p>
          </table:table-cell>
          <table:table-cell table:formula="of:=[.C450]+[.$D$1]" office:value-type="float" office:value="20.8073549220576" calcext:value-type="float">
            <text:p>20,8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*[.$B$1]" office:value-type="float" office:value="1796" calcext:value-type="float">
            <text:p>1796</text:p>
          </table:table-cell>
          <table:table-cell table:formula="of:=LOG([.B451]; 2)" office:value-type="float" office:value="10.8105716347411" calcext:value-type="float">
            <text:p>10,811</text:p>
          </table:table-cell>
          <table:table-cell table:formula="of:=[.C451]+[.$D$1]" office:value-type="float" office:value="20.8105716347411" calcext:value-type="float">
            <text:p>20,8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*[.$B$1]" office:value-type="float" office:value="1800" calcext:value-type="float">
            <text:p>1800</text:p>
          </table:table-cell>
          <table:table-cell table:formula="of:=LOG([.B452]; 2)" office:value-type="float" office:value="10.813781191217" calcext:value-type="float">
            <text:p>10,814</text:p>
          </table:table-cell>
          <table:table-cell table:formula="of:=[.C452]+[.$D$1]" office:value-type="float" office:value="20.813781191217" calcext:value-type="float">
            <text:p>20,8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*[.$B$1]" office:value-type="float" office:value="1804" calcext:value-type="float">
            <text:p>1804</text:p>
          </table:table-cell>
          <table:table-cell table:formula="of:=LOG([.B453]; 2)" office:value-type="float" office:value="10.8169836232554" calcext:value-type="float">
            <text:p>10,817</text:p>
          </table:table-cell>
          <table:table-cell table:formula="of:=[.C453]+[.$D$1]" office:value-type="float" office:value="20.8169836232554" calcext:value-type="float">
            <text:p>20,8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*[.$B$1]" office:value-type="float" office:value="1808" calcext:value-type="float">
            <text:p>1808</text:p>
          </table:table-cell>
          <table:table-cell table:formula="of:=LOG([.B454]; 2)" office:value-type="float" office:value="10.8201789624152" calcext:value-type="float">
            <text:p>10,820</text:p>
          </table:table-cell>
          <table:table-cell table:formula="of:=[.C454]+[.$D$1]" office:value-type="float" office:value="20.8201789624152" calcext:value-type="float">
            <text:p>20,8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*[.$B$1]" office:value-type="float" office:value="1812" calcext:value-type="float">
            <text:p>1812</text:p>
          </table:table-cell>
          <table:table-cell table:formula="of:=LOG([.B455]; 2)" office:value-type="float" office:value="10.8233672400462" calcext:value-type="float">
            <text:p>10,823</text:p>
          </table:table-cell>
          <table:table-cell table:formula="of:=[.C455]+[.$D$1]" office:value-type="float" office:value="20.8233672400462" calcext:value-type="float">
            <text:p>20,8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*[.$B$1]" office:value-type="float" office:value="1816" calcext:value-type="float">
            <text:p>1816</text:p>
          </table:table-cell>
          <table:table-cell table:formula="of:=LOG([.B456]; 2)" office:value-type="float" office:value="10.8265484872909" calcext:value-type="float">
            <text:p>10,827</text:p>
          </table:table-cell>
          <table:table-cell table:formula="of:=[.C456]+[.$D$1]" office:value-type="float" office:value="20.8265484872909" calcext:value-type="float">
            <text:p>20,8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*[.$B$1]" office:value-type="float" office:value="1820" calcext:value-type="float">
            <text:p>1820</text:p>
          </table:table-cell>
          <table:table-cell table:formula="of:=LOG([.B457]; 2)" office:value-type="float" office:value="10.8297227350861" calcext:value-type="float">
            <text:p>10,830</text:p>
          </table:table-cell>
          <table:table-cell table:formula="of:=[.C457]+[.$D$1]" office:value-type="float" office:value="20.8297227350861" calcext:value-type="float">
            <text:p>20,8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*[.$B$1]" office:value-type="float" office:value="1824" calcext:value-type="float">
            <text:p>1824</text:p>
          </table:table-cell>
          <table:table-cell table:formula="of:=LOG([.B458]; 2)" office:value-type="float" office:value="10.8328900141647" calcext:value-type="float">
            <text:p>10,833</text:p>
          </table:table-cell>
          <table:table-cell table:formula="of:=[.C458]+[.$D$1]" office:value-type="float" office:value="20.8328900141647" calcext:value-type="float">
            <text:p>20,8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*[.$B$1]" office:value-type="float" office:value="1828" calcext:value-type="float">
            <text:p>1828</text:p>
          </table:table-cell>
          <table:table-cell table:formula="of:=LOG([.B459]; 2)" office:value-type="float" office:value="10.8360503550581" calcext:value-type="float">
            <text:p>10,836</text:p>
          </table:table-cell>
          <table:table-cell table:formula="of:=[.C459]+[.$D$1]" office:value-type="float" office:value="20.8360503550581" calcext:value-type="float">
            <text:p>20,83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*[.$B$1]" office:value-type="float" office:value="1832" calcext:value-type="float">
            <text:p>1832</text:p>
          </table:table-cell>
          <table:table-cell table:formula="of:=LOG([.B460]; 2)" office:value-type="float" office:value="10.8392037880969" calcext:value-type="float">
            <text:p>10,839</text:p>
          </table:table-cell>
          <table:table-cell table:formula="of:=[.C460]+[.$D$1]" office:value-type="float" office:value="20.8392037880969" calcext:value-type="float">
            <text:p>20,8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*[.$B$1]" office:value-type="float" office:value="1836" calcext:value-type="float">
            <text:p>1836</text:p>
          </table:table-cell>
          <table:table-cell table:formula="of:=LOG([.B461]; 2)" office:value-type="float" office:value="10.8423503434138" calcext:value-type="float">
            <text:p>10,842</text:p>
          </table:table-cell>
          <table:table-cell table:formula="of:=[.C461]+[.$D$1]" office:value-type="float" office:value="20.8423503434138" calcext:value-type="float">
            <text:p>20,8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*[.$B$1]" office:value-type="float" office:value="1840" calcext:value-type="float">
            <text:p>1840</text:p>
          </table:table-cell>
          <table:table-cell table:formula="of:=LOG([.B462]; 2)" office:value-type="float" office:value="10.8454900509444" calcext:value-type="float">
            <text:p>10,845</text:p>
          </table:table-cell>
          <table:table-cell table:formula="of:=[.C462]+[.$D$1]" office:value-type="float" office:value="20.8454900509444" calcext:value-type="float">
            <text:p>20,8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*[.$B$1]" office:value-type="float" office:value="1844" calcext:value-type="float">
            <text:p>1844</text:p>
          </table:table-cell>
          <table:table-cell table:formula="of:=LOG([.B463]; 2)" office:value-type="float" office:value="10.8486229404293" calcext:value-type="float">
            <text:p>10,849</text:p>
          </table:table-cell>
          <table:table-cell table:formula="of:=[.C463]+[.$D$1]" office:value-type="float" office:value="20.8486229404293" calcext:value-type="float">
            <text:p>20,8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*[.$B$1]" office:value-type="float" office:value="1848" calcext:value-type="float">
            <text:p>1848</text:p>
          </table:table-cell>
          <table:table-cell table:formula="of:=LOG([.B464]; 2)" office:value-type="float" office:value="10.8517490414161" calcext:value-type="float">
            <text:p>10,852</text:p>
          </table:table-cell>
          <table:table-cell table:formula="of:=[.C464]+[.$D$1]" office:value-type="float" office:value="20.8517490414161" calcext:value-type="float">
            <text:p>20,85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*[.$B$1]" office:value-type="float" office:value="1852" calcext:value-type="float">
            <text:p>1852</text:p>
          </table:table-cell>
          <table:table-cell table:formula="of:=LOG([.B465]; 2)" office:value-type="float" office:value="10.8548683832602" calcext:value-type="float">
            <text:p>10,855</text:p>
          </table:table-cell>
          <table:table-cell table:formula="of:=[.C465]+[.$D$1]" office:value-type="float" office:value="20.8548683832602" calcext:value-type="float">
            <text:p>20,8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*[.$B$1]" office:value-type="float" office:value="1856" calcext:value-type="float">
            <text:p>1856</text:p>
          </table:table-cell>
          <table:table-cell table:formula="of:=LOG([.B466]; 2)" office:value-type="float" office:value="10.8579809951276" calcext:value-type="float">
            <text:p>10,858</text:p>
          </table:table-cell>
          <table:table-cell table:formula="of:=[.C466]+[.$D$1]" office:value-type="float" office:value="20.8579809951276" calcext:value-type="float">
            <text:p>20,8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*[.$B$1]" office:value-type="float" office:value="1860" calcext:value-type="float">
            <text:p>1860</text:p>
          </table:table-cell>
          <table:table-cell table:formula="of:=LOG([.B467]; 2)" office:value-type="float" office:value="10.8610869059954" calcext:value-type="float">
            <text:p>10,861</text:p>
          </table:table-cell>
          <table:table-cell table:formula="of:=[.C467]+[.$D$1]" office:value-type="float" office:value="20.8610869059954" calcext:value-type="float">
            <text:p>20,86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*[.$B$1]" office:value-type="float" office:value="1864" calcext:value-type="float">
            <text:p>1864</text:p>
          </table:table-cell>
          <table:table-cell table:formula="of:=LOG([.B468]; 2)" office:value-type="float" office:value="10.8641861446543" calcext:value-type="float">
            <text:p>10,864</text:p>
          </table:table-cell>
          <table:table-cell table:formula="of:=[.C468]+[.$D$1]" office:value-type="float" office:value="20.8641861446543" calcext:value-type="float">
            <text:p>20,8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*[.$B$1]" office:value-type="float" office:value="1868" calcext:value-type="float">
            <text:p>1868</text:p>
          </table:table-cell>
          <table:table-cell table:formula="of:=LOG([.B469]; 2)" office:value-type="float" office:value="10.8672787397097" calcext:value-type="float">
            <text:p>10,867</text:p>
          </table:table-cell>
          <table:table-cell table:formula="of:=[.C469]+[.$D$1]" office:value-type="float" office:value="20.8672787397097" calcext:value-type="float">
            <text:p>20,8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*[.$B$1]" office:value-type="float" office:value="1872" calcext:value-type="float">
            <text:p>1872</text:p>
          </table:table-cell>
          <table:table-cell table:formula="of:=LOG([.B470]; 2)" office:value-type="float" office:value="10.8703647195834" calcext:value-type="float">
            <text:p>10,870</text:p>
          </table:table-cell>
          <table:table-cell table:formula="of:=[.C470]+[.$D$1]" office:value-type="float" office:value="20.8703647195834" calcext:value-type="float">
            <text:p>20,8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*[.$B$1]" office:value-type="float" office:value="1876" calcext:value-type="float">
            <text:p>1876</text:p>
          </table:table-cell>
          <table:table-cell table:formula="of:=LOG([.B471]; 2)" office:value-type="float" office:value="10.8734441125154" calcext:value-type="float">
            <text:p>10,873</text:p>
          </table:table-cell>
          <table:table-cell table:formula="of:=[.C471]+[.$D$1]" office:value-type="float" office:value="20.8734441125154" calcext:value-type="float">
            <text:p>20,8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*[.$B$1]" office:value-type="float" office:value="1880" calcext:value-type="float">
            <text:p>1880</text:p>
          </table:table-cell>
          <table:table-cell table:formula="of:=LOG([.B472]; 2)" office:value-type="float" office:value="10.876516946565" calcext:value-type="float">
            <text:p>10,877</text:p>
          </table:table-cell>
          <table:table-cell table:formula="of:=[.C472]+[.$D$1]" office:value-type="float" office:value="20.876516946565" calcext:value-type="float">
            <text:p>20,8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*[.$B$1]" office:value-type="float" office:value="1884" calcext:value-type="float">
            <text:p>1884</text:p>
          </table:table-cell>
          <table:table-cell table:formula="of:=LOG([.B473]; 2)" office:value-type="float" office:value="10.8795832496128" calcext:value-type="float">
            <text:p>10,880</text:p>
          </table:table-cell>
          <table:table-cell table:formula="of:=[.C473]+[.$D$1]" office:value-type="float" office:value="20.8795832496128" calcext:value-type="float">
            <text:p>20,88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*[.$B$1]" office:value-type="float" office:value="1888" calcext:value-type="float">
            <text:p>1888</text:p>
          </table:table-cell>
          <table:table-cell table:formula="of:=LOG([.B474]; 2)" office:value-type="float" office:value="10.8826430493618" calcext:value-type="float">
            <text:p>10,883</text:p>
          </table:table-cell>
          <table:table-cell table:formula="of:=[.C474]+[.$D$1]" office:value-type="float" office:value="20.8826430493618" calcext:value-type="float">
            <text:p>20,8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*[.$B$1]" office:value-type="float" office:value="1892" calcext:value-type="float">
            <text:p>1892</text:p>
          </table:table-cell>
          <table:table-cell table:formula="of:=LOG([.B475]; 2)" office:value-type="float" office:value="10.8856963733394" calcext:value-type="float">
            <text:p>10,886</text:p>
          </table:table-cell>
          <table:table-cell table:formula="of:=[.C475]+[.$D$1]" office:value-type="float" office:value="20.8856963733394" calcext:value-type="float">
            <text:p>20,8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*[.$B$1]" office:value-type="float" office:value="1896" calcext:value-type="float">
            <text:p>1896</text:p>
          </table:table-cell>
          <table:table-cell table:formula="of:=LOG([.B476]; 2)" office:value-type="float" office:value="10.8887432488983" calcext:value-type="float">
            <text:p>10,889</text:p>
          </table:table-cell>
          <table:table-cell table:formula="of:=[.C476]+[.$D$1]" office:value-type="float" office:value="20.8887432488983" calcext:value-type="float">
            <text:p>20,8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*[.$B$1]" office:value-type="float" office:value="1900" calcext:value-type="float">
            <text:p>1900</text:p>
          </table:table-cell>
          <table:table-cell table:formula="of:=LOG([.B477]; 2)" office:value-type="float" office:value="10.8917837032183" calcext:value-type="float">
            <text:p>10,892</text:p>
          </table:table-cell>
          <table:table-cell table:formula="of:=[.C477]+[.$D$1]" office:value-type="float" office:value="20.8917837032183" calcext:value-type="float">
            <text:p>20,8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*[.$B$1]" office:value-type="float" office:value="1904" calcext:value-type="float">
            <text:p>1904</text:p>
          </table:table-cell>
          <table:table-cell table:formula="of:=LOG([.B478]; 2)" office:value-type="float" office:value="10.8948177633079" calcext:value-type="float">
            <text:p>10,895</text:p>
          </table:table-cell>
          <table:table-cell table:formula="of:=[.C478]+[.$D$1]" office:value-type="float" office:value="20.8948177633079" calcext:value-type="float">
            <text:p>20,89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*[.$B$1]" office:value-type="float" office:value="1908" calcext:value-type="float">
            <text:p>1908</text:p>
          </table:table-cell>
          <table:table-cell table:formula="of:=LOG([.B479]; 2)" office:value-type="float" office:value="10.8978454560055" calcext:value-type="float">
            <text:p>10,898</text:p>
          </table:table-cell>
          <table:table-cell table:formula="of:=[.C479]+[.$D$1]" office:value-type="float" office:value="20.8978454560055" calcext:value-type="float">
            <text:p>20,89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*[.$B$1]" office:value-type="float" office:value="1912" calcext:value-type="float">
            <text:p>1912</text:p>
          </table:table-cell>
          <table:table-cell table:formula="of:=LOG([.B480]; 2)" office:value-type="float" office:value="10.9008668079807" calcext:value-type="float">
            <text:p>10,901</text:p>
          </table:table-cell>
          <table:table-cell table:formula="of:=[.C480]+[.$D$1]" office:value-type="float" office:value="20.9008668079807" calcext:value-type="float">
            <text:p>20,9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*[.$B$1]" office:value-type="float" office:value="1916" calcext:value-type="float">
            <text:p>1916</text:p>
          </table:table-cell>
          <table:table-cell table:formula="of:=LOG([.B481]; 2)" office:value-type="float" office:value="10.9038818457362" calcext:value-type="float">
            <text:p>10,904</text:p>
          </table:table-cell>
          <table:table-cell table:formula="of:=[.C481]+[.$D$1]" office:value-type="float" office:value="20.9038818457362" calcext:value-type="float">
            <text:p>20,9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*[.$B$1]" office:value-type="float" office:value="1920" calcext:value-type="float">
            <text:p>1920</text:p>
          </table:table-cell>
          <table:table-cell table:formula="of:=LOG([.B482]; 2)" office:value-type="float" office:value="10.9068905956085" calcext:value-type="float">
            <text:p>10,907</text:p>
          </table:table-cell>
          <table:table-cell table:formula="of:=[.C482]+[.$D$1]" office:value-type="float" office:value="20.9068905956085" calcext:value-type="float">
            <text:p>20,9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*[.$B$1]" office:value-type="float" office:value="1924" calcext:value-type="float">
            <text:p>1924</text:p>
          </table:table-cell>
          <table:table-cell table:formula="of:=LOG([.B483]; 2)" office:value-type="float" office:value="10.90989308377" calcext:value-type="float">
            <text:p>10,910</text:p>
          </table:table-cell>
          <table:table-cell table:formula="of:=[.C483]+[.$D$1]" office:value-type="float" office:value="20.90989308377" calcext:value-type="float">
            <text:p>20,9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*[.$B$1]" office:value-type="float" office:value="1928" calcext:value-type="float">
            <text:p>1928</text:p>
          </table:table-cell>
          <table:table-cell table:formula="of:=LOG([.B484]; 2)" office:value-type="float" office:value="10.91288933623" calcext:value-type="float">
            <text:p>10,913</text:p>
          </table:table-cell>
          <table:table-cell table:formula="of:=[.C484]+[.$D$1]" office:value-type="float" office:value="20.91288933623" calcext:value-type="float">
            <text:p>20,9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*[.$B$1]" office:value-type="float" office:value="1932" calcext:value-type="float">
            <text:p>1932</text:p>
          </table:table-cell>
          <table:table-cell table:formula="of:=LOG([.B485]; 2)" office:value-type="float" office:value="10.9158793788358" calcext:value-type="float">
            <text:p>10,916</text:p>
          </table:table-cell>
          <table:table-cell table:formula="of:=[.C485]+[.$D$1]" office:value-type="float" office:value="20.9158793788358" calcext:value-type="float">
            <text:p>20,9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*[.$B$1]" office:value-type="float" office:value="1936" calcext:value-type="float">
            <text:p>1936</text:p>
          </table:table-cell>
          <table:table-cell table:formula="of:=LOG([.B486]; 2)" office:value-type="float" office:value="10.9188632372746" calcext:value-type="float">
            <text:p>10,919</text:p>
          </table:table-cell>
          <table:table-cell table:formula="of:=[.C486]+[.$D$1]" office:value-type="float" office:value="20.9188632372746" calcext:value-type="float">
            <text:p>20,91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*[.$B$1]" office:value-type="float" office:value="1940" calcext:value-type="float">
            <text:p>1940</text:p>
          </table:table-cell>
          <table:table-cell table:formula="of:=LOG([.B487]; 2)" office:value-type="float" office:value="10.9218409370745" calcext:value-type="float">
            <text:p>10,922</text:p>
          </table:table-cell>
          <table:table-cell table:formula="of:=[.C487]+[.$D$1]" office:value-type="float" office:value="20.9218409370745" calcext:value-type="float">
            <text:p>20,9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*[.$B$1]" office:value-type="float" office:value="1944" calcext:value-type="float">
            <text:p>1944</text:p>
          </table:table-cell>
          <table:table-cell table:formula="of:=LOG([.B488]; 2)" office:value-type="float" office:value="10.9248125036058" calcext:value-type="float">
            <text:p>10,925</text:p>
          </table:table-cell>
          <table:table-cell table:formula="of:=[.C488]+[.$D$1]" office:value-type="float" office:value="20.9248125036058" calcext:value-type="float">
            <text:p>20,9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*[.$B$1]" office:value-type="float" office:value="1948" calcext:value-type="float">
            <text:p>1948</text:p>
          </table:table-cell>
          <table:table-cell table:formula="of:=LOG([.B489]; 2)" office:value-type="float" office:value="10.9277779620823" calcext:value-type="float">
            <text:p>10,928</text:p>
          </table:table-cell>
          <table:table-cell table:formula="of:=[.C489]+[.$D$1]" office:value-type="float" office:value="20.9277779620823" calcext:value-type="float">
            <text:p>20,9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*[.$B$1]" office:value-type="float" office:value="1952" calcext:value-type="float">
            <text:p>1952</text:p>
          </table:table-cell>
          <table:table-cell table:formula="of:=LOG([.B490]; 2)" office:value-type="float" office:value="10.9307373375629" calcext:value-type="float">
            <text:p>10,931</text:p>
          </table:table-cell>
          <table:table-cell table:formula="of:=[.C490]+[.$D$1]" office:value-type="float" office:value="20.9307373375629" calcext:value-type="float">
            <text:p>20,93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*[.$B$1]" office:value-type="float" office:value="1956" calcext:value-type="float">
            <text:p>1956</text:p>
          </table:table-cell>
          <table:table-cell table:formula="of:=LOG([.B491]; 2)" office:value-type="float" office:value="10.9336906549522" calcext:value-type="float">
            <text:p>10,934</text:p>
          </table:table-cell>
          <table:table-cell table:formula="of:=[.C491]+[.$D$1]" office:value-type="float" office:value="20.9336906549522" calcext:value-type="float">
            <text:p>20,9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*[.$B$1]" office:value-type="float" office:value="1960" calcext:value-type="float">
            <text:p>1960</text:p>
          </table:table-cell>
          <table:table-cell table:formula="of:=LOG([.B492]; 2)" office:value-type="float" office:value="10.9366379390026" calcext:value-type="float">
            <text:p>10,937</text:p>
          </table:table-cell>
          <table:table-cell table:formula="of:=[.C492]+[.$D$1]" office:value-type="float" office:value="20.9366379390026" calcext:value-type="float">
            <text:p>20,9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*[.$B$1]" office:value-type="float" office:value="1964" calcext:value-type="float">
            <text:p>1964</text:p>
          </table:table-cell>
          <table:table-cell table:formula="of:=LOG([.B493]; 2)" office:value-type="float" office:value="10.9395792143147" calcext:value-type="float">
            <text:p>10,940</text:p>
          </table:table-cell>
          <table:table-cell table:formula="of:=[.C493]+[.$D$1]" office:value-type="float" office:value="20.9395792143147" calcext:value-type="float">
            <text:p>20,94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*[.$B$1]" office:value-type="float" office:value="1968" calcext:value-type="float">
            <text:p>1968</text:p>
          </table:table-cell>
          <table:table-cell table:formula="of:=LOG([.B494]; 2)" office:value-type="float" office:value="10.9425145053392" calcext:value-type="float">
            <text:p>10,943</text:p>
          </table:table-cell>
          <table:table-cell table:formula="of:=[.C494]+[.$D$1]" office:value-type="float" office:value="20.9425145053392" calcext:value-type="float">
            <text:p>20,9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*[.$B$1]" office:value-type="float" office:value="1972" calcext:value-type="float">
            <text:p>1972</text:p>
          </table:table-cell>
          <table:table-cell table:formula="of:=LOG([.B495]; 2)" office:value-type="float" office:value="10.9454438363779" calcext:value-type="float">
            <text:p>10,945</text:p>
          </table:table-cell>
          <table:table-cell table:formula="of:=[.C495]+[.$D$1]" office:value-type="float" office:value="20.9454438363779" calcext:value-type="float">
            <text:p>20,9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*[.$B$1]" office:value-type="float" office:value="1976" calcext:value-type="float">
            <text:p>1976</text:p>
          </table:table-cell>
          <table:table-cell table:formula="of:=LOG([.B496]; 2)" office:value-type="float" office:value="10.9483672315847" calcext:value-type="float">
            <text:p>10,948</text:p>
          </table:table-cell>
          <table:table-cell table:formula="of:=[.C496]+[.$D$1]" office:value-type="float" office:value="20.9483672315847" calcext:value-type="float">
            <text:p>20,9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*[.$B$1]" office:value-type="float" office:value="1980" calcext:value-type="float">
            <text:p>1980</text:p>
          </table:table-cell>
          <table:table-cell table:formula="of:=LOG([.B497]; 2)" office:value-type="float" office:value="10.951284714967" calcext:value-type="float">
            <text:p>10,951</text:p>
          </table:table-cell>
          <table:table-cell table:formula="of:=[.C497]+[.$D$1]" office:value-type="float" office:value="20.951284714967" calcext:value-type="float">
            <text:p>20,95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*[.$B$1]" office:value-type="float" office:value="1984" calcext:value-type="float">
            <text:p>1984</text:p>
          </table:table-cell>
          <table:table-cell table:formula="of:=LOG([.B498]; 2)" office:value-type="float" office:value="10.9541963103869" calcext:value-type="float">
            <text:p>10,954</text:p>
          </table:table-cell>
          <table:table-cell table:formula="of:=[.C498]+[.$D$1]" office:value-type="float" office:value="20.9541963103869" calcext:value-type="float">
            <text:p>20,9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*[.$B$1]" office:value-type="float" office:value="1988" calcext:value-type="float">
            <text:p>1988</text:p>
          </table:table-cell>
          <table:table-cell table:formula="of:=LOG([.B499]; 2)" office:value-type="float" office:value="10.9571020415623" calcext:value-type="float">
            <text:p>10,957</text:p>
          </table:table-cell>
          <table:table-cell table:formula="of:=[.C499]+[.$D$1]" office:value-type="float" office:value="20.9571020415623" calcext:value-type="float">
            <text:p>20,95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*[.$B$1]" office:value-type="float" office:value="1992" calcext:value-type="float">
            <text:p>1992</text:p>
          </table:table-cell>
          <table:table-cell table:formula="of:=LOG([.B500]; 2)" office:value-type="float" office:value="10.9600019320681" calcext:value-type="float">
            <text:p>10,960</text:p>
          </table:table-cell>
          <table:table-cell table:formula="of:=[.C500]+[.$D$1]" office:value-type="float" office:value="20.9600019320681" calcext:value-type="float">
            <text:p>20,9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*[.$B$1]" office:value-type="float" office:value="1996" calcext:value-type="float">
            <text:p>1996</text:p>
          </table:table-cell>
          <table:table-cell table:formula="of:=LOG([.B501]; 2)" office:value-type="float" office:value="10.9628960053373" calcext:value-type="float">
            <text:p>10,963</text:p>
          </table:table-cell>
          <table:table-cell table:formula="of:=[.C501]+[.$D$1]" office:value-type="float" office:value="20.9628960053373" calcext:value-type="float">
            <text:p>20,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*[.$B$1]" office:value-type="float" office:value="2000" calcext:value-type="float">
            <text:p>2000</text:p>
          </table:table-cell>
          <table:table-cell table:formula="of:=LOG([.B502]; 2)" office:value-type="float" office:value="10.9657842846621" calcext:value-type="float">
            <text:p>10,966</text:p>
          </table:table-cell>
          <table:table-cell table:formula="of:=[.C502]+[.$D$1]" office:value-type="float" office:value="20.9657842846621" calcext:value-type="float">
            <text:p>20,9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*[.$B$1]" office:value-type="float" office:value="2004" calcext:value-type="float">
            <text:p>2004</text:p>
          </table:table-cell>
          <table:table-cell table:formula="of:=LOG([.B503]; 2)" office:value-type="float" office:value="10.9686667931952" calcext:value-type="float">
            <text:p>10,969</text:p>
          </table:table-cell>
          <table:table-cell table:formula="of:=[.C503]+[.$D$1]" office:value-type="float" office:value="20.9686667931952" calcext:value-type="float">
            <text:p>20,96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*[.$B$1]" office:value-type="float" office:value="2008" calcext:value-type="float">
            <text:p>2008</text:p>
          </table:table-cell>
          <table:table-cell table:formula="of:=LOG([.B504]; 2)" office:value-type="float" office:value="10.9715435539508" calcext:value-type="float">
            <text:p>10,972</text:p>
          </table:table-cell>
          <table:table-cell table:formula="of:=[.C504]+[.$D$1]" office:value-type="float" office:value="20.9715435539508" calcext:value-type="float">
            <text:p>20,97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*[.$B$1]" office:value-type="float" office:value="2012" calcext:value-type="float">
            <text:p>2012</text:p>
          </table:table-cell>
          <table:table-cell table:formula="of:=LOG([.B505]; 2)" office:value-type="float" office:value="10.9744145898055" calcext:value-type="float">
            <text:p>10,974</text:p>
          </table:table-cell>
          <table:table-cell table:formula="of:=[.C505]+[.$D$1]" office:value-type="float" office:value="20.9744145898055" calcext:value-type="float">
            <text:p>20,97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*[.$B$1]" office:value-type="float" office:value="2016" calcext:value-type="float">
            <text:p>2016</text:p>
          </table:table-cell>
          <table:table-cell table:formula="of:=LOG([.B506]; 2)" office:value-type="float" office:value="10.9772799234999" calcext:value-type="float">
            <text:p>10,977</text:p>
          </table:table-cell>
          <table:table-cell table:formula="of:=[.C506]+[.$D$1]" office:value-type="float" office:value="20.9772799234999" calcext:value-type="float">
            <text:p>20,97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*[.$B$1]" office:value-type="float" office:value="2020" calcext:value-type="float">
            <text:p>2020</text:p>
          </table:table-cell>
          <table:table-cell table:formula="of:=LOG([.B507]; 2)" office:value-type="float" office:value="10.9801395776392" calcext:value-type="float">
            <text:p>10,980</text:p>
          </table:table-cell>
          <table:table-cell table:formula="of:=[.C507]+[.$D$1]" office:value-type="float" office:value="20.9801395776392" calcext:value-type="float">
            <text:p>20,9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*[.$B$1]" office:value-type="float" office:value="2024" calcext:value-type="float">
            <text:p>2024</text:p>
          </table:table-cell>
          <table:table-cell table:formula="of:=LOG([.B508]; 2)" office:value-type="float" office:value="10.9829935746943" calcext:value-type="float">
            <text:p>10,983</text:p>
          </table:table-cell>
          <table:table-cell table:formula="of:=[.C508]+[.$D$1]" office:value-type="float" office:value="20.9829935746943" calcext:value-type="float">
            <text:p>20,9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*[.$B$1]" office:value-type="float" office:value="2028" calcext:value-type="float">
            <text:p>2028</text:p>
          </table:table-cell>
          <table:table-cell table:formula="of:=LOG([.B509]; 2)" office:value-type="float" office:value="10.9858419370033" calcext:value-type="float">
            <text:p>10,986</text:p>
          </table:table-cell>
          <table:table-cell table:formula="of:=[.C509]+[.$D$1]" office:value-type="float" office:value="20.9858419370033" calcext:value-type="float">
            <text:p>20,98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*[.$B$1]" office:value-type="float" office:value="2032" calcext:value-type="float">
            <text:p>2032</text:p>
          </table:table-cell>
          <table:table-cell table:formula="of:=LOG([.B510]; 2)" office:value-type="float" office:value="10.9886846867722" calcext:value-type="float">
            <text:p>10,989</text:p>
          </table:table-cell>
          <table:table-cell table:formula="of:=[.C510]+[.$D$1]" office:value-type="float" office:value="20.9886846867722" calcext:value-type="float">
            <text:p>20,9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*[.$B$1]" office:value-type="float" office:value="2036" calcext:value-type="float">
            <text:p>2036</text:p>
          </table:table-cell>
          <table:table-cell table:formula="of:=LOG([.B511]; 2)" office:value-type="float" office:value="10.9915218460757" calcext:value-type="float">
            <text:p>10,992</text:p>
          </table:table-cell>
          <table:table-cell table:formula="of:=[.C511]+[.$D$1]" office:value-type="float" office:value="20.9915218460757" calcext:value-type="float">
            <text:p>20,9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*[.$B$1]" office:value-type="float" office:value="2040" calcext:value-type="float">
            <text:p>2040</text:p>
          </table:table-cell>
          <table:table-cell table:formula="of:=LOG([.B512]; 2)" office:value-type="float" office:value="10.9943534368589" calcext:value-type="float">
            <text:p>10,994</text:p>
          </table:table-cell>
          <table:table-cell table:formula="of:=[.C512]+[.$D$1]" office:value-type="float" office:value="20.9943534368589" calcext:value-type="float">
            <text:p>20,99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*[.$B$1]" office:value-type="float" office:value="2044" calcext:value-type="float">
            <text:p>2044</text:p>
          </table:table-cell>
          <table:table-cell table:formula="of:=LOG([.B513]; 2)" office:value-type="float" office:value="10.9971794809376" calcext:value-type="float">
            <text:p>10,997</text:p>
          </table:table-cell>
          <table:table-cell table:formula="of:=[.C513]+[.$D$1]" office:value-type="float" office:value="20.9971794809376" calcext:value-type="float">
            <text:p>20,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*[.$B$1]" office:value-type="float" office:value="2048" calcext:value-type="float">
            <text:p>2048</text:p>
          </table:table-cell>
          <table:table-cell table:formula="of:=LOG([.B514]; 2)" office:value-type="float" office:value="11" calcext:value-type="float">
            <text:p>11,000</text:p>
          </table:table-cell>
          <table:table-cell table:formula="of:=[.C514]+[.$D$1]" office:value-type="float" office:value="21" calcext:value-type="float">
            <text:p>21,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*[.$B$1]" office:value-type="float" office:value="2052" calcext:value-type="float">
            <text:p>2052</text:p>
          </table:table-cell>
          <table:table-cell table:formula="of:=LOG([.B515]; 2)" office:value-type="float" office:value="11.0028150156071" calcext:value-type="float">
            <text:p>11,003</text:p>
          </table:table-cell>
          <table:table-cell table:formula="of:=[.C515]+[.$D$1]" office:value-type="float" office:value="21.0028150156071" calcext:value-type="float">
            <text:p>21,0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*[.$B$1]" office:value-type="float" office:value="2056" calcext:value-type="float">
            <text:p>2056</text:p>
          </table:table-cell>
          <table:table-cell table:formula="of:=LOG([.B516]; 2)" office:value-type="float" office:value="11.0056245491939" calcext:value-type="float">
            <text:p>11,006</text:p>
          </table:table-cell>
          <table:table-cell table:formula="of:=[.C516]+[.$D$1]" office:value-type="float" office:value="21.0056245491939" calcext:value-type="float">
            <text:p>21,0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*[.$B$1]" office:value-type="float" office:value="2060" calcext:value-type="float">
            <text:p>2060</text:p>
          </table:table-cell>
          <table:table-cell table:formula="of:=LOG([.B517]; 2)" office:value-type="float" office:value="11.0084286220706" calcext:value-type="float">
            <text:p>11,008</text:p>
          </table:table-cell>
          <table:table-cell table:formula="of:=[.C517]+[.$D$1]" office:value-type="float" office:value="21.0084286220706" calcext:value-type="float">
            <text:p>21,00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*[.$B$1]" office:value-type="float" office:value="2064" calcext:value-type="float">
            <text:p>2064</text:p>
          </table:table-cell>
          <table:table-cell table:formula="of:=LOG([.B518]; 2)" office:value-type="float" office:value="11.0112272554233" calcext:value-type="float">
            <text:p>11,011</text:p>
          </table:table-cell>
          <table:table-cell table:formula="of:=[.C518]+[.$D$1]" office:value-type="float" office:value="21.0112272554233" calcext:value-type="float">
            <text:p>21,0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*[.$B$1]" office:value-type="float" office:value="2068" calcext:value-type="float">
            <text:p>2068</text:p>
          </table:table-cell>
          <table:table-cell table:formula="of:=LOG([.B519]; 2)" office:value-type="float" office:value="11.0140204703149" calcext:value-type="float">
            <text:p>11,014</text:p>
          </table:table-cell>
          <table:table-cell table:formula="of:=[.C519]+[.$D$1]" office:value-type="float" office:value="21.0140204703149" calcext:value-type="float">
            <text:p>21,0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*[.$B$1]" office:value-type="float" office:value="2072" calcext:value-type="float">
            <text:p>2072</text:p>
          </table:table-cell>
          <table:table-cell table:formula="of:=LOG([.B520]; 2)" office:value-type="float" office:value="11.0168082876866" calcext:value-type="float">
            <text:p>11,017</text:p>
          </table:table-cell>
          <table:table-cell table:formula="of:=[.C520]+[.$D$1]" office:value-type="float" office:value="21.0168082876866" calcext:value-type="float">
            <text:p>21,0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*[.$B$1]" office:value-type="float" office:value="2076" calcext:value-type="float">
            <text:p>2076</text:p>
          </table:table-cell>
          <table:table-cell table:formula="of:=LOG([.B521]; 2)" office:value-type="float" office:value="11.0195907283579" calcext:value-type="float">
            <text:p>11,020</text:p>
          </table:table-cell>
          <table:table-cell table:formula="of:=[.C521]+[.$D$1]" office:value-type="float" office:value="21.0195907283579" calcext:value-type="float">
            <text:p>21,0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*[.$B$1]" office:value-type="float" office:value="2080" calcext:value-type="float">
            <text:p>2080</text:p>
          </table:table-cell>
          <table:table-cell table:formula="of:=LOG([.B522]; 2)" office:value-type="float" office:value="11.0223678130285" calcext:value-type="float">
            <text:p>11,022</text:p>
          </table:table-cell>
          <table:table-cell table:formula="of:=[.C522]+[.$D$1]" office:value-type="float" office:value="21.0223678130284" calcext:value-type="float">
            <text:p>21,0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*[.$B$1]" office:value-type="float" office:value="2084" calcext:value-type="float">
            <text:p>2084</text:p>
          </table:table-cell>
          <table:table-cell table:formula="of:=LOG([.B523]; 2)" office:value-type="float" office:value="11.0251395622785" calcext:value-type="float">
            <text:p>11,025</text:p>
          </table:table-cell>
          <table:table-cell table:formula="of:=[.C523]+[.$D$1]" office:value-type="float" office:value="21.0251395622785" calcext:value-type="float">
            <text:p>21,0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*[.$B$1]" office:value-type="float" office:value="2088" calcext:value-type="float">
            <text:p>2088</text:p>
          </table:table-cell>
          <table:table-cell table:formula="of:=LOG([.B524]; 2)" office:value-type="float" office:value="11.0279059965699" calcext:value-type="float">
            <text:p>11,028</text:p>
          </table:table-cell>
          <table:table-cell table:formula="of:=[.C524]+[.$D$1]" office:value-type="float" office:value="21.0279059965699" calcext:value-type="float">
            <text:p>21,0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*[.$B$1]" office:value-type="float" office:value="2092" calcext:value-type="float">
            <text:p>2092</text:p>
          </table:table-cell>
          <table:table-cell table:formula="of:=LOG([.B525]; 2)" office:value-type="float" office:value="11.0306671362469" calcext:value-type="float">
            <text:p>11,031</text:p>
          </table:table-cell>
          <table:table-cell table:formula="of:=[.C525]+[.$D$1]" office:value-type="float" office:value="21.0306671362469" calcext:value-type="float">
            <text:p>21,03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*[.$B$1]" office:value-type="float" office:value="2096" calcext:value-type="float">
            <text:p>2096</text:p>
          </table:table-cell>
          <table:table-cell table:formula="of:=LOG([.B526]; 2)" office:value-type="float" office:value="11.0334230015375" calcext:value-type="float">
            <text:p>11,033</text:p>
          </table:table-cell>
          <table:table-cell table:formula="of:=[.C526]+[.$D$1]" office:value-type="float" office:value="21.0334230015374" calcext:value-type="float">
            <text:p>21,0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*[.$B$1]" office:value-type="float" office:value="2100" calcext:value-type="float">
            <text:p>2100</text:p>
          </table:table-cell>
          <table:table-cell table:formula="of:=LOG([.B527]; 2)" office:value-type="float" office:value="11.0361736125535" calcext:value-type="float">
            <text:p>11,036</text:p>
          </table:table-cell>
          <table:table-cell table:formula="of:=[.C527]+[.$D$1]" office:value-type="float" office:value="21.0361736125535" calcext:value-type="float">
            <text:p>21,03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*[.$B$1]" office:value-type="float" office:value="2104" calcext:value-type="float">
            <text:p>2104</text:p>
          </table:table-cell>
          <table:table-cell table:formula="of:=LOG([.B528]; 2)" office:value-type="float" office:value="11.0389189892923" calcext:value-type="float">
            <text:p>11,039</text:p>
          </table:table-cell>
          <table:table-cell table:formula="of:=[.C528]+[.$D$1]" office:value-type="float" office:value="21.0389189892923" calcext:value-type="float">
            <text:p>21,03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*[.$B$1]" office:value-type="float" office:value="2108" calcext:value-type="float">
            <text:p>2108</text:p>
          </table:table-cell>
          <table:table-cell table:formula="of:=LOG([.B529]; 2)" office:value-type="float" office:value="11.0416591516372" calcext:value-type="float">
            <text:p>11,042</text:p>
          </table:table-cell>
          <table:table-cell table:formula="of:=[.C529]+[.$D$1]" office:value-type="float" office:value="21.0416591516372" calcext:value-type="float">
            <text:p>21,0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*[.$B$1]" office:value-type="float" office:value="2112" calcext:value-type="float">
            <text:p>2112</text:p>
          </table:table-cell>
          <table:table-cell table:formula="of:=LOG([.B530]; 2)" office:value-type="float" office:value="11.0443941193585" calcext:value-type="float">
            <text:p>11,044</text:p>
          </table:table-cell>
          <table:table-cell table:formula="of:=[.C530]+[.$D$1]" office:value-type="float" office:value="21.0443941193585" calcext:value-type="float">
            <text:p>21,04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*[.$B$1]" office:value-type="float" office:value="2116" calcext:value-type="float">
            <text:p>2116</text:p>
          </table:table-cell>
          <table:table-cell table:formula="of:=LOG([.B531]; 2)" office:value-type="float" office:value="11.047123912114" calcext:value-type="float">
            <text:p>11,047</text:p>
          </table:table-cell>
          <table:table-cell table:formula="of:=[.C531]+[.$D$1]" office:value-type="float" office:value="21.047123912114" calcext:value-type="float">
            <text:p>21,0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*[.$B$1]" office:value-type="float" office:value="2120" calcext:value-type="float">
            <text:p>2120</text:p>
          </table:table-cell>
          <table:table-cell table:formula="of:=LOG([.B532]; 2)" office:value-type="float" office:value="11.0498485494506" calcext:value-type="float">
            <text:p>11,050</text:p>
          </table:table-cell>
          <table:table-cell table:formula="of:=[.C532]+[.$D$1]" office:value-type="float" office:value="21.0498485494506" calcext:value-type="float">
            <text:p>21,05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*[.$B$1]" office:value-type="float" office:value="2124" calcext:value-type="float">
            <text:p>2124</text:p>
          </table:table-cell>
          <table:table-cell table:formula="of:=LOG([.B533]; 2)" office:value-type="float" office:value="11.0525680508042" calcext:value-type="float">
            <text:p>11,053</text:p>
          </table:table-cell>
          <table:table-cell table:formula="of:=[.C533]+[.$D$1]" office:value-type="float" office:value="21.0525680508042" calcext:value-type="float">
            <text:p>21,05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*[.$B$1]" office:value-type="float" office:value="2128" calcext:value-type="float">
            <text:p>2128</text:p>
          </table:table-cell>
          <table:table-cell table:formula="of:=LOG([.B534]; 2)" office:value-type="float" office:value="11.0552824355012" calcext:value-type="float">
            <text:p>11,055</text:p>
          </table:table-cell>
          <table:table-cell table:formula="of:=[.C534]+[.$D$1]" office:value-type="float" office:value="21.0552824355012" calcext:value-type="float">
            <text:p>21,0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*[.$B$1]" office:value-type="float" office:value="2132" calcext:value-type="float">
            <text:p>2132</text:p>
          </table:table-cell>
          <table:table-cell table:formula="of:=LOG([.B535]; 2)" office:value-type="float" office:value="11.0579917227592" calcext:value-type="float">
            <text:p>11,058</text:p>
          </table:table-cell>
          <table:table-cell table:formula="of:=[.C535]+[.$D$1]" office:value-type="float" office:value="21.0579917227592" calcext:value-type="float">
            <text:p>21,0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*[.$B$1]" office:value-type="float" office:value="2136" calcext:value-type="float">
            <text:p>2136</text:p>
          </table:table-cell>
          <table:table-cell table:formula="of:=LOG([.B536]; 2)" office:value-type="float" office:value="11.0606959316876" calcext:value-type="float">
            <text:p>11,061</text:p>
          </table:table-cell>
          <table:table-cell table:formula="of:=[.C536]+[.$D$1]" office:value-type="float" office:value="21.0606959316876" calcext:value-type="float">
            <text:p>21,06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*[.$B$1]" office:value-type="float" office:value="2140" calcext:value-type="float">
            <text:p>2140</text:p>
          </table:table-cell>
          <table:table-cell table:formula="of:=LOG([.B537]; 2)" office:value-type="float" office:value="11.0633950812885" calcext:value-type="float">
            <text:p>11,063</text:p>
          </table:table-cell>
          <table:table-cell table:formula="of:=[.C537]+[.$D$1]" office:value-type="float" office:value="21.0633950812885" calcext:value-type="float">
            <text:p>21,063</text:p>
          </table:table-cell>
        </table:table-row>
        <table:table-row table:style-name="ro1" table:number-rows-repeated="18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rrespondance gamma - lumen par watt" table:style-name="ta1">
        <table:table-column table:style-name="co5" table:number-columns-repeated="5" table:default-cell-style-name="ce9"/>
        <table:table-row table:style-name="ro2">
          <table:table-cell office:value-type="string" calcext:value-type="string">
            <text:p>Wavelength</text:p>
            <text:p>λ (nm) </text:p>
          </table:table-cell>
          <table:table-cell office:value-type="string" calcext:value-type="string">
            <text:p>Photopic Luminous Efficacy Vλ </text:p>
          </table:table-cell>
          <table:table-cell office:value-type="string" calcext:value-type="string">
            <text:p>Photopic Conversion lm/W </text:p>
          </table:table-cell>
          <table:table-cell office:value-type="string" calcext:value-type="string">
            <text:p>Scotopic Luminous Efficacy V'λ </text:p>
          </table:table-cell>
          <table:table-cell office:value-type="string" calcext:value-type="string">
            <text:p>Scotopic Conversion lm/W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1.001" calcext:value-type="float">
            <text:p>1,0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2" calcext:value-type="float">
            <text:p>0,082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3.755" calcext:value-type="float">
            <text:p>3,7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2" calcext:value-type="float">
            <text:p>0,082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3.755" calcext:value-type="float">
            <text:p>3,7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27" calcext:value-type="float">
            <text:p>0,27</text:p>
          </table:table-cell>
          <table:table-cell office:value-type="float" office:value="0.00929" calcext:value-type="float">
            <text:p>0,00929</text:p>
          </table:table-cell>
          <table:table-cell office:value-type="float" office:value="15.793" calcext:value-type="float">
            <text:p>15,7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826" calcext:value-type="float">
            <text:p>0,826</text:p>
          </table:table-cell>
          <table:table-cell office:value-type="float" office:value="0.03484" calcext:value-type="float">
            <text:p>0,03484</text:p>
          </table:table-cell>
          <table:table-cell office:value-type="float" office:value="59.228" calcext:value-type="float">
            <text:p>59,2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4" calcext:value-type="float">
            <text:p>0,004</text:p>
          </table:table-cell>
          <table:table-cell office:value-type="float" office:value="2.732" calcext:value-type="float">
            <text:p>2,732</text:p>
          </table:table-cell>
          <table:table-cell office:value-type="float" office:value="0.0966" calcext:value-type="float">
            <text:p>0,0966</text:p>
          </table:table-cell>
          <table:table-cell office:value-type="float" office:value="164.22" calcext:value-type="float">
            <text:p>164,2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16" calcext:value-type="float">
            <text:p>0,0116</text:p>
          </table:table-cell>
          <table:table-cell office:value-type="float" office:value="7.923" calcext:value-type="float">
            <text:p>7,923</text:p>
          </table:table-cell>
          <table:table-cell office:value-type="float" office:value="0.1998" calcext:value-type="float">
            <text:p>0,1998</text:p>
          </table:table-cell>
          <table:table-cell office:value-type="float" office:value="339.66" calcext:value-type="float">
            <text:p>339,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3" calcext:value-type="float">
            <text:p>0,023</text:p>
          </table:table-cell>
          <table:table-cell office:value-type="float" office:value="15.709" calcext:value-type="float">
            <text:p>15,709</text:p>
          </table:table-cell>
          <table:table-cell office:value-type="float" office:value="0.3281" calcext:value-type="float">
            <text:p>0,3281</text:p>
          </table:table-cell>
          <table:table-cell office:value-type="float" office:value="557.77" calcext:value-type="float">
            <text:p>557,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8" calcext:value-type="float">
            <text:p>0,038</text:p>
          </table:table-cell>
          <table:table-cell office:value-type="float" office:value="25.954" calcext:value-type="float">
            <text:p>25,954</text:p>
          </table:table-cell>
          <table:table-cell office:value-type="float" office:value="0.455" calcext:value-type="float">
            <text:p>0,455</text:p>
          </table:table-cell>
          <table:table-cell office:value-type="float" office:value="773.5" calcext:value-type="float">
            <text:p>773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6" calcext:value-type="float">
            <text:p>0,06</text:p>
          </table:table-cell>
          <table:table-cell office:value-type="float" office:value="40.98" calcext:value-type="float">
            <text:p>40,98</text:p>
          </table:table-cell>
          <table:table-cell office:value-type="float" office:value="0.567" calcext:value-type="float">
            <text:p>0,567</text:p>
          </table:table-cell>
          <table:table-cell office:value-type="float" office:value="963.9" calcext:value-type="float">
            <text:p>963,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9098" calcext:value-type="float">
            <text:p>0,09098</text:p>
          </table:table-cell>
          <table:table-cell office:value-type="float" office:value="62.139" calcext:value-type="float">
            <text:p>62,139</text:p>
          </table:table-cell>
          <table:table-cell office:value-type="float" office:value="0.676" calcext:value-type="float">
            <text:p>0,676</text:p>
          </table:table-cell>
          <table:table-cell office:value-type="float" office:value="1149.2" calcext:value-type="float">
            <text:p>1149,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3902" calcext:value-type="float">
            <text:p>0,13902</text:p>
          </table:table-cell>
          <table:table-cell office:value-type="float" office:value="94.951" calcext:value-type="float">
            <text:p>94,951</text:p>
          </table:table-cell>
          <table:table-cell office:value-type="float" office:value="0.793" calcext:value-type="float">
            <text:p>0,793</text:p>
          </table:table-cell>
          <table:table-cell office:value-type="float" office:value="1348.1" calcext:value-type="float">
            <text:p>1348,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0802" calcext:value-type="float">
            <text:p>0,20802</text:p>
          </table:table-cell>
          <table:table-cell office:value-type="float" office:value="142.078" calcext:value-type="float">
            <text:p>142,078</text:p>
          </table:table-cell>
          <table:table-cell office:value-type="float" office:value="0.904" calcext:value-type="float">
            <text:p>0,904</text:p>
          </table:table-cell>
          <table:table-cell office:value-type="float" office:value="1536.8" calcext:value-type="float">
            <text:p>1536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3" calcext:value-type="float">
            <text:p>0,323</text:p>
          </table:table-cell>
          <table:table-cell office:value-type="float" office:value="220.609" calcext:value-type="float">
            <text:p>220,609</text:p>
          </table:table-cell>
          <table:table-cell office:value-type="float" office:value="0.982" calcext:value-type="float">
            <text:p>0,982</text:p>
          </table:table-cell>
          <table:table-cell office:value-type="float" office:value="1669.4" calcext:value-type="float">
            <text:p>1669,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4431" calcext:value-type="float">
            <text:p>0,44431</text:p>
          </table:table-cell>
          <table:table-cell office:value-type="float" office:value="303.464" calcext:value-type="float">
            <text:p>303,464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03" calcext:value-type="float">
            <text:p>0,503</text:p>
          </table:table-cell>
          <table:table-cell office:value-type="float" office:value="343.549" calcext:value-type="float">
            <text:p>343,549</text:p>
          </table:table-cell>
          <table:table-cell office:value-type="float" office:value="0.997" calcext:value-type="float">
            <text:p>0,997</text:p>
          </table:table-cell>
          <table:table-cell office:value-type="float" office:value="1694.9" calcext:value-type="float">
            <text:p>1694,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1" calcext:value-type="float">
            <text:p>0,71</text:p>
          </table:table-cell>
          <table:table-cell office:value-type="float" office:value="484.93" calcext:value-type="float">
            <text:p>484,93</text:p>
          </table:table-cell>
          <table:table-cell office:value-type="float" office:value="0.935" calcext:value-type="float">
            <text:p>0,935</text:p>
          </table:table-cell>
          <table:table-cell office:value-type="float" office:value="1589.5" calcext:value-type="float">
            <text:p>1589,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862" calcext:value-type="float">
            <text:p>0,862</text:p>
          </table:table-cell>
          <table:table-cell office:value-type="float" office:value="588.746" calcext:value-type="float">
            <text:p>588,746</text:p>
          </table:table-cell>
          <table:table-cell office:value-type="float" office:value="0.811" calcext:value-type="float">
            <text:p>0,811</text:p>
          </table:table-cell>
          <table:table-cell office:value-type="float" office:value="1378.7" calcext:value-type="float">
            <text:p>1378,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54" calcext:value-type="float">
            <text:p>0,954</text:p>
          </table:table-cell>
          <table:table-cell office:value-type="float" office:value="651.582" calcext:value-type="float">
            <text:p>651,582</text:p>
          </table:table-cell>
          <table:table-cell office:value-type="float" office:value="0.655" calcext:value-type="float">
            <text:p>0,65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679.551" calcext:value-type="float">
            <text:p>679,551</text:p>
          </table:table-cell>
          <table:table-cell office:value-type="float" office:value="0.481" calcext:value-type="float">
            <text:p>0,481</text:p>
          </table:table-cell>
          <table:table-cell office:value-type="float" office:value="817.7" calcext:value-type="float">
            <text:p>817,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0.402" calcext:value-type="float">
            <text:p>0,40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95" calcext:value-type="float">
            <text:p>0,995</text:p>
          </table:table-cell>
          <table:table-cell office:value-type="float" office:value="679.585" calcext:value-type="float">
            <text:p>679,585</text:p>
          </table:table-cell>
          <table:table-cell office:value-type="float" office:value="0.3288" calcext:value-type="float">
            <text:p>0,3288</text:p>
          </table:table-cell>
          <table:table-cell office:value-type="float" office:value="558.96" calcext:value-type="float">
            <text:p>558,9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52" calcext:value-type="float">
            <text:p>0,952</text:p>
          </table:table-cell>
          <table:table-cell office:value-type="float" office:value="650.216" calcext:value-type="float">
            <text:p>650,216</text:p>
          </table:table-cell>
          <table:table-cell office:value-type="float" office:value="0.2076" calcext:value-type="float">
            <text:p>0,2076</text:p>
          </table:table-cell>
          <table:table-cell office:value-type="float" office:value="352.92" calcext:value-type="float">
            <text:p>352,9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7" calcext:value-type="float">
            <text:p>0,87</text:p>
          </table:table-cell>
          <table:table-cell office:value-type="float" office:value="594.21" calcext:value-type="float">
            <text:p>594,21</text:p>
          </table:table-cell>
          <table:table-cell office:value-type="float" office:value="0.1212" calcext:value-type="float">
            <text:p>0,1212</text:p>
          </table:table-cell>
          <table:table-cell office:value-type="float" office:value="206.04" calcext:value-type="float">
            <text:p>206,0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757" calcext:value-type="float">
            <text:p>0,757</text:p>
          </table:table-cell>
          <table:table-cell office:value-type="float" office:value="517.031" calcext:value-type="float">
            <text:p>517,031</text:p>
          </table:table-cell>
          <table:table-cell office:value-type="float" office:value="0.0655" calcext:value-type="float">
            <text:p>0,0655</text:p>
          </table:table-cell>
          <table:table-cell office:value-type="float" office:value="111.35" calcext:value-type="float">
            <text:p>111,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31" calcext:value-type="float">
            <text:p>0,631</text:p>
          </table:table-cell>
          <table:table-cell office:value-type="float" office:value="430.973" calcext:value-type="float">
            <text:p>430,973</text:p>
          </table:table-cell>
          <table:table-cell office:value-type="float" office:value="0.03315" calcext:value-type="float">
            <text:p>0,03315</text:p>
          </table:table-cell>
          <table:table-cell office:value-type="float" office:value="56.355" calcext:value-type="float">
            <text:p>56,3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03" calcext:value-type="float">
            <text:p>0,503</text:p>
          </table:table-cell>
          <table:table-cell office:value-type="float" office:value="343.549" calcext:value-type="float">
            <text:p>343,549</text:p>
          </table:table-cell>
          <table:table-cell office:value-type="float" office:value="0.01593" calcext:value-type="float">
            <text:p>0,01593</text:p>
          </table:table-cell>
          <table:table-cell office:value-type="float" office:value="27.081" calcext:value-type="float">
            <text:p>27,08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81" calcext:value-type="float">
            <text:p>0,381</text:p>
          </table:table-cell>
          <table:table-cell office:value-type="float" office:value="260.223" calcext:value-type="float">
            <text:p>260,223</text:p>
          </table:table-cell>
          <table:table-cell office:value-type="float" office:value="0.00737" calcext:value-type="float">
            <text:p>0,00737</text:p>
          </table:table-cell>
          <table:table-cell office:value-type="float" office:value="12.529" calcext:value-type="float">
            <text:p>12,5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265" calcext:value-type="float">
            <text:p>0,265</text:p>
          </table:table-cell>
          <table:table-cell office:value-type="float" office:value="180.995" calcext:value-type="float">
            <text:p>180,995</text:p>
          </table:table-cell>
          <table:table-cell office:value-type="float" office:value="0.003335" calcext:value-type="float">
            <text:p>0,003335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75" calcext:value-type="float">
            <text:p>0,175</text:p>
          </table:table-cell>
          <table:table-cell office:value-type="float" office:value="119.525" calcext:value-type="float">
            <text:p>119,525</text:p>
          </table:table-cell>
          <table:table-cell office:value-type="float" office:value="0.001497" calcext:value-type="float">
            <text:p>0,001497</text:p>
          </table:table-cell>
          <table:table-cell office:value-type="float" office:value="2.545" calcext:value-type="float">
            <text:p>2,5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07" calcext:value-type="float">
            <text:p>0,107</text:p>
          </table:table-cell>
          <table:table-cell office:value-type="float" office:value="73.081" calcext:value-type="float">
            <text:p>73,081</text:p>
          </table:table-cell>
          <table:table-cell office:value-type="float" office:value="0.000677" calcext:value-type="float">
            <text:p>0,000677</text:p>
          </table:table-cell>
          <table:table-cell office:value-type="float" office:value="1.151" calcext:value-type="float">
            <text:p>1,1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61" calcext:value-type="float">
            <text:p>0,061</text:p>
          </table:table-cell>
          <table:table-cell office:value-type="float" office:value="41.663" calcext:value-type="float">
            <text:p>41,663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32" calcext:value-type="float">
            <text:p>0,032</text:p>
          </table:table-cell>
          <table:table-cell office:value-type="float" office:value="21.856" calcext:value-type="float">
            <text:p>21,856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17" calcext:value-type="float">
            <text:p>0,017</text:p>
          </table:table-cell>
          <table:table-cell office:value-type="float" office:value="11.611" calcext:value-type="float">
            <text:p>11,611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5.607" calcext:value-type="float">
            <text:p>5,607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4102" calcext:value-type="float">
            <text:p>0,004102</text:p>
          </table:table-cell>
          <table:table-cell office:value-type="float" office:value="2.802" calcext:value-type="float">
            <text:p>2,802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2091" calcext:value-type="float">
            <text:p>0,002091</text:p>
          </table:table-cell>
          <table:table-cell office:value-type="float" office:value="1.428" calcext:value-type="float">
            <text:p>1,42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715" calcext:value-type="float">
            <text:p>0,7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355" calcext:value-type="float">
            <text:p>0,3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17" calcext:value-type="float">
            <text:p>0,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82" calcext:value-type="float">
            <text:p>0,0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41" calcext:value-type="float">
            <text:p>0,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uissance reçue VEML6070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5" table:default-cell-style-name="ce5"/>
        <table:table-column table:style-name="co5" table:default-cell-style-name="Default"/>
        <table:table-row table:style-name="ro1">
          <table:table-cell table:style-name="ce3" office:value-type="string" calcext:value-type="string">
            <text:p>Longueur d’onde 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atio lm / watt :</text:p>
          </table:table-cell>
          <table:table-cell table:formula="of:=VLOOKUP([.B1];[$'Correspondance gamma - lumen par watt'.A2:.C75];3)" office:value-type="float" office:value="25.954" calcext:value-type="float">
            <text:p>25,954</text:p>
          </table:table-cell>
          <table:table-cell table:style-name="Default" office:value-type="string" calcext:value-type="string">
            <text:p>Lm / watt arbitraire :</text:p>
          </table:table-cell>
          <table:table-cell office:value-type="float" office:value="50000" calcext:value-type="float">
            <text:p>50000</text:p>
          </table:table-cell>
          <table:table-cell table:style-name="Default" office:value-type="string" calcext:value-type="string">
            <text:p>coeff pas :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coef pas, après log : 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table:style-name="ce4" office:value-type="string" calcext:value-type="string">
            <text:p>Pas VEML6070</text:p>
          </table:table-cell>
          <table:table-cell table:style-name="ce4" office:value-type="string" calcext:value-type="string">
            <text:p>puissance reçue</text:p>
            <text:p>(uW/cm²)</text:p>
          </table:table-cell>
          <table:table-cell table:style-name="ce4" office:value-type="string" calcext:value-type="string">
            <text:p>puissance reçue</text:p>
            <text:p>(W/m²)</text:p>
          </table:table-cell>
          <table:table-cell table:style-name="ce4" office:value-type="string" calcext:value-type="string">
            <text:p>Lumen / m²</text:p>
            <text:p>(equivalent lux)</text:p>
          </table:table-cell>
          <table:table-cell table:style-name="ce4" office:value-type="string" calcext:value-type="string">
            <text:p>Equivalent LV</text:p>
            <text:p>Log(2)</text:p>
          </table:table-cell>
          <table:table-cell table:style-name="ce4" office:value-type="string" calcext:value-type="string">
            <text:p>Lumen / m²</text:p>
            <text:p>(equivalent lux)</text:p>
          </table:table-cell>
          <table:table-cell table:style-name="ce4" office:value-type="string" calcext:value-type="string">
            <text:p>Equivalent LV</text:p>
            <text:p>Log(2)</text:p>
          </table:table-cell>
          <table:table-cell table:style-name="ce4" office:value-type="string" calcext:value-type="string">
            <text:p>Equivalent LV</text:p>
            <text:p>log(2)(coef pas)</text:p>
          </table:table-cell>
          <table:table-cell table:style-name="ce4" office:value-type="string" calcext:value-type="string">
            <text:p>log(2)(pa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5" office:value-type="float" office:value="5" calcext:value-type="float">
            <text:p>5</text:p>
          </table:table-cell>
          <table:table-cell table:formula="of:=[.B3]/100" office:value-type="float" office:value="0.05" calcext:value-type="float">
            <text:p>0,05</text:p>
          </table:table-cell>
          <table:table-cell table:formula="of:=[.C3]*[.$D$1]" office:value-type="float" office:value="1.2977" calcext:value-type="float">
            <text:p>1,2977</text:p>
          </table:table-cell>
          <table:table-cell table:formula="of:=LOG([.D3]; 2)" office:value-type="float" office:value="0.375956902184227" calcext:value-type="float">
            <text:p>0,38</text:p>
          </table:table-cell>
          <table:table-cell table:formula="of:=[.C3]*[.$F$1]" office:value-type="float" office:value="2500" calcext:value-type="float">
            <text:p>2500</text:p>
          </table:table-cell>
          <table:table-cell table:formula="of:=LOG([.F3]; 2)" office:value-type="float" office:value="11.2877123795494" calcext:value-type="float">
            <text:p>11,29</text:p>
          </table:table-cell>
          <table:table-cell table:formula="of:=LOG([.A3]*[.$H$1]; 2)" office:value-type="float" office:value="5.08746284125034" calcext:value-type="float">
            <text:p>5,09</text:p>
          </table:table-cell>
          <table:table-cell table:formula="of:=[.$J$1] * LOG([.A3] + 0.1; 2)" office:value-type="float" office:value="0.398760218874812" calcext:value-type="float">
            <text:p>0,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5" office:value-type="float" office:value="10" calcext:value-type="float">
            <text:p>10</text:p>
          </table:table-cell>
          <table:table-cell table:formula="of:=[.B4]/100" office:value-type="float" office:value="0.1" calcext:value-type="float">
            <text:p>0,1</text:p>
          </table:table-cell>
          <table:table-cell table:formula="of:=[.C4]*[.$D$1]" office:value-type="float" office:value="2.5954" calcext:value-type="float">
            <text:p>2,5954</text:p>
          </table:table-cell>
          <table:table-cell table:formula="of:=LOG([.D4]; 2)" office:value-type="float" office:value="1.37595690218423" calcext:value-type="float">
            <text:p>1,38</text:p>
          </table:table-cell>
          <table:table-cell table:formula="of:=[.C4]*[.$F$1]" office:value-type="float" office:value="5000" calcext:value-type="float">
            <text:p>5000</text:p>
          </table:table-cell>
          <table:table-cell table:formula="of:=LOG([.F4]; 2)" office:value-type="float" office:value="12.2877123795495" calcext:value-type="float">
            <text:p>12,29</text:p>
          </table:table-cell>
          <table:table-cell table:formula="of:=LOG([.A4]*[.$H$1]; 2)" office:value-type="float" office:value="6.08746284125034" calcext:value-type="float">
            <text:p>6,09</text:p>
          </table:table-cell>
          <table:table-cell table:formula="of:=[.$J$1] * LOG([.A4] + 0.1; 2)" office:value-type="float" office:value="3.10412905088505" calcext:value-type="float">
            <text:p>3,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5" office:value-type="float" office:value="15" calcext:value-type="float">
            <text:p>15</text:p>
          </table:table-cell>
          <table:table-cell table:formula="of:=[.B5]/100" office:value-type="float" office:value="0.15" calcext:value-type="float">
            <text:p>0,15</text:p>
          </table:table-cell>
          <table:table-cell table:formula="of:=[.C5]*[.$D$1]" office:value-type="float" office:value="3.8931" calcext:value-type="float">
            <text:p>3,8931</text:p>
          </table:table-cell>
          <table:table-cell table:formula="of:=LOG([.D5]; 2)" office:value-type="float" office:value="1.96091940290538" calcext:value-type="float">
            <text:p>1,96</text:p>
          </table:table-cell>
          <table:table-cell table:formula="of:=[.C5]*[.$F$1]" office:value-type="float" office:value="7500" calcext:value-type="float">
            <text:p>7500</text:p>
          </table:table-cell>
          <table:table-cell table:formula="of:=LOG([.F5]; 2)" office:value-type="float" office:value="12.8726748802706" calcext:value-type="float">
            <text:p>12,87</text:p>
          </table:table-cell>
          <table:table-cell table:formula="of:=LOG([.A5]*[.$H$1]; 2)" office:value-type="float" office:value="6.6724253419715" calcext:value-type="float">
            <text:p>6,67</text:p>
          </table:table-cell>
          <table:table-cell table:formula="of:=[.$J$1] * LOG([.A5] + 0.1; 2)" office:value-type="float" office:value="4.73357782494859" calcext:value-type="float">
            <text:p>4,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5" office:value-type="float" office:value="20" calcext:value-type="float">
            <text:p>20</text:p>
          </table:table-cell>
          <table:table-cell table:formula="of:=[.B6]/100" office:value-type="float" office:value="0.2" calcext:value-type="float">
            <text:p>0,2</text:p>
          </table:table-cell>
          <table:table-cell table:formula="of:=[.C6]*[.$D$1]" office:value-type="float" office:value="5.1908" calcext:value-type="float">
            <text:p>5,1908</text:p>
          </table:table-cell>
          <table:table-cell table:formula="of:=LOG([.D6]; 2)" office:value-type="float" office:value="2.37595690218423" calcext:value-type="float">
            <text:p>2,38</text:p>
          </table:table-cell>
          <table:table-cell table:formula="of:=[.C6]*[.$F$1]" office:value-type="float" office:value="10000" calcext:value-type="float">
            <text:p>10000</text:p>
          </table:table-cell>
          <table:table-cell table:formula="of:=LOG([.F6]; 2)" office:value-type="float" office:value="13.2877123795495" calcext:value-type="float">
            <text:p>13,29</text:p>
          </table:table-cell>
          <table:table-cell table:formula="of:=LOG([.A6]*[.$H$1]; 2)" office:value-type="float" office:value="7.08746284125034" calcext:value-type="float">
            <text:p>7,09</text:p>
          </table:table-cell>
          <table:table-cell table:formula="of:=[.$J$1] * LOG([.A6] + 0.1; 2)" office:value-type="float" office:value="5.90330933821909" calcext:value-type="float">
            <text:p>5,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5" office:value-type="float" office:value="25" calcext:value-type="float">
            <text:p>25</text:p>
          </table:table-cell>
          <table:table-cell table:formula="of:=[.B7]/100" office:value-type="float" office:value="0.25" calcext:value-type="float">
            <text:p>0,25</text:p>
          </table:table-cell>
          <table:table-cell table:formula="of:=[.C7]*[.$D$1]" office:value-type="float" office:value="6.4885" calcext:value-type="float">
            <text:p>6,4885</text:p>
          </table:table-cell>
          <table:table-cell table:formula="of:=LOG([.D7]; 2)" office:value-type="float" office:value="2.69788499707159" calcext:value-type="float">
            <text:p>2,70</text:p>
          </table:table-cell>
          <table:table-cell table:formula="of:=[.C7]*[.$F$1]" office:value-type="float" office:value="12500" calcext:value-type="float">
            <text:p>12500</text:p>
          </table:table-cell>
          <table:table-cell table:formula="of:=LOG([.F7]; 2)" office:value-type="float" office:value="13.6096404744368" calcext:value-type="float">
            <text:p>13,61</text:p>
          </table:table-cell>
          <table:table-cell table:formula="of:=LOG([.A7]*[.$H$1]; 2)" office:value-type="float" office:value="7.4093909361377" calcext:value-type="float">
            <text:p>7,41</text:p>
          </table:table-cell>
          <table:table-cell table:formula="of:=[.$J$1] * LOG([.A7] + 0.1; 2)" office:value-type="float" office:value="6.81644201654399" calcext:value-type="float">
            <text:p>6,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5" office:value-type="float" office:value="30" calcext:value-type="float">
            <text:p>30</text:p>
          </table:table-cell>
          <table:table-cell table:formula="of:=[.B8]/100" office:value-type="float" office:value="0.3" calcext:value-type="float">
            <text:p>0,3</text:p>
          </table:table-cell>
          <table:table-cell table:formula="of:=[.C8]*[.$D$1]" office:value-type="float" office:value="7.7862" calcext:value-type="float">
            <text:p>7,7862</text:p>
          </table:table-cell>
          <table:table-cell table:formula="of:=LOG([.D8]; 2)" office:value-type="float" office:value="2.96091940290538" calcext:value-type="float">
            <text:p>2,96</text:p>
          </table:table-cell>
          <table:table-cell table:formula="of:=[.C8]*[.$F$1]" office:value-type="float" office:value="15000" calcext:value-type="float">
            <text:p>15000</text:p>
          </table:table-cell>
          <table:table-cell table:formula="of:=LOG([.F8]; 2)" office:value-type="float" office:value="13.8726748802706" calcext:value-type="float">
            <text:p>13,87</text:p>
          </table:table-cell>
          <table:table-cell table:formula="of:=LOG([.A8]*[.$H$1]; 2)" office:value-type="float" office:value="7.6724253419715" calcext:value-type="float">
            <text:p>7,67</text:p>
          </table:table-cell>
          <table:table-cell table:formula="of:=[.$J$1] * LOG([.A8] + 0.1; 2)" office:value-type="float" office:value="7.56554680375902" calcext:value-type="float">
            <text:p>7,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5" office:value-type="float" office:value="35" calcext:value-type="float">
            <text:p>35</text:p>
          </table:table-cell>
          <table:table-cell table:formula="of:=[.B9]/100" office:value-type="float" office:value="0.35" calcext:value-type="float">
            <text:p>0,35</text:p>
          </table:table-cell>
          <table:table-cell table:formula="of:=[.C9]*[.$D$1]" office:value-type="float" office:value="9.0839" calcext:value-type="float">
            <text:p>9,0839</text:p>
          </table:table-cell>
          <table:table-cell table:formula="of:=LOG([.D9]; 2)" office:value-type="float" office:value="3.18331182424183" calcext:value-type="float">
            <text:p>3,18</text:p>
          </table:table-cell>
          <table:table-cell table:formula="of:=[.C9]*[.$F$1]" office:value-type="float" office:value="17500" calcext:value-type="float">
            <text:p>17500</text:p>
          </table:table-cell>
          <table:table-cell table:formula="of:=LOG([.F9]; 2)" office:value-type="float" office:value="14.0950673016071" calcext:value-type="float">
            <text:p>14,10</text:p>
          </table:table-cell>
          <table:table-cell table:formula="of:=LOG([.A9]*[.$H$1]; 2)" office:value-type="float" office:value="7.89481776330794" calcext:value-type="float">
            <text:p>7,89</text:p>
          </table:table-cell>
          <table:table-cell table:formula="of:=[.$J$1] * LOG([.A9] + 0.1; 2)" office:value-type="float" office:value="8.20067517139023" calcext:value-type="float">
            <text:p>8,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5" office:value-type="float" office:value="40" calcext:value-type="float">
            <text:p>40</text:p>
          </table:table-cell>
          <table:table-cell table:formula="of:=[.B10]/100" office:value-type="float" office:value="0.4" calcext:value-type="float">
            <text:p>0,4</text:p>
          </table:table-cell>
          <table:table-cell table:formula="of:=[.C10]*[.$D$1]" office:value-type="float" office:value="10.3816" calcext:value-type="float">
            <text:p>10,3816</text:p>
          </table:table-cell>
          <table:table-cell table:formula="of:=LOG([.D10]; 2)" office:value-type="float" office:value="3.37595690218423" calcext:value-type="float">
            <text:p>3,38</text:p>
          </table:table-cell>
          <table:table-cell table:formula="of:=[.C10]*[.$F$1]" office:value-type="float" office:value="20000" calcext:value-type="float">
            <text:p>20000</text:p>
          </table:table-cell>
          <table:table-cell table:formula="of:=LOG([.F10]; 2)" office:value-type="float" office:value="14.2877123795495" calcext:value-type="float">
            <text:p>14,29</text:p>
          </table:table-cell>
          <table:table-cell table:formula="of:=LOG([.A10]*[.$H$1]; 2)" office:value-type="float" office:value="8.08746284125034" calcext:value-type="float">
            <text:p>8,09</text:p>
          </table:table-cell>
          <table:table-cell table:formula="of:=[.$J$1] * LOG([.A10] + 0.1; 2)" office:value-type="float" office:value="8.75197353319206" calcext:value-type="float">
            <text:p>8,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5" office:value-type="float" office:value="45" calcext:value-type="float">
            <text:p>45</text:p>
          </table:table-cell>
          <table:table-cell table:formula="of:=[.B11]/100" office:value-type="float" office:value="0.45" calcext:value-type="float">
            <text:p>0,45</text:p>
          </table:table-cell>
          <table:table-cell table:formula="of:=[.C11]*[.$D$1]" office:value-type="float" office:value="11.6793" calcext:value-type="float">
            <text:p>11,6793</text:p>
          </table:table-cell>
          <table:table-cell table:formula="of:=LOG([.D11]; 2)" office:value-type="float" office:value="3.54588190362654" calcext:value-type="float">
            <text:p>3,55</text:p>
          </table:table-cell>
          <table:table-cell table:formula="of:=[.C11]*[.$F$1]" office:value-type="float" office:value="22500" calcext:value-type="float">
            <text:p>22500</text:p>
          </table:table-cell>
          <table:table-cell table:formula="of:=LOG([.F11]; 2)" office:value-type="float" office:value="14.4576373809918" calcext:value-type="float">
            <text:p>14,46</text:p>
          </table:table-cell>
          <table:table-cell table:formula="of:=LOG([.A11]*[.$H$1]; 2)" office:value-type="float" office:value="8.25738784269265" calcext:value-type="float">
            <text:p>8,26</text:p>
          </table:table-cell>
          <table:table-cell table:formula="of:=[.$J$1] * LOG([.A11] + 0.1; 2)" office:value-type="float" office:value="9.23901298140287" calcext:value-type="float">
            <text:p>9,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5" office:value-type="float" office:value="50" calcext:value-type="float">
            <text:p>50</text:p>
          </table:table-cell>
          <table:table-cell table:formula="of:=[.B12]/100" office:value-type="float" office:value="0.5" calcext:value-type="float">
            <text:p>0,5</text:p>
          </table:table-cell>
          <table:table-cell table:formula="of:=[.C12]*[.$D$1]" office:value-type="float" office:value="12.977" calcext:value-type="float">
            <text:p>12,977</text:p>
          </table:table-cell>
          <table:table-cell table:formula="of:=LOG([.D12]; 2)" office:value-type="float" office:value="3.69788499707159" calcext:value-type="float">
            <text:p>3,70</text:p>
          </table:table-cell>
          <table:table-cell table:formula="of:=[.C12]*[.$F$1]" office:value-type="float" office:value="25000" calcext:value-type="float">
            <text:p>25000</text:p>
          </table:table-cell>
          <table:table-cell table:formula="of:=LOG([.F12]; 2)" office:value-type="float" office:value="14.6096404744368" calcext:value-type="float">
            <text:p>14,61</text:p>
          </table:table-cell>
          <table:table-cell table:formula="of:=LOG([.A12]*[.$H$1]; 2)" office:value-type="float" office:value="8.4093909361377" calcext:value-type="float">
            <text:p>8,41</text:p>
          </table:table-cell>
          <table:table-cell table:formula="of:=[.$J$1] * LOG([.A12] + 0.1; 2)" office:value-type="float" office:value="9.67522182480685" calcext:value-type="float">
            <text:p>9,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5" office:value-type="float" office:value="55" calcext:value-type="float">
            <text:p>55</text:p>
          </table:table-cell>
          <table:table-cell table:formula="of:=[.B13]/100" office:value-type="float" office:value="0.55" calcext:value-type="float">
            <text:p>0,55</text:p>
          </table:table-cell>
          <table:table-cell table:formula="of:=[.C13]*[.$D$1]" office:value-type="float" office:value="14.2747" calcext:value-type="float">
            <text:p>14,2747</text:p>
          </table:table-cell>
          <table:table-cell table:formula="of:=LOG([.D13]; 2)" office:value-type="float" office:value="3.83538852082152" calcext:value-type="float">
            <text:p>3,84</text:p>
          </table:table-cell>
          <table:table-cell table:formula="of:=[.C13]*[.$F$1]" office:value-type="float" office:value="27500" calcext:value-type="float">
            <text:p>27500</text:p>
          </table:table-cell>
          <table:table-cell table:formula="of:=LOG([.F13]; 2)" office:value-type="float" office:value="14.7471439981868" calcext:value-type="float">
            <text:p>14,75</text:p>
          </table:table-cell>
          <table:table-cell table:formula="of:=LOG([.A13]*[.$H$1]; 2)" office:value-type="float" office:value="8.54689445988764" calcext:value-type="float">
            <text:p>8,55</text:p>
          </table:table-cell>
          <table:table-cell table:formula="of:=[.$J$1] * LOG([.A13] + 0.1; 2)" office:value-type="float" office:value="10.070214537242" calcext:value-type="float">
            <text:p>10,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5" office:value-type="float" office:value="60" calcext:value-type="float">
            <text:p>60</text:p>
          </table:table-cell>
          <table:table-cell table:formula="of:=[.B14]/100" office:value-type="float" office:value="0.6" calcext:value-type="float">
            <text:p>0,6</text:p>
          </table:table-cell>
          <table:table-cell table:formula="of:=[.C14]*[.$D$1]" office:value-type="float" office:value="15.5724" calcext:value-type="float">
            <text:p>15,5724</text:p>
          </table:table-cell>
          <table:table-cell table:formula="of:=LOG([.D14]; 2)" office:value-type="float" office:value="3.96091940290538" calcext:value-type="float">
            <text:p>3,96</text:p>
          </table:table-cell>
          <table:table-cell table:formula="of:=[.C14]*[.$F$1]" office:value-type="float" office:value="30000" calcext:value-type="float">
            <text:p>30000</text:p>
          </table:table-cell>
          <table:table-cell table:formula="of:=LOG([.F14]; 2)" office:value-type="float" office:value="14.8726748802706" calcext:value-type="float">
            <text:p>14,87</text:p>
          </table:table-cell>
          <table:table-cell table:formula="of:=LOG([.A14]*[.$H$1]; 2)" office:value-type="float" office:value="8.6724253419715" calcext:value-type="float">
            <text:p>8,67</text:p>
          </table:table-cell>
          <table:table-cell table:formula="of:=[.$J$1] * LOG([.A14] + 0.1; 2)" office:value-type="float" office:value="10.431111912923" calcext:value-type="float">
            <text:p>10,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5" office:value-type="float" office:value="65" calcext:value-type="float">
            <text:p>65</text:p>
          </table:table-cell>
          <table:table-cell table:formula="of:=[.B15]/100" office:value-type="float" office:value="0.65" calcext:value-type="float">
            <text:p>0,65</text:p>
          </table:table-cell>
          <table:table-cell table:formula="of:=[.C15]*[.$D$1]" office:value-type="float" office:value="16.8701" calcext:value-type="float">
            <text:p>16,8701</text:p>
          </table:table-cell>
          <table:table-cell table:formula="of:=LOG([.D15]; 2)" office:value-type="float" office:value="4.07639662032532" calcext:value-type="float">
            <text:p>4,08</text:p>
          </table:table-cell>
          <table:table-cell table:formula="of:=[.C15]*[.$F$1]" office:value-type="float" office:value="32500" calcext:value-type="float">
            <text:p>32500</text:p>
          </table:table-cell>
          <table:table-cell table:formula="of:=LOG([.F15]; 2)" office:value-type="float" office:value="14.9881520976905" calcext:value-type="float">
            <text:p>14,99</text:p>
          </table:table-cell>
          <table:table-cell table:formula="of:=LOG([.A15]*[.$H$1]; 2)" office:value-type="float" office:value="8.78790255939143" calcext:value-type="float">
            <text:p>8,79</text:p>
          </table:table-cell>
          <table:table-cell table:formula="of:=[.$J$1] * LOG([.A15] + 0.1; 2)" office:value-type="float" office:value="10.7633352292853" calcext:value-type="float">
            <text:p>10,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5" office:value-type="float" office:value="70" calcext:value-type="float">
            <text:p>70</text:p>
          </table:table-cell>
          <table:table-cell table:formula="of:=[.B16]/100" office:value-type="float" office:value="0.7" calcext:value-type="float">
            <text:p>0,7</text:p>
          </table:table-cell>
          <table:table-cell table:formula="of:=[.C16]*[.$D$1]" office:value-type="float" office:value="18.1678" calcext:value-type="float">
            <text:p>18,1678</text:p>
          </table:table-cell>
          <table:table-cell table:formula="of:=LOG([.D16]; 2)" office:value-type="float" office:value="4.18331182424183" calcext:value-type="float">
            <text:p>4,18</text:p>
          </table:table-cell>
          <table:table-cell table:formula="of:=[.C16]*[.$F$1]" office:value-type="float" office:value="35000" calcext:value-type="float">
            <text:p>35000</text:p>
          </table:table-cell>
          <table:table-cell table:formula="of:=LOG([.F16]; 2)" office:value-type="float" office:value="15.0950673016071" calcext:value-type="float">
            <text:p>15,10</text:p>
          </table:table-cell>
          <table:table-cell table:formula="of:=LOG([.A16]*[.$H$1]; 2)" office:value-type="float" office:value="8.89481776330794" calcext:value-type="float">
            <text:p>8,89</text:p>
          </table:table-cell>
          <table:table-cell table:formula="of:=[.$J$1] * LOG([.A16] + 0.1; 2)" office:value-type="float" office:value="11.0711074467832" calcext:value-type="float">
            <text:p>11,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5" office:value-type="float" office:value="75" calcext:value-type="float">
            <text:p>75</text:p>
          </table:table-cell>
          <table:table-cell table:formula="of:=[.B17]/100" office:value-type="float" office:value="0.75" calcext:value-type="float">
            <text:p>0,75</text:p>
          </table:table-cell>
          <table:table-cell table:formula="of:=[.C17]*[.$D$1]" office:value-type="float" office:value="19.4655" calcext:value-type="float">
            <text:p>19,4655</text:p>
          </table:table-cell>
          <table:table-cell table:formula="of:=LOG([.D17]; 2)" office:value-type="float" office:value="4.28284749779275" calcext:value-type="float">
            <text:p>4,28</text:p>
          </table:table-cell>
          <table:table-cell table:formula="of:=[.C17]*[.$F$1]" office:value-type="float" office:value="37500" calcext:value-type="float">
            <text:p>37500</text:p>
          </table:table-cell>
          <table:table-cell table:formula="of:=LOG([.F17]; 2)" office:value-type="float" office:value="15.194602975158" calcext:value-type="float">
            <text:p>15,19</text:p>
          </table:table-cell>
          <table:table-cell table:formula="of:=LOG([.A17]*[.$H$1]; 2)" office:value-type="float" office:value="8.99435343685886" calcext:value-type="float">
            <text:p>8,99</text:p>
          </table:table-cell>
          <table:table-cell table:formula="of:=[.$J$1] * LOG([.A17] + 0.1; 2)" office:value-type="float" office:value="11.3577822688694" calcext:value-type="float">
            <text:p>11,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5" office:value-type="float" office:value="80" calcext:value-type="float">
            <text:p>80</text:p>
          </table:table-cell>
          <table:table-cell table:formula="of:=[.B18]/100" office:value-type="float" office:value="0.8" calcext:value-type="float">
            <text:p>0,8</text:p>
          </table:table-cell>
          <table:table-cell table:formula="of:=[.C18]*[.$D$1]" office:value-type="float" office:value="20.7632" calcext:value-type="float">
            <text:p>20,7632</text:p>
          </table:table-cell>
          <table:table-cell table:formula="of:=LOG([.D18]; 2)" office:value-type="float" office:value="4.37595690218423" calcext:value-type="float">
            <text:p>4,38</text:p>
          </table:table-cell>
          <table:table-cell table:formula="of:=[.C18]*[.$F$1]" office:value-type="float" office:value="40000" calcext:value-type="float">
            <text:p>40000</text:p>
          </table:table-cell>
          <table:table-cell table:formula="of:=LOG([.F18]; 2)" office:value-type="float" office:value="15.2877123795495" calcext:value-type="float">
            <text:p>15,29</text:p>
          </table:table-cell>
          <table:table-cell table:formula="of:=LOG([.A18]*[.$H$1]; 2)" office:value-type="float" office:value="9.08746284125034" calcext:value-type="float">
            <text:p>9,09</text:p>
          </table:table-cell>
          <table:table-cell table:formula="of:=[.$J$1] * LOG([.A18] + 0.1; 2)" office:value-type="float" office:value="11.626067471359" calcext:value-type="float">
            <text:p>11,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5" office:value-type="float" office:value="85" calcext:value-type="float">
            <text:p>85</text:p>
          </table:table-cell>
          <table:table-cell table:formula="of:=[.B19]/100" office:value-type="float" office:value="0.85" calcext:value-type="float">
            <text:p>0,85</text:p>
          </table:table-cell>
          <table:table-cell table:formula="of:=[.C19]*[.$D$1]" office:value-type="float" office:value="22.0609" calcext:value-type="float">
            <text:p>22,0609</text:p>
          </table:table-cell>
          <table:table-cell table:formula="of:=LOG([.D19]; 2)" office:value-type="float" office:value="4.46341974343457" calcext:value-type="float">
            <text:p>4,46</text:p>
          </table:table-cell>
          <table:table-cell table:formula="of:=[.C19]*[.$F$1]" office:value-type="float" office:value="42500" calcext:value-type="float">
            <text:p>42500</text:p>
          </table:table-cell>
          <table:table-cell table:formula="of:=LOG([.F19]; 2)" office:value-type="float" office:value="15.3751752207998" calcext:value-type="float">
            <text:p>15,38</text:p>
          </table:table-cell>
          <table:table-cell table:formula="of:=LOG([.A19]*[.$H$1]; 2)" office:value-type="float" office:value="9.17492568250068" calcext:value-type="float">
            <text:p>9,17</text:p>
          </table:table-cell>
          <table:table-cell table:formula="of:=[.$J$1] * LOG([.A19] + 0.1; 2)" office:value-type="float" office:value="11.8781808179958" calcext:value-type="float">
            <text:p>11,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5" office:value-type="float" office:value="90" calcext:value-type="float">
            <text:p>90</text:p>
          </table:table-cell>
          <table:table-cell table:formula="of:=[.B20]/100" office:value-type="float" office:value="0.9" calcext:value-type="float">
            <text:p>0,9</text:p>
          </table:table-cell>
          <table:table-cell table:formula="of:=[.C20]*[.$D$1]" office:value-type="float" office:value="23.3586" calcext:value-type="float">
            <text:p>23,3586</text:p>
          </table:table-cell>
          <table:table-cell table:formula="of:=LOG([.D20]; 2)" office:value-type="float" office:value="4.54588190362654" calcext:value-type="float">
            <text:p>4,55</text:p>
          </table:table-cell>
          <table:table-cell table:formula="of:=[.C20]*[.$F$1]" office:value-type="float" office:value="45000" calcext:value-type="float">
            <text:p>45000</text:p>
          </table:table-cell>
          <table:table-cell table:formula="of:=LOG([.F20]; 2)" office:value-type="float" office:value="15.4576373809918" calcext:value-type="float">
            <text:p>15,46</text:p>
          </table:table-cell>
          <table:table-cell table:formula="of:=LOG([.A20]*[.$H$1]; 2)" office:value-type="float" office:value="9.25738784269265" calcext:value-type="float">
            <text:p>9,26</text:p>
          </table:table-cell>
          <table:table-cell table:formula="of:=[.$J$1] * LOG([.A20] + 0.1; 2)" office:value-type="float" office:value="12.1159615973679" calcext:value-type="float">
            <text:p>12,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5" office:value-type="float" office:value="95" calcext:value-type="float">
            <text:p>95</text:p>
          </table:table-cell>
          <table:table-cell table:formula="of:=[.B21]/100" office:value-type="float" office:value="0.95" calcext:value-type="float">
            <text:p>0,95</text:p>
          </table:table-cell>
          <table:table-cell table:formula="of:=[.C21]*[.$D$1]" office:value-type="float" office:value="24.6563" calcext:value-type="float">
            <text:p>24,6563</text:p>
          </table:table-cell>
          <table:table-cell table:formula="of:=LOG([.D21]; 2)" office:value-type="float" office:value="4.62388441562781" calcext:value-type="float">
            <text:p>4,62</text:p>
          </table:table-cell>
          <table:table-cell table:formula="of:=[.C21]*[.$F$1]" office:value-type="float" office:value="47500" calcext:value-type="float">
            <text:p>47500</text:p>
          </table:table-cell>
          <table:table-cell table:formula="of:=LOG([.F21]; 2)" office:value-type="float" office:value="15.535639892993" calcext:value-type="float">
            <text:p>15,54</text:p>
          </table:table-cell>
          <table:table-cell table:formula="of:=LOG([.A21]*[.$H$1]; 2)" office:value-type="float" office:value="9.33539035469392" calcext:value-type="float">
            <text:p>9,34</text:p>
          </table:table-cell>
          <table:table-cell table:formula="of:=[.$J$1] * LOG([.A21] + 0.1; 2)" office:value-type="float" office:value="12.3409521261303" calcext:value-type="float">
            <text:p>12,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5" office:value-type="float" office:value="100" calcext:value-type="float">
            <text:p>100</text:p>
          </table:table-cell>
          <table:table-cell table:formula="of:=[.B22]/100" office:value-type="float" office:value="1" calcext:value-type="float">
            <text:p>1</text:p>
          </table:table-cell>
          <table:table-cell table:formula="of:=[.C22]*[.$D$1]" office:value-type="float" office:value="25.954" calcext:value-type="float">
            <text:p>25,954</text:p>
          </table:table-cell>
          <table:table-cell table:formula="of:=LOG([.D22]; 2)" office:value-type="float" office:value="4.69788499707159" calcext:value-type="float">
            <text:p>4,70</text:p>
          </table:table-cell>
          <table:table-cell table:formula="of:=[.C22]*[.$F$1]" office:value-type="float" office:value="50000" calcext:value-type="float">
            <text:p>50000</text:p>
          </table:table-cell>
          <table:table-cell table:formula="of:=LOG([.F22]; 2)" office:value-type="float" office:value="15.6096404744368" calcext:value-type="float">
            <text:p>15,61</text:p>
          </table:table-cell>
          <table:table-cell table:formula="of:=LOG([.A22]*[.$H$1]; 2)" office:value-type="float" office:value="9.4093909361377" calcext:value-type="float">
            <text:p>9,41</text:p>
          </table:table-cell>
          <table:table-cell table:formula="of:=[.$J$1] * LOG([.A22] + 0.1; 2)" office:value-type="float" office:value="12.5544584292455" calcext:value-type="float">
            <text:p>12,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5" office:value-type="float" office:value="105" calcext:value-type="float">
            <text:p>105</text:p>
          </table:table-cell>
          <table:table-cell table:formula="of:=[.B23]/100" office:value-type="float" office:value="1.05" calcext:value-type="float">
            <text:p>1,05</text:p>
          </table:table-cell>
          <table:table-cell table:formula="of:=[.C23]*[.$D$1]" office:value-type="float" office:value="27.2517" calcext:value-type="float">
            <text:p>27,2517</text:p>
          </table:table-cell>
          <table:table-cell table:formula="of:=LOG([.D23]; 2)" office:value-type="float" office:value="4.76827432496299" calcext:value-type="float">
            <text:p>4,77</text:p>
          </table:table-cell>
          <table:table-cell table:formula="of:=[.C23]*[.$F$1]" office:value-type="float" office:value="52500" calcext:value-type="float">
            <text:p>52500</text:p>
          </table:table-cell>
          <table:table-cell table:formula="of:=LOG([.F23]; 2)" office:value-type="float" office:value="15.6800298023282" calcext:value-type="float">
            <text:p>15,68</text:p>
          </table:table-cell>
          <table:table-cell table:formula="of:=LOG([.A23]*[.$H$1]; 2)" office:value-type="float" office:value="9.4797802640291" calcext:value-type="float">
            <text:p>9,48</text:p>
          </table:table-cell>
          <table:table-cell table:formula="of:=[.$J$1] * LOG([.A23] + 0.1; 2)" office:value-type="float" office:value="12.7575961720775" calcext:value-type="float">
            <text:p>12,7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5" office:value-type="float" office:value="110" calcext:value-type="float">
            <text:p>110</text:p>
          </table:table-cell>
          <table:table-cell table:formula="of:=[.B24]/100" office:value-type="float" office:value="1.1" calcext:value-type="float">
            <text:p>1,1</text:p>
          </table:table-cell>
          <table:table-cell table:formula="of:=[.C24]*[.$D$1]" office:value-type="float" office:value="28.5494" calcext:value-type="float">
            <text:p>28,5494</text:p>
          </table:table-cell>
          <table:table-cell table:formula="of:=LOG([.D24]; 2)" office:value-type="float" office:value="4.83538852082152" calcext:value-type="float">
            <text:p>4,84</text:p>
          </table:table-cell>
          <table:table-cell table:formula="of:=[.C24]*[.$F$1]" office:value-type="float" office:value="55000" calcext:value-type="float">
            <text:p>55000</text:p>
          </table:table-cell>
          <table:table-cell table:formula="of:=LOG([.F24]; 2)" office:value-type="float" office:value="15.7471439981867" calcext:value-type="float">
            <text:p>15,75</text:p>
          </table:table-cell>
          <table:table-cell table:formula="of:=LOG([.A24]*[.$H$1]; 2)" office:value-type="float" office:value="9.54689445988764" calcext:value-type="float">
            <text:p>9,55</text:p>
          </table:table-cell>
          <table:table-cell table:formula="of:=[.$J$1] * LOG([.A24] + 0.1; 2)" office:value-type="float" office:value="12.9513259470618" calcext:value-type="float">
            <text:p>12,9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5" office:value-type="float" office:value="115" calcext:value-type="float">
            <text:p>115</text:p>
          </table:table-cell>
          <table:table-cell table:formula="of:=[.B25]/100" office:value-type="float" office:value="1.15" calcext:value-type="float">
            <text:p>1,15</text:p>
          </table:table-cell>
          <table:table-cell table:formula="of:=[.C25]*[.$D$1]" office:value-type="float" office:value="29.8471" calcext:value-type="float">
            <text:p>29,8471</text:p>
          </table:table-cell>
          <table:table-cell table:formula="of:=LOG([.D25]; 2)" office:value-type="float" office:value="4.89951885824124" calcext:value-type="float">
            <text:p>4,90</text:p>
          </table:table-cell>
          <table:table-cell table:formula="of:=[.C25]*[.$F$1]" office:value-type="float" office:value="57500" calcext:value-type="float">
            <text:p>57500</text:p>
          </table:table-cell>
          <table:table-cell table:formula="of:=LOG([.F25]; 2)" office:value-type="float" office:value="15.8112743356065" calcext:value-type="float">
            <text:p>15,81</text:p>
          </table:table-cell>
          <table:table-cell table:formula="of:=LOG([.A25]*[.$H$1]; 2)" office:value-type="float" office:value="9.61102479730735" calcext:value-type="float">
            <text:p>9,61</text:p>
          </table:table-cell>
          <table:table-cell table:formula="of:=[.$J$1] * LOG([.A25] + 0.1; 2)" office:value-type="float" office:value="13.1364807449332" calcext:value-type="float">
            <text:p>13,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5" office:value-type="float" office:value="120" calcext:value-type="float">
            <text:p>120</text:p>
          </table:table-cell>
          <table:table-cell table:formula="of:=[.B26]/100" office:value-type="float" office:value="1.2" calcext:value-type="float">
            <text:p>1,2</text:p>
          </table:table-cell>
          <table:table-cell table:formula="of:=[.C26]*[.$D$1]" office:value-type="float" office:value="31.1448" calcext:value-type="float">
            <text:p>31,1448</text:p>
          </table:table-cell>
          <table:table-cell table:formula="of:=LOG([.D26]; 2)" office:value-type="float" office:value="4.96091940290538" calcext:value-type="float">
            <text:p>4,96</text:p>
          </table:table-cell>
          <table:table-cell table:formula="of:=[.C26]*[.$F$1]" office:value-type="float" office:value="60000" calcext:value-type="float">
            <text:p>60000</text:p>
          </table:table-cell>
          <table:table-cell table:formula="of:=LOG([.F26]; 2)" office:value-type="float" office:value="15.8726748802706" calcext:value-type="float">
            <text:p>15,87</text:p>
          </table:table-cell>
          <table:table-cell table:formula="of:=LOG([.A26]*[.$H$1]; 2)" office:value-type="float" office:value="9.6724253419715" calcext:value-type="float">
            <text:p>9,67</text:p>
          </table:table-cell>
          <table:table-cell table:formula="of:=[.$J$1] * LOG([.A26] + 0.1; 2)" office:value-type="float" office:value="13.3137875998935" calcext:value-type="float">
            <text:p>13,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5" office:value-type="float" office:value="125" calcext:value-type="float">
            <text:p>125</text:p>
          </table:table-cell>
          <table:table-cell table:formula="of:=[.B27]/100" office:value-type="float" office:value="1.25" calcext:value-type="float">
            <text:p>1,25</text:p>
          </table:table-cell>
          <table:table-cell table:formula="of:=[.C27]*[.$D$1]" office:value-type="float" office:value="32.4425" calcext:value-type="float">
            <text:p>32,4425</text:p>
          </table:table-cell>
          <table:table-cell table:formula="of:=LOG([.D27]; 2)" office:value-type="float" office:value="5.01981309195895" calcext:value-type="float">
            <text:p>5,02</text:p>
          </table:table-cell>
          <table:table-cell table:formula="of:=[.C27]*[.$F$1]" office:value-type="float" office:value="62500" calcext:value-type="float">
            <text:p>62500</text:p>
          </table:table-cell>
          <table:table-cell table:formula="of:=LOG([.F27]; 2)" office:value-type="float" office:value="15.9315685693242" calcext:value-type="float">
            <text:p>15,93</text:p>
          </table:table-cell>
          <table:table-cell table:formula="of:=LOG([.A27]*[.$H$1]; 2)" office:value-type="float" office:value="9.73131903102506" calcext:value-type="float">
            <text:p>9,73</text:p>
          </table:table-cell>
          <table:table-cell table:formula="of:=[.$J$1] * LOG([.A27] + 0.1; 2)" office:value-type="float" office:value="13.4838848312839" calcext:value-type="float">
            <text:p>13,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5" office:value-type="float" office:value="130" calcext:value-type="float">
            <text:p>130</text:p>
          </table:table-cell>
          <table:table-cell table:formula="of:=[.B28]/100" office:value-type="float" office:value="1.3" calcext:value-type="float">
            <text:p>1,3</text:p>
          </table:table-cell>
          <table:table-cell table:formula="of:=[.C28]*[.$D$1]" office:value-type="float" office:value="33.7402" calcext:value-type="float">
            <text:p>33,7402</text:p>
          </table:table-cell>
          <table:table-cell table:formula="of:=LOG([.D28]; 2)" office:value-type="float" office:value="5.07639662032532" calcext:value-type="float">
            <text:p>5,08</text:p>
          </table:table-cell>
          <table:table-cell table:formula="of:=[.C28]*[.$F$1]" office:value-type="float" office:value="65000" calcext:value-type="float">
            <text:p>65000</text:p>
          </table:table-cell>
          <table:table-cell table:formula="of:=LOG([.F28]; 2)" office:value-type="float" office:value="15.9881520976905" calcext:value-type="float">
            <text:p>15,99</text:p>
          </table:table-cell>
          <table:table-cell table:formula="of:=LOG([.A28]*[.$H$1]; 2)" office:value-type="float" office:value="9.78790255939143" calcext:value-type="float">
            <text:p>9,79</text:p>
          </table:table-cell>
          <table:table-cell table:formula="of:=[.$J$1] * LOG([.A28] + 0.1; 2)" office:value-type="float" office:value="13.6473359148793" calcext:value-type="float">
            <text:p>13,6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5" office:value-type="float" office:value="135" calcext:value-type="float">
            <text:p>135</text:p>
          </table:table-cell>
          <table:table-cell table:formula="of:=[.B29]/100" office:value-type="float" office:value="1.35" calcext:value-type="float">
            <text:p>1,35</text:p>
          </table:table-cell>
          <table:table-cell table:formula="of:=[.C29]*[.$D$1]" office:value-type="float" office:value="35.0379" calcext:value-type="float">
            <text:p>35,0379</text:p>
          </table:table-cell>
          <table:table-cell table:formula="of:=LOG([.D29]; 2)" office:value-type="float" office:value="5.1308444043477" calcext:value-type="float">
            <text:p>5,13</text:p>
          </table:table-cell>
          <table:table-cell table:formula="of:=[.C29]*[.$F$1]" office:value-type="float" office:value="67500" calcext:value-type="float">
            <text:p>67500</text:p>
          </table:table-cell>
          <table:table-cell table:formula="of:=LOG([.F29]; 2)" office:value-type="float" office:value="16.0425998817129" calcext:value-type="float">
            <text:p>16,04</text:p>
          </table:table-cell>
          <table:table-cell table:formula="of:=LOG([.A29]*[.$H$1]; 2)" office:value-type="float" office:value="9.84235034341381" calcext:value-type="float">
            <text:p>9,84</text:p>
          </table:table-cell>
          <table:table-cell table:formula="of:=[.$J$1] * LOG([.A29] + 0.1; 2)" office:value-type="float" office:value="13.8046407447529" calcext:value-type="float">
            <text:p>13,8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5" office:value-type="float" office:value="140" calcext:value-type="float">
            <text:p>140</text:p>
          </table:table-cell>
          <table:table-cell table:formula="of:=[.B30]/100" office:value-type="float" office:value="1.4" calcext:value-type="float">
            <text:p>1,4</text:p>
          </table:table-cell>
          <table:table-cell table:formula="of:=[.C30]*[.$D$1]" office:value-type="float" office:value="36.3356" calcext:value-type="float">
            <text:p>36,3356</text:p>
          </table:table-cell>
          <table:table-cell table:formula="of:=LOG([.D30]; 2)" office:value-type="float" office:value="5.18331182424183" calcext:value-type="float">
            <text:p>5,18</text:p>
          </table:table-cell>
          <table:table-cell table:formula="of:=[.C30]*[.$F$1]" office:value-type="float" office:value="70000" calcext:value-type="float">
            <text:p>70000</text:p>
          </table:table-cell>
          <table:table-cell table:formula="of:=LOG([.F30]; 2)" office:value-type="float" office:value="16.0950673016071" calcext:value-type="float">
            <text:p>16,10</text:p>
          </table:table-cell>
          <table:table-cell table:formula="of:=LOG([.A30]*[.$H$1]; 2)" office:value-type="float" office:value="9.89481776330794" calcext:value-type="float">
            <text:p>9,89</text:p>
          </table:table-cell>
          <table:table-cell table:formula="of:=[.$J$1] * LOG([.A30] + 0.1; 2)" office:value-type="float" office:value="13.9562448534673" calcext:value-type="float">
            <text:p>13,9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5" office:value-type="float" office:value="145" calcext:value-type="float">
            <text:p>145</text:p>
          </table:table-cell>
          <table:table-cell table:formula="of:=[.B31]/100" office:value-type="float" office:value="1.45" calcext:value-type="float">
            <text:p>1,45</text:p>
          </table:table-cell>
          <table:table-cell table:formula="of:=[.C31]*[.$D$1]" office:value-type="float" office:value="37.6333" calcext:value-type="float">
            <text:p>37,6333</text:p>
          </table:table-cell>
          <table:table-cell table:formula="of:=LOG([.D31]; 2)" office:value-type="float" office:value="5.2339378973118" calcext:value-type="float">
            <text:p>5,23</text:p>
          </table:table-cell>
          <table:table-cell table:formula="of:=[.C31]*[.$F$1]" office:value-type="float" office:value="72500" calcext:value-type="float">
            <text:p>72500</text:p>
          </table:table-cell>
          <table:table-cell table:formula="of:=LOG([.F31]; 2)" office:value-type="float" office:value="16.145693374677" calcext:value-type="float">
            <text:p>16,15</text:p>
          </table:table-cell>
          <table:table-cell table:formula="of:=LOG([.A31]*[.$H$1]; 2)" office:value-type="float" office:value="9.94544383637791" calcext:value-type="float">
            <text:p>9,95</text:p>
          </table:table-cell>
          <table:table-cell table:formula="of:=[.$J$1] * LOG([.A31] + 0.1; 2)" office:value-type="float" office:value="14.1025470192607" calcext:value-type="float">
            <text:p>14,1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5" office:value-type="float" office:value="150" calcext:value-type="float">
            <text:p>150</text:p>
          </table:table-cell>
          <table:table-cell table:formula="of:=[.B32]/100" office:value-type="float" office:value="1.5" calcext:value-type="float">
            <text:p>1,5</text:p>
          </table:table-cell>
          <table:table-cell table:formula="of:=[.C32]*[.$D$1]" office:value-type="float" office:value="38.931" calcext:value-type="float">
            <text:p>38,931</text:p>
          </table:table-cell>
          <table:table-cell table:formula="of:=LOG([.D32]; 2)" office:value-type="float" office:value="5.28284749779275" calcext:value-type="float">
            <text:p>5,28</text:p>
          </table:table-cell>
          <table:table-cell table:formula="of:=[.C32]*[.$F$1]" office:value-type="float" office:value="75000" calcext:value-type="float">
            <text:p>75000</text:p>
          </table:table-cell>
          <table:table-cell table:formula="of:=LOG([.F32]; 2)" office:value-type="float" office:value="16.194602975158" calcext:value-type="float">
            <text:p>16,19</text:p>
          </table:table-cell>
          <table:table-cell table:formula="of:=LOG([.A32]*[.$H$1]; 2)" office:value-type="float" office:value="9.99435343685886" calcext:value-type="float">
            <text:p>9,99</text:p>
          </table:table-cell>
          <table:table-cell table:formula="of:=[.$J$1] * LOG([.A32] + 0.1; 2)" office:value-type="float" office:value="14.2439055874298" calcext:value-type="float">
            <text:p>14,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5" office:value-type="float" office:value="155" calcext:value-type="float">
            <text:p>155</text:p>
          </table:table-cell>
          <table:table-cell table:formula="of:=[.B33]/100" office:value-type="float" office:value="1.55" calcext:value-type="float">
            <text:p>1,55</text:p>
          </table:table-cell>
          <table:table-cell table:formula="of:=[.C33]*[.$D$1]" office:value-type="float" office:value="40.2287" calcext:value-type="float">
            <text:p>40,2287</text:p>
          </table:table-cell>
          <table:table-cell table:formula="of:=LOG([.D33]; 2)" office:value-type="float" office:value="5.3301532125711" calcext:value-type="float">
            <text:p>5,33</text:p>
          </table:table-cell>
          <table:table-cell table:formula="of:=[.C33]*[.$F$1]" office:value-type="float" office:value="77500" calcext:value-type="float">
            <text:p>77500</text:p>
          </table:table-cell>
          <table:table-cell table:formula="of:=LOG([.F33]; 2)" office:value-type="float" office:value="16.2419086899363" calcext:value-type="float">
            <text:p>16,24</text:p>
          </table:table-cell>
          <table:table-cell table:formula="of:=LOG([.A33]*[.$H$1]; 2)" office:value-type="float" office:value="10.0416591516372" calcext:value-type="float">
            <text:p>10,04</text:p>
          </table:table-cell>
          <table:table-cell table:formula="of:=[.$J$1] * LOG([.A33] + 0.1; 2)" office:value-type="float" office:value="14.3806437582054" calcext:value-type="float">
            <text:p>14,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5" office:value-type="float" office:value="160" calcext:value-type="float">
            <text:p>160</text:p>
          </table:table-cell>
          <table:table-cell table:formula="of:=[.B34]/100" office:value-type="float" office:value="1.6" calcext:value-type="float">
            <text:p>1,6</text:p>
          </table:table-cell>
          <table:table-cell table:formula="of:=[.C34]*[.$D$1]" office:value-type="float" office:value="41.5264" calcext:value-type="float">
            <text:p>41,5264</text:p>
          </table:table-cell>
          <table:table-cell table:formula="of:=LOG([.D34]; 2)" office:value-type="float" office:value="5.37595690218423" calcext:value-type="float">
            <text:p>5,38</text:p>
          </table:table-cell>
          <table:table-cell table:formula="of:=[.C34]*[.$F$1]" office:value-type="float" office:value="80000" calcext:value-type="float">
            <text:p>80000</text:p>
          </table:table-cell>
          <table:table-cell table:formula="of:=LOG([.F34]; 2)" office:value-type="float" office:value="16.2877123795495" calcext:value-type="float">
            <text:p>16,29</text:p>
          </table:table-cell>
          <table:table-cell table:formula="of:=LOG([.A34]*[.$H$1]; 2)" office:value-type="float" office:value="10.0874628412503" calcext:value-type="float">
            <text:p>10,09</text:p>
          </table:table-cell>
          <table:table-cell table:formula="of:=[.$J$1] * LOG([.A34] + 0.1; 2)" office:value-type="float" office:value="14.5130540374813" calcext:value-type="float">
            <text:p>14,5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5" office:value-type="float" office:value="165" calcext:value-type="float">
            <text:p>165</text:p>
          </table:table-cell>
          <table:table-cell table:formula="of:=[.B35]/100" office:value-type="float" office:value="1.65" calcext:value-type="float">
            <text:p>1,65</text:p>
          </table:table-cell>
          <table:table-cell table:formula="of:=[.C35]*[.$D$1]" office:value-type="float" office:value="42.8241" calcext:value-type="float">
            <text:p>42,8241</text:p>
          </table:table-cell>
          <table:table-cell table:formula="of:=LOG([.D35]; 2)" office:value-type="float" office:value="5.42035102154268" calcext:value-type="float">
            <text:p>5,42</text:p>
          </table:table-cell>
          <table:table-cell table:formula="of:=[.C35]*[.$F$1]" office:value-type="float" office:value="82500" calcext:value-type="float">
            <text:p>82500</text:p>
          </table:table-cell>
          <table:table-cell table:formula="of:=LOG([.F35]; 2)" office:value-type="float" office:value="16.3321064989079" calcext:value-type="float">
            <text:p>16,33</text:p>
          </table:table-cell>
          <table:table-cell table:formula="of:=LOG([.A35]*[.$H$1]; 2)" office:value-type="float" office:value="10.1318569606088" calcext:value-type="float">
            <text:p>10,13</text:p>
          </table:table-cell>
          <table:table-cell table:formula="of:=[.$J$1] * LOG([.A35] + 0.1; 2)" office:value-type="float" office:value="14.6414020045676" calcext:value-type="float">
            <text:p>14,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5" office:value-type="float" office:value="170" calcext:value-type="float">
            <text:p>170</text:p>
          </table:table-cell>
          <table:table-cell table:formula="of:=[.B36]/100" office:value-type="float" office:value="1.7" calcext:value-type="float">
            <text:p>1,7</text:p>
          </table:table-cell>
          <table:table-cell table:formula="of:=[.C36]*[.$D$1]" office:value-type="float" office:value="44.1218" calcext:value-type="float">
            <text:p>44,1218</text:p>
          </table:table-cell>
          <table:table-cell table:formula="of:=LOG([.D36]; 2)" office:value-type="float" office:value="5.46341974343457" calcext:value-type="float">
            <text:p>5,46</text:p>
          </table:table-cell>
          <table:table-cell table:formula="of:=[.C36]*[.$F$1]" office:value-type="float" office:value="85000" calcext:value-type="float">
            <text:p>85000</text:p>
          </table:table-cell>
          <table:table-cell table:formula="of:=LOG([.F36]; 2)" office:value-type="float" office:value="16.3751752207998" calcext:value-type="float">
            <text:p>16,38</text:p>
          </table:table-cell>
          <table:table-cell table:formula="of:=LOG([.A36]*[.$H$1]; 2)" office:value-type="float" office:value="10.1749256825007" calcext:value-type="float">
            <text:p>10,17</text:p>
          </table:table-cell>
          <table:table-cell table:formula="of:=[.$J$1] * LOG([.A36] + 0.1; 2)" office:value-type="float" office:value="14.7659295189968" calcext:value-type="float">
            <text:p>14,7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5" office:value-type="float" office:value="175" calcext:value-type="float">
            <text:p>175</text:p>
          </table:table-cell>
          <table:table-cell table:formula="of:=[.B37]/100" office:value-type="float" office:value="1.75" calcext:value-type="float">
            <text:p>1,75</text:p>
          </table:table-cell>
          <table:table-cell table:formula="of:=[.C37]*[.$D$1]" office:value-type="float" office:value="45.4195" calcext:value-type="float">
            <text:p>45,4195</text:p>
          </table:table-cell>
          <table:table-cell table:formula="of:=LOG([.D37]; 2)" office:value-type="float" office:value="5.50523991912919" calcext:value-type="float">
            <text:p>5,51</text:p>
          </table:table-cell>
          <table:table-cell table:formula="of:=[.C37]*[.$F$1]" office:value-type="float" office:value="87500" calcext:value-type="float">
            <text:p>87500</text:p>
          </table:table-cell>
          <table:table-cell table:formula="of:=LOG([.F37]; 2)" office:value-type="float" office:value="16.4169953964944" calcext:value-type="float">
            <text:p>16,42</text:p>
          </table:table-cell>
          <table:table-cell table:formula="of:=LOG([.A37]*[.$H$1]; 2)" office:value-type="float" office:value="10.2167458581953" calcext:value-type="float">
            <text:p>10,22</text:p>
          </table:table-cell>
          <table:table-cell table:formula="of:=[.$J$1] * LOG([.A37] + 0.1; 2)" office:value-type="float" office:value="14.8868574637099" calcext:value-type="float">
            <text:p>14,8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5" office:value-type="float" office:value="180" calcext:value-type="float">
            <text:p>180</text:p>
          </table:table-cell>
          <table:table-cell table:formula="of:=[.B38]/100" office:value-type="float" office:value="1.8" calcext:value-type="float">
            <text:p>1,8</text:p>
          </table:table-cell>
          <table:table-cell table:formula="of:=[.C38]*[.$D$1]" office:value-type="float" office:value="46.7172" calcext:value-type="float">
            <text:p>46,7172</text:p>
          </table:table-cell>
          <table:table-cell table:formula="of:=LOG([.D38]; 2)" office:value-type="float" office:value="5.54588190362654" calcext:value-type="float">
            <text:p>5,55</text:p>
          </table:table-cell>
          <table:table-cell table:formula="of:=[.C38]*[.$F$1]" office:value-type="float" office:value="90000" calcext:value-type="float">
            <text:p>90000</text:p>
          </table:table-cell>
          <table:table-cell table:formula="of:=LOG([.F38]; 2)" office:value-type="float" office:value="16.4576373809918" calcext:value-type="float">
            <text:p>16,46</text:p>
          </table:table-cell>
          <table:table-cell table:formula="of:=LOG([.A38]*[.$H$1]; 2)" office:value-type="float" office:value="10.2573878426927" calcext:value-type="float">
            <text:p>10,26</text:p>
          </table:table-cell>
          <table:table-cell table:formula="of:=[.$J$1] * LOG([.A38] + 0.1; 2)" office:value-type="float" office:value="15.0043881027994" calcext:value-type="float">
            <text:p>15,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5" office:value-type="float" office:value="185" calcext:value-type="float">
            <text:p>185</text:p>
          </table:table-cell>
          <table:table-cell table:formula="of:=[.B39]/100" office:value-type="float" office:value="1.85" calcext:value-type="float">
            <text:p>1,85</text:p>
          </table:table-cell>
          <table:table-cell table:formula="of:=[.C39]*[.$D$1]" office:value-type="float" office:value="48.0149" calcext:value-type="float">
            <text:p>48,0149</text:p>
          </table:table-cell>
          <table:table-cell table:formula="of:=LOG([.D39]; 2)" office:value-type="float" office:value="5.58541026781318" calcext:value-type="float">
            <text:p>5,59</text:p>
          </table:table-cell>
          <table:table-cell table:formula="of:=[.C39]*[.$F$1]" office:value-type="float" office:value="92500" calcext:value-type="float">
            <text:p>92500</text:p>
          </table:table-cell>
          <table:table-cell table:formula="of:=LOG([.F39]; 2)" office:value-type="float" office:value="16.4971657451784" calcext:value-type="float">
            <text:p>16,50</text:p>
          </table:table-cell>
          <table:table-cell table:formula="of:=LOG([.A39]*[.$H$1]; 2)" office:value-type="float" office:value="10.2969162068793" calcext:value-type="float">
            <text:p>10,30</text:p>
          </table:table-cell>
          <table:table-cell table:formula="of:=[.$J$1] * LOG([.A39] + 0.1; 2)" office:value-type="float" office:value="15.118707117027" calcext:value-type="float">
            <text:p>15,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5" office:value-type="float" office:value="190" calcext:value-type="float">
            <text:p>190</text:p>
          </table:table-cell>
          <table:table-cell table:formula="of:=[.B40]/100" office:value-type="float" office:value="1.9" calcext:value-type="float">
            <text:p>1,9</text:p>
          </table:table-cell>
          <table:table-cell table:formula="of:=[.C40]*[.$D$1]" office:value-type="float" office:value="49.3126" calcext:value-type="float">
            <text:p>49,3126</text:p>
          </table:table-cell>
          <table:table-cell table:formula="of:=LOG([.D40]; 2)" office:value-type="float" office:value="5.62388441562781" calcext:value-type="float">
            <text:p>5,62</text:p>
          </table:table-cell>
          <table:table-cell table:formula="of:=[.C40]*[.$F$1]" office:value-type="float" office:value="95000" calcext:value-type="float">
            <text:p>95000</text:p>
          </table:table-cell>
          <table:table-cell table:formula="of:=LOG([.F40]; 2)" office:value-type="float" office:value="16.535639892993" calcext:value-type="float">
            <text:p>16,54</text:p>
          </table:table-cell>
          <table:table-cell table:formula="of:=LOG([.A40]*[.$H$1]; 2)" office:value-type="float" office:value="10.3353903546939" calcext:value-type="float">
            <text:p>10,34</text:p>
          </table:table-cell>
          <table:table-cell table:formula="of:=[.$J$1] * LOG([.A40] + 0.1; 2)" office:value-type="float" office:value="15.2299853685573" calcext:value-type="float">
            <text:p>15,2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5" office:value-type="float" office:value="195" calcext:value-type="float">
            <text:p>195</text:p>
          </table:table-cell>
          <table:table-cell table:formula="of:=[.B41]/100" office:value-type="float" office:value="1.95" calcext:value-type="float">
            <text:p>1,95</text:p>
          </table:table-cell>
          <table:table-cell table:formula="of:=[.C41]*[.$D$1]" office:value-type="float" office:value="50.6103" calcext:value-type="float">
            <text:p>50,6103</text:p>
          </table:table-cell>
          <table:table-cell table:formula="of:=LOG([.D41]; 2)" office:value-type="float" office:value="5.66135912104648" calcext:value-type="float">
            <text:p>5,66</text:p>
          </table:table-cell>
          <table:table-cell table:formula="of:=[.C41]*[.$F$1]" office:value-type="float" office:value="97500" calcext:value-type="float">
            <text:p>97500</text:p>
          </table:table-cell>
          <table:table-cell table:formula="of:=LOG([.F41]; 2)" office:value-type="float" office:value="16.5731145984117" calcext:value-type="float">
            <text:p>16,57</text:p>
          </table:table-cell>
          <table:table-cell table:formula="of:=LOG([.A41]*[.$H$1]; 2)" office:value-type="float" office:value="10.3728650601126" calcext:value-type="float">
            <text:p>10,37</text:p>
          </table:table-cell>
          <table:table-cell table:formula="of:=[.$J$1] * LOG([.A41] + 0.1; 2)" office:value-type="float" office:value="15.338380437018" calcext:value-type="float">
            <text:p>15,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5" office:value-type="float" office:value="200" calcext:value-type="float">
            <text:p>200</text:p>
          </table:table-cell>
          <table:table-cell table:formula="of:=[.B42]/100" office:value-type="float" office:value="2" calcext:value-type="float">
            <text:p>2</text:p>
          </table:table-cell>
          <table:table-cell table:formula="of:=[.C42]*[.$D$1]" office:value-type="float" office:value="51.908" calcext:value-type="float">
            <text:p>51,908</text:p>
          </table:table-cell>
          <table:table-cell table:formula="of:=LOG([.D42]; 2)" office:value-type="float" office:value="5.69788499707159" calcext:value-type="float">
            <text:p>5,70</text:p>
          </table:table-cell>
          <table:table-cell table:formula="of:=[.C42]*[.$F$1]" office:value-type="float" office:value="100000" calcext:value-type="float">
            <text:p>100000</text:p>
          </table:table-cell>
          <table:table-cell table:formula="of:=LOG([.F42]; 2)" office:value-type="float" office:value="16.6096404744368" calcext:value-type="float">
            <text:p>16,61</text:p>
          </table:table-cell>
          <table:table-cell table:formula="of:=LOG([.A42]*[.$H$1]; 2)" office:value-type="float" office:value="10.4093909361377" calcext:value-type="float">
            <text:p>10,41</text:p>
          </table:table-cell>
          <table:table-cell table:formula="of:=[.$J$1] * LOG([.A42] + 0.1; 2)" office:value-type="float" office:value="15.4440379615459" calcext:value-type="float">
            <text:p>15,4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5" office:value-type="float" office:value="205" calcext:value-type="float">
            <text:p>205</text:p>
          </table:table-cell>
          <table:table-cell table:formula="of:=[.B43]/100" office:value-type="float" office:value="2.05" calcext:value-type="float">
            <text:p>2,05</text:p>
          </table:table-cell>
          <table:table-cell table:formula="of:=[.C43]*[.$D$1]" office:value-type="float" office:value="53.2057" calcext:value-type="float">
            <text:p>53,2057</text:p>
          </table:table-cell>
          <table:table-cell table:formula="of:=LOG([.D43]; 2)" office:value-type="float" office:value="5.73350890680231" calcext:value-type="float">
            <text:p>5,73</text:p>
          </table:table-cell>
          <table:table-cell table:formula="of:=[.C43]*[.$F$1]" office:value-type="float" office:value="102500" calcext:value-type="float">
            <text:p>102500</text:p>
          </table:table-cell>
          <table:table-cell table:formula="of:=LOG([.F43]; 2)" office:value-type="float" office:value="16.6452643841675" calcext:value-type="float">
            <text:p>16,65</text:p>
          </table:table-cell>
          <table:table-cell table:formula="of:=LOG([.A43]*[.$H$1]; 2)" office:value-type="float" office:value="10.4450148458684" calcext:value-type="float">
            <text:p>10,45</text:p>
          </table:table-cell>
          <table:table-cell table:formula="of:=[.$J$1] * LOG([.A43] + 0.1; 2)" office:value-type="float" office:value="15.5470928175035" calcext:value-type="float">
            <text:p>15,5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5" office:value-type="float" office:value="210" calcext:value-type="float">
            <text:p>210</text:p>
          </table:table-cell>
          <table:table-cell table:formula="of:=[.B44]/100" office:value-type="float" office:value="2.1" calcext:value-type="float">
            <text:p>2,1</text:p>
          </table:table-cell>
          <table:table-cell table:formula="of:=[.C44]*[.$D$1]" office:value-type="float" office:value="54.5034" calcext:value-type="float">
            <text:p>54,5034</text:p>
          </table:table-cell>
          <table:table-cell table:formula="of:=LOG([.D44]; 2)" office:value-type="float" office:value="5.76827432496299" calcext:value-type="float">
            <text:p>5,77</text:p>
          </table:table-cell>
          <table:table-cell table:formula="of:=[.C44]*[.$F$1]" office:value-type="float" office:value="105000" calcext:value-type="float">
            <text:p>105000</text:p>
          </table:table-cell>
          <table:table-cell table:formula="of:=LOG([.F44]; 2)" office:value-type="float" office:value="16.6800298023282" calcext:value-type="float">
            <text:p>16,68</text:p>
          </table:table-cell>
          <table:table-cell table:formula="of:=LOG([.A44]*[.$H$1]; 2)" office:value-type="float" office:value="10.4797802640291" calcext:value-type="float">
            <text:p>10,48</text:p>
          </table:table-cell>
          <table:table-cell table:formula="of:=[.$J$1] * LOG([.A44] + 0.1; 2)" office:value-type="float" office:value="15.6476701517192" calcext:value-type="float">
            <text:p>15,6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5" office:value-type="float" office:value="215" calcext:value-type="float">
            <text:p>215</text:p>
          </table:table-cell>
          <table:table-cell table:formula="of:=[.B45]/100" office:value-type="float" office:value="2.15" calcext:value-type="float">
            <text:p>2,15</text:p>
          </table:table-cell>
          <table:table-cell table:formula="of:=[.C45]*[.$D$1]" office:value-type="float" office:value="55.8011" calcext:value-type="float">
            <text:p>55,8011</text:p>
          </table:table-cell>
          <table:table-cell table:formula="of:=LOG([.D45]; 2)" office:value-type="float" office:value="5.80222165688633" calcext:value-type="float">
            <text:p>5,80</text:p>
          </table:table-cell>
          <table:table-cell table:formula="of:=[.C45]*[.$F$1]" office:value-type="float" office:value="107500" calcext:value-type="float">
            <text:p>107500</text:p>
          </table:table-cell>
          <table:table-cell table:formula="of:=LOG([.F45]; 2)" office:value-type="float" office:value="16.7139771342515" calcext:value-type="float">
            <text:p>16,71</text:p>
          </table:table-cell>
          <table:table-cell table:formula="of:=LOG([.A45]*[.$H$1]; 2)" office:value-type="float" office:value="10.5137275959524" calcext:value-type="float">
            <text:p>10,51</text:p>
          </table:table-cell>
          <table:table-cell table:formula="of:=[.$J$1] * LOG([.A45] + 0.1; 2)" office:value-type="float" office:value="15.745886296185" calcext:value-type="float">
            <text:p>15,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5" office:value-type="float" office:value="220" calcext:value-type="float">
            <text:p>220</text:p>
          </table:table-cell>
          <table:table-cell table:formula="of:=[.B46]/100" office:value-type="float" office:value="2.2" calcext:value-type="float">
            <text:p>2,2</text:p>
          </table:table-cell>
          <table:table-cell table:formula="of:=[.C46]*[.$D$1]" office:value-type="float" office:value="57.0988" calcext:value-type="float">
            <text:p>57,0988</text:p>
          </table:table-cell>
          <table:table-cell table:formula="of:=LOG([.D46]; 2)" office:value-type="float" office:value="5.83538852082152" calcext:value-type="float">
            <text:p>5,84</text:p>
          </table:table-cell>
          <table:table-cell table:formula="of:=[.C46]*[.$F$1]" office:value-type="float" office:value="110000" calcext:value-type="float">
            <text:p>110000</text:p>
          </table:table-cell>
          <table:table-cell table:formula="of:=LOG([.F46]; 2)" office:value-type="float" office:value="16.7471439981867" calcext:value-type="float">
            <text:p>16,75</text:p>
          </table:table-cell>
          <table:table-cell table:formula="of:=LOG([.A46]*[.$H$1]; 2)" office:value-type="float" office:value="10.5468944598876" calcext:value-type="float">
            <text:p>10,55</text:p>
          </table:table-cell>
          <table:table-cell table:formula="of:=[.$J$1] * LOG([.A46] + 0.1; 2)" office:value-type="float" office:value="15.8418495769435" calcext:value-type="float">
            <text:p>15,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5" office:value-type="float" office:value="225" calcext:value-type="float">
            <text:p>225</text:p>
          </table:table-cell>
          <table:table-cell table:formula="of:=[.B47]/100" office:value-type="float" office:value="2.25" calcext:value-type="float">
            <text:p>2,25</text:p>
          </table:table-cell>
          <table:table-cell table:formula="of:=[.C47]*[.$D$1]" office:value-type="float" office:value="58.3965" calcext:value-type="float">
            <text:p>58,3965</text:p>
          </table:table-cell>
          <table:table-cell table:formula="of:=LOG([.D47]; 2)" office:value-type="float" office:value="5.8678099985139" calcext:value-type="float">
            <text:p>5,87</text:p>
          </table:table-cell>
          <table:table-cell table:formula="of:=[.C47]*[.$F$1]" office:value-type="float" office:value="112500" calcext:value-type="float">
            <text:p>112500</text:p>
          </table:table-cell>
          <table:table-cell table:formula="of:=LOG([.F47]; 2)" office:value-type="float" office:value="16.7795654758791" calcext:value-type="float">
            <text:p>16,78</text:p>
          </table:table-cell>
          <table:table-cell table:formula="of:=LOG([.A47]*[.$H$1]; 2)" office:value-type="float" office:value="10.57931593758" calcext:value-type="float">
            <text:p>10,58</text:p>
          </table:table-cell>
          <table:table-cell table:formula="of:=[.$J$1] * LOG([.A47] + 0.1; 2)" office:value-type="float" office:value="15.9356610322673" calcext:value-type="float">
            <text:p>15,9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5" office:value-type="float" office:value="230" calcext:value-type="float">
            <text:p>230</text:p>
          </table:table-cell>
          <table:table-cell table:formula="of:=[.B48]/100" office:value-type="float" office:value="2.3" calcext:value-type="float">
            <text:p>2,3</text:p>
          </table:table-cell>
          <table:table-cell table:formula="of:=[.C48]*[.$D$1]" office:value-type="float" office:value="59.6942" calcext:value-type="float">
            <text:p>59,6942</text:p>
          </table:table-cell>
          <table:table-cell table:formula="of:=LOG([.D48]; 2)" office:value-type="float" office:value="5.89951885824124" calcext:value-type="float">
            <text:p>5,90</text:p>
          </table:table-cell>
          <table:table-cell table:formula="of:=[.C48]*[.$F$1]" office:value-type="float" office:value="115000" calcext:value-type="float">
            <text:p>115000</text:p>
          </table:table-cell>
          <table:table-cell table:formula="of:=LOG([.F48]; 2)" office:value-type="float" office:value="16.8112743356065" calcext:value-type="float">
            <text:p>16,81</text:p>
          </table:table-cell>
          <table:table-cell table:formula="of:=LOG([.A48]*[.$H$1]; 2)" office:value-type="float" office:value="10.6110247973074" calcext:value-type="float">
            <text:p>10,61</text:p>
          </table:table-cell>
          <table:table-cell table:formula="of:=[.$J$1] * LOG([.A48] + 0.1; 2)" office:value-type="float" office:value="16.0274150520717" calcext:value-type="float">
            <text:p>16,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5" office:value-type="float" office:value="235" calcext:value-type="float">
            <text:p>235</text:p>
          </table:table-cell>
          <table:table-cell table:formula="of:=[.B49]/100" office:value-type="float" office:value="2.35" calcext:value-type="float">
            <text:p>2,35</text:p>
          </table:table-cell>
          <table:table-cell table:formula="of:=[.C49]*[.$D$1]" office:value-type="float" office:value="60.9919" calcext:value-type="float">
            <text:p>60,9919</text:p>
          </table:table-cell>
          <table:table-cell table:formula="of:=LOG([.D49]; 2)" office:value-type="float" office:value="5.93054575386186" calcext:value-type="float">
            <text:p>5,93</text:p>
          </table:table-cell>
          <table:table-cell table:formula="of:=[.C49]*[.$F$1]" office:value-type="float" office:value="117500" calcext:value-type="float">
            <text:p>117500</text:p>
          </table:table-cell>
          <table:table-cell table:formula="of:=LOG([.F49]; 2)" office:value-type="float" office:value="16.8423012312271" calcext:value-type="float">
            <text:p>16,84</text:p>
          </table:table-cell>
          <table:table-cell table:formula="of:=LOG([.A49]*[.$H$1]; 2)" office:value-type="float" office:value="10.642051692928" calcext:value-type="float">
            <text:p>10,64</text:p>
          </table:table-cell>
          <table:table-cell table:formula="of:=[.$J$1] * LOG([.A49] + 0.1; 2)" office:value-type="float" office:value="16.1171999487037" calcext:value-type="float">
            <text:p>16,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5" office:value-type="float" office:value="240" calcext:value-type="float">
            <text:p>240</text:p>
          </table:table-cell>
          <table:table-cell table:formula="of:=[.B50]/100" office:value-type="float" office:value="2.4" calcext:value-type="float">
            <text:p>2,4</text:p>
          </table:table-cell>
          <table:table-cell table:formula="of:=[.C50]*[.$D$1]" office:value-type="float" office:value="62.2896" calcext:value-type="float">
            <text:p>62,2896</text:p>
          </table:table-cell>
          <table:table-cell table:formula="of:=LOG([.D50]; 2)" office:value-type="float" office:value="5.96091940290538" calcext:value-type="float">
            <text:p>5,96</text:p>
          </table:table-cell>
          <table:table-cell table:formula="of:=[.C50]*[.$F$1]" office:value-type="float" office:value="120000" calcext:value-type="float">
            <text:p>120000</text:p>
          </table:table-cell>
          <table:table-cell table:formula="of:=LOG([.F50]; 2)" office:value-type="float" office:value="16.8726748802706" calcext:value-type="float">
            <text:p>16,87</text:p>
          </table:table-cell>
          <table:table-cell table:formula="of:=LOG([.A50]*[.$H$1]; 2)" office:value-type="float" office:value="10.6724253419715" calcext:value-type="float">
            <text:p>10,67</text:p>
          </table:table-cell>
          <table:table-cell table:formula="of:=[.$J$1] * LOG([.A50] + 0.1; 2)" office:value-type="float" office:value="16.2050984677598" calcext:value-type="float">
            <text:p>16,2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5" office:value-type="float" office:value="245" calcext:value-type="float">
            <text:p>245</text:p>
          </table:table-cell>
          <table:table-cell table:formula="of:=[.B51]/100" office:value-type="float" office:value="2.45" calcext:value-type="float">
            <text:p>2,45</text:p>
          </table:table-cell>
          <table:table-cell table:formula="of:=[.C51]*[.$D$1]" office:value-type="float" office:value="63.5873" calcext:value-type="float">
            <text:p>63,5873</text:p>
          </table:table-cell>
          <table:table-cell table:formula="of:=LOG([.D51]; 2)" office:value-type="float" office:value="5.99066674629944" calcext:value-type="float">
            <text:p>5,99</text:p>
          </table:table-cell>
          <table:table-cell table:formula="of:=[.C51]*[.$F$1]" office:value-type="float" office:value="122500" calcext:value-type="float">
            <text:p>122500</text:p>
          </table:table-cell>
          <table:table-cell table:formula="of:=LOG([.F51]; 2)" office:value-type="float" office:value="16.9024222236647" calcext:value-type="float">
            <text:p>16,90</text:p>
          </table:table-cell>
          <table:table-cell table:formula="of:=LOG([.A51]*[.$H$1]; 2)" office:value-type="float" office:value="10.7021726853655" calcext:value-type="float">
            <text:p>10,70</text:p>
          </table:table-cell>
          <table:table-cell table:formula="of:=[.$J$1] * LOG([.A51] + 0.1; 2)" office:value-type="float" office:value="16.2911882463393" calcext:value-type="float">
            <text:p>16,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5" office:value-type="float" office:value="250" calcext:value-type="float">
            <text:p>250</text:p>
          </table:table-cell>
          <table:table-cell table:formula="of:=[.B52]/100" office:value-type="float" office:value="2.5" calcext:value-type="float">
            <text:p>2,5</text:p>
          </table:table-cell>
          <table:table-cell table:formula="of:=[.C52]*[.$D$1]" office:value-type="float" office:value="64.885" calcext:value-type="float">
            <text:p>64,885</text:p>
          </table:table-cell>
          <table:table-cell table:formula="of:=LOG([.D52]; 2)" office:value-type="float" office:value="6.01981309195895" calcext:value-type="float">
            <text:p>6,02</text:p>
          </table:table-cell>
          <table:table-cell table:formula="of:=[.C52]*[.$F$1]" office:value-type="float" office:value="125000" calcext:value-type="float">
            <text:p>125000</text:p>
          </table:table-cell>
          <table:table-cell table:formula="of:=LOG([.F52]; 2)" office:value-type="float" office:value="16.9315685693242" calcext:value-type="float">
            <text:p>16,93</text:p>
          </table:table-cell>
          <table:table-cell table:formula="of:=LOG([.A52]*[.$H$1]; 2)" office:value-type="float" office:value="10.7313190310251" calcext:value-type="float">
            <text:p>10,73</text:p>
          </table:table-cell>
          <table:table-cell table:formula="of:=[.$J$1] * LOG([.A52] + 0.1; 2)" office:value-type="float" office:value="16.3755422250928" calcext:value-type="float">
            <text:p>16,3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5" office:value-type="float" office:value="255" calcext:value-type="float">
            <text:p>255</text:p>
          </table:table-cell>
          <table:table-cell table:formula="of:=[.B53]/100" office:value-type="float" office:value="2.55" calcext:value-type="float">
            <text:p>2,55</text:p>
          </table:table-cell>
          <table:table-cell table:formula="of:=[.C53]*[.$D$1]" office:value-type="float" office:value="66.1827" calcext:value-type="float">
            <text:p>66,1827</text:p>
          </table:table-cell>
          <table:table-cell table:formula="of:=LOG([.D53]; 2)" office:value-type="float" office:value="6.04838224415572" calcext:value-type="float">
            <text:p>6,05</text:p>
          </table:table-cell>
          <table:table-cell table:formula="of:=[.C53]*[.$F$1]" office:value-type="float" office:value="127500" calcext:value-type="float">
            <text:p>127500</text:p>
          </table:table-cell>
          <table:table-cell table:formula="of:=LOG([.F53]; 2)" office:value-type="float" office:value="16.9601377215209" calcext:value-type="float">
            <text:p>16,96</text:p>
          </table:table-cell>
          <table:table-cell table:formula="of:=LOG([.A53]*[.$H$1]; 2)" office:value-type="float" office:value="10.7598881832218" calcext:value-type="float">
            <text:p>10,76</text:p>
          </table:table-cell>
          <table:table-cell table:formula="of:=[.$J$1] * LOG([.A53] + 0.1; 2)" office:value-type="float" office:value="16.4582290195458" calcext:value-type="float">
            <text:p>16,4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5" office:value-type="float" office:value="260" calcext:value-type="float">
            <text:p>260</text:p>
          </table:table-cell>
          <table:table-cell table:formula="of:=[.B54]/100" office:value-type="float" office:value="2.6" calcext:value-type="float">
            <text:p>2,6</text:p>
          </table:table-cell>
          <table:table-cell table:formula="of:=[.C54]*[.$D$1]" office:value-type="float" office:value="67.4804" calcext:value-type="float">
            <text:p>67,4804</text:p>
          </table:table-cell>
          <table:table-cell table:formula="of:=LOG([.D54]; 2)" office:value-type="float" office:value="6.07639662032532" calcext:value-type="float">
            <text:p>6,08</text:p>
          </table:table-cell>
          <table:table-cell table:formula="of:=[.C54]*[.$F$1]" office:value-type="float" office:value="130000" calcext:value-type="float">
            <text:p>130000</text:p>
          </table:table-cell>
          <table:table-cell table:formula="of:=LOG([.F54]; 2)" office:value-type="float" office:value="16.9881520976905" calcext:value-type="float">
            <text:p>16,99</text:p>
          </table:table-cell>
          <table:table-cell table:formula="of:=LOG([.A54]*[.$H$1]; 2)" office:value-type="float" office:value="10.7879025593914" calcext:value-type="float">
            <text:p>10,79</text:p>
          </table:table-cell>
          <table:table-cell table:formula="of:=[.$J$1] * LOG([.A54] + 0.1; 2)" office:value-type="float" office:value="16.5393132554343" calcext:value-type="float">
            <text:p>16,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5" office:value-type="float" office:value="265" calcext:value-type="float">
            <text:p>265</text:p>
          </table:table-cell>
          <table:table-cell table:formula="of:=[.B55]/100" office:value-type="float" office:value="2.65" calcext:value-type="float">
            <text:p>2,65</text:p>
          </table:table-cell>
          <table:table-cell table:formula="of:=[.C55]*[.$D$1]" office:value-type="float" office:value="68.7781" calcext:value-type="float">
            <text:p>68,7781</text:p>
          </table:table-cell>
          <table:table-cell table:formula="of:=LOG([.D55]; 2)" office:value-type="float" office:value="6.10387735674743" calcext:value-type="float">
            <text:p>6,10</text:p>
          </table:table-cell>
          <table:table-cell table:formula="of:=[.C55]*[.$F$1]" office:value-type="float" office:value="132500" calcext:value-type="float">
            <text:p>132500</text:p>
          </table:table-cell>
          <table:table-cell table:formula="of:=LOG([.F55]; 2)" office:value-type="float" office:value="17.0156328341126" calcext:value-type="float">
            <text:p>17,02</text:p>
          </table:table-cell>
          <table:table-cell table:formula="of:=LOG([.A55]*[.$H$1]; 2)" office:value-type="float" office:value="10.8153832958135" calcext:value-type="float">
            <text:p>10,82</text:p>
          </table:table-cell>
          <table:table-cell table:formula="of:=[.$J$1] * LOG([.A55] + 0.1; 2)" office:value-type="float" office:value="16.6188558721587" calcext:value-type="float">
            <text:p>16,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5" office:value-type="float" office:value="270" calcext:value-type="float">
            <text:p>270</text:p>
          </table:table-cell>
          <table:table-cell table:formula="of:=[.B56]/100" office:value-type="float" office:value="2.7" calcext:value-type="float">
            <text:p>2,7</text:p>
          </table:table-cell>
          <table:table-cell table:formula="of:=[.C56]*[.$D$1]" office:value-type="float" office:value="70.0758" calcext:value-type="float">
            <text:p>70,0758</text:p>
          </table:table-cell>
          <table:table-cell table:formula="of:=LOG([.D56]; 2)" office:value-type="float" office:value="6.1308444043477" calcext:value-type="float">
            <text:p>6,13</text:p>
          </table:table-cell>
          <table:table-cell table:formula="of:=[.C56]*[.$F$1]" office:value-type="float" office:value="135000" calcext:value-type="float">
            <text:p>135000</text:p>
          </table:table-cell>
          <table:table-cell table:formula="of:=LOG([.F56]; 2)" office:value-type="float" office:value="17.0425998817129" calcext:value-type="float">
            <text:p>17,04</text:p>
          </table:table-cell>
          <table:table-cell table:formula="of:=LOG([.A56]*[.$H$1]; 2)" office:value-type="float" office:value="10.8423503434138" calcext:value-type="float">
            <text:p>10,84</text:p>
          </table:table-cell>
          <table:table-cell table:formula="of:=[.$J$1] * LOG([.A56] + 0.1; 2)" office:value-type="float" office:value="16.6969143979244" calcext:value-type="float">
            <text:p>16,7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5" office:value-type="float" office:value="275" calcext:value-type="float">
            <text:p>275</text:p>
          </table:table-cell>
          <table:table-cell table:formula="of:=[.B57]/100" office:value-type="float" office:value="2.75" calcext:value-type="float">
            <text:p>2,75</text:p>
          </table:table-cell>
          <table:table-cell table:formula="of:=[.C57]*[.$D$1]" office:value-type="float" office:value="71.3735" calcext:value-type="float">
            <text:p>71,3735</text:p>
          </table:table-cell>
          <table:table-cell table:formula="of:=LOG([.D57]; 2)" office:value-type="float" office:value="6.15731661570889" calcext:value-type="float">
            <text:p>6,16</text:p>
          </table:table-cell>
          <table:table-cell table:formula="of:=[.C57]*[.$F$1]" office:value-type="float" office:value="137500" calcext:value-type="float">
            <text:p>137500</text:p>
          </table:table-cell>
          <table:table-cell table:formula="of:=LOG([.F57]; 2)" office:value-type="float" office:value="17.0690720930741" calcext:value-type="float">
            <text:p>17,07</text:p>
          </table:table-cell>
          <table:table-cell table:formula="of:=LOG([.A57]*[.$H$1]; 2)" office:value-type="float" office:value="10.868822554775" calcext:value-type="float">
            <text:p>10,87</text:p>
          </table:table-cell>
          <table:table-cell table:formula="of:=[.$J$1] * LOG([.A57] + 0.1; 2)" office:value-type="float" office:value="16.773543199683" calcext:value-type="float">
            <text:p>16,7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5" office:value-type="float" office:value="280" calcext:value-type="float">
            <text:p>280</text:p>
          </table:table-cell>
          <table:table-cell table:formula="of:=[.B58]/100" office:value-type="float" office:value="2.8" calcext:value-type="float">
            <text:p>2,8</text:p>
          </table:table-cell>
          <table:table-cell table:formula="of:=[.C58]*[.$D$1]" office:value-type="float" office:value="72.6712" calcext:value-type="float">
            <text:p>72,6712</text:p>
          </table:table-cell>
          <table:table-cell table:formula="of:=LOG([.D58]; 2)" office:value-type="float" office:value="6.18331182424183" calcext:value-type="float">
            <text:p>6,18</text:p>
          </table:table-cell>
          <table:table-cell table:formula="of:=[.C58]*[.$F$1]" office:value-type="float" office:value="140000" calcext:value-type="float">
            <text:p>140000</text:p>
          </table:table-cell>
          <table:table-cell table:formula="of:=LOG([.F58]; 2)" office:value-type="float" office:value="17.0950673016071" calcext:value-type="float">
            <text:p>17,10</text:p>
          </table:table-cell>
          <table:table-cell table:formula="of:=LOG([.A58]*[.$H$1]; 2)" office:value-type="float" office:value="10.8948177633079" calcext:value-type="float">
            <text:p>10,89</text:p>
          </table:table-cell>
          <table:table-cell table:formula="of:=[.$J$1] * LOG([.A58] + 0.1; 2)" office:value-type="float" office:value="16.8487937105921" calcext:value-type="float">
            <text:p>16,8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5" office:value-type="float" office:value="285" calcext:value-type="float">
            <text:p>285</text:p>
          </table:table-cell>
          <table:table-cell table:formula="of:=[.B59]/100" office:value-type="float" office:value="2.85" calcext:value-type="float">
            <text:p>2,85</text:p>
          </table:table-cell>
          <table:table-cell table:formula="of:=[.C59]*[.$D$1]" office:value-type="float" office:value="73.9689" calcext:value-type="float">
            <text:p>73,9689</text:p>
          </table:table-cell>
          <table:table-cell table:formula="of:=LOG([.D59]; 2)" office:value-type="float" office:value="6.20884691634897" calcext:value-type="float">
            <text:p>6,21</text:p>
          </table:table-cell>
          <table:table-cell table:formula="of:=[.C59]*[.$F$1]" office:value-type="float" office:value="142500" calcext:value-type="float">
            <text:p>142500</text:p>
          </table:table-cell>
          <table:table-cell table:formula="of:=LOG([.F59]; 2)" office:value-type="float" office:value="17.1206023937142" calcext:value-type="float">
            <text:p>17,12</text:p>
          </table:table-cell>
          <table:table-cell table:formula="of:=LOG([.A59]*[.$H$1]; 2)" office:value-type="float" office:value="10.9203528554151" calcext:value-type="float">
            <text:p>10,92</text:p>
          </table:table-cell>
          <table:table-cell table:formula="of:=[.$J$1] * LOG([.A59] + 0.1; 2)" office:value-type="float" office:value="16.9227146373789" calcext:value-type="float">
            <text:p>16,9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5" office:value-type="float" office:value="290" calcext:value-type="float">
            <text:p>290</text:p>
          </table:table-cell>
          <table:table-cell table:formula="of:=[.B60]/100" office:value-type="float" office:value="2.9" calcext:value-type="float">
            <text:p>2,9</text:p>
          </table:table-cell>
          <table:table-cell table:formula="of:=[.C60]*[.$D$1]" office:value-type="float" office:value="75.2666" calcext:value-type="float">
            <text:p>75,2666</text:p>
          </table:table-cell>
          <table:table-cell table:formula="of:=LOG([.D60]; 2)" office:value-type="float" office:value="6.2339378973118" calcext:value-type="float">
            <text:p>6,23</text:p>
          </table:table-cell>
          <table:table-cell table:formula="of:=[.C60]*[.$F$1]" office:value-type="float" office:value="145000" calcext:value-type="float">
            <text:p>145000</text:p>
          </table:table-cell>
          <table:table-cell table:formula="of:=LOG([.F60]; 2)" office:value-type="float" office:value="17.145693374677" calcext:value-type="float">
            <text:p>17,15</text:p>
          </table:table-cell>
          <table:table-cell table:formula="of:=LOG([.A60]*[.$H$1]; 2)" office:value-type="float" office:value="10.9454438363779" calcext:value-type="float">
            <text:p>10,95</text:p>
          </table:table-cell>
          <table:table-cell table:formula="of:=[.$J$1] * LOG([.A60] + 0.1; 2)" office:value-type="float" office:value="16.9953521496998" calcext:value-type="float">
            <text:p>17,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5" office:value-type="float" office:value="295" calcext:value-type="float">
            <text:p>295</text:p>
          </table:table-cell>
          <table:table-cell table:formula="of:=[.B61]/100" office:value-type="float" office:value="2.95" calcext:value-type="float">
            <text:p>2,95</text:p>
          </table:table-cell>
          <table:table-cell table:formula="of:=[.C61]*[.$D$1]" office:value-type="float" office:value="76.5643" calcext:value-type="float">
            <text:p>76,5643</text:p>
          </table:table-cell>
          <table:table-cell table:formula="of:=LOG([.D61]; 2)" office:value-type="float" office:value="6.25859995154607" calcext:value-type="float">
            <text:p>6,26</text:p>
          </table:table-cell>
          <table:table-cell table:formula="of:=[.C61]*[.$F$1]" office:value-type="float" office:value="147500" calcext:value-type="float">
            <text:p>147500</text:p>
          </table:table-cell>
          <table:table-cell table:formula="of:=LOG([.F61]; 2)" office:value-type="float" office:value="17.1703554289113" calcext:value-type="float">
            <text:p>17,17</text:p>
          </table:table-cell>
          <table:table-cell table:formula="of:=LOG([.A61]*[.$H$1]; 2)" office:value-type="float" office:value="10.9701058906122" calcext:value-type="float">
            <text:p>10,97</text:p>
          </table:table-cell>
          <table:table-cell table:formula="of:=[.$J$1] * LOG([.A61] + 0.1; 2)" office:value-type="float" office:value="17.0667500533415" calcext:value-type="float">
            <text:p>17,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5" office:value-type="float" office:value="300" calcext:value-type="float">
            <text:p>300</text:p>
          </table:table-cell>
          <table:table-cell table:formula="of:=[.B62]/100" office:value-type="float" office:value="3" calcext:value-type="float">
            <text:p>3</text:p>
          </table:table-cell>
          <table:table-cell table:formula="of:=[.C62]*[.$D$1]" office:value-type="float" office:value="77.862" calcext:value-type="float">
            <text:p>77,862</text:p>
          </table:table-cell>
          <table:table-cell table:formula="of:=LOG([.D62]; 2)" office:value-type="float" office:value="6.28284749779275" calcext:value-type="float">
            <text:p>6,28</text:p>
          </table:table-cell>
          <table:table-cell table:formula="of:=[.C62]*[.$F$1]" office:value-type="float" office:value="150000" calcext:value-type="float">
            <text:p>150000</text:p>
          </table:table-cell>
          <table:table-cell table:formula="of:=LOG([.F62]; 2)" office:value-type="float" office:value="17.194602975158" calcext:value-type="float">
            <text:p>17,19</text:p>
          </table:table-cell>
          <table:table-cell table:formula="of:=LOG([.A62]*[.$H$1]; 2)" office:value-type="float" office:value="10.9943534368589" calcext:value-type="float">
            <text:p>10,99</text:p>
          </table:table-cell>
          <table:table-cell table:formula="of:=[.$J$1] * LOG([.A62] + 0.1; 2)" office:value-type="float" office:value="17.1369499488891" calcext:value-type="float">
            <text:p>17,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5" office:value-type="float" office:value="305" calcext:value-type="float">
            <text:p>305</text:p>
          </table:table-cell>
          <table:table-cell table:formula="of:=[.B63]/100" office:value-type="float" office:value="3.05" calcext:value-type="float">
            <text:p>3,05</text:p>
          </table:table-cell>
          <table:table-cell table:formula="of:=[.C63]*[.$D$1]" office:value-type="float" office:value="79.1597" calcext:value-type="float">
            <text:p>79,1597</text:p>
          </table:table-cell>
          <table:table-cell table:formula="of:=LOG([.D63]; 2)" office:value-type="float" office:value="6.30669423974711" calcext:value-type="float">
            <text:p>6,31</text:p>
          </table:table-cell>
          <table:table-cell table:formula="of:=[.C63]*[.$F$1]" office:value-type="float" office:value="152500" calcext:value-type="float">
            <text:p>152500</text:p>
          </table:table-cell>
          <table:table-cell table:formula="of:=LOG([.F63]; 2)" office:value-type="float" office:value="17.2184497171123" calcext:value-type="float">
            <text:p>17,22</text:p>
          </table:table-cell>
          <table:table-cell table:formula="of:=LOG([.A63]*[.$H$1]; 2)" office:value-type="float" office:value="11.0182001788132" calcext:value-type="float">
            <text:p>11,02</text:p>
          </table:table-cell>
          <table:table-cell table:formula="of:=[.$J$1] * LOG([.A63] + 0.1; 2)" office:value-type="float" office:value="17.205991377301" calcext:value-type="float">
            <text:p>17,2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5" office:value-type="float" office:value="310" calcext:value-type="float">
            <text:p>310</text:p>
          </table:table-cell>
          <table:table-cell table:formula="of:=[.B64]/100" office:value-type="float" office:value="3.1" calcext:value-type="float">
            <text:p>3,1</text:p>
          </table:table-cell>
          <table:table-cell table:formula="of:=[.C64]*[.$D$1]" office:value-type="float" office:value="80.4574" calcext:value-type="float">
            <text:p>80,4574</text:p>
          </table:table-cell>
          <table:table-cell table:formula="of:=LOG([.D64]; 2)" office:value-type="float" office:value="6.3301532125711" calcext:value-type="float">
            <text:p>6,33</text:p>
          </table:table-cell>
          <table:table-cell table:formula="of:=[.C64]*[.$F$1]" office:value-type="float" office:value="155000" calcext:value-type="float">
            <text:p>155000</text:p>
          </table:table-cell>
          <table:table-cell table:formula="of:=LOG([.F64]; 2)" office:value-type="float" office:value="17.2419086899363" calcext:value-type="float">
            <text:p>17,24</text:p>
          </table:table-cell>
          <table:table-cell table:formula="of:=LOG([.A64]*[.$H$1]; 2)" office:value-type="float" office:value="11.0416591516372" calcext:value-type="float">
            <text:p>11,04</text:p>
          </table:table-cell>
          <table:table-cell table:formula="of:=[.$J$1] * LOG([.A64] + 0.1; 2)" office:value-type="float" office:value="17.273911953666" calcext:value-type="float">
            <text:p>17,2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5" office:value-type="float" office:value="315" calcext:value-type="float">
            <text:p>315</text:p>
          </table:table-cell>
          <table:table-cell table:formula="of:=[.B65]/100" office:value-type="float" office:value="3.15" calcext:value-type="float">
            <text:p>3,15</text:p>
          </table:table-cell>
          <table:table-cell table:formula="of:=[.C65]*[.$D$1]" office:value-type="float" office:value="81.7551" calcext:value-type="float">
            <text:p>81,7551</text:p>
          </table:table-cell>
          <table:table-cell table:formula="of:=LOG([.D65]; 2)" office:value-type="float" office:value="6.35323682568414" calcext:value-type="float">
            <text:p>6,35</text:p>
          </table:table-cell>
          <table:table-cell table:formula="of:=[.C65]*[.$F$1]" office:value-type="float" office:value="157500" calcext:value-type="float">
            <text:p>157500</text:p>
          </table:table-cell>
          <table:table-cell table:formula="of:=LOG([.F65]; 2)" office:value-type="float" office:value="17.2649923030494" calcext:value-type="float">
            <text:p>17,26</text:p>
          </table:table-cell>
          <table:table-cell table:formula="of:=LOG([.A65]*[.$H$1]; 2)" office:value-type="float" office:value="11.0647427647503" calcext:value-type="float">
            <text:p>11,06</text:p>
          </table:table-cell>
          <table:table-cell table:formula="of:=[.$J$1] * LOG([.A65] + 0.1; 2)" office:value-type="float" office:value="17.340747490276" calcext:value-type="float">
            <text:p>17,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5" office:value-type="float" office:value="320" calcext:value-type="float">
            <text:p>320</text:p>
          </table:table-cell>
          <table:table-cell table:formula="of:=[.B66]/100" office:value-type="float" office:value="3.2" calcext:value-type="float">
            <text:p>3,2</text:p>
          </table:table-cell>
          <table:table-cell table:formula="of:=[.C66]*[.$D$1]" office:value-type="float" office:value="83.0528" calcext:value-type="float">
            <text:p>83,0528</text:p>
          </table:table-cell>
          <table:table-cell table:formula="of:=LOG([.D66]; 2)" office:value-type="float" office:value="6.37595690218423" calcext:value-type="float">
            <text:p>6,38</text:p>
          </table:table-cell>
          <table:table-cell table:formula="of:=[.C66]*[.$F$1]" office:value-type="float" office:value="160000" calcext:value-type="float">
            <text:p>160000</text:p>
          </table:table-cell>
          <table:table-cell table:formula="of:=LOG([.F66]; 2)" office:value-type="float" office:value="17.2877123795495" calcext:value-type="float">
            <text:p>17,29</text:p>
          </table:table-cell>
          <table:table-cell table:formula="of:=LOG([.A66]*[.$H$1]; 2)" office:value-type="float" office:value="11.0874628412503" calcext:value-type="float">
            <text:p>11,09</text:p>
          </table:table-cell>
          <table:table-cell table:formula="of:=[.$J$1] * LOG([.A66] + 0.1; 2)" office:value-type="float" office:value="17.406532110021" calcext:value-type="float">
            <text:p>17,4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5" office:value-type="float" office:value="325" calcext:value-type="float">
            <text:p>325</text:p>
          </table:table-cell>
          <table:table-cell table:formula="of:=[.B67]/100" office:value-type="float" office:value="3.25" calcext:value-type="float">
            <text:p>3,25</text:p>
          </table:table-cell>
          <table:table-cell table:formula="of:=[.C67]*[.$D$1]" office:value-type="float" office:value="84.3505" calcext:value-type="float">
            <text:p>84,3505</text:p>
          </table:table-cell>
          <table:table-cell table:formula="of:=LOG([.D67]; 2)" office:value-type="float" office:value="6.39832471521268" calcext:value-type="float">
            <text:p>6,40</text:p>
          </table:table-cell>
          <table:table-cell table:formula="of:=[.C67]*[.$F$1]" office:value-type="float" office:value="162500" calcext:value-type="float">
            <text:p>162500</text:p>
          </table:table-cell>
          <table:table-cell table:formula="of:=LOG([.F67]; 2)" office:value-type="float" office:value="17.3100801925779" calcext:value-type="float">
            <text:p>17,31</text:p>
          </table:table-cell>
          <table:table-cell table:formula="of:=LOG([.A67]*[.$H$1]; 2)" office:value-type="float" office:value="11.1098306542788" calcext:value-type="float">
            <text:p>11,11</text:p>
          </table:table-cell>
          <table:table-cell table:formula="of:=[.$J$1] * LOG([.A67] + 0.1; 2)" office:value-type="float" office:value="17.471298351007" calcext:value-type="float">
            <text:p>17,4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5" office:value-type="float" office:value="330" calcext:value-type="float">
            <text:p>330</text:p>
          </table:table-cell>
          <table:table-cell table:formula="of:=[.B68]/100" office:value-type="float" office:value="3.3" calcext:value-type="float">
            <text:p>3,3</text:p>
          </table:table-cell>
          <table:table-cell table:formula="of:=[.C68]*[.$D$1]" office:value-type="float" office:value="85.6482" calcext:value-type="float">
            <text:p>85,6482</text:p>
          </table:table-cell>
          <table:table-cell table:formula="of:=LOG([.D68]; 2)" office:value-type="float" office:value="6.42035102154268" calcext:value-type="float">
            <text:p>6,42</text:p>
          </table:table-cell>
          <table:table-cell table:formula="of:=[.C68]*[.$F$1]" office:value-type="float" office:value="165000" calcext:value-type="float">
            <text:p>165000</text:p>
          </table:table-cell>
          <table:table-cell table:formula="of:=LOG([.F68]; 2)" office:value-type="float" office:value="17.3321064989079" calcext:value-type="float">
            <text:p>17,33</text:p>
          </table:table-cell>
          <table:table-cell table:formula="of:=LOG([.A68]*[.$H$1]; 2)" office:value-type="float" office:value="11.1318569606088" calcext:value-type="float">
            <text:p>11,13</text:p>
          </table:table-cell>
          <table:table-cell table:formula="of:=[.$J$1] * LOG([.A68] + 0.1; 2)" office:value-type="float" office:value="17.535077263199" calcext:value-type="float">
            <text:p>17,5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5" office:value-type="float" office:value="335" calcext:value-type="float">
            <text:p>335</text:p>
          </table:table-cell>
          <table:table-cell table:formula="of:=[.B69]/100" office:value-type="float" office:value="3.35" calcext:value-type="float">
            <text:p>3,35</text:p>
          </table:table-cell>
          <table:table-cell table:formula="of:=[.C69]*[.$D$1]" office:value-type="float" office:value="86.9459" calcext:value-type="float">
            <text:p>86,9459</text:p>
          </table:table-cell>
          <table:table-cell table:formula="of:=LOG([.D69]; 2)" office:value-type="float" office:value="6.442046092642" calcext:value-type="float">
            <text:p>6,44</text:p>
          </table:table-cell>
          <table:table-cell table:formula="of:=[.C69]*[.$F$1]" office:value-type="float" office:value="167500" calcext:value-type="float">
            <text:p>167500</text:p>
          </table:table-cell>
          <table:table-cell table:formula="of:=LOG([.F69]; 2)" office:value-type="float" office:value="17.3538015700072" calcext:value-type="float">
            <text:p>17,35</text:p>
          </table:table-cell>
          <table:table-cell table:formula="of:=LOG([.A69]*[.$H$1]; 2)" office:value-type="float" office:value="11.1535520317081" calcext:value-type="float">
            <text:p>11,15</text:p>
          </table:table-cell>
          <table:table-cell table:formula="of:=[.$J$1] * LOG([.A69] + 0.1; 2)" office:value-type="float" office:value="17.5978984978072" calcext:value-type="float">
            <text:p>17,6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5" office:value-type="float" office:value="340" calcext:value-type="float">
            <text:p>340</text:p>
          </table:table-cell>
          <table:table-cell table:formula="of:=[.B70]/100" office:value-type="float" office:value="3.4" calcext:value-type="float">
            <text:p>3,4</text:p>
          </table:table-cell>
          <table:table-cell table:formula="of:=[.C70]*[.$D$1]" office:value-type="float" office:value="88.2436" calcext:value-type="float">
            <text:p>88,2436</text:p>
          </table:table-cell>
          <table:table-cell table:formula="of:=LOG([.D70]; 2)" office:value-type="float" office:value="6.46341974343457" calcext:value-type="float">
            <text:p>6,46</text:p>
          </table:table-cell>
          <table:table-cell table:formula="of:=[.C70]*[.$F$1]" office:value-type="float" office:value="170000" calcext:value-type="float">
            <text:p>170000</text:p>
          </table:table-cell>
          <table:table-cell table:formula="of:=LOG([.F70]; 2)" office:value-type="float" office:value="17.3751752207998" calcext:value-type="float">
            <text:p>17,38</text:p>
          </table:table-cell>
          <table:table-cell table:formula="of:=LOG([.A70]*[.$H$1]; 2)" office:value-type="float" office:value="11.1749256825007" calcext:value-type="float">
            <text:p>11,17</text:p>
          </table:table-cell>
          <table:table-cell table:formula="of:=[.$J$1] * LOG([.A70] + 0.1; 2)" office:value-type="float" office:value="17.6597903900617" calcext:value-type="float">
            <text:p>17,6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5" office:value-type="float" office:value="345" calcext:value-type="float">
            <text:p>345</text:p>
          </table:table-cell>
          <table:table-cell table:formula="of:=[.B71]/100" office:value-type="float" office:value="3.45" calcext:value-type="float">
            <text:p>3,45</text:p>
          </table:table-cell>
          <table:table-cell table:formula="of:=[.C71]*[.$D$1]" office:value-type="float" office:value="89.5413" calcext:value-type="float">
            <text:p>89,5413</text:p>
          </table:table-cell>
          <table:table-cell table:formula="of:=LOG([.D71]; 2)" office:value-type="float" office:value="6.4844813589624" calcext:value-type="float">
            <text:p>6,48</text:p>
          </table:table-cell>
          <table:table-cell table:formula="of:=[.C71]*[.$F$1]" office:value-type="float" office:value="172500" calcext:value-type="float">
            <text:p>172500</text:p>
          </table:table-cell>
          <table:table-cell table:formula="of:=LOG([.F71]; 2)" office:value-type="float" office:value="17.3962368363276" calcext:value-type="float">
            <text:p>17,40</text:p>
          </table:table-cell>
          <table:table-cell table:formula="of:=LOG([.A71]*[.$H$1]; 2)" office:value-type="float" office:value="11.1959872980285" calcext:value-type="float">
            <text:p>11,20</text:p>
          </table:table-cell>
          <table:table-cell table:formula="of:=[.$J$1] * LOG([.A71] + 0.1; 2)" office:value-type="float" office:value="17.7207800359526" calcext:value-type="float">
            <text:p>17,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5" office:value-type="float" office:value="350" calcext:value-type="float">
            <text:p>350</text:p>
          </table:table-cell>
          <table:table-cell table:formula="of:=[.B72]/100" office:value-type="float" office:value="3.5" calcext:value-type="float">
            <text:p>3,5</text:p>
          </table:table-cell>
          <table:table-cell table:formula="of:=[.C72]*[.$D$1]" office:value-type="float" office:value="90.839" calcext:value-type="float">
            <text:p>90,839</text:p>
          </table:table-cell>
          <table:table-cell table:formula="of:=LOG([.D72]; 2)" office:value-type="float" office:value="6.50523991912919" calcext:value-type="float">
            <text:p>6,51</text:p>
          </table:table-cell>
          <table:table-cell table:formula="of:=[.C72]*[.$F$1]" office:value-type="float" office:value="175000" calcext:value-type="float">
            <text:p>175000</text:p>
          </table:table-cell>
          <table:table-cell table:formula="of:=LOG([.F72]; 2)" office:value-type="float" office:value="17.4169953964944" calcext:value-type="float">
            <text:p>17,42</text:p>
          </table:table-cell>
          <table:table-cell table:formula="of:=LOG([.A72]*[.$H$1]; 2)" office:value-type="float" office:value="11.2167458581953" calcext:value-type="float">
            <text:p>11,22</text:p>
          </table:table-cell>
          <table:table-cell table:formula="of:=[.$J$1] * LOG([.A72] + 0.1; 2)" office:value-type="float" office:value="17.7808933634575" calcext:value-type="float">
            <text:p>17,7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5" office:value-type="float" office:value="355" calcext:value-type="float">
            <text:p>355</text:p>
          </table:table-cell>
          <table:table-cell table:formula="of:=[.B73]/100" office:value-type="float" office:value="3.55" calcext:value-type="float">
            <text:p>3,55</text:p>
          </table:table-cell>
          <table:table-cell table:formula="of:=[.C73]*[.$D$1]" office:value-type="float" office:value="92.1367" calcext:value-type="float">
            <text:p>92,1367</text:p>
          </table:table-cell>
          <table:table-cell table:formula="of:=LOG([.D73]; 2)" office:value-type="float" office:value="6.52570402168891" calcext:value-type="float">
            <text:p>6,53</text:p>
          </table:table-cell>
          <table:table-cell table:formula="of:=[.C73]*[.$F$1]" office:value-type="float" office:value="177500" calcext:value-type="float">
            <text:p>177500</text:p>
          </table:table-cell>
          <table:table-cell table:formula="of:=LOG([.F73]; 2)" office:value-type="float" office:value="17.4374594990541" calcext:value-type="float">
            <text:p>17,44</text:p>
          </table:table-cell>
          <table:table-cell table:formula="of:=LOG([.A73]*[.$H$1]; 2)" office:value-type="float" office:value="11.237209960755" calcext:value-type="float">
            <text:p>11,24</text:p>
          </table:table-cell>
          <table:table-cell table:formula="of:=[.$J$1] * LOG([.A73] + 0.1; 2)" office:value-type="float" office:value="17.840155198723" calcext:value-type="float">
            <text:p>17,8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5" office:value-type="float" office:value="360" calcext:value-type="float">
            <text:p>360</text:p>
          </table:table-cell>
          <table:table-cell table:formula="of:=[.B74]/100" office:value-type="float" office:value="3.6" calcext:value-type="float">
            <text:p>3,6</text:p>
          </table:table-cell>
          <table:table-cell table:formula="of:=[.C74]*[.$D$1]" office:value-type="float" office:value="93.4344" calcext:value-type="float">
            <text:p>93,4344</text:p>
          </table:table-cell>
          <table:table-cell table:formula="of:=LOG([.D74]; 2)" office:value-type="float" office:value="6.54588190362654" calcext:value-type="float">
            <text:p>6,55</text:p>
          </table:table-cell>
          <table:table-cell table:formula="of:=[.C74]*[.$F$1]" office:value-type="float" office:value="180000" calcext:value-type="float">
            <text:p>180000</text:p>
          </table:table-cell>
          <table:table-cell table:formula="of:=LOG([.F74]; 2)" office:value-type="float" office:value="17.4576373809918" calcext:value-type="float">
            <text:p>17,46</text:p>
          </table:table-cell>
          <table:table-cell table:formula="of:=LOG([.A74]*[.$H$1]; 2)" office:value-type="float" office:value="11.2573878426927" calcext:value-type="float">
            <text:p>11,26</text:p>
          </table:table-cell>
          <table:table-cell table:formula="of:=[.$J$1] * LOG([.A74] + 0.1; 2)" office:value-type="float" office:value="17.898589327625" calcext:value-type="float">
            <text:p>17,9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5" office:value-type="float" office:value="365" calcext:value-type="float">
            <text:p>365</text:p>
          </table:table-cell>
          <table:table-cell table:formula="of:=[.B75]/100" office:value-type="float" office:value="3.65" calcext:value-type="float">
            <text:p>3,65</text:p>
          </table:table-cell>
          <table:table-cell table:formula="of:=[.C75]*[.$D$1]" office:value-type="float" office:value="94.7321" calcext:value-type="float">
            <text:p>94,7321</text:p>
          </table:table-cell>
          <table:table-cell table:formula="of:=LOG([.D75]; 2)" office:value-type="float" office:value="6.56578146106424" calcext:value-type="float">
            <text:p>6,57</text:p>
          </table:table-cell>
          <table:table-cell table:formula="of:=[.C75]*[.$F$1]" office:value-type="float" office:value="182500" calcext:value-type="float">
            <text:p>182500</text:p>
          </table:table-cell>
          <table:table-cell table:formula="of:=LOG([.F75]; 2)" office:value-type="float" office:value="17.4775369384295" calcext:value-type="float">
            <text:p>17,48</text:p>
          </table:table-cell>
          <table:table-cell table:formula="of:=LOG([.A75]*[.$H$1]; 2)" office:value-type="float" office:value="11.2772874001304" calcext:value-type="float">
            <text:p>11,28</text:p>
          </table:table-cell>
          <table:table-cell table:formula="of:=[.$J$1] * LOG([.A75] + 0.1; 2)" office:value-type="float" office:value="17.9562185530887" calcext:value-type="float">
            <text:p>17,9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5" office:value-type="float" office:value="370" calcext:value-type="float">
            <text:p>370</text:p>
          </table:table-cell>
          <table:table-cell table:formula="of:=[.B76]/100" office:value-type="float" office:value="3.7" calcext:value-type="float">
            <text:p>3,7</text:p>
          </table:table-cell>
          <table:table-cell table:formula="of:=[.C76]*[.$D$1]" office:value-type="float" office:value="96.0298" calcext:value-type="float">
            <text:p>96,0298</text:p>
          </table:table-cell>
          <table:table-cell table:formula="of:=LOG([.D76]; 2)" office:value-type="float" office:value="6.58541026781318" calcext:value-type="float">
            <text:p>6,59</text:p>
          </table:table-cell>
          <table:table-cell table:formula="of:=[.C76]*[.$F$1]" office:value-type="float" office:value="185000" calcext:value-type="float">
            <text:p>185000</text:p>
          </table:table-cell>
          <table:table-cell table:formula="of:=LOG([.F76]; 2)" office:value-type="float" office:value="17.4971657451784" calcext:value-type="float">
            <text:p>17,50</text:p>
          </table:table-cell>
          <table:table-cell table:formula="of:=LOG([.A76]*[.$H$1]; 2)" office:value-type="float" office:value="11.2969162068793" calcext:value-type="float">
            <text:p>11,30</text:p>
          </table:table-cell>
          <table:table-cell table:formula="of:=[.$J$1] * LOG([.A76] + 0.1; 2)" office:value-type="float" office:value="18.0130647485136" calcext:value-type="float">
            <text:p>18,0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5" office:value-type="float" office:value="375" calcext:value-type="float">
            <text:p>375</text:p>
          </table:table-cell>
          <table:table-cell table:formula="of:=[.B77]/100" office:value-type="float" office:value="3.75" calcext:value-type="float">
            <text:p>3,75</text:p>
          </table:table-cell>
          <table:table-cell table:formula="of:=[.C77]*[.$D$1]" office:value-type="float" office:value="97.3275" calcext:value-type="float">
            <text:p>97,3275</text:p>
          </table:table-cell>
          <table:table-cell table:formula="of:=LOG([.D77]; 2)" office:value-type="float" office:value="6.60477559268011" calcext:value-type="float">
            <text:p>6,60</text:p>
          </table:table-cell>
          <table:table-cell table:formula="of:=[.C77]*[.$F$1]" office:value-type="float" office:value="187500" calcext:value-type="float">
            <text:p>187500</text:p>
          </table:table-cell>
          <table:table-cell table:formula="of:=LOG([.F77]; 2)" office:value-type="float" office:value="17.5165310700453" calcext:value-type="float">
            <text:p>17,52</text:p>
          </table:table-cell>
          <table:table-cell table:formula="of:=LOG([.A77]*[.$H$1]; 2)" office:value-type="float" office:value="11.3162815317462" calcext:value-type="float">
            <text:p>11,32</text:p>
          </table:table-cell>
          <table:table-cell table:formula="of:=[.$J$1] * LOG([.A77] + 0.1; 2)" office:value-type="float" office:value="18.069148907618" calcext:value-type="float">
            <text:p>18,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5" office:value-type="float" office:value="380" calcext:value-type="float">
            <text:p>380</text:p>
          </table:table-cell>
          <table:table-cell table:formula="of:=[.B78]/100" office:value-type="float" office:value="3.8" calcext:value-type="float">
            <text:p>3,8</text:p>
          </table:table-cell>
          <table:table-cell table:formula="of:=[.C78]*[.$D$1]" office:value-type="float" office:value="98.6252" calcext:value-type="float">
            <text:p>98,6252</text:p>
          </table:table-cell>
          <table:table-cell table:formula="of:=LOG([.D78]; 2)" office:value-type="float" office:value="6.62388441562781" calcext:value-type="float">
            <text:p>6,62</text:p>
          </table:table-cell>
          <table:table-cell table:formula="of:=[.C78]*[.$F$1]" office:value-type="float" office:value="190000" calcext:value-type="float">
            <text:p>190000</text:p>
          </table:table-cell>
          <table:table-cell table:formula="of:=LOG([.F78]; 2)" office:value-type="float" office:value="17.535639892993" calcext:value-type="float">
            <text:p>17,54</text:p>
          </table:table-cell>
          <table:table-cell table:formula="of:=LOG([.A78]*[.$H$1]; 2)" office:value-type="float" office:value="11.3353903546939" calcext:value-type="float">
            <text:p>11,34</text:p>
          </table:table-cell>
          <table:table-cell table:formula="of:=[.$J$1] * LOG([.A78] + 0.1; 2)" office:value-type="float" office:value="18.1244911909869" calcext:value-type="float">
            <text:p>18,1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5" office:value-type="float" office:value="385" calcext:value-type="float">
            <text:p>385</text:p>
          </table:table-cell>
          <table:table-cell table:formula="of:=[.B79]/100" office:value-type="float" office:value="3.85" calcext:value-type="float">
            <text:p>3,85</text:p>
          </table:table-cell>
          <table:table-cell table:formula="of:=[.C79]*[.$D$1]" office:value-type="float" office:value="99.9229" calcext:value-type="float">
            <text:p>99,9229</text:p>
          </table:table-cell>
          <table:table-cell table:formula="of:=LOG([.D79]; 2)" office:value-type="float" office:value="6.64274344287913" calcext:value-type="float">
            <text:p>6,64</text:p>
          </table:table-cell>
          <table:table-cell table:formula="of:=[.C79]*[.$F$1]" office:value-type="float" office:value="192500" calcext:value-type="float">
            <text:p>192500</text:p>
          </table:table-cell>
          <table:table-cell table:formula="of:=LOG([.F79]; 2)" office:value-type="float" office:value="17.5544989202443" calcext:value-type="float">
            <text:p>17,55</text:p>
          </table:table-cell>
          <table:table-cell table:formula="of:=LOG([.A79]*[.$H$1]; 2)" office:value-type="float" office:value="11.3542493819452" calcext:value-type="float">
            <text:p>11,35</text:p>
          </table:table-cell>
          <table:table-cell table:formula="of:=[.$J$1] * LOG([.A79] + 0.1; 2)" office:value-type="float" office:value="18.1791109695802" calcext:value-type="float">
            <text:p>18,1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5" office:value-type="float" office:value="390" calcext:value-type="float">
            <text:p>390</text:p>
          </table:table-cell>
          <table:table-cell table:formula="of:=[.B80]/100" office:value-type="float" office:value="3.9" calcext:value-type="float">
            <text:p>3,9</text:p>
          </table:table-cell>
          <table:table-cell table:formula="of:=[.C80]*[.$D$1]" office:value-type="float" office:value="101.2206" calcext:value-type="float">
            <text:p>101,2206</text:p>
          </table:table-cell>
          <table:table-cell table:formula="of:=LOG([.D80]; 2)" office:value-type="float" office:value="6.66135912104648" calcext:value-type="float">
            <text:p>6,66</text:p>
          </table:table-cell>
          <table:table-cell table:formula="of:=[.C80]*[.$F$1]" office:value-type="float" office:value="195000" calcext:value-type="float">
            <text:p>195000</text:p>
          </table:table-cell>
          <table:table-cell table:formula="of:=LOG([.F80]; 2)" office:value-type="float" office:value="17.5731145984117" calcext:value-type="float">
            <text:p>17,57</text:p>
          </table:table-cell>
          <table:table-cell table:formula="of:=LOG([.A80]*[.$H$1]; 2)" office:value-type="float" office:value="11.3728650601126" calcext:value-type="float">
            <text:p>11,37</text:p>
          </table:table-cell>
          <table:table-cell table:formula="of:=[.$J$1] * LOG([.A80] + 0.1; 2)" office:value-type="float" office:value="18.2330268654384" calcext:value-type="float">
            <text:p>18,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5" office:value-type="float" office:value="395" calcext:value-type="float">
            <text:p>395</text:p>
          </table:table-cell>
          <table:table-cell table:formula="of:=[.B81]/100" office:value-type="float" office:value="3.95" calcext:value-type="float">
            <text:p>3,95</text:p>
          </table:table-cell>
          <table:table-cell table:formula="of:=[.C81]*[.$D$1]" office:value-type="float" office:value="102.5183" calcext:value-type="float">
            <text:p>102,5183</text:p>
          </table:table-cell>
          <table:table-cell table:formula="of:=LOG([.D81]; 2)" office:value-type="float" office:value="6.67973765036133" calcext:value-type="float">
            <text:p>6,68</text:p>
          </table:table-cell>
          <table:table-cell table:formula="of:=[.C81]*[.$F$1]" office:value-type="float" office:value="197500" calcext:value-type="float">
            <text:p>197500</text:p>
          </table:table-cell>
          <table:table-cell table:formula="of:=LOG([.F81]; 2)" office:value-type="float" office:value="17.5914931277266" calcext:value-type="float">
            <text:p>17,59</text:p>
          </table:table-cell>
          <table:table-cell table:formula="of:=LOG([.A81]*[.$H$1]; 2)" office:value-type="float" office:value="11.3912435894274" calcext:value-type="float">
            <text:p>11,39</text:p>
          </table:table-cell>
          <table:table-cell table:formula="of:=[.$J$1] * LOG([.A81] + 0.1; 2)" office:value-type="float" office:value="18.2862567897977" calcext:value-type="float">
            <text:p>18,2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5" office:value-type="float" office:value="400" calcext:value-type="float">
            <text:p>400</text:p>
          </table:table-cell>
          <table:table-cell table:formula="of:=[.B82]/100" office:value-type="float" office:value="4" calcext:value-type="float">
            <text:p>4</text:p>
          </table:table-cell>
          <table:table-cell table:formula="of:=[.C82]*[.$D$1]" office:value-type="float" office:value="103.816" calcext:value-type="float">
            <text:p>103,816</text:p>
          </table:table-cell>
          <table:table-cell table:formula="of:=LOG([.D82]; 2)" office:value-type="float" office:value="6.69788499707159" calcext:value-type="float">
            <text:p>6,70</text:p>
          </table:table-cell>
          <table:table-cell table:formula="of:=[.C82]*[.$F$1]" office:value-type="float" office:value="200000" calcext:value-type="float">
            <text:p>200000</text:p>
          </table:table-cell>
          <table:table-cell table:formula="of:=LOG([.F82]; 2)" office:value-type="float" office:value="17.6096404744368" calcext:value-type="float">
            <text:p>17,61</text:p>
          </table:table-cell>
          <table:table-cell table:formula="of:=LOG([.A82]*[.$H$1]; 2)" office:value-type="float" office:value="11.4093909361377" calcext:value-type="float">
            <text:p>11,41</text:p>
          </table:table-cell>
          <table:table-cell table:formula="of:=[.$J$1] * LOG([.A82] + 0.1; 2)" office:value-type="float" office:value="18.3388179788119" calcext:value-type="float">
            <text:p>18,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5" office:value-type="float" office:value="405" calcext:value-type="float">
            <text:p>405</text:p>
          </table:table-cell>
          <table:table-cell table:formula="of:=[.B83]/100" office:value-type="float" office:value="4.05" calcext:value-type="float">
            <text:p>4,05</text:p>
          </table:table-cell>
          <table:table-cell table:formula="of:=[.C83]*[.$D$1]" office:value-type="float" office:value="105.1137" calcext:value-type="float">
            <text:p>105,1137</text:p>
          </table:table-cell>
          <table:table-cell table:formula="of:=LOG([.D83]; 2)" office:value-type="float" office:value="6.71580690506885" calcext:value-type="float">
            <text:p>6,72</text:p>
          </table:table-cell>
          <table:table-cell table:formula="of:=[.C83]*[.$F$1]" office:value-type="float" office:value="202500" calcext:value-type="float">
            <text:p>202500</text:p>
          </table:table-cell>
          <table:table-cell table:formula="of:=LOG([.F83]; 2)" office:value-type="float" office:value="17.6275623824341" calcext:value-type="float">
            <text:p>17,63</text:p>
          </table:table-cell>
          <table:table-cell table:formula="of:=LOG([.A83]*[.$H$1]; 2)" office:value-type="float" office:value="11.427312844135" calcext:value-type="float">
            <text:p>11,43</text:p>
          </table:table-cell>
          <table:table-cell table:formula="of:=[.$J$1] * LOG([.A83] + 0.1; 2)" office:value-type="float" office:value="18.3907270270567" calcext:value-type="float">
            <text:p>18,3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5" office:value-type="float" office:value="410" calcext:value-type="float">
            <text:p>410</text:p>
          </table:table-cell>
          <table:table-cell table:formula="of:=[.B84]/100" office:value-type="float" office:value="4.1" calcext:value-type="float">
            <text:p>4,1</text:p>
          </table:table-cell>
          <table:table-cell table:formula="of:=[.C84]*[.$D$1]" office:value-type="float" office:value="106.4114" calcext:value-type="float">
            <text:p>106,4114</text:p>
          </table:table-cell>
          <table:table-cell table:formula="of:=LOG([.D84]; 2)" office:value-type="float" office:value="6.73350890680231" calcext:value-type="float">
            <text:p>6,73</text:p>
          </table:table-cell>
          <table:table-cell table:formula="of:=[.C84]*[.$F$1]" office:value-type="float" office:value="205000" calcext:value-type="float">
            <text:p>205000</text:p>
          </table:table-cell>
          <table:table-cell table:formula="of:=LOG([.F84]; 2)" office:value-type="float" office:value="17.6452643841675" calcext:value-type="float">
            <text:p>17,65</text:p>
          </table:table-cell>
          <table:table-cell table:formula="of:=LOG([.A84]*[.$H$1]; 2)" office:value-type="float" office:value="11.4450148458684" calcext:value-type="float">
            <text:p>11,45</text:p>
          </table:table-cell>
          <table:table-cell table:formula="of:=[.$J$1] * LOG([.A84] + 0.1; 2)" office:value-type="float" office:value="18.4419999189823" calcext:value-type="float">
            <text:p>18,4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5" office:value-type="float" office:value="415" calcext:value-type="float">
            <text:p>415</text:p>
          </table:table-cell>
          <table:table-cell table:formula="of:=[.B85]/100" office:value-type="float" office:value="4.15" calcext:value-type="float">
            <text:p>4,15</text:p>
          </table:table-cell>
          <table:table-cell table:formula="of:=[.C85]*[.$D$1]" office:value-type="float" office:value="107.7091" calcext:value-type="float">
            <text:p>107,7091</text:p>
          </table:table-cell>
          <table:table-cell table:formula="of:=LOG([.D85]; 2)" office:value-type="float" office:value="6.75099633353115" calcext:value-type="float">
            <text:p>6,75</text:p>
          </table:table-cell>
          <table:table-cell table:formula="of:=[.C85]*[.$F$1]" office:value-type="float" office:value="207500" calcext:value-type="float">
            <text:p>207500</text:p>
          </table:table-cell>
          <table:table-cell table:formula="of:=LOG([.F85]; 2)" office:value-type="float" office:value="17.6627518108964" calcext:value-type="float">
            <text:p>17,66</text:p>
          </table:table-cell>
          <table:table-cell table:formula="of:=LOG([.A85]*[.$H$1]; 2)" office:value-type="float" office:value="11.4625022725973" calcext:value-type="float">
            <text:p>11,46</text:p>
          </table:table-cell>
          <table:table-cell table:formula="of:=[.$J$1] * LOG([.A85] + 0.1; 2)" office:value-type="float" office:value="18.4926520584607" calcext:value-type="float">
            <text:p>18,4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5" office:value-type="float" office:value="420" calcext:value-type="float">
            <text:p>420</text:p>
          </table:table-cell>
          <table:table-cell table:formula="of:=[.B86]/100" office:value-type="float" office:value="4.2" calcext:value-type="float">
            <text:p>4,2</text:p>
          </table:table-cell>
          <table:table-cell table:formula="of:=[.C86]*[.$D$1]" office:value-type="float" office:value="109.0068" calcext:value-type="float">
            <text:p>109,0068</text:p>
          </table:table-cell>
          <table:table-cell table:formula="of:=LOG([.D86]; 2)" office:value-type="float" office:value="6.76827432496299" calcext:value-type="float">
            <text:p>6,77</text:p>
          </table:table-cell>
          <table:table-cell table:formula="of:=[.C86]*[.$F$1]" office:value-type="float" office:value="210000" calcext:value-type="float">
            <text:p>210000</text:p>
          </table:table-cell>
          <table:table-cell table:formula="of:=LOG([.F86]; 2)" office:value-type="float" office:value="17.6800298023282" calcext:value-type="float">
            <text:p>17,68</text:p>
          </table:table-cell>
          <table:table-cell table:formula="of:=LOG([.A86]*[.$H$1]; 2)" office:value-type="float" office:value="11.4797802640291" calcext:value-type="float">
            <text:p>11,48</text:p>
          </table:table-cell>
          <table:table-cell table:formula="of:=[.$J$1] * LOG([.A86] + 0.1; 2)" office:value-type="float" office:value="18.5426982965666" calcext:value-type="float">
            <text:p>18,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5" office:value-type="float" office:value="425" calcext:value-type="float">
            <text:p>425</text:p>
          </table:table-cell>
          <table:table-cell table:formula="of:=[.B87]/100" office:value-type="float" office:value="4.25" calcext:value-type="float">
            <text:p>4,25</text:p>
          </table:table-cell>
          <table:table-cell table:formula="of:=[.C87]*[.$D$1]" office:value-type="float" office:value="110.3045" calcext:value-type="float">
            <text:p>110,3045</text:p>
          </table:table-cell>
          <table:table-cell table:formula="of:=LOG([.D87]; 2)" office:value-type="float" office:value="6.78534783832193" calcext:value-type="float">
            <text:p>6,79</text:p>
          </table:table-cell>
          <table:table-cell table:formula="of:=[.C87]*[.$F$1]" office:value-type="float" office:value="212500" calcext:value-type="float">
            <text:p>212500</text:p>
          </table:table-cell>
          <table:table-cell table:formula="of:=LOG([.F87]; 2)" office:value-type="float" office:value="17.6971033156872" calcext:value-type="float">
            <text:p>17,70</text:p>
          </table:table-cell>
          <table:table-cell table:formula="of:=LOG([.A87]*[.$H$1]; 2)" office:value-type="float" office:value="11.496853777388" calcext:value-type="float">
            <text:p>11,50</text:p>
          </table:table-cell>
          <table:table-cell table:formula="of:=[.$J$1] * LOG([.A87] + 0.1; 2)" office:value-type="float" office:value="18.5921529577159" calcext:value-type="float">
            <text:p>18,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5" office:value-type="float" office:value="430" calcext:value-type="float">
            <text:p>430</text:p>
          </table:table-cell>
          <table:table-cell table:formula="of:=[.B88]/100" office:value-type="float" office:value="4.3" calcext:value-type="float">
            <text:p>4,3</text:p>
          </table:table-cell>
          <table:table-cell table:formula="of:=[.C88]*[.$D$1]" office:value-type="float" office:value="111.6022" calcext:value-type="float">
            <text:p>111,6022</text:p>
          </table:table-cell>
          <table:table-cell table:formula="of:=LOG([.D88]; 2)" office:value-type="float" office:value="6.80222165688633" calcext:value-type="float">
            <text:p>6,80</text:p>
          </table:table-cell>
          <table:table-cell table:formula="of:=[.C88]*[.$F$1]" office:value-type="float" office:value="215000" calcext:value-type="float">
            <text:p>215000</text:p>
          </table:table-cell>
          <table:table-cell table:formula="of:=LOG([.F88]; 2)" office:value-type="float" office:value="17.7139771342515" calcext:value-type="float">
            <text:p>17,71</text:p>
          </table:table-cell>
          <table:table-cell table:formula="of:=LOG([.A88]*[.$H$1]; 2)" office:value-type="float" office:value="11.5137275959524" calcext:value-type="float">
            <text:p>11,51</text:p>
          </table:table-cell>
          <table:table-cell table:formula="of:=[.$J$1] * LOG([.A88] + 0.1; 2)" office:value-type="float" office:value="18.6410298642775" calcext:value-type="float">
            <text:p>18,6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5" office:value-type="float" office:value="435" calcext:value-type="float">
            <text:p>435</text:p>
          </table:table-cell>
          <table:table-cell table:formula="of:=[.B89]/100" office:value-type="float" office:value="4.35" calcext:value-type="float">
            <text:p>4,35</text:p>
          </table:table-cell>
          <table:table-cell table:formula="of:=[.C89]*[.$D$1]" office:value-type="float" office:value="112.8999" calcext:value-type="float">
            <text:p>112,8999</text:p>
          </table:table-cell>
          <table:table-cell table:formula="of:=LOG([.D89]; 2)" office:value-type="float" office:value="6.81890039803296" calcext:value-type="float">
            <text:p>6,82</text:p>
          </table:table-cell>
          <table:table-cell table:formula="of:=[.C89]*[.$F$1]" office:value-type="float" office:value="217500" calcext:value-type="float">
            <text:p>217500</text:p>
          </table:table-cell>
          <table:table-cell table:formula="of:=LOG([.F89]; 2)" office:value-type="float" office:value="17.7306558753982" calcext:value-type="float">
            <text:p>17,73</text:p>
          </table:table-cell>
          <table:table-cell table:formula="of:=LOG([.A89]*[.$H$1]; 2)" office:value-type="float" office:value="11.5304063370991" calcext:value-type="float">
            <text:p>11,53</text:p>
          </table:table-cell>
          <table:table-cell table:formula="of:=[.$J$1] * LOG([.A89] + 0.1; 2)" office:value-type="float" office:value="18.6893423597634" calcext:value-type="float">
            <text:p>18,6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5" office:value-type="float" office:value="440" calcext:value-type="float">
            <text:p>440</text:p>
          </table:table-cell>
          <table:table-cell table:formula="of:=[.B90]/100" office:value-type="float" office:value="4.4" calcext:value-type="float">
            <text:p>4,4</text:p>
          </table:table-cell>
          <table:table-cell table:formula="of:=[.C90]*[.$D$1]" office:value-type="float" office:value="114.1976" calcext:value-type="float">
            <text:p>114,1976</text:p>
          </table:table-cell>
          <table:table-cell table:formula="of:=LOG([.D90]; 2)" office:value-type="float" office:value="6.83538852082152" calcext:value-type="float">
            <text:p>6,84</text:p>
          </table:table-cell>
          <table:table-cell table:formula="of:=[.C90]*[.$F$1]" office:value-type="float" office:value="220000" calcext:value-type="float">
            <text:p>220000</text:p>
          </table:table-cell>
          <table:table-cell table:formula="of:=LOG([.F90]; 2)" office:value-type="float" office:value="17.7471439981867" calcext:value-type="float">
            <text:p>17,75</text:p>
          </table:table-cell>
          <table:table-cell table:formula="of:=LOG([.A90]*[.$H$1]; 2)" office:value-type="float" office:value="11.5468944598876" calcext:value-type="float">
            <text:p>11,55</text:p>
          </table:table-cell>
          <table:table-cell table:formula="of:=[.$J$1] * LOG([.A90] + 0.1; 2)" office:value-type="float" office:value="18.7371033306958" calcext:value-type="float">
            <text:p>18,7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5" office:value-type="float" office:value="445" calcext:value-type="float">
            <text:p>445</text:p>
          </table:table-cell>
          <table:table-cell table:formula="of:=[.B91]/100" office:value-type="float" office:value="4.45" calcext:value-type="float">
            <text:p>4,45</text:p>
          </table:table-cell>
          <table:table-cell table:formula="of:=[.C91]*[.$D$1]" office:value-type="float" office:value="115.4953" calcext:value-type="float">
            <text:p>115,4953</text:p>
          </table:table-cell>
          <table:table-cell table:formula="of:=LOG([.D91]; 2)" office:value-type="float" office:value="6.85169033315062" calcext:value-type="float">
            <text:p>6,85</text:p>
          </table:table-cell>
          <table:table-cell table:formula="of:=[.C91]*[.$F$1]" office:value-type="float" office:value="222500" calcext:value-type="float">
            <text:p>222500</text:p>
          </table:table-cell>
          <table:table-cell table:formula="of:=LOG([.F91]; 2)" office:value-type="float" office:value="17.7634458105158" calcext:value-type="float">
            <text:p>17,76</text:p>
          </table:table-cell>
          <table:table-cell table:formula="of:=LOG([.A91]*[.$H$1]; 2)" office:value-type="float" office:value="11.5631962722167" calcext:value-type="float">
            <text:p>11,56</text:p>
          </table:table-cell>
          <table:table-cell table:formula="of:=[.$J$1] * LOG([.A91] + 0.1; 2)" office:value-type="float" office:value="18.7843252272402" calcext:value-type="float">
            <text:p>18,7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5" office:value-type="float" office:value="450" calcext:value-type="float">
            <text:p>450</text:p>
          </table:table-cell>
          <table:table-cell table:formula="of:=[.B92]/100" office:value-type="float" office:value="4.5" calcext:value-type="float">
            <text:p>4,5</text:p>
          </table:table-cell>
          <table:table-cell table:formula="of:=[.C92]*[.$D$1]" office:value-type="float" office:value="116.793" calcext:value-type="float">
            <text:p>116,793</text:p>
          </table:table-cell>
          <table:table-cell table:formula="of:=LOG([.D92]; 2)" office:value-type="float" office:value="6.8678099985139" calcext:value-type="float">
            <text:p>6,87</text:p>
          </table:table-cell>
          <table:table-cell table:formula="of:=[.C92]*[.$F$1]" office:value-type="float" office:value="225000" calcext:value-type="float">
            <text:p>225000</text:p>
          </table:table-cell>
          <table:table-cell table:formula="of:=LOG([.F92]; 2)" office:value-type="float" office:value="17.7795654758791" calcext:value-type="float">
            <text:p>17,78</text:p>
          </table:table-cell>
          <table:table-cell table:formula="of:=LOG([.A92]*[.$H$1]; 2)" office:value-type="float" office:value="11.57931593758" calcext:value-type="float">
            <text:p>11,58</text:p>
          </table:table-cell>
          <table:table-cell table:formula="of:=[.$J$1] * LOG([.A92] + 0.1; 2)" office:value-type="float" office:value="18.8310200826859" calcext:value-type="float">
            <text:p>18,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5" office:value-type="float" office:value="455" calcext:value-type="float">
            <text:p>455</text:p>
          </table:table-cell>
          <table:table-cell table:formula="of:=[.B93]/100" office:value-type="float" office:value="4.55" calcext:value-type="float">
            <text:p>4,55</text:p>
          </table:table-cell>
          <table:table-cell table:formula="of:=[.C93]*[.$D$1]" office:value-type="float" office:value="118.0907" calcext:value-type="float">
            <text:p>118,0907</text:p>
          </table:table-cell>
          <table:table-cell table:formula="of:=LOG([.D93]; 2)" office:value-type="float" office:value="6.88375154238292" calcext:value-type="float">
            <text:p>6,88</text:p>
          </table:table-cell>
          <table:table-cell table:formula="of:=[.C93]*[.$F$1]" office:value-type="float" office:value="227500" calcext:value-type="float">
            <text:p>227500</text:p>
          </table:table-cell>
          <table:table-cell table:formula="of:=LOG([.F93]; 2)" office:value-type="float" office:value="17.7955070197481" calcext:value-type="float">
            <text:p>17,80</text:p>
          </table:table-cell>
          <table:table-cell table:formula="of:=LOG([.A93]*[.$H$1]; 2)" office:value-type="float" office:value="11.595257481449" calcext:value-type="float">
            <text:p>11,60</text:p>
          </table:table-cell>
          <table:table-cell table:formula="of:=[.$J$1] * LOG([.A93] + 0.1; 2)" office:value-type="float" office:value="18.8771995318526" calcext:value-type="float">
            <text:p>18,8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5" office:value-type="float" office:value="460" calcext:value-type="float">
            <text:p>460</text:p>
          </table:table-cell>
          <table:table-cell table:formula="of:=[.B94]/100" office:value-type="float" office:value="4.6" calcext:value-type="float">
            <text:p>4,6</text:p>
          </table:table-cell>
          <table:table-cell table:formula="of:=[.C94]*[.$D$1]" office:value-type="float" office:value="119.3884" calcext:value-type="float">
            <text:p>119,3884</text:p>
          </table:table-cell>
          <table:table-cell table:formula="of:=LOG([.D94]; 2)" office:value-type="float" office:value="6.89951885824124" calcext:value-type="float">
            <text:p>6,90</text:p>
          </table:table-cell>
          <table:table-cell table:formula="of:=[.C94]*[.$F$1]" office:value-type="float" office:value="230000" calcext:value-type="float">
            <text:p>230000</text:p>
          </table:table-cell>
          <table:table-cell table:formula="of:=LOG([.F94]; 2)" office:value-type="float" office:value="17.8112743356065" calcext:value-type="float">
            <text:p>17,81</text:p>
          </table:table-cell>
          <table:table-cell table:formula="of:=LOG([.A94]*[.$H$1]; 2)" office:value-type="float" office:value="11.6110247973074" calcext:value-type="float">
            <text:p>11,61</text:p>
          </table:table-cell>
          <table:table-cell table:formula="of:=[.$J$1] * LOG([.A94] + 0.1; 2)" office:value-type="float" office:value="18.9228748284915" calcext:value-type="float">
            <text:p>18,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5" office:value-type="float" office:value="465" calcext:value-type="float">
            <text:p>465</text:p>
          </table:table-cell>
          <table:table-cell table:formula="of:=[.B95]/100" office:value-type="float" office:value="4.65" calcext:value-type="float">
            <text:p>4,65</text:p>
          </table:table-cell>
          <table:table-cell table:formula="of:=[.C95]*[.$D$1]" office:value-type="float" office:value="120.6861" calcext:value-type="float">
            <text:p>120,6861</text:p>
          </table:table-cell>
          <table:table-cell table:formula="of:=LOG([.D95]; 2)" office:value-type="float" office:value="6.91511571329226" calcext:value-type="float">
            <text:p>6,92</text:p>
          </table:table-cell>
          <table:table-cell table:formula="of:=[.C95]*[.$F$1]" office:value-type="float" office:value="232500" calcext:value-type="float">
            <text:p>232500</text:p>
          </table:table-cell>
          <table:table-cell table:formula="of:=LOG([.F95]; 2)" office:value-type="float" office:value="17.8268711906575" calcext:value-type="float">
            <text:p>17,83</text:p>
          </table:table-cell>
          <table:table-cell table:formula="of:=LOG([.A95]*[.$H$1]; 2)" office:value-type="float" office:value="11.6266216523584" calcext:value-type="float">
            <text:p>11,63</text:p>
          </table:table-cell>
          <table:table-cell table:formula="of:=[.$J$1] * LOG([.A95] + 0.1; 2)" office:value-type="float" office:value="18.9680568617472" calcext:value-type="float">
            <text:p>18,9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5" office:value-type="float" office:value="470" calcext:value-type="float">
            <text:p>470</text:p>
          </table:table-cell>
          <table:table-cell table:formula="of:=[.B96]/100" office:value-type="float" office:value="4.7" calcext:value-type="float">
            <text:p>4,7</text:p>
          </table:table-cell>
          <table:table-cell table:formula="of:=[.C96]*[.$D$1]" office:value-type="float" office:value="121.9838" calcext:value-type="float">
            <text:p>121,9838</text:p>
          </table:table-cell>
          <table:table-cell table:formula="of:=LOG([.D96]; 2)" office:value-type="float" office:value="6.93054575386186" calcext:value-type="float">
            <text:p>6,93</text:p>
          </table:table-cell>
          <table:table-cell table:formula="of:=[.C96]*[.$F$1]" office:value-type="float" office:value="235000" calcext:value-type="float">
            <text:p>235000</text:p>
          </table:table-cell>
          <table:table-cell table:formula="of:=LOG([.F96]; 2)" office:value-type="float" office:value="17.8423012312271" calcext:value-type="float">
            <text:p>17,84</text:p>
          </table:table-cell>
          <table:table-cell table:formula="of:=LOG([.A96]*[.$H$1]; 2)" office:value-type="float" office:value="11.642051692928" calcext:value-type="float">
            <text:p>11,64</text:p>
          </table:table-cell>
          <table:table-cell table:formula="of:=[.$J$1] * LOG([.A96] + 0.1; 2)" office:value-type="float" office:value="19.0127561717394" calcext:value-type="float">
            <text:p>19,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5" office:value-type="float" office:value="475" calcext:value-type="float">
            <text:p>475</text:p>
          </table:table-cell>
          <table:table-cell table:formula="of:=[.B97]/100" office:value-type="float" office:value="4.75" calcext:value-type="float">
            <text:p>4,75</text:p>
          </table:table-cell>
          <table:table-cell table:formula="of:=[.C97]*[.$D$1]" office:value-type="float" office:value="123.2815" calcext:value-type="float">
            <text:p>123,2815</text:p>
          </table:table-cell>
          <table:table-cell table:formula="of:=LOG([.D97]; 2)" office:value-type="float" office:value="6.94581251051517" calcext:value-type="float">
            <text:p>6,95</text:p>
          </table:table-cell>
          <table:table-cell table:formula="of:=[.C97]*[.$F$1]" office:value-type="float" office:value="237500" calcext:value-type="float">
            <text:p>237500</text:p>
          </table:table-cell>
          <table:table-cell table:formula="of:=LOG([.F97]; 2)" office:value-type="float" office:value="17.8575679878804" calcext:value-type="float">
            <text:p>17,86</text:p>
          </table:table-cell>
          <table:table-cell table:formula="of:=LOG([.A97]*[.$H$1]; 2)" office:value-type="float" office:value="11.6573184495813" calcext:value-type="float">
            <text:p>11,66</text:p>
          </table:table-cell>
          <table:table-cell table:formula="of:=[.$J$1] * LOG([.A97] + 0.1; 2)" office:value-type="float" office:value="19.0569829643223" calcext:value-type="float">
            <text:p>19,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5" office:value-type="float" office:value="480" calcext:value-type="float">
            <text:p>480</text:p>
          </table:table-cell>
          <table:table-cell table:formula="of:=[.B98]/100" office:value-type="float" office:value="4.8" calcext:value-type="float">
            <text:p>4,8</text:p>
          </table:table-cell>
          <table:table-cell table:formula="of:=[.C98]*[.$D$1]" office:value-type="float" office:value="124.5792" calcext:value-type="float">
            <text:p>124,5792</text:p>
          </table:table-cell>
          <table:table-cell table:formula="of:=LOG([.D98]; 2)" office:value-type="float" office:value="6.96091940290538" calcext:value-type="float">
            <text:p>6,96</text:p>
          </table:table-cell>
          <table:table-cell table:formula="of:=[.C98]*[.$F$1]" office:value-type="float" office:value="240000" calcext:value-type="float">
            <text:p>240000</text:p>
          </table:table-cell>
          <table:table-cell table:formula="of:=LOG([.F98]; 2)" office:value-type="float" office:value="17.8726748802706" calcext:value-type="float">
            <text:p>17,87</text:p>
          </table:table-cell>
          <table:table-cell table:formula="of:=LOG([.A98]*[.$H$1]; 2)" office:value-type="float" office:value="11.6724253419715" calcext:value-type="float">
            <text:p>11,67</text:p>
          </table:table-cell>
          <table:table-cell table:formula="of:=[.$J$1] * LOG([.A98] + 0.1; 2)" office:value-type="float" office:value="19.1007471250705" calcext:value-type="float">
            <text:p>19,1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5" office:value-type="float" office:value="485" calcext:value-type="float">
            <text:p>485</text:p>
          </table:table-cell>
          <table:table-cell table:formula="of:=[.B99]/100" office:value-type="float" office:value="4.85" calcext:value-type="float">
            <text:p>4,85</text:p>
          </table:table-cell>
          <table:table-cell table:formula="of:=[.C99]*[.$D$1]" office:value-type="float" office:value="125.8769" calcext:value-type="float">
            <text:p>125,8769</text:p>
          </table:table-cell>
          <table:table-cell table:formula="of:=LOG([.D99]; 2)" office:value-type="float" office:value="6.97586974437135" calcext:value-type="float">
            <text:p>6,98</text:p>
          </table:table-cell>
          <table:table-cell table:formula="of:=[.C99]*[.$F$1]" office:value-type="float" office:value="242500" calcext:value-type="float">
            <text:p>242500</text:p>
          </table:table-cell>
          <table:table-cell table:formula="of:=LOG([.F99]; 2)" office:value-type="float" office:value="17.8876252217366" calcext:value-type="float">
            <text:p>17,89</text:p>
          </table:table-cell>
          <table:table-cell table:formula="of:=LOG([.A99]*[.$H$1]; 2)" office:value-type="float" office:value="11.6873756834375" calcext:value-type="float">
            <text:p>11,69</text:p>
          </table:table-cell>
          <table:table-cell table:formula="of:=[.$J$1] * LOG([.A99] + 0.1; 2)" office:value-type="float" office:value="19.1440582325423" calcext:value-type="float">
            <text:p>19,1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5" office:value-type="float" office:value="490" calcext:value-type="float">
            <text:p>490</text:p>
          </table:table-cell>
          <table:table-cell table:formula="of:=[.B100]/100" office:value-type="float" office:value="4.9" calcext:value-type="float">
            <text:p>4,9</text:p>
          </table:table-cell>
          <table:table-cell table:formula="of:=[.C100]*[.$D$1]" office:value-type="float" office:value="127.1746" calcext:value-type="float">
            <text:p>127,1746</text:p>
          </table:table-cell>
          <table:table-cell table:formula="of:=LOG([.D100]; 2)" office:value-type="float" office:value="6.99066674629944" calcext:value-type="float">
            <text:p>6,99</text:p>
          </table:table-cell>
          <table:table-cell table:formula="of:=[.C100]*[.$F$1]" office:value-type="float" office:value="245000" calcext:value-type="float">
            <text:p>245000</text:p>
          </table:table-cell>
          <table:table-cell table:formula="of:=LOG([.F100]; 2)" office:value-type="float" office:value="17.9024222236647" calcext:value-type="float">
            <text:p>17,90</text:p>
          </table:table-cell>
          <table:table-cell table:formula="of:=LOG([.A100]*[.$H$1]; 2)" office:value-type="float" office:value="11.7021726853655" calcext:value-type="float">
            <text:p>11,70</text:p>
          </table:table-cell>
          <table:table-cell table:formula="of:=[.$J$1] * LOG([.A100] + 0.1; 2)" office:value-type="float" office:value="19.1869255708624" calcext:value-type="float">
            <text:p>19,1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5" office:value-type="float" office:value="495" calcext:value-type="float">
            <text:p>495</text:p>
          </table:table-cell>
          <table:table-cell table:formula="of:=[.B101]/100" office:value-type="float" office:value="4.95" calcext:value-type="float">
            <text:p>4,95</text:p>
          </table:table-cell>
          <table:table-cell table:formula="of:=[.C101]*[.$D$1]" office:value-type="float" office:value="128.4723" calcext:value-type="float">
            <text:p>128,4723</text:p>
          </table:table-cell>
          <table:table-cell table:formula="of:=LOG([.D101]; 2)" office:value-type="float" office:value="7.00531352226384" calcext:value-type="float">
            <text:p>7,01</text:p>
          </table:table-cell>
          <table:table-cell table:formula="of:=[.C101]*[.$F$1]" office:value-type="float" office:value="247500" calcext:value-type="float">
            <text:p>247500</text:p>
          </table:table-cell>
          <table:table-cell table:formula="of:=LOG([.F101]; 2)" office:value-type="float" office:value="17.9170689996291" calcext:value-type="float">
            <text:p>17,92</text:p>
          </table:table-cell>
          <table:table-cell table:formula="of:=LOG([.A101]*[.$H$1]; 2)" office:value-type="float" office:value="11.71681946133" calcext:value-type="float">
            <text:p>11,72</text:p>
          </table:table-cell>
          <table:table-cell table:formula="of:=[.$J$1] * LOG([.A101] + 0.1; 2)" office:value-type="float" office:value="19.2293581416675" calcext:value-type="float">
            <text:p>19,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5" office:value-type="float" office:value="500" calcext:value-type="float">
            <text:p>500</text:p>
          </table:table-cell>
          <table:table-cell table:formula="of:=[.B102]/100" office:value-type="float" office:value="5" calcext:value-type="float">
            <text:p>5</text:p>
          </table:table-cell>
          <table:table-cell table:formula="of:=[.C102]*[.$D$1]" office:value-type="float" office:value="129.77" calcext:value-type="float">
            <text:p>129,77</text:p>
          </table:table-cell>
          <table:table-cell table:formula="of:=LOG([.D102]; 2)" office:value-type="float" office:value="7.01981309195895" calcext:value-type="float">
            <text:p>7,02</text:p>
          </table:table-cell>
          <table:table-cell table:formula="of:=[.C102]*[.$F$1]" office:value-type="float" office:value="250000" calcext:value-type="float">
            <text:p>250000</text:p>
          </table:table-cell>
          <table:table-cell table:formula="of:=LOG([.F102]; 2)" office:value-type="float" office:value="17.9315685693242" calcext:value-type="float">
            <text:p>17,93</text:p>
          </table:table-cell>
          <table:table-cell table:formula="of:=LOG([.A102]*[.$H$1]; 2)" office:value-type="float" office:value="11.7313190310251" calcext:value-type="float">
            <text:p>11,73</text:p>
          </table:table-cell>
          <table:table-cell table:formula="of:=[.$J$1] * LOG([.A102] + 0.1; 2)" office:value-type="float" office:value="19.271364675451" calcext:value-type="float">
            <text:p>19,2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5" office:value-type="float" office:value="505" calcext:value-type="float">
            <text:p>505</text:p>
          </table:table-cell>
          <table:table-cell table:formula="of:=[.B103]/100" office:value-type="float" office:value="5.05" calcext:value-type="float">
            <text:p>5,05</text:p>
          </table:table-cell>
          <table:table-cell table:formula="of:=[.C103]*[.$D$1]" office:value-type="float" office:value="131.0677" calcext:value-type="float">
            <text:p>131,0677</text:p>
          </table:table-cell>
          <table:table-cell table:formula="of:=LOG([.D103]; 2)" office:value-type="float" office:value="7.03416838493602" calcext:value-type="float">
            <text:p>7,03</text:p>
          </table:table-cell>
          <table:table-cell table:formula="of:=[.C103]*[.$F$1]" office:value-type="float" office:value="252500" calcext:value-type="float">
            <text:p>252500</text:p>
          </table:table-cell>
          <table:table-cell table:formula="of:=LOG([.F103]; 2)" office:value-type="float" office:value="17.9459238623012" calcext:value-type="float">
            <text:p>17,95</text:p>
          </table:table-cell>
          <table:table-cell table:formula="of:=LOG([.A103]*[.$H$1]; 2)" office:value-type="float" office:value="11.7456743240021" calcext:value-type="float">
            <text:p>11,75</text:p>
          </table:table-cell>
          <table:table-cell table:formula="of:=[.$J$1] * LOG([.A103] + 0.1; 2)" office:value-type="float" office:value="19.3129536423454" calcext:value-type="float">
            <text:p>19,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5" office:value-type="float" office:value="510" calcext:value-type="float">
            <text:p>510</text:p>
          </table:table-cell>
          <table:table-cell table:formula="of:=[.B104]/100" office:value-type="float" office:value="5.1" calcext:value-type="float">
            <text:p>5,1</text:p>
          </table:table-cell>
          <table:table-cell table:formula="of:=[.C104]*[.$D$1]" office:value-type="float" office:value="132.3654" calcext:value-type="float">
            <text:p>132,3654</text:p>
          </table:table-cell>
          <table:table-cell table:formula="of:=LOG([.D104]; 2)" office:value-type="float" office:value="7.04838224415572" calcext:value-type="float">
            <text:p>7,05</text:p>
          </table:table-cell>
          <table:table-cell table:formula="of:=[.C104]*[.$F$1]" office:value-type="float" office:value="255000" calcext:value-type="float">
            <text:p>255000</text:p>
          </table:table-cell>
          <table:table-cell table:formula="of:=LOG([.F104]; 2)" office:value-type="float" office:value="17.9601377215209" calcext:value-type="float">
            <text:p>17,96</text:p>
          </table:table-cell>
          <table:table-cell table:formula="of:=LOG([.A104]*[.$H$1]; 2)" office:value-type="float" office:value="11.7598881832218" calcext:value-type="float">
            <text:p>11,76</text:p>
          </table:table-cell>
          <table:table-cell table:formula="of:=[.$J$1] * LOG([.A104] + 0.1; 2)" office:value-type="float" office:value="19.3541332623723" calcext:value-type="float">
            <text:p>19,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5" office:value-type="float" office:value="515" calcext:value-type="float">
            <text:p>515</text:p>
          </table:table-cell>
          <table:table-cell table:formula="of:=[.B105]/100" office:value-type="float" office:value="5.15" calcext:value-type="float">
            <text:p>5,15</text:p>
          </table:table-cell>
          <table:table-cell table:formula="of:=[.C105]*[.$D$1]" office:value-type="float" office:value="133.6631" calcext:value-type="float">
            <text:p>133,6631</text:p>
          </table:table-cell>
          <table:table-cell table:formula="of:=LOG([.D105]; 2)" office:value-type="float" office:value="7.06245742936745" calcext:value-type="float">
            <text:p>7,06</text:p>
          </table:table-cell>
          <table:table-cell table:formula="of:=[.C105]*[.$F$1]" office:value-type="float" office:value="257500" calcext:value-type="float">
            <text:p>257500</text:p>
          </table:table-cell>
          <table:table-cell table:formula="of:=LOG([.F105]; 2)" office:value-type="float" office:value="17.9742129067327" calcext:value-type="float">
            <text:p>17,97</text:p>
          </table:table-cell>
          <table:table-cell table:formula="of:=LOG([.A105]*[.$H$1]; 2)" office:value-type="float" office:value="11.7739633684336" calcext:value-type="float">
            <text:p>11,77</text:p>
          </table:table-cell>
          <table:table-cell table:formula="of:=[.$J$1] * LOG([.A105] + 0.1; 2)" office:value-type="float" office:value="19.3949115151942" calcext:value-type="float">
            <text:p>19,3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5" office:value-type="float" office:value="520" calcext:value-type="float">
            <text:p>520</text:p>
          </table:table-cell>
          <table:table-cell table:formula="of:=[.B106]/100" office:value-type="float" office:value="5.2" calcext:value-type="float">
            <text:p>5,2</text:p>
          </table:table-cell>
          <table:table-cell table:formula="of:=[.C106]*[.$D$1]" office:value-type="float" office:value="134.9608" calcext:value-type="float">
            <text:p>134,9608</text:p>
          </table:table-cell>
          <table:table-cell table:formula="of:=LOG([.D106]; 2)" office:value-type="float" office:value="7.07639662032532" calcext:value-type="float">
            <text:p>7,08</text:p>
          </table:table-cell>
          <table:table-cell table:formula="of:=[.C106]*[.$F$1]" office:value-type="float" office:value="260000" calcext:value-type="float">
            <text:p>260000</text:p>
          </table:table-cell>
          <table:table-cell table:formula="of:=LOG([.F106]; 2)" office:value-type="float" office:value="17.9881520976905" calcext:value-type="float">
            <text:p>17,99</text:p>
          </table:table-cell>
          <table:table-cell table:formula="of:=LOG([.A106]*[.$H$1]; 2)" office:value-type="float" office:value="11.7879025593914" calcext:value-type="float">
            <text:p>11,79</text:p>
          </table:table-cell>
          <table:table-cell table:formula="of:=[.$J$1] * LOG([.A106] + 0.1; 2)" office:value-type="float" office:value="19.435296149395" calcext:value-type="float">
            <text:p>19,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5" office:value-type="float" office:value="525" calcext:value-type="float">
            <text:p>525</text:p>
          </table:table-cell>
          <table:table-cell table:formula="of:=[.B107]/100" office:value-type="float" office:value="5.25" calcext:value-type="float">
            <text:p>5,25</text:p>
          </table:table-cell>
          <table:table-cell table:formula="of:=[.C107]*[.$D$1]" office:value-type="float" office:value="136.2585" calcext:value-type="float">
            <text:p>136,2585</text:p>
          </table:table-cell>
          <table:table-cell table:formula="of:=LOG([.D107]; 2)" office:value-type="float" office:value="7.09020241985035" calcext:value-type="float">
            <text:p>7,09</text:p>
          </table:table-cell>
          <table:table-cell table:formula="of:=[.C107]*[.$F$1]" office:value-type="float" office:value="262500" calcext:value-type="float">
            <text:p>262500</text:p>
          </table:table-cell>
          <table:table-cell table:formula="of:=LOG([.F107]; 2)" office:value-type="float" office:value="18.0019578972156" calcext:value-type="float">
            <text:p>18,00</text:p>
          </table:table-cell>
          <table:table-cell table:formula="of:=LOG([.A107]*[.$H$1]; 2)" office:value-type="float" office:value="11.8017083589165" calcext:value-type="float">
            <text:p>11,80</text:p>
          </table:table-cell>
          <table:table-cell table:formula="of:=[.$J$1] * LOG([.A107] + 0.1; 2)" office:value-type="float" office:value="19.475294691317" calcext:value-type="float">
            <text:p>19,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5" office:value-type="float" office:value="530" calcext:value-type="float">
            <text:p>530</text:p>
          </table:table-cell>
          <table:table-cell table:formula="of:=[.B108]/100" office:value-type="float" office:value="5.3" calcext:value-type="float">
            <text:p>5,3</text:p>
          </table:table-cell>
          <table:table-cell table:formula="of:=[.C108]*[.$D$1]" office:value-type="float" office:value="137.5562" calcext:value-type="float">
            <text:p>137,5562</text:p>
          </table:table-cell>
          <table:table-cell table:formula="of:=LOG([.D108]; 2)" office:value-type="float" office:value="7.10387735674743" calcext:value-type="float">
            <text:p>7,10</text:p>
          </table:table-cell>
          <table:table-cell table:formula="of:=[.C108]*[.$F$1]" office:value-type="float" office:value="265000" calcext:value-type="float">
            <text:p>265000</text:p>
          </table:table-cell>
          <table:table-cell table:formula="of:=LOG([.F108]; 2)" office:value-type="float" office:value="18.0156328341126" calcext:value-type="float">
            <text:p>18,02</text:p>
          </table:table-cell>
          <table:table-cell table:formula="of:=LOG([.A108]*[.$H$1]; 2)" office:value-type="float" office:value="11.8153832958135" calcext:value-type="float">
            <text:p>11,82</text:p>
          </table:table-cell>
          <table:table-cell table:formula="of:=[.$J$1] * LOG([.A108] + 0.1; 2)" office:value-type="float" office:value="19.5149144534795" calcext:value-type="float">
            <text:p>19,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5" office:value-type="float" office:value="535" calcext:value-type="float">
            <text:p>535</text:p>
          </table:table-cell>
          <table:table-cell table:formula="of:=[.B109]/100" office:value-type="float" office:value="5.35" calcext:value-type="float">
            <text:p>5,35</text:p>
          </table:table-cell>
          <table:table-cell table:formula="of:=[.C109]*[.$D$1]" office:value-type="float" office:value="138.8539" calcext:value-type="float">
            <text:p>138,8539</text:p>
          </table:table-cell>
          <table:table-cell table:formula="of:=LOG([.D109]; 2)" office:value-type="float" office:value="7.11742388858537" calcext:value-type="float">
            <text:p>7,12</text:p>
          </table:table-cell>
          <table:table-cell table:formula="of:=[.C109]*[.$F$1]" office:value-type="float" office:value="267500" calcext:value-type="float">
            <text:p>267500</text:p>
          </table:table-cell>
          <table:table-cell table:formula="of:=LOG([.F109]; 2)" office:value-type="float" office:value="18.0291793659506" calcext:value-type="float">
            <text:p>18,03</text:p>
          </table:table-cell>
          <table:table-cell table:formula="of:=LOG([.A109]*[.$H$1]; 2)" office:value-type="float" office:value="11.8289298276515" calcext:value-type="float">
            <text:p>11,83</text:p>
          </table:table-cell>
          <table:table-cell table:formula="of:=[.$J$1] * LOG([.A109] + 0.1; 2)" office:value-type="float" office:value="19.5541625426024" calcext:value-type="float">
            <text:p>19,5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5" office:value-type="float" office:value="540" calcext:value-type="float">
            <text:p>540</text:p>
          </table:table-cell>
          <table:table-cell table:formula="of:=[.B110]/100" office:value-type="float" office:value="5.4" calcext:value-type="float">
            <text:p>5,4</text:p>
          </table:table-cell>
          <table:table-cell table:formula="of:=[.C110]*[.$D$1]" office:value-type="float" office:value="140.1516" calcext:value-type="float">
            <text:p>140,1516</text:p>
          </table:table-cell>
          <table:table-cell table:formula="of:=LOG([.D110]; 2)" office:value-type="float" office:value="7.1308444043477" calcext:value-type="float">
            <text:p>7,13</text:p>
          </table:table-cell>
          <table:table-cell table:formula="of:=[.C110]*[.$F$1]" office:value-type="float" office:value="270000" calcext:value-type="float">
            <text:p>270000</text:p>
          </table:table-cell>
          <table:table-cell table:formula="of:=LOG([.F110]; 2)" office:value-type="float" office:value="18.0425998817129" calcext:value-type="float">
            <text:p>18,04</text:p>
          </table:table-cell>
          <table:table-cell table:formula="of:=LOG([.A110]*[.$H$1]; 2)" office:value-type="float" office:value="11.8423503434138" calcext:value-type="float">
            <text:p>11,84</text:p>
          </table:table-cell>
          <table:table-cell table:formula="of:=[.$J$1] * LOG([.A110] + 0.1; 2)" office:value-type="float" office:value="19.5930458672571" calcext:value-type="float">
            <text:p>19,5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5" office:value-type="float" office:value="545" calcext:value-type="float">
            <text:p>545</text:p>
          </table:table-cell>
          <table:table-cell table:formula="of:=[.B111]/100" office:value-type="float" office:value="5.45" calcext:value-type="float">
            <text:p>5,45</text:p>
          </table:table-cell>
          <table:table-cell table:formula="of:=[.C111]*[.$D$1]" office:value-type="float" office:value="141.4493" calcext:value-type="float">
            <text:p>141,4493</text:p>
          </table:table-cell>
          <table:table-cell table:formula="of:=LOG([.D111]; 2)" office:value-type="float" office:value="7.14414122696115" calcext:value-type="float">
            <text:p>7,14</text:p>
          </table:table-cell>
          <table:table-cell table:formula="of:=[.C111]*[.$F$1]" office:value-type="float" office:value="272500" calcext:value-type="float">
            <text:p>272500</text:p>
          </table:table-cell>
          <table:table-cell table:formula="of:=LOG([.F111]; 2)" office:value-type="float" office:value="18.0558967043264" calcext:value-type="float">
            <text:p>18,06</text:p>
          </table:table-cell>
          <table:table-cell table:formula="of:=LOG([.A111]*[.$H$1]; 2)" office:value-type="float" office:value="11.8556471660273" calcext:value-type="float">
            <text:p>11,86</text:p>
          </table:table-cell>
          <table:table-cell table:formula="of:=[.$J$1] * LOG([.A111] + 0.1; 2)" office:value-type="float" office:value="19.6315711451651" calcext:value-type="float">
            <text:p>19,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5" office:value-type="float" office:value="550" calcext:value-type="float">
            <text:p>550</text:p>
          </table:table-cell>
          <table:table-cell table:formula="of:=[.B112]/100" office:value-type="float" office:value="5.5" calcext:value-type="float">
            <text:p>5,5</text:p>
          </table:table-cell>
          <table:table-cell table:formula="of:=[.C112]*[.$D$1]" office:value-type="float" office:value="142.747" calcext:value-type="float">
            <text:p>142,747</text:p>
          </table:table-cell>
          <table:table-cell table:formula="of:=LOG([.D112]; 2)" office:value-type="float" office:value="7.15731661570889" calcext:value-type="float">
            <text:p>7,16</text:p>
          </table:table-cell>
          <table:table-cell table:formula="of:=[.C112]*[.$F$1]" office:value-type="float" office:value="275000" calcext:value-type="float">
            <text:p>275000</text:p>
          </table:table-cell>
          <table:table-cell table:formula="of:=LOG([.F112]; 2)" office:value-type="float" office:value="18.0690720930741" calcext:value-type="float">
            <text:p>18,07</text:p>
          </table:table-cell>
          <table:table-cell table:formula="of:=LOG([.A112]*[.$H$1]; 2)" office:value-type="float" office:value="11.868822554775" calcext:value-type="float">
            <text:p>11,87</text:p>
          </table:table-cell>
          <table:table-cell table:formula="of:=[.$J$1] * LOG([.A112] + 0.1; 2)" office:value-type="float" office:value="19.6697449101633" calcext:value-type="float">
            <text:p>19,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5" office:value-type="float" office:value="555" calcext:value-type="float">
            <text:p>555</text:p>
          </table:table-cell>
          <table:table-cell table:formula="of:=[.B113]/100" office:value-type="float" office:value="5.55" calcext:value-type="float">
            <text:p>5,55</text:p>
          </table:table-cell>
          <table:table-cell table:formula="of:=[.C113]*[.$D$1]" office:value-type="float" office:value="144.0447" calcext:value-type="float">
            <text:p>144,0447</text:p>
          </table:table-cell>
          <table:table-cell table:formula="of:=LOG([.D113]; 2)" office:value-type="float" office:value="7.17037276853433" calcext:value-type="float">
            <text:p>7,17</text:p>
          </table:table-cell>
          <table:table-cell table:formula="of:=[.C113]*[.$F$1]" office:value-type="float" office:value="277500" calcext:value-type="float">
            <text:p>277500</text:p>
          </table:table-cell>
          <table:table-cell table:formula="of:=LOG([.F113]; 2)" office:value-type="float" office:value="18.0821282458996" calcext:value-type="float">
            <text:p>18,08</text:p>
          </table:table-cell>
          <table:table-cell table:formula="of:=LOG([.A113]*[.$H$1]; 2)" office:value-type="float" office:value="11.8818787076004" calcext:value-type="float">
            <text:p>11,88</text:p>
          </table:table-cell>
          <table:table-cell table:formula="of:=[.$J$1] * LOG([.A113] + 0.1; 2)" office:value-type="float" office:value="19.707573518855" calcext:value-type="float">
            <text:p>19,7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5" office:value-type="float" office:value="560" calcext:value-type="float">
            <text:p>560</text:p>
          </table:table-cell>
          <table:table-cell table:formula="of:=[.B114]/100" office:value-type="float" office:value="5.6" calcext:value-type="float">
            <text:p>5,6</text:p>
          </table:table-cell>
          <table:table-cell table:formula="of:=[.C114]*[.$D$1]" office:value-type="float" office:value="145.3424" calcext:value-type="float">
            <text:p>145,3424</text:p>
          </table:table-cell>
          <table:table-cell table:formula="of:=LOG([.D114]; 2)" office:value-type="float" office:value="7.18331182424183" calcext:value-type="float">
            <text:p>7,18</text:p>
          </table:table-cell>
          <table:table-cell table:formula="of:=[.C114]*[.$F$1]" office:value-type="float" office:value="280000" calcext:value-type="float">
            <text:p>280000</text:p>
          </table:table-cell>
          <table:table-cell table:formula="of:=LOG([.F114]; 2)" office:value-type="float" office:value="18.0950673016071" calcext:value-type="float">
            <text:p>18,10</text:p>
          </table:table-cell>
          <table:table-cell table:formula="of:=LOG([.A114]*[.$H$1]; 2)" office:value-type="float" office:value="11.8948177633079" calcext:value-type="float">
            <text:p>11,89</text:p>
          </table:table-cell>
          <table:table-cell table:formula="of:=[.$J$1] * LOG([.A114] + 0.1; 2)" office:value-type="float" office:value="19.7450631569624" calcext:value-type="float">
            <text:p>19,7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5" office:value-type="float" office:value="565" calcext:value-type="float">
            <text:p>565</text:p>
          </table:table-cell>
          <table:table-cell table:formula="of:=[.B115]/100" office:value-type="float" office:value="5.65" calcext:value-type="float">
            <text:p>5,65</text:p>
          </table:table-cell>
          <table:table-cell table:formula="of:=[.C115]*[.$D$1]" office:value-type="float" office:value="146.6401" calcext:value-type="float">
            <text:p>146,6401</text:p>
          </table:table-cell>
          <table:table-cell table:formula="of:=LOG([.D115]; 2)" office:value-type="float" office:value="7.19613586459942" calcext:value-type="float">
            <text:p>7,20</text:p>
          </table:table-cell>
          <table:table-cell table:formula="of:=[.C115]*[.$F$1]" office:value-type="float" office:value="282500" calcext:value-type="float">
            <text:p>282500</text:p>
          </table:table-cell>
          <table:table-cell table:formula="of:=LOG([.F115]; 2)" office:value-type="float" office:value="18.1078913419646" calcext:value-type="float">
            <text:p>18,11</text:p>
          </table:table-cell>
          <table:table-cell table:formula="of:=LOG([.A115]*[.$H$1]; 2)" office:value-type="float" office:value="11.9076418036655" calcext:value-type="float">
            <text:p>11,91</text:p>
          </table:table-cell>
          <table:table-cell table:formula="of:=[.$J$1] * LOG([.A115] + 0.1; 2)" office:value-type="float" office:value="19.7822198453971" calcext:value-type="float">
            <text:p>19,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5" office:value-type="float" office:value="570" calcext:value-type="float">
            <text:p>570</text:p>
          </table:table-cell>
          <table:table-cell table:formula="of:=[.B116]/100" office:value-type="float" office:value="5.7" calcext:value-type="float">
            <text:p>5,7</text:p>
          </table:table-cell>
          <table:table-cell table:formula="of:=[.C116]*[.$D$1]" office:value-type="float" office:value="147.9378" calcext:value-type="float">
            <text:p>147,9378</text:p>
          </table:table-cell>
          <table:table-cell table:formula="of:=LOG([.D116]; 2)" office:value-type="float" office:value="7.20884691634897" calcext:value-type="float">
            <text:p>7,21</text:p>
          </table:table-cell>
          <table:table-cell table:formula="of:=[.C116]*[.$F$1]" office:value-type="float" office:value="285000" calcext:value-type="float">
            <text:p>285000</text:p>
          </table:table-cell>
          <table:table-cell table:formula="of:=LOG([.F116]; 2)" office:value-type="float" office:value="18.1206023937142" calcext:value-type="float">
            <text:p>18,12</text:p>
          </table:table-cell>
          <table:table-cell table:formula="of:=LOG([.A116]*[.$H$1]; 2)" office:value-type="float" office:value="11.9203528554151" calcext:value-type="float">
            <text:p>11,92</text:p>
          </table:table-cell>
          <table:table-cell table:formula="of:=[.$J$1] * LOG([.A116] + 0.1; 2)" office:value-type="float" office:value="19.8190494460638" calcext:value-type="float">
            <text:p>19,8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5" office:value-type="float" office:value="575" calcext:value-type="float">
            <text:p>575</text:p>
          </table:table-cell>
          <table:table-cell table:formula="of:=[.B117]/100" office:value-type="float" office:value="5.75" calcext:value-type="float">
            <text:p>5,75</text:p>
          </table:table-cell>
          <table:table-cell table:formula="of:=[.C117]*[.$D$1]" office:value-type="float" office:value="149.2355" calcext:value-type="float">
            <text:p>149,2355</text:p>
          </table:table-cell>
          <table:table-cell table:formula="of:=LOG([.D117]; 2)" office:value-type="float" office:value="7.2214469531286" calcext:value-type="float">
            <text:p>7,22</text:p>
          </table:table-cell>
          <table:table-cell table:formula="of:=[.C117]*[.$F$1]" office:value-type="float" office:value="287500" calcext:value-type="float">
            <text:p>287500</text:p>
          </table:table-cell>
          <table:table-cell table:formula="of:=LOG([.F117]; 2)" office:value-type="float" office:value="18.1332024304938" calcext:value-type="float">
            <text:p>18,13</text:p>
          </table:table-cell>
          <table:table-cell table:formula="of:=LOG([.A117]*[.$H$1]; 2)" office:value-type="float" office:value="11.9329528921947" calcext:value-type="float">
            <text:p>11,93</text:p>
          </table:table-cell>
          <table:table-cell table:formula="of:=[.$J$1] * LOG([.A117] + 0.1; 2)" office:value-type="float" office:value="19.8555576674101" calcext:value-type="float">
            <text:p>19,8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5" office:value-type="float" office:value="580" calcext:value-type="float">
            <text:p>580</text:p>
          </table:table-cell>
          <table:table-cell table:formula="of:=[.B118]/100" office:value-type="float" office:value="5.8" calcext:value-type="float">
            <text:p>5,8</text:p>
          </table:table-cell>
          <table:table-cell table:formula="of:=[.C118]*[.$D$1]" office:value-type="float" office:value="150.5332" calcext:value-type="float">
            <text:p>150,5332</text:p>
          </table:table-cell>
          <table:table-cell table:formula="of:=LOG([.D118]; 2)" office:value-type="float" office:value="7.2339378973118" calcext:value-type="float">
            <text:p>7,23</text:p>
          </table:table-cell>
          <table:table-cell table:formula="of:=[.C118]*[.$F$1]" office:value-type="float" office:value="290000" calcext:value-type="float">
            <text:p>290000</text:p>
          </table:table-cell>
          <table:table-cell table:formula="of:=LOG([.F118]; 2)" office:value-type="float" office:value="18.145693374677" calcext:value-type="float">
            <text:p>18,15</text:p>
          </table:table-cell>
          <table:table-cell table:formula="of:=LOG([.A118]*[.$H$1]; 2)" office:value-type="float" office:value="11.9454438363779" calcext:value-type="float">
            <text:p>11,95</text:p>
          </table:table-cell>
          <table:table-cell table:formula="of:=[.$J$1] * LOG([.A118] + 0.1; 2)" office:value-type="float" office:value="19.8917500697368" calcext:value-type="float">
            <text:p>19,8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5" office:value-type="float" office:value="585" calcext:value-type="float">
            <text:p>585</text:p>
          </table:table-cell>
          <table:table-cell table:formula="of:=[.B119]/100" office:value-type="float" office:value="5.85" calcext:value-type="float">
            <text:p>5,85</text:p>
          </table:table-cell>
          <table:table-cell table:formula="of:=[.C119]*[.$D$1]" office:value-type="float" office:value="151.8309" calcext:value-type="float">
            <text:p>151,8309</text:p>
          </table:table-cell>
          <table:table-cell table:formula="of:=LOG([.D119]; 2)" office:value-type="float" office:value="7.24632162176763" calcext:value-type="float">
            <text:p>7,25</text:p>
          </table:table-cell>
          <table:table-cell table:formula="of:=[.C119]*[.$F$1]" office:value-type="float" office:value="292500" calcext:value-type="float">
            <text:p>292500</text:p>
          </table:table-cell>
          <table:table-cell table:formula="of:=LOG([.F119]; 2)" office:value-type="float" office:value="18.1580770991329" calcext:value-type="float">
            <text:p>18,16</text:p>
          </table:table-cell>
          <table:table-cell table:formula="of:=LOG([.A119]*[.$H$1]; 2)" office:value-type="float" office:value="11.9578275608337" calcext:value-type="float">
            <text:p>11,96</text:p>
          </table:table-cell>
          <table:table-cell table:formula="of:=[.$J$1] * LOG([.A119] + 0.1; 2)" office:value-type="float" office:value="19.9276320702802" calcext:value-type="float">
            <text:p>19,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5" office:value-type="float" office:value="590" calcext:value-type="float">
            <text:p>590</text:p>
          </table:table-cell>
          <table:table-cell table:formula="of:=[.B120]/100" office:value-type="float" office:value="5.9" calcext:value-type="float">
            <text:p>5,9</text:p>
          </table:table-cell>
          <table:table-cell table:formula="of:=[.C120]*[.$D$1]" office:value-type="float" office:value="153.1286" calcext:value-type="float">
            <text:p>153,1286</text:p>
          </table:table-cell>
          <table:table-cell table:formula="of:=LOG([.D120]; 2)" office:value-type="float" office:value="7.25859995154607" calcext:value-type="float">
            <text:p>7,26</text:p>
          </table:table-cell>
          <table:table-cell table:formula="of:=[.C120]*[.$F$1]" office:value-type="float" office:value="295000" calcext:value-type="float">
            <text:p>295000</text:p>
          </table:table-cell>
          <table:table-cell table:formula="of:=LOG([.F120]; 2)" office:value-type="float" office:value="18.1703554289113" calcext:value-type="float">
            <text:p>18,17</text:p>
          </table:table-cell>
          <table:table-cell table:formula="of:=LOG([.A120]*[.$H$1]; 2)" office:value-type="float" office:value="11.9701058906122" calcext:value-type="float">
            <text:p>11,97</text:p>
          </table:table-cell>
          <table:table-cell table:formula="of:=[.$J$1] * LOG([.A120] + 0.1; 2)" office:value-type="float" office:value="19.9632089480784" calcext:value-type="float">
            <text:p>19,9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5" office:value-type="float" office:value="595" calcext:value-type="float">
            <text:p>595</text:p>
          </table:table-cell>
          <table:table-cell table:formula="of:=[.B121]/100" office:value-type="float" office:value="5.95" calcext:value-type="float">
            <text:p>5,95</text:p>
          </table:table-cell>
          <table:table-cell table:formula="of:=[.C121]*[.$D$1]" office:value-type="float" office:value="154.4263" calcext:value-type="float">
            <text:p>154,4263</text:p>
          </table:table-cell>
          <table:table-cell table:formula="of:=LOG([.D121]; 2)" office:value-type="float" office:value="7.27077466549217" calcext:value-type="float">
            <text:p>7,27</text:p>
          </table:table-cell>
          <table:table-cell table:formula="of:=[.C121]*[.$F$1]" office:value-type="float" office:value="297500" calcext:value-type="float">
            <text:p>297500</text:p>
          </table:table-cell>
          <table:table-cell table:formula="of:=LOG([.F121]; 2)" office:value-type="float" office:value="18.1825301428574" calcext:value-type="float">
            <text:p>18,18</text:p>
          </table:table-cell>
          <table:table-cell table:formula="of:=LOG([.A121]*[.$H$1]; 2)" office:value-type="float" office:value="11.9822806045583" calcext:value-type="float">
            <text:p>11,98</text:p>
          </table:table-cell>
          <table:table-cell table:formula="of:=[.$J$1] * LOG([.A121] + 0.1; 2)" office:value-type="float" office:value="19.9984858486326" calcext:value-type="float">
            <text:p>20,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5" office:value-type="float" office:value="600" calcext:value-type="float">
            <text:p>600</text:p>
          </table:table-cell>
          <table:table-cell table:formula="of:=[.B122]/100" office:value-type="float" office:value="6" calcext:value-type="float">
            <text:p>6</text:p>
          </table:table-cell>
          <table:table-cell table:formula="of:=[.C122]*[.$D$1]" office:value-type="float" office:value="155.724" calcext:value-type="float">
            <text:p>155,724</text:p>
          </table:table-cell>
          <table:table-cell table:formula="of:=LOG([.D122]; 2)" office:value-type="float" office:value="7.28284749779275" calcext:value-type="float">
            <text:p>7,28</text:p>
          </table:table-cell>
          <table:table-cell table:formula="of:=[.C122]*[.$F$1]" office:value-type="float" office:value="300000" calcext:value-type="float">
            <text:p>300000</text:p>
          </table:table-cell>
          <table:table-cell table:formula="of:=LOG([.F122]; 2)" office:value-type="float" office:value="18.194602975158" calcext:value-type="float">
            <text:p>18,19</text:p>
          </table:table-cell>
          <table:table-cell table:formula="of:=LOG([.A122]*[.$H$1]; 2)" office:value-type="float" office:value="11.9943534368589" calcext:value-type="float">
            <text:p>11,99</text:p>
          </table:table-cell>
          <table:table-cell table:formula="of:=[.$J$1] * LOG([.A122] + 0.1; 2)" office:value-type="float" office:value="20.033467788373" calcext:value-type="float">
            <text:p>20,0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5" office:value-type="float" office:value="605" calcext:value-type="float">
            <text:p>605</text:p>
          </table:table-cell>
          <table:table-cell table:formula="of:=[.B123]/100" office:value-type="float" office:value="6.05" calcext:value-type="float">
            <text:p>6,05</text:p>
          </table:table-cell>
          <table:table-cell table:formula="of:=[.C123]*[.$D$1]" office:value-type="float" office:value="157.0217" calcext:value-type="float">
            <text:p>157,0217</text:p>
          </table:table-cell>
          <table:table-cell table:formula="of:=LOG([.D123]; 2)" office:value-type="float" office:value="7.29482013945882" calcext:value-type="float">
            <text:p>7,29</text:p>
          </table:table-cell>
          <table:table-cell table:formula="of:=[.C123]*[.$F$1]" office:value-type="float" office:value="302500" calcext:value-type="float">
            <text:p>302500</text:p>
          </table:table-cell>
          <table:table-cell table:formula="of:=LOG([.F123]; 2)" office:value-type="float" office:value="18.206575616824" calcext:value-type="float">
            <text:p>18,21</text:p>
          </table:table-cell>
          <table:table-cell table:formula="of:=LOG([.A123]*[.$H$1]; 2)" office:value-type="float" office:value="12.0063260785249" calcext:value-type="float">
            <text:p>12,01</text:p>
          </table:table-cell>
          <table:table-cell table:formula="of:=[.$J$1] * LOG([.A123] + 0.1; 2)" office:value-type="float" office:value="20.0681596589402" calcext:value-type="float">
            <text:p>20,0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5" office:value-type="float" office:value="610" calcext:value-type="float">
            <text:p>610</text:p>
          </table:table-cell>
          <table:table-cell table:formula="of:=[.B124]/100" office:value-type="float" office:value="6.1" calcext:value-type="float">
            <text:p>6,1</text:p>
          </table:table-cell>
          <table:table-cell table:formula="of:=[.C124]*[.$D$1]" office:value-type="float" office:value="158.3194" calcext:value-type="float">
            <text:p>158,3194</text:p>
          </table:table-cell>
          <table:table-cell table:formula="of:=LOG([.D124]; 2)" office:value-type="float" office:value="7.30669423974711" calcext:value-type="float">
            <text:p>7,31</text:p>
          </table:table-cell>
          <table:table-cell table:formula="of:=[.C124]*[.$F$1]" office:value-type="float" office:value="305000" calcext:value-type="float">
            <text:p>305000</text:p>
          </table:table-cell>
          <table:table-cell table:formula="of:=LOG([.F124]; 2)" office:value-type="float" office:value="18.2184497171123" calcext:value-type="float">
            <text:p>18,22</text:p>
          </table:table-cell>
          <table:table-cell table:formula="of:=LOG([.A124]*[.$H$1]; 2)" office:value-type="float" office:value="12.0182001788132" calcext:value-type="float">
            <text:p>12,02</text:p>
          </table:table-cell>
          <table:table-cell table:formula="of:=[.$J$1] * LOG([.A124] + 0.1; 2)" office:value-type="float" office:value="20.1025662312901" calcext:value-type="float">
            <text:p>20,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5" office:value-type="float" office:value="615" calcext:value-type="float">
            <text:p>615</text:p>
          </table:table-cell>
          <table:table-cell table:formula="of:=[.B125]/100" office:value-type="float" office:value="6.15" calcext:value-type="float">
            <text:p>6,15</text:p>
          </table:table-cell>
          <table:table-cell table:formula="of:=[.C125]*[.$D$1]" office:value-type="float" office:value="159.6171" calcext:value-type="float">
            <text:p>159,6171</text:p>
          </table:table-cell>
          <table:table-cell table:formula="of:=LOG([.D125]; 2)" office:value-type="float" office:value="7.31847140752347" calcext:value-type="float">
            <text:p>7,32</text:p>
          </table:table-cell>
          <table:table-cell table:formula="of:=[.C125]*[.$F$1]" office:value-type="float" office:value="307500" calcext:value-type="float">
            <text:p>307500</text:p>
          </table:table-cell>
          <table:table-cell table:formula="of:=LOG([.F125]; 2)" office:value-type="float" office:value="18.2302268848887" calcext:value-type="float">
            <text:p>18,23</text:p>
          </table:table-cell>
          <table:table-cell table:formula="of:=LOG([.A125]*[.$H$1]; 2)" office:value-type="float" office:value="12.0299773465896" calcext:value-type="float">
            <text:p>12,03</text:p>
          </table:table-cell>
          <table:table-cell table:formula="of:=[.$J$1] * LOG([.A125] + 0.1; 2)" office:value-type="float" office:value="20.1366921596316" calcext:value-type="float">
            <text:p>20,1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5" office:value-type="float" office:value="620" calcext:value-type="float">
            <text:p>620</text:p>
          </table:table-cell>
          <table:table-cell table:formula="of:=[.B126]/100" office:value-type="float" office:value="6.2" calcext:value-type="float">
            <text:p>6,2</text:p>
          </table:table-cell>
          <table:table-cell table:formula="of:=[.C126]*[.$D$1]" office:value-type="float" office:value="160.9148" calcext:value-type="float">
            <text:p>160,9148</text:p>
          </table:table-cell>
          <table:table-cell table:formula="of:=LOG([.D126]; 2)" office:value-type="float" office:value="7.3301532125711" calcext:value-type="float">
            <text:p>7,33</text:p>
          </table:table-cell>
          <table:table-cell table:formula="of:=[.C126]*[.$F$1]" office:value-type="float" office:value="310000" calcext:value-type="float">
            <text:p>310000</text:p>
          </table:table-cell>
          <table:table-cell table:formula="of:=LOG([.F126]; 2)" office:value-type="float" office:value="18.2419086899363" calcext:value-type="float">
            <text:p>18,24</text:p>
          </table:table-cell>
          <table:table-cell table:formula="of:=LOG([.A126]*[.$H$1]; 2)" office:value-type="float" office:value="12.0416591516372" calcext:value-type="float">
            <text:p>12,04</text:p>
          </table:table-cell>
          <table:table-cell table:formula="of:=[.$J$1] * LOG([.A126] + 0.1; 2)" office:value-type="float" office:value="20.1705419852047" calcext:value-type="float">
            <text:p>20,1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5" office:value-type="float" office:value="625" calcext:value-type="float">
            <text:p>625</text:p>
          </table:table-cell>
          <table:table-cell table:formula="of:=[.B127]/100" office:value-type="float" office:value="6.25" calcext:value-type="float">
            <text:p>6,25</text:p>
          </table:table-cell>
          <table:table-cell table:formula="of:=[.C127]*[.$D$1]" office:value-type="float" office:value="162.2125" calcext:value-type="float">
            <text:p>162,2125</text:p>
          </table:table-cell>
          <table:table-cell table:formula="of:=LOG([.D127]; 2)" office:value-type="float" office:value="7.34174118684631" calcext:value-type="float">
            <text:p>7,34</text:p>
          </table:table-cell>
          <table:table-cell table:formula="of:=[.C127]*[.$F$1]" office:value-type="float" office:value="312500" calcext:value-type="float">
            <text:p>312500</text:p>
          </table:table-cell>
          <table:table-cell table:formula="of:=LOG([.F127]; 2)" office:value-type="float" office:value="18.2534966642115" calcext:value-type="float">
            <text:p>18,25</text:p>
          </table:table-cell>
          <table:table-cell table:formula="of:=LOG([.A127]*[.$H$1]; 2)" office:value-type="float" office:value="12.0532471259124" calcext:value-type="float">
            <text:p>12,05</text:p>
          </table:table-cell>
          <table:table-cell table:formula="of:=[.$J$1] * LOG([.A127] + 0.1; 2)" office:value-type="float" office:value="20.2041201399075" calcext:value-type="float">
            <text:p>20,2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5" office:value-type="float" office:value="630" calcext:value-type="float">
            <text:p>630</text:p>
          </table:table-cell>
          <table:table-cell table:formula="of:=[.B128]/100" office:value-type="float" office:value="6.3" calcext:value-type="float">
            <text:p>6,3</text:p>
          </table:table-cell>
          <table:table-cell table:formula="of:=[.C128]*[.$D$1]" office:value-type="float" office:value="163.5102" calcext:value-type="float">
            <text:p>163,5102</text:p>
          </table:table-cell>
          <table:table-cell table:formula="of:=LOG([.D128]; 2)" office:value-type="float" office:value="7.35323682568414" calcext:value-type="float">
            <text:p>7,35</text:p>
          </table:table-cell>
          <table:table-cell table:formula="of:=[.C128]*[.$F$1]" office:value-type="float" office:value="315000" calcext:value-type="float">
            <text:p>315000</text:p>
          </table:table-cell>
          <table:table-cell table:formula="of:=LOG([.F128]; 2)" office:value-type="float" office:value="18.2649923030494" calcext:value-type="float">
            <text:p>18,26</text:p>
          </table:table-cell>
          <table:table-cell table:formula="of:=LOG([.A128]*[.$H$1]; 2)" office:value-type="float" office:value="12.0647427647503" calcext:value-type="float">
            <text:p>12,06</text:p>
          </table:table-cell>
          <table:table-cell table:formula="of:=[.$J$1] * LOG([.A128] + 0.1; 2)" office:value-type="float" office:value="20.2374309497785" calcext:value-type="float">
            <text:p>20,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5" office:value-type="float" office:value="635" calcext:value-type="float">
            <text:p>635</text:p>
          </table:table-cell>
          <table:table-cell table:formula="of:=[.B129]/100" office:value-type="float" office:value="6.35" calcext:value-type="float">
            <text:p>6,35</text:p>
          </table:table-cell>
          <table:table-cell table:formula="of:=[.C129]*[.$D$1]" office:value-type="float" office:value="164.8079" calcext:value-type="float">
            <text:p>164,8079</text:p>
          </table:table-cell>
          <table:table-cell table:formula="of:=LOG([.D129]; 2)" office:value-type="float" office:value="7.36464158895639" calcext:value-type="float">
            <text:p>7,36</text:p>
          </table:table-cell>
          <table:table-cell table:formula="of:=[.C129]*[.$F$1]" office:value-type="float" office:value="317500" calcext:value-type="float">
            <text:p>317500</text:p>
          </table:table-cell>
          <table:table-cell table:formula="of:=LOG([.F129]; 2)" office:value-type="float" office:value="18.2763970663216" calcext:value-type="float">
            <text:p>18,28</text:p>
          </table:table-cell>
          <table:table-cell table:formula="of:=LOG([.A129]*[.$H$1]; 2)" office:value-type="float" office:value="12.0761475280225" calcext:value-type="float">
            <text:p>12,08</text:p>
          </table:table-cell>
          <table:table-cell table:formula="of:=[.$J$1] * LOG([.A129] + 0.1; 2)" office:value-type="float" office:value="20.270478638341" calcext:value-type="float">
            <text:p>20,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5" office:value-type="float" office:value="640" calcext:value-type="float">
            <text:p>640</text:p>
          </table:table-cell>
          <table:table-cell table:formula="of:=[.B130]/100" office:value-type="float" office:value="6.4" calcext:value-type="float">
            <text:p>6,4</text:p>
          </table:table-cell>
          <table:table-cell table:formula="of:=[.C130]*[.$D$1]" office:value-type="float" office:value="166.1056" calcext:value-type="float">
            <text:p>166,1056</text:p>
          </table:table-cell>
          <table:table-cell table:formula="of:=LOG([.D130]; 2)" office:value-type="float" office:value="7.37595690218423" calcext:value-type="float">
            <text:p>7,38</text:p>
          </table:table-cell>
          <table:table-cell table:formula="of:=[.C130]*[.$F$1]" office:value-type="float" office:value="320000" calcext:value-type="float">
            <text:p>320000</text:p>
          </table:table-cell>
          <table:table-cell table:formula="of:=LOG([.F130]; 2)" office:value-type="float" office:value="18.2877123795495" calcext:value-type="float">
            <text:p>18,29</text:p>
          </table:table-cell>
          <table:table-cell table:formula="of:=LOG([.A130]*[.$H$1]; 2)" office:value-type="float" office:value="12.0874628412503" calcext:value-type="float">
            <text:p>12,09</text:p>
          </table:table-cell>
          <table:table-cell table:formula="of:=[.$J$1] * LOG([.A130] + 0.1; 2)" office:value-type="float" office:value="20.3032673298174" calcext:value-type="float">
            <text:p>20,3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5" office:value-type="float" office:value="645" calcext:value-type="float">
            <text:p>645</text:p>
          </table:table-cell>
          <table:table-cell table:formula="of:=[.B131]/100" office:value-type="float" office:value="6.45" calcext:value-type="float">
            <text:p>6,45</text:p>
          </table:table-cell>
          <table:table-cell table:formula="of:=[.C131]*[.$D$1]" office:value-type="float" office:value="167.4033" calcext:value-type="float">
            <text:p>167,4033</text:p>
          </table:table-cell>
          <table:table-cell table:formula="of:=LOG([.D131]; 2)" office:value-type="float" office:value="7.38718415760748" calcext:value-type="float">
            <text:p>7,39</text:p>
          </table:table-cell>
          <table:table-cell table:formula="of:=[.C131]*[.$F$1]" office:value-type="float" office:value="322500" calcext:value-type="float">
            <text:p>322500</text:p>
          </table:table-cell>
          <table:table-cell table:formula="of:=LOG([.F131]; 2)" office:value-type="float" office:value="18.2989396349727" calcext:value-type="float">
            <text:p>18,30</text:p>
          </table:table-cell>
          <table:table-cell table:formula="of:=LOG([.A131]*[.$H$1]; 2)" office:value-type="float" office:value="12.0986900966736" calcext:value-type="float">
            <text:p>12,10</text:p>
          </table:table-cell>
          <table:table-cell table:formula="of:=[.$J$1] * LOG([.A131] + 0.1; 2)" office:value-type="float" office:value="20.3358010522175" calcext:value-type="float">
            <text:p>20,3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5" office:value-type="float" office:value="650" calcext:value-type="float">
            <text:p>650</text:p>
          </table:table-cell>
          <table:table-cell table:formula="of:=[.B132]/100" office:value-type="float" office:value="6.5" calcext:value-type="float">
            <text:p>6,5</text:p>
          </table:table-cell>
          <table:table-cell table:formula="of:=[.C132]*[.$D$1]" office:value-type="float" office:value="168.701" calcext:value-type="float">
            <text:p>168,701</text:p>
          </table:table-cell>
          <table:table-cell table:formula="of:=LOG([.D132]; 2)" office:value-type="float" office:value="7.39832471521268" calcext:value-type="float">
            <text:p>7,40</text:p>
          </table:table-cell>
          <table:table-cell table:formula="of:=[.C132]*[.$F$1]" office:value-type="float" office:value="325000" calcext:value-type="float">
            <text:p>325000</text:p>
          </table:table-cell>
          <table:table-cell table:formula="of:=LOG([.F132]; 2)" office:value-type="float" office:value="18.3100801925779" calcext:value-type="float">
            <text:p>18,31</text:p>
          </table:table-cell>
          <table:table-cell table:formula="of:=LOG([.A132]*[.$H$1]; 2)" office:value-type="float" office:value="12.1098306542788" calcext:value-type="float">
            <text:p>12,11</text:p>
          </table:table-cell>
          <table:table-cell table:formula="of:=[.$J$1] * LOG([.A132] + 0.1; 2)" office:value-type="float" office:value="20.3680837403083" calcext:value-type="float">
            <text:p>20,3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5" office:value-type="float" office:value="655" calcext:value-type="float">
            <text:p>655</text:p>
          </table:table-cell>
          <table:table-cell table:formula="of:=[.B133]/100" office:value-type="float" office:value="6.55" calcext:value-type="float">
            <text:p>6,55</text:p>
          </table:table-cell>
          <table:table-cell table:formula="of:=[.C133]*[.$D$1]" office:value-type="float" office:value="169.9987" calcext:value-type="float">
            <text:p>169,9987</text:p>
          </table:table-cell>
          <table:table-cell table:formula="of:=LOG([.D133]; 2)" office:value-type="float" office:value="7.40937990372168" calcext:value-type="float">
            <text:p>7,41</text:p>
          </table:table-cell>
          <table:table-cell table:formula="of:=[.C133]*[.$F$1]" office:value-type="float" office:value="327500" calcext:value-type="float">
            <text:p>327500</text:p>
          </table:table-cell>
          <table:table-cell table:formula="of:=LOG([.F133]; 2)" office:value-type="float" office:value="18.3211353810869" calcext:value-type="float">
            <text:p>18,32</text:p>
          </table:table-cell>
          <table:table-cell table:formula="of:=LOG([.A133]*[.$H$1]; 2)" office:value-type="float" office:value="12.1208858427878" calcext:value-type="float">
            <text:p>12,12</text:p>
          </table:table-cell>
          <table:table-cell table:formula="of:=[.$J$1] * LOG([.A133] + 0.1; 2)" office:value-type="float" office:value="20.4001192384697" calcext:value-type="float">
            <text:p>20,4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5" office:value-type="float" office:value="660" calcext:value-type="float">
            <text:p>660</text:p>
          </table:table-cell>
          <table:table-cell table:formula="of:=[.B134]/100" office:value-type="float" office:value="6.6" calcext:value-type="float">
            <text:p>6,6</text:p>
          </table:table-cell>
          <table:table-cell table:formula="of:=[.C134]*[.$D$1]" office:value-type="float" office:value="171.2964" calcext:value-type="float">
            <text:p>171,2964</text:p>
          </table:table-cell>
          <table:table-cell table:formula="of:=LOG([.D134]; 2)" office:value-type="float" office:value="7.42035102154268" calcext:value-type="float">
            <text:p>7,42</text:p>
          </table:table-cell>
          <table:table-cell table:formula="of:=[.C134]*[.$F$1]" office:value-type="float" office:value="330000" calcext:value-type="float">
            <text:p>330000</text:p>
          </table:table-cell>
          <table:table-cell table:formula="of:=LOG([.F134]; 2)" office:value-type="float" office:value="18.3321064989079" calcext:value-type="float">
            <text:p>18,33</text:p>
          </table:table-cell>
          <table:table-cell table:formula="of:=LOG([.A134]*[.$H$1]; 2)" office:value-type="float" office:value="12.1318569606088" calcext:value-type="float">
            <text:p>12,13</text:p>
          </table:table-cell>
          <table:table-cell table:formula="of:=[.$J$1] * LOG([.A134] + 0.1; 2)" office:value-type="float" office:value="20.4319113034424" calcext:value-type="float">
            <text:p>20,4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5" office:value-type="float" office:value="665" calcext:value-type="float">
            <text:p>665</text:p>
          </table:table-cell>
          <table:table-cell table:formula="of:=[.B135]/100" office:value-type="float" office:value="6.65" calcext:value-type="float">
            <text:p>6,65</text:p>
          </table:table-cell>
          <table:table-cell table:formula="of:=[.C135]*[.$D$1]" office:value-type="float" office:value="172.5941" calcext:value-type="float">
            <text:p>172,5941</text:p>
          </table:table-cell>
          <table:table-cell table:formula="of:=LOG([.D135]; 2)" office:value-type="float" office:value="7.43123933768542" calcext:value-type="float">
            <text:p>7,43</text:p>
          </table:table-cell>
          <table:table-cell table:formula="of:=[.C135]*[.$F$1]" office:value-type="float" office:value="332500" calcext:value-type="float">
            <text:p>332500</text:p>
          </table:table-cell>
          <table:table-cell table:formula="of:=LOG([.F135]; 2)" office:value-type="float" office:value="18.3429948150506" calcext:value-type="float">
            <text:p>18,34</text:p>
          </table:table-cell>
          <table:table-cell table:formula="of:=LOG([.A135]*[.$H$1]; 2)" office:value-type="float" office:value="12.1427452767515" calcext:value-type="float">
            <text:p>12,14</text:p>
          </table:table-cell>
          <table:table-cell table:formula="of:=[.$J$1] * LOG([.A135] + 0.1; 2)" office:value-type="float" office:value="20.4634636069711" calcext:value-type="float">
            <text:p>20,4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5" office:value-type="float" office:value="670" calcext:value-type="float">
            <text:p>670</text:p>
          </table:table-cell>
          <table:table-cell table:formula="of:=[.B136]/100" office:value-type="float" office:value="6.7" calcext:value-type="float">
            <text:p>6,7</text:p>
          </table:table-cell>
          <table:table-cell table:formula="of:=[.C136]*[.$D$1]" office:value-type="float" office:value="173.8918" calcext:value-type="float">
            <text:p>173,8918</text:p>
          </table:table-cell>
          <table:table-cell table:formula="of:=LOG([.D136]; 2)" office:value-type="float" office:value="7.442046092642" calcext:value-type="float">
            <text:p>7,44</text:p>
          </table:table-cell>
          <table:table-cell table:formula="of:=[.C136]*[.$F$1]" office:value-type="float" office:value="335000" calcext:value-type="float">
            <text:p>335000</text:p>
          </table:table-cell>
          <table:table-cell table:formula="of:=LOG([.F136]; 2)" office:value-type="float" office:value="18.3538015700072" calcext:value-type="float">
            <text:p>18,35</text:p>
          </table:table-cell>
          <table:table-cell table:formula="of:=LOG([.A136]*[.$H$1]; 2)" office:value-type="float" office:value="12.1535520317081" calcext:value-type="float">
            <text:p>12,15</text:p>
          </table:table-cell>
          <table:table-cell table:formula="of:=[.$J$1] * LOG([.A136] + 0.1; 2)" office:value-type="float" office:value="20.4947797383496" calcext:value-type="float">
            <text:p>20,4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5" office:value-type="float" office:value="675" calcext:value-type="float">
            <text:p>675</text:p>
          </table:table-cell>
          <table:table-cell table:formula="of:=[.B137]/100" office:value-type="float" office:value="6.75" calcext:value-type="float">
            <text:p>6,75</text:p>
          </table:table-cell>
          <table:table-cell table:formula="of:=[.C137]*[.$D$1]" office:value-type="float" office:value="175.1895" calcext:value-type="float">
            <text:p>175,1895</text:p>
          </table:table-cell>
          <table:table-cell table:formula="of:=LOG([.D137]; 2)" office:value-type="float" office:value="7.45277249923506" calcext:value-type="float">
            <text:p>7,45</text:p>
          </table:table-cell>
          <table:table-cell table:formula="of:=[.C137]*[.$F$1]" office:value-type="float" office:value="337500" calcext:value-type="float">
            <text:p>337500</text:p>
          </table:table-cell>
          <table:table-cell table:formula="of:=LOG([.F137]; 2)" office:value-type="float" office:value="18.3645279766003" calcext:value-type="float">
            <text:p>18,36</text:p>
          </table:table-cell>
          <table:table-cell table:formula="of:=LOG([.A137]*[.$H$1]; 2)" office:value-type="float" office:value="12.1642784383012" calcext:value-type="float">
            <text:p>12,16</text:p>
          </table:table-cell>
          <table:table-cell table:formula="of:=[.$J$1] * LOG([.A137] + 0.1; 2)" office:value-type="float" office:value="20.5258632068711" calcext:value-type="float">
            <text:p>20,5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5" office:value-type="float" office:value="680" calcext:value-type="float">
            <text:p>680</text:p>
          </table:table-cell>
          <table:table-cell table:formula="of:=[.B138]/100" office:value-type="float" office:value="6.8" calcext:value-type="float">
            <text:p>6,8</text:p>
          </table:table-cell>
          <table:table-cell table:formula="of:=[.C138]*[.$D$1]" office:value-type="float" office:value="176.4872" calcext:value-type="float">
            <text:p>176,4872</text:p>
          </table:table-cell>
          <table:table-cell table:formula="of:=LOG([.D138]; 2)" office:value-type="float" office:value="7.46341974343457" calcext:value-type="float">
            <text:p>7,46</text:p>
          </table:table-cell>
          <table:table-cell table:formula="of:=[.C138]*[.$F$1]" office:value-type="float" office:value="340000" calcext:value-type="float">
            <text:p>340000</text:p>
          </table:table-cell>
          <table:table-cell table:formula="of:=LOG([.F138]; 2)" office:value-type="float" office:value="18.3751752207998" calcext:value-type="float">
            <text:p>18,38</text:p>
          </table:table-cell>
          <table:table-cell table:formula="of:=LOG([.A138]*[.$H$1]; 2)" office:value-type="float" office:value="12.1749256825007" calcext:value-type="float">
            <text:p>12,17</text:p>
          </table:table-cell>
          <table:table-cell table:formula="of:=[.$J$1] * LOG([.A138] + 0.1; 2)" office:value-type="float" office:value="20.5567174441882" calcext:value-type="float">
            <text:p>20,5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5" office:value-type="float" office:value="685" calcext:value-type="float">
            <text:p>685</text:p>
          </table:table-cell>
          <table:table-cell table:formula="of:=[.B139]/100" office:value-type="float" office:value="6.85" calcext:value-type="float">
            <text:p>6,85</text:p>
          </table:table-cell>
          <table:table-cell table:formula="of:=[.C139]*[.$D$1]" office:value-type="float" office:value="177.7849" calcext:value-type="float">
            <text:p>177,7849</text:p>
          </table:table-cell>
          <table:table-cell table:formula="of:=LOG([.D139]; 2)" office:value-type="float" office:value="7.47398898514475" calcext:value-type="float">
            <text:p>7,47</text:p>
          </table:table-cell>
          <table:table-cell table:formula="of:=[.C139]*[.$F$1]" office:value-type="float" office:value="342500" calcext:value-type="float">
            <text:p>342500</text:p>
          </table:table-cell>
          <table:table-cell table:formula="of:=LOG([.F139]; 2)" office:value-type="float" office:value="18.38574446251" calcext:value-type="float">
            <text:p>18,39</text:p>
          </table:table-cell>
          <table:table-cell table:formula="of:=LOG([.A139]*[.$H$1]; 2)" office:value-type="float" office:value="12.1854949242109" calcext:value-type="float">
            <text:p>12,19</text:p>
          </table:table-cell>
          <table:table-cell table:formula="of:=[.$J$1] * LOG([.A139] + 0.1; 2)" office:value-type="float" office:value="20.5873458065864" calcext:value-type="float">
            <text:p>20,5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5" office:value-type="float" office:value="690" calcext:value-type="float">
            <text:p>690</text:p>
          </table:table-cell>
          <table:table-cell table:formula="of:=[.B140]/100" office:value-type="float" office:value="6.9" calcext:value-type="float">
            <text:p>6,9</text:p>
          </table:table-cell>
          <table:table-cell table:formula="of:=[.C140]*[.$D$1]" office:value-type="float" office:value="179.0826" calcext:value-type="float">
            <text:p>179,0826</text:p>
          </table:table-cell>
          <table:table-cell table:formula="of:=LOG([.D140]; 2)" office:value-type="float" office:value="7.4844813589624" calcext:value-type="float">
            <text:p>7,48</text:p>
          </table:table-cell>
          <table:table-cell table:formula="of:=[.C140]*[.$F$1]" office:value-type="float" office:value="345000" calcext:value-type="float">
            <text:p>345000</text:p>
          </table:table-cell>
          <table:table-cell table:formula="of:=LOG([.F140]; 2)" office:value-type="float" office:value="18.3962368363276" calcext:value-type="float">
            <text:p>18,40</text:p>
          </table:table-cell>
          <table:table-cell table:formula="of:=LOG([.A140]*[.$H$1]; 2)" office:value-type="float" office:value="12.1959872980285" calcext:value-type="float">
            <text:p>12,20</text:p>
          </table:table-cell>
          <table:table-cell table:formula="of:=[.$J$1] * LOG([.A140] + 0.1; 2)" office:value-type="float" office:value="20.617751577175" calcext:value-type="float">
            <text:p>20,6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5" office:value-type="float" office:value="695" calcext:value-type="float">
            <text:p>695</text:p>
          </table:table-cell>
          <table:table-cell table:formula="of:=[.B141]/100" office:value-type="float" office:value="6.95" calcext:value-type="float">
            <text:p>6,95</text:p>
          </table:table-cell>
          <table:table-cell table:formula="of:=[.C141]*[.$D$1]" office:value-type="float" office:value="180.3803" calcext:value-type="float">
            <text:p>180,3803</text:p>
          </table:table-cell>
          <table:table-cell table:formula="of:=LOG([.D141]; 2)" office:value-type="float" office:value="7.49489797490773" calcext:value-type="float">
            <text:p>7,49</text:p>
          </table:table-cell>
          <table:table-cell table:formula="of:=[.C141]*[.$F$1]" office:value-type="float" office:value="347500" calcext:value-type="float">
            <text:p>347500</text:p>
          </table:table-cell>
          <table:table-cell table:formula="of:=LOG([.F141]; 2)" office:value-type="float" office:value="18.406653452273" calcext:value-type="float">
            <text:p>18,41</text:p>
          </table:table-cell>
          <table:table-cell table:formula="of:=LOG([.A141]*[.$H$1]; 2)" office:value-type="float" office:value="12.2064039139738" calcext:value-type="float">
            <text:p>12,21</text:p>
          </table:table-cell>
          <table:table-cell table:formula="of:=[.$J$1] * LOG([.A141] + 0.1; 2)" office:value-type="float" office:value="20.6479379679991" calcext:value-type="float">
            <text:p>20,6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5" office:value-type="float" office:value="700" calcext:value-type="float">
            <text:p>700</text:p>
          </table:table-cell>
          <table:table-cell table:formula="of:=[.B142]/100" office:value-type="float" office:value="7" calcext:value-type="float">
            <text:p>7</text:p>
          </table:table-cell>
          <table:table-cell table:formula="of:=[.C142]*[.$D$1]" office:value-type="float" office:value="181.678" calcext:value-type="float">
            <text:p>181,678</text:p>
          </table:table-cell>
          <table:table-cell table:formula="of:=LOG([.D142]; 2)" office:value-type="float" office:value="7.50523991912919" calcext:value-type="float">
            <text:p>7,51</text:p>
          </table:table-cell>
          <table:table-cell table:formula="of:=[.C142]*[.$F$1]" office:value-type="float" office:value="350000" calcext:value-type="float">
            <text:p>350000</text:p>
          </table:table-cell>
          <table:table-cell table:formula="of:=LOG([.F142]; 2)" office:value-type="float" office:value="18.4169953964944" calcext:value-type="float">
            <text:p>18,42</text:p>
          </table:table-cell>
          <table:table-cell table:formula="of:=LOG([.A142]*[.$H$1]; 2)" office:value-type="float" office:value="12.2167458581953" calcext:value-type="float">
            <text:p>12,22</text:p>
          </table:table-cell>
          <table:table-cell table:formula="of:=[.$J$1] * LOG([.A142] + 0.1; 2)" office:value-type="float" office:value="20.677908122076" calcext:value-type="float">
            <text:p>20,6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5" office:value-type="float" office:value="705" calcext:value-type="float">
            <text:p>705</text:p>
          </table:table-cell>
          <table:table-cell table:formula="of:=[.B143]/100" office:value-type="float" office:value="7.05" calcext:value-type="float">
            <text:p>7,05</text:p>
          </table:table-cell>
          <table:table-cell table:formula="of:=[.C143]*[.$D$1]" office:value-type="float" office:value="182.9757" calcext:value-type="float">
            <text:p>182,9757</text:p>
          </table:table-cell>
          <table:table-cell table:formula="of:=LOG([.D143]; 2)" office:value-type="float" office:value="7.51550825458302" calcext:value-type="float">
            <text:p>7,52</text:p>
          </table:table-cell>
          <table:table-cell table:formula="of:=[.C143]*[.$F$1]" office:value-type="float" office:value="352500" calcext:value-type="float">
            <text:p>352500</text:p>
          </table:table-cell>
          <table:table-cell table:formula="of:=LOG([.F143]; 2)" office:value-type="float" office:value="18.4272637319482" calcext:value-type="float">
            <text:p>18,43</text:p>
          </table:table-cell>
          <table:table-cell table:formula="of:=LOG([.A143]*[.$H$1]; 2)" office:value-type="float" office:value="12.2270141936491" calcext:value-type="float">
            <text:p>12,23</text:p>
          </table:table-cell>
          <table:table-cell table:formula="of:=[.$J$1] * LOG([.A143] + 0.1; 2)" office:value-type="float" office:value="20.7076651153587" calcext:value-type="float">
            <text:p>20,7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5" office:value-type="float" office:value="710" calcext:value-type="float">
            <text:p>710</text:p>
          </table:table-cell>
          <table:table-cell table:formula="of:=[.B144]/100" office:value-type="float" office:value="7.1" calcext:value-type="float">
            <text:p>7,1</text:p>
          </table:table-cell>
          <table:table-cell table:formula="of:=[.C144]*[.$D$1]" office:value-type="float" office:value="184.2734" calcext:value-type="float">
            <text:p>184,2734</text:p>
          </table:table-cell>
          <table:table-cell table:formula="of:=LOG([.D144]; 2)" office:value-type="float" office:value="7.52570402168891" calcext:value-type="float">
            <text:p>7,53</text:p>
          </table:table-cell>
          <table:table-cell table:formula="of:=[.C144]*[.$F$1]" office:value-type="float" office:value="355000" calcext:value-type="float">
            <text:p>355000</text:p>
          </table:table-cell>
          <table:table-cell table:formula="of:=LOG([.F144]; 2)" office:value-type="float" office:value="18.4374594990541" calcext:value-type="float">
            <text:p>18,44</text:p>
          </table:table-cell>
          <table:table-cell table:formula="of:=LOG([.A144]*[.$H$1]; 2)" office:value-type="float" office:value="12.237209960755" calcext:value-type="float">
            <text:p>12,24</text:p>
          </table:table-cell>
          <table:table-cell table:formula="of:=[.$J$1] * LOG([.A144] + 0.1; 2)" office:value-type="float" office:value="20.7372119586307" calcext:value-type="float">
            <text:p>20,7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5" office:value-type="float" office:value="715" calcext:value-type="float">
            <text:p>715</text:p>
          </table:table-cell>
          <table:table-cell table:formula="of:=[.B145]/100" office:value-type="float" office:value="7.15" calcext:value-type="float">
            <text:p>7,15</text:p>
          </table:table-cell>
          <table:table-cell table:formula="of:=[.C145]*[.$D$1]" office:value-type="float" office:value="185.5711" calcext:value-type="float">
            <text:p>185,5711</text:p>
          </table:table-cell>
          <table:table-cell table:formula="of:=LOG([.D145]; 2)" office:value-type="float" office:value="7.53582823896262" calcext:value-type="float">
            <text:p>7,54</text:p>
          </table:table-cell>
          <table:table-cell table:formula="of:=[.C145]*[.$F$1]" office:value-type="float" office:value="357500" calcext:value-type="float">
            <text:p>357500</text:p>
          </table:table-cell>
          <table:table-cell table:formula="of:=LOG([.F145]; 2)" office:value-type="float" office:value="18.4475837163278" calcext:value-type="float">
            <text:p>18,45</text:p>
          </table:table-cell>
          <table:table-cell table:formula="of:=LOG([.A145]*[.$H$1]; 2)" office:value-type="float" office:value="12.2473341780287" calcext:value-type="float">
            <text:p>12,25</text:p>
          </table:table-cell>
          <table:table-cell table:formula="of:=[.$J$1] * LOG([.A145] + 0.1; 2)" office:value-type="float" office:value="20.766551599334" calcext:value-type="float">
            <text:p>20,7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5" office:value-type="float" office:value="720" calcext:value-type="float">
            <text:p>720</text:p>
          </table:table-cell>
          <table:table-cell table:formula="of:=[.B146]/100" office:value-type="float" office:value="7.2" calcext:value-type="float">
            <text:p>7,2</text:p>
          </table:table-cell>
          <table:table-cell table:formula="of:=[.C146]*[.$D$1]" office:value-type="float" office:value="186.8688" calcext:value-type="float">
            <text:p>186,8688</text:p>
          </table:table-cell>
          <table:table-cell table:formula="of:=LOG([.D146]; 2)" office:value-type="float" office:value="7.54588190362654" calcext:value-type="float">
            <text:p>7,55</text:p>
          </table:table-cell>
          <table:table-cell table:formula="of:=[.C146]*[.$F$1]" office:value-type="float" office:value="360000" calcext:value-type="float">
            <text:p>360000</text:p>
          </table:table-cell>
          <table:table-cell table:formula="of:=LOG([.F146]; 2)" office:value-type="float" office:value="18.4576373809918" calcext:value-type="float">
            <text:p>18,46</text:p>
          </table:table-cell>
          <table:table-cell table:formula="of:=LOG([.A146]*[.$H$1]; 2)" office:value-type="float" office:value="12.2573878426927" calcext:value-type="float">
            <text:p>12,26</text:p>
          </table:table-cell>
          <table:table-cell table:formula="of:=[.$J$1] * LOG([.A146] + 0.1; 2)" office:value-type="float" office:value="20.7956869233334" calcext:value-type="float">
            <text:p>20,8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5" office:value-type="float" office:value="725" calcext:value-type="float">
            <text:p>725</text:p>
          </table:table-cell>
          <table:table-cell table:formula="of:=[.B147]/100" office:value-type="float" office:value="7.25" calcext:value-type="float">
            <text:p>7,25</text:p>
          </table:table-cell>
          <table:table-cell table:formula="of:=[.C147]*[.$D$1]" office:value-type="float" office:value="188.1665" calcext:value-type="float">
            <text:p>188,1665</text:p>
          </table:table-cell>
          <table:table-cell table:formula="of:=LOG([.D147]; 2)" office:value-type="float" office:value="7.55586599219916" calcext:value-type="float">
            <text:p>7,56</text:p>
          </table:table-cell>
          <table:table-cell table:formula="of:=[.C147]*[.$F$1]" office:value-type="float" office:value="362500" calcext:value-type="float">
            <text:p>362500</text:p>
          </table:table-cell>
          <table:table-cell table:formula="of:=LOG([.F147]; 2)" office:value-type="float" office:value="18.4676214695644" calcext:value-type="float">
            <text:p>18,47</text:p>
          </table:table-cell>
          <table:table-cell table:formula="of:=LOG([.A147]*[.$H$1]; 2)" office:value-type="float" office:value="12.2673719312653" calcext:value-type="float">
            <text:p>12,27</text:p>
          </table:table-cell>
          <table:table-cell table:formula="of:=[.$J$1] * LOG([.A147] + 0.1; 2)" office:value-type="float" office:value="20.8246207566202" calcext:value-type="float">
            <text:p>20,8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5" office:value-type="float" office:value="730" calcext:value-type="float">
            <text:p>730</text:p>
          </table:table-cell>
          <table:table-cell table:formula="of:=[.B148]/100" office:value-type="float" office:value="7.3" calcext:value-type="float">
            <text:p>7,3</text:p>
          </table:table-cell>
          <table:table-cell table:formula="of:=[.C148]*[.$D$1]" office:value-type="float" office:value="189.4642" calcext:value-type="float">
            <text:p>189,4642</text:p>
          </table:table-cell>
          <table:table-cell table:formula="of:=LOG([.D148]; 2)" office:value-type="float" office:value="7.56578146106424" calcext:value-type="float">
            <text:p>7,57</text:p>
          </table:table-cell>
          <table:table-cell table:formula="of:=[.C148]*[.$F$1]" office:value-type="float" office:value="365000" calcext:value-type="float">
            <text:p>365000</text:p>
          </table:table-cell>
          <table:table-cell table:formula="of:=LOG([.F148]; 2)" office:value-type="float" office:value="18.4775369384295" calcext:value-type="float">
            <text:p>18,48</text:p>
          </table:table-cell>
          <table:table-cell table:formula="of:=LOG([.A148]*[.$H$1]; 2)" office:value-type="float" office:value="12.2772874001304" calcext:value-type="float">
            <text:p>12,28</text:p>
          </table:table-cell>
          <table:table-cell table:formula="of:=[.$J$1] * LOG([.A148] + 0.1; 2)" office:value-type="float" office:value="20.8533558669568" calcext:value-type="float">
            <text:p>20,8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5" office:value-type="float" office:value="735" calcext:value-type="float">
            <text:p>735</text:p>
          </table:table-cell>
          <table:table-cell table:formula="of:=[.B149]/100" office:value-type="float" office:value="7.35" calcext:value-type="float">
            <text:p>7,35</text:p>
          </table:table-cell>
          <table:table-cell table:formula="of:=[.C149]*[.$D$1]" office:value-type="float" office:value="190.7619" calcext:value-type="float">
            <text:p>190,7619</text:p>
          </table:table-cell>
          <table:table-cell table:formula="of:=LOG([.D149]; 2)" office:value-type="float" office:value="7.57562924702059" calcext:value-type="float">
            <text:p>7,58</text:p>
          </table:table-cell>
          <table:table-cell table:formula="of:=[.C149]*[.$F$1]" office:value-type="float" office:value="367500" calcext:value-type="float">
            <text:p>367500</text:p>
          </table:table-cell>
          <table:table-cell table:formula="of:=LOG([.F149]; 2)" office:value-type="float" office:value="18.4873847243858" calcext:value-type="float">
            <text:p>18,49</text:p>
          </table:table-cell>
          <table:table-cell table:formula="of:=LOG([.A149]*[.$H$1]; 2)" office:value-type="float" office:value="12.2871351860867" calcext:value-type="float">
            <text:p>12,29</text:p>
          </table:table-cell>
          <table:table-cell table:formula="of:=[.$J$1] * LOG([.A149] + 0.1; 2)" office:value-type="float" office:value="20.8818949654657" calcext:value-type="float">
            <text:p>20,8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5" office:value-type="float" office:value="740" calcext:value-type="float">
            <text:p>740</text:p>
          </table:table-cell>
          <table:table-cell table:formula="of:=[.B150]/100" office:value-type="float" office:value="7.4" calcext:value-type="float">
            <text:p>7,4</text:p>
          </table:table-cell>
          <table:table-cell table:formula="of:=[.C150]*[.$D$1]" office:value-type="float" office:value="192.0596" calcext:value-type="float">
            <text:p>192,0596</text:p>
          </table:table-cell>
          <table:table-cell table:formula="of:=LOG([.D150]; 2)" office:value-type="float" office:value="7.58541026781318" calcext:value-type="float">
            <text:p>7,59</text:p>
          </table:table-cell>
          <table:table-cell table:formula="of:=[.C150]*[.$F$1]" office:value-type="float" office:value="370000" calcext:value-type="float">
            <text:p>370000</text:p>
          </table:table-cell>
          <table:table-cell table:formula="of:=LOG([.F150]; 2)" office:value-type="float" office:value="18.4971657451784" calcext:value-type="float">
            <text:p>18,50</text:p>
          </table:table-cell>
          <table:table-cell table:formula="of:=LOG([.A150]*[.$H$1]; 2)" office:value-type="float" office:value="12.2969162068793" calcext:value-type="float">
            <text:p>12,30</text:p>
          </table:table-cell>
          <table:table-cell table:formula="of:=[.$J$1] * LOG([.A150] + 0.1; 2)" office:value-type="float" office:value="20.9102407081643" calcext:value-type="float">
            <text:p>20,9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5" office:value-type="float" office:value="745" calcext:value-type="float">
            <text:p>745</text:p>
          </table:table-cell>
          <table:table-cell table:formula="of:=[.B151]/100" office:value-type="float" office:value="7.45" calcext:value-type="float">
            <text:p>7,45</text:p>
          </table:table-cell>
          <table:table-cell table:formula="of:=[.C151]*[.$D$1]" office:value-type="float" office:value="193.3573" calcext:value-type="float">
            <text:p>193,3573</text:p>
          </table:table-cell>
          <table:table-cell table:formula="of:=LOG([.D151]; 2)" office:value-type="float" office:value="7.59512542264639" calcext:value-type="float">
            <text:p>7,60</text:p>
          </table:table-cell>
          <table:table-cell table:formula="of:=[.C151]*[.$F$1]" office:value-type="float" office:value="372500" calcext:value-type="float">
            <text:p>372500</text:p>
          </table:table-cell>
          <table:table-cell table:formula="of:=LOG([.F151]; 2)" office:value-type="float" office:value="18.5068809000116" calcext:value-type="float">
            <text:p>18,51</text:p>
          </table:table-cell>
          <table:table-cell table:formula="of:=LOG([.A151]*[.$H$1]; 2)" office:value-type="float" office:value="12.3066313617125" calcext:value-type="float">
            <text:p>12,31</text:p>
          </table:table-cell>
          <table:table-cell table:formula="of:=[.$J$1] * LOG([.A151] + 0.1; 2)" office:value-type="float" office:value="20.9383956974486" calcext:value-type="float">
            <text:p>20,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5" office:value-type="float" office:value="750" calcext:value-type="float">
            <text:p>750</text:p>
          </table:table-cell>
          <table:table-cell table:formula="of:=[.B152]/100" office:value-type="float" office:value="7.5" calcext:value-type="float">
            <text:p>7,5</text:p>
          </table:table-cell>
          <table:table-cell table:formula="of:=[.C152]*[.$D$1]" office:value-type="float" office:value="194.655" calcext:value-type="float">
            <text:p>194,655</text:p>
          </table:table-cell>
          <table:table-cell table:formula="of:=LOG([.D152]; 2)" office:value-type="float" office:value="7.60477559268011" calcext:value-type="float">
            <text:p>7,60</text:p>
          </table:table-cell>
          <table:table-cell table:formula="of:=[.C152]*[.$F$1]" office:value-type="float" office:value="375000" calcext:value-type="float">
            <text:p>375000</text:p>
          </table:table-cell>
          <table:table-cell table:formula="of:=LOG([.F152]; 2)" office:value-type="float" office:value="18.5165310700453" calcext:value-type="float">
            <text:p>18,52</text:p>
          </table:table-cell>
          <table:table-cell table:formula="of:=LOG([.A152]*[.$H$1]; 2)" office:value-type="float" office:value="12.3162815317462" calcext:value-type="float">
            <text:p>12,32</text:p>
          </table:table-cell>
          <table:table-cell table:formula="of:=[.$J$1] * LOG([.A152] + 0.1; 2)" office:value-type="float" office:value="20.9663624835266" calcext:value-type="float">
            <text:p>20,9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5" office:value-type="float" office:value="755" calcext:value-type="float">
            <text:p>755</text:p>
          </table:table-cell>
          <table:table-cell table:formula="of:=[.B153]/100" office:value-type="float" office:value="7.55" calcext:value-type="float">
            <text:p>7,55</text:p>
          </table:table-cell>
          <table:table-cell table:formula="of:=[.C153]*[.$D$1]" office:value-type="float" office:value="195.9527" calcext:value-type="float">
            <text:p>195,9527</text:p>
          </table:table-cell>
          <table:table-cell table:formula="of:=LOG([.D153]; 2)" office:value-type="float" office:value="7.61436164150931" calcext:value-type="float">
            <text:p>7,61</text:p>
          </table:table-cell>
          <table:table-cell table:formula="of:=[.C153]*[.$F$1]" office:value-type="float" office:value="377500" calcext:value-type="float">
            <text:p>377500</text:p>
          </table:table-cell>
          <table:table-cell table:formula="of:=LOG([.F153]; 2)" office:value-type="float" office:value="18.5261171188745" calcext:value-type="float">
            <text:p>18,53</text:p>
          </table:table-cell>
          <table:table-cell table:formula="of:=LOG([.A153]*[.$H$1]; 2)" office:value-type="float" office:value="12.3258675805754" calcext:value-type="float">
            <text:p>12,33</text:p>
          </table:table-cell>
          <table:table-cell table:formula="of:=[.$J$1] * LOG([.A153] + 0.1; 2)" office:value-type="float" office:value="20.9941435658047" calcext:value-type="float">
            <text:p>20,9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5" office:value-type="float" office:value="760" calcext:value-type="float">
            <text:p>760</text:p>
          </table:table-cell>
          <table:table-cell table:formula="of:=[.B154]/100" office:value-type="float" office:value="7.6" calcext:value-type="float">
            <text:p>7,6</text:p>
          </table:table-cell>
          <table:table-cell table:formula="of:=[.C154]*[.$D$1]" office:value-type="float" office:value="197.2504" calcext:value-type="float">
            <text:p>197,2504</text:p>
          </table:table-cell>
          <table:table-cell table:formula="of:=LOG([.D154]; 2)" office:value-type="float" office:value="7.62388441562781" calcext:value-type="float">
            <text:p>7,62</text:p>
          </table:table-cell>
          <table:table-cell table:formula="of:=[.C154]*[.$F$1]" office:value-type="float" office:value="380000" calcext:value-type="float">
            <text:p>380000</text:p>
          </table:table-cell>
          <table:table-cell table:formula="of:=LOG([.F154]; 2)" office:value-type="float" office:value="18.535639892993" calcext:value-type="float">
            <text:p>18,54</text:p>
          </table:table-cell>
          <table:table-cell table:formula="of:=LOG([.A154]*[.$H$1]; 2)" office:value-type="float" office:value="12.3353903546939" calcext:value-type="float">
            <text:p>12,34</text:p>
          </table:table-cell>
          <table:table-cell table:formula="of:=[.$J$1] * LOG([.A154] + 0.1; 2)" office:value-type="float" office:value="21.0217413942277" calcext:value-type="float">
            <text:p>21,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5" office:value-type="float" office:value="765" calcext:value-type="float">
            <text:p>765</text:p>
          </table:table-cell>
          <table:table-cell table:formula="of:=[.B155]/100" office:value-type="float" office:value="7.65" calcext:value-type="float">
            <text:p>7,65</text:p>
          </table:table-cell>
          <table:table-cell table:formula="of:=[.C155]*[.$D$1]" office:value-type="float" office:value="198.5481" calcext:value-type="float">
            <text:p>198,5481</text:p>
          </table:table-cell>
          <table:table-cell table:formula="of:=LOG([.D155]; 2)" office:value-type="float" office:value="7.63334474487688" calcext:value-type="float">
            <text:p>7,63</text:p>
          </table:table-cell>
          <table:table-cell table:formula="of:=[.C155]*[.$F$1]" office:value-type="float" office:value="382500" calcext:value-type="float">
            <text:p>382500</text:p>
          </table:table-cell>
          <table:table-cell table:formula="of:=LOG([.F155]; 2)" office:value-type="float" office:value="18.5451002222421" calcext:value-type="float">
            <text:p>18,55</text:p>
          </table:table-cell>
          <table:table-cell table:formula="of:=LOG([.A155]*[.$H$1]; 2)" office:value-type="float" office:value="12.344850683943" calcext:value-type="float">
            <text:p>12,34</text:p>
          </table:table-cell>
          <table:table-cell table:formula="of:=[.$J$1] * LOG([.A155] + 0.1; 2)" office:value-type="float" office:value="21.049158370576" calcext:value-type="float">
            <text:p>21,0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5" office:value-type="float" office:value="770" calcext:value-type="float">
            <text:p>770</text:p>
          </table:table-cell>
          <table:table-cell table:formula="of:=[.B156]/100" office:value-type="float" office:value="7.7" calcext:value-type="float">
            <text:p>7,7</text:p>
          </table:table-cell>
          <table:table-cell table:formula="of:=[.C156]*[.$D$1]" office:value-type="float" office:value="199.8458" calcext:value-type="float">
            <text:p>199,8458</text:p>
          </table:table-cell>
          <table:table-cell table:formula="of:=LOG([.D156]; 2)" office:value-type="float" office:value="7.64274344287913" calcext:value-type="float">
            <text:p>7,64</text:p>
          </table:table-cell>
          <table:table-cell table:formula="of:=[.C156]*[.$F$1]" office:value-type="float" office:value="385000" calcext:value-type="float">
            <text:p>385000</text:p>
          </table:table-cell>
          <table:table-cell table:formula="of:=LOG([.F156]; 2)" office:value-type="float" office:value="18.5544989202444" calcext:value-type="float">
            <text:p>18,55</text:p>
          </table:table-cell>
          <table:table-cell table:formula="of:=LOG([.A156]*[.$H$1]; 2)" office:value-type="float" office:value="12.3542493819452" calcext:value-type="float">
            <text:p>12,35</text:p>
          </table:table-cell>
          <table:table-cell table:formula="of:=[.$J$1] * LOG([.A156] + 0.1; 2)" office:value-type="float" office:value="21.0763968497195" calcext:value-type="float">
            <text:p>21,0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5" office:value-type="float" office:value="775" calcext:value-type="float">
            <text:p>775</text:p>
          </table:table-cell>
          <table:table-cell table:formula="of:=[.B157]/100" office:value-type="float" office:value="7.75" calcext:value-type="float">
            <text:p>7,75</text:p>
          </table:table-cell>
          <table:table-cell table:formula="of:=[.C157]*[.$D$1]" office:value-type="float" office:value="201.1435" calcext:value-type="float">
            <text:p>201,1435</text:p>
          </table:table-cell>
          <table:table-cell table:formula="of:=LOG([.D157]; 2)" office:value-type="float" office:value="7.65208130745847" calcext:value-type="float">
            <text:p>7,65</text:p>
          </table:table-cell>
          <table:table-cell table:formula="of:=[.C157]*[.$F$1]" office:value-type="float" office:value="387500" calcext:value-type="float">
            <text:p>387500</text:p>
          </table:table-cell>
          <table:table-cell table:formula="of:=LOG([.F157]; 2)" office:value-type="float" office:value="18.5638367848237" calcext:value-type="float">
            <text:p>18,56</text:p>
          </table:table-cell>
          <table:table-cell table:formula="of:=LOG([.A157]*[.$H$1]; 2)" office:value-type="float" office:value="12.3635872465246" calcext:value-type="float">
            <text:p>12,36</text:p>
          </table:table-cell>
          <table:table-cell table:formula="of:=[.$J$1] * LOG([.A157] + 0.1; 2)" office:value-type="float" office:value="21.1034591408313" calcext:value-type="float">
            <text:p>21,1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5" office:value-type="float" office:value="780" calcext:value-type="float">
            <text:p>780</text:p>
          </table:table-cell>
          <table:table-cell table:formula="of:=[.B158]/100" office:value-type="float" office:value="7.8" calcext:value-type="float">
            <text:p>7,8</text:p>
          </table:table-cell>
          <table:table-cell table:formula="of:=[.C158]*[.$D$1]" office:value-type="float" office:value="202.4412" calcext:value-type="float">
            <text:p>202,4412</text:p>
          </table:table-cell>
          <table:table-cell table:formula="of:=LOG([.D158]; 2)" office:value-type="float" office:value="7.66135912104648" calcext:value-type="float">
            <text:p>7,66</text:p>
          </table:table-cell>
          <table:table-cell table:formula="of:=[.C158]*[.$F$1]" office:value-type="float" office:value="390000" calcext:value-type="float">
            <text:p>390000</text:p>
          </table:table-cell>
          <table:table-cell table:formula="of:=LOG([.F158]; 2)" office:value-type="float" office:value="18.5731145984117" calcext:value-type="float">
            <text:p>18,57</text:p>
          </table:table-cell>
          <table:table-cell table:formula="of:=LOG([.A158]*[.$H$1]; 2)" office:value-type="float" office:value="12.3728650601126" calcext:value-type="float">
            <text:p>12,37</text:p>
          </table:table-cell>
          <table:table-cell table:formula="of:=[.$J$1] * LOG([.A158] + 0.1; 2)" office:value-type="float" office:value="21.1303475085626" calcext:value-type="float">
            <text:p>21,1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5" office:value-type="float" office:value="785" calcext:value-type="float">
            <text:p>785</text:p>
          </table:table-cell>
          <table:table-cell table:formula="of:=[.B159]/100" office:value-type="float" office:value="7.85" calcext:value-type="float">
            <text:p>7,85</text:p>
          </table:table-cell>
          <table:table-cell table:formula="of:=[.C159]*[.$D$1]" office:value-type="float" office:value="203.7389" calcext:value-type="float">
            <text:p>203,7389</text:p>
          </table:table-cell>
          <table:table-cell table:formula="of:=LOG([.D159]; 2)" office:value-type="float" office:value="7.67057765107585" calcext:value-type="float">
            <text:p>7,67</text:p>
          </table:table-cell>
          <table:table-cell table:formula="of:=[.C159]*[.$F$1]" office:value-type="float" office:value="392500" calcext:value-type="float">
            <text:p>392500</text:p>
          </table:table-cell>
          <table:table-cell table:formula="of:=LOG([.F159]; 2)" office:value-type="float" office:value="18.5823331284411" calcext:value-type="float">
            <text:p>18,58</text:p>
          </table:table-cell>
          <table:table-cell table:formula="of:=LOG([.A159]*[.$H$1]; 2)" office:value-type="float" office:value="12.382083590142" calcext:value-type="float">
            <text:p>12,38</text:p>
          </table:table-cell>
          <table:table-cell table:formula="of:=[.$J$1] * LOG([.A159] + 0.1; 2)" office:value-type="float" office:value="21.1570641741798" calcext:value-type="float">
            <text:p>21,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5" office:value-type="float" office:value="790" calcext:value-type="float">
            <text:p>790</text:p>
          </table:table-cell>
          <table:table-cell table:formula="of:=[.B160]/100" office:value-type="float" office:value="7.9" calcext:value-type="float">
            <text:p>7,9</text:p>
          </table:table-cell>
          <table:table-cell table:formula="of:=[.C160]*[.$D$1]" office:value-type="float" office:value="205.0366" calcext:value-type="float">
            <text:p>205,0366</text:p>
          </table:table-cell>
          <table:table-cell table:formula="of:=LOG([.D160]; 2)" office:value-type="float" office:value="7.67973765036133" calcext:value-type="float">
            <text:p>7,68</text:p>
          </table:table-cell>
          <table:table-cell table:formula="of:=[.C160]*[.$F$1]" office:value-type="float" office:value="395000" calcext:value-type="float">
            <text:p>395000</text:p>
          </table:table-cell>
          <table:table-cell table:formula="of:=LOG([.F160]; 2)" office:value-type="float" office:value="18.5914931277266" calcext:value-type="float">
            <text:p>18,59</text:p>
          </table:table-cell>
          <table:table-cell table:formula="of:=LOG([.A160]*[.$H$1]; 2)" office:value-type="float" office:value="12.3912435894274" calcext:value-type="float">
            <text:p>12,39</text:p>
          </table:table-cell>
          <table:table-cell table:formula="of:=[.$J$1] * LOG([.A160] + 0.1; 2)" office:value-type="float" office:value="21.1836113166659" calcext:value-type="float">
            <text:p>21,1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5" office:value-type="float" office:value="795" calcext:value-type="float">
            <text:p>795</text:p>
          </table:table-cell>
          <table:table-cell table:formula="of:=[.B161]/100" office:value-type="float" office:value="7.95" calcext:value-type="float">
            <text:p>7,95</text:p>
          </table:table-cell>
          <table:table-cell table:formula="of:=[.C161]*[.$D$1]" office:value-type="float" office:value="206.3343" calcext:value-type="float">
            <text:p>206,3343</text:p>
          </table:table-cell>
          <table:table-cell table:formula="of:=LOG([.D161]; 2)" office:value-type="float" office:value="7.68883985746858" calcext:value-type="float">
            <text:p>7,69</text:p>
          </table:table-cell>
          <table:table-cell table:formula="of:=[.C161]*[.$F$1]" office:value-type="float" office:value="397500" calcext:value-type="float">
            <text:p>397500</text:p>
          </table:table-cell>
          <table:table-cell table:formula="of:=LOG([.F161]; 2)" office:value-type="float" office:value="18.6005953348338" calcext:value-type="float">
            <text:p>18,60</text:p>
          </table:table-cell>
          <table:table-cell table:formula="of:=LOG([.A161]*[.$H$1]; 2)" office:value-type="float" office:value="12.4003457965347" calcext:value-type="float">
            <text:p>12,40</text:p>
          </table:table-cell>
          <table:table-cell table:formula="of:=[.$J$1] * LOG([.A161] + 0.1; 2)" office:value-type="float" office:value="21.2099910737867" calcext:value-type="float">
            <text:p>21,2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5" office:value-type="float" office:value="800" calcext:value-type="float">
            <text:p>800</text:p>
          </table:table-cell>
          <table:table-cell table:formula="of:=[.B162]/100" office:value-type="float" office:value="8" calcext:value-type="float">
            <text:p>8</text:p>
          </table:table-cell>
          <table:table-cell table:formula="of:=[.C162]*[.$D$1]" office:value-type="float" office:value="207.632" calcext:value-type="float">
            <text:p>207,632</text:p>
          </table:table-cell>
          <table:table-cell table:formula="of:=LOG([.D162]; 2)" office:value-type="float" office:value="7.69788499707159" calcext:value-type="float">
            <text:p>7,70</text:p>
          </table:table-cell>
          <table:table-cell table:formula="of:=[.C162]*[.$F$1]" office:value-type="float" office:value="400000" calcext:value-type="float">
            <text:p>400000</text:p>
          </table:table-cell>
          <table:table-cell table:formula="of:=LOG([.F162]; 2)" office:value-type="float" office:value="18.6096404744368" calcext:value-type="float">
            <text:p>18,61</text:p>
          </table:table-cell>
          <table:table-cell table:formula="of:=LOG([.A162]*[.$H$1]; 2)" office:value-type="float" office:value="12.4093909361377" calcext:value-type="float">
            <text:p>12,41</text:p>
          </table:table-cell>
          <table:table-cell table:formula="of:=[.$J$1] * LOG([.A162] + 0.1; 2)" office:value-type="float" office:value="21.2362055431238" calcext:value-type="float">
            <text:p>21,2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5" office:value-type="float" office:value="805" calcext:value-type="float">
            <text:p>805</text:p>
          </table:table-cell>
          <table:table-cell table:formula="of:=[.B163]/100" office:value-type="float" office:value="8.05" calcext:value-type="float">
            <text:p>8,05</text:p>
          </table:table-cell>
          <table:table-cell table:formula="of:=[.C163]*[.$D$1]" office:value-type="float" office:value="208.9297" calcext:value-type="float">
            <text:p>208,9297</text:p>
          </table:table-cell>
          <table:table-cell table:formula="of:=LOG([.D163]; 2)" office:value-type="float" office:value="7.70687378029884" calcext:value-type="float">
            <text:p>7,71</text:p>
          </table:table-cell>
          <table:table-cell table:formula="of:=[.C163]*[.$F$1]" office:value-type="float" office:value="402500" calcext:value-type="float">
            <text:p>402500</text:p>
          </table:table-cell>
          <table:table-cell table:formula="of:=LOG([.F163]; 2)" office:value-type="float" office:value="18.6186292576641" calcext:value-type="float">
            <text:p>18,62</text:p>
          </table:table-cell>
          <table:table-cell table:formula="of:=LOG([.A163]*[.$H$1]; 2)" office:value-type="float" office:value="12.418379719365" calcext:value-type="float">
            <text:p>12,42</text:p>
          </table:table-cell>
          <table:table-cell table:formula="of:=[.$J$1] * LOG([.A163] + 0.1; 2)" office:value-type="float" office:value="21.2622567830757" calcext:value-type="float">
            <text:p>21,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5" office:value-type="float" office:value="810" calcext:value-type="float">
            <text:p>810</text:p>
          </table:table-cell>
          <table:table-cell table:formula="of:=[.B164]/100" office:value-type="float" office:value="8.1" calcext:value-type="float">
            <text:p>8,1</text:p>
          </table:table-cell>
          <table:table-cell table:formula="of:=[.C164]*[.$D$1]" office:value-type="float" office:value="210.2274" calcext:value-type="float">
            <text:p>210,2274</text:p>
          </table:table-cell>
          <table:table-cell table:formula="of:=LOG([.D164]; 2)" office:value-type="float" office:value="7.71580690506885" calcext:value-type="float">
            <text:p>7,72</text:p>
          </table:table-cell>
          <table:table-cell table:formula="of:=[.C164]*[.$F$1]" office:value-type="float" office:value="405000" calcext:value-type="float">
            <text:p>405000</text:p>
          </table:table-cell>
          <table:table-cell table:formula="of:=LOG([.F164]; 2)" office:value-type="float" office:value="18.6275623824341" calcext:value-type="float">
            <text:p>18,63</text:p>
          </table:table-cell>
          <table:table-cell table:formula="of:=LOG([.A164]*[.$H$1]; 2)" office:value-type="float" office:value="12.427312844135" calcext:value-type="float">
            <text:p>12,43</text:p>
          </table:table-cell>
          <table:table-cell table:formula="of:=[.$J$1] * LOG([.A164] + 0.1; 2)" office:value-type="float" office:value="21.2881468138275" calcext:value-type="float">
            <text:p>21,2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5" office:value-type="float" office:value="815" calcext:value-type="float">
            <text:p>815</text:p>
          </table:table-cell>
          <table:table-cell table:formula="of:=[.B165]/100" office:value-type="float" office:value="8.15" calcext:value-type="float">
            <text:p>8,15</text:p>
          </table:table-cell>
          <table:table-cell table:formula="of:=[.C165]*[.$D$1]" office:value-type="float" office:value="211.5251" calcext:value-type="float">
            <text:p>211,5251</text:p>
          </table:table-cell>
          <table:table-cell table:formula="of:=LOG([.D165]; 2)" office:value-type="float" office:value="7.7246850564153" calcext:value-type="float">
            <text:p>7,72</text:p>
          </table:table-cell>
          <table:table-cell table:formula="of:=[.C165]*[.$F$1]" office:value-type="float" office:value="407500" calcext:value-type="float">
            <text:p>407500</text:p>
          </table:table-cell>
          <table:table-cell table:formula="of:=LOG([.F165]; 2)" office:value-type="float" office:value="18.6364405337805" calcext:value-type="float">
            <text:p>18,64</text:p>
          </table:table-cell>
          <table:table-cell table:formula="of:=LOG([.A165]*[.$H$1]; 2)" office:value-type="float" office:value="12.4361909954814" calcext:value-type="float">
            <text:p>12,44</text:p>
          </table:table-cell>
          <table:table-cell table:formula="of:=[.$J$1] * LOG([.A165] + 0.1; 2)" office:value-type="float" office:value="21.3138776182911" calcext:value-type="float">
            <text:p>21,3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5" office:value-type="float" office:value="820" calcext:value-type="float">
            <text:p>820</text:p>
          </table:table-cell>
          <table:table-cell table:formula="of:=[.B166]/100" office:value-type="float" office:value="8.2" calcext:value-type="float">
            <text:p>8,2</text:p>
          </table:table-cell>
          <table:table-cell table:formula="of:=[.C166]*[.$D$1]" office:value-type="float" office:value="212.8228" calcext:value-type="float">
            <text:p>212,8228</text:p>
          </table:table-cell>
          <table:table-cell table:formula="of:=LOG([.D166]; 2)" office:value-type="float" office:value="7.73350890680231" calcext:value-type="float">
            <text:p>7,73</text:p>
          </table:table-cell>
          <table:table-cell table:formula="of:=[.C166]*[.$F$1]" office:value-type="float" office:value="410000" calcext:value-type="float">
            <text:p>410000</text:p>
          </table:table-cell>
          <table:table-cell table:formula="of:=LOG([.F166]; 2)" office:value-type="float" office:value="18.6452643841675" calcext:value-type="float">
            <text:p>18,65</text:p>
          </table:table-cell>
          <table:table-cell table:formula="of:=LOG([.A166]*[.$H$1]; 2)" office:value-type="float" office:value="12.4450148458684" calcext:value-type="float">
            <text:p>12,45</text:p>
          </table:table-cell>
          <table:table-cell table:formula="of:=[.$J$1] * LOG([.A166] + 0.1; 2)" office:value-type="float" office:value="21.3394511430164" calcext:value-type="float">
            <text:p>21,3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5" office:value-type="float" office:value="825" calcext:value-type="float">
            <text:p>825</text:p>
          </table:table-cell>
          <table:table-cell table:formula="of:=[.B167]/100" office:value-type="float" office:value="8.25" calcext:value-type="float">
            <text:p>8,25</text:p>
          </table:table-cell>
          <table:table-cell table:formula="of:=[.C167]*[.$D$1]" office:value-type="float" office:value="214.1205" calcext:value-type="float">
            <text:p>214,1205</text:p>
          </table:table-cell>
          <table:table-cell table:formula="of:=LOG([.D167]; 2)" office:value-type="float" office:value="7.74227911643004" calcext:value-type="float">
            <text:p>7,74</text:p>
          </table:table-cell>
          <table:table-cell table:formula="of:=[.C167]*[.$F$1]" office:value-type="float" office:value="412500" calcext:value-type="float">
            <text:p>412500</text:p>
          </table:table-cell>
          <table:table-cell table:formula="of:=LOG([.F167]; 2)" office:value-type="float" office:value="18.6540345937953" calcext:value-type="float">
            <text:p>18,65</text:p>
          </table:table-cell>
          <table:table-cell table:formula="of:=LOG([.A167]*[.$H$1]; 2)" office:value-type="float" office:value="12.4537850554962" calcext:value-type="float">
            <text:p>12,45</text:p>
          </table:table-cell>
          <table:table-cell table:formula="of:=[.$J$1] * LOG([.A167] + 0.1; 2)" office:value-type="float" office:value="21.3648692990751" calcext:value-type="float">
            <text:p>21,3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5" office:value-type="float" office:value="830" calcext:value-type="float">
            <text:p>830</text:p>
          </table:table-cell>
          <table:table-cell table:formula="of:=[.B168]/100" office:value-type="float" office:value="8.3" calcext:value-type="float">
            <text:p>8,3</text:p>
          </table:table-cell>
          <table:table-cell table:formula="of:=[.C168]*[.$D$1]" office:value-type="float" office:value="215.4182" calcext:value-type="float">
            <text:p>215,4182</text:p>
          </table:table-cell>
          <table:table-cell table:formula="of:=LOG([.D168]; 2)" office:value-type="float" office:value="7.75099633353115" calcext:value-type="float">
            <text:p>7,75</text:p>
          </table:table-cell>
          <table:table-cell table:formula="of:=[.C168]*[.$F$1]" office:value-type="float" office:value="415000" calcext:value-type="float">
            <text:p>415000</text:p>
          </table:table-cell>
          <table:table-cell table:formula="of:=LOG([.F168]; 2)" office:value-type="float" office:value="18.6627518108964" calcext:value-type="float">
            <text:p>18,66</text:p>
          </table:table-cell>
          <table:table-cell table:formula="of:=LOG([.A168]*[.$H$1]; 2)" office:value-type="float" office:value="12.4625022725973" calcext:value-type="float">
            <text:p>12,46</text:p>
          </table:table-cell>
          <table:table-cell table:formula="of:=[.$J$1] * LOG([.A168] + 0.1; 2)" office:value-type="float" office:value="21.3901339629175" calcext:value-type="float">
            <text:p>21,3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5" office:value-type="float" office:value="835" calcext:value-type="float">
            <text:p>835</text:p>
          </table:table-cell>
          <table:table-cell table:formula="of:=[.B169]/100" office:value-type="float" office:value="8.35" calcext:value-type="float">
            <text:p>8,35</text:p>
          </table:table-cell>
          <table:table-cell table:formula="of:=[.C169]*[.$D$1]" office:value-type="float" office:value="216.7159" calcext:value-type="float">
            <text:p>216,7159</text:p>
          </table:table-cell>
          <table:table-cell table:formula="of:=LOG([.D169]; 2)" office:value-type="float" office:value="7.75966119465828" calcext:value-type="float">
            <text:p>7,76</text:p>
          </table:table-cell>
          <table:table-cell table:formula="of:=[.C169]*[.$F$1]" office:value-type="float" office:value="417500" calcext:value-type="float">
            <text:p>417500</text:p>
          </table:table-cell>
          <table:table-cell table:formula="of:=LOG([.F169]; 2)" office:value-type="float" office:value="18.6714166720235" calcext:value-type="float">
            <text:p>18,67</text:p>
          </table:table-cell>
          <table:table-cell table:formula="of:=LOG([.A169]*[.$H$1]; 2)" office:value-type="float" office:value="12.4711671337244" calcext:value-type="float">
            <text:p>12,47</text:p>
          </table:table-cell>
          <table:table-cell table:formula="of:=[.$J$1] * LOG([.A169] + 0.1; 2)" office:value-type="float" office:value="21.4152469772041" calcext:value-type="float">
            <text:p>21,4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5" office:value-type="float" office:value="840" calcext:value-type="float">
            <text:p>840</text:p>
          </table:table-cell>
          <table:table-cell table:formula="of:=[.B170]/100" office:value-type="float" office:value="8.4" calcext:value-type="float">
            <text:p>8,4</text:p>
          </table:table-cell>
          <table:table-cell table:formula="of:=[.C170]*[.$D$1]" office:value-type="float" office:value="218.0136" calcext:value-type="float">
            <text:p>218,0136</text:p>
          </table:table-cell>
          <table:table-cell table:formula="of:=LOG([.D170]; 2)" office:value-type="float" office:value="7.76827432496299" calcext:value-type="float">
            <text:p>7,77</text:p>
          </table:table-cell>
          <table:table-cell table:formula="of:=[.C170]*[.$F$1]" office:value-type="float" office:value="420000" calcext:value-type="float">
            <text:p>420000</text:p>
          </table:table-cell>
          <table:table-cell table:formula="of:=LOG([.F170]; 2)" office:value-type="float" office:value="18.6800298023282" calcext:value-type="float">
            <text:p>18,68</text:p>
          </table:table-cell>
          <table:table-cell table:formula="of:=LOG([.A170]*[.$H$1]; 2)" office:value-type="float" office:value="12.4797802640291" calcext:value-type="float">
            <text:p>12,48</text:p>
          </table:table-cell>
          <table:table-cell table:formula="of:=[.$J$1] * LOG([.A170] + 0.1; 2)" office:value-type="float" office:value="21.4402101516115" calcext:value-type="float">
            <text:p>21,4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5" office:value-type="float" office:value="845" calcext:value-type="float">
            <text:p>845</text:p>
          </table:table-cell>
          <table:table-cell table:formula="of:=[.B171]/100" office:value-type="float" office:value="8.45" calcext:value-type="float">
            <text:p>8,45</text:p>
          </table:table-cell>
          <table:table-cell table:formula="of:=[.C171]*[.$D$1]" office:value-type="float" office:value="219.3113" calcext:value-type="float">
            <text:p>219,3113</text:p>
          </table:table-cell>
          <table:table-cell table:formula="of:=LOG([.D171]; 2)" office:value-type="float" office:value="7.77683633846641" calcext:value-type="float">
            <text:p>7,78</text:p>
          </table:table-cell>
          <table:table-cell table:formula="of:=[.C171]*[.$F$1]" office:value-type="float" office:value="422500" calcext:value-type="float">
            <text:p>422500</text:p>
          </table:table-cell>
          <table:table-cell table:formula="of:=LOG([.F171]; 2)" office:value-type="float" office:value="18.6885918158316" calcext:value-type="float">
            <text:p>18,69</text:p>
          </table:table-cell>
          <table:table-cell table:formula="of:=LOG([.A171]*[.$H$1]; 2)" office:value-type="float" office:value="12.4883422775325" calcext:value-type="float">
            <text:p>12,49</text:p>
          </table:table-cell>
          <table:table-cell table:formula="of:=[.$J$1] * LOG([.A171] + 0.1; 2)" office:value-type="float" office:value="21.4650252636156" calcext:value-type="float">
            <text:p>21,4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5" office:value-type="float" office:value="850" calcext:value-type="float">
            <text:p>850</text:p>
          </table:table-cell>
          <table:table-cell table:formula="of:=[.B172]/100" office:value-type="float" office:value="8.5" calcext:value-type="float">
            <text:p>8,5</text:p>
          </table:table-cell>
          <table:table-cell table:formula="of:=[.C172]*[.$D$1]" office:value-type="float" office:value="220.609" calcext:value-type="float">
            <text:p>220,609</text:p>
          </table:table-cell>
          <table:table-cell table:formula="of:=LOG([.D172]; 2)" office:value-type="float" office:value="7.78534783832193" calcext:value-type="float">
            <text:p>7,79</text:p>
          </table:table-cell>
          <table:table-cell table:formula="of:=[.C172]*[.$F$1]" office:value-type="float" office:value="425000" calcext:value-type="float">
            <text:p>425000</text:p>
          </table:table-cell>
          <table:table-cell table:formula="of:=LOG([.F172]; 2)" office:value-type="float" office:value="18.6971033156872" calcext:value-type="float">
            <text:p>18,70</text:p>
          </table:table-cell>
          <table:table-cell table:formula="of:=LOG([.A172]*[.$H$1]; 2)" office:value-type="float" office:value="12.496853777388" calcext:value-type="float">
            <text:p>12,50</text:p>
          </table:table-cell>
          <table:table-cell table:formula="of:=[.$J$1] * LOG([.A172] + 0.1; 2)" office:value-type="float" office:value="21.4896940592505" calcext:value-type="float">
            <text:p>21,4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5" office:value-type="float" office:value="855" calcext:value-type="float">
            <text:p>855</text:p>
          </table:table-cell>
          <table:table-cell table:formula="of:=[.B173]/100" office:value-type="float" office:value="8.55" calcext:value-type="float">
            <text:p>8,55</text:p>
          </table:table-cell>
          <table:table-cell table:formula="of:=[.C173]*[.$D$1]" office:value-type="float" office:value="221.9067" calcext:value-type="float">
            <text:p>221,9067</text:p>
          </table:table-cell>
          <table:table-cell table:formula="of:=LOG([.D173]; 2)" office:value-type="float" office:value="7.79380941707013" calcext:value-type="float">
            <text:p>7,79</text:p>
          </table:table-cell>
          <table:table-cell table:formula="of:=[.C173]*[.$F$1]" office:value-type="float" office:value="427500" calcext:value-type="float">
            <text:p>427500</text:p>
          </table:table-cell>
          <table:table-cell table:formula="of:=LOG([.F173]; 2)" office:value-type="float" office:value="18.7055648944353" calcext:value-type="float">
            <text:p>18,71</text:p>
          </table:table-cell>
          <table:table-cell table:formula="of:=LOG([.A173]*[.$H$1]; 2)" office:value-type="float" office:value="12.5053153561362" calcext:value-type="float">
            <text:p>12,51</text:p>
          </table:table-cell>
          <table:table-cell table:formula="of:=[.$J$1] * LOG([.A173] + 0.1; 2)" office:value-type="float" office:value="21.5142182538459" calcext:value-type="float">
            <text:p>21,5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5" office:value-type="float" office:value="860" calcext:value-type="float">
            <text:p>860</text:p>
          </table:table-cell>
          <table:table-cell table:formula="of:=[.B174]/100" office:value-type="float" office:value="8.6" calcext:value-type="float">
            <text:p>8,6</text:p>
          </table:table-cell>
          <table:table-cell table:formula="of:=[.C174]*[.$D$1]" office:value-type="float" office:value="223.2044" calcext:value-type="float">
            <text:p>223,2044</text:p>
          </table:table-cell>
          <table:table-cell table:formula="of:=LOG([.D174]; 2)" office:value-type="float" office:value="7.80222165688632" calcext:value-type="float">
            <text:p>7,80</text:p>
          </table:table-cell>
          <table:table-cell table:formula="of:=[.C174]*[.$F$1]" office:value-type="float" office:value="430000" calcext:value-type="float">
            <text:p>430000</text:p>
          </table:table-cell>
          <table:table-cell table:formula="of:=LOG([.F174]; 2)" office:value-type="float" office:value="18.7139771342515" calcext:value-type="float">
            <text:p>18,71</text:p>
          </table:table-cell>
          <table:table-cell table:formula="of:=LOG([.A174]*[.$H$1]; 2)" office:value-type="float" office:value="12.5137275959524" calcext:value-type="float">
            <text:p>12,51</text:p>
          </table:table-cell>
          <table:table-cell table:formula="of:=[.$J$1] * LOG([.A174] + 0.1; 2)" office:value-type="float" office:value="21.5385995327432" calcext:value-type="float">
            <text:p>21,5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5" office:value-type="float" office:value="865" calcext:value-type="float">
            <text:p>865</text:p>
          </table:table-cell>
          <table:table-cell table:formula="of:=[.B175]/100" office:value-type="float" office:value="8.65" calcext:value-type="float">
            <text:p>8,65</text:p>
          </table:table-cell>
          <table:table-cell table:formula="of:=[.C175]*[.$D$1]" office:value-type="float" office:value="224.5021" calcext:value-type="float">
            <text:p>224,5021</text:p>
          </table:table-cell>
          <table:table-cell table:formula="of:=LOG([.D175]; 2)" office:value-type="float" office:value="7.81058512982095" calcext:value-type="float">
            <text:p>7,81</text:p>
          </table:table-cell>
          <table:table-cell table:formula="of:=[.C175]*[.$F$1]" office:value-type="float" office:value="432500" calcext:value-type="float">
            <text:p>432500</text:p>
          </table:table-cell>
          <table:table-cell table:formula="of:=LOG([.F175]; 2)" office:value-type="float" office:value="18.7223406071862" calcext:value-type="float">
            <text:p>18,72</text:p>
          </table:table-cell>
          <table:table-cell table:formula="of:=LOG([.A175]*[.$H$1]; 2)" office:value-type="float" office:value="12.5220910688871" calcext:value-type="float">
            <text:p>12,52</text:p>
          </table:table-cell>
          <table:table-cell table:formula="of:=[.$J$1] * LOG([.A175] + 0.1; 2)" office:value-type="float" office:value="21.5628395519899" calcext:value-type="float">
            <text:p>21,5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5" office:value-type="float" office:value="870" calcext:value-type="float">
            <text:p>870</text:p>
          </table:table-cell>
          <table:table-cell table:formula="of:=[.B176]/100" office:value-type="float" office:value="8.7" calcext:value-type="float">
            <text:p>8,7</text:p>
          </table:table-cell>
          <table:table-cell table:formula="of:=[.C176]*[.$D$1]" office:value-type="float" office:value="225.7998" calcext:value-type="float">
            <text:p>225,7998</text:p>
          </table:table-cell>
          <table:table-cell table:formula="of:=LOG([.D176]; 2)" office:value-type="float" office:value="7.81890039803296" calcext:value-type="float">
            <text:p>7,82</text:p>
          </table:table-cell>
          <table:table-cell table:formula="of:=[.C176]*[.$F$1]" office:value-type="float" office:value="435000" calcext:value-type="float">
            <text:p>435000</text:p>
          </table:table-cell>
          <table:table-cell table:formula="of:=LOG([.F176]; 2)" office:value-type="float" office:value="18.7306558753982" calcext:value-type="float">
            <text:p>18,73</text:p>
          </table:table-cell>
          <table:table-cell table:formula="of:=LOG([.A176]*[.$H$1]; 2)" office:value-type="float" office:value="12.5304063370991" calcext:value-type="float">
            <text:p>12,53</text:p>
          </table:table-cell>
          <table:table-cell table:formula="of:=[.$J$1] * LOG([.A176] + 0.1; 2)" office:value-type="float" office:value="21.5869399390148" calcext:value-type="float">
            <text:p>21,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5" office:value-type="float" office:value="875" calcext:value-type="float">
            <text:p>875</text:p>
          </table:table-cell>
          <table:table-cell table:formula="of:=[.B177]/100" office:value-type="float" office:value="8.75" calcext:value-type="float">
            <text:p>8,75</text:p>
          </table:table-cell>
          <table:table-cell table:formula="of:=[.C177]*[.$D$1]" office:value-type="float" office:value="227.0975" calcext:value-type="float">
            <text:p>227,0975</text:p>
          </table:table-cell>
          <table:table-cell table:formula="of:=LOG([.D177]; 2)" office:value-type="float" office:value="7.82716801401656" calcext:value-type="float">
            <text:p>7,83</text:p>
          </table:table-cell>
          <table:table-cell table:formula="of:=[.C177]*[.$F$1]" office:value-type="float" office:value="437500" calcext:value-type="float">
            <text:p>437500</text:p>
          </table:table-cell>
          <table:table-cell table:formula="of:=LOG([.F177]; 2)" office:value-type="float" office:value="18.7389234913818" calcext:value-type="float">
            <text:p>18,74</text:p>
          </table:table-cell>
          <table:table-cell table:formula="of:=LOG([.A177]*[.$H$1]; 2)" office:value-type="float" office:value="12.5386739530827" calcext:value-type="float">
            <text:p>12,54</text:p>
          </table:table-cell>
          <table:table-cell table:formula="of:=[.$J$1] * LOG([.A177] + 0.1; 2)" office:value-type="float" office:value="21.610902293284" calcext:value-type="float">
            <text:p>21,6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5" office:value-type="float" office:value="880" calcext:value-type="float">
            <text:p>880</text:p>
          </table:table-cell>
          <table:table-cell table:formula="of:=[.B178]/100" office:value-type="float" office:value="8.8" calcext:value-type="float">
            <text:p>8,8</text:p>
          </table:table-cell>
          <table:table-cell table:formula="of:=[.C178]*[.$D$1]" office:value-type="float" office:value="228.3952" calcext:value-type="float">
            <text:p>228,3952</text:p>
          </table:table-cell>
          <table:table-cell table:formula="of:=LOG([.D178]; 2)" office:value-type="float" office:value="7.83538852082152" calcext:value-type="float">
            <text:p>7,84</text:p>
          </table:table-cell>
          <table:table-cell table:formula="of:=[.C178]*[.$F$1]" office:value-type="float" office:value="440000" calcext:value-type="float">
            <text:p>440000</text:p>
          </table:table-cell>
          <table:table-cell table:formula="of:=LOG([.F178]; 2)" office:value-type="float" office:value="18.7471439981867" calcext:value-type="float">
            <text:p>18,75</text:p>
          </table:table-cell>
          <table:table-cell table:formula="of:=LOG([.A178]*[.$H$1]; 2)" office:value-type="float" office:value="12.5468944598876" calcext:value-type="float">
            <text:p>12,55</text:p>
          </table:table-cell>
          <table:table-cell table:formula="of:=[.$J$1] * LOG([.A178] + 0.1; 2)" office:value-type="float" office:value="21.6347281869371" calcext:value-type="float">
            <text:p>21,6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5" office:value-type="float" office:value="885" calcext:value-type="float">
            <text:p>885</text:p>
          </table:table-cell>
          <table:table-cell table:formula="of:=[.B179]/100" office:value-type="float" office:value="8.85" calcext:value-type="float">
            <text:p>8,85</text:p>
          </table:table-cell>
          <table:table-cell table:formula="of:=[.C179]*[.$D$1]" office:value-type="float" office:value="229.6929" calcext:value-type="float">
            <text:p>229,6929</text:p>
          </table:table-cell>
          <table:table-cell table:formula="of:=LOG([.D179]; 2)" office:value-type="float" office:value="7.84356245226723" calcext:value-type="float">
            <text:p>7,84</text:p>
          </table:table-cell>
          <table:table-cell table:formula="of:=[.C179]*[.$F$1]" office:value-type="float" office:value="442500" calcext:value-type="float">
            <text:p>442500</text:p>
          </table:table-cell>
          <table:table-cell table:formula="of:=LOG([.F179]; 2)" office:value-type="float" office:value="18.7553179296324" calcext:value-type="float">
            <text:p>18,76</text:p>
          </table:table-cell>
          <table:table-cell table:formula="of:=LOG([.A179]*[.$H$1]; 2)" office:value-type="float" office:value="12.5550683913333" calcext:value-type="float">
            <text:p>12,56</text:p>
          </table:table-cell>
          <table:table-cell table:formula="of:=[.$J$1] * LOG([.A179] + 0.1; 2)" office:value-type="float" office:value="21.6584191654072" calcext:value-type="float">
            <text:p>21,6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5" office:value-type="float" office:value="890" calcext:value-type="float">
            <text:p>890</text:p>
          </table:table-cell>
          <table:table-cell table:formula="of:=[.B180]/100" office:value-type="float" office:value="8.9" calcext:value-type="float">
            <text:p>8,9</text:p>
          </table:table-cell>
          <table:table-cell table:formula="of:=[.C180]*[.$D$1]" office:value-type="float" office:value="230.9906" calcext:value-type="float">
            <text:p>230,9906</text:p>
          </table:table-cell>
          <table:table-cell table:formula="of:=LOG([.D180]; 2)" office:value-type="float" office:value="7.85169033315062" calcext:value-type="float">
            <text:p>7,85</text:p>
          </table:table-cell>
          <table:table-cell table:formula="of:=[.C180]*[.$F$1]" office:value-type="float" office:value="445000" calcext:value-type="float">
            <text:p>445000</text:p>
          </table:table-cell>
          <table:table-cell table:formula="of:=LOG([.F180]; 2)" office:value-type="float" office:value="18.7634458105158" calcext:value-type="float">
            <text:p>18,76</text:p>
          </table:table-cell>
          <table:table-cell table:formula="of:=LOG([.A180]*[.$H$1]; 2)" office:value-type="float" office:value="12.5631962722167" calcext:value-type="float">
            <text:p>12,56</text:p>
          </table:table-cell>
          <table:table-cell table:formula="of:=[.$J$1] * LOG([.A180] + 0.1; 2)" office:value-type="float" office:value="21.6819767480213" calcext:value-type="float">
            <text:p>21,6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5" office:value-type="float" office:value="895" calcext:value-type="float">
            <text:p>895</text:p>
          </table:table-cell>
          <table:table-cell table:formula="of:=[.B181]/100" office:value-type="float" office:value="8.95" calcext:value-type="float">
            <text:p>8,95</text:p>
          </table:table-cell>
          <table:table-cell table:formula="of:=[.C181]*[.$D$1]" office:value-type="float" office:value="232.2883" calcext:value-type="float">
            <text:p>232,2883</text:p>
          </table:table-cell>
          <table:table-cell table:formula="of:=LOG([.D181]; 2)" office:value-type="float" office:value="7.85977267944848" calcext:value-type="float">
            <text:p>7,86</text:p>
          </table:table-cell>
          <table:table-cell table:formula="of:=[.C181]*[.$F$1]" office:value-type="float" office:value="447500" calcext:value-type="float">
            <text:p>447500</text:p>
          </table:table-cell>
          <table:table-cell table:formula="of:=LOG([.F181]; 2)" office:value-type="float" office:value="18.7715281568137" calcext:value-type="float">
            <text:p>18,77</text:p>
          </table:table-cell>
          <table:table-cell table:formula="of:=LOG([.A181]*[.$H$1]; 2)" office:value-type="float" office:value="12.5712786185146" calcext:value-type="float">
            <text:p>12,57</text:p>
          </table:table-cell>
          <table:table-cell table:formula="of:=[.$J$1] * LOG([.A181] + 0.1; 2)" office:value-type="float" office:value="21.7054024285859" calcext:value-type="float">
            <text:p>21,7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5" office:value-type="float" office:value="900" calcext:value-type="float">
            <text:p>900</text:p>
          </table:table-cell>
          <table:table-cell table:formula="of:=[.B182]/100" office:value-type="float" office:value="9" calcext:value-type="float">
            <text:p>9</text:p>
          </table:table-cell>
          <table:table-cell table:formula="of:=[.C182]*[.$D$1]" office:value-type="float" office:value="233.586" calcext:value-type="float">
            <text:p>233,586</text:p>
          </table:table-cell>
          <table:table-cell table:formula="of:=LOG([.D182]; 2)" office:value-type="float" office:value="7.8678099985139" calcext:value-type="float">
            <text:p>7,87</text:p>
          </table:table-cell>
          <table:table-cell table:formula="of:=[.C182]*[.$F$1]" office:value-type="float" office:value="450000" calcext:value-type="float">
            <text:p>450000</text:p>
          </table:table-cell>
          <table:table-cell table:formula="of:=LOG([.F182]; 2)" office:value-type="float" office:value="18.7795654758791" calcext:value-type="float">
            <text:p>18,78</text:p>
          </table:table-cell>
          <table:table-cell table:formula="of:=LOG([.A182]*[.$H$1]; 2)" office:value-type="float" office:value="12.57931593758" calcext:value-type="float">
            <text:p>12,58</text:p>
          </table:table-cell>
          <table:table-cell table:formula="of:=[.$J$1] * LOG([.A182] + 0.1; 2)" office:value-type="float" office:value="21.7286976759548" calcext:value-type="float">
            <text:p>21,7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5" office:value-type="float" office:value="905" calcext:value-type="float">
            <text:p>905</text:p>
          </table:table-cell>
          <table:table-cell table:formula="of:=[.B183]/100" office:value-type="float" office:value="9.05" calcext:value-type="float">
            <text:p>9,05</text:p>
          </table:table-cell>
          <table:table-cell table:formula="of:=[.C183]*[.$D$1]" office:value-type="float" office:value="234.8837" calcext:value-type="float">
            <text:p>234,8837</text:p>
          </table:table-cell>
          <table:table-cell table:formula="of:=LOG([.D183]; 2)" office:value-type="float" office:value="7.87580278926743" calcext:value-type="float">
            <text:p>7,88</text:p>
          </table:table-cell>
          <table:table-cell table:formula="of:=[.C183]*[.$F$1]" office:value-type="float" office:value="452500" calcext:value-type="float">
            <text:p>452500</text:p>
          </table:table-cell>
          <table:table-cell table:formula="of:=LOG([.F183]; 2)" office:value-type="float" office:value="18.7875582666327" calcext:value-type="float">
            <text:p>18,79</text:p>
          </table:table-cell>
          <table:table-cell table:formula="of:=LOG([.A183]*[.$H$1]; 2)" office:value-type="float" office:value="12.5873087283335" calcext:value-type="float">
            <text:p>12,59</text:p>
          </table:table-cell>
          <table:table-cell table:formula="of:=[.$J$1] * LOG([.A183] + 0.1; 2)" office:value-type="float" office:value="21.7518639345821" calcext:value-type="float">
            <text:p>21,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5" office:value-type="float" office:value="910" calcext:value-type="float">
            <text:p>910</text:p>
          </table:table-cell>
          <table:table-cell table:formula="of:=[.B184]/100" office:value-type="float" office:value="9.1" calcext:value-type="float">
            <text:p>9,1</text:p>
          </table:table-cell>
          <table:table-cell table:formula="of:=[.C184]*[.$D$1]" office:value-type="float" office:value="236.1814" calcext:value-type="float">
            <text:p>236,1814</text:p>
          </table:table-cell>
          <table:table-cell table:formula="of:=LOG([.D184]; 2)" office:value-type="float" office:value="7.88375154238292" calcext:value-type="float">
            <text:p>7,88</text:p>
          </table:table-cell>
          <table:table-cell table:formula="of:=[.C184]*[.$F$1]" office:value-type="float" office:value="455000" calcext:value-type="float">
            <text:p>455000</text:p>
          </table:table-cell>
          <table:table-cell table:formula="of:=LOG([.F184]; 2)" office:value-type="float" office:value="18.7955070197481" calcext:value-type="float">
            <text:p>18,80</text:p>
          </table:table-cell>
          <table:table-cell table:formula="of:=LOG([.A184]*[.$H$1]; 2)" office:value-type="float" office:value="12.595257481449" calcext:value-type="float">
            <text:p>12,60</text:p>
          </table:table-cell>
          <table:table-cell table:formula="of:=[.$J$1] * LOG([.A184] + 0.1; 2)" office:value-type="float" office:value="21.7749026250595" calcext:value-type="float">
            <text:p>21,7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5" office:value-type="float" office:value="915" calcext:value-type="float">
            <text:p>915</text:p>
          </table:table-cell>
          <table:table-cell table:formula="of:=[.B185]/100" office:value-type="float" office:value="9.15" calcext:value-type="float">
            <text:p>9,15</text:p>
          </table:table-cell>
          <table:table-cell table:formula="of:=[.C185]*[.$D$1]" office:value-type="float" office:value="237.4791" calcext:value-type="float">
            <text:p>237,4791</text:p>
          </table:table-cell>
          <table:table-cell table:formula="of:=LOG([.D185]; 2)" office:value-type="float" office:value="7.89165674046827" calcext:value-type="float">
            <text:p>7,89</text:p>
          </table:table-cell>
          <table:table-cell table:formula="of:=[.C185]*[.$F$1]" office:value-type="float" office:value="457500" calcext:value-type="float">
            <text:p>457500</text:p>
          </table:table-cell>
          <table:table-cell table:formula="of:=LOG([.F185]; 2)" office:value-type="float" office:value="18.8034122178335" calcext:value-type="float">
            <text:p>18,80</text:p>
          </table:table-cell>
          <table:table-cell table:formula="of:=LOG([.A185]*[.$H$1]; 2)" office:value-type="float" office:value="12.6031626795344" calcext:value-type="float">
            <text:p>12,60</text:p>
          </table:table-cell>
          <table:table-cell table:formula="of:=[.$J$1] * LOG([.A185] + 0.1; 2)" office:value-type="float" office:value="21.7978151446389" calcext:value-type="float">
            <text:p>21,8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5" office:value-type="float" office:value="920" calcext:value-type="float">
            <text:p>920</text:p>
          </table:table-cell>
          <table:table-cell table:formula="of:=[.B186]/100" office:value-type="float" office:value="9.2" calcext:value-type="float">
            <text:p>9,2</text:p>
          </table:table-cell>
          <table:table-cell table:formula="of:=[.C186]*[.$D$1]" office:value-type="float" office:value="238.7768" calcext:value-type="float">
            <text:p>238,7768</text:p>
          </table:table-cell>
          <table:table-cell table:formula="of:=LOG([.D186]; 2)" office:value-type="float" office:value="7.89951885824124" calcext:value-type="float">
            <text:p>7,90</text:p>
          </table:table-cell>
          <table:table-cell table:formula="of:=[.C186]*[.$F$1]" office:value-type="float" office:value="460000" calcext:value-type="float">
            <text:p>460000</text:p>
          </table:table-cell>
          <table:table-cell table:formula="of:=LOG([.F186]; 2)" office:value-type="float" office:value="18.8112743356065" calcext:value-type="float">
            <text:p>18,81</text:p>
          </table:table-cell>
          <table:table-cell table:formula="of:=LOG([.A186]*[.$H$1]; 2)" office:value-type="float" office:value="12.6110247973074" calcext:value-type="float">
            <text:p>12,61</text:p>
          </table:table-cell>
          <table:table-cell table:formula="of:=[.$J$1] * LOG([.A186] + 0.1; 2)" office:value-type="float" office:value="21.8206028677414" calcext:value-type="float">
            <text:p>21,8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5" office:value-type="float" office:value="925" calcext:value-type="float">
            <text:p>925</text:p>
          </table:table-cell>
          <table:table-cell table:formula="of:=[.B187]/100" office:value-type="float" office:value="9.25" calcext:value-type="float">
            <text:p>9,25</text:p>
          </table:table-cell>
          <table:table-cell table:formula="of:=[.C187]*[.$D$1]" office:value-type="float" office:value="240.0745" calcext:value-type="float">
            <text:p>240,0745</text:p>
          </table:table-cell>
          <table:table-cell table:formula="of:=LOG([.D187]; 2)" office:value-type="float" office:value="7.90733836270054" calcext:value-type="float">
            <text:p>7,91</text:p>
          </table:table-cell>
          <table:table-cell table:formula="of:=[.C187]*[.$F$1]" office:value-type="float" office:value="462500" calcext:value-type="float">
            <text:p>462500</text:p>
          </table:table-cell>
          <table:table-cell table:formula="of:=LOG([.F187]; 2)" office:value-type="float" office:value="18.8190938400658" calcext:value-type="float">
            <text:p>18,82</text:p>
          </table:table-cell>
          <table:table-cell table:formula="of:=LOG([.A187]*[.$H$1]; 2)" office:value-type="float" office:value="12.6188443017667" calcext:value-type="float">
            <text:p>12,62</text:p>
          </table:table-cell>
          <table:table-cell table:formula="of:=[.$J$1] * LOG([.A187] + 0.1; 2)" office:value-type="float" office:value="21.8432671464513" calcext:value-type="float">
            <text:p>21,8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5" office:value-type="float" office:value="930" calcext:value-type="float">
            <text:p>930</text:p>
          </table:table-cell>
          <table:table-cell table:formula="of:=[.B188]/100" office:value-type="float" office:value="9.3" calcext:value-type="float">
            <text:p>9,3</text:p>
          </table:table-cell>
          <table:table-cell table:formula="of:=[.C188]*[.$D$1]" office:value-type="float" office:value="241.3722" calcext:value-type="float">
            <text:p>241,3722</text:p>
          </table:table-cell>
          <table:table-cell table:formula="of:=LOG([.D188]; 2)" office:value-type="float" office:value="7.91511571329226" calcext:value-type="float">
            <text:p>7,92</text:p>
          </table:table-cell>
          <table:table-cell table:formula="of:=[.C188]*[.$F$1]" office:value-type="float" office:value="465000" calcext:value-type="float">
            <text:p>465000</text:p>
          </table:table-cell>
          <table:table-cell table:formula="of:=LOG([.F188]; 2)" office:value-type="float" office:value="18.8268711906575" calcext:value-type="float">
            <text:p>18,83</text:p>
          </table:table-cell>
          <table:table-cell table:formula="of:=LOG([.A188]*[.$H$1]; 2)" office:value-type="float" office:value="12.6266216523584" calcext:value-type="float">
            <text:p>12,63</text:p>
          </table:table-cell>
          <table:table-cell table:formula="of:=[.$J$1] * LOG([.A188] + 0.1; 2)" office:value-type="float" office:value="21.8658093109982" calcext:value-type="float">
            <text:p>21,8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5" office:value-type="float" office:value="935" calcext:value-type="float">
            <text:p>935</text:p>
          </table:table-cell>
          <table:table-cell table:formula="of:=[.B189]/100" office:value-type="float" office:value="9.35" calcext:value-type="float">
            <text:p>9,35</text:p>
          </table:table-cell>
          <table:table-cell table:formula="of:=[.C189]*[.$D$1]" office:value-type="float" office:value="242.6699" calcext:value-type="float">
            <text:p>242,6699</text:p>
          </table:table-cell>
          <table:table-cell table:formula="of:=LOG([.D189]; 2)" office:value-type="float" office:value="7.92285136207186" calcext:value-type="float">
            <text:p>7,92</text:p>
          </table:table-cell>
          <table:table-cell table:formula="of:=[.C189]*[.$F$1]" office:value-type="float" office:value="467500" calcext:value-type="float">
            <text:p>467500</text:p>
          </table:table-cell>
          <table:table-cell table:formula="of:=LOG([.F189]; 2)" office:value-type="float" office:value="18.8346068394371" calcext:value-type="float">
            <text:p>18,83</text:p>
          </table:table-cell>
          <table:table-cell table:formula="of:=LOG([.A189]*[.$H$1]; 2)" office:value-type="float" office:value="12.634357301138" calcext:value-type="float">
            <text:p>12,63</text:p>
          </table:table-cell>
          <table:table-cell table:formula="of:=[.$J$1] * LOG([.A189] + 0.1; 2)" office:value-type="float" office:value="21.8882306702249" calcext:value-type="float">
            <text:p>21,8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5" office:value-type="float" office:value="940" calcext:value-type="float">
            <text:p>940</text:p>
          </table:table-cell>
          <table:table-cell table:formula="of:=[.B190]/100" office:value-type="float" office:value="9.4" calcext:value-type="float">
            <text:p>9,4</text:p>
          </table:table-cell>
          <table:table-cell table:formula="of:=[.C190]*[.$D$1]" office:value-type="float" office:value="243.9676" calcext:value-type="float">
            <text:p>243,9676</text:p>
          </table:table-cell>
          <table:table-cell table:formula="of:=LOG([.D190]; 2)" office:value-type="float" office:value="7.93054575386186" calcext:value-type="float">
            <text:p>7,93</text:p>
          </table:table-cell>
          <table:table-cell table:formula="of:=[.C190]*[.$F$1]" office:value-type="float" office:value="470000" calcext:value-type="float">
            <text:p>470000</text:p>
          </table:table-cell>
          <table:table-cell table:formula="of:=LOG([.F190]; 2)" office:value-type="float" office:value="18.8423012312271" calcext:value-type="float">
            <text:p>18,84</text:p>
          </table:table-cell>
          <table:table-cell table:formula="of:=LOG([.A190]*[.$H$1]; 2)" office:value-type="float" office:value="12.642051692928" calcext:value-type="float">
            <text:p>12,64</text:p>
          </table:table-cell>
          <table:table-cell table:formula="of:=[.$J$1] * LOG([.A190] + 0.1; 2)" office:value-type="float" office:value="21.9105325120439" calcext:value-type="float">
            <text:p>21,9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5" office:value-type="float" office:value="945" calcext:value-type="float">
            <text:p>945</text:p>
          </table:table-cell>
          <table:table-cell table:formula="of:=[.B191]/100" office:value-type="float" office:value="9.45" calcext:value-type="float">
            <text:p>9,45</text:p>
          </table:table-cell>
          <table:table-cell table:formula="of:=[.C191]*[.$D$1]" office:value-type="float" office:value="245.2653" calcext:value-type="float">
            <text:p>245,2653</text:p>
          </table:table-cell>
          <table:table-cell table:formula="of:=LOG([.D191]; 2)" office:value-type="float" office:value="7.9381993264053" calcext:value-type="float">
            <text:p>7,94</text:p>
          </table:table-cell>
          <table:table-cell table:formula="of:=[.C191]*[.$F$1]" office:value-type="float" office:value="472500" calcext:value-type="float">
            <text:p>472500</text:p>
          </table:table-cell>
          <table:table-cell table:formula="of:=LOG([.F191]; 2)" office:value-type="float" office:value="18.8499548037705" calcext:value-type="float">
            <text:p>18,85</text:p>
          </table:table-cell>
          <table:table-cell table:formula="of:=LOG([.A191]*[.$H$1]; 2)" office:value-type="float" office:value="12.6497052654714" calcext:value-type="float">
            <text:p>12,65</text:p>
          </table:table-cell>
          <table:table-cell table:formula="of:=[.$J$1] * LOG([.A191] + 0.1; 2)" office:value-type="float" office:value="21.932716103881" calcext:value-type="float">
            <text:p>21,9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5" office:value-type="float" office:value="950" calcext:value-type="float">
            <text:p>950</text:p>
          </table:table-cell>
          <table:table-cell table:formula="of:=[.B192]/100" office:value-type="float" office:value="9.5" calcext:value-type="float">
            <text:p>9,5</text:p>
          </table:table-cell>
          <table:table-cell table:formula="of:=[.C192]*[.$D$1]" office:value-type="float" office:value="246.563" calcext:value-type="float">
            <text:p>246,563</text:p>
          </table:table-cell>
          <table:table-cell table:formula="of:=LOG([.D192]; 2)" office:value-type="float" office:value="7.94581251051517" calcext:value-type="float">
            <text:p>7,95</text:p>
          </table:table-cell>
          <table:table-cell table:formula="of:=[.C192]*[.$F$1]" office:value-type="float" office:value="475000" calcext:value-type="float">
            <text:p>475000</text:p>
          </table:table-cell>
          <table:table-cell table:formula="of:=LOG([.F192]; 2)" office:value-type="float" office:value="18.8575679878804" calcext:value-type="float">
            <text:p>18,86</text:p>
          </table:table-cell>
          <table:table-cell table:formula="of:=LOG([.A192]*[.$H$1]; 2)" office:value-type="float" office:value="12.6573184495813" calcext:value-type="float">
            <text:p>12,66</text:p>
          </table:table-cell>
          <table:table-cell table:formula="of:=[.$J$1] * LOG([.A192] + 0.1; 2)" office:value-type="float" office:value="21.9547826931074" calcext:value-type="float">
            <text:p>21,9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5" office:value-type="float" office:value="955" calcext:value-type="float">
            <text:p>955</text:p>
          </table:table-cell>
          <table:table-cell table:formula="of:=[.B193]/100" office:value-type="float" office:value="9.55" calcext:value-type="float">
            <text:p>9,55</text:p>
          </table:table-cell>
          <table:table-cell table:formula="of:=[.C193]*[.$D$1]" office:value-type="float" office:value="247.8607" calcext:value-type="float">
            <text:p>247,8607</text:p>
          </table:table-cell>
          <table:table-cell table:formula="of:=LOG([.D193]; 2)" office:value-type="float" office:value="7.95338573021998" calcext:value-type="float">
            <text:p>7,95</text:p>
          </table:table-cell>
          <table:table-cell table:formula="of:=[.C193]*[.$F$1]" office:value-type="float" office:value="477500" calcext:value-type="float">
            <text:p>477500</text:p>
          </table:table-cell>
          <table:table-cell table:formula="of:=LOG([.F193]; 2)" office:value-type="float" office:value="18.8651412075852" calcext:value-type="float">
            <text:p>18,87</text:p>
          </table:table-cell>
          <table:table-cell table:formula="of:=LOG([.A193]*[.$H$1]; 2)" office:value-type="float" office:value="12.6648916692861" calcext:value-type="float">
            <text:p>12,66</text:p>
          </table:table-cell>
          <table:table-cell table:formula="of:=[.$J$1] * LOG([.A193] + 0.1; 2)" office:value-type="float" office:value="21.9767335074613" calcext:value-type="float">
            <text:p>21,9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5" office:value-type="float" office:value="960" calcext:value-type="float">
            <text:p>960</text:p>
          </table:table-cell>
          <table:table-cell table:formula="of:=[.B194]/100" office:value-type="float" office:value="9.6" calcext:value-type="float">
            <text:p>9,6</text:p>
          </table:table-cell>
          <table:table-cell table:formula="of:=[.C194]*[.$D$1]" office:value-type="float" office:value="249.1584" calcext:value-type="float">
            <text:p>249,1584</text:p>
          </table:table-cell>
          <table:table-cell table:formula="of:=LOG([.D194]; 2)" office:value-type="float" office:value="7.96091940290538" calcext:value-type="float">
            <text:p>7,96</text:p>
          </table:table-cell>
          <table:table-cell table:formula="of:=[.C194]*[.$F$1]" office:value-type="float" office:value="480000" calcext:value-type="float">
            <text:p>480000</text:p>
          </table:table-cell>
          <table:table-cell table:formula="of:=LOG([.F194]; 2)" office:value-type="float" office:value="18.8726748802706" calcext:value-type="float">
            <text:p>18,87</text:p>
          </table:table-cell>
          <table:table-cell table:formula="of:=LOG([.A194]*[.$H$1]; 2)" office:value-type="float" office:value="12.6724253419715" calcext:value-type="float">
            <text:p>12,67</text:p>
          </table:table-cell>
          <table:table-cell table:formula="of:=[.$J$1] * LOG([.A194] + 0.1; 2)" office:value-type="float" office:value="21.9985697554567" calcext:value-type="float">
            <text:p>22,0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5" office:value-type="float" office:value="965" calcext:value-type="float">
            <text:p>965</text:p>
          </table:table-cell>
          <table:table-cell table:formula="of:=[.B195]/100" office:value-type="float" office:value="9.65" calcext:value-type="float">
            <text:p>9,65</text:p>
          </table:table-cell>
          <table:table-cell table:formula="of:=[.C195]*[.$D$1]" office:value-type="float" office:value="250.4561" calcext:value-type="float">
            <text:p>250,4561</text:p>
          </table:table-cell>
          <table:table-cell table:formula="of:=LOG([.D195]; 2)" office:value-type="float" office:value="7.96841393945231" calcext:value-type="float">
            <text:p>7,97</text:p>
          </table:table-cell>
          <table:table-cell table:formula="of:=[.C195]*[.$F$1]" office:value-type="float" office:value="482500" calcext:value-type="float">
            <text:p>482500</text:p>
          </table:table-cell>
          <table:table-cell table:formula="of:=LOG([.F195]; 2)" office:value-type="float" office:value="18.8801694168175" calcext:value-type="float">
            <text:p>18,88</text:p>
          </table:table-cell>
          <table:table-cell table:formula="of:=LOG([.A195]*[.$H$1]; 2)" office:value-type="float" office:value="12.6799198785184" calcext:value-type="float">
            <text:p>12,68</text:p>
          </table:table-cell>
          <table:table-cell table:formula="of:=[.$J$1] * LOG([.A195] + 0.1; 2)" office:value-type="float" office:value="22.0202926267835" calcext:value-type="float">
            <text:p>22,0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5" office:value-type="float" office:value="970" calcext:value-type="float">
            <text:p>970</text:p>
          </table:table-cell>
          <table:table-cell table:formula="of:=[.B196]/100" office:value-type="float" office:value="9.7" calcext:value-type="float">
            <text:p>9,7</text:p>
          </table:table-cell>
          <table:table-cell table:formula="of:=[.C196]*[.$D$1]" office:value-type="float" office:value="251.7538" calcext:value-type="float">
            <text:p>251,7538</text:p>
          </table:table-cell>
          <table:table-cell table:formula="of:=LOG([.D196]; 2)" office:value-type="float" office:value="7.97586974437135" calcext:value-type="float">
            <text:p>7,98</text:p>
          </table:table-cell>
          <table:table-cell table:formula="of:=[.C196]*[.$F$1]" office:value-type="float" office:value="485000" calcext:value-type="float">
            <text:p>485000</text:p>
          </table:table-cell>
          <table:table-cell table:formula="of:=LOG([.F196]; 2)" office:value-type="float" office:value="18.8876252217366" calcext:value-type="float">
            <text:p>18,89</text:p>
          </table:table-cell>
          <table:table-cell table:formula="of:=LOG([.A196]*[.$H$1]; 2)" office:value-type="float" office:value="12.6873756834375" calcext:value-type="float">
            <text:p>12,69</text:p>
          </table:table-cell>
          <table:table-cell table:formula="of:=[.$J$1] * LOG([.A196] + 0.1; 2)" office:value-type="float" office:value="22.0419032926963" calcext:value-type="float">
            <text:p>22,0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5" office:value-type="float" office:value="975" calcext:value-type="float">
            <text:p>975</text:p>
          </table:table-cell>
          <table:table-cell table:formula="of:=[.B197]/100" office:value-type="float" office:value="9.75" calcext:value-type="float">
            <text:p>9,75</text:p>
          </table:table-cell>
          <table:table-cell table:formula="of:=[.C197]*[.$D$1]" office:value-type="float" office:value="253.0515" calcext:value-type="float">
            <text:p>253,0515</text:p>
          </table:table-cell>
          <table:table-cell table:formula="of:=LOG([.D197]; 2)" office:value-type="float" office:value="7.98328721593384" calcext:value-type="float">
            <text:p>7,98</text:p>
          </table:table-cell>
          <table:table-cell table:formula="of:=[.C197]*[.$F$1]" office:value-type="float" office:value="487500" calcext:value-type="float">
            <text:p>487500</text:p>
          </table:table-cell>
          <table:table-cell table:formula="of:=LOG([.F197]; 2)" office:value-type="float" office:value="18.8950426932991" calcext:value-type="float">
            <text:p>18,90</text:p>
          </table:table-cell>
          <table:table-cell table:formula="of:=LOG([.A197]*[.$H$1]; 2)" office:value-type="float" office:value="12.694793155" calcext:value-type="float">
            <text:p>12,69</text:p>
          </table:table-cell>
          <table:table-cell table:formula="of:=[.$J$1] * LOG([.A197] + 0.1; 2)" office:value-type="float" office:value="22.0634029063928" calcext:value-type="float">
            <text:p>22,0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5" office:value-type="float" office:value="980" calcext:value-type="float">
            <text:p>980</text:p>
          </table:table-cell>
          <table:table-cell table:formula="of:=[.B198]/100" office:value-type="float" office:value="9.8" calcext:value-type="float">
            <text:p>9,8</text:p>
          </table:table-cell>
          <table:table-cell table:formula="of:=[.C198]*[.$D$1]" office:value-type="float" office:value="254.3492" calcext:value-type="float">
            <text:p>254,3492</text:p>
          </table:table-cell>
          <table:table-cell table:formula="of:=LOG([.D198]; 2)" office:value-type="float" office:value="7.99066674629944" calcext:value-type="float">
            <text:p>7,99</text:p>
          </table:table-cell>
          <table:table-cell table:formula="of:=[.C198]*[.$F$1]" office:value-type="float" office:value="490000" calcext:value-type="float">
            <text:p>490000</text:p>
          </table:table-cell>
          <table:table-cell table:formula="of:=LOG([.F198]; 2)" office:value-type="float" office:value="18.9024222236647" calcext:value-type="float">
            <text:p>18,90</text:p>
          </table:table-cell>
          <table:table-cell table:formula="of:=LOG([.A198]*[.$H$1]; 2)" office:value-type="float" office:value="12.7021726853656" calcext:value-type="float">
            <text:p>12,70</text:p>
          </table:table-cell>
          <table:table-cell table:formula="of:=[.$J$1] * LOG([.A198] + 0.1; 2)" office:value-type="float" office:value="22.0847926033839" calcext:value-type="float">
            <text:p>22,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5" office:value-type="float" office:value="985" calcext:value-type="float">
            <text:p>985</text:p>
          </table:table-cell>
          <table:table-cell table:formula="of:=[.B199]/100" office:value-type="float" office:value="9.85" calcext:value-type="float">
            <text:p>9,85</text:p>
          </table:table-cell>
          <table:table-cell table:formula="of:=[.C199]*[.$D$1]" office:value-type="float" office:value="255.6469" calcext:value-type="float">
            <text:p>255,6469</text:p>
          </table:table-cell>
          <table:table-cell table:formula="of:=LOG([.D199]; 2)" office:value-type="float" office:value="7.9980087216406" calcext:value-type="float">
            <text:p>8,00</text:p>
          </table:table-cell>
          <table:table-cell table:formula="of:=[.C199]*[.$F$1]" office:value-type="float" office:value="492500" calcext:value-type="float">
            <text:p>492500</text:p>
          </table:table-cell>
          <table:table-cell table:formula="of:=LOG([.F199]; 2)" office:value-type="float" office:value="18.9097641990058" calcext:value-type="float">
            <text:p>18,91</text:p>
          </table:table-cell>
          <table:table-cell table:formula="of:=LOG([.A199]*[.$H$1]; 2)" office:value-type="float" office:value="12.7095146607067" calcext:value-type="float">
            <text:p>12,71</text:p>
          </table:table-cell>
          <table:table-cell table:formula="of:=[.$J$1] * LOG([.A199] + 0.1; 2)" office:value-type="float" office:value="22.1060735018528" calcext:value-type="float">
            <text:p>22,1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5" office:value-type="float" office:value="990" calcext:value-type="float">
            <text:p>990</text:p>
          </table:table-cell>
          <table:table-cell table:formula="of:=[.B200]/100" office:value-type="float" office:value="9.9" calcext:value-type="float">
            <text:p>9,9</text:p>
          </table:table-cell>
          <table:table-cell table:formula="of:=[.C200]*[.$D$1]" office:value-type="float" office:value="256.9446" calcext:value-type="float">
            <text:p>256,9446</text:p>
          </table:table-cell>
          <table:table-cell table:formula="of:=LOG([.D200]; 2)" office:value-type="float" office:value="8.00531352226384" calcext:value-type="float">
            <text:p>8,01</text:p>
          </table:table-cell>
          <table:table-cell table:formula="of:=[.C200]*[.$F$1]" office:value-type="float" office:value="495000" calcext:value-type="float">
            <text:p>495000</text:p>
          </table:table-cell>
          <table:table-cell table:formula="of:=LOG([.F200]; 2)" office:value-type="float" office:value="18.9170689996291" calcext:value-type="float">
            <text:p>18,92</text:p>
          </table:table-cell>
          <table:table-cell table:formula="of:=LOG([.A200]*[.$H$1]; 2)" office:value-type="float" office:value="12.71681946133" calcext:value-type="float">
            <text:p>12,72</text:p>
          </table:table-cell>
          <table:table-cell table:formula="of:=[.$J$1] * LOG([.A200] + 0.1; 2)" office:value-type="float" office:value="22.1272467030062" calcext:value-type="float">
            <text:p>22,1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5" office:value-type="float" office:value="995" calcext:value-type="float">
            <text:p>995</text:p>
          </table:table-cell>
          <table:table-cell table:formula="of:=[.B201]/100" office:value-type="float" office:value="9.95" calcext:value-type="float">
            <text:p>9,95</text:p>
          </table:table-cell>
          <table:table-cell table:formula="of:=[.C201]*[.$D$1]" office:value-type="float" office:value="258.2423" calcext:value-type="float">
            <text:p>258,2423</text:p>
          </table:table-cell>
          <table:table-cell table:formula="of:=LOG([.D201]; 2)" office:value-type="float" office:value="8.01258152272788" calcext:value-type="float">
            <text:p>8,01</text:p>
          </table:table-cell>
          <table:table-cell table:formula="of:=[.C201]*[.$F$1]" office:value-type="float" office:value="497500" calcext:value-type="float">
            <text:p>497500</text:p>
          </table:table-cell>
          <table:table-cell table:formula="of:=LOG([.F201]; 2)" office:value-type="float" office:value="18.9243370000931" calcext:value-type="float">
            <text:p>18,92</text:p>
          </table:table-cell>
          <table:table-cell table:formula="of:=LOG([.A201]*[.$H$1]; 2)" office:value-type="float" office:value="12.724087461794" calcext:value-type="float">
            <text:p>12,72</text:p>
          </table:table-cell>
          <table:table-cell table:formula="of:=[.$J$1] * LOG([.A201] + 0.1; 2)" office:value-type="float" office:value="22.1483132914161" calcext:value-type="float">
            <text:p>22,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5" office:value-type="float" office:value="1000" calcext:value-type="float">
            <text:p>1000</text:p>
          </table:table-cell>
          <table:table-cell table:formula="of:=[.B202]/100" office:value-type="float" office:value="10" calcext:value-type="float">
            <text:p>10</text:p>
          </table:table-cell>
          <table:table-cell table:formula="of:=[.C202]*[.$D$1]" office:value-type="float" office:value="259.54" calcext:value-type="float">
            <text:p>259,54</text:p>
          </table:table-cell>
          <table:table-cell table:formula="of:=LOG([.D202]; 2)" office:value-type="float" office:value="8.01981309195895" calcext:value-type="float">
            <text:p>8,02</text:p>
          </table:table-cell>
          <table:table-cell table:formula="of:=[.C202]*[.$F$1]" office:value-type="float" office:value="500000" calcext:value-type="float">
            <text:p>500000</text:p>
          </table:table-cell>
          <table:table-cell table:formula="of:=LOG([.F202]; 2)" office:value-type="float" office:value="18.9315685693242" calcext:value-type="float">
            <text:p>18,93</text:p>
          </table:table-cell>
          <table:table-cell table:formula="of:=LOG([.A202]*[.$H$1]; 2)" office:value-type="float" office:value="12.7313190310251" calcext:value-type="float">
            <text:p>12,73</text:p>
          </table:table-cell>
          <table:table-cell table:formula="of:=[.$J$1] * LOG([.A202] + 0.1; 2)" office:value-type="float" office:value="22.1692743353533" calcext:value-type="float">
            <text:p>22,1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5" office:value-type="float" office:value="1005" calcext:value-type="float">
            <text:p>1005</text:p>
          </table:table-cell>
          <table:table-cell table:formula="of:=[.B203]/100" office:value-type="float" office:value="10.05" calcext:value-type="float">
            <text:p>10,05</text:p>
          </table:table-cell>
          <table:table-cell table:formula="of:=[.C203]*[.$D$1]" office:value-type="float" office:value="260.8377" calcext:value-type="float">
            <text:p>260,8377</text:p>
          </table:table-cell>
          <table:table-cell table:formula="of:=LOG([.D203]; 2)" office:value-type="float" office:value="8.02700859336315" calcext:value-type="float">
            <text:p>8,03</text:p>
          </table:table-cell>
          <table:table-cell table:formula="of:=[.C203]*[.$F$1]" office:value-type="float" office:value="502500" calcext:value-type="float">
            <text:p>502500</text:p>
          </table:table-cell>
          <table:table-cell table:formula="of:=LOG([.F203]; 2)" office:value-type="float" office:value="18.9387640707284" calcext:value-type="float">
            <text:p>18,94</text:p>
          </table:table-cell>
          <table:table-cell table:formula="of:=LOG([.A203]*[.$H$1]; 2)" office:value-type="float" office:value="12.7385145324293" calcext:value-type="float">
            <text:p>12,74</text:p>
          </table:table-cell>
          <table:table-cell table:formula="of:=[.$J$1] * LOG([.A203] + 0.1; 2)" office:value-type="float" office:value="22.1901308871122" calcext:value-type="float">
            <text:p>22,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5" office:value-type="float" office:value="1010" calcext:value-type="float">
            <text:p>1010</text:p>
          </table:table-cell>
          <table:table-cell table:formula="of:=[.B204]/100" office:value-type="float" office:value="10.1" calcext:value-type="float">
            <text:p>10,1</text:p>
          </table:table-cell>
          <table:table-cell table:formula="of:=[.C204]*[.$D$1]" office:value-type="float" office:value="262.1354" calcext:value-type="float">
            <text:p>262,1354</text:p>
          </table:table-cell>
          <table:table-cell table:formula="of:=LOG([.D204]; 2)" office:value-type="float" office:value="8.03416838493602" calcext:value-type="float">
            <text:p>8,03</text:p>
          </table:table-cell>
          <table:table-cell table:formula="of:=[.C204]*[.$F$1]" office:value-type="float" office:value="505000" calcext:value-type="float">
            <text:p>505000</text:p>
          </table:table-cell>
          <table:table-cell table:formula="of:=LOG([.F204]; 2)" office:value-type="float" office:value="18.9459238623012" calcext:value-type="float">
            <text:p>18,95</text:p>
          </table:table-cell>
          <table:table-cell table:formula="of:=LOG([.A204]*[.$H$1]; 2)" office:value-type="float" office:value="12.7456743240021" calcext:value-type="float">
            <text:p>12,75</text:p>
          </table:table-cell>
          <table:table-cell table:formula="of:=[.$J$1] * LOG([.A204] + 0.1; 2)" office:value-type="float" office:value="22.2108839833279" calcext:value-type="float">
            <text:p>22,2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5" office:value-type="float" office:value="1015" calcext:value-type="float">
            <text:p>1015</text:p>
          </table:table-cell>
          <table:table-cell table:formula="of:=[.B205]/100" office:value-type="float" office:value="10.15" calcext:value-type="float">
            <text:p>10,15</text:p>
          </table:table-cell>
          <table:table-cell table:formula="of:=[.C205]*[.$D$1]" office:value-type="float" office:value="263.4331" calcext:value-type="float">
            <text:p>263,4331</text:p>
          </table:table-cell>
          <table:table-cell table:formula="of:=LOG([.D205]; 2)" office:value-type="float" office:value="8.0412928193694" calcext:value-type="float">
            <text:p>8,04</text:p>
          </table:table-cell>
          <table:table-cell table:formula="of:=[.C205]*[.$F$1]" office:value-type="float" office:value="507500" calcext:value-type="float">
            <text:p>507500</text:p>
          </table:table-cell>
          <table:table-cell table:formula="of:=LOG([.F205]; 2)" office:value-type="float" office:value="18.9530482967346" calcext:value-type="float">
            <text:p>18,95</text:p>
          </table:table-cell>
          <table:table-cell table:formula="of:=LOG([.A205]*[.$H$1]; 2)" office:value-type="float" office:value="12.7527987584355" calcext:value-type="float">
            <text:p>12,75</text:p>
          </table:table-cell>
          <table:table-cell table:formula="of:=[.$J$1] * LOG([.A205] + 0.1; 2)" office:value-type="float" office:value="22.2315346452855" calcext:value-type="float">
            <text:p>22,2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5" office:value-type="float" office:value="1020" calcext:value-type="float">
            <text:p>1020</text:p>
          </table:table-cell>
          <table:table-cell table:formula="of:=[.B206]/100" office:value-type="float" office:value="10.2" calcext:value-type="float">
            <text:p>10,2</text:p>
          </table:table-cell>
          <table:table-cell table:formula="of:=[.C206]*[.$D$1]" office:value-type="float" office:value="264.7308" calcext:value-type="float">
            <text:p>264,7308</text:p>
          </table:table-cell>
          <table:table-cell table:formula="of:=LOG([.D206]; 2)" office:value-type="float" office:value="8.04838224415572" calcext:value-type="float">
            <text:p>8,05</text:p>
          </table:table-cell>
          <table:table-cell table:formula="of:=[.C206]*[.$F$1]" office:value-type="float" office:value="510000" calcext:value-type="float">
            <text:p>510000</text:p>
          </table:table-cell>
          <table:table-cell table:formula="of:=LOG([.F206]; 2)" office:value-type="float" office:value="18.9601377215209" calcext:value-type="float">
            <text:p>18,96</text:p>
          </table:table-cell>
          <table:table-cell table:formula="of:=LOG([.A206]*[.$H$1]; 2)" office:value-type="float" office:value="12.7598881832218" calcext:value-type="float">
            <text:p>12,76</text:p>
          </table:table-cell>
          <table:table-cell table:formula="of:=[.$J$1] * LOG([.A206] + 0.1; 2)" office:value-type="float" office:value="22.2520838792215" calcext:value-type="float">
            <text:p>22,2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5" office:value-type="float" office:value="1025" calcext:value-type="float">
            <text:p>1025</text:p>
          </table:table-cell>
          <table:table-cell table:formula="of:=[.B207]/100" office:value-type="float" office:value="10.25" calcext:value-type="float">
            <text:p>10,25</text:p>
          </table:table-cell>
          <table:table-cell table:formula="of:=[.C207]*[.$D$1]" office:value-type="float" office:value="266.0285" calcext:value-type="float">
            <text:p>266,0285</text:p>
          </table:table-cell>
          <table:table-cell table:formula="of:=LOG([.D207]; 2)" office:value-type="float" office:value="8.05543700168967" calcext:value-type="float">
            <text:p>8,06</text:p>
          </table:table-cell>
          <table:table-cell table:formula="of:=[.C207]*[.$F$1]" office:value-type="float" office:value="512500" calcext:value-type="float">
            <text:p>512500</text:p>
          </table:table-cell>
          <table:table-cell table:formula="of:=LOG([.F207]; 2)" office:value-type="float" office:value="18.9671924790549" calcext:value-type="float">
            <text:p>18,97</text:p>
          </table:table-cell>
          <table:table-cell table:formula="of:=LOG([.A207]*[.$H$1]; 2)" office:value-type="float" office:value="12.7669429407558" calcext:value-type="float">
            <text:p>12,77</text:p>
          </table:table-cell>
          <table:table-cell table:formula="of:=[.$J$1] * LOG([.A207] + 0.1; 2)" office:value-type="float" office:value="22.2725326766182" calcext:value-type="float">
            <text:p>22,2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5" office:value-type="float" office:value="1030" calcext:value-type="float">
            <text:p>1030</text:p>
          </table:table-cell>
          <table:table-cell table:formula="of:=[.B208]/100" office:value-type="float" office:value="10.3" calcext:value-type="float">
            <text:p>10,3</text:p>
          </table:table-cell>
          <table:table-cell table:formula="of:=[.C208]*[.$D$1]" office:value-type="float" office:value="267.3262" calcext:value-type="float">
            <text:p>267,3262</text:p>
          </table:table-cell>
          <table:table-cell table:formula="of:=LOG([.D208]; 2)" office:value-type="float" office:value="8.06245742936745" calcext:value-type="float">
            <text:p>8,06</text:p>
          </table:table-cell>
          <table:table-cell table:formula="of:=[.C208]*[.$F$1]" office:value-type="float" office:value="515000" calcext:value-type="float">
            <text:p>515000</text:p>
          </table:table-cell>
          <table:table-cell table:formula="of:=LOG([.F208]; 2)" office:value-type="float" office:value="18.9742129067327" calcext:value-type="float">
            <text:p>18,97</text:p>
          </table:table-cell>
          <table:table-cell table:formula="of:=LOG([.A208]*[.$H$1]; 2)" office:value-type="float" office:value="12.7739633684336" calcext:value-type="float">
            <text:p>12,77</text:p>
          </table:table-cell>
          <table:table-cell table:formula="of:=[.$J$1] * LOG([.A208] + 0.1; 2)" office:value-type="float" office:value="22.2928820144905" calcext:value-type="float">
            <text:p>22,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5" office:value-type="float" office:value="1035" calcext:value-type="float">
            <text:p>1035</text:p>
          </table:table-cell>
          <table:table-cell table:formula="of:=[.B209]/100" office:value-type="float" office:value="10.35" calcext:value-type="float">
            <text:p>10,35</text:p>
          </table:table-cell>
          <table:table-cell table:formula="of:=[.C209]*[.$D$1]" office:value-type="float" office:value="268.6239" calcext:value-type="float">
            <text:p>268,6239</text:p>
          </table:table-cell>
          <table:table-cell table:formula="of:=LOG([.D209]; 2)" office:value-type="float" office:value="8.06944385968355" calcext:value-type="float">
            <text:p>8,07</text:p>
          </table:table-cell>
          <table:table-cell table:formula="of:=[.C209]*[.$F$1]" office:value-type="float" office:value="517500" calcext:value-type="float">
            <text:p>517500</text:p>
          </table:table-cell>
          <table:table-cell table:formula="of:=LOG([.F209]; 2)" office:value-type="float" office:value="18.9811993370488" calcext:value-type="float">
            <text:p>18,98</text:p>
          </table:table-cell>
          <table:table-cell table:formula="of:=LOG([.A209]*[.$H$1]; 2)" office:value-type="float" office:value="12.7809497987497" calcext:value-type="float">
            <text:p>12,78</text:p>
          </table:table-cell>
          <table:table-cell table:formula="of:=[.$J$1] * LOG([.A209] + 0.1; 2)" office:value-type="float" office:value="22.3131328556661" calcext:value-type="float">
            <text:p>22,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5" office:value-type="float" office:value="1040" calcext:value-type="float">
            <text:p>1040</text:p>
          </table:table-cell>
          <table:table-cell table:formula="of:=[.B210]/100" office:value-type="float" office:value="10.4" calcext:value-type="float">
            <text:p>10,4</text:p>
          </table:table-cell>
          <table:table-cell table:formula="of:=[.C210]*[.$D$1]" office:value-type="float" office:value="269.9216" calcext:value-type="float">
            <text:p>269,9216</text:p>
          </table:table-cell>
          <table:table-cell table:formula="of:=LOG([.D210]; 2)" office:value-type="float" office:value="8.07639662032532" calcext:value-type="float">
            <text:p>8,08</text:p>
          </table:table-cell>
          <table:table-cell table:formula="of:=[.C210]*[.$F$1]" office:value-type="float" office:value="520000" calcext:value-type="float">
            <text:p>520000</text:p>
          </table:table-cell>
          <table:table-cell table:formula="of:=LOG([.F210]; 2)" office:value-type="float" office:value="18.9881520976905" calcext:value-type="float">
            <text:p>18,99</text:p>
          </table:table-cell>
          <table:table-cell table:formula="of:=LOG([.A210]*[.$H$1]; 2)" office:value-type="float" office:value="12.7879025593914" calcext:value-type="float">
            <text:p>12,79</text:p>
          </table:table-cell>
          <table:table-cell table:formula="of:=[.$J$1] * LOG([.A210] + 0.1; 2)" office:value-type="float" office:value="22.3332861490591" calcext:value-type="float">
            <text:p>22,3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5" office:value-type="float" office:value="1045" calcext:value-type="float">
            <text:p>1045</text:p>
          </table:table-cell>
          <table:table-cell table:formula="of:=[.B211]/100" office:value-type="float" office:value="10.45" calcext:value-type="float">
            <text:p>10,45</text:p>
          </table:table-cell>
          <table:table-cell table:formula="of:=[.C211]*[.$D$1]" office:value-type="float" office:value="271.2193" calcext:value-type="float">
            <text:p>271,2193</text:p>
          </table:table-cell>
          <table:table-cell table:formula="of:=LOG([.D211]; 2)" office:value-type="float" office:value="8.08331603426511" calcext:value-type="float">
            <text:p>8,08</text:p>
          </table:table-cell>
          <table:table-cell table:formula="of:=[.C211]*[.$F$1]" office:value-type="float" office:value="522500" calcext:value-type="float">
            <text:p>522500</text:p>
          </table:table-cell>
          <table:table-cell table:formula="of:=LOG([.F211]; 2)" office:value-type="float" office:value="18.9950715116303" calcext:value-type="float">
            <text:p>19,00</text:p>
          </table:table-cell>
          <table:table-cell table:formula="of:=LOG([.A211]*[.$H$1]; 2)" office:value-type="float" office:value="12.7948219733312" calcext:value-type="float">
            <text:p>12,79</text:p>
          </table:table-cell>
          <table:table-cell table:formula="of:=[.$J$1] * LOG([.A211] + 0.1; 2)" office:value-type="float" office:value="22.3533428299364" calcext:value-type="float">
            <text:p>22,3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5" office:value-type="float" office:value="1050" calcext:value-type="float">
            <text:p>1050</text:p>
          </table:table-cell>
          <table:table-cell table:formula="of:=[.B212]/100" office:value-type="float" office:value="10.5" calcext:value-type="float">
            <text:p>10,5</text:p>
          </table:table-cell>
          <table:table-cell table:formula="of:=[.C212]*[.$D$1]" office:value-type="float" office:value="272.517" calcext:value-type="float">
            <text:p>272,517</text:p>
          </table:table-cell>
          <table:table-cell table:formula="of:=LOG([.D212]; 2)" office:value-type="float" office:value="8.09020241985035" calcext:value-type="float">
            <text:p>8,09</text:p>
          </table:table-cell>
          <table:table-cell table:formula="of:=[.C212]*[.$F$1]" office:value-type="float" office:value="525000" calcext:value-type="float">
            <text:p>525000</text:p>
          </table:table-cell>
          <table:table-cell table:formula="of:=LOG([.F212]; 2)" office:value-type="float" office:value="19.0019578972156" calcext:value-type="float">
            <text:p>19,00</text:p>
          </table:table-cell>
          <table:table-cell table:formula="of:=LOG([.A212]*[.$H$1]; 2)" office:value-type="float" office:value="12.8017083589165" calcext:value-type="float">
            <text:p>12,80</text:p>
          </table:table-cell>
          <table:table-cell table:formula="of:=[.$J$1] * LOG([.A212] + 0.1; 2)" office:value-type="float" office:value="22.3733038201785" calcext:value-type="float">
            <text:p>22,3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5" office:value-type="float" office:value="1055" calcext:value-type="float">
            <text:p>1055</text:p>
          </table:table-cell>
          <table:table-cell table:formula="of:=[.B213]/100" office:value-type="float" office:value="10.55" calcext:value-type="float">
            <text:p>10,55</text:p>
          </table:table-cell>
          <table:table-cell table:formula="of:=[.C213]*[.$D$1]" office:value-type="float" office:value="273.8147" calcext:value-type="float">
            <text:p>273,8147</text:p>
          </table:table-cell>
          <table:table-cell table:formula="of:=LOG([.D213]; 2)" office:value-type="float" office:value="8.09705609089141" calcext:value-type="float">
            <text:p>8,10</text:p>
          </table:table-cell>
          <table:table-cell table:formula="of:=[.C213]*[.$F$1]" office:value-type="float" office:value="527500" calcext:value-type="float">
            <text:p>527500</text:p>
          </table:table-cell>
          <table:table-cell table:formula="of:=LOG([.F213]; 2)" office:value-type="float" office:value="19.0088115682566" calcext:value-type="float">
            <text:p>19,01</text:p>
          </table:table-cell>
          <table:table-cell table:formula="of:=LOG([.A213]*[.$H$1]; 2)" office:value-type="float" office:value="12.8085620299575" calcext:value-type="float">
            <text:p>12,81</text:p>
          </table:table-cell>
          <table:table-cell table:formula="of:=[.$J$1] * LOG([.A213] + 0.1; 2)" office:value-type="float" office:value="22.3931700285334" calcext:value-type="float">
            <text:p>22,3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5" office:value-type="float" office:value="1060" calcext:value-type="float">
            <text:p>1060</text:p>
          </table:table-cell>
          <table:table-cell table:formula="of:=[.B214]/100" office:value-type="float" office:value="10.6" calcext:value-type="float">
            <text:p>10,6</text:p>
          </table:table-cell>
          <table:table-cell table:formula="of:=[.C214]*[.$D$1]" office:value-type="float" office:value="275.1124" calcext:value-type="float">
            <text:p>275,1124</text:p>
          </table:table-cell>
          <table:table-cell table:formula="of:=LOG([.D214]; 2)" office:value-type="float" office:value="8.10387735674743" calcext:value-type="float">
            <text:p>8,10</text:p>
          </table:table-cell>
          <table:table-cell table:formula="of:=[.C214]*[.$F$1]" office:value-type="float" office:value="530000" calcext:value-type="float">
            <text:p>530000</text:p>
          </table:table-cell>
          <table:table-cell table:formula="of:=LOG([.F214]; 2)" office:value-type="float" office:value="19.0156328341126" calcext:value-type="float">
            <text:p>19,02</text:p>
          </table:table-cell>
          <table:table-cell table:formula="of:=LOG([.A214]*[.$H$1]; 2)" office:value-type="float" office:value="12.8153832958135" calcext:value-type="float">
            <text:p>12,82</text:p>
          </table:table-cell>
          <table:table-cell table:formula="of:=[.$J$1] * LOG([.A214] + 0.1; 2)" office:value-type="float" office:value="22.4129423508653" calcext:value-type="float">
            <text:p>22,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5" office:value-type="float" office:value="1065" calcext:value-type="float">
            <text:p>1065</text:p>
          </table:table-cell>
          <table:table-cell table:formula="of:=[.B215]/100" office:value-type="float" office:value="10.65" calcext:value-type="float">
            <text:p>10,65</text:p>
          </table:table-cell>
          <table:table-cell table:formula="of:=[.C215]*[.$D$1]" office:value-type="float" office:value="276.4101" calcext:value-type="float">
            <text:p>276,4101</text:p>
          </table:table-cell>
          <table:table-cell table:formula="of:=LOG([.D215]; 2)" office:value-type="float" office:value="8.11066652241007" calcext:value-type="float">
            <text:p>8,11</text:p>
          </table:table-cell>
          <table:table-cell table:formula="of:=[.C215]*[.$F$1]" office:value-type="float" office:value="532500" calcext:value-type="float">
            <text:p>532500</text:p>
          </table:table-cell>
          <table:table-cell table:formula="of:=LOG([.F215]; 2)" office:value-type="float" office:value="19.0224219997753" calcext:value-type="float">
            <text:p>19,02</text:p>
          </table:table-cell>
          <table:table-cell table:formula="of:=LOG([.A215]*[.$H$1]; 2)" office:value-type="float" office:value="12.8221724614762" calcext:value-type="float">
            <text:p>12,82</text:p>
          </table:table-cell>
          <table:table-cell table:formula="of:=[.$J$1] * LOG([.A215] + 0.1; 2)" office:value-type="float" office:value="22.4326216703965" calcext:value-type="float">
            <text:p>22,4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5" office:value-type="float" office:value="1070" calcext:value-type="float">
            <text:p>1070</text:p>
          </table:table-cell>
          <table:table-cell table:formula="of:=[.B216]/100" office:value-type="float" office:value="10.7" calcext:value-type="float">
            <text:p>10,7</text:p>
          </table:table-cell>
          <table:table-cell table:formula="of:=[.C216]*[.$D$1]" office:value-type="float" office:value="277.7078" calcext:value-type="float">
            <text:p>277,7078</text:p>
          </table:table-cell>
          <table:table-cell table:formula="of:=LOG([.D216]; 2)" office:value-type="float" office:value="8.11742388858537" calcext:value-type="float">
            <text:p>8,12</text:p>
          </table:table-cell>
          <table:table-cell table:formula="of:=[.C216]*[.$F$1]" office:value-type="float" office:value="535000" calcext:value-type="float">
            <text:p>535000</text:p>
          </table:table-cell>
          <table:table-cell table:formula="of:=LOG([.F216]; 2)" office:value-type="float" office:value="19.0291793659506" calcext:value-type="float">
            <text:p>19,03</text:p>
          </table:table-cell>
          <table:table-cell table:formula="of:=LOG([.A216]*[.$H$1]; 2)" office:value-type="float" office:value="12.8289298276515" calcext:value-type="float">
            <text:p>12,83</text:p>
          </table:table-cell>
          <table:table-cell table:formula="of:=[.$J$1] * LOG([.A216] + 0.1; 2)" office:value-type="float" office:value="22.4522088579446" calcext:value-type="float">
            <text:p>22,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5" office:value-type="float" office:value="1075" calcext:value-type="float">
            <text:p>1075</text:p>
          </table:table-cell>
          <table:table-cell table:formula="of:=[.B217]/100" office:value-type="float" office:value="10.75" calcext:value-type="float">
            <text:p>10,75</text:p>
          </table:table-cell>
          <table:table-cell table:formula="of:=[.C217]*[.$D$1]" office:value-type="float" office:value="279.0055" calcext:value-type="float">
            <text:p>279,0055</text:p>
          </table:table-cell>
          <table:table-cell table:formula="of:=LOG([.D217]; 2)" office:value-type="float" office:value="8.12414975177369" calcext:value-type="float">
            <text:p>8,12</text:p>
          </table:table-cell>
          <table:table-cell table:formula="of:=[.C217]*[.$F$1]" office:value-type="float" office:value="537500" calcext:value-type="float">
            <text:p>537500</text:p>
          </table:table-cell>
          <table:table-cell table:formula="of:=LOG([.F217]; 2)" office:value-type="float" office:value="19.0359052291389" calcext:value-type="float">
            <text:p>19,04</text:p>
          </table:table-cell>
          <table:table-cell table:formula="of:=LOG([.A217]*[.$H$1]; 2)" office:value-type="float" office:value="12.8356556908398" calcext:value-type="float">
            <text:p>12,84</text:p>
          </table:table-cell>
          <table:table-cell table:formula="of:=[.$J$1] * LOG([.A217] + 0.1; 2)" office:value-type="float" office:value="22.4717047721535" calcext:value-type="float">
            <text:p>22,4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5" office:value-type="float" office:value="1080" calcext:value-type="float">
            <text:p>1080</text:p>
          </table:table-cell>
          <table:table-cell table:formula="of:=[.B218]/100" office:value-type="float" office:value="10.8" calcext:value-type="float">
            <text:p>10,8</text:p>
          </table:table-cell>
          <table:table-cell table:formula="of:=[.C218]*[.$D$1]" office:value-type="float" office:value="280.3032" calcext:value-type="float">
            <text:p>280,3032</text:p>
          </table:table-cell>
          <table:table-cell table:formula="of:=LOG([.D218]; 2)" office:value-type="float" office:value="8.1308444043477" calcext:value-type="float">
            <text:p>8,13</text:p>
          </table:table-cell>
          <table:table-cell table:formula="of:=[.C218]*[.$F$1]" office:value-type="float" office:value="540000" calcext:value-type="float">
            <text:p>540000</text:p>
          </table:table-cell>
          <table:table-cell table:formula="of:=LOG([.F218]; 2)" office:value-type="float" office:value="19.0425998817129" calcext:value-type="float">
            <text:p>19,04</text:p>
          </table:table-cell>
          <table:table-cell table:formula="of:=LOG([.A218]*[.$H$1]; 2)" office:value-type="float" office:value="12.8423503434138" calcext:value-type="float">
            <text:p>12,84</text:p>
          </table:table-cell>
          <table:table-cell table:formula="of:=[.$J$1] * LOG([.A218] + 0.1; 2)" office:value-type="float" office:value="22.4911102597192" calcext:value-type="float">
            <text:p>22,4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5" office:value-type="float" office:value="1085" calcext:value-type="float">
            <text:p>1085</text:p>
          </table:table-cell>
          <table:table-cell table:formula="of:=[.B219]/100" office:value-type="float" office:value="10.85" calcext:value-type="float">
            <text:p>10,85</text:p>
          </table:table-cell>
          <table:table-cell table:formula="of:=[.C219]*[.$D$1]" office:value-type="float" office:value="281.6009" calcext:value-type="float">
            <text:p>281,6009</text:p>
          </table:table-cell>
          <table:table-cell table:formula="of:=LOG([.D219]; 2)" office:value-type="float" office:value="8.13750813462871" calcext:value-type="float">
            <text:p>8,14</text:p>
          </table:table-cell>
          <table:table-cell table:formula="of:=[.C219]*[.$F$1]" office:value-type="float" office:value="542500" calcext:value-type="float">
            <text:p>542500</text:p>
          </table:table-cell>
          <table:table-cell table:formula="of:=LOG([.F219]; 2)" office:value-type="float" office:value="19.0492636119939" calcext:value-type="float">
            <text:p>19,05</text:p>
          </table:table-cell>
          <table:table-cell table:formula="of:=LOG([.A219]*[.$H$1]; 2)" office:value-type="float" office:value="12.8490140736948" calcext:value-type="float">
            <text:p>12,85</text:p>
          </table:table-cell>
          <table:table-cell table:formula="of:=[.$J$1] * LOG([.A219] + 0.1; 2)" office:value-type="float" office:value="22.5104261556106" calcext:value-type="float">
            <text:p>22,5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5" office:value-type="float" office:value="1090" calcext:value-type="float">
            <text:p>1090</text:p>
          </table:table-cell>
          <table:table-cell table:formula="of:=[.B220]/100" office:value-type="float" office:value="10.9" calcext:value-type="float">
            <text:p>10,9</text:p>
          </table:table-cell>
          <table:table-cell table:formula="of:=[.C220]*[.$D$1]" office:value-type="float" office:value="282.8986" calcext:value-type="float">
            <text:p>282,8986</text:p>
          </table:table-cell>
          <table:table-cell table:formula="of:=LOG([.D220]; 2)" office:value-type="float" office:value="8.14414122696115" calcext:value-type="float">
            <text:p>8,14</text:p>
          </table:table-cell>
          <table:table-cell table:formula="of:=[.C220]*[.$F$1]" office:value-type="float" office:value="545000" calcext:value-type="float">
            <text:p>545000</text:p>
          </table:table-cell>
          <table:table-cell table:formula="of:=LOG([.F220]; 2)" office:value-type="float" office:value="19.0558967043264" calcext:value-type="float">
            <text:p>19,06</text:p>
          </table:table-cell>
          <table:table-cell table:formula="of:=LOG([.A220]*[.$H$1]; 2)" office:value-type="float" office:value="12.8556471660273" calcext:value-type="float">
            <text:p>12,86</text:p>
          </table:table-cell>
          <table:table-cell table:formula="of:=[.$J$1] * LOG([.A220] + 0.1; 2)" office:value-type="float" office:value="22.5296532832848" calcext:value-type="float">
            <text:p>22,5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5" office:value-type="float" office:value="1095" calcext:value-type="float">
            <text:p>1095</text:p>
          </table:table-cell>
          <table:table-cell table:formula="of:=[.B221]/100" office:value-type="float" office:value="10.95" calcext:value-type="float">
            <text:p>10,95</text:p>
          </table:table-cell>
          <table:table-cell table:formula="of:=[.C221]*[.$D$1]" office:value-type="float" office:value="284.1963" calcext:value-type="float">
            <text:p>284,1963</text:p>
          </table:table-cell>
          <table:table-cell table:formula="of:=LOG([.D221]; 2)" office:value-type="float" office:value="8.1507439617854" calcext:value-type="float">
            <text:p>8,15</text:p>
          </table:table-cell>
          <table:table-cell table:formula="of:=[.C221]*[.$F$1]" office:value-type="float" office:value="547500" calcext:value-type="float">
            <text:p>547500</text:p>
          </table:table-cell>
          <table:table-cell table:formula="of:=LOG([.F221]; 2)" office:value-type="float" office:value="19.0624994391506" calcext:value-type="float">
            <text:p>19,06</text:p>
          </table:table-cell>
          <table:table-cell table:formula="of:=LOG([.A221]*[.$H$1]; 2)" office:value-type="float" office:value="12.8622499008515" calcext:value-type="float">
            <text:p>12,86</text:p>
          </table:table-cell>
          <table:table-cell table:formula="of:=[.$J$1] * LOG([.A221] + 0.1; 2)" office:value-type="float" office:value="22.5487924548983" calcext:value-type="float">
            <text:p>22,5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5" office:value-type="float" office:value="1100" calcext:value-type="float">
            <text:p>1100</text:p>
          </table:table-cell>
          <table:table-cell table:formula="of:=[.B222]/100" office:value-type="float" office:value="11" calcext:value-type="float">
            <text:p>11</text:p>
          </table:table-cell>
          <table:table-cell table:formula="of:=[.C222]*[.$D$1]" office:value-type="float" office:value="285.494" calcext:value-type="float">
            <text:p>285,494</text:p>
          </table:table-cell>
          <table:table-cell table:formula="of:=LOG([.D222]; 2)" office:value-type="float" office:value="8.15731661570889" calcext:value-type="float">
            <text:p>8,16</text:p>
          </table:table-cell>
          <table:table-cell table:formula="of:=[.C222]*[.$F$1]" office:value-type="float" office:value="550000" calcext:value-type="float">
            <text:p>550000</text:p>
          </table:table-cell>
          <table:table-cell table:formula="of:=LOG([.F222]; 2)" office:value-type="float" office:value="19.0690720930741" calcext:value-type="float">
            <text:p>19,07</text:p>
          </table:table-cell>
          <table:table-cell table:formula="of:=LOG([.A222]*[.$H$1]; 2)" office:value-type="float" office:value="12.868822554775" calcext:value-type="float">
            <text:p>12,87</text:p>
          </table:table-cell>
          <table:table-cell table:formula="of:=[.$J$1] * LOG([.A222] + 0.1; 2)" office:value-type="float" office:value="22.5678444715122" calcext:value-type="float">
            <text:p>22,5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5" office:value-type="float" office:value="1105" calcext:value-type="float">
            <text:p>1105</text:p>
          </table:table-cell>
          <table:table-cell table:formula="of:=[.B223]/100" office:value-type="float" office:value="11.05" calcext:value-type="float">
            <text:p>11,05</text:p>
          </table:table-cell>
          <table:table-cell table:formula="of:=[.C223]*[.$D$1]" office:value-type="float" office:value="286.7917" calcext:value-type="float">
            <text:p>286,7917</text:p>
          </table:table-cell>
          <table:table-cell table:formula="of:=LOG([.D223]; 2)" office:value-type="float" office:value="8.16385946157566" calcext:value-type="float">
            <text:p>8,16</text:p>
          </table:table-cell>
          <table:table-cell table:formula="of:=[.C223]*[.$F$1]" office:value-type="float" office:value="552500" calcext:value-type="float">
            <text:p>552500</text:p>
          </table:table-cell>
          <table:table-cell table:formula="of:=LOG([.F223]; 2)" office:value-type="float" office:value="19.0756149389409" calcext:value-type="float">
            <text:p>19,08</text:p>
          </table:table-cell>
          <table:table-cell table:formula="of:=LOG([.A223]*[.$H$1]; 2)" office:value-type="float" office:value="12.8753654006418" calcext:value-type="float">
            <text:p>12,88</text:p>
          </table:table-cell>
          <table:table-cell table:formula="of:=[.$J$1] * LOG([.A223] + 0.1; 2)" office:value-type="float" office:value="22.5868101232937" calcext:value-type="float">
            <text:p>22,5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5" office:value-type="float" office:value="1110" calcext:value-type="float">
            <text:p>1110</text:p>
          </table:table-cell>
          <table:table-cell table:formula="of:=[.B224]/100" office:value-type="float" office:value="11.1" calcext:value-type="float">
            <text:p>11,1</text:p>
          </table:table-cell>
          <table:table-cell table:formula="of:=[.C224]*[.$D$1]" office:value-type="float" office:value="288.0894" calcext:value-type="float">
            <text:p>288,0894</text:p>
          </table:table-cell>
          <table:table-cell table:formula="of:=LOG([.D224]; 2)" office:value-type="float" office:value="8.17037276853433" calcext:value-type="float">
            <text:p>8,17</text:p>
          </table:table-cell>
          <table:table-cell table:formula="of:=[.C224]*[.$F$1]" office:value-type="float" office:value="555000" calcext:value-type="float">
            <text:p>555000</text:p>
          </table:table-cell>
          <table:table-cell table:formula="of:=LOG([.F224]; 2)" office:value-type="float" office:value="19.0821282458996" calcext:value-type="float">
            <text:p>19,08</text:p>
          </table:table-cell>
          <table:table-cell table:formula="of:=LOG([.A224]*[.$H$1]; 2)" office:value-type="float" office:value="12.8818787076004" calcext:value-type="float">
            <text:p>12,88</text:p>
          </table:table-cell>
          <table:table-cell table:formula="of:=[.$J$1] * LOG([.A224] + 0.1; 2)" office:value-type="float" office:value="22.6056901897129" calcext:value-type="float">
            <text:p>22,6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5" office:value-type="float" office:value="1115" calcext:value-type="float">
            <text:p>1115</text:p>
          </table:table-cell>
          <table:table-cell table:formula="of:=[.B225]/100" office:value-type="float" office:value="11.15" calcext:value-type="float">
            <text:p>11,15</text:p>
          </table:table-cell>
          <table:table-cell table:formula="of:=[.C225]*[.$D$1]" office:value-type="float" office:value="289.3871" calcext:value-type="float">
            <text:p>289,3871</text:p>
          </table:table-cell>
          <table:table-cell table:formula="of:=LOG([.D225]; 2)" office:value-type="float" office:value="8.17685680210453" calcext:value-type="float">
            <text:p>8,18</text:p>
          </table:table-cell>
          <table:table-cell table:formula="of:=[.C225]*[.$F$1]" office:value-type="float" office:value="557500" calcext:value-type="float">
            <text:p>557500</text:p>
          </table:table-cell>
          <table:table-cell table:formula="of:=LOG([.F225]; 2)" office:value-type="float" office:value="19.0886122794698" calcext:value-type="float">
            <text:p>19,09</text:p>
          </table:table-cell>
          <table:table-cell table:formula="of:=LOG([.A225]*[.$H$1]; 2)" office:value-type="float" office:value="12.8883627411706" calcext:value-type="float">
            <text:p>12,89</text:p>
          </table:table-cell>
          <table:table-cell table:formula="of:=[.$J$1] * LOG([.A225] + 0.1; 2)" office:value-type="float" office:value="22.6244854397347" calcext:value-type="float">
            <text:p>22,6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5" office:value-type="float" office:value="1120" calcext:value-type="float">
            <text:p>1120</text:p>
          </table:table-cell>
          <table:table-cell table:formula="of:=[.B226]/100" office:value-type="float" office:value="11.2" calcext:value-type="float">
            <text:p>11,2</text:p>
          </table:table-cell>
          <table:table-cell table:formula="of:=[.C226]*[.$D$1]" office:value-type="float" office:value="290.6848" calcext:value-type="float">
            <text:p>290,6848</text:p>
          </table:table-cell>
          <table:table-cell table:formula="of:=LOG([.D226]; 2)" office:value-type="float" office:value="8.18331182424183" calcext:value-type="float">
            <text:p>8,18</text:p>
          </table:table-cell>
          <table:table-cell table:formula="of:=[.C226]*[.$F$1]" office:value-type="float" office:value="560000" calcext:value-type="float">
            <text:p>560000</text:p>
          </table:table-cell>
          <table:table-cell table:formula="of:=LOG([.F226]; 2)" office:value-type="float" office:value="19.0950673016071" calcext:value-type="float">
            <text:p>19,10</text:p>
          </table:table-cell>
          <table:table-cell table:formula="of:=LOG([.A226]*[.$H$1]; 2)" office:value-type="float" office:value="12.8948177633079" calcext:value-type="float">
            <text:p>12,89</text:p>
          </table:table-cell>
          <table:table-cell table:formula="of:=[.$J$1] * LOG([.A226] + 0.1; 2)" office:value-type="float" office:value="22.6431966320068" calcext:value-type="float">
            <text:p>22,6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5" office:value-type="float" office:value="1125" calcext:value-type="float">
            <text:p>1125</text:p>
          </table:table-cell>
          <table:table-cell table:formula="of:=[.B227]/100" office:value-type="float" office:value="11.25" calcext:value-type="float">
            <text:p>11,25</text:p>
          </table:table-cell>
          <table:table-cell table:formula="of:=[.C227]*[.$D$1]" office:value-type="float" office:value="291.9825" calcext:value-type="float">
            <text:p>291,9825</text:p>
          </table:table-cell>
          <table:table-cell table:formula="of:=LOG([.D227]; 2)" office:value-type="float" office:value="8.18973809340126" calcext:value-type="float">
            <text:p>8,19</text:p>
          </table:table-cell>
          <table:table-cell table:formula="of:=[.C227]*[.$F$1]" office:value-type="float" office:value="562500" calcext:value-type="float">
            <text:p>562500</text:p>
          </table:table-cell>
          <table:table-cell table:formula="of:=LOG([.F227]; 2)" office:value-type="float" office:value="19.1014935707665" calcext:value-type="float">
            <text:p>19,10</text:p>
          </table:table-cell>
          <table:table-cell table:formula="of:=LOG([.A227]*[.$H$1]; 2)" office:value-type="float" office:value="12.9012440324674" calcext:value-type="float">
            <text:p>12,90</text:p>
          </table:table-cell>
          <table:table-cell table:formula="of:=[.$J$1] * LOG([.A227] + 0.1; 2)" office:value-type="float" office:value="22.6618245150437" calcext:value-type="float">
            <text:p>22,6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5" office:value-type="float" office:value="1130" calcext:value-type="float">
            <text:p>1130</text:p>
          </table:table-cell>
          <table:table-cell table:formula="of:=[.B228]/100" office:value-type="float" office:value="11.3" calcext:value-type="float">
            <text:p>11,3</text:p>
          </table:table-cell>
          <table:table-cell table:formula="of:=[.C228]*[.$D$1]" office:value-type="float" office:value="293.2802" calcext:value-type="float">
            <text:p>293,2802</text:p>
          </table:table-cell>
          <table:table-cell table:formula="of:=LOG([.D228]; 2)" office:value-type="float" office:value="8.19613586459941" calcext:value-type="float">
            <text:p>8,20</text:p>
          </table:table-cell>
          <table:table-cell table:formula="of:=[.C228]*[.$F$1]" office:value-type="float" office:value="565000" calcext:value-type="float">
            <text:p>565000</text:p>
          </table:table-cell>
          <table:table-cell table:formula="of:=LOG([.F228]; 2)" office:value-type="float" office:value="19.1078913419646" calcext:value-type="float">
            <text:p>19,11</text:p>
          </table:table-cell>
          <table:table-cell table:formula="of:=LOG([.A228]*[.$H$1]; 2)" office:value-type="float" office:value="12.9076418036655" calcext:value-type="float">
            <text:p>12,91</text:p>
          </table:table-cell>
          <table:table-cell table:formula="of:=[.$J$1] * LOG([.A228] + 0.1; 2)" office:value-type="float" office:value="22.6803698274061" calcext:value-type="float">
            <text:p>22,6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5" office:value-type="float" office:value="1135" calcext:value-type="float">
            <text:p>1135</text:p>
          </table:table-cell>
          <table:table-cell table:formula="of:=[.B229]/100" office:value-type="float" office:value="11.35" calcext:value-type="float">
            <text:p>11,35</text:p>
          </table:table-cell>
          <table:table-cell table:formula="of:=[.C229]*[.$D$1]" office:value-type="float" office:value="294.5779" calcext:value-type="float">
            <text:p>294,5779</text:p>
          </table:table-cell>
          <table:table-cell table:formula="of:=LOG([.D229]; 2)" office:value-type="float" office:value="8.20250538947514" calcext:value-type="float">
            <text:p>8,20</text:p>
          </table:table-cell>
          <table:table-cell table:formula="of:=[.C229]*[.$F$1]" office:value-type="float" office:value="567500" calcext:value-type="float">
            <text:p>567500</text:p>
          </table:table-cell>
          <table:table-cell table:formula="of:=LOG([.F229]; 2)" office:value-type="float" office:value="19.1142608668404" calcext:value-type="float">
            <text:p>19,11</text:p>
          </table:table-cell>
          <table:table-cell table:formula="of:=LOG([.A229]*[.$H$1]; 2)" office:value-type="float" office:value="12.9140113285413" calcext:value-type="float">
            <text:p>12,91</text:p>
          </table:table-cell>
          <table:table-cell table:formula="of:=[.$J$1] * LOG([.A229] + 0.1; 2)" office:value-type="float" office:value="22.6988332978766" calcext:value-type="float">
            <text:p>22,7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5" office:value-type="float" office:value="1140" calcext:value-type="float">
            <text:p>1140</text:p>
          </table:table-cell>
          <table:table-cell table:formula="of:=[.B230]/100" office:value-type="float" office:value="11.4" calcext:value-type="float">
            <text:p>11,4</text:p>
          </table:table-cell>
          <table:table-cell table:formula="of:=[.C230]*[.$D$1]" office:value-type="float" office:value="295.8756" calcext:value-type="float">
            <text:p>295,8756</text:p>
          </table:table-cell>
          <table:table-cell table:formula="of:=LOG([.D230]; 2)" office:value-type="float" office:value="8.20884691634897" calcext:value-type="float">
            <text:p>8,21</text:p>
          </table:table-cell>
          <table:table-cell table:formula="of:=[.C230]*[.$F$1]" office:value-type="float" office:value="570000" calcext:value-type="float">
            <text:p>570000</text:p>
          </table:table-cell>
          <table:table-cell table:formula="of:=LOG([.F230]; 2)" office:value-type="float" office:value="19.1206023937142" calcext:value-type="float">
            <text:p>19,12</text:p>
          </table:table-cell>
          <table:table-cell table:formula="of:=LOG([.A230]*[.$H$1]; 2)" office:value-type="float" office:value="12.9203528554151" calcext:value-type="float">
            <text:p>12,92</text:p>
          </table:table-cell>
          <table:table-cell table:formula="of:=[.$J$1] * LOG([.A230] + 0.1; 2)" office:value-type="float" office:value="22.7172156456318" calcext:value-type="float">
            <text:p>22,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5" office:value-type="float" office:value="1145" calcext:value-type="float">
            <text:p>1145</text:p>
          </table:table-cell>
          <table:table-cell table:formula="of:=[.B231]/100" office:value-type="float" office:value="11.45" calcext:value-type="float">
            <text:p>11,45</text:p>
          </table:table-cell>
          <table:table-cell table:formula="of:=[.C231]*[.$D$1]" office:value-type="float" office:value="297.1733" calcext:value-type="float">
            <text:p>297,1733</text:p>
          </table:table-cell>
          <table:table-cell table:formula="of:=LOG([.D231]; 2)" office:value-type="float" office:value="8.21516069028117" calcext:value-type="float">
            <text:p>8,22</text:p>
          </table:table-cell>
          <table:table-cell table:formula="of:=[.C231]*[.$F$1]" office:value-type="float" office:value="572500" calcext:value-type="float">
            <text:p>572500</text:p>
          </table:table-cell>
          <table:table-cell table:formula="of:=LOG([.F231]; 2)" office:value-type="float" office:value="19.1269161676464" calcext:value-type="float">
            <text:p>19,13</text:p>
          </table:table-cell>
          <table:table-cell table:formula="of:=LOG([.A231]*[.$H$1]; 2)" office:value-type="float" office:value="12.9266666293473" calcext:value-type="float">
            <text:p>12,93</text:p>
          </table:table-cell>
          <table:table-cell table:formula="of:=[.$J$1] * LOG([.A231] + 0.1; 2)" office:value-type="float" office:value="22.7355175804102" calcext:value-type="float">
            <text:p>22,7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5" office:value-type="float" office:value="1150" calcext:value-type="float">
            <text:p>1150</text:p>
          </table:table-cell>
          <table:table-cell table:formula="of:=[.B232]/100" office:value-type="float" office:value="11.5" calcext:value-type="float">
            <text:p>11,5</text:p>
          </table:table-cell>
          <table:table-cell table:formula="of:=[.C232]*[.$D$1]" office:value-type="float" office:value="298.471" calcext:value-type="float">
            <text:p>298,471</text:p>
          </table:table-cell>
          <table:table-cell table:formula="of:=LOG([.D232]; 2)" office:value-type="float" office:value="8.2214469531286" calcext:value-type="float">
            <text:p>8,22</text:p>
          </table:table-cell>
          <table:table-cell table:formula="of:=[.C232]*[.$F$1]" office:value-type="float" office:value="575000" calcext:value-type="float">
            <text:p>575000</text:p>
          </table:table-cell>
          <table:table-cell table:formula="of:=LOG([.F232]; 2)" office:value-type="float" office:value="19.1332024304938" calcext:value-type="float">
            <text:p>19,13</text:p>
          </table:table-cell>
          <table:table-cell table:formula="of:=LOG([.A232]*[.$H$1]; 2)" office:value-type="float" office:value="12.9329528921947" calcext:value-type="float">
            <text:p>12,93</text:p>
          </table:table-cell>
          <table:table-cell table:formula="of:=[.$J$1] * LOG([.A232] + 0.1; 2)" office:value-type="float" office:value="22.7537398026765" calcext:value-type="float">
            <text:p>22,7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5" office:value-type="float" office:value="1155" calcext:value-type="float">
            <text:p>1155</text:p>
          </table:table-cell>
          <table:table-cell table:formula="of:=[.B233]/100" office:value-type="float" office:value="11.55" calcext:value-type="float">
            <text:p>11,55</text:p>
          </table:table-cell>
          <table:table-cell table:formula="of:=[.C233]*[.$D$1]" office:value-type="float" office:value="299.7687" calcext:value-type="float">
            <text:p>299,7687</text:p>
          </table:table-cell>
          <table:table-cell table:formula="of:=LOG([.D233]; 2)" office:value-type="float" office:value="8.22770594360028" calcext:value-type="float">
            <text:p>8,23</text:p>
          </table:table-cell>
          <table:table-cell table:formula="of:=[.C233]*[.$F$1]" office:value-type="float" office:value="577500" calcext:value-type="float">
            <text:p>577500</text:p>
          </table:table-cell>
          <table:table-cell table:formula="of:=LOG([.F233]; 2)" office:value-type="float" office:value="19.1394614209655" calcext:value-type="float">
            <text:p>19,14</text:p>
          </table:table-cell>
          <table:table-cell table:formula="of:=LOG([.A233]*[.$H$1]; 2)" office:value-type="float" office:value="12.9392118826664" calcext:value-type="float">
            <text:p>12,94</text:p>
          </table:table-cell>
          <table:table-cell table:formula="of:=[.$J$1] * LOG([.A233] + 0.1; 2)" office:value-type="float" office:value="22.7718830037828" calcext:value-type="float">
            <text:p>22,7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5" office:value-type="float" office:value="1160" calcext:value-type="float">
            <text:p>1160</text:p>
          </table:table-cell>
          <table:table-cell table:formula="of:=[.B234]/100" office:value-type="float" office:value="11.6" calcext:value-type="float">
            <text:p>11,6</text:p>
          </table:table-cell>
          <table:table-cell table:formula="of:=[.C234]*[.$D$1]" office:value-type="float" office:value="301.0664" calcext:value-type="float">
            <text:p>301,0664</text:p>
          </table:table-cell>
          <table:table-cell table:formula="of:=LOG([.D234]; 2)" office:value-type="float" office:value="8.2339378973118" calcext:value-type="float">
            <text:p>8,23</text:p>
          </table:table-cell>
          <table:table-cell table:formula="of:=[.C234]*[.$F$1]" office:value-type="float" office:value="580000" calcext:value-type="float">
            <text:p>580000</text:p>
          </table:table-cell>
          <table:table-cell table:formula="of:=LOG([.F234]; 2)" office:value-type="float" office:value="19.145693374677" calcext:value-type="float">
            <text:p>19,15</text:p>
          </table:table-cell>
          <table:table-cell table:formula="of:=LOG([.A234]*[.$H$1]; 2)" office:value-type="float" office:value="12.9454438363779" calcext:value-type="float">
            <text:p>12,95</text:p>
          </table:table-cell>
          <table:table-cell table:formula="of:=[.$J$1] * LOG([.A234] + 0.1; 2)" office:value-type="float" office:value="22.7899478661256" calcext:value-type="float">
            <text:p>22,7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5" office:value-type="float" office:value="1165" calcext:value-type="float">
            <text:p>1165</text:p>
          </table:table-cell>
          <table:table-cell table:formula="of:=[.B235]/100" office:value-type="float" office:value="11.65" calcext:value-type="float">
            <text:p>11,65</text:p>
          </table:table-cell>
          <table:table-cell table:formula="of:=[.C235]*[.$D$1]" office:value-type="float" office:value="302.3641" calcext:value-type="float">
            <text:p>302,3641</text:p>
          </table:table-cell>
          <table:table-cell table:formula="of:=LOG([.D235]; 2)" office:value-type="float" office:value="8.24014304683851" calcext:value-type="float">
            <text:p>8,24</text:p>
          </table:table-cell>
          <table:table-cell table:formula="of:=[.C235]*[.$F$1]" office:value-type="float" office:value="582500" calcext:value-type="float">
            <text:p>582500</text:p>
          </table:table-cell>
          <table:table-cell table:formula="of:=LOG([.F235]; 2)" office:value-type="float" office:value="19.1518985242037" calcext:value-type="float">
            <text:p>19,15</text:p>
          </table:table-cell>
          <table:table-cell table:formula="of:=LOG([.A235]*[.$H$1]; 2)" office:value-type="float" office:value="12.9516489859046" calcext:value-type="float">
            <text:p>12,95</text:p>
          </table:table-cell>
          <table:table-cell table:formula="of:=[.$J$1] * LOG([.A235] + 0.1; 2)" office:value-type="float" office:value="22.8079350633004" calcext:value-type="float">
            <text:p>22,8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5" office:value-type="float" office:value="1170" calcext:value-type="float">
            <text:p>1170</text:p>
          </table:table-cell>
          <table:table-cell table:formula="of:=[.B236]/100" office:value-type="float" office:value="11.7" calcext:value-type="float">
            <text:p>11,7</text:p>
          </table:table-cell>
          <table:table-cell table:formula="of:=[.C236]*[.$D$1]" office:value-type="float" office:value="303.6618" calcext:value-type="float">
            <text:p>303,6618</text:p>
          </table:table-cell>
          <table:table-cell table:formula="of:=LOG([.D236]; 2)" office:value-type="float" office:value="8.24632162176763" calcext:value-type="float">
            <text:p>8,25</text:p>
          </table:table-cell>
          <table:table-cell table:formula="of:=[.C236]*[.$F$1]" office:value-type="float" office:value="585000" calcext:value-type="float">
            <text:p>585000</text:p>
          </table:table-cell>
          <table:table-cell table:formula="of:=LOG([.F236]; 2)" office:value-type="float" office:value="19.1580770991329" calcext:value-type="float">
            <text:p>19,16</text:p>
          </table:table-cell>
          <table:table-cell table:formula="of:=LOG([.A236]*[.$H$1]; 2)" office:value-type="float" office:value="12.9578275608337" calcext:value-type="float">
            <text:p>12,96</text:p>
          </table:table-cell>
          <table:table-cell table:formula="of:=[.$J$1] * LOG([.A236] + 0.1; 2)" office:value-type="float" office:value="22.8258452602515" calcext:value-type="float">
            <text:p>22,8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5" office:value-type="float" office:value="1175" calcext:value-type="float">
            <text:p>1175</text:p>
          </table:table-cell>
          <table:table-cell table:formula="of:=[.B237]/100" office:value-type="float" office:value="11.75" calcext:value-type="float">
            <text:p>11,75</text:p>
          </table:table-cell>
          <table:table-cell table:formula="of:=[.C237]*[.$D$1]" office:value-type="float" office:value="304.9595" calcext:value-type="float">
            <text:p>304,9595</text:p>
          </table:table-cell>
          <table:table-cell table:formula="of:=LOG([.D237]; 2)" office:value-type="float" office:value="8.25247384874923" calcext:value-type="float">
            <text:p>8,25</text:p>
          </table:table-cell>
          <table:table-cell table:formula="of:=[.C237]*[.$F$1]" office:value-type="float" office:value="587500" calcext:value-type="float">
            <text:p>587500</text:p>
          </table:table-cell>
          <table:table-cell table:formula="of:=LOG([.F237]; 2)" office:value-type="float" office:value="19.1642293261145" calcext:value-type="float">
            <text:p>19,16</text:p>
          </table:table-cell>
          <table:table-cell table:formula="of:=LOG([.A237]*[.$H$1]; 2)" office:value-type="float" office:value="12.9639797878153" calcext:value-type="float">
            <text:p>12,96</text:p>
          </table:table-cell>
          <table:table-cell table:formula="of:=[.$J$1] * LOG([.A237] + 0.1; 2)" office:value-type="float" office:value="22.8436791134204" calcext:value-type="float">
            <text:p>22,8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5" office:value-type="float" office:value="1180" calcext:value-type="float">
            <text:p>1180</text:p>
          </table:table-cell>
          <table:table-cell table:formula="of:=[.B238]/100" office:value-type="float" office:value="11.8" calcext:value-type="float">
            <text:p>11,8</text:p>
          </table:table-cell>
          <table:table-cell table:formula="of:=[.C238]*[.$D$1]" office:value-type="float" office:value="306.2572" calcext:value-type="float">
            <text:p>306,2572</text:p>
          </table:table-cell>
          <table:table-cell table:formula="of:=LOG([.D238]; 2)" office:value-type="float" office:value="8.25859995154607" calcext:value-type="float">
            <text:p>8,26</text:p>
          </table:table-cell>
          <table:table-cell table:formula="of:=[.C238]*[.$F$1]" office:value-type="float" office:value="590000" calcext:value-type="float">
            <text:p>590000</text:p>
          </table:table-cell>
          <table:table-cell table:formula="of:=LOG([.F238]; 2)" office:value-type="float" office:value="19.1703554289113" calcext:value-type="float">
            <text:p>19,17</text:p>
          </table:table-cell>
          <table:table-cell table:formula="of:=LOG([.A238]*[.$H$1]; 2)" office:value-type="float" office:value="12.9701058906122" calcext:value-type="float">
            <text:p>12,97</text:p>
          </table:table-cell>
          <table:table-cell table:formula="of:=[.$J$1] * LOG([.A238] + 0.1; 2)" office:value-type="float" office:value="22.8614372708897" calcext:value-type="float">
            <text:p>22,8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5" office:value-type="float" office:value="1185" calcext:value-type="float">
            <text:p>1185</text:p>
          </table:table-cell>
          <table:table-cell table:formula="of:=[.B239]/100" office:value-type="float" office:value="11.85" calcext:value-type="float">
            <text:p>11,85</text:p>
          </table:table-cell>
          <table:table-cell table:formula="of:=[.C239]*[.$D$1]" office:value-type="float" office:value="307.5549" calcext:value-type="float">
            <text:p>307,5549</text:p>
          </table:table-cell>
          <table:table-cell table:formula="of:=LOG([.D239]; 2)" office:value-type="float" office:value="8.26470015108249" calcext:value-type="float">
            <text:p>8,26</text:p>
          </table:table-cell>
          <table:table-cell table:formula="of:=[.C239]*[.$F$1]" office:value-type="float" office:value="592500" calcext:value-type="float">
            <text:p>592500</text:p>
          </table:table-cell>
          <table:table-cell table:formula="of:=LOG([.F239]; 2)" office:value-type="float" office:value="19.1764556284477" calcext:value-type="float">
            <text:p>19,18</text:p>
          </table:table-cell>
          <table:table-cell table:formula="of:=LOG([.A239]*[.$H$1]; 2)" office:value-type="float" office:value="12.9762060901486" calcext:value-type="float">
            <text:p>12,98</text:p>
          </table:table-cell>
          <table:table-cell table:formula="of:=[.$J$1] * LOG([.A239] + 0.1; 2)" office:value-type="float" office:value="22.8791203725245" calcext:value-type="float">
            <text:p>22,8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5" office:value-type="float" office:value="1190" calcext:value-type="float">
            <text:p>1190</text:p>
          </table:table-cell>
          <table:table-cell table:formula="of:=[.B240]/100" office:value-type="float" office:value="11.9" calcext:value-type="float">
            <text:p>11,9</text:p>
          </table:table-cell>
          <table:table-cell table:formula="of:=[.C240]*[.$D$1]" office:value-type="float" office:value="308.8526" calcext:value-type="float">
            <text:p>308,8526</text:p>
          </table:table-cell>
          <table:table-cell table:formula="of:=LOG([.D240]; 2)" office:value-type="float" office:value="8.27077466549217" calcext:value-type="float">
            <text:p>8,27</text:p>
          </table:table-cell>
          <table:table-cell table:formula="of:=[.C240]*[.$F$1]" office:value-type="float" office:value="595000" calcext:value-type="float">
            <text:p>595000</text:p>
          </table:table-cell>
          <table:table-cell table:formula="of:=LOG([.F240]; 2)" office:value-type="float" office:value="19.1825301428574" calcext:value-type="float">
            <text:p>19,18</text:p>
          </table:table-cell>
          <table:table-cell table:formula="of:=LOG([.A240]*[.$H$1]; 2)" office:value-type="float" office:value="12.9822806045583" calcext:value-type="float">
            <text:p>12,98</text:p>
          </table:table-cell>
          <table:table-cell table:formula="of:=[.$J$1] * LOG([.A240] + 0.1; 2)" office:value-type="float" office:value="22.8967290501106" calcext:value-type="float">
            <text:p>22,9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5" office:value-type="float" office:value="1195" calcext:value-type="float">
            <text:p>1195</text:p>
          </table:table-cell>
          <table:table-cell table:formula="of:=[.B241]/100" office:value-type="float" office:value="11.95" calcext:value-type="float">
            <text:p>11,95</text:p>
          </table:table-cell>
          <table:table-cell table:formula="of:=[.C241]*[.$D$1]" office:value-type="float" office:value="310.1503" calcext:value-type="float">
            <text:p>310,1503</text:p>
          </table:table-cell>
          <table:table-cell table:formula="of:=LOG([.D241]; 2)" office:value-type="float" office:value="8.27682371016498" calcext:value-type="float">
            <text:p>8,28</text:p>
          </table:table-cell>
          <table:table-cell table:formula="of:=[.C241]*[.$F$1]" office:value-type="float" office:value="597500" calcext:value-type="float">
            <text:p>597500</text:p>
          </table:table-cell>
          <table:table-cell table:formula="of:=LOG([.F241]; 2)" office:value-type="float" office:value="19.1885791875302" calcext:value-type="float">
            <text:p>19,19</text:p>
          </table:table-cell>
          <table:table-cell table:formula="of:=LOG([.A241]*[.$H$1]; 2)" office:value-type="float" office:value="12.9883296492311" calcext:value-type="float">
            <text:p>12,99</text:p>
          </table:table-cell>
          <table:table-cell table:formula="of:=[.$J$1] * LOG([.A241] + 0.1; 2)" office:value-type="float" office:value="22.9142639274904" calcext:value-type="float">
            <text:p>22,9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5" office:value-type="float" office:value="1200" calcext:value-type="float">
            <text:p>1200</text:p>
          </table:table-cell>
          <table:table-cell table:formula="of:=[.B242]/100" office:value-type="float" office:value="12" calcext:value-type="float">
            <text:p>12</text:p>
          </table:table-cell>
          <table:table-cell table:formula="of:=[.C242]*[.$D$1]" office:value-type="float" office:value="311.448" calcext:value-type="float">
            <text:p>311,448</text:p>
          </table:table-cell>
          <table:table-cell table:formula="of:=LOG([.D242]; 2)" office:value-type="float" office:value="8.28284749779274" calcext:value-type="float">
            <text:p>8,28</text:p>
          </table:table-cell>
          <table:table-cell table:formula="of:=[.C242]*[.$F$1]" office:value-type="float" office:value="600000" calcext:value-type="float">
            <text:p>600000</text:p>
          </table:table-cell>
          <table:table-cell table:formula="of:=LOG([.F242]; 2)" office:value-type="float" office:value="19.194602975158" calcext:value-type="float">
            <text:p>19,19</text:p>
          </table:table-cell>
          <table:table-cell table:formula="of:=LOG([.A242]*[.$H$1]; 2)" office:value-type="float" office:value="12.9943534368589" calcext:value-type="float">
            <text:p>12,99</text:p>
          </table:table-cell>
          <table:table-cell table:formula="of:=[.$J$1] * LOG([.A242] + 0.1; 2)" office:value-type="float" office:value="22.9317256206949" calcext:value-type="float">
            <text:p>22,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5" office:value-type="float" office:value="1205" calcext:value-type="float">
            <text:p>1205</text:p>
          </table:table-cell>
          <table:table-cell table:formula="of:=[.B243]/100" office:value-type="float" office:value="12.05" calcext:value-type="float">
            <text:p>12,05</text:p>
          </table:table-cell>
          <table:table-cell table:formula="of:=[.C243]*[.$D$1]" office:value-type="float" office:value="312.7457" calcext:value-type="float">
            <text:p>312,7457</text:p>
          </table:table-cell>
          <table:table-cell table:formula="of:=LOG([.D243]; 2)" office:value-type="float" office:value="8.28884623841419" calcext:value-type="float">
            <text:p>8,29</text:p>
          </table:table-cell>
          <table:table-cell table:formula="of:=[.C243]*[.$F$1]" office:value-type="float" office:value="602500" calcext:value-type="float">
            <text:p>602500</text:p>
          </table:table-cell>
          <table:table-cell table:formula="of:=LOG([.F243]; 2)" office:value-type="float" office:value="19.2006017157794" calcext:value-type="float">
            <text:p>19,20</text:p>
          </table:table-cell>
          <table:table-cell table:formula="of:=LOG([.A243]*[.$H$1]; 2)" office:value-type="float" office:value="13.0003521774803" calcext:value-type="float">
            <text:p>13,00</text:p>
          </table:table-cell>
          <table:table-cell table:formula="of:=[.$J$1] * LOG([.A243] + 0.1; 2)" office:value-type="float" office:value="22.949114738074" calcext:value-type="float">
            <text:p>22,9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5" office:value-type="float" office:value="1210" calcext:value-type="float">
            <text:p>1210</text:p>
          </table:table-cell>
          <table:table-cell table:formula="of:=[.B244]/100" office:value-type="float" office:value="12.1" calcext:value-type="float">
            <text:p>12,1</text:p>
          </table:table-cell>
          <table:table-cell table:formula="of:=[.C244]*[.$D$1]" office:value-type="float" office:value="314.0434" calcext:value-type="float">
            <text:p>314,0434</text:p>
          </table:table-cell>
          <table:table-cell table:formula="of:=LOG([.D244]; 2)" office:value-type="float" office:value="8.29482013945882" calcext:value-type="float">
            <text:p>8,29</text:p>
          </table:table-cell>
          <table:table-cell table:formula="of:=[.C244]*[.$F$1]" office:value-type="float" office:value="605000" calcext:value-type="float">
            <text:p>605000</text:p>
          </table:table-cell>
          <table:table-cell table:formula="of:=LOG([.F244]; 2)" office:value-type="float" office:value="19.206575616824" calcext:value-type="float">
            <text:p>19,21</text:p>
          </table:table-cell>
          <table:table-cell table:formula="of:=LOG([.A244]*[.$H$1]; 2)" office:value-type="float" office:value="13.0063260785249" calcext:value-type="float">
            <text:p>13,01</text:p>
          </table:table-cell>
          <table:table-cell table:formula="of:=[.$J$1] * LOG([.A244] + 0.1; 2)" office:value-type="float" office:value="22.9664318804236" calcext:value-type="float">
            <text:p>22,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5" office:value-type="float" office:value="1215" calcext:value-type="float">
            <text:p>1215</text:p>
          </table:table-cell>
          <table:table-cell table:formula="of:=[.B245]/100" office:value-type="float" office:value="12.15" calcext:value-type="float">
            <text:p>12,15</text:p>
          </table:table-cell>
          <table:table-cell table:formula="of:=[.C245]*[.$D$1]" office:value-type="float" office:value="315.3411" calcext:value-type="float">
            <text:p>315,3411</text:p>
          </table:table-cell>
          <table:table-cell table:formula="of:=LOG([.D245]; 2)" office:value-type="float" office:value="8.30076940579001" calcext:value-type="float">
            <text:p>8,30</text:p>
          </table:table-cell>
          <table:table-cell table:formula="of:=[.C245]*[.$F$1]" office:value-type="float" office:value="607500" calcext:value-type="float">
            <text:p>607500</text:p>
          </table:table-cell>
          <table:table-cell table:formula="of:=LOG([.F245]; 2)" office:value-type="float" office:value="19.2125248831552" calcext:value-type="float">
            <text:p>19,21</text:p>
          </table:table-cell>
          <table:table-cell table:formula="of:=LOG([.A245]*[.$H$1]; 2)" office:value-type="float" office:value="13.0122753448561" calcext:value-type="float">
            <text:p>13,01</text:p>
          </table:table-cell>
          <table:table-cell table:formula="of:=[.$J$1] * LOG([.A245] + 0.1; 2)" office:value-type="float" office:value="22.98367764111" calcext:value-type="float">
            <text:p>22,9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5" office:value-type="float" office:value="1220" calcext:value-type="float">
            <text:p>1220</text:p>
          </table:table-cell>
          <table:table-cell table:formula="of:=[.B246]/100" office:value-type="float" office:value="12.2" calcext:value-type="float">
            <text:p>12,2</text:p>
          </table:table-cell>
          <table:table-cell table:formula="of:=[.C246]*[.$D$1]" office:value-type="float" office:value="316.6388" calcext:value-type="float">
            <text:p>316,6388</text:p>
          </table:table-cell>
          <table:table-cell table:formula="of:=LOG([.D246]; 2)" office:value-type="float" office:value="8.30669423974711" calcext:value-type="float">
            <text:p>8,31</text:p>
          </table:table-cell>
          <table:table-cell table:formula="of:=[.C246]*[.$F$1]" office:value-type="float" office:value="610000" calcext:value-type="float">
            <text:p>610000</text:p>
          </table:table-cell>
          <table:table-cell table:formula="of:=LOG([.F246]; 2)" office:value-type="float" office:value="19.2184497171123" calcext:value-type="float">
            <text:p>19,22</text:p>
          </table:table-cell>
          <table:table-cell table:formula="of:=LOG([.A246]*[.$H$1]; 2)" office:value-type="float" office:value="13.0182001788132" calcext:value-type="float">
            <text:p>13,02</text:p>
          </table:table-cell>
          <table:table-cell table:formula="of:=[.$J$1] * LOG([.A246] + 0.1; 2)" office:value-type="float" office:value="23.000852606192" calcext:value-type="float">
            <text:p>23,0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5" office:value-type="float" office:value="1225" calcext:value-type="float">
            <text:p>1225</text:p>
          </table:table-cell>
          <table:table-cell table:formula="of:=[.B247]/100" office:value-type="float" office:value="12.25" calcext:value-type="float">
            <text:p>12,25</text:p>
          </table:table-cell>
          <table:table-cell table:formula="of:=[.C247]*[.$D$1]" office:value-type="float" office:value="317.9365" calcext:value-type="float">
            <text:p>317,9365</text:p>
          </table:table-cell>
          <table:table-cell table:formula="of:=LOG([.D247]; 2)" office:value-type="float" office:value="8.3125948411868" calcext:value-type="float">
            <text:p>8,31</text:p>
          </table:table-cell>
          <table:table-cell table:formula="of:=[.C247]*[.$F$1]" office:value-type="float" office:value="612500" calcext:value-type="float">
            <text:p>612500</text:p>
          </table:table-cell>
          <table:table-cell table:formula="of:=LOG([.F247]; 2)" office:value-type="float" office:value="19.224350318552" calcext:value-type="float">
            <text:p>19,22</text:p>
          </table:table-cell>
          <table:table-cell table:formula="of:=LOG([.A247]*[.$H$1]; 2)" office:value-type="float" office:value="13.0241007802529" calcext:value-type="float">
            <text:p>13,02</text:p>
          </table:table-cell>
          <table:table-cell table:formula="of:=[.$J$1] * LOG([.A247] + 0.1; 2)" office:value-type="float" office:value="23.0179573545405" calcext:value-type="float">
            <text:p>23,0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5" office:value-type="float" office:value="1230" calcext:value-type="float">
            <text:p>1230</text:p>
          </table:table-cell>
          <table:table-cell table:formula="of:=[.B248]/100" office:value-type="float" office:value="12.3" calcext:value-type="float">
            <text:p>12,3</text:p>
          </table:table-cell>
          <table:table-cell table:formula="of:=[.C248]*[.$D$1]" office:value-type="float" office:value="319.2342" calcext:value-type="float">
            <text:p>319,2342</text:p>
          </table:table-cell>
          <table:table-cell table:formula="of:=LOG([.D248]; 2)" office:value-type="float" office:value="8.31847140752347" calcext:value-type="float">
            <text:p>8,32</text:p>
          </table:table-cell>
          <table:table-cell table:formula="of:=[.C248]*[.$F$1]" office:value-type="float" office:value="615000" calcext:value-type="float">
            <text:p>615000</text:p>
          </table:table-cell>
          <table:table-cell table:formula="of:=LOG([.F248]; 2)" office:value-type="float" office:value="19.2302268848887" calcext:value-type="float">
            <text:p>19,23</text:p>
          </table:table-cell>
          <table:table-cell table:formula="of:=LOG([.A248]*[.$H$1]; 2)" office:value-type="float" office:value="13.0299773465896" calcext:value-type="float">
            <text:p>13,03</text:p>
          </table:table-cell>
          <table:table-cell table:formula="of:=[.$J$1] * LOG([.A248] + 0.1; 2)" office:value-type="float" office:value="23.0349924579553" calcext:value-type="float">
            <text:p>23,0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5" office:value-type="float" office:value="1235" calcext:value-type="float">
            <text:p>1235</text:p>
          </table:table-cell>
          <table:table-cell table:formula="of:=[.B249]/100" office:value-type="float" office:value="12.35" calcext:value-type="float">
            <text:p>12,35</text:p>
          </table:table-cell>
          <table:table-cell table:formula="of:=[.C249]*[.$D$1]" office:value-type="float" office:value="320.5319" calcext:value-type="float">
            <text:p>320,5319</text:p>
          </table:table-cell>
          <table:table-cell table:formula="of:=LOG([.D249]; 2)" office:value-type="float" office:value="8.3243241337689" calcext:value-type="float">
            <text:p>8,32</text:p>
          </table:table-cell>
          <table:table-cell table:formula="of:=[.C249]*[.$F$1]" office:value-type="float" office:value="617500" calcext:value-type="float">
            <text:p>617500</text:p>
          </table:table-cell>
          <table:table-cell table:formula="of:=LOG([.F249]; 2)" office:value-type="float" office:value="19.2360796111341" calcext:value-type="float">
            <text:p>19,24</text:p>
          </table:table-cell>
          <table:table-cell table:formula="of:=LOG([.A249]*[.$H$1]; 2)" office:value-type="float" office:value="13.035830072835" calcext:value-type="float">
            <text:p>13,04</text:p>
          </table:table-cell>
          <table:table-cell table:formula="of:=[.$J$1] * LOG([.A249] + 0.1; 2)" office:value-type="float" office:value="23.0519584812801" calcext:value-type="float">
            <text:p>23,0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5" office:value-type="float" office:value="1240" calcext:value-type="float">
            <text:p>1240</text:p>
          </table:table-cell>
          <table:table-cell table:formula="of:=[.B250]/100" office:value-type="float" office:value="12.4" calcext:value-type="float">
            <text:p>12,4</text:p>
          </table:table-cell>
          <table:table-cell table:formula="of:=[.C250]*[.$D$1]" office:value-type="float" office:value="321.8296" calcext:value-type="float">
            <text:p>321,8296</text:p>
          </table:table-cell>
          <table:table-cell table:formula="of:=LOG([.D250]; 2)" office:value-type="float" office:value="8.3301532125711" calcext:value-type="float">
            <text:p>8,33</text:p>
          </table:table-cell>
          <table:table-cell table:formula="of:=[.C250]*[.$F$1]" office:value-type="float" office:value="620000" calcext:value-type="float">
            <text:p>620000</text:p>
          </table:table-cell>
          <table:table-cell table:formula="of:=LOG([.F250]; 2)" office:value-type="float" office:value="19.2419086899363" calcext:value-type="float">
            <text:p>19,24</text:p>
          </table:table-cell>
          <table:table-cell table:formula="of:=LOG([.A250]*[.$H$1]; 2)" office:value-type="float" office:value="13.0416591516372" calcext:value-type="float">
            <text:p>13,04</text:p>
          </table:table-cell>
          <table:table-cell table:formula="of:=[.$J$1] * LOG([.A250] + 0.1; 2)" office:value-type="float" office:value="23.0688559825147" calcext:value-type="float">
            <text:p>23,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5" office:value-type="float" office:value="1245" calcext:value-type="float">
            <text:p>1245</text:p>
          </table:table-cell>
          <table:table-cell table:formula="of:=[.B251]/100" office:value-type="float" office:value="12.45" calcext:value-type="float">
            <text:p>12,45</text:p>
          </table:table-cell>
          <table:table-cell table:formula="of:=[.C251]*[.$D$1]" office:value-type="float" office:value="323.1273" calcext:value-type="float">
            <text:p>323,1273</text:p>
          </table:table-cell>
          <table:table-cell table:formula="of:=LOG([.D251]; 2)" office:value-type="float" office:value="8.33595883425231" calcext:value-type="float">
            <text:p>8,34</text:p>
          </table:table-cell>
          <table:table-cell table:formula="of:=[.C251]*[.$F$1]" office:value-type="float" office:value="622500" calcext:value-type="float">
            <text:p>622500</text:p>
          </table:table-cell>
          <table:table-cell table:formula="of:=LOG([.F251]; 2)" office:value-type="float" office:value="19.2477143116175" calcext:value-type="float">
            <text:p>19,25</text:p>
          </table:table-cell>
          <table:table-cell table:formula="of:=LOG([.A251]*[.$H$1]; 2)" office:value-type="float" office:value="13.0474647733184" calcext:value-type="float">
            <text:p>13,05</text:p>
          </table:table-cell>
          <table:table-cell table:formula="of:=[.$J$1] * LOG([.A251] + 0.1; 2)" office:value-type="float" office:value="23.0856855129251" calcext:value-type="float">
            <text:p>23,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5" office:value-type="float" office:value="1250" calcext:value-type="float">
            <text:p>1250</text:p>
          </table:table-cell>
          <table:table-cell table:formula="of:=[.B252]/100" office:value-type="float" office:value="12.5" calcext:value-type="float">
            <text:p>12,5</text:p>
          </table:table-cell>
          <table:table-cell table:formula="of:=[.C252]*[.$D$1]" office:value-type="float" office:value="324.425" calcext:value-type="float">
            <text:p>324,425</text:p>
          </table:table-cell>
          <table:table-cell table:formula="of:=LOG([.D252]; 2)" office:value-type="float" office:value="8.34174118684632" calcext:value-type="float">
            <text:p>8,34</text:p>
          </table:table-cell>
          <table:table-cell table:formula="of:=[.C252]*[.$F$1]" office:value-type="float" office:value="625000" calcext:value-type="float">
            <text:p>625000</text:p>
          </table:table-cell>
          <table:table-cell table:formula="of:=LOG([.F252]; 2)" office:value-type="float" office:value="19.2534966642115" calcext:value-type="float">
            <text:p>19,25</text:p>
          </table:table-cell>
          <table:table-cell table:formula="of:=LOG([.A252]*[.$H$1]; 2)" office:value-type="float" office:value="13.0532471259124" calcext:value-type="float">
            <text:p>13,05</text:p>
          </table:table-cell>
          <table:table-cell table:formula="of:=[.$J$1] * LOG([.A252] + 0.1; 2)" office:value-type="float" office:value="23.1024476171515" calcext:value-type="float">
            <text:p>23,1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*5" office:value-type="float" office:value="1255" calcext:value-type="float">
            <text:p>1255</text:p>
          </table:table-cell>
          <table:table-cell table:formula="of:=[.B253]/100" office:value-type="float" office:value="12.55" calcext:value-type="float">
            <text:p>12,55</text:p>
          </table:table-cell>
          <table:table-cell table:formula="of:=[.C253]*[.$D$1]" office:value-type="float" office:value="325.7227" calcext:value-type="float">
            <text:p>325,7227</text:p>
          </table:table-cell>
          <table:table-cell table:formula="of:=LOG([.D253]; 2)" office:value-type="float" office:value="8.347500456135" calcext:value-type="float">
            <text:p>8,35</text:p>
          </table:table-cell>
          <table:table-cell table:formula="of:=[.C253]*[.$F$1]" office:value-type="float" office:value="627500" calcext:value-type="float">
            <text:p>627500</text:p>
          </table:table-cell>
          <table:table-cell table:formula="of:=LOG([.F253]; 2)" office:value-type="float" office:value="19.2592559335002" calcext:value-type="float">
            <text:p>19,26</text:p>
          </table:table-cell>
          <table:table-cell table:formula="of:=LOG([.A253]*[.$H$1]; 2)" office:value-type="float" office:value="13.0590063952011" calcext:value-type="float">
            <text:p>13,06</text:p>
          </table:table-cell>
          <table:table-cell table:formula="of:=[.$J$1] * LOG([.A253] + 0.1; 2)" office:value-type="float" office:value="23.119142833314" calcext:value-type="float">
            <text:p>23,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*5" office:value-type="float" office:value="1260" calcext:value-type="float">
            <text:p>1260</text:p>
          </table:table-cell>
          <table:table-cell table:formula="of:=[.B254]/100" office:value-type="float" office:value="12.6" calcext:value-type="float">
            <text:p>12,6</text:p>
          </table:table-cell>
          <table:table-cell table:formula="of:=[.C254]*[.$D$1]" office:value-type="float" office:value="327.0204" calcext:value-type="float">
            <text:p>327,0204</text:p>
          </table:table-cell>
          <table:table-cell table:formula="of:=LOG([.D254]; 2)" office:value-type="float" office:value="8.35323682568414" calcext:value-type="float">
            <text:p>8,35</text:p>
          </table:table-cell>
          <table:table-cell table:formula="of:=[.C254]*[.$F$1]" office:value-type="float" office:value="630000" calcext:value-type="float">
            <text:p>630000</text:p>
          </table:table-cell>
          <table:table-cell table:formula="of:=LOG([.F254]; 2)" office:value-type="float" office:value="19.2649923030494" calcext:value-type="float">
            <text:p>19,26</text:p>
          </table:table-cell>
          <table:table-cell table:formula="of:=LOG([.A254]*[.$H$1]; 2)" office:value-type="float" office:value="13.0647427647503" calcext:value-type="float">
            <text:p>13,06</text:p>
          </table:table-cell>
          <table:table-cell table:formula="of:=[.$J$1] * LOG([.A254] + 0.1; 2)" office:value-type="float" office:value="23.1357716931164" calcext:value-type="float">
            <text:p>23,1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*5" office:value-type="float" office:value="1265" calcext:value-type="float">
            <text:p>1265</text:p>
          </table:table-cell>
          <table:table-cell table:formula="of:=[.B255]/100" office:value-type="float" office:value="12.65" calcext:value-type="float">
            <text:p>12,65</text:p>
          </table:table-cell>
          <table:table-cell table:formula="of:=[.C255]*[.$D$1]" office:value-type="float" office:value="328.3181" calcext:value-type="float">
            <text:p>328,3181</text:p>
          </table:table-cell>
          <table:table-cell table:formula="of:=LOG([.D255]; 2)" office:value-type="float" office:value="8.35895047687854" calcext:value-type="float">
            <text:p>8,36</text:p>
          </table:table-cell>
          <table:table-cell table:formula="of:=[.C255]*[.$F$1]" office:value-type="float" office:value="632500" calcext:value-type="float">
            <text:p>632500</text:p>
          </table:table-cell>
          <table:table-cell table:formula="of:=LOG([.F255]; 2)" office:value-type="float" office:value="19.2707059542438" calcext:value-type="float">
            <text:p>19,27</text:p>
          </table:table-cell>
          <table:table-cell table:formula="of:=LOG([.A255]*[.$H$1]; 2)" office:value-type="float" office:value="13.0704564159447" calcext:value-type="float">
            <text:p>13,07</text:p>
          </table:table-cell>
          <table:table-cell table:formula="of:=[.$J$1] * LOG([.A255] + 0.1; 2)" office:value-type="float" office:value="23.1523347219476" calcext:value-type="float">
            <text:p>23,1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*5" office:value-type="float" office:value="1270" calcext:value-type="float">
            <text:p>1270</text:p>
          </table:table-cell>
          <table:table-cell table:formula="of:=[.B256]/100" office:value-type="float" office:value="12.7" calcext:value-type="float">
            <text:p>12,7</text:p>
          </table:table-cell>
          <table:table-cell table:formula="of:=[.C256]*[.$D$1]" office:value-type="float" office:value="329.6158" calcext:value-type="float">
            <text:p>329,6158</text:p>
          </table:table-cell>
          <table:table-cell table:formula="of:=LOG([.D256]; 2)" office:value-type="float" office:value="8.36464158895639" calcext:value-type="float">
            <text:p>8,36</text:p>
          </table:table-cell>
          <table:table-cell table:formula="of:=[.C256]*[.$F$1]" office:value-type="float" office:value="635000" calcext:value-type="float">
            <text:p>635000</text:p>
          </table:table-cell>
          <table:table-cell table:formula="of:=LOG([.F256]; 2)" office:value-type="float" office:value="19.2763970663216" calcext:value-type="float">
            <text:p>19,28</text:p>
          </table:table-cell>
          <table:table-cell table:formula="of:=LOG([.A256]*[.$H$1]; 2)" office:value-type="float" office:value="13.0761475280225" calcext:value-type="float">
            <text:p>13,08</text:p>
          </table:table-cell>
          <table:table-cell table:formula="of:=[.$J$1] * LOG([.A256] + 0.1; 2)" office:value-type="float" office:value="23.1688324389814" calcext:value-type="float">
            <text:p>23,1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*5" office:value-type="float" office:value="1275" calcext:value-type="float">
            <text:p>1275</text:p>
          </table:table-cell>
          <table:table-cell table:formula="of:=[.B257]/100" office:value-type="float" office:value="12.75" calcext:value-type="float">
            <text:p>12,75</text:p>
          </table:table-cell>
          <table:table-cell table:formula="of:=[.C257]*[.$D$1]" office:value-type="float" office:value="330.9135" calcext:value-type="float">
            <text:p>330,9135</text:p>
          </table:table-cell>
          <table:table-cell table:formula="of:=LOG([.D257]; 2)" office:value-type="float" office:value="8.37031033904309" calcext:value-type="float">
            <text:p>8,37</text:p>
          </table:table-cell>
          <table:table-cell table:formula="of:=[.C257]*[.$F$1]" office:value-type="float" office:value="637500" calcext:value-type="float">
            <text:p>637500</text:p>
          </table:table-cell>
          <table:table-cell table:formula="of:=LOG([.F257]; 2)" office:value-type="float" office:value="19.2820658164083" calcext:value-type="float">
            <text:p>19,28</text:p>
          </table:table-cell>
          <table:table-cell table:formula="of:=LOG([.A257]*[.$H$1]; 2)" office:value-type="float" office:value="13.0818162781092" calcext:value-type="float">
            <text:p>13,08</text:p>
          </table:table-cell>
          <table:table-cell table:formula="of:=[.$J$1] * LOG([.A257] + 0.1; 2)" office:value-type="float" office:value="23.1852653572738" calcext:value-type="float">
            <text:p>23,1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*5" office:value-type="float" office:value="1280" calcext:value-type="float">
            <text:p>1280</text:p>
          </table:table-cell>
          <table:table-cell table:formula="of:=[.B258]/100" office:value-type="float" office:value="12.8" calcext:value-type="float">
            <text:p>12,8</text:p>
          </table:table-cell>
          <table:table-cell table:formula="of:=[.C258]*[.$D$1]" office:value-type="float" office:value="332.2112" calcext:value-type="float">
            <text:p>332,2112</text:p>
          </table:table-cell>
          <table:table-cell table:formula="of:=LOG([.D258]; 2)" office:value-type="float" office:value="8.37595690218423" calcext:value-type="float">
            <text:p>8,38</text:p>
          </table:table-cell>
          <table:table-cell table:formula="of:=[.C258]*[.$F$1]" office:value-type="float" office:value="640000" calcext:value-type="float">
            <text:p>640000</text:p>
          </table:table-cell>
          <table:table-cell table:formula="of:=LOG([.F258]; 2)" office:value-type="float" office:value="19.2877123795495" calcext:value-type="float">
            <text:p>19,29</text:p>
          </table:table-cell>
          <table:table-cell table:formula="of:=LOG([.A258]*[.$H$1]; 2)" office:value-type="float" office:value="13.0874628412503" calcext:value-type="float">
            <text:p>13,09</text:p>
          </table:table-cell>
          <table:table-cell table:formula="of:=[.$J$1] * LOG([.A258] + 0.1; 2)" office:value-type="float" office:value="23.2016339838593" calcext:value-type="float">
            <text:p>23,2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*5" office:value-type="float" office:value="1285" calcext:value-type="float">
            <text:p>1285</text:p>
          </table:table-cell>
          <table:table-cell table:formula="of:=[.B259]/100" office:value-type="float" office:value="12.85" calcext:value-type="float">
            <text:p>12,85</text:p>
          </table:table-cell>
          <table:table-cell table:formula="of:=[.C259]*[.$D$1]" office:value-type="float" office:value="333.5089" calcext:value-type="float">
            <text:p>333,5089</text:p>
          </table:table-cell>
          <table:table-cell table:formula="of:=LOG([.D259]; 2)" office:value-type="float" office:value="8.38158145137811" calcext:value-type="float">
            <text:p>8,38</text:p>
          </table:table-cell>
          <table:table-cell table:formula="of:=[.C259]*[.$F$1]" office:value-type="float" office:value="642500" calcext:value-type="float">
            <text:p>642500</text:p>
          </table:table-cell>
          <table:table-cell table:formula="of:=LOG([.F259]; 2)" office:value-type="float" office:value="19.2933369287433" calcext:value-type="float">
            <text:p>19,29</text:p>
          </table:table-cell>
          <table:table-cell table:formula="of:=LOG([.A259]*[.$H$1]; 2)" office:value-type="float" office:value="13.0930873904442" calcext:value-type="float">
            <text:p>13,09</text:p>
          </table:table-cell>
          <table:table-cell table:formula="of:=[.$J$1] * LOG([.A259] + 0.1; 2)" office:value-type="float" office:value="23.2179388198443" calcext:value-type="float">
            <text:p>23,2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*5" office:value-type="float" office:value="1290" calcext:value-type="float">
            <text:p>1290</text:p>
          </table:table-cell>
          <table:table-cell table:formula="of:=[.B260]/100" office:value-type="float" office:value="12.9" calcext:value-type="float">
            <text:p>12,9</text:p>
          </table:table-cell>
          <table:table-cell table:formula="of:=[.C260]*[.$D$1]" office:value-type="float" office:value="334.8066" calcext:value-type="float">
            <text:p>334,8066</text:p>
          </table:table-cell>
          <table:table-cell table:formula="of:=LOG([.D260]; 2)" office:value-type="float" office:value="8.38718415760748" calcext:value-type="float">
            <text:p>8,39</text:p>
          </table:table-cell>
          <table:table-cell table:formula="of:=[.C260]*[.$F$1]" office:value-type="float" office:value="645000" calcext:value-type="float">
            <text:p>645000</text:p>
          </table:table-cell>
          <table:table-cell table:formula="of:=LOG([.F260]; 2)" office:value-type="float" office:value="19.2989396349727" calcext:value-type="float">
            <text:p>19,30</text:p>
          </table:table-cell>
          <table:table-cell table:formula="of:=LOG([.A260]*[.$H$1]; 2)" office:value-type="float" office:value="13.0986900966736" calcext:value-type="float">
            <text:p>13,10</text:p>
          </table:table-cell>
          <table:table-cell table:formula="of:=[.$J$1] * LOG([.A260] + 0.1; 2)" office:value-type="float" office:value="23.2341803604992" calcext:value-type="float">
            <text:p>23,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*5" office:value-type="float" office:value="1295" calcext:value-type="float">
            <text:p>1295</text:p>
          </table:table-cell>
          <table:table-cell table:formula="of:=[.B261]/100" office:value-type="float" office:value="12.95" calcext:value-type="float">
            <text:p>12,95</text:p>
          </table:table-cell>
          <table:table-cell table:formula="of:=[.C261]*[.$D$1]" office:value-type="float" office:value="336.1043" calcext:value-type="float">
            <text:p>336,1043</text:p>
          </table:table-cell>
          <table:table-cell table:formula="of:=LOG([.D261]; 2)" office:value-type="float" office:value="8.39276518987078" calcext:value-type="float">
            <text:p>8,39</text:p>
          </table:table-cell>
          <table:table-cell table:formula="of:=[.C261]*[.$F$1]" office:value-type="float" office:value="647500" calcext:value-type="float">
            <text:p>647500</text:p>
          </table:table-cell>
          <table:table-cell table:formula="of:=LOG([.F261]; 2)" office:value-type="float" office:value="19.304520667236" calcext:value-type="float">
            <text:p>19,30</text:p>
          </table:table-cell>
          <table:table-cell table:formula="of:=LOG([.A261]*[.$H$1]; 2)" office:value-type="float" office:value="13.1042711289369" calcext:value-type="float">
            <text:p>13,10</text:p>
          </table:table-cell>
          <table:table-cell table:formula="of:=[.$J$1] * LOG([.A261] + 0.1; 2)" office:value-type="float" office:value="23.2503590953489" calcext:value-type="float">
            <text:p>23,2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*5" office:value-type="float" office:value="1300" calcext:value-type="float">
            <text:p>1300</text:p>
          </table:table-cell>
          <table:table-cell table:formula="of:=[.B262]/100" office:value-type="float" office:value="13" calcext:value-type="float">
            <text:p>13</text:p>
          </table:table-cell>
          <table:table-cell table:formula="of:=[.C262]*[.$D$1]" office:value-type="float" office:value="337.402" calcext:value-type="float">
            <text:p>337,402</text:p>
          </table:table-cell>
          <table:table-cell table:formula="of:=LOG([.D262]; 2)" office:value-type="float" office:value="8.39832471521268" calcext:value-type="float">
            <text:p>8,40</text:p>
          </table:table-cell>
          <table:table-cell table:formula="of:=[.C262]*[.$F$1]" office:value-type="float" office:value="650000" calcext:value-type="float">
            <text:p>650000</text:p>
          </table:table-cell>
          <table:table-cell table:formula="of:=LOG([.F262]; 2)" office:value-type="float" office:value="19.3100801925779" calcext:value-type="float">
            <text:p>19,31</text:p>
          </table:table-cell>
          <table:table-cell table:formula="of:=LOG([.A262]*[.$H$1]; 2)" office:value-type="float" office:value="13.1098306542788" calcext:value-type="float">
            <text:p>13,11</text:p>
          </table:table-cell>
          <table:table-cell table:formula="of:=[.$J$1] * LOG([.A262] + 0.1; 2)" office:value-type="float" office:value="23.2664755082613" calcext:value-type="float">
            <text:p>23,2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*5" office:value-type="float" office:value="1305" calcext:value-type="float">
            <text:p>1305</text:p>
          </table:table-cell>
          <table:table-cell table:formula="of:=[.B263]/100" office:value-type="float" office:value="13.05" calcext:value-type="float">
            <text:p>13,05</text:p>
          </table:table-cell>
          <table:table-cell table:formula="of:=[.C263]*[.$D$1]" office:value-type="float" office:value="338.6997" calcext:value-type="float">
            <text:p>338,6997</text:p>
          </table:table-cell>
          <table:table-cell table:formula="of:=LOG([.D263]; 2)" office:value-type="float" office:value="8.40386289875411" calcext:value-type="float">
            <text:p>8,40</text:p>
          </table:table-cell>
          <table:table-cell table:formula="of:=[.C263]*[.$F$1]" office:value-type="float" office:value="652500" calcext:value-type="float">
            <text:p>652500</text:p>
          </table:table-cell>
          <table:table-cell table:formula="of:=LOG([.F263]; 2)" office:value-type="float" office:value="19.3156183761193" calcext:value-type="float">
            <text:p>19,32</text:p>
          </table:table-cell>
          <table:table-cell table:formula="of:=LOG([.A263]*[.$H$1]; 2)" office:value-type="float" office:value="13.1153688378202" calcext:value-type="float">
            <text:p>13,12</text:p>
          </table:table-cell>
          <table:table-cell table:formula="of:=[.$J$1] * LOG([.A263] + 0.1; 2)" office:value-type="float" office:value="23.2825300775339" calcext:value-type="float">
            <text:p>23,2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*5" office:value-type="float" office:value="1310" calcext:value-type="float">
            <text:p>1310</text:p>
          </table:table-cell>
          <table:table-cell table:formula="of:=[.B264]/100" office:value-type="float" office:value="13.1" calcext:value-type="float">
            <text:p>13,1</text:p>
          </table:table-cell>
          <table:table-cell table:formula="of:=[.C264]*[.$D$1]" office:value-type="float" office:value="339.9974" calcext:value-type="float">
            <text:p>339,9974</text:p>
          </table:table-cell>
          <table:table-cell table:formula="of:=LOG([.D264]; 2)" office:value-type="float" office:value="8.40937990372168" calcext:value-type="float">
            <text:p>8,41</text:p>
          </table:table-cell>
          <table:table-cell table:formula="of:=[.C264]*[.$F$1]" office:value-type="float" office:value="655000" calcext:value-type="float">
            <text:p>655000</text:p>
          </table:table-cell>
          <table:table-cell table:formula="of:=LOG([.F264]; 2)" office:value-type="float" office:value="19.3211353810869" calcext:value-type="float">
            <text:p>19,32</text:p>
          </table:table-cell>
          <table:table-cell table:formula="of:=LOG([.A264]*[.$H$1]; 2)" office:value-type="float" office:value="13.1208858427878" calcext:value-type="float">
            <text:p>13,12</text:p>
          </table:table-cell>
          <table:table-cell table:formula="of:=[.$J$1] * LOG([.A264] + 0.1; 2)" office:value-type="float" office:value="23.2985232759791" calcext:value-type="float">
            <text:p>23,3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*5" office:value-type="float" office:value="1315" calcext:value-type="float">
            <text:p>1315</text:p>
          </table:table-cell>
          <table:table-cell table:formula="of:=[.B265]/100" office:value-type="float" office:value="13.15" calcext:value-type="float">
            <text:p>13,15</text:p>
          </table:table-cell>
          <table:table-cell table:formula="of:=[.C265]*[.$D$1]" office:value-type="float" office:value="341.2951" calcext:value-type="float">
            <text:p>341,2951</text:p>
          </table:table-cell>
          <table:table-cell table:formula="of:=LOG([.D265]; 2)" office:value-type="float" office:value="8.41487589147653" calcext:value-type="float">
            <text:p>8,41</text:p>
          </table:table-cell>
          <table:table-cell table:formula="of:=[.C265]*[.$F$1]" office:value-type="float" office:value="657500" calcext:value-type="float">
            <text:p>657500</text:p>
          </table:table-cell>
          <table:table-cell table:formula="of:=LOG([.F265]; 2)" office:value-type="float" office:value="19.3266313688418" calcext:value-type="float">
            <text:p>19,33</text:p>
          </table:table-cell>
          <table:table-cell table:formula="of:=LOG([.A265]*[.$H$1]; 2)" office:value-type="float" office:value="13.1263818305426" calcext:value-type="float">
            <text:p>13,13</text:p>
          </table:table-cell>
          <table:table-cell table:formula="of:=[.$J$1] * LOG([.A265] + 0.1; 2)" office:value-type="float" office:value="23.3144555710077" calcext:value-type="float">
            <text:p>23,3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*5" office:value-type="float" office:value="1320" calcext:value-type="float">
            <text:p>1320</text:p>
          </table:table-cell>
          <table:table-cell table:formula="of:=[.B266]/100" office:value-type="float" office:value="13.2" calcext:value-type="float">
            <text:p>13,2</text:p>
          </table:table-cell>
          <table:table-cell table:formula="of:=[.C266]*[.$D$1]" office:value-type="float" office:value="342.5928" calcext:value-type="float">
            <text:p>342,5928</text:p>
          </table:table-cell>
          <table:table-cell table:formula="of:=LOG([.D266]; 2)" office:value-type="float" office:value="8.42035102154268" calcext:value-type="float">
            <text:p>8,42</text:p>
          </table:table-cell>
          <table:table-cell table:formula="of:=[.C266]*[.$F$1]" office:value-type="float" office:value="660000" calcext:value-type="float">
            <text:p>660000</text:p>
          </table:table-cell>
          <table:table-cell table:formula="of:=LOG([.F266]; 2)" office:value-type="float" office:value="19.3321064989079" calcext:value-type="float">
            <text:p>19,33</text:p>
          </table:table-cell>
          <table:table-cell table:formula="of:=LOG([.A266]*[.$H$1]; 2)" office:value-type="float" office:value="13.1318569606088" calcext:value-type="float">
            <text:p>13,13</text:p>
          </table:table-cell>
          <table:table-cell table:formula="of:=[.$J$1] * LOG([.A266] + 0.1; 2)" office:value-type="float" office:value="23.3303274247112" calcext:value-type="float">
            <text:p>23,3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*5" office:value-type="float" office:value="1325" calcext:value-type="float">
            <text:p>1325</text:p>
          </table:table-cell>
          <table:table-cell table:formula="of:=[.B267]/100" office:value-type="float" office:value="13.25" calcext:value-type="float">
            <text:p>13,25</text:p>
          </table:table-cell>
          <table:table-cell table:formula="of:=[.C267]*[.$D$1]" office:value-type="float" office:value="343.8905" calcext:value-type="float">
            <text:p>343,8905</text:p>
          </table:table-cell>
          <table:table-cell table:formula="of:=LOG([.D267]; 2)" office:value-type="float" office:value="8.42580545163479" calcext:value-type="float">
            <text:p>8,43</text:p>
          </table:table-cell>
          <table:table-cell table:formula="of:=[.C267]*[.$F$1]" office:value-type="float" office:value="662500" calcext:value-type="float">
            <text:p>662500</text:p>
          </table:table-cell>
          <table:table-cell table:formula="of:=LOG([.F267]; 2)" office:value-type="float" office:value="19.337560929" calcext:value-type="float">
            <text:p>19,34</text:p>
          </table:table-cell>
          <table:table-cell table:formula="of:=LOG([.A267]*[.$H$1]; 2)" office:value-type="float" office:value="13.1373113907009" calcext:value-type="float">
            <text:p>13,14</text:p>
          </table:table-cell>
          <table:table-cell table:formula="of:=[.$J$1] * LOG([.A267] + 0.1; 2)" office:value-type="float" office:value="23.3461392939417" calcext:value-type="float">
            <text:p>23,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*5" office:value-type="float" office:value="1330" calcext:value-type="float">
            <text:p>1330</text:p>
          </table:table-cell>
          <table:table-cell table:formula="of:=[.B268]/100" office:value-type="float" office:value="13.3" calcext:value-type="float">
            <text:p>13,3</text:p>
          </table:table-cell>
          <table:table-cell table:formula="of:=[.C268]*[.$D$1]" office:value-type="float" office:value="345.1882" calcext:value-type="float">
            <text:p>345,1882</text:p>
          </table:table-cell>
          <table:table-cell table:formula="of:=LOG([.D268]; 2)" office:value-type="float" office:value="8.43123933768542" calcext:value-type="float">
            <text:p>8,43</text:p>
          </table:table-cell>
          <table:table-cell table:formula="of:=[.C268]*[.$F$1]" office:value-type="float" office:value="665000" calcext:value-type="float">
            <text:p>665000</text:p>
          </table:table-cell>
          <table:table-cell table:formula="of:=LOG([.F268]; 2)" office:value-type="float" office:value="19.3429948150506" calcext:value-type="float">
            <text:p>19,34</text:p>
          </table:table-cell>
          <table:table-cell table:formula="of:=LOG([.A268]*[.$H$1]; 2)" office:value-type="float" office:value="13.1427452767515" calcext:value-type="float">
            <text:p>13,14</text:p>
          </table:table-cell>
          <table:table-cell table:formula="of:=[.$J$1] * LOG([.A268] + 0.1; 2)" office:value-type="float" office:value="23.3618916303911" calcext:value-type="float">
            <text:p>23,3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*5" office:value-type="float" office:value="1335" calcext:value-type="float">
            <text:p>1335</text:p>
          </table:table-cell>
          <table:table-cell table:formula="of:=[.B269]/100" office:value-type="float" office:value="13.35" calcext:value-type="float">
            <text:p>13,35</text:p>
          </table:table-cell>
          <table:table-cell table:formula="of:=[.C269]*[.$D$1]" office:value-type="float" office:value="346.4859" calcext:value-type="float">
            <text:p>346,4859</text:p>
          </table:table-cell>
          <table:table-cell table:formula="of:=LOG([.D269]; 2)" office:value-type="float" office:value="8.43665283387178" calcext:value-type="float">
            <text:p>8,44</text:p>
          </table:table-cell>
          <table:table-cell table:formula="of:=[.C269]*[.$F$1]" office:value-type="float" office:value="667500" calcext:value-type="float">
            <text:p>667500</text:p>
          </table:table-cell>
          <table:table-cell table:formula="of:=LOG([.F269]; 2)" office:value-type="float" office:value="19.348408311237" calcext:value-type="float">
            <text:p>19,35</text:p>
          </table:table-cell>
          <table:table-cell table:formula="of:=LOG([.A269]*[.$H$1]; 2)" office:value-type="float" office:value="13.1481587729379" calcext:value-type="float">
            <text:p>13,15</text:p>
          </table:table-cell>
          <table:table-cell table:formula="of:=[.$J$1] * LOG([.A269] + 0.1; 2)" office:value-type="float" office:value="23.3775848806685" calcext:value-type="float">
            <text:p>23,3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*5" office:value-type="float" office:value="1340" calcext:value-type="float">
            <text:p>1340</text:p>
          </table:table-cell>
          <table:table-cell table:formula="of:=[.B270]/100" office:value-type="float" office:value="13.4" calcext:value-type="float">
            <text:p>13,4</text:p>
          </table:table-cell>
          <table:table-cell table:formula="of:=[.C270]*[.$D$1]" office:value-type="float" office:value="347.7836" calcext:value-type="float">
            <text:p>347,7836</text:p>
          </table:table-cell>
          <table:table-cell table:formula="of:=LOG([.D270]; 2)" office:value-type="float" office:value="8.442046092642" calcext:value-type="float">
            <text:p>8,44</text:p>
          </table:table-cell>
          <table:table-cell table:formula="of:=[.C270]*[.$F$1]" office:value-type="float" office:value="670000" calcext:value-type="float">
            <text:p>670000</text:p>
          </table:table-cell>
          <table:table-cell table:formula="of:=LOG([.F270]; 2)" office:value-type="float" office:value="19.3538015700072" calcext:value-type="float">
            <text:p>19,35</text:p>
          </table:table-cell>
          <table:table-cell table:formula="of:=LOG([.A270]*[.$H$1]; 2)" office:value-type="float" office:value="13.1535520317081" calcext:value-type="float">
            <text:p>13,15</text:p>
          </table:table-cell>
          <table:table-cell table:formula="of:=[.$J$1] * LOG([.A270] + 0.1; 2)" office:value-type="float" office:value="23.3932194863761" calcext:value-type="float">
            <text:p>23,3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*5" office:value-type="float" office:value="1345" calcext:value-type="float">
            <text:p>1345</text:p>
          </table:table-cell>
          <table:table-cell table:formula="of:=[.B271]/100" office:value-type="float" office:value="13.45" calcext:value-type="float">
            <text:p>13,45</text:p>
          </table:table-cell>
          <table:table-cell table:formula="of:=[.C271]*[.$D$1]" office:value-type="float" office:value="349.0813" calcext:value-type="float">
            <text:p>349,0813</text:p>
          </table:table-cell>
          <table:table-cell table:formula="of:=LOG([.D271]; 2)" office:value-type="float" office:value="8.44741926474085" calcext:value-type="float">
            <text:p>8,45</text:p>
          </table:table-cell>
          <table:table-cell table:formula="of:=[.C271]*[.$F$1]" office:value-type="float" office:value="672500" calcext:value-type="float">
            <text:p>672500</text:p>
          </table:table-cell>
          <table:table-cell table:formula="of:=LOG([.F271]; 2)" office:value-type="float" office:value="19.3591747421061" calcext:value-type="float">
            <text:p>19,36</text:p>
          </table:table-cell>
          <table:table-cell table:formula="of:=LOG([.A271]*[.$H$1]; 2)" office:value-type="float" office:value="13.158925203807" calcext:value-type="float">
            <text:p>13,16</text:p>
          </table:table-cell>
          <table:table-cell table:formula="of:=[.$J$1] * LOG([.A271] + 0.1; 2)" office:value-type="float" office:value="23.4087958841839" calcext:value-type="float">
            <text:p>23,4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*5" office:value-type="float" office:value="1350" calcext:value-type="float">
            <text:p>1350</text:p>
          </table:table-cell>
          <table:table-cell table:formula="of:=[.B272]/100" office:value-type="float" office:value="13.5" calcext:value-type="float">
            <text:p>13,5</text:p>
          </table:table-cell>
          <table:table-cell table:formula="of:=[.C272]*[.$D$1]" office:value-type="float" office:value="350.379" calcext:value-type="float">
            <text:p>350,379</text:p>
          </table:table-cell>
          <table:table-cell table:formula="of:=LOG([.D272]; 2)" office:value-type="float" office:value="8.45277249923506" calcext:value-type="float">
            <text:p>8,45</text:p>
          </table:table-cell>
          <table:table-cell table:formula="of:=[.C272]*[.$F$1]" office:value-type="float" office:value="675000" calcext:value-type="float">
            <text:p>675000</text:p>
          </table:table-cell>
          <table:table-cell table:formula="of:=LOG([.F272]; 2)" office:value-type="float" office:value="19.3645279766003" calcext:value-type="float">
            <text:p>19,36</text:p>
          </table:table-cell>
          <table:table-cell table:formula="of:=LOG([.A272]*[.$H$1]; 2)" office:value-type="float" office:value="13.1642784383012" calcext:value-type="float">
            <text:p>13,16</text:p>
          </table:table-cell>
          <table:table-cell table:formula="of:=[.$J$1] * LOG([.A272] + 0.1; 2)" office:value-type="float" office:value="23.4243145059027" calcext:value-type="float">
            <text:p>23,4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*5" office:value-type="float" office:value="1355" calcext:value-type="float">
            <text:p>1355</text:p>
          </table:table-cell>
          <table:table-cell table:formula="of:=[.B273]/100" office:value-type="float" office:value="13.55" calcext:value-type="float">
            <text:p>13,55</text:p>
          </table:table-cell>
          <table:table-cell table:formula="of:=[.C273]*[.$D$1]" office:value-type="float" office:value="351.6767" calcext:value-type="float">
            <text:p>351,6767</text:p>
          </table:table-cell>
          <table:table-cell table:formula="of:=LOG([.D273]; 2)" office:value-type="float" office:value="8.4581059435381" calcext:value-type="float">
            <text:p>8,46</text:p>
          </table:table-cell>
          <table:table-cell table:formula="of:=[.C273]*[.$F$1]" office:value-type="float" office:value="677500" calcext:value-type="float">
            <text:p>677500</text:p>
          </table:table-cell>
          <table:table-cell table:formula="of:=LOG([.F273]; 2)" office:value-type="float" office:value="19.3698614209033" calcext:value-type="float">
            <text:p>19,37</text:p>
          </table:table-cell>
          <table:table-cell table:formula="of:=LOG([.A273]*[.$H$1]; 2)" office:value-type="float" office:value="13.1696118826042" calcext:value-type="float">
            <text:p>13,17</text:p>
          </table:table-cell>
          <table:table-cell table:formula="of:=[.$J$1] * LOG([.A273] + 0.1; 2)" office:value-type="float" office:value="23.439775778556" calcext:value-type="float">
            <text:p>23,4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*5" office:value-type="float" office:value="1360" calcext:value-type="float">
            <text:p>1360</text:p>
          </table:table-cell>
          <table:table-cell table:formula="of:=[.B274]/100" office:value-type="float" office:value="13.6" calcext:value-type="float">
            <text:p>13,6</text:p>
          </table:table-cell>
          <table:table-cell table:formula="of:=[.C274]*[.$D$1]" office:value-type="float" office:value="352.9744" calcext:value-type="float">
            <text:p>352,9744</text:p>
          </table:table-cell>
          <table:table-cell table:formula="of:=LOG([.D274]; 2)" office:value-type="float" office:value="8.46341974343457" calcext:value-type="float">
            <text:p>8,46</text:p>
          </table:table-cell>
          <table:table-cell table:formula="of:=[.C274]*[.$F$1]" office:value-type="float" office:value="680000" calcext:value-type="float">
            <text:p>680000</text:p>
          </table:table-cell>
          <table:table-cell table:formula="of:=LOG([.F274]; 2)" office:value-type="float" office:value="19.3751752207998" calcext:value-type="float">
            <text:p>19,38</text:p>
          </table:table-cell>
          <table:table-cell table:formula="of:=LOG([.A274]*[.$H$1]; 2)" office:value-type="float" office:value="13.1749256825007" calcext:value-type="float">
            <text:p>13,17</text:p>
          </table:table-cell>
          <table:table-cell table:formula="of:=[.$J$1] * LOG([.A274] + 0.1; 2)" office:value-type="float" office:value="23.4551801244507" calcext:value-type="float">
            <text:p>23,4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*5" office:value-type="float" office:value="1365" calcext:value-type="float">
            <text:p>1365</text:p>
          </table:table-cell>
          <table:table-cell table:formula="of:=[.B275]/100" office:value-type="float" office:value="13.65" calcext:value-type="float">
            <text:p>13,65</text:p>
          </table:table-cell>
          <table:table-cell table:formula="of:=[.C275]*[.$D$1]" office:value-type="float" office:value="354.2721" calcext:value-type="float">
            <text:p>354,2721</text:p>
          </table:table-cell>
          <table:table-cell table:formula="of:=LOG([.D275]; 2)" office:value-type="float" office:value="8.46871404310408" calcext:value-type="float">
            <text:p>8,47</text:p>
          </table:table-cell>
          <table:table-cell table:formula="of:=[.C275]*[.$F$1]" office:value-type="float" office:value="682500" calcext:value-type="float">
            <text:p>682500</text:p>
          </table:table-cell>
          <table:table-cell table:formula="of:=LOG([.F275]; 2)" office:value-type="float" office:value="19.3804695204693" calcext:value-type="float">
            <text:p>19,38</text:p>
          </table:table-cell>
          <table:table-cell table:formula="of:=LOG([.A275]*[.$H$1]; 2)" office:value-type="float" office:value="13.1802199821702" calcext:value-type="float">
            <text:p>13,18</text:p>
          </table:table-cell>
          <table:table-cell table:formula="of:=[.$J$1] * LOG([.A275] + 0.1; 2)" office:value-type="float" office:value="23.470527961246" calcext:value-type="float">
            <text:p>23,4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*5" office:value-type="float" office:value="1370" calcext:value-type="float">
            <text:p>1370</text:p>
          </table:table-cell>
          <table:table-cell table:formula="of:=[.B276]/100" office:value-type="float" office:value="13.7" calcext:value-type="float">
            <text:p>13,7</text:p>
          </table:table-cell>
          <table:table-cell table:formula="of:=[.C276]*[.$D$1]" office:value-type="float" office:value="355.5698" calcext:value-type="float">
            <text:p>355,5698</text:p>
          </table:table-cell>
          <table:table-cell table:formula="of:=LOG([.D276]; 2)" office:value-type="float" office:value="8.47398898514475" calcext:value-type="float">
            <text:p>8,47</text:p>
          </table:table-cell>
          <table:table-cell table:formula="of:=[.C276]*[.$F$1]" office:value-type="float" office:value="685000" calcext:value-type="float">
            <text:p>685000</text:p>
          </table:table-cell>
          <table:table-cell table:formula="of:=LOG([.F276]; 2)" office:value-type="float" office:value="19.38574446251" calcext:value-type="float">
            <text:p>19,39</text:p>
          </table:table-cell>
          <table:table-cell table:formula="of:=LOG([.A276]*[.$H$1]; 2)" office:value-type="float" office:value="13.1854949242109" calcext:value-type="float">
            <text:p>13,19</text:p>
          </table:table-cell>
          <table:table-cell table:formula="of:=[.$J$1] * LOG([.A276] + 0.1; 2)" office:value-type="float" office:value="23.4858197020214" calcext:value-type="float">
            <text:p>23,4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*5" office:value-type="float" office:value="1375" calcext:value-type="float">
            <text:p>1375</text:p>
          </table:table-cell>
          <table:table-cell table:formula="of:=[.B277]/100" office:value-type="float" office:value="13.75" calcext:value-type="float">
            <text:p>13,75</text:p>
          </table:table-cell>
          <table:table-cell table:formula="of:=[.C277]*[.$D$1]" office:value-type="float" office:value="356.8675" calcext:value-type="float">
            <text:p>356,8675</text:p>
          </table:table-cell>
          <table:table-cell table:formula="of:=LOG([.D277]; 2)" office:value-type="float" office:value="8.47924471059625" calcext:value-type="float">
            <text:p>8,48</text:p>
          </table:table-cell>
          <table:table-cell table:formula="of:=[.C277]*[.$F$1]" office:value-type="float" office:value="687500" calcext:value-type="float">
            <text:p>687500</text:p>
          </table:table-cell>
          <table:table-cell table:formula="of:=LOG([.F277]; 2)" office:value-type="float" office:value="19.3910001879615" calcext:value-type="float">
            <text:p>19,39</text:p>
          </table:table-cell>
          <table:table-cell table:formula="of:=LOG([.A277]*[.$H$1]; 2)" office:value-type="float" office:value="13.1907506496624" calcext:value-type="float">
            <text:p>13,19</text:p>
          </table:table-cell>
          <table:table-cell table:formula="of:=[.$J$1] * LOG([.A277] + 0.1; 2)" office:value-type="float" office:value="23.5010557553437" calcext:value-type="float">
            <text:p>23,5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*5" office:value-type="float" office:value="1380" calcext:value-type="float">
            <text:p>1380</text:p>
          </table:table-cell>
          <table:table-cell table:formula="of:=[.B278]/100" office:value-type="float" office:value="13.8" calcext:value-type="float">
            <text:p>13,8</text:p>
          </table:table-cell>
          <table:table-cell table:formula="of:=[.C278]*[.$D$1]" office:value-type="float" office:value="358.1652" calcext:value-type="float">
            <text:p>358,1652</text:p>
          </table:table-cell>
          <table:table-cell table:formula="of:=LOG([.D278]; 2)" office:value-type="float" office:value="8.4844813589624" calcext:value-type="float">
            <text:p>8,48</text:p>
          </table:table-cell>
          <table:table-cell table:formula="of:=[.C278]*[.$F$1]" office:value-type="float" office:value="690000" calcext:value-type="float">
            <text:p>690000</text:p>
          </table:table-cell>
          <table:table-cell table:formula="of:=LOG([.F278]; 2)" office:value-type="float" office:value="19.3962368363276" calcext:value-type="float">
            <text:p>19,40</text:p>
          </table:table-cell>
          <table:table-cell table:formula="of:=LOG([.A278]*[.$H$1]; 2)" office:value-type="float" office:value="13.1959872980285" calcext:value-type="float">
            <text:p>13,20</text:p>
          </table:table-cell>
          <table:table-cell table:formula="of:=[.$J$1] * LOG([.A278] + 0.1; 2)" office:value-type="float" office:value="23.5162365253321" calcext:value-type="float">
            <text:p>23,5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*5" office:value-type="float" office:value="1385" calcext:value-type="float">
            <text:p>1385</text:p>
          </table:table-cell>
          <table:table-cell table:formula="of:=[.B279]/100" office:value-type="float" office:value="13.85" calcext:value-type="float">
            <text:p>13,85</text:p>
          </table:table-cell>
          <table:table-cell table:formula="of:=[.C279]*[.$D$1]" office:value-type="float" office:value="359.4629" calcext:value-type="float">
            <text:p>359,4629</text:p>
          </table:table-cell>
          <table:table-cell table:formula="of:=LOG([.D279]; 2)" office:value-type="float" office:value="8.48969906823342" calcext:value-type="float">
            <text:p>8,49</text:p>
          </table:table-cell>
          <table:table-cell table:formula="of:=[.C279]*[.$F$1]" office:value-type="float" office:value="692500" calcext:value-type="float">
            <text:p>692500</text:p>
          </table:table-cell>
          <table:table-cell table:formula="of:=LOG([.F279]; 2)" office:value-type="float" office:value="19.4014545455986" calcext:value-type="float">
            <text:p>19,40</text:p>
          </table:table-cell>
          <table:table-cell table:formula="of:=LOG([.A279]*[.$H$1]; 2)" office:value-type="float" office:value="13.2012050072995" calcext:value-type="float">
            <text:p>13,20</text:p>
          </table:table-cell>
          <table:table-cell table:formula="of:=[.$J$1] * LOG([.A279] + 0.1; 2)" office:value-type="float" office:value="23.5313624117228" calcext:value-type="float">
            <text:p>23,5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*5" office:value-type="float" office:value="1390" calcext:value-type="float">
            <text:p>1390</text:p>
          </table:table-cell>
          <table:table-cell table:formula="of:=[.B280]/100" office:value-type="float" office:value="13.9" calcext:value-type="float">
            <text:p>13,9</text:p>
          </table:table-cell>
          <table:table-cell table:formula="of:=[.C280]*[.$D$1]" office:value-type="float" office:value="360.7606" calcext:value-type="float">
            <text:p>360,7606</text:p>
          </table:table-cell>
          <table:table-cell table:formula="of:=LOG([.D280]; 2)" office:value-type="float" office:value="8.49489797490773" calcext:value-type="float">
            <text:p>8,49</text:p>
          </table:table-cell>
          <table:table-cell table:formula="of:=[.C280]*[.$F$1]" office:value-type="float" office:value="695000" calcext:value-type="float">
            <text:p>695000</text:p>
          </table:table-cell>
          <table:table-cell table:formula="of:=LOG([.F280]; 2)" office:value-type="float" office:value="19.406653452273" calcext:value-type="float">
            <text:p>19,41</text:p>
          </table:table-cell>
          <table:table-cell table:formula="of:=LOG([.A280]*[.$H$1]; 2)" office:value-type="float" office:value="13.2064039139739" calcext:value-type="float">
            <text:p>13,21</text:p>
          </table:table-cell>
          <table:table-cell table:formula="of:=[.$J$1] * LOG([.A280] + 0.1; 2)" office:value-type="float" office:value="23.546433809932" calcext:value-type="float">
            <text:p>23,5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*5" office:value-type="float" office:value="1395" calcext:value-type="float">
            <text:p>1395</text:p>
          </table:table-cell>
          <table:table-cell table:formula="of:=[.B281]/100" office:value-type="float" office:value="13.95" calcext:value-type="float">
            <text:p>13,95</text:p>
          </table:table-cell>
          <table:table-cell table:formula="of:=[.C281]*[.$D$1]" office:value-type="float" office:value="362.0583" calcext:value-type="float">
            <text:p>362,0583</text:p>
          </table:table-cell>
          <table:table-cell table:formula="of:=LOG([.D281]; 2)" office:value-type="float" office:value="8.50007821401341" calcext:value-type="float">
            <text:p>8,50</text:p>
          </table:table-cell>
          <table:table-cell table:formula="of:=[.C281]*[.$F$1]" office:value-type="float" office:value="697500" calcext:value-type="float">
            <text:p>697500</text:p>
          </table:table-cell>
          <table:table-cell table:formula="of:=LOG([.F281]; 2)" office:value-type="float" office:value="19.4118336913786" calcext:value-type="float">
            <text:p>19,41</text:p>
          </table:table-cell>
          <table:table-cell table:formula="of:=LOG([.A281]*[.$H$1]; 2)" office:value-type="float" office:value="13.2115841530795" calcext:value-type="float">
            <text:p>13,21</text:p>
          </table:table-cell>
          <table:table-cell table:formula="of:=[.$J$1] * LOG([.A281] + 0.1; 2)" office:value-type="float" office:value="23.5614511111182" calcext:value-type="float">
            <text:p>23,5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*5" office:value-type="float" office:value="1400" calcext:value-type="float">
            <text:p>1400</text:p>
          </table:table-cell>
          <table:table-cell table:formula="of:=[.B282]/100" office:value-type="float" office:value="14" calcext:value-type="float">
            <text:p>14</text:p>
          </table:table-cell>
          <table:table-cell table:formula="of:=[.C282]*[.$D$1]" office:value-type="float" office:value="363.356" calcext:value-type="float">
            <text:p>363,356</text:p>
          </table:table-cell>
          <table:table-cell table:formula="of:=LOG([.D282]; 2)" office:value-type="float" office:value="8.50523991912919" calcext:value-type="float">
            <text:p>8,51</text:p>
          </table:table-cell>
          <table:table-cell table:formula="of:=[.C282]*[.$F$1]" office:value-type="float" office:value="700000" calcext:value-type="float">
            <text:p>700000</text:p>
          </table:table-cell>
          <table:table-cell table:formula="of:=LOG([.F282]; 2)" office:value-type="float" office:value="19.4169953964944" calcext:value-type="float">
            <text:p>19,42</text:p>
          </table:table-cell>
          <table:table-cell table:formula="of:=LOG([.A282]*[.$H$1]; 2)" office:value-type="float" office:value="13.2167458581953" calcext:value-type="float">
            <text:p>13,22</text:p>
          </table:table-cell>
          <table:table-cell table:formula="of:=[.$J$1] * LOG([.A282] + 0.1; 2)" office:value-type="float" office:value="23.5764147022427" calcext:value-type="float">
            <text:p>23,5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*5" office:value-type="float" office:value="1405" calcext:value-type="float">
            <text:p>1405</text:p>
          </table:table-cell>
          <table:table-cell table:formula="of:=[.B283]/100" office:value-type="float" office:value="14.05" calcext:value-type="float">
            <text:p>14,05</text:p>
          </table:table-cell>
          <table:table-cell table:formula="of:=[.C283]*[.$D$1]" office:value-type="float" office:value="364.6537" calcext:value-type="float">
            <text:p>364,6537</text:p>
          </table:table-cell>
          <table:table-cell table:formula="of:=LOG([.D283]; 2)" office:value-type="float" office:value="8.51038322240515" calcext:value-type="float">
            <text:p>8,51</text:p>
          </table:table-cell>
          <table:table-cell table:formula="of:=[.C283]*[.$F$1]" office:value-type="float" office:value="702500" calcext:value-type="float">
            <text:p>702500</text:p>
          </table:table-cell>
          <table:table-cell table:formula="of:=LOG([.F283]; 2)" office:value-type="float" office:value="19.4221386997704" calcext:value-type="float">
            <text:p>19,42</text:p>
          </table:table-cell>
          <table:table-cell table:formula="of:=LOG([.A283]*[.$H$1]; 2)" office:value-type="float" office:value="13.2218891614713" calcext:value-type="float">
            <text:p>13,22</text:p>
          </table:table-cell>
          <table:table-cell table:formula="of:=[.$J$1] * LOG([.A283] + 0.1; 2)" office:value-type="float" office:value="23.5913249661296" calcext:value-type="float">
            <text:p>23,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*5" office:value-type="float" office:value="1410" calcext:value-type="float">
            <text:p>1410</text:p>
          </table:table-cell>
          <table:table-cell table:formula="of:=[.B284]/100" office:value-type="float" office:value="14.1" calcext:value-type="float">
            <text:p>14,1</text:p>
          </table:table-cell>
          <table:table-cell table:formula="of:=[.C284]*[.$D$1]" office:value-type="float" office:value="365.9514" calcext:value-type="float">
            <text:p>365,9514</text:p>
          </table:table-cell>
          <table:table-cell table:formula="of:=LOG([.D284]; 2)" office:value-type="float" office:value="8.51550825458302" calcext:value-type="float">
            <text:p>8,52</text:p>
          </table:table-cell>
          <table:table-cell table:formula="of:=[.C284]*[.$F$1]" office:value-type="float" office:value="705000" calcext:value-type="float">
            <text:p>705000</text:p>
          </table:table-cell>
          <table:table-cell table:formula="of:=LOG([.F284]; 2)" office:value-type="float" office:value="19.4272637319482" calcext:value-type="float">
            <text:p>19,43</text:p>
          </table:table-cell>
          <table:table-cell table:formula="of:=LOG([.A284]*[.$H$1]; 2)" office:value-type="float" office:value="13.2270141936491" calcext:value-type="float">
            <text:p>13,23</text:p>
          </table:table-cell>
          <table:table-cell table:formula="of:=[.$J$1] * LOG([.A284] + 0.1; 2)" office:value-type="float" office:value="23.6061822815248" calcext:value-type="float">
            <text:p>23,6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*5" office:value-type="float" office:value="1415" calcext:value-type="float">
            <text:p>1415</text:p>
          </table:table-cell>
          <table:table-cell table:formula="of:=[.B285]/100" office:value-type="float" office:value="14.15" calcext:value-type="float">
            <text:p>14,15</text:p>
          </table:table-cell>
          <table:table-cell table:formula="of:=[.C285]*[.$D$1]" office:value-type="float" office:value="367.2491" calcext:value-type="float">
            <text:p>367,2491</text:p>
          </table:table-cell>
          <table:table-cell table:formula="of:=LOG([.D285]; 2)" office:value-type="float" office:value="8.52061514501611" calcext:value-type="float">
            <text:p>8,52</text:p>
          </table:table-cell>
          <table:table-cell table:formula="of:=[.C285]*[.$F$1]" office:value-type="float" office:value="707500" calcext:value-type="float">
            <text:p>707500</text:p>
          </table:table-cell>
          <table:table-cell table:formula="of:=LOG([.F285]; 2)" office:value-type="float" office:value="19.4323706223813" calcext:value-type="float">
            <text:p>19,43</text:p>
          </table:table-cell>
          <table:table-cell table:formula="of:=LOG([.A285]*[.$H$1]; 2)" office:value-type="float" office:value="13.2321210840822" calcext:value-type="float">
            <text:p>13,23</text:p>
          </table:table-cell>
          <table:table-cell table:formula="of:=[.$J$1] * LOG([.A285] + 0.1; 2)" office:value-type="float" office:value="23.6209870231533" calcext:value-type="float">
            <text:p>23,6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*5" office:value-type="float" office:value="1420" calcext:value-type="float">
            <text:p>1420</text:p>
          </table:table-cell>
          <table:table-cell table:formula="of:=[.B286]/100" office:value-type="float" office:value="14.2" calcext:value-type="float">
            <text:p>14,2</text:p>
          </table:table-cell>
          <table:table-cell table:formula="of:=[.C286]*[.$D$1]" office:value-type="float" office:value="368.5468" calcext:value-type="float">
            <text:p>368,5468</text:p>
          </table:table-cell>
          <table:table-cell table:formula="of:=LOG([.D286]; 2)" office:value-type="float" office:value="8.52570402168891" calcext:value-type="float">
            <text:p>8,53</text:p>
          </table:table-cell>
          <table:table-cell table:formula="of:=[.C286]*[.$F$1]" office:value-type="float" office:value="710000" calcext:value-type="float">
            <text:p>710000</text:p>
          </table:table-cell>
          <table:table-cell table:formula="of:=LOG([.F286]; 2)" office:value-type="float" office:value="19.4374594990541" calcext:value-type="float">
            <text:p>19,44</text:p>
          </table:table-cell>
          <table:table-cell table:formula="of:=LOG([.A286]*[.$H$1]; 2)" office:value-type="float" office:value="13.237209960755" calcext:value-type="float">
            <text:p>13,24</text:p>
          </table:table-cell>
          <table:table-cell table:formula="of:=[.$J$1] * LOG([.A286] + 0.1; 2)" office:value-type="float" office:value="23.6357395617763" calcext:value-type="float">
            <text:p>23,6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*5" office:value-type="float" office:value="1425" calcext:value-type="float">
            <text:p>1425</text:p>
          </table:table-cell>
          <table:table-cell table:formula="of:=[.B287]/100" office:value-type="float" office:value="14.25" calcext:value-type="float">
            <text:p>14,25</text:p>
          </table:table-cell>
          <table:table-cell table:formula="of:=[.C287]*[.$D$1]" office:value-type="float" office:value="369.8445" calcext:value-type="float">
            <text:p>369,8445</text:p>
          </table:table-cell>
          <table:table-cell table:formula="of:=LOG([.D287]; 2)" office:value-type="float" office:value="8.53077501123633" calcext:value-type="float">
            <text:p>8,53</text:p>
          </table:table-cell>
          <table:table-cell table:formula="of:=[.C287]*[.$F$1]" office:value-type="float" office:value="712500" calcext:value-type="float">
            <text:p>712500</text:p>
          </table:table-cell>
          <table:table-cell table:formula="of:=LOG([.F287]; 2)" office:value-type="float" office:value="19.4425304886016" calcext:value-type="float">
            <text:p>19,44</text:p>
          </table:table-cell>
          <table:table-cell table:formula="of:=LOG([.A287]*[.$H$1]; 2)" office:value-type="float" office:value="13.2422809503024" calcext:value-type="float">
            <text:p>13,24</text:p>
          </table:table-cell>
          <table:table-cell table:formula="of:=[.$J$1] * LOG([.A287] + 0.1; 2)" office:value-type="float" office:value="23.6504402642467" calcext:value-type="float">
            <text:p>23,6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*5" office:value-type="float" office:value="1430" calcext:value-type="float">
            <text:p>1430</text:p>
          </table:table-cell>
          <table:table-cell table:formula="of:=[.B288]/100" office:value-type="float" office:value="14.3" calcext:value-type="float">
            <text:p>14,3</text:p>
          </table:table-cell>
          <table:table-cell table:formula="of:=[.C288]*[.$D$1]" office:value-type="float" office:value="371.1422" calcext:value-type="float">
            <text:p>371,1422</text:p>
          </table:table-cell>
          <table:table-cell table:formula="of:=LOG([.D288]; 2)" office:value-type="float" office:value="8.53582823896262" calcext:value-type="float">
            <text:p>8,54</text:p>
          </table:table-cell>
          <table:table-cell table:formula="of:=[.C288]*[.$F$1]" office:value-type="float" office:value="715000" calcext:value-type="float">
            <text:p>715000</text:p>
          </table:table-cell>
          <table:table-cell table:formula="of:=LOG([.F288]; 2)" office:value-type="float" office:value="19.4475837163278" calcext:value-type="float">
            <text:p>19,45</text:p>
          </table:table-cell>
          <table:table-cell table:formula="of:=LOG([.A288]*[.$H$1]; 2)" office:value-type="float" office:value="13.2473341780287" calcext:value-type="float">
            <text:p>13,25</text:p>
          </table:table-cell>
          <table:table-cell table:formula="of:=[.$J$1] * LOG([.A288] + 0.1; 2)" office:value-type="float" office:value="23.6650894935639" calcext:value-type="float">
            <text:p>23,6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*5" office:value-type="float" office:value="1435" calcext:value-type="float">
            <text:p>1435</text:p>
          </table:table-cell>
          <table:table-cell table:formula="of:=[.B289]/100" office:value-type="float" office:value="14.35" calcext:value-type="float">
            <text:p>14,35</text:p>
          </table:table-cell>
          <table:table-cell table:formula="of:=[.C289]*[.$D$1]" office:value-type="float" office:value="372.4399" calcext:value-type="float">
            <text:p>372,4399</text:p>
          </table:table-cell>
          <table:table-cell table:formula="of:=LOG([.D289]; 2)" office:value-type="float" office:value="8.54086382885992" calcext:value-type="float">
            <text:p>8,54</text:p>
          </table:table-cell>
          <table:table-cell table:formula="of:=[.C289]*[.$F$1]" office:value-type="float" office:value="717500" calcext:value-type="float">
            <text:p>717500</text:p>
          </table:table-cell>
          <table:table-cell table:formula="of:=LOG([.F289]; 2)" office:value-type="float" office:value="19.4526193062251" calcext:value-type="float">
            <text:p>19,45</text:p>
          </table:table-cell>
          <table:table-cell table:formula="of:=LOG([.A289]*[.$H$1]; 2)" office:value-type="float" office:value="13.252369767926" calcext:value-type="float">
            <text:p>13,25</text:p>
          </table:table-cell>
          <table:table-cell table:formula="of:=[.$J$1] * LOG([.A289] + 0.1; 2)" office:value-type="float" office:value="23.6796876089275" calcext:value-type="float">
            <text:p>23,6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*5" office:value-type="float" office:value="1440" calcext:value-type="float">
            <text:p>1440</text:p>
          </table:table-cell>
          <table:table-cell table:formula="of:=[.B290]/100" office:value-type="float" office:value="14.4" calcext:value-type="float">
            <text:p>14,4</text:p>
          </table:table-cell>
          <table:table-cell table:formula="of:=[.C290]*[.$D$1]" office:value-type="float" office:value="373.7376" calcext:value-type="float">
            <text:p>373,7376</text:p>
          </table:table-cell>
          <table:table-cell table:formula="of:=LOG([.D290]; 2)" office:value-type="float" office:value="8.54588190362654" calcext:value-type="float">
            <text:p>8,55</text:p>
          </table:table-cell>
          <table:table-cell table:formula="of:=[.C290]*[.$F$1]" office:value-type="float" office:value="720000" calcext:value-type="float">
            <text:p>720000</text:p>
          </table:table-cell>
          <table:table-cell table:formula="of:=LOG([.F290]; 2)" office:value-type="float" office:value="19.4576373809918" calcext:value-type="float">
            <text:p>19,46</text:p>
          </table:table-cell>
          <table:table-cell table:formula="of:=LOG([.A290]*[.$H$1]; 2)" office:value-type="float" office:value="13.2573878426927" calcext:value-type="float">
            <text:p>13,26</text:p>
          </table:table-cell>
          <table:table-cell table:formula="of:=[.$J$1] * LOG([.A290] + 0.1; 2)" office:value-type="float" office:value="23.6942349657903" calcext:value-type="float">
            <text:p>23,6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*5" office:value-type="float" office:value="1445" calcext:value-type="float">
            <text:p>1445</text:p>
          </table:table-cell>
          <table:table-cell table:formula="of:=[.B291]/100" office:value-type="float" office:value="14.45" calcext:value-type="float">
            <text:p>14,45</text:p>
          </table:table-cell>
          <table:table-cell table:formula="of:=[.C291]*[.$D$1]" office:value-type="float" office:value="375.0353" calcext:value-type="float">
            <text:p>375,0353</text:p>
          </table:table-cell>
          <table:table-cell table:formula="of:=LOG([.D291]; 2)" office:value-type="float" office:value="8.55088258468491" calcext:value-type="float">
            <text:p>8,55</text:p>
          </table:table-cell>
          <table:table-cell table:formula="of:=[.C291]*[.$F$1]" office:value-type="float" office:value="722500" calcext:value-type="float">
            <text:p>722500</text:p>
          </table:table-cell>
          <table:table-cell table:formula="of:=LOG([.F291]; 2)" office:value-type="float" office:value="19.4626380620501" calcext:value-type="float">
            <text:p>19,46</text:p>
          </table:table-cell>
          <table:table-cell table:formula="of:=LOG([.A291]*[.$H$1]; 2)" office:value-type="float" office:value="13.262388523751" calcext:value-type="float">
            <text:p>13,26</text:p>
          </table:table-cell>
          <table:table-cell table:formula="of:=[.$J$1] * LOG([.A291] + 0.1; 2)" office:value-type="float" office:value="23.7087319159101" calcext:value-type="float">
            <text:p>23,7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*5" office:value-type="float" office:value="1450" calcext:value-type="float">
            <text:p>1450</text:p>
          </table:table-cell>
          <table:table-cell table:formula="of:=[.B292]/100" office:value-type="float" office:value="14.5" calcext:value-type="float">
            <text:p>14,5</text:p>
          </table:table-cell>
          <table:table-cell table:formula="of:=[.C292]*[.$D$1]" office:value-type="float" office:value="376.333" calcext:value-type="float">
            <text:p>376,333</text:p>
          </table:table-cell>
          <table:table-cell table:formula="of:=LOG([.D292]; 2)" office:value-type="float" office:value="8.55586599219916" calcext:value-type="float">
            <text:p>8,56</text:p>
          </table:table-cell>
          <table:table-cell table:formula="of:=[.C292]*[.$F$1]" office:value-type="float" office:value="725000" calcext:value-type="float">
            <text:p>725000</text:p>
          </table:table-cell>
          <table:table-cell table:formula="of:=LOG([.F292]; 2)" office:value-type="float" office:value="19.4676214695644" calcext:value-type="float">
            <text:p>19,47</text:p>
          </table:table-cell>
          <table:table-cell table:formula="of:=LOG([.A292]*[.$H$1]; 2)" office:value-type="float" office:value="13.2673719312653" calcext:value-type="float">
            <text:p>13,27</text:p>
          </table:table-cell>
          <table:table-cell table:formula="of:=[.$J$1] * LOG([.A292] + 0.1; 2)" office:value-type="float" office:value="23.7231788074008" calcext:value-type="float">
            <text:p>23,7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*5" office:value-type="float" office:value="1455" calcext:value-type="float">
            <text:p>1455</text:p>
          </table:table-cell>
          <table:table-cell table:formula="of:=[.B293]/100" office:value-type="float" office:value="14.55" calcext:value-type="float">
            <text:p>14,55</text:p>
          </table:table-cell>
          <table:table-cell table:formula="of:=[.C293]*[.$D$1]" office:value-type="float" office:value="377.6307" calcext:value-type="float">
            <text:p>377,6307</text:p>
          </table:table-cell>
          <table:table-cell table:formula="of:=LOG([.D293]; 2)" office:value-type="float" office:value="8.56083224509251" calcext:value-type="float">
            <text:p>8,56</text:p>
          </table:table-cell>
          <table:table-cell table:formula="of:=[.C293]*[.$F$1]" office:value-type="float" office:value="727500" calcext:value-type="float">
            <text:p>727500</text:p>
          </table:table-cell>
          <table:table-cell table:formula="of:=LOG([.F293]; 2)" office:value-type="float" office:value="19.4725877224577" calcext:value-type="float">
            <text:p>19,47</text:p>
          </table:table-cell>
          <table:table-cell table:formula="of:=LOG([.A293]*[.$H$1]; 2)" office:value-type="float" office:value="13.2723381841586" calcext:value-type="float">
            <text:p>13,27</text:p>
          </table:table-cell>
          <table:table-cell table:formula="of:=[.$J$1] * LOG([.A293] + 0.1; 2)" office:value-type="float" office:value="23.7375759847827" calcext:value-type="float">
            <text:p>23,7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*5" office:value-type="float" office:value="1460" calcext:value-type="float">
            <text:p>1460</text:p>
          </table:table-cell>
          <table:table-cell table:formula="of:=[.B294]/100" office:value-type="float" office:value="14.6" calcext:value-type="float">
            <text:p>14,6</text:p>
          </table:table-cell>
          <table:table-cell table:formula="of:=[.C294]*[.$D$1]" office:value-type="float" office:value="378.9284" calcext:value-type="float">
            <text:p>378,9284</text:p>
          </table:table-cell>
          <table:table-cell table:formula="of:=LOG([.D294]; 2)" office:value-type="float" office:value="8.56578146106424" calcext:value-type="float">
            <text:p>8,57</text:p>
          </table:table-cell>
          <table:table-cell table:formula="of:=[.C294]*[.$F$1]" office:value-type="float" office:value="730000" calcext:value-type="float">
            <text:p>730000</text:p>
          </table:table-cell>
          <table:table-cell table:formula="of:=LOG([.F294]; 2)" office:value-type="float" office:value="19.4775369384295" calcext:value-type="float">
            <text:p>19,48</text:p>
          </table:table-cell>
          <table:table-cell table:formula="of:=LOG([.A294]*[.$H$1]; 2)" office:value-type="float" office:value="13.2772874001304" calcext:value-type="float">
            <text:p>13,28</text:p>
          </table:table-cell>
          <table:table-cell table:formula="of:=[.$J$1] * LOG([.A294] + 0.1; 2)" office:value-type="float" office:value="23.7519237890313" calcext:value-type="float">
            <text:p>23,7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*5" office:value-type="float" office:value="1465" calcext:value-type="float">
            <text:p>1465</text:p>
          </table:table-cell>
          <table:table-cell table:formula="of:=[.B295]/100" office:value-type="float" office:value="14.65" calcext:value-type="float">
            <text:p>14,65</text:p>
          </table:table-cell>
          <table:table-cell table:formula="of:=[.C295]*[.$D$1]" office:value-type="float" office:value="380.2261" calcext:value-type="float">
            <text:p>380,2261</text:p>
          </table:table-cell>
          <table:table-cell table:formula="of:=LOG([.D295]; 2)" office:value-type="float" office:value="8.57071375660648" calcext:value-type="float">
            <text:p>8,57</text:p>
          </table:table-cell>
          <table:table-cell table:formula="of:=[.C295]*[.$F$1]" office:value-type="float" office:value="732500" calcext:value-type="float">
            <text:p>732500</text:p>
          </table:table-cell>
          <table:table-cell table:formula="of:=LOG([.F295]; 2)" office:value-type="float" office:value="19.4824692339717" calcext:value-type="float">
            <text:p>19,48</text:p>
          </table:table-cell>
          <table:table-cell table:formula="of:=LOG([.A295]*[.$H$1]; 2)" office:value-type="float" office:value="13.2822196956726" calcext:value-type="float">
            <text:p>13,28</text:p>
          </table:table-cell>
          <table:table-cell table:formula="of:=[.$J$1] * LOG([.A295] + 0.1; 2)" office:value-type="float" office:value="23.7662225576263" calcext:value-type="float">
            <text:p>23,7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*5" office:value-type="float" office:value="1470" calcext:value-type="float">
            <text:p>1470</text:p>
          </table:table-cell>
          <table:table-cell table:formula="of:=[.B296]/100" office:value-type="float" office:value="14.7" calcext:value-type="float">
            <text:p>14,7</text:p>
          </table:table-cell>
          <table:table-cell table:formula="of:=[.C296]*[.$D$1]" office:value-type="float" office:value="381.5238" calcext:value-type="float">
            <text:p>381,5238</text:p>
          </table:table-cell>
          <table:table-cell table:formula="of:=LOG([.D296]; 2)" office:value-type="float" office:value="8.57562924702059" calcext:value-type="float">
            <text:p>8,58</text:p>
          </table:table-cell>
          <table:table-cell table:formula="of:=[.C296]*[.$F$1]" office:value-type="float" office:value="735000" calcext:value-type="float">
            <text:p>735000</text:p>
          </table:table-cell>
          <table:table-cell table:formula="of:=LOG([.F296]; 2)" office:value-type="float" office:value="19.4873847243858" calcext:value-type="float">
            <text:p>19,49</text:p>
          </table:table-cell>
          <table:table-cell table:formula="of:=LOG([.A296]*[.$H$1]; 2)" office:value-type="float" office:value="13.2871351860867" calcext:value-type="float">
            <text:p>13,29</text:p>
          </table:table-cell>
          <table:table-cell table:formula="of:=[.$J$1] * LOG([.A296] + 0.1; 2)" office:value-type="float" office:value="23.7804726245991" calcext:value-type="float">
            <text:p>23,7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*5" office:value-type="float" office:value="1475" calcext:value-type="float">
            <text:p>1475</text:p>
          </table:table-cell>
          <table:table-cell table:formula="of:=[.B297]/100" office:value-type="float" office:value="14.75" calcext:value-type="float">
            <text:p>14,75</text:p>
          </table:table-cell>
          <table:table-cell table:formula="of:=[.C297]*[.$D$1]" office:value-type="float" office:value="382.8215" calcext:value-type="float">
            <text:p>382,8215</text:p>
          </table:table-cell>
          <table:table-cell table:formula="of:=LOG([.D297]; 2)" office:value-type="float" office:value="8.58052804643343" calcext:value-type="float">
            <text:p>8,58</text:p>
          </table:table-cell>
          <table:table-cell table:formula="of:=[.C297]*[.$F$1]" office:value-type="float" office:value="737500" calcext:value-type="float">
            <text:p>737500</text:p>
          </table:table-cell>
          <table:table-cell table:formula="of:=LOG([.F297]; 2)" office:value-type="float" office:value="19.4922835237987" calcext:value-type="float">
            <text:p>19,49</text:p>
          </table:table-cell>
          <table:table-cell table:formula="of:=LOG([.A297]*[.$H$1]; 2)" office:value-type="float" office:value="13.2920339854995" calcext:value-type="float">
            <text:p>13,29</text:p>
          </table:table-cell>
          <table:table-cell table:formula="of:=[.$J$1] * LOG([.A297] + 0.1; 2)" office:value-type="float" office:value="23.7946743205795" calcext:value-type="float">
            <text:p>23,7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*5" office:value-type="float" office:value="1480" calcext:value-type="float">
            <text:p>1480</text:p>
          </table:table-cell>
          <table:table-cell table:formula="of:=[.B298]/100" office:value-type="float" office:value="14.8" calcext:value-type="float">
            <text:p>14,8</text:p>
          </table:table-cell>
          <table:table-cell table:formula="of:=[.C298]*[.$D$1]" office:value-type="float" office:value="384.1192" calcext:value-type="float">
            <text:p>384,1192</text:p>
          </table:table-cell>
          <table:table-cell table:formula="of:=LOG([.D298]; 2)" office:value-type="float" office:value="8.58541026781318" calcext:value-type="float">
            <text:p>8,59</text:p>
          </table:table-cell>
          <table:table-cell table:formula="of:=[.C298]*[.$F$1]" office:value-type="float" office:value="740000" calcext:value-type="float">
            <text:p>740000</text:p>
          </table:table-cell>
          <table:table-cell table:formula="of:=LOG([.F298]; 2)" office:value-type="float" office:value="19.4971657451784" calcext:value-type="float">
            <text:p>19,50</text:p>
          </table:table-cell>
          <table:table-cell table:formula="of:=LOG([.A298]*[.$H$1]; 2)" office:value-type="float" office:value="13.2969162068793" calcext:value-type="float">
            <text:p>13,30</text:p>
          </table:table-cell>
          <table:table-cell table:formula="of:=[.$J$1] * LOG([.A298] + 0.1; 2)" office:value-type="float" office:value="23.8088279728416" calcext:value-type="float">
            <text:p>23,8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*5" office:value-type="float" office:value="1485" calcext:value-type="float">
            <text:p>1485</text:p>
          </table:table-cell>
          <table:table-cell table:formula="of:=[.B299]/100" office:value-type="float" office:value="14.85" calcext:value-type="float">
            <text:p>14,85</text:p>
          </table:table-cell>
          <table:table-cell table:formula="of:=[.C299]*[.$D$1]" office:value-type="float" office:value="385.4169" calcext:value-type="float">
            <text:p>385,4169</text:p>
          </table:table-cell>
          <table:table-cell table:formula="of:=LOG([.D299]; 2)" office:value-type="float" office:value="8.59027602298499" calcext:value-type="float">
            <text:p>8,59</text:p>
          </table:table-cell>
          <table:table-cell table:formula="of:=[.C299]*[.$F$1]" office:value-type="float" office:value="742500" calcext:value-type="float">
            <text:p>742500</text:p>
          </table:table-cell>
          <table:table-cell table:formula="of:=LOG([.F299]; 2)" office:value-type="float" office:value="19.5020315003502" calcext:value-type="float">
            <text:p>19,50</text:p>
          </table:table-cell>
          <table:table-cell table:formula="of:=LOG([.A299]*[.$H$1]; 2)" office:value-type="float" office:value="13.3017819620511" calcext:value-type="float">
            <text:p>13,30</text:p>
          </table:table-cell>
          <table:table-cell table:formula="of:=[.$J$1] * LOG([.A299] + 0.1; 2)" office:value-type="float" office:value="23.8229339053493" calcext:value-type="float">
            <text:p>23,8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*5" office:value-type="float" office:value="1490" calcext:value-type="float">
            <text:p>1490</text:p>
          </table:table-cell>
          <table:table-cell table:formula="of:=[.B300]/100" office:value-type="float" office:value="14.9" calcext:value-type="float">
            <text:p>14,9</text:p>
          </table:table-cell>
          <table:table-cell table:formula="of:=[.C300]*[.$D$1]" office:value-type="float" office:value="386.7146" calcext:value-type="float">
            <text:p>386,7146</text:p>
          </table:table-cell>
          <table:table-cell table:formula="of:=LOG([.D300]; 2)" office:value-type="float" office:value="8.59512542264639" calcext:value-type="float">
            <text:p>8,60</text:p>
          </table:table-cell>
          <table:table-cell table:formula="of:=[.C300]*[.$F$1]" office:value-type="float" office:value="745000" calcext:value-type="float">
            <text:p>745000</text:p>
          </table:table-cell>
          <table:table-cell table:formula="of:=LOG([.F300]; 2)" office:value-type="float" office:value="19.5068809000116" calcext:value-type="float">
            <text:p>19,51</text:p>
          </table:table-cell>
          <table:table-cell table:formula="of:=LOG([.A300]*[.$H$1]; 2)" office:value-type="float" office:value="13.3066313617125" calcext:value-type="float">
            <text:p>13,31</text:p>
          </table:table-cell>
          <table:table-cell table:formula="of:=[.$J$1] * LOG([.A300] + 0.1; 2)" office:value-type="float" office:value="23.836992438801" calcext:value-type="float">
            <text:p>23,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*5" office:value-type="float" office:value="1495" calcext:value-type="float">
            <text:p>1495</text:p>
          </table:table-cell>
          <table:table-cell table:formula="of:=[.B301]/100" office:value-type="float" office:value="14.95" calcext:value-type="float">
            <text:p>14,95</text:p>
          </table:table-cell>
          <table:table-cell table:formula="of:=[.C301]*[.$D$1]" office:value-type="float" office:value="388.0123" calcext:value-type="float">
            <text:p>388,0123</text:p>
          </table:table-cell>
          <table:table-cell table:formula="of:=LOG([.D301]; 2)" office:value-type="float" office:value="8.59995857638233" calcext:value-type="float">
            <text:p>8,60</text:p>
          </table:table-cell>
          <table:table-cell table:formula="of:=[.C301]*[.$F$1]" office:value-type="float" office:value="747500" calcext:value-type="float">
            <text:p>747500</text:p>
          </table:table-cell>
          <table:table-cell table:formula="of:=LOG([.F301]; 2)" office:value-type="float" office:value="19.5117140537476" calcext:value-type="float">
            <text:p>19,51</text:p>
          </table:table-cell>
          <table:table-cell table:formula="of:=LOG([.A301]*[.$H$1]; 2)" office:value-type="float" office:value="13.3114645154484" calcext:value-type="float">
            <text:p>13,31</text:p>
          </table:table-cell>
          <table:table-cell table:formula="of:=[.$J$1] * LOG([.A301] + 0.1; 2)" office:value-type="float" office:value="23.8510038906728" calcext:value-type="float">
            <text:p>23,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*5" office:value-type="float" office:value="1500" calcext:value-type="float">
            <text:p>1500</text:p>
          </table:table-cell>
          <table:table-cell table:formula="of:=[.B302]/100" office:value-type="float" office:value="15" calcext:value-type="float">
            <text:p>15</text:p>
          </table:table-cell>
          <table:table-cell table:formula="of:=[.C302]*[.$D$1]" office:value-type="float" office:value="389.31" calcext:value-type="float">
            <text:p>389,31</text:p>
          </table:table-cell>
          <table:table-cell table:formula="of:=LOG([.D302]; 2)" office:value-type="float" office:value="8.60477559268011" calcext:value-type="float">
            <text:p>8,60</text:p>
          </table:table-cell>
          <table:table-cell table:formula="of:=[.C302]*[.$F$1]" office:value-type="float" office:value="750000" calcext:value-type="float">
            <text:p>750000</text:p>
          </table:table-cell>
          <table:table-cell table:formula="of:=LOG([.F302]; 2)" office:value-type="float" office:value="19.5165310700453" calcext:value-type="float">
            <text:p>19,52</text:p>
          </table:table-cell>
          <table:table-cell table:formula="of:=LOG([.A302]*[.$H$1]; 2)" office:value-type="float" office:value="13.3162815317462" calcext:value-type="float">
            <text:p>13,32</text:p>
          </table:table-cell>
          <table:table-cell table:formula="of:=[.$J$1] * LOG([.A302] + 0.1; 2)" office:value-type="float" office:value="23.8649685752617" calcext:value-type="float">
            <text:p>23,8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*5" office:value-type="float" office:value="1505" calcext:value-type="float">
            <text:p>1505</text:p>
          </table:table-cell>
          <table:table-cell table:formula="of:=[.B303]/100" office:value-type="float" office:value="15.05" calcext:value-type="float">
            <text:p>15,05</text:p>
          </table:table-cell>
          <table:table-cell table:formula="of:=[.C303]*[.$D$1]" office:value-type="float" office:value="390.6077" calcext:value-type="float">
            <text:p>390,6077</text:p>
          </table:table-cell>
          <table:table-cell table:formula="of:=LOG([.D303]; 2)" office:value-type="float" office:value="8.60957657894393" calcext:value-type="float">
            <text:p>8,61</text:p>
          </table:table-cell>
          <table:table-cell table:formula="of:=[.C303]*[.$F$1]" office:value-type="float" office:value="752500" calcext:value-type="float">
            <text:p>752500</text:p>
          </table:table-cell>
          <table:table-cell table:formula="of:=LOG([.F303]; 2)" office:value-type="float" office:value="19.5213320563092" calcext:value-type="float">
            <text:p>19,52</text:p>
          </table:table-cell>
          <table:table-cell table:formula="of:=LOG([.A303]*[.$H$1]; 2)" office:value-type="float" office:value="13.32108251801" calcext:value-type="float">
            <text:p>13,32</text:p>
          </table:table-cell>
          <table:table-cell table:formula="of:=[.$J$1] * LOG([.A303] + 0.1; 2)" office:value-type="float" office:value="23.8788868037282" calcext:value-type="float">
            <text:p>23,8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*5" office:value-type="float" office:value="1510" calcext:value-type="float">
            <text:p>1510</text:p>
          </table:table-cell>
          <table:table-cell table:formula="of:=[.B304]/100" office:value-type="float" office:value="15.1" calcext:value-type="float">
            <text:p>15,1</text:p>
          </table:table-cell>
          <table:table-cell table:formula="of:=[.C304]*[.$D$1]" office:value-type="float" office:value="391.9054" calcext:value-type="float">
            <text:p>391,9054</text:p>
          </table:table-cell>
          <table:table-cell table:formula="of:=LOG([.D304]; 2)" office:value-type="float" office:value="8.61436164150931" calcext:value-type="float">
            <text:p>8,61</text:p>
          </table:table-cell>
          <table:table-cell table:formula="of:=[.C304]*[.$F$1]" office:value-type="float" office:value="755000" calcext:value-type="float">
            <text:p>755000</text:p>
          </table:table-cell>
          <table:table-cell table:formula="of:=LOG([.F304]; 2)" office:value-type="float" office:value="19.5261171188745" calcext:value-type="float">
            <text:p>19,53</text:p>
          </table:table-cell>
          <table:table-cell table:formula="of:=LOG([.A304]*[.$H$1]; 2)" office:value-type="float" office:value="13.3258675805754" calcext:value-type="float">
            <text:p>13,33</text:p>
          </table:table-cell>
          <table:table-cell table:formula="of:=[.$J$1] * LOG([.A304] + 0.1; 2)" office:value-type="float" office:value="23.8927588841377" calcext:value-type="float">
            <text:p>23,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*5" office:value-type="float" office:value="1515" calcext:value-type="float">
            <text:p>1515</text:p>
          </table:table-cell>
          <table:table-cell table:formula="of:=[.B305]/100" office:value-type="float" office:value="15.15" calcext:value-type="float">
            <text:p>15,15</text:p>
          </table:table-cell>
          <table:table-cell table:formula="of:=[.C305]*[.$D$1]" office:value-type="float" office:value="393.2031" calcext:value-type="float">
            <text:p>393,2031</text:p>
          </table:table-cell>
          <table:table-cell table:formula="of:=LOG([.D305]; 2)" office:value-type="float" office:value="8.61913088565718" calcext:value-type="float">
            <text:p>8,62</text:p>
          </table:table-cell>
          <table:table-cell table:formula="of:=[.C305]*[.$F$1]" office:value-type="float" office:value="757500" calcext:value-type="float">
            <text:p>757500</text:p>
          </table:table-cell>
          <table:table-cell table:formula="of:=LOG([.F305]; 2)" office:value-type="float" office:value="19.5308863630224" calcext:value-type="float">
            <text:p>19,53</text:p>
          </table:table-cell>
          <table:table-cell table:formula="of:=LOG([.A305]*[.$H$1]; 2)" office:value-type="float" office:value="13.3306368247233" calcext:value-type="float">
            <text:p>13,33</text:p>
          </table:table-cell>
          <table:table-cell table:formula="of:=[.$J$1] * LOG([.A305] + 0.1; 2)" office:value-type="float" office:value="23.9065851215012" calcext:value-type="float">
            <text:p>23,9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*5" office:value-type="float" office:value="1520" calcext:value-type="float">
            <text:p>1520</text:p>
          </table:table-cell>
          <table:table-cell table:formula="of:=[.B306]/100" office:value-type="float" office:value="15.2" calcext:value-type="float">
            <text:p>15,2</text:p>
          </table:table-cell>
          <table:table-cell table:formula="of:=[.C306]*[.$D$1]" office:value-type="float" office:value="394.5008" calcext:value-type="float">
            <text:p>394,5008</text:p>
          </table:table-cell>
          <table:table-cell table:formula="of:=LOG([.D306]; 2)" office:value-type="float" office:value="8.62388441562781" calcext:value-type="float">
            <text:p>8,62</text:p>
          </table:table-cell>
          <table:table-cell table:formula="of:=[.C306]*[.$F$1]" office:value-type="float" office:value="760000" calcext:value-type="float">
            <text:p>760000</text:p>
          </table:table-cell>
          <table:table-cell table:formula="of:=LOG([.F306]; 2)" office:value-type="float" office:value="19.535639892993" calcext:value-type="float">
            <text:p>19,54</text:p>
          </table:table-cell>
          <table:table-cell table:formula="of:=LOG([.A306]*[.$H$1]; 2)" office:value-type="float" office:value="13.3353903546939" calcext:value-type="float">
            <text:p>13,34</text:p>
          </table:table-cell>
          <table:table-cell table:formula="of:=[.$J$1] * LOG([.A306] + 0.1; 2)" office:value-type="float" office:value="23.920365817816" calcext:value-type="float">
            <text:p>23,9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*5" office:value-type="float" office:value="1525" calcext:value-type="float">
            <text:p>1525</text:p>
          </table:table-cell>
          <table:table-cell table:formula="of:=[.B307]/100" office:value-type="float" office:value="15.25" calcext:value-type="float">
            <text:p>15,25</text:p>
          </table:table-cell>
          <table:table-cell table:formula="of:=[.C307]*[.$D$1]" office:value-type="float" office:value="395.7985" calcext:value-type="float">
            <text:p>395,7985</text:p>
          </table:table-cell>
          <table:table-cell table:formula="of:=LOG([.D307]; 2)" office:value-type="float" office:value="8.62862233463448" calcext:value-type="float">
            <text:p>8,63</text:p>
          </table:table-cell>
          <table:table-cell table:formula="of:=[.C307]*[.$F$1]" office:value-type="float" office:value="762500" calcext:value-type="float">
            <text:p>762500</text:p>
          </table:table-cell>
          <table:table-cell table:formula="of:=LOG([.F307]; 2)" office:value-type="float" office:value="19.5403778119997" calcext:value-type="float">
            <text:p>19,54</text:p>
          </table:table-cell>
          <table:table-cell table:formula="of:=LOG([.A307]*[.$H$1]; 2)" office:value-type="float" office:value="13.3401282737006" calcext:value-type="float">
            <text:p>13,34</text:p>
          </table:table-cell>
          <table:table-cell table:formula="of:=[.$J$1] * LOG([.A307] + 0.1; 2)" office:value-type="float" office:value="23.9341012721048" calcext:value-type="float">
            <text:p>23,9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*5" office:value-type="float" office:value="1530" calcext:value-type="float">
            <text:p>1530</text:p>
          </table:table-cell>
          <table:table-cell table:formula="of:=[.B308]/100" office:value-type="float" office:value="15.3" calcext:value-type="float">
            <text:p>15,3</text:p>
          </table:table-cell>
          <table:table-cell table:formula="of:=[.C308]*[.$D$1]" office:value-type="float" office:value="397.0962" calcext:value-type="float">
            <text:p>397,0962</text:p>
          </table:table-cell>
          <table:table-cell table:formula="of:=LOG([.D308]; 2)" office:value-type="float" office:value="8.63334474487688" calcext:value-type="float">
            <text:p>8,63</text:p>
          </table:table-cell>
          <table:table-cell table:formula="of:=[.C308]*[.$F$1]" office:value-type="float" office:value="765000" calcext:value-type="float">
            <text:p>765000</text:p>
          </table:table-cell>
          <table:table-cell table:formula="of:=LOG([.F308]; 2)" office:value-type="float" office:value="19.5451002222421" calcext:value-type="float">
            <text:p>19,55</text:p>
          </table:table-cell>
          <table:table-cell table:formula="of:=LOG([.A308]*[.$H$1]; 2)" office:value-type="float" office:value="13.344850683943" calcext:value-type="float">
            <text:p>13,34</text:p>
          </table:table-cell>
          <table:table-cell table:formula="of:=[.$J$1] * LOG([.A308] + 0.1; 2)" office:value-type="float" office:value="23.9477917804549" calcext:value-type="float">
            <text:p>23,9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*5" office:value-type="float" office:value="1535" calcext:value-type="float">
            <text:p>1535</text:p>
          </table:table-cell>
          <table:table-cell table:formula="of:=[.B309]/100" office:value-type="float" office:value="15.35" calcext:value-type="float">
            <text:p>15,35</text:p>
          </table:table-cell>
          <table:table-cell table:formula="of:=[.C309]*[.$D$1]" office:value-type="float" office:value="398.3939" calcext:value-type="float">
            <text:p>398,3939</text:p>
          </table:table-cell>
          <table:table-cell table:formula="of:=LOG([.D309]; 2)" office:value-type="float" office:value="8.63805174755441" calcext:value-type="float">
            <text:p>8,64</text:p>
          </table:table-cell>
          <table:table-cell table:formula="of:=[.C309]*[.$F$1]" office:value-type="float" office:value="767500" calcext:value-type="float">
            <text:p>767500</text:p>
          </table:table-cell>
          <table:table-cell table:formula="of:=LOG([.F309]; 2)" office:value-type="float" office:value="19.5498072249196" calcext:value-type="float">
            <text:p>19,55</text:p>
          </table:table-cell>
          <table:table-cell table:formula="of:=LOG([.A309]*[.$H$1]; 2)" office:value-type="float" office:value="13.3495576866205" calcext:value-type="float">
            <text:p>13,35</text:p>
          </table:table-cell>
          <table:table-cell table:formula="of:=[.$J$1] * LOG([.A309] + 0.1; 2)" office:value-type="float" office:value="23.9614376360567" calcext:value-type="float">
            <text:p>23,9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*5" office:value-type="float" office:value="1540" calcext:value-type="float">
            <text:p>1540</text:p>
          </table:table-cell>
          <table:table-cell table:formula="of:=[.B310]/100" office:value-type="float" office:value="15.4" calcext:value-type="float">
            <text:p>15,4</text:p>
          </table:table-cell>
          <table:table-cell table:formula="of:=[.C310]*[.$D$1]" office:value-type="float" office:value="399.6916" calcext:value-type="float">
            <text:p>399,6916</text:p>
          </table:table-cell>
          <table:table-cell table:formula="of:=LOG([.D310]; 2)" office:value-type="float" office:value="8.64274344287913" calcext:value-type="float">
            <text:p>8,64</text:p>
          </table:table-cell>
          <table:table-cell table:formula="of:=[.C310]*[.$F$1]" office:value-type="float" office:value="770000" calcext:value-type="float">
            <text:p>770000</text:p>
          </table:table-cell>
          <table:table-cell table:formula="of:=LOG([.F310]; 2)" office:value-type="float" office:value="19.5544989202444" calcext:value-type="float">
            <text:p>19,55</text:p>
          </table:table-cell>
          <table:table-cell table:formula="of:=LOG([.A310]*[.$H$1]; 2)" office:value-type="float" office:value="13.3542493819452" calcext:value-type="float">
            <text:p>13,35</text:p>
          </table:table-cell>
          <table:table-cell table:formula="of:=[.$J$1] * LOG([.A310] + 0.1; 2)" office:value-type="float" office:value="23.9750391292408" calcext:value-type="float">
            <text:p>23,9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*5" office:value-type="float" office:value="1545" calcext:value-type="float">
            <text:p>1545</text:p>
          </table:table-cell>
          <table:table-cell table:formula="of:=[.B311]/100" office:value-type="float" office:value="15.45" calcext:value-type="float">
            <text:p>15,45</text:p>
          </table:table-cell>
          <table:table-cell table:formula="of:=[.C311]*[.$D$1]" office:value-type="float" office:value="400.9893" calcext:value-type="float">
            <text:p>400,9893</text:p>
          </table:table-cell>
          <table:table-cell table:formula="of:=LOG([.D311]; 2)" office:value-type="float" office:value="8.6474199300886" calcext:value-type="float">
            <text:p>8,65</text:p>
          </table:table-cell>
          <table:table-cell table:formula="of:=[.C311]*[.$F$1]" office:value-type="float" office:value="772500" calcext:value-type="float">
            <text:p>772500</text:p>
          </table:table-cell>
          <table:table-cell table:formula="of:=LOG([.F311]; 2)" office:value-type="float" office:value="19.5591754074538" calcext:value-type="float">
            <text:p>19,56</text:p>
          </table:table-cell>
          <table:table-cell table:formula="of:=LOG([.A311]*[.$H$1]; 2)" office:value-type="float" office:value="13.3589258691547" calcext:value-type="float">
            <text:p>13,36</text:p>
          </table:table-cell>
          <table:table-cell table:formula="of:=[.$J$1] * LOG([.A311] + 0.1; 2)" office:value-type="float" office:value="23.9885965475155" calcext:value-type="float">
            <text:p>23,9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*5" office:value-type="float" office:value="1550" calcext:value-type="float">
            <text:p>1550</text:p>
          </table:table-cell>
          <table:table-cell table:formula="of:=[.B312]/100" office:value-type="float" office:value="15.5" calcext:value-type="float">
            <text:p>15,5</text:p>
          </table:table-cell>
          <table:table-cell table:formula="of:=[.C312]*[.$D$1]" office:value-type="float" office:value="402.287" calcext:value-type="float">
            <text:p>402,287</text:p>
          </table:table-cell>
          <table:table-cell table:formula="of:=LOG([.D312]; 2)" office:value-type="float" office:value="8.65208130745847" calcext:value-type="float">
            <text:p>8,65</text:p>
          </table:table-cell>
          <table:table-cell table:formula="of:=[.C312]*[.$F$1]" office:value-type="float" office:value="775000" calcext:value-type="float">
            <text:p>775000</text:p>
          </table:table-cell>
          <table:table-cell table:formula="of:=LOG([.F312]; 2)" office:value-type="float" office:value="19.5638367848237" calcext:value-type="float">
            <text:p>19,56</text:p>
          </table:table-cell>
          <table:table-cell table:formula="of:=LOG([.A312]*[.$H$1]; 2)" office:value-type="float" office:value="13.3635872465246" calcext:value-type="float">
            <text:p>13,36</text:p>
          </table:table-cell>
          <table:table-cell table:formula="of:=[.$J$1] * LOG([.A312] + 0.1; 2)" office:value-type="float" office:value="24.0021101756033" calcext:value-type="float">
            <text:p>24,0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*5" office:value-type="float" office:value="1555" calcext:value-type="float">
            <text:p>1555</text:p>
          </table:table-cell>
          <table:table-cell table:formula="of:=[.B313]/100" office:value-type="float" office:value="15.55" calcext:value-type="float">
            <text:p>15,55</text:p>
          </table:table-cell>
          <table:table-cell table:formula="of:=[.C313]*[.$D$1]" office:value-type="float" office:value="403.5847" calcext:value-type="float">
            <text:p>403,5847</text:p>
          </table:table-cell>
          <table:table-cell table:formula="of:=LOG([.D313]; 2)" office:value-type="float" office:value="8.65672767231483" calcext:value-type="float">
            <text:p>8,66</text:p>
          </table:table-cell>
          <table:table-cell table:formula="of:=[.C313]*[.$F$1]" office:value-type="float" office:value="777500" calcext:value-type="float">
            <text:p>777500</text:p>
          </table:table-cell>
          <table:table-cell table:formula="of:=LOG([.F313]; 2)" office:value-type="float" office:value="19.5684831496801" calcext:value-type="float">
            <text:p>19,57</text:p>
          </table:table-cell>
          <table:table-cell table:formula="of:=LOG([.A313]*[.$H$1]; 2)" office:value-type="float" office:value="13.3682336113809" calcext:value-type="float">
            <text:p>13,37</text:p>
          </table:table-cell>
          <table:table-cell table:formula="of:=[.$J$1] * LOG([.A313] + 0.1; 2)" office:value-type="float" office:value="24.0155802954764" calcext:value-type="float">
            <text:p>24,0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*5" office:value-type="float" office:value="1560" calcext:value-type="float">
            <text:p>1560</text:p>
          </table:table-cell>
          <table:table-cell table:formula="of:=[.B314]/100" office:value-type="float" office:value="15.6" calcext:value-type="float">
            <text:p>15,6</text:p>
          </table:table-cell>
          <table:table-cell table:formula="of:=[.C314]*[.$D$1]" office:value-type="float" office:value="404.8824" calcext:value-type="float">
            <text:p>404,8824</text:p>
          </table:table-cell>
          <table:table-cell table:formula="of:=LOG([.D314]; 2)" office:value-type="float" office:value="8.66135912104648" calcext:value-type="float">
            <text:p>8,66</text:p>
          </table:table-cell>
          <table:table-cell table:formula="of:=[.C314]*[.$F$1]" office:value-type="float" office:value="780000" calcext:value-type="float">
            <text:p>780000</text:p>
          </table:table-cell>
          <table:table-cell table:formula="of:=LOG([.F314]; 2)" office:value-type="float" office:value="19.5731145984117" calcext:value-type="float">
            <text:p>19,57</text:p>
          </table:table-cell>
          <table:table-cell table:formula="of:=LOG([.A314]*[.$H$1]; 2)" office:value-type="float" office:value="13.3728650601126" calcext:value-type="float">
            <text:p>13,37</text:p>
          </table:table-cell>
          <table:table-cell table:formula="of:=[.$J$1] * LOG([.A314] + 0.1; 2)" office:value-type="float" office:value="24.0290071863924" calcext:value-type="float">
            <text:p>24,0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*5" office:value-type="float" office:value="1565" calcext:value-type="float">
            <text:p>1565</text:p>
          </table:table-cell>
          <table:table-cell table:formula="of:=[.B315]/100" office:value-type="float" office:value="15.65" calcext:value-type="float">
            <text:p>15,65</text:p>
          </table:table-cell>
          <table:table-cell table:formula="of:=[.C315]*[.$D$1]" office:value-type="float" office:value="406.1801" calcext:value-type="float">
            <text:p>406,1801</text:p>
          </table:table-cell>
          <table:table-cell table:formula="of:=LOG([.D315]; 2)" office:value-type="float" office:value="8.66597574911685" calcext:value-type="float">
            <text:p>8,67</text:p>
          </table:table-cell>
          <table:table-cell table:formula="of:=[.C315]*[.$F$1]" office:value-type="float" office:value="782500" calcext:value-type="float">
            <text:p>782500</text:p>
          </table:table-cell>
          <table:table-cell table:formula="of:=LOG([.F315]; 2)" office:value-type="float" office:value="19.5777312264821" calcext:value-type="float">
            <text:p>19,58</text:p>
          </table:table-cell>
          <table:table-cell table:formula="of:=LOG([.A315]*[.$H$1]; 2)" office:value-type="float" office:value="13.377481688183" calcext:value-type="float">
            <text:p>13,38</text:p>
          </table:table-cell>
          <table:table-cell table:formula="of:=[.$J$1] * LOG([.A315] + 0.1; 2)" office:value-type="float" office:value="24.0423911249288" calcext:value-type="float">
            <text:p>24,0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*5" office:value-type="float" office:value="1570" calcext:value-type="float">
            <text:p>1570</text:p>
          </table:table-cell>
          <table:table-cell table:formula="of:=[.B316]/100" office:value-type="float" office:value="15.7" calcext:value-type="float">
            <text:p>15,7</text:p>
          </table:table-cell>
          <table:table-cell table:formula="of:=[.C316]*[.$D$1]" office:value-type="float" office:value="407.4778" calcext:value-type="float">
            <text:p>407,4778</text:p>
          </table:table-cell>
          <table:table-cell table:formula="of:=LOG([.D316]; 2)" office:value-type="float" office:value="8.67057765107585" calcext:value-type="float">
            <text:p>8,67</text:p>
          </table:table-cell>
          <table:table-cell table:formula="of:=[.C316]*[.$F$1]" office:value-type="float" office:value="785000" calcext:value-type="float">
            <text:p>785000</text:p>
          </table:table-cell>
          <table:table-cell table:formula="of:=LOG([.F316]; 2)" office:value-type="float" office:value="19.5823331284411" calcext:value-type="float">
            <text:p>19,58</text:p>
          </table:table-cell>
          <table:table-cell table:formula="of:=LOG([.A316]*[.$H$1]; 2)" office:value-type="float" office:value="13.382083590142" calcext:value-type="float">
            <text:p>13,38</text:p>
          </table:table-cell>
          <table:table-cell table:formula="of:=[.$J$1] * LOG([.A316] + 0.1; 2)" office:value-type="float" office:value="24.0557323850174" calcext:value-type="float">
            <text:p>24,0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*5" office:value-type="float" office:value="1575" calcext:value-type="float">
            <text:p>1575</text:p>
          </table:table-cell>
          <table:table-cell table:formula="of:=[.B317]/100" office:value-type="float" office:value="15.75" calcext:value-type="float">
            <text:p>15,75</text:p>
          </table:table-cell>
          <table:table-cell table:formula="of:=[.C317]*[.$D$1]" office:value-type="float" office:value="408.7755" calcext:value-type="float">
            <text:p>408,7755</text:p>
          </table:table-cell>
          <table:table-cell table:formula="of:=LOG([.D317]; 2)" office:value-type="float" office:value="8.67516492057151" calcext:value-type="float">
            <text:p>8,68</text:p>
          </table:table-cell>
          <table:table-cell table:formula="of:=[.C317]*[.$F$1]" office:value-type="float" office:value="787500" calcext:value-type="float">
            <text:p>787500</text:p>
          </table:table-cell>
          <table:table-cell table:formula="of:=LOG([.F317]; 2)" office:value-type="float" office:value="19.5869203979367" calcext:value-type="float">
            <text:p>19,59</text:p>
          </table:table-cell>
          <table:table-cell table:formula="of:=LOG([.A317]*[.$H$1]; 2)" office:value-type="float" office:value="13.3866708596376" calcext:value-type="float">
            <text:p>13,39</text:p>
          </table:table-cell>
          <table:table-cell table:formula="of:=[.$J$1] * LOG([.A317] + 0.1; 2)" office:value-type="float" office:value="24.0690312379775" calcext:value-type="float">
            <text:p>24,0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*5" office:value-type="float" office:value="1580" calcext:value-type="float">
            <text:p>1580</text:p>
          </table:table-cell>
          <table:table-cell table:formula="of:=[.B318]/100" office:value-type="float" office:value="15.8" calcext:value-type="float">
            <text:p>15,8</text:p>
          </table:table-cell>
          <table:table-cell table:formula="of:=[.C318]*[.$D$1]" office:value-type="float" office:value="410.0732" calcext:value-type="float">
            <text:p>410,0732</text:p>
          </table:table-cell>
          <table:table-cell table:formula="of:=LOG([.D318]; 2)" office:value-type="float" office:value="8.67973765036133" calcext:value-type="float">
            <text:p>8,68</text:p>
          </table:table-cell>
          <table:table-cell table:formula="of:=[.C318]*[.$F$1]" office:value-type="float" office:value="790000" calcext:value-type="float">
            <text:p>790000</text:p>
          </table:table-cell>
          <table:table-cell table:formula="of:=LOG([.F318]; 2)" office:value-type="float" office:value="19.5914931277266" calcext:value-type="float">
            <text:p>19,59</text:p>
          </table:table-cell>
          <table:table-cell table:formula="of:=LOG([.A318]*[.$H$1]; 2)" office:value-type="float" office:value="13.3912435894274" calcext:value-type="float">
            <text:p>13,39</text:p>
          </table:table-cell>
          <table:table-cell table:formula="of:=[.$J$1] * LOG([.A318] + 0.1; 2)" office:value-type="float" office:value="24.0822879525497" calcext:value-type="float">
            <text:p>24,0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*5" office:value-type="float" office:value="1585" calcext:value-type="float">
            <text:p>1585</text:p>
          </table:table-cell>
          <table:table-cell table:formula="of:=[.B319]/100" office:value-type="float" office:value="15.85" calcext:value-type="float">
            <text:p>15,85</text:p>
          </table:table-cell>
          <table:table-cell table:formula="of:=[.C319]*[.$D$1]" office:value-type="float" office:value="411.3709" calcext:value-type="float">
            <text:p>411,3709</text:p>
          </table:table-cell>
          <table:table-cell table:formula="of:=LOG([.D319]; 2)" office:value-type="float" office:value="8.68429593232363" calcext:value-type="float">
            <text:p>8,68</text:p>
          </table:table-cell>
          <table:table-cell table:formula="of:=[.C319]*[.$F$1]" office:value-type="float" office:value="792500" calcext:value-type="float">
            <text:p>792500</text:p>
          </table:table-cell>
          <table:table-cell table:formula="of:=LOG([.F319]; 2)" office:value-type="float" office:value="19.5960514096889" calcext:value-type="float">
            <text:p>19,60</text:p>
          </table:table-cell>
          <table:table-cell table:formula="of:=LOG([.A319]*[.$H$1]; 2)" office:value-type="float" office:value="13.3958018713897" calcext:value-type="float">
            <text:p>13,40</text:p>
          </table:table-cell>
          <table:table-cell table:formula="of:=[.$J$1] * LOG([.A319] + 0.1; 2)" office:value-type="float" office:value="24.0955027949278" calcext:value-type="float">
            <text:p>24,1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*5" office:value-type="float" office:value="1590" calcext:value-type="float">
            <text:p>1590</text:p>
          </table:table-cell>
          <table:table-cell table:formula="of:=[.B320]/100" office:value-type="float" office:value="15.9" calcext:value-type="float">
            <text:p>15,9</text:p>
          </table:table-cell>
          <table:table-cell table:formula="of:=[.C320]*[.$D$1]" office:value-type="float" office:value="412.6686" calcext:value-type="float">
            <text:p>412,6686</text:p>
          </table:table-cell>
          <table:table-cell table:formula="of:=LOG([.D320]; 2)" office:value-type="float" office:value="8.68883985746858" calcext:value-type="float">
            <text:p>8,69</text:p>
          </table:table-cell>
          <table:table-cell table:formula="of:=[.C320]*[.$F$1]" office:value-type="float" office:value="795000" calcext:value-type="float">
            <text:p>795000</text:p>
          </table:table-cell>
          <table:table-cell table:formula="of:=LOG([.F320]; 2)" office:value-type="float" office:value="19.6005953348338" calcext:value-type="float">
            <text:p>19,60</text:p>
          </table:table-cell>
          <table:table-cell table:formula="of:=LOG([.A320]*[.$H$1]; 2)" office:value-type="float" office:value="13.4003457965347" calcext:value-type="float">
            <text:p>13,40</text:p>
          </table:table-cell>
          <table:table-cell table:formula="of:=[.$J$1] * LOG([.A320] + 0.1; 2)" office:value-type="float" office:value="24.1086760287912" calcext:value-type="float">
            <text:p>24,1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*5" office:value-type="float" office:value="1595" calcext:value-type="float">
            <text:p>1595</text:p>
          </table:table-cell>
          <table:table-cell table:formula="of:=[.B321]/100" office:value-type="float" office:value="15.95" calcext:value-type="float">
            <text:p>15,95</text:p>
          </table:table-cell>
          <table:table-cell table:formula="of:=[.C321]*[.$D$1]" office:value-type="float" office:value="413.9663" calcext:value-type="float">
            <text:p>413,9663</text:p>
          </table:table-cell>
          <table:table-cell table:formula="of:=LOG([.D321]; 2)" office:value-type="float" office:value="8.6933695159491" calcext:value-type="float">
            <text:p>8,69</text:p>
          </table:table-cell>
          <table:table-cell table:formula="of:=[.C321]*[.$F$1]" office:value-type="float" office:value="797500" calcext:value-type="float">
            <text:p>797500</text:p>
          </table:table-cell>
          <table:table-cell table:formula="of:=LOG([.F321]; 2)" office:value-type="float" office:value="19.6051249933143" calcext:value-type="float">
            <text:p>19,61</text:p>
          </table:table-cell>
          <table:table-cell table:formula="of:=LOG([.A321]*[.$H$1]; 2)" office:value-type="float" office:value="13.4048754550152" calcext:value-type="float">
            <text:p>13,40</text:p>
          </table:table-cell>
          <table:table-cell table:formula="of:=[.$J$1] * LOG([.A321] + 0.1; 2)" office:value-type="float" office:value="24.1218079153367" calcext:value-type="float">
            <text:p>24,1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*5" office:value-type="float" office:value="1600" calcext:value-type="float">
            <text:p>1600</text:p>
          </table:table-cell>
          <table:table-cell table:formula="of:=[.B322]/100" office:value-type="float" office:value="16" calcext:value-type="float">
            <text:p>16</text:p>
          </table:table-cell>
          <table:table-cell table:formula="of:=[.C322]*[.$D$1]" office:value-type="float" office:value="415.264" calcext:value-type="float">
            <text:p>415,264</text:p>
          </table:table-cell>
          <table:table-cell table:formula="of:=LOG([.D322]; 2)" office:value-type="float" office:value="8.69788499707159" calcext:value-type="float">
            <text:p>8,70</text:p>
          </table:table-cell>
          <table:table-cell table:formula="of:=[.C322]*[.$F$1]" office:value-type="float" office:value="800000" calcext:value-type="float">
            <text:p>800000</text:p>
          </table:table-cell>
          <table:table-cell table:formula="of:=LOG([.F322]; 2)" office:value-type="float" office:value="19.6096404744368" calcext:value-type="float">
            <text:p>19,61</text:p>
          </table:table-cell>
          <table:table-cell table:formula="of:=LOG([.A322]*[.$H$1]; 2)" office:value-type="float" office:value="13.4093909361377" calcext:value-type="float">
            <text:p>13,41</text:p>
          </table:table-cell>
          <table:table-cell table:formula="of:=[.$J$1] * LOG([.A322] + 0.1; 2)" office:value-type="float" office:value="24.1348987133088" calcext:value-type="float">
            <text:p>24,1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*5" office:value-type="float" office:value="1605" calcext:value-type="float">
            <text:p>1605</text:p>
          </table:table-cell>
          <table:table-cell table:formula="of:=[.B323]/100" office:value-type="float" office:value="16.05" calcext:value-type="float">
            <text:p>16,05</text:p>
          </table:table-cell>
          <table:table-cell table:formula="of:=[.C323]*[.$D$1]" office:value-type="float" office:value="416.5617" calcext:value-type="float">
            <text:p>416,5617</text:p>
          </table:table-cell>
          <table:table-cell table:formula="of:=LOG([.D323]; 2)" office:value-type="float" office:value="8.70238638930653" calcext:value-type="float">
            <text:p>8,70</text:p>
          </table:table-cell>
          <table:table-cell table:formula="of:=[.C323]*[.$F$1]" office:value-type="float" office:value="802500" calcext:value-type="float">
            <text:p>802500</text:p>
          </table:table-cell>
          <table:table-cell table:formula="of:=LOG([.F323]; 2)" office:value-type="float" office:value="19.6141418666718" calcext:value-type="float">
            <text:p>19,61</text:p>
          </table:table-cell>
          <table:table-cell table:formula="of:=LOG([.A323]*[.$H$1]; 2)" office:value-type="float" office:value="13.4138923283726" calcext:value-type="float">
            <text:p>13,41</text:p>
          </table:table-cell>
          <table:table-cell table:formula="of:=[.$J$1] * LOG([.A323] + 0.1; 2)" office:value-type="float" office:value="24.1479486790314" calcext:value-type="float">
            <text:p>24,1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*5" office:value-type="float" office:value="1610" calcext:value-type="float">
            <text:p>1610</text:p>
          </table:table-cell>
          <table:table-cell table:formula="of:=[.B324]/100" office:value-type="float" office:value="16.1" calcext:value-type="float">
            <text:p>16,1</text:p>
          </table:table-cell>
          <table:table-cell table:formula="of:=[.C324]*[.$D$1]" office:value-type="float" office:value="417.8594" calcext:value-type="float">
            <text:p>417,8594</text:p>
          </table:table-cell>
          <table:table-cell table:formula="of:=LOG([.D324]; 2)" office:value-type="float" office:value="8.70687378029884" calcext:value-type="float">
            <text:p>8,71</text:p>
          </table:table-cell>
          <table:table-cell table:formula="of:=[.C324]*[.$F$1]" office:value-type="float" office:value="805000" calcext:value-type="float">
            <text:p>805000</text:p>
          </table:table-cell>
          <table:table-cell table:formula="of:=LOG([.F324]; 2)" office:value-type="float" office:value="19.6186292576641" calcext:value-type="float">
            <text:p>19,62</text:p>
          </table:table-cell>
          <table:table-cell table:formula="of:=LOG([.A324]*[.$H$1]; 2)" office:value-type="float" office:value="13.418379719365" calcext:value-type="float">
            <text:p>13,42</text:p>
          </table:table-cell>
          <table:table-cell table:formula="of:=[.$J$1] * LOG([.A324] + 0.1; 2)" office:value-type="float" office:value="24.1609580664368" calcext:value-type="float">
            <text:p>24,1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*5" office:value-type="float" office:value="1615" calcext:value-type="float">
            <text:p>1615</text:p>
          </table:table-cell>
          <table:table-cell table:formula="of:=[.B325]/100" office:value-type="float" office:value="16.15" calcext:value-type="float">
            <text:p>16,15</text:p>
          </table:table-cell>
          <table:table-cell table:formula="of:=[.C325]*[.$D$1]" office:value-type="float" office:value="419.1571" calcext:value-type="float">
            <text:p>419,1571</text:p>
          </table:table-cell>
          <table:table-cell table:formula="of:=LOG([.D325]; 2)" office:value-type="float" office:value="8.71134725687815" calcext:value-type="float">
            <text:p>8,71</text:p>
          </table:table-cell>
          <table:table-cell table:formula="of:=[.C325]*[.$F$1]" office:value-type="float" office:value="807500" calcext:value-type="float">
            <text:p>807500</text:p>
          </table:table-cell>
          <table:table-cell table:formula="of:=LOG([.F325]; 2)" office:value-type="float" office:value="19.6231027342434" calcext:value-type="float">
            <text:p>19,62</text:p>
          </table:table-cell>
          <table:table-cell table:formula="of:=LOG([.A325]*[.$H$1]; 2)" office:value-type="float" office:value="13.4228531959443" calcext:value-type="float">
            <text:p>13,42</text:p>
          </table:table-cell>
          <table:table-cell table:formula="of:=[.$J$1] * LOG([.A325] + 0.1; 2)" office:value-type="float" office:value="24.1739271270962" calcext:value-type="float">
            <text:p>24,1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*5" office:value-type="float" office:value="1620" calcext:value-type="float">
            <text:p>1620</text:p>
          </table:table-cell>
          <table:table-cell table:formula="of:=[.B326]/100" office:value-type="float" office:value="16.2" calcext:value-type="float">
            <text:p>16,2</text:p>
          </table:table-cell>
          <table:table-cell table:formula="of:=[.C326]*[.$D$1]" office:value-type="float" office:value="420.4548" calcext:value-type="float">
            <text:p>420,4548</text:p>
          </table:table-cell>
          <table:table-cell table:formula="of:=LOG([.D326]; 2)" office:value-type="float" office:value="8.71580690506885" calcext:value-type="float">
            <text:p>8,72</text:p>
          </table:table-cell>
          <table:table-cell table:formula="of:=[.C326]*[.$F$1]" office:value-type="float" office:value="810000" calcext:value-type="float">
            <text:p>810000</text:p>
          </table:table-cell>
          <table:table-cell table:formula="of:=LOG([.F326]; 2)" office:value-type="float" office:value="19.6275623824341" calcext:value-type="float">
            <text:p>19,63</text:p>
          </table:table-cell>
          <table:table-cell table:formula="of:=LOG([.A326]*[.$H$1]; 2)" office:value-type="float" office:value="13.427312844135" calcext:value-type="float">
            <text:p>13,43</text:p>
          </table:table-cell>
          <table:table-cell table:formula="of:=[.$J$1] * LOG([.A326] + 0.1; 2)" office:value-type="float" office:value="24.1868561102484" calcext:value-type="float">
            <text:p>24,1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*5" office:value-type="float" office:value="1625" calcext:value-type="float">
            <text:p>1625</text:p>
          </table:table-cell>
          <table:table-cell table:formula="of:=[.B327]/100" office:value-type="float" office:value="16.25" calcext:value-type="float">
            <text:p>16,25</text:p>
          </table:table-cell>
          <table:table-cell table:formula="of:=[.C327]*[.$D$1]" office:value-type="float" office:value="421.7525" calcext:value-type="float">
            <text:p>421,7525</text:p>
          </table:table-cell>
          <table:table-cell table:formula="of:=LOG([.D327]; 2)" office:value-type="float" office:value="8.72025281010004" calcext:value-type="float">
            <text:p>8,72</text:p>
          </table:table-cell>
          <table:table-cell table:formula="of:=[.C327]*[.$F$1]" office:value-type="float" office:value="812500" calcext:value-type="float">
            <text:p>812500</text:p>
          </table:table-cell>
          <table:table-cell table:formula="of:=LOG([.F327]; 2)" office:value-type="float" office:value="19.6320082874653" calcext:value-type="float">
            <text:p>19,63</text:p>
          </table:table-cell>
          <table:table-cell table:formula="of:=LOG([.A327]*[.$H$1]; 2)" office:value-type="float" office:value="13.4317587491662" calcext:value-type="float">
            <text:p>13,43</text:p>
          </table:table-cell>
          <table:table-cell table:formula="of:=[.$J$1] * LOG([.A327] + 0.1; 2)" office:value-type="float" office:value="24.1997452628287" calcext:value-type="float">
            <text:p>24,2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*5" office:value-type="float" office:value="1630" calcext:value-type="float">
            <text:p>1630</text:p>
          </table:table-cell>
          <table:table-cell table:formula="of:=[.B328]/100" office:value-type="float" office:value="16.3" calcext:value-type="float">
            <text:p>16,3</text:p>
          </table:table-cell>
          <table:table-cell table:formula="of:=[.C328]*[.$D$1]" office:value-type="float" office:value="423.0502" calcext:value-type="float">
            <text:p>423,0502</text:p>
          </table:table-cell>
          <table:table-cell table:formula="of:=LOG([.D328]; 2)" office:value-type="float" office:value="8.7246850564153" calcext:value-type="float">
            <text:p>8,72</text:p>
          </table:table-cell>
          <table:table-cell table:formula="of:=[.C328]*[.$F$1]" office:value-type="float" office:value="815000" calcext:value-type="float">
            <text:p>815000</text:p>
          </table:table-cell>
          <table:table-cell table:formula="of:=LOG([.F328]; 2)" office:value-type="float" office:value="19.6364405337805" calcext:value-type="float">
            <text:p>19,64</text:p>
          </table:table-cell>
          <table:table-cell table:formula="of:=LOG([.A328]*[.$H$1]; 2)" office:value-type="float" office:value="13.4361909954814" calcext:value-type="float">
            <text:p>13,44</text:p>
          </table:table-cell>
          <table:table-cell table:formula="of:=[.$J$1] * LOG([.A328] + 0.1; 2)" office:value-type="float" office:value="24.2125948294972" calcext:value-type="float">
            <text:p>24,2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*5" office:value-type="float" office:value="1635" calcext:value-type="float">
            <text:p>1635</text:p>
          </table:table-cell>
          <table:table-cell table:formula="of:=[.B329]/100" office:value-type="float" office:value="16.35" calcext:value-type="float">
            <text:p>16,35</text:p>
          </table:table-cell>
          <table:table-cell table:formula="of:=[.C329]*[.$D$1]" office:value-type="float" office:value="424.3479" calcext:value-type="float">
            <text:p>424,3479</text:p>
          </table:table-cell>
          <table:table-cell table:formula="of:=LOG([.D329]; 2)" office:value-type="float" office:value="8.72910372768231" calcext:value-type="float">
            <text:p>8,73</text:p>
          </table:table-cell>
          <table:table-cell table:formula="of:=[.C329]*[.$F$1]" office:value-type="float" office:value="817500" calcext:value-type="float">
            <text:p>817500</text:p>
          </table:table-cell>
          <table:table-cell table:formula="of:=LOG([.F329]; 2)" office:value-type="float" office:value="19.6408592050475" calcext:value-type="float">
            <text:p>19,64</text:p>
          </table:table-cell>
          <table:table-cell table:formula="of:=LOG([.A329]*[.$H$1]; 2)" office:value-type="float" office:value="13.4406096667484" calcext:value-type="float">
            <text:p>13,44</text:p>
          </table:table-cell>
          <table:table-cell table:formula="of:=[.$J$1] * LOG([.A329] + 0.1; 2)" office:value-type="float" office:value="24.2254050526667" calcext:value-type="float">
            <text:p>24,2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*5" office:value-type="float" office:value="1640" calcext:value-type="float">
            <text:p>1640</text:p>
          </table:table-cell>
          <table:table-cell table:formula="of:=[.B330]/100" office:value-type="float" office:value="16.4" calcext:value-type="float">
            <text:p>16,4</text:p>
          </table:table-cell>
          <table:table-cell table:formula="of:=[.C330]*[.$D$1]" office:value-type="float" office:value="425.6456" calcext:value-type="float">
            <text:p>425,6456</text:p>
          </table:table-cell>
          <table:table-cell table:formula="of:=LOG([.D330]; 2)" office:value-type="float" office:value="8.73350890680231" calcext:value-type="float">
            <text:p>8,73</text:p>
          </table:table-cell>
          <table:table-cell table:formula="of:=[.C330]*[.$F$1]" office:value-type="float" office:value="820000" calcext:value-type="float">
            <text:p>820000</text:p>
          </table:table-cell>
          <table:table-cell table:formula="of:=LOG([.F330]; 2)" office:value-type="float" office:value="19.6452643841675" calcext:value-type="float">
            <text:p>19,65</text:p>
          </table:table-cell>
          <table:table-cell table:formula="of:=LOG([.A330]*[.$H$1]; 2)" office:value-type="float" office:value="13.4450148458684" calcext:value-type="float">
            <text:p>13,45</text:p>
          </table:table-cell>
          <table:table-cell table:formula="of:=[.$J$1] * LOG([.A330] + 0.1; 2)" office:value-type="float" office:value="24.2381761725301" calcext:value-type="float">
            <text:p>24,2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*5" office:value-type="float" office:value="1645" calcext:value-type="float">
            <text:p>1645</text:p>
          </table:table-cell>
          <table:table-cell table:formula="of:=[.B331]/100" office:value-type="float" office:value="16.45" calcext:value-type="float">
            <text:p>16,45</text:p>
          </table:table-cell>
          <table:table-cell table:formula="of:=[.C331]*[.$D$1]" office:value-type="float" office:value="426.9433" calcext:value-type="float">
            <text:p>426,9433</text:p>
          </table:table-cell>
          <table:table-cell table:formula="of:=LOG([.D331]; 2)" office:value-type="float" office:value="8.73790067591947" calcext:value-type="float">
            <text:p>8,74</text:p>
          </table:table-cell>
          <table:table-cell table:formula="of:=[.C331]*[.$F$1]" office:value-type="float" office:value="822500" calcext:value-type="float">
            <text:p>822500</text:p>
          </table:table-cell>
          <table:table-cell table:formula="of:=LOG([.F331]; 2)" office:value-type="float" office:value="19.6496561532847" calcext:value-type="float">
            <text:p>19,65</text:p>
          </table:table-cell>
          <table:table-cell table:formula="of:=LOG([.A331]*[.$H$1]; 2)" office:value-type="float" office:value="13.4494066149856" calcext:value-type="float">
            <text:p>13,45</text:p>
          </table:table-cell>
          <table:table-cell table:formula="of:=[.$J$1] * LOG([.A331] + 0.1; 2)" office:value-type="float" office:value="24.2509084270873" calcext:value-type="float">
            <text:p>24,2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*5" office:value-type="float" office:value="1650" calcext:value-type="float">
            <text:p>1650</text:p>
          </table:table-cell>
          <table:table-cell table:formula="of:=[.B332]/100" office:value-type="float" office:value="16.5" calcext:value-type="float">
            <text:p>16,5</text:p>
          </table:table-cell>
          <table:table-cell table:formula="of:=[.C332]*[.$D$1]" office:value-type="float" office:value="428.241" calcext:value-type="float">
            <text:p>428,241</text:p>
          </table:table-cell>
          <table:table-cell table:formula="of:=LOG([.D332]; 2)" office:value-type="float" office:value="8.74227911643004" calcext:value-type="float">
            <text:p>8,74</text:p>
          </table:table-cell>
          <table:table-cell table:formula="of:=[.C332]*[.$F$1]" office:value-type="float" office:value="825000" calcext:value-type="float">
            <text:p>825000</text:p>
          </table:table-cell>
          <table:table-cell table:formula="of:=LOG([.F332]; 2)" office:value-type="float" office:value="19.6540345937953" calcext:value-type="float">
            <text:p>19,65</text:p>
          </table:table-cell>
          <table:table-cell table:formula="of:=LOG([.A332]*[.$H$1]; 2)" office:value-type="float" office:value="13.4537850554962" calcext:value-type="float">
            <text:p>13,45</text:p>
          </table:table-cell>
          <table:table-cell table:formula="of:=[.$J$1] * LOG([.A332] + 0.1; 2)" office:value-type="float" office:value="24.263602052172" calcext:value-type="float">
            <text:p>24,2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*5" office:value-type="float" office:value="1655" calcext:value-type="float">
            <text:p>1655</text:p>
          </table:table-cell>
          <table:table-cell table:formula="of:=[.B333]/100" office:value-type="float" office:value="16.55" calcext:value-type="float">
            <text:p>16,55</text:p>
          </table:table-cell>
          <table:table-cell table:formula="of:=[.C333]*[.$D$1]" office:value-type="float" office:value="429.5387" calcext:value-type="float">
            <text:p>429,5387</text:p>
          </table:table-cell>
          <table:table-cell table:formula="of:=LOG([.D333]; 2)" office:value-type="float" office:value="8.74664430899144" calcext:value-type="float">
            <text:p>8,75</text:p>
          </table:table-cell>
          <table:table-cell table:formula="of:=[.C333]*[.$F$1]" office:value-type="float" office:value="827500" calcext:value-type="float">
            <text:p>827500</text:p>
          </table:table-cell>
          <table:table-cell table:formula="of:=LOG([.F333]; 2)" office:value-type="float" office:value="19.6583997863567" calcext:value-type="float">
            <text:p>19,66</text:p>
          </table:table-cell>
          <table:table-cell table:formula="of:=LOG([.A333]*[.$H$1]; 2)" office:value-type="float" office:value="13.4581502480576" calcext:value-type="float">
            <text:p>13,46</text:p>
          </table:table-cell>
          <table:table-cell table:formula="of:=[.$J$1] * LOG([.A333] + 0.1; 2)" office:value-type="float" office:value="24.2762572814779" calcext:value-type="float">
            <text:p>24,2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*5" office:value-type="float" office:value="1660" calcext:value-type="float">
            <text:p>1660</text:p>
          </table:table-cell>
          <table:table-cell table:formula="of:=[.B334]/100" office:value-type="float" office:value="16.6" calcext:value-type="float">
            <text:p>16,6</text:p>
          </table:table-cell>
          <table:table-cell table:formula="of:=[.C334]*[.$D$1]" office:value-type="float" office:value="430.8364" calcext:value-type="float">
            <text:p>430,8364</text:p>
          </table:table-cell>
          <table:table-cell table:formula="of:=LOG([.D334]; 2)" office:value-type="float" office:value="8.75099633353115" calcext:value-type="float">
            <text:p>8,75</text:p>
          </table:table-cell>
          <table:table-cell table:formula="of:=[.C334]*[.$F$1]" office:value-type="float" office:value="830000" calcext:value-type="float">
            <text:p>830000</text:p>
          </table:table-cell>
          <table:table-cell table:formula="of:=LOG([.F334]; 2)" office:value-type="float" office:value="19.6627518108964" calcext:value-type="float">
            <text:p>19,66</text:p>
          </table:table-cell>
          <table:table-cell table:formula="of:=LOG([.A334]*[.$H$1]; 2)" office:value-type="float" office:value="13.4625022725973" calcext:value-type="float">
            <text:p>13,46</text:p>
          </table:table-cell>
          <table:table-cell table:formula="of:=[.$J$1] * LOG([.A334] + 0.1; 2)" office:value-type="float" office:value="24.2888743465845" calcext:value-type="float">
            <text:p>24,2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*5" office:value-type="float" office:value="1665" calcext:value-type="float">
            <text:p>1665</text:p>
          </table:table-cell>
          <table:table-cell table:formula="of:=[.B335]/100" office:value-type="float" office:value="16.65" calcext:value-type="float">
            <text:p>16,65</text:p>
          </table:table-cell>
          <table:table-cell table:formula="of:=[.C335]*[.$D$1]" office:value-type="float" office:value="432.1341" calcext:value-type="float">
            <text:p>432,1341</text:p>
          </table:table-cell>
          <table:table-cell table:formula="of:=LOG([.D335]; 2)" office:value-type="float" office:value="8.75533526925549" calcext:value-type="float">
            <text:p>8,76</text:p>
          </table:table-cell>
          <table:table-cell table:formula="of:=[.C335]*[.$F$1]" office:value-type="float" office:value="832500" calcext:value-type="float">
            <text:p>832500</text:p>
          </table:table-cell>
          <table:table-cell table:formula="of:=LOG([.F335]; 2)" office:value-type="float" office:value="19.6670907466207" calcext:value-type="float">
            <text:p>19,67</text:p>
          </table:table-cell>
          <table:table-cell table:formula="of:=LOG([.A335]*[.$H$1]; 2)" office:value-type="float" office:value="13.4668412083216" calcext:value-type="float">
            <text:p>13,47</text:p>
          </table:table-cell>
          <table:table-cell table:formula="of:=[.$J$1] * LOG([.A335] + 0.1; 2)" office:value-type="float" office:value="24.3014534769823" calcext:value-type="float">
            <text:p>24,3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*5" office:value-type="float" office:value="1670" calcext:value-type="float">
            <text:p>1670</text:p>
          </table:table-cell>
          <table:table-cell table:formula="of:=[.B336]/100" office:value-type="float" office:value="16.7" calcext:value-type="float">
            <text:p>16,7</text:p>
          </table:table-cell>
          <table:table-cell table:formula="of:=[.C336]*[.$D$1]" office:value-type="float" office:value="433.4318" calcext:value-type="float">
            <text:p>433,4318</text:p>
          </table:table-cell>
          <table:table-cell table:formula="of:=LOG([.D336]; 2)" office:value-type="float" office:value="8.75966119465828" calcext:value-type="float">
            <text:p>8,76</text:p>
          </table:table-cell>
          <table:table-cell table:formula="of:=[.C336]*[.$F$1]" office:value-type="float" office:value="835000" calcext:value-type="float">
            <text:p>835000</text:p>
          </table:table-cell>
          <table:table-cell table:formula="of:=LOG([.F336]; 2)" office:value-type="float" office:value="19.6714166720235" calcext:value-type="float">
            <text:p>19,67</text:p>
          </table:table-cell>
          <table:table-cell table:formula="of:=LOG([.A336]*[.$H$1]; 2)" office:value-type="float" office:value="13.4711671337244" calcext:value-type="float">
            <text:p>13,47</text:p>
          </table:table-cell>
          <table:table-cell table:formula="of:=[.$J$1] * LOG([.A336] + 0.1; 2)" office:value-type="float" office:value="24.3139949000981" calcext:value-type="float">
            <text:p>24,3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*5" office:value-type="float" office:value="1675" calcext:value-type="float">
            <text:p>1675</text:p>
          </table:table-cell>
          <table:table-cell table:formula="of:=[.B337]/100" office:value-type="float" office:value="16.75" calcext:value-type="float">
            <text:p>16,75</text:p>
          </table:table-cell>
          <table:table-cell table:formula="of:=[.C337]*[.$D$1]" office:value-type="float" office:value="434.7295" calcext:value-type="float">
            <text:p>434,7295</text:p>
          </table:table-cell>
          <table:table-cell table:formula="of:=LOG([.D337]; 2)" office:value-type="float" office:value="8.76397418752936" calcext:value-type="float">
            <text:p>8,76</text:p>
          </table:table-cell>
          <table:table-cell table:formula="of:=[.C337]*[.$F$1]" office:value-type="float" office:value="837500" calcext:value-type="float">
            <text:p>837500</text:p>
          </table:table-cell>
          <table:table-cell table:formula="of:=LOG([.F337]; 2)" office:value-type="float" office:value="19.6757296648946" calcext:value-type="float">
            <text:p>19,68</text:p>
          </table:table-cell>
          <table:table-cell table:formula="of:=LOG([.A337]*[.$H$1]; 2)" office:value-type="float" office:value="13.4754801265955" calcext:value-type="float">
            <text:p>13,48</text:p>
          </table:table-cell>
          <table:table-cell table:formula="of:=[.$J$1] * LOG([.A337] + 0.1; 2)" office:value-type="float" office:value="24.3264988413196" calcext:value-type="float">
            <text:p>24,3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*5" office:value-type="float" office:value="1680" calcext:value-type="float">
            <text:p>1680</text:p>
          </table:table-cell>
          <table:table-cell table:formula="of:=[.B338]/100" office:value-type="float" office:value="16.8" calcext:value-type="float">
            <text:p>16,8</text:p>
          </table:table-cell>
          <table:table-cell table:formula="of:=[.C338]*[.$D$1]" office:value-type="float" office:value="436.0272" calcext:value-type="float">
            <text:p>436,0272</text:p>
          </table:table-cell>
          <table:table-cell table:formula="of:=LOG([.D338]; 2)" office:value-type="float" office:value="8.76827432496299" calcext:value-type="float">
            <text:p>8,77</text:p>
          </table:table-cell>
          <table:table-cell table:formula="of:=[.C338]*[.$F$1]" office:value-type="float" office:value="840000" calcext:value-type="float">
            <text:p>840000</text:p>
          </table:table-cell>
          <table:table-cell table:formula="of:=LOG([.F338]; 2)" office:value-type="float" office:value="19.6800298023282" calcext:value-type="float">
            <text:p>19,68</text:p>
          </table:table-cell>
          <table:table-cell table:formula="of:=LOG([.A338]*[.$H$1]; 2)" office:value-type="float" office:value="13.4797802640291" calcext:value-type="float">
            <text:p>13,48</text:p>
          </table:table-cell>
          <table:table-cell table:formula="of:=[.$J$1] * LOG([.A338] + 0.1; 2)" office:value-type="float" office:value="24.3389655240199" calcext:value-type="float">
            <text:p>24,3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*5" office:value-type="float" office:value="1685" calcext:value-type="float">
            <text:p>1685</text:p>
          </table:table-cell>
          <table:table-cell table:formula="of:=[.B339]/100" office:value-type="float" office:value="16.85" calcext:value-type="float">
            <text:p>16,85</text:p>
          </table:table-cell>
          <table:table-cell table:formula="of:=[.C339]*[.$D$1]" office:value-type="float" office:value="437.3249" calcext:value-type="float">
            <text:p>437,3249</text:p>
          </table:table-cell>
          <table:table-cell table:formula="of:=LOG([.D339]; 2)" office:value-type="float" office:value="8.77256168336609" calcext:value-type="float">
            <text:p>8,77</text:p>
          </table:table-cell>
          <table:table-cell table:formula="of:=[.C339]*[.$F$1]" office:value-type="float" office:value="842500" calcext:value-type="float">
            <text:p>842500</text:p>
          </table:table-cell>
          <table:table-cell table:formula="of:=LOG([.F339]; 2)" office:value-type="float" office:value="19.6843171607313" calcext:value-type="float">
            <text:p>19,68</text:p>
          </table:table-cell>
          <table:table-cell table:formula="of:=LOG([.A339]*[.$H$1]; 2)" office:value-type="float" office:value="13.4840676224322" calcext:value-type="float">
            <text:p>13,48</text:p>
          </table:table-cell>
          <table:table-cell table:formula="of:=[.$J$1] * LOG([.A339] + 0.1; 2)" office:value-type="float" office:value="24.3513951695809" calcext:value-type="float">
            <text:p>24,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*5" office:value-type="float" office:value="1690" calcext:value-type="float">
            <text:p>1690</text:p>
          </table:table-cell>
          <table:table-cell table:formula="of:=[.B340]/100" office:value-type="float" office:value="16.9" calcext:value-type="float">
            <text:p>16,9</text:p>
          </table:table-cell>
          <table:table-cell table:formula="of:=[.C340]*[.$D$1]" office:value-type="float" office:value="438.6226" calcext:value-type="float">
            <text:p>438,6226</text:p>
          </table:table-cell>
          <table:table-cell table:formula="of:=LOG([.D340]; 2)" office:value-type="float" office:value="8.77683633846641" calcext:value-type="float">
            <text:p>8,78</text:p>
          </table:table-cell>
          <table:table-cell table:formula="of:=[.C340]*[.$F$1]" office:value-type="float" office:value="845000" calcext:value-type="float">
            <text:p>845000</text:p>
          </table:table-cell>
          <table:table-cell table:formula="of:=LOG([.F340]; 2)" office:value-type="float" office:value="19.6885918158316" calcext:value-type="float">
            <text:p>19,69</text:p>
          </table:table-cell>
          <table:table-cell table:formula="of:=LOG([.A340]*[.$H$1]; 2)" office:value-type="float" office:value="13.4883422775325" calcext:value-type="float">
            <text:p>13,49</text:p>
          </table:table-cell>
          <table:table-cell table:formula="of:=[.$J$1] * LOG([.A340] + 0.1; 2)" office:value-type="float" office:value="24.3637879974174" calcext:value-type="float">
            <text:p>24,3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*5" office:value-type="float" office:value="1695" calcext:value-type="float">
            <text:p>1695</text:p>
          </table:table-cell>
          <table:table-cell table:formula="of:=[.B341]/100" office:value-type="float" office:value="16.95" calcext:value-type="float">
            <text:p>16,95</text:p>
          </table:table-cell>
          <table:table-cell table:formula="of:=[.C341]*[.$D$1]" office:value-type="float" office:value="439.9203" calcext:value-type="float">
            <text:p>439,9203</text:p>
          </table:table-cell>
          <table:table-cell table:formula="of:=LOG([.D341]; 2)" office:value-type="float" office:value="8.78109836532057" calcext:value-type="float">
            <text:p>8,78</text:p>
          </table:table-cell>
          <table:table-cell table:formula="of:=[.C341]*[.$F$1]" office:value-type="float" office:value="847500" calcext:value-type="float">
            <text:p>847500</text:p>
          </table:table-cell>
          <table:table-cell table:formula="of:=LOG([.F341]; 2)" office:value-type="float" office:value="19.6928538426858" calcext:value-type="float">
            <text:p>19,69</text:p>
          </table:table-cell>
          <table:table-cell table:formula="of:=LOG([.A341]*[.$H$1]; 2)" office:value-type="float" office:value="13.4926043043867" calcext:value-type="float">
            <text:p>13,49</text:p>
          </table:table-cell>
          <table:table-cell table:formula="of:=[.$J$1] * LOG([.A341] + 0.1; 2)" office:value-type="float" office:value="24.3761442250004" calcext:value-type="float">
            <text:p>24,3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*5" office:value-type="float" office:value="1700" calcext:value-type="float">
            <text:p>1700</text:p>
          </table:table-cell>
          <table:table-cell table:formula="of:=[.B342]/100" office:value-type="float" office:value="17" calcext:value-type="float">
            <text:p>17</text:p>
          </table:table-cell>
          <table:table-cell table:formula="of:=[.C342]*[.$D$1]" office:value-type="float" office:value="441.218" calcext:value-type="float">
            <text:p>441,218</text:p>
          </table:table-cell>
          <table:table-cell table:formula="of:=LOG([.D342]; 2)" office:value-type="float" office:value="8.78534783832193" calcext:value-type="float">
            <text:p>8,79</text:p>
          </table:table-cell>
          <table:table-cell table:formula="of:=[.C342]*[.$F$1]" office:value-type="float" office:value="850000" calcext:value-type="float">
            <text:p>850000</text:p>
          </table:table-cell>
          <table:table-cell table:formula="of:=LOG([.F342]; 2)" office:value-type="float" office:value="19.6971033156872" calcext:value-type="float">
            <text:p>19,70</text:p>
          </table:table-cell>
          <table:table-cell table:formula="of:=LOG([.A342]*[.$H$1]; 2)" office:value-type="float" office:value="13.496853777388" calcext:value-type="float">
            <text:p>13,50</text:p>
          </table:table-cell>
          <table:table-cell table:formula="of:=[.$J$1] * LOG([.A342] + 0.1; 2)" office:value-type="float" office:value="24.3884640678794" calcext:value-type="float">
            <text:p>24,3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*5" office:value-type="float" office:value="1705" calcext:value-type="float">
            <text:p>1705</text:p>
          </table:table-cell>
          <table:table-cell table:formula="of:=[.B343]/100" office:value-type="float" office:value="17.05" calcext:value-type="float">
            <text:p>17,05</text:p>
          </table:table-cell>
          <table:table-cell table:formula="of:=[.C343]*[.$D$1]" office:value-type="float" office:value="442.5157" calcext:value-type="float">
            <text:p>442,5157</text:p>
          </table:table-cell>
          <table:table-cell table:formula="of:=LOG([.D343]; 2)" office:value-type="float" office:value="8.7895848312084" calcext:value-type="float">
            <text:p>8,79</text:p>
          </table:table-cell>
          <table:table-cell table:formula="of:=[.C343]*[.$F$1]" office:value-type="float" office:value="852500" calcext:value-type="float">
            <text:p>852500</text:p>
          </table:table-cell>
          <table:table-cell table:formula="of:=LOG([.F343]; 2)" office:value-type="float" office:value="19.7013403085736" calcext:value-type="float">
            <text:p>19,70</text:p>
          </table:table-cell>
          <table:table-cell table:formula="of:=LOG([.A343]*[.$H$1]; 2)" office:value-type="float" office:value="13.5010907702745" calcext:value-type="float">
            <text:p>13,50</text:p>
          </table:table-cell>
          <table:table-cell table:formula="of:=[.$J$1] * LOG([.A343] + 0.1; 2)" office:value-type="float" office:value="24.4007477397055" calcext:value-type="float">
            <text:p>24,4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*5" office:value-type="float" office:value="1710" calcext:value-type="float">
            <text:p>1710</text:p>
          </table:table-cell>
          <table:table-cell table:formula="of:=[.B344]/100" office:value-type="float" office:value="17.1" calcext:value-type="float">
            <text:p>17,1</text:p>
          </table:table-cell>
          <table:table-cell table:formula="of:=[.C344]*[.$D$1]" office:value-type="float" office:value="443.8134" calcext:value-type="float">
            <text:p>443,8134</text:p>
          </table:table-cell>
          <table:table-cell table:formula="of:=LOG([.D344]; 2)" office:value-type="float" office:value="8.79380941707013" calcext:value-type="float">
            <text:p>8,79</text:p>
          </table:table-cell>
          <table:table-cell table:formula="of:=[.C344]*[.$F$1]" office:value-type="float" office:value="855000" calcext:value-type="float">
            <text:p>855000</text:p>
          </table:table-cell>
          <table:table-cell table:formula="of:=LOG([.F344]; 2)" office:value-type="float" office:value="19.7055648944353" calcext:value-type="float">
            <text:p>19,71</text:p>
          </table:table-cell>
          <table:table-cell table:formula="of:=LOG([.A344]*[.$H$1]; 2)" office:value-type="float" office:value="13.5053153561362" calcext:value-type="float">
            <text:p>13,51</text:p>
          </table:table-cell>
          <table:table-cell table:formula="of:=[.$J$1] * LOG([.A344] + 0.1; 2)" office:value-type="float" office:value="24.4129954522536" calcext:value-type="float">
            <text:p>24,4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*5" office:value-type="float" office:value="1715" calcext:value-type="float">
            <text:p>1715</text:p>
          </table:table-cell>
          <table:table-cell table:formula="of:=[.B345]/100" office:value-type="float" office:value="17.15" calcext:value-type="float">
            <text:p>17,15</text:p>
          </table:table-cell>
          <table:table-cell table:formula="of:=[.C345]*[.$D$1]" office:value-type="float" office:value="445.1111" calcext:value-type="float">
            <text:p>445,1111</text:p>
          </table:table-cell>
          <table:table-cell table:formula="of:=LOG([.D345]; 2)" office:value-type="float" office:value="8.79802166835704" calcext:value-type="float">
            <text:p>8,80</text:p>
          </table:table-cell>
          <table:table-cell table:formula="of:=[.C345]*[.$F$1]" office:value-type="float" office:value="857500" calcext:value-type="float">
            <text:p>857500</text:p>
          </table:table-cell>
          <table:table-cell table:formula="of:=LOG([.F345]; 2)" office:value-type="float" office:value="19.7097771457223" calcext:value-type="float">
            <text:p>19,71</text:p>
          </table:table-cell>
          <table:table-cell table:formula="of:=LOG([.A345]*[.$H$1]; 2)" office:value-type="float" office:value="13.5095276074232" calcext:value-type="float">
            <text:p>13,51</text:p>
          </table:table-cell>
          <table:table-cell table:formula="of:=[.$J$1] * LOG([.A345] + 0.1; 2)" office:value-type="float" office:value="24.4252074154438" calcext:value-type="float">
            <text:p>24,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*5" office:value-type="float" office:value="1720" calcext:value-type="float">
            <text:p>1720</text:p>
          </table:table-cell>
          <table:table-cell table:formula="of:=[.B346]/100" office:value-type="float" office:value="17.2" calcext:value-type="float">
            <text:p>17,2</text:p>
          </table:table-cell>
          <table:table-cell table:formula="of:=[.C346]*[.$D$1]" office:value-type="float" office:value="446.4088" calcext:value-type="float">
            <text:p>446,4088</text:p>
          </table:table-cell>
          <table:table-cell table:formula="of:=LOG([.D346]; 2)" office:value-type="float" office:value="8.80222165688632" calcext:value-type="float">
            <text:p>8,80</text:p>
          </table:table-cell>
          <table:table-cell table:formula="of:=[.C346]*[.$F$1]" office:value-type="float" office:value="860000" calcext:value-type="float">
            <text:p>860000</text:p>
          </table:table-cell>
          <table:table-cell table:formula="of:=LOG([.F346]; 2)" office:value-type="float" office:value="19.7139771342516" calcext:value-type="float">
            <text:p>19,71</text:p>
          </table:table-cell>
          <table:table-cell table:formula="of:=LOG([.A346]*[.$H$1]; 2)" office:value-type="float" office:value="13.5137275959524" calcext:value-type="float">
            <text:p>13,51</text:p>
          </table:table-cell>
          <table:table-cell table:formula="of:=[.$J$1] * LOG([.A346] + 0.1; 2)" office:value-type="float" office:value="24.4373838373639" calcext:value-type="float">
            <text:p>24,4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*5" office:value-type="float" office:value="1725" calcext:value-type="float">
            <text:p>1725</text:p>
          </table:table-cell>
          <table:table-cell table:formula="of:=[.B347]/100" office:value-type="float" office:value="17.25" calcext:value-type="float">
            <text:p>17,25</text:p>
          </table:table-cell>
          <table:table-cell table:formula="of:=[.C347]*[.$D$1]" office:value-type="float" office:value="447.7065" calcext:value-type="float">
            <text:p>447,7065</text:p>
          </table:table-cell>
          <table:table-cell table:formula="of:=LOG([.D347]; 2)" office:value-type="float" office:value="8.80640945384976" calcext:value-type="float">
            <text:p>8,81</text:p>
          </table:table-cell>
          <table:table-cell table:formula="of:=[.C347]*[.$F$1]" office:value-type="float" office:value="862500" calcext:value-type="float">
            <text:p>862500</text:p>
          </table:table-cell>
          <table:table-cell table:formula="of:=LOG([.F347]; 2)" office:value-type="float" office:value="19.718164931215" calcext:value-type="float">
            <text:p>19,72</text:p>
          </table:table-cell>
          <table:table-cell table:formula="of:=LOG([.A347]*[.$H$1]; 2)" office:value-type="float" office:value="13.5179153929159" calcext:value-type="float">
            <text:p>13,52</text:p>
          </table:table-cell>
          <table:table-cell table:formula="of:=[.$J$1] * LOG([.A347] + 0.1; 2)" office:value-type="float" office:value="24.4495249242896" calcext:value-type="float">
            <text:p>24,4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*5" office:value-type="float" office:value="1730" calcext:value-type="float">
            <text:p>1730</text:p>
          </table:table-cell>
          <table:table-cell table:formula="of:=[.B348]/100" office:value-type="float" office:value="17.3" calcext:value-type="float">
            <text:p>17,3</text:p>
          </table:table-cell>
          <table:table-cell table:formula="of:=[.C348]*[.$D$1]" office:value-type="float" office:value="449.0042" calcext:value-type="float">
            <text:p>449,0042</text:p>
          </table:table-cell>
          <table:table-cell table:formula="of:=LOG([.D348]; 2)" office:value-type="float" office:value="8.81058512982095" calcext:value-type="float">
            <text:p>8,81</text:p>
          </table:table-cell>
          <table:table-cell table:formula="of:=[.C348]*[.$F$1]" office:value-type="float" office:value="865000" calcext:value-type="float">
            <text:p>865000</text:p>
          </table:table-cell>
          <table:table-cell table:formula="of:=LOG([.F348]; 2)" office:value-type="float" office:value="19.7223406071862" calcext:value-type="float">
            <text:p>19,72</text:p>
          </table:table-cell>
          <table:table-cell table:formula="of:=LOG([.A348]*[.$H$1]; 2)" office:value-type="float" office:value="13.5220910688871" calcext:value-type="float">
            <text:p>13,52</text:p>
          </table:table-cell>
          <table:table-cell table:formula="of:=[.$J$1] * LOG([.A348] + 0.1; 2)" office:value-type="float" office:value="24.4616308807064" calcext:value-type="float">
            <text:p>24,4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*5" office:value-type="float" office:value="1735" calcext:value-type="float">
            <text:p>1735</text:p>
          </table:table-cell>
          <table:table-cell table:formula="of:=[.B349]/100" office:value-type="float" office:value="17.35" calcext:value-type="float">
            <text:p>17,35</text:p>
          </table:table-cell>
          <table:table-cell table:formula="of:=[.C349]*[.$D$1]" office:value-type="float" office:value="450.3019" calcext:value-type="float">
            <text:p>450,3019</text:p>
          </table:table-cell>
          <table:table-cell table:formula="of:=LOG([.D349]; 2)" office:value-type="float" office:value="8.81474875476249" calcext:value-type="float">
            <text:p>8,81</text:p>
          </table:table-cell>
          <table:table-cell table:formula="of:=[.C349]*[.$F$1]" office:value-type="float" office:value="867500" calcext:value-type="float">
            <text:p>867500</text:p>
          </table:table-cell>
          <table:table-cell table:formula="of:=LOG([.F349]; 2)" office:value-type="float" office:value="19.7265042321277" calcext:value-type="float">
            <text:p>19,73</text:p>
          </table:table-cell>
          <table:table-cell table:formula="of:=LOG([.A349]*[.$H$1]; 2)" office:value-type="float" office:value="13.5262546938286" calcext:value-type="float">
            <text:p>13,53</text:p>
          </table:table-cell>
          <table:table-cell table:formula="of:=[.$J$1] * LOG([.A349] + 0.1; 2)" office:value-type="float" office:value="24.4737019093297" calcext:value-type="float">
            <text:p>24,4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*5" office:value-type="float" office:value="1740" calcext:value-type="float">
            <text:p>1740</text:p>
          </table:table-cell>
          <table:table-cell table:formula="of:=[.B350]/100" office:value-type="float" office:value="17.4" calcext:value-type="float">
            <text:p>17,4</text:p>
          </table:table-cell>
          <table:table-cell table:formula="of:=[.C350]*[.$D$1]" office:value-type="float" office:value="451.5996" calcext:value-type="float">
            <text:p>451,5996</text:p>
          </table:table-cell>
          <table:table-cell table:formula="of:=LOG([.D350]; 2)" office:value-type="float" office:value="8.81890039803296" calcext:value-type="float">
            <text:p>8,82</text:p>
          </table:table-cell>
          <table:table-cell table:formula="of:=[.C350]*[.$F$1]" office:value-type="float" office:value="870000" calcext:value-type="float">
            <text:p>870000</text:p>
          </table:table-cell>
          <table:table-cell table:formula="of:=LOG([.F350]; 2)" office:value-type="float" office:value="19.7306558753982" calcext:value-type="float">
            <text:p>19,73</text:p>
          </table:table-cell>
          <table:table-cell table:formula="of:=LOG([.A350]*[.$H$1]; 2)" office:value-type="float" office:value="13.5304063370991" calcext:value-type="float">
            <text:p>13,53</text:p>
          </table:table-cell>
          <table:table-cell table:formula="of:=[.$J$1] * LOG([.A350] + 0.1; 2)" office:value-type="float" office:value="24.4857382111253" calcext:value-type="float">
            <text:p>24,4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*5" office:value-type="float" office:value="1745" calcext:value-type="float">
            <text:p>1745</text:p>
          </table:table-cell>
          <table:table-cell table:formula="of:=[.B351]/100" office:value-type="float" office:value="17.45" calcext:value-type="float">
            <text:p>17,45</text:p>
          </table:table-cell>
          <table:table-cell table:formula="of:=[.C351]*[.$D$1]" office:value-type="float" office:value="452.8973" calcext:value-type="float">
            <text:p>452,8973</text:p>
          </table:table-cell>
          <table:table-cell table:formula="of:=LOG([.D351]; 2)" office:value-type="float" office:value="8.82304012839388" calcext:value-type="float">
            <text:p>8,82</text:p>
          </table:table-cell>
          <table:table-cell table:formula="of:=[.C351]*[.$F$1]" office:value-type="float" office:value="872500" calcext:value-type="float">
            <text:p>872500</text:p>
          </table:table-cell>
          <table:table-cell table:formula="of:=LOG([.F351]; 2)" office:value-type="float" office:value="19.7347956057591" calcext:value-type="float">
            <text:p>19,73</text:p>
          </table:table-cell>
          <table:table-cell table:formula="of:=LOG([.A351]*[.$H$1]; 2)" office:value-type="float" office:value="13.53454606746" calcext:value-type="float">
            <text:p>13,53</text:p>
          </table:table-cell>
          <table:table-cell table:formula="of:=[.$J$1] * LOG([.A351] + 0.1; 2)" office:value-type="float" office:value="24.4977399853296" calcext:value-type="float">
            <text:p>24,5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*5" office:value-type="float" office:value="1750" calcext:value-type="float">
            <text:p>1750</text:p>
          </table:table-cell>
          <table:table-cell table:formula="of:=[.B352]/100" office:value-type="float" office:value="17.5" calcext:value-type="float">
            <text:p>17,5</text:p>
          </table:table-cell>
          <table:table-cell table:formula="of:=[.C352]*[.$D$1]" office:value-type="float" office:value="454.195" calcext:value-type="float">
            <text:p>454,195</text:p>
          </table:table-cell>
          <table:table-cell table:formula="of:=LOG([.D352]; 2)" office:value-type="float" office:value="8.82716801401656" calcext:value-type="float">
            <text:p>8,83</text:p>
          </table:table-cell>
          <table:table-cell table:formula="of:=[.C352]*[.$F$1]" office:value-type="float" office:value="875000" calcext:value-type="float">
            <text:p>875000</text:p>
          </table:table-cell>
          <table:table-cell table:formula="of:=LOG([.F352]; 2)" office:value-type="float" office:value="19.7389234913818" calcext:value-type="float">
            <text:p>19,74</text:p>
          </table:table-cell>
          <table:table-cell table:formula="of:=LOG([.A352]*[.$H$1]; 2)" office:value-type="float" office:value="13.5386739530827" calcext:value-type="float">
            <text:p>13,54</text:p>
          </table:table-cell>
          <table:table-cell table:formula="of:=[.$J$1] * LOG([.A352] + 0.1; 2)" office:value-type="float" office:value="24.5097074294693" calcext:value-type="float">
            <text:p>24,5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*5" office:value-type="float" office:value="1755" calcext:value-type="float">
            <text:p>1755</text:p>
          </table:table-cell>
          <table:table-cell table:formula="of:=[.B353]/100" office:value-type="float" office:value="17.55" calcext:value-type="float">
            <text:p>17,55</text:p>
          </table:table-cell>
          <table:table-cell table:formula="of:=[.C353]*[.$D$1]" office:value-type="float" office:value="455.4927" calcext:value-type="float">
            <text:p>455,4927</text:p>
          </table:table-cell>
          <table:table-cell table:formula="of:=LOG([.D353]; 2)" office:value-type="float" office:value="8.83128412248879" calcext:value-type="float">
            <text:p>8,83</text:p>
          </table:table-cell>
          <table:table-cell table:formula="of:=[.C353]*[.$F$1]" office:value-type="float" office:value="877500" calcext:value-type="float">
            <text:p>877500</text:p>
          </table:table-cell>
          <table:table-cell table:formula="of:=LOG([.F353]; 2)" office:value-type="float" office:value="19.743039599854" calcext:value-type="float">
            <text:p>19,74</text:p>
          </table:table-cell>
          <table:table-cell table:formula="of:=LOG([.A353]*[.$H$1]; 2)" office:value-type="float" office:value="13.5427900615549" calcext:value-type="float">
            <text:p>13,54</text:p>
          </table:table-cell>
          <table:table-cell table:formula="of:=[.$J$1] * LOG([.A353] + 0.1; 2)" office:value-type="float" office:value="24.5216407393808" calcext:value-type="float">
            <text:p>24,5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*5" office:value-type="float" office:value="1760" calcext:value-type="float">
            <text:p>1760</text:p>
          </table:table-cell>
          <table:table-cell table:formula="of:=[.B354]/100" office:value-type="float" office:value="17.6" calcext:value-type="float">
            <text:p>17,6</text:p>
          </table:table-cell>
          <table:table-cell table:formula="of:=[.C354]*[.$D$1]" office:value-type="float" office:value="456.7904" calcext:value-type="float">
            <text:p>456,7904</text:p>
          </table:table-cell>
          <table:table-cell table:formula="of:=LOG([.D354]; 2)" office:value-type="float" office:value="8.83538852082152" calcext:value-type="float">
            <text:p>8,84</text:p>
          </table:table-cell>
          <table:table-cell table:formula="of:=[.C354]*[.$F$1]" office:value-type="float" office:value="880000" calcext:value-type="float">
            <text:p>880000</text:p>
          </table:table-cell>
          <table:table-cell table:formula="of:=LOG([.F354]; 2)" office:value-type="float" office:value="19.7471439981867" calcext:value-type="float">
            <text:p>19,75</text:p>
          </table:table-cell>
          <table:table-cell table:formula="of:=LOG([.A354]*[.$H$1]; 2)" office:value-type="float" office:value="13.5468944598876" calcext:value-type="float">
            <text:p>13,55</text:p>
          </table:table-cell>
          <table:table-cell table:formula="of:=[.$J$1] * LOG([.A354] + 0.1; 2)" office:value-type="float" office:value="24.5335401092297" calcext:value-type="float">
            <text:p>24,5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*5" office:value-type="float" office:value="1765" calcext:value-type="float">
            <text:p>1765</text:p>
          </table:table-cell>
          <table:table-cell table:formula="of:=[.B355]/100" office:value-type="float" office:value="17.65" calcext:value-type="float">
            <text:p>17,65</text:p>
          </table:table-cell>
          <table:table-cell table:formula="of:=[.C355]*[.$D$1]" office:value-type="float" office:value="458.0881" calcext:value-type="float">
            <text:p>458,0881</text:p>
          </table:table-cell>
          <table:table-cell table:formula="of:=LOG([.D355]; 2)" office:value-type="float" office:value="8.83948127545541" calcext:value-type="float">
            <text:p>8,84</text:p>
          </table:table-cell>
          <table:table-cell table:formula="of:=[.C355]*[.$F$1]" office:value-type="float" office:value="882500" calcext:value-type="float">
            <text:p>882500</text:p>
          </table:table-cell>
          <table:table-cell table:formula="of:=LOG([.F355]; 2)" office:value-type="float" office:value="19.7512367528206" calcext:value-type="float">
            <text:p>19,75</text:p>
          </table:table-cell>
          <table:table-cell table:formula="of:=LOG([.A355]*[.$H$1]; 2)" office:value-type="float" office:value="13.5509872145215" calcext:value-type="float">
            <text:p>13,55</text:p>
          </table:table-cell>
          <table:table-cell table:formula="of:=[.$J$1] * LOG([.A355] + 0.1; 2)" office:value-type="float" office:value="24.5454057315295" calcext:value-type="float">
            <text:p>24,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*5" office:value-type="float" office:value="1770" calcext:value-type="float">
            <text:p>1770</text:p>
          </table:table-cell>
          <table:table-cell table:formula="of:=[.B356]/100" office:value-type="float" office:value="17.7" calcext:value-type="float">
            <text:p>17,7</text:p>
          </table:table-cell>
          <table:table-cell table:formula="of:=[.C356]*[.$D$1]" office:value-type="float" office:value="459.3858" calcext:value-type="float">
            <text:p>459,3858</text:p>
          </table:table-cell>
          <table:table-cell table:formula="of:=LOG([.D356]; 2)" office:value-type="float" office:value="8.84356245226722" calcext:value-type="float">
            <text:p>8,84</text:p>
          </table:table-cell>
          <table:table-cell table:formula="of:=[.C356]*[.$F$1]" office:value-type="float" office:value="885000" calcext:value-type="float">
            <text:p>885000</text:p>
          </table:table-cell>
          <table:table-cell table:formula="of:=LOG([.F356]; 2)" office:value-type="float" office:value="19.7553179296324" calcext:value-type="float">
            <text:p>19,76</text:p>
          </table:table-cell>
          <table:table-cell table:formula="of:=LOG([.A356]*[.$H$1]; 2)" office:value-type="float" office:value="13.5550683913333" calcext:value-type="float">
            <text:p>13,56</text:p>
          </table:table-cell>
          <table:table-cell table:formula="of:=[.$J$1] * LOG([.A356] + 0.1; 2)" office:value-type="float" office:value="24.5572377971603" calcext:value-type="float">
            <text:p>24,5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*5" office:value-type="float" office:value="1775" calcext:value-type="float">
            <text:p>1775</text:p>
          </table:table-cell>
          <table:table-cell table:formula="of:=[.B357]/100" office:value-type="float" office:value="17.75" calcext:value-type="float">
            <text:p>17,75</text:p>
          </table:table-cell>
          <table:table-cell table:formula="of:=[.C357]*[.$D$1]" office:value-type="float" office:value="460.6835" calcext:value-type="float">
            <text:p>460,6835</text:p>
          </table:table-cell>
          <table:table-cell table:formula="of:=LOG([.D357]; 2)" office:value-type="float" office:value="8.84763211657627" calcext:value-type="float">
            <text:p>8,85</text:p>
          </table:table-cell>
          <table:table-cell table:formula="of:=[.C357]*[.$F$1]" office:value-type="float" office:value="887500" calcext:value-type="float">
            <text:p>887500</text:p>
          </table:table-cell>
          <table:table-cell table:formula="of:=LOG([.F357]; 2)" office:value-type="float" office:value="19.7593875939415" calcext:value-type="float">
            <text:p>19,76</text:p>
          </table:table-cell>
          <table:table-cell table:formula="of:=LOG([.A357]*[.$H$1]; 2)" office:value-type="float" office:value="13.5591380556424" calcext:value-type="float">
            <text:p>13,56</text:p>
          </table:table-cell>
          <table:table-cell table:formula="of:=[.$J$1] * LOG([.A357] + 0.1; 2)" office:value-type="float" office:value="24.5690364953875" calcext:value-type="float">
            <text:p>24,5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*5" office:value-type="float" office:value="1780" calcext:value-type="float">
            <text:p>1780</text:p>
          </table:table-cell>
          <table:table-cell table:formula="of:=[.B358]/100" office:value-type="float" office:value="17.8" calcext:value-type="float">
            <text:p>17,8</text:p>
          </table:table-cell>
          <table:table-cell table:formula="of:=[.C358]*[.$D$1]" office:value-type="float" office:value="461.9812" calcext:value-type="float">
            <text:p>461,9812</text:p>
          </table:table-cell>
          <table:table-cell table:formula="of:=LOG([.D358]; 2)" office:value-type="float" office:value="8.85169033315063" calcext:value-type="float">
            <text:p>8,85</text:p>
          </table:table-cell>
          <table:table-cell table:formula="of:=[.C358]*[.$F$1]" office:value-type="float" office:value="890000" calcext:value-type="float">
            <text:p>890000</text:p>
          </table:table-cell>
          <table:table-cell table:formula="of:=LOG([.F358]; 2)" office:value-type="float" office:value="19.7634458105158" calcext:value-type="float">
            <text:p>19,76</text:p>
          </table:table-cell>
          <table:table-cell table:formula="of:=LOG([.A358]*[.$H$1]; 2)" office:value-type="float" office:value="13.5631962722167" calcext:value-type="float">
            <text:p>13,56</text:p>
          </table:table-cell>
          <table:table-cell table:formula="of:=[.$J$1] * LOG([.A358] + 0.1; 2)" office:value-type="float" office:value="24.5808020138795" calcext:value-type="float">
            <text:p>24,5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*5" office:value-type="float" office:value="1785" calcext:value-type="float">
            <text:p>1785</text:p>
          </table:table-cell>
          <table:table-cell table:formula="of:=[.B359]/100" office:value-type="float" office:value="17.85" calcext:value-type="float">
            <text:p>17,85</text:p>
          </table:table-cell>
          <table:table-cell table:formula="of:=[.C359]*[.$D$1]" office:value-type="float" office:value="463.2789" calcext:value-type="float">
            <text:p>463,2789</text:p>
          </table:table-cell>
          <table:table-cell table:formula="of:=LOG([.D359]; 2)" office:value-type="float" office:value="8.85573716621333" calcext:value-type="float">
            <text:p>8,86</text:p>
          </table:table-cell>
          <table:table-cell table:formula="of:=[.C359]*[.$F$1]" office:value-type="float" office:value="892500" calcext:value-type="float">
            <text:p>892500</text:p>
          </table:table-cell>
          <table:table-cell table:formula="of:=LOG([.F359]; 2)" office:value-type="float" office:value="19.7674926435786" calcext:value-type="float">
            <text:p>19,77</text:p>
          </table:table-cell>
          <table:table-cell table:formula="of:=LOG([.A359]*[.$H$1]; 2)" office:value-type="float" office:value="13.5672431052794" calcext:value-type="float">
            <text:p>13,57</text:p>
          </table:table-cell>
          <table:table-cell table:formula="of:=[.$J$1] * LOG([.A359] + 0.1; 2)" office:value-type="float" office:value="24.5925345387262" calcext:value-type="float">
            <text:p>24,5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*5" office:value-type="float" office:value="1790" calcext:value-type="float">
            <text:p>1790</text:p>
          </table:table-cell>
          <table:table-cell table:formula="of:=[.B360]/100" office:value-type="float" office:value="17.9" calcext:value-type="float">
            <text:p>17,9</text:p>
          </table:table-cell>
          <table:table-cell table:formula="of:=[.C360]*[.$D$1]" office:value-type="float" office:value="464.5766" calcext:value-type="float">
            <text:p>464,5766</text:p>
          </table:table-cell>
          <table:table-cell table:formula="of:=LOG([.D360]; 2)" office:value-type="float" office:value="8.85977267944848" calcext:value-type="float">
            <text:p>8,86</text:p>
          </table:table-cell>
          <table:table-cell table:formula="of:=[.C360]*[.$F$1]" office:value-type="float" office:value="895000" calcext:value-type="float">
            <text:p>895000</text:p>
          </table:table-cell>
          <table:table-cell table:formula="of:=LOG([.F360]; 2)" office:value-type="float" office:value="19.7715281568137" calcext:value-type="float">
            <text:p>19,77</text:p>
          </table:table-cell>
          <table:table-cell table:formula="of:=LOG([.A360]*[.$H$1]; 2)" office:value-type="float" office:value="13.5712786185146" calcext:value-type="float">
            <text:p>13,57</text:p>
          </table:table-cell>
          <table:table-cell table:formula="of:=[.$J$1] * LOG([.A360] + 0.1; 2)" office:value-type="float" office:value="24.6042342544562" calcext:value-type="float">
            <text:p>24,6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*5" office:value-type="float" office:value="1795" calcext:value-type="float">
            <text:p>1795</text:p>
          </table:table-cell>
          <table:table-cell table:formula="of:=[.B361]/100" office:value-type="float" office:value="17.95" calcext:value-type="float">
            <text:p>17,95</text:p>
          </table:table-cell>
          <table:table-cell table:formula="of:=[.C361]*[.$D$1]" office:value-type="float" office:value="465.8743" calcext:value-type="float">
            <text:p>465,8743</text:p>
          </table:table-cell>
          <table:table-cell table:formula="of:=LOG([.D361]; 2)" office:value-type="float" office:value="8.86379693600728" calcext:value-type="float">
            <text:p>8,86</text:p>
          </table:table-cell>
          <table:table-cell table:formula="of:=[.C361]*[.$F$1]" office:value-type="float" office:value="897500" calcext:value-type="float">
            <text:p>897500</text:p>
          </table:table-cell>
          <table:table-cell table:formula="of:=LOG([.F361]; 2)" office:value-type="float" office:value="19.7755524133725" calcext:value-type="float">
            <text:p>19,78</text:p>
          </table:table-cell>
          <table:table-cell table:formula="of:=LOG([.A361]*[.$H$1]; 2)" office:value-type="float" office:value="13.5753028750734" calcext:value-type="float">
            <text:p>13,58</text:p>
          </table:table-cell>
          <table:table-cell table:formula="of:=[.$J$1] * LOG([.A361] + 0.1; 2)" office:value-type="float" office:value="24.6159013440542" calcext:value-type="float">
            <text:p>24,6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*5" office:value-type="float" office:value="1800" calcext:value-type="float">
            <text:p>1800</text:p>
          </table:table-cell>
          <table:table-cell table:formula="of:=[.B362]/100" office:value-type="float" office:value="18" calcext:value-type="float">
            <text:p>18</text:p>
          </table:table-cell>
          <table:table-cell table:formula="of:=[.C362]*[.$D$1]" office:value-type="float" office:value="467.172" calcext:value-type="float">
            <text:p>467,172</text:p>
          </table:table-cell>
          <table:table-cell table:formula="of:=LOG([.D362]; 2)" office:value-type="float" office:value="8.8678099985139" calcext:value-type="float">
            <text:p>8,87</text:p>
          </table:table-cell>
          <table:table-cell table:formula="of:=[.C362]*[.$F$1]" office:value-type="float" office:value="900000" calcext:value-type="float">
            <text:p>900000</text:p>
          </table:table-cell>
          <table:table-cell table:formula="of:=LOG([.F362]; 2)" office:value-type="float" office:value="19.7795654758791" calcext:value-type="float">
            <text:p>19,78</text:p>
          </table:table-cell>
          <table:table-cell table:formula="of:=LOG([.A362]*[.$H$1]; 2)" office:value-type="float" office:value="13.57931593758" calcext:value-type="float">
            <text:p>13,58</text:p>
          </table:table-cell>
          <table:table-cell table:formula="of:=[.$J$1] * LOG([.A362] + 0.1; 2)" office:value-type="float" office:value="24.6275359889785" calcext:value-type="float">
            <text:p>24,6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*5" office:value-type="float" office:value="1805" calcext:value-type="float">
            <text:p>1805</text:p>
          </table:table-cell>
          <table:table-cell table:formula="of:=[.B363]/100" office:value-type="float" office:value="18.05" calcext:value-type="float">
            <text:p>18,05</text:p>
          </table:table-cell>
          <table:table-cell table:formula="of:=[.C363]*[.$D$1]" office:value-type="float" office:value="468.4697" calcext:value-type="float">
            <text:p>468,4697</text:p>
          </table:table-cell>
          <table:table-cell table:formula="of:=LOG([.D363]; 2)" office:value-type="float" office:value="8.8718119290714" calcext:value-type="float">
            <text:p>8,87</text:p>
          </table:table-cell>
          <table:table-cell table:formula="of:=[.C363]*[.$F$1]" office:value-type="float" office:value="902500" calcext:value-type="float">
            <text:p>902500</text:p>
          </table:table-cell>
          <table:table-cell table:formula="of:=LOG([.F363]; 2)" office:value-type="float" office:value="19.7835674064366" calcext:value-type="float">
            <text:p>19,78</text:p>
          </table:table-cell>
          <table:table-cell table:formula="of:=LOG([.A363]*[.$H$1]; 2)" office:value-type="float" office:value="13.5833178681375" calcext:value-type="float">
            <text:p>13,58</text:p>
          </table:table-cell>
          <table:table-cell table:formula="of:=[.$J$1] * LOG([.A363] + 0.1; 2)" office:value-type="float" office:value="24.6391383691777" calcext:value-type="float">
            <text:p>24,6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*5" office:value-type="float" office:value="1810" calcext:value-type="float">
            <text:p>1810</text:p>
          </table:table-cell>
          <table:table-cell table:formula="of:=[.B364]/100" office:value-type="float" office:value="18.1" calcext:value-type="float">
            <text:p>18,1</text:p>
          </table:table-cell>
          <table:table-cell table:formula="of:=[.C364]*[.$D$1]" office:value-type="float" office:value="469.7674" calcext:value-type="float">
            <text:p>469,7674</text:p>
          </table:table-cell>
          <table:table-cell table:formula="of:=LOG([.D364]; 2)" office:value-type="float" office:value="8.87580278926743" calcext:value-type="float">
            <text:p>8,88</text:p>
          </table:table-cell>
          <table:table-cell table:formula="of:=[.C364]*[.$F$1]" office:value-type="float" office:value="905000" calcext:value-type="float">
            <text:p>905000</text:p>
          </table:table-cell>
          <table:table-cell table:formula="of:=LOG([.F364]; 2)" office:value-type="float" office:value="19.7875582666327" calcext:value-type="float">
            <text:p>19,79</text:p>
          </table:table-cell>
          <table:table-cell table:formula="of:=LOG([.A364]*[.$H$1]; 2)" office:value-type="float" office:value="13.5873087283335" calcext:value-type="float">
            <text:p>13,59</text:p>
          </table:table-cell>
          <table:table-cell table:formula="of:=[.$J$1] * LOG([.A364] + 0.1; 2)" office:value-type="float" office:value="24.6507086631076" calcext:value-type="float">
            <text:p>24,6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*5" office:value-type="float" office:value="1815" calcext:value-type="float">
            <text:p>1815</text:p>
          </table:table-cell>
          <table:table-cell table:formula="of:=[.B365]/100" office:value-type="float" office:value="18.15" calcext:value-type="float">
            <text:p>18,15</text:p>
          </table:table-cell>
          <table:table-cell table:formula="of:=[.C365]*[.$D$1]" office:value-type="float" office:value="471.0651" calcext:value-type="float">
            <text:p>471,0651</text:p>
          </table:table-cell>
          <table:table-cell table:formula="of:=LOG([.D365]; 2)" office:value-type="float" office:value="8.87978264017998" calcext:value-type="float">
            <text:p>8,88</text:p>
          </table:table-cell>
          <table:table-cell table:formula="of:=[.C365]*[.$F$1]" office:value-type="float" office:value="907500" calcext:value-type="float">
            <text:p>907500</text:p>
          </table:table-cell>
          <table:table-cell table:formula="of:=LOG([.F365]; 2)" office:value-type="float" office:value="19.7915381175452" calcext:value-type="float">
            <text:p>19,79</text:p>
          </table:table-cell>
          <table:table-cell table:formula="of:=LOG([.A365]*[.$H$1]; 2)" office:value-type="float" office:value="13.5912885792461" calcext:value-type="float">
            <text:p>13,59</text:p>
          </table:table-cell>
          <table:table-cell table:formula="of:=[.$J$1] * LOG([.A365] + 0.1; 2)" office:value-type="float" office:value="24.6622470477473" calcext:value-type="float">
            <text:p>24,6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*5" office:value-type="float" office:value="1820" calcext:value-type="float">
            <text:p>1820</text:p>
          </table:table-cell>
          <table:table-cell table:formula="of:=[.B366]/100" office:value-type="float" office:value="18.2" calcext:value-type="float">
            <text:p>18,2</text:p>
          </table:table-cell>
          <table:table-cell table:formula="of:=[.C366]*[.$D$1]" office:value-type="float" office:value="472.3628" calcext:value-type="float">
            <text:p>472,3628</text:p>
          </table:table-cell>
          <table:table-cell table:formula="of:=LOG([.D366]; 2)" office:value-type="float" office:value="8.88375154238292" calcext:value-type="float">
            <text:p>8,88</text:p>
          </table:table-cell>
          <table:table-cell table:formula="of:=[.C366]*[.$F$1]" office:value-type="float" office:value="910000" calcext:value-type="float">
            <text:p>910000</text:p>
          </table:table-cell>
          <table:table-cell table:formula="of:=LOG([.F366]; 2)" office:value-type="float" office:value="19.7955070197481" calcext:value-type="float">
            <text:p>19,80</text:p>
          </table:table-cell>
          <table:table-cell table:formula="of:=LOG([.A366]*[.$H$1]; 2)" office:value-type="float" office:value="13.595257481449" calcext:value-type="float">
            <text:p>13,60</text:p>
          </table:table-cell>
          <table:table-cell table:formula="of:=[.$J$1] * LOG([.A366] + 0.1; 2)" office:value-type="float" office:value="24.6737536986157" calcext:value-type="float">
            <text:p>24,6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*5" office:value-type="float" office:value="1825" calcext:value-type="float">
            <text:p>1825</text:p>
          </table:table-cell>
          <table:table-cell table:formula="of:=[.B367]/100" office:value-type="float" office:value="18.25" calcext:value-type="float">
            <text:p>18,25</text:p>
          </table:table-cell>
          <table:table-cell table:formula="of:=[.C367]*[.$D$1]" office:value-type="float" office:value="473.6605" calcext:value-type="float">
            <text:p>473,6605</text:p>
          </table:table-cell>
          <table:table-cell table:formula="of:=LOG([.D367]; 2)" office:value-type="float" office:value="8.88770955595161" calcext:value-type="float">
            <text:p>8,89</text:p>
          </table:table-cell>
          <table:table-cell table:formula="of:=[.C367]*[.$F$1]" office:value-type="float" office:value="912500" calcext:value-type="float">
            <text:p>912500</text:p>
          </table:table-cell>
          <table:table-cell table:formula="of:=LOG([.F367]; 2)" office:value-type="float" office:value="19.7994650333168" calcext:value-type="float">
            <text:p>19,80</text:p>
          </table:table-cell>
          <table:table-cell table:formula="of:=LOG([.A367]*[.$H$1]; 2)" office:value-type="float" office:value="13.5992154950177" calcext:value-type="float">
            <text:p>13,60</text:p>
          </table:table-cell>
          <table:table-cell table:formula="of:=[.$J$1] * LOG([.A367] + 0.1; 2)" office:value-type="float" office:value="24.6852287897878" calcext:value-type="float">
            <text:p>24,6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*5" office:value-type="float" office:value="1830" calcext:value-type="float">
            <text:p>1830</text:p>
          </table:table-cell>
          <table:table-cell table:formula="of:=[.B368]/100" office:value-type="float" office:value="18.3" calcext:value-type="float">
            <text:p>18,3</text:p>
          </table:table-cell>
          <table:table-cell table:formula="of:=[.C368]*[.$D$1]" office:value-type="float" office:value="474.9582" calcext:value-type="float">
            <text:p>474,9582</text:p>
          </table:table-cell>
          <table:table-cell table:formula="of:=LOG([.D368]; 2)" office:value-type="float" office:value="8.89165674046827" calcext:value-type="float">
            <text:p>8,89</text:p>
          </table:table-cell>
          <table:table-cell table:formula="of:=[.C368]*[.$F$1]" office:value-type="float" office:value="915000" calcext:value-type="float">
            <text:p>915000</text:p>
          </table:table-cell>
          <table:table-cell table:formula="of:=LOG([.F368]; 2)" office:value-type="float" office:value="19.8034122178335" calcext:value-type="float">
            <text:p>19,80</text:p>
          </table:table-cell>
          <table:table-cell table:formula="of:=LOG([.A368]*[.$H$1]; 2)" office:value-type="float" office:value="13.6031626795344" calcext:value-type="float">
            <text:p>13,60</text:p>
          </table:table-cell>
          <table:table-cell table:formula="of:=[.$J$1] * LOG([.A368] + 0.1; 2)" office:value-type="float" office:value="24.6966724939098" calcext:value-type="float">
            <text:p>24,7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*5" office:value-type="float" office:value="1835" calcext:value-type="float">
            <text:p>1835</text:p>
          </table:table-cell>
          <table:table-cell table:formula="of:=[.B369]/100" office:value-type="float" office:value="18.35" calcext:value-type="float">
            <text:p>18,35</text:p>
          </table:table-cell>
          <table:table-cell table:formula="of:=[.C369]*[.$D$1]" office:value-type="float" office:value="476.2559" calcext:value-type="float">
            <text:p>476,2559</text:p>
          </table:table-cell>
          <table:table-cell table:formula="of:=LOG([.D369]; 2)" office:value-type="float" office:value="8.89559315502744" calcext:value-type="float">
            <text:p>8,90</text:p>
          </table:table-cell>
          <table:table-cell table:formula="of:=[.C369]*[.$F$1]" office:value-type="float" office:value="917500" calcext:value-type="float">
            <text:p>917500</text:p>
          </table:table-cell>
          <table:table-cell table:formula="of:=LOG([.F369]; 2)" office:value-type="float" office:value="19.8073486323927" calcext:value-type="float">
            <text:p>19,81</text:p>
          </table:table-cell>
          <table:table-cell table:formula="of:=LOG([.A369]*[.$H$1]; 2)" office:value-type="float" office:value="13.6070990940936" calcext:value-type="float">
            <text:p>13,61</text:p>
          </table:table-cell>
          <table:table-cell table:formula="of:=[.$J$1] * LOG([.A369] + 0.1; 2)" office:value-type="float" office:value="24.7080849822153" calcext:value-type="float">
            <text:p>24,7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*5" office:value-type="float" office:value="1840" calcext:value-type="float">
            <text:p>1840</text:p>
          </table:table-cell>
          <table:table-cell table:formula="of:=[.B370]/100" office:value-type="float" office:value="18.4" calcext:value-type="float">
            <text:p>18,4</text:p>
          </table:table-cell>
          <table:table-cell table:formula="of:=[.C370]*[.$D$1]" office:value-type="float" office:value="477.5536" calcext:value-type="float">
            <text:p>477,5536</text:p>
          </table:table-cell>
          <table:table-cell table:formula="of:=LOG([.D370]; 2)" office:value-type="float" office:value="8.89951885824124" calcext:value-type="float">
            <text:p>8,90</text:p>
          </table:table-cell>
          <table:table-cell table:formula="of:=[.C370]*[.$F$1]" office:value-type="float" office:value="920000" calcext:value-type="float">
            <text:p>920000</text:p>
          </table:table-cell>
          <table:table-cell table:formula="of:=LOG([.F370]; 2)" office:value-type="float" office:value="19.8112743356065" calcext:value-type="float">
            <text:p>19,81</text:p>
          </table:table-cell>
          <table:table-cell table:formula="of:=LOG([.A370]*[.$H$1]; 2)" office:value-type="float" office:value="13.6110247973074" calcext:value-type="float">
            <text:p>13,61</text:p>
          </table:table-cell>
          <table:table-cell table:formula="of:=[.$J$1] * LOG([.A370] + 0.1; 2)" office:value-type="float" office:value="24.7194664245404" calcext:value-type="float">
            <text:p>24,7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*5" office:value-type="float" office:value="1845" calcext:value-type="float">
            <text:p>1845</text:p>
          </table:table-cell>
          <table:table-cell table:formula="of:=[.B371]/100" office:value-type="float" office:value="18.45" calcext:value-type="float">
            <text:p>18,45</text:p>
          </table:table-cell>
          <table:table-cell table:formula="of:=[.C371]*[.$D$1]" office:value-type="float" office:value="478.8513" calcext:value-type="float">
            <text:p>478,8513</text:p>
          </table:table-cell>
          <table:table-cell table:formula="of:=LOG([.D371]; 2)" office:value-type="float" office:value="8.90343390824462" calcext:value-type="float">
            <text:p>8,90</text:p>
          </table:table-cell>
          <table:table-cell table:formula="of:=[.C371]*[.$F$1]" office:value-type="float" office:value="922500" calcext:value-type="float">
            <text:p>922500</text:p>
          </table:table-cell>
          <table:table-cell table:formula="of:=LOG([.F371]; 2)" office:value-type="float" office:value="19.8151893856098" calcext:value-type="float">
            <text:p>19,82</text:p>
          </table:table-cell>
          <table:table-cell table:formula="of:=LOG([.A371]*[.$H$1]; 2)" office:value-type="float" office:value="13.6149398473107" calcext:value-type="float">
            <text:p>13,61</text:p>
          </table:table-cell>
          <table:table-cell table:formula="of:=[.$J$1] * LOG([.A371] + 0.1; 2)" office:value-type="float" office:value="24.7308169893389" calcext:value-type="float">
            <text:p>24,7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*5" office:value-type="float" office:value="1850" calcext:value-type="float">
            <text:p>1850</text:p>
          </table:table-cell>
          <table:table-cell table:formula="of:=[.B372]/100" office:value-type="float" office:value="18.5" calcext:value-type="float">
            <text:p>18,5</text:p>
          </table:table-cell>
          <table:table-cell table:formula="of:=[.C372]*[.$D$1]" office:value-type="float" office:value="480.149" calcext:value-type="float">
            <text:p>480,149</text:p>
          </table:table-cell>
          <table:table-cell table:formula="of:=LOG([.D372]; 2)" office:value-type="float" office:value="8.90733836270054" calcext:value-type="float">
            <text:p>8,91</text:p>
          </table:table-cell>
          <table:table-cell table:formula="of:=[.C372]*[.$F$1]" office:value-type="float" office:value="925000" calcext:value-type="float">
            <text:p>925000</text:p>
          </table:table-cell>
          <table:table-cell table:formula="of:=LOG([.F372]; 2)" office:value-type="float" office:value="19.8190938400658" calcext:value-type="float">
            <text:p>19,82</text:p>
          </table:table-cell>
          <table:table-cell table:formula="of:=LOG([.A372]*[.$H$1]; 2)" office:value-type="float" office:value="13.6188443017667" calcext:value-type="float">
            <text:p>13,62</text:p>
          </table:table-cell>
          <table:table-cell table:formula="of:=[.$J$1] * LOG([.A372] + 0.1; 2)" office:value-type="float" office:value="24.7421368436973" calcext:value-type="float">
            <text:p>24,7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*5" office:value-type="float" office:value="1855" calcext:value-type="float">
            <text:p>1855</text:p>
          </table:table-cell>
          <table:table-cell table:formula="of:=[.B373]/100" office:value-type="float" office:value="18.55" calcext:value-type="float">
            <text:p>18,55</text:p>
          </table:table-cell>
          <table:table-cell table:formula="of:=[.C373]*[.$D$1]" office:value-type="float" office:value="481.4467" calcext:value-type="float">
            <text:p>481,4467</text:p>
          </table:table-cell>
          <table:table-cell table:formula="of:=LOG([.D373]; 2)" office:value-type="float" office:value="8.91123227880503" calcext:value-type="float">
            <text:p>8,91</text:p>
          </table:table-cell>
          <table:table-cell table:formula="of:=[.C373]*[.$F$1]" office:value-type="float" office:value="927500" calcext:value-type="float">
            <text:p>927500</text:p>
          </table:table-cell>
          <table:table-cell table:formula="of:=LOG([.F373]; 2)" office:value-type="float" office:value="19.8229877561703" calcext:value-type="float">
            <text:p>19,82</text:p>
          </table:table-cell>
          <table:table-cell table:formula="of:=LOG([.A373]*[.$H$1]; 2)" office:value-type="float" office:value="13.6227382178711" calcext:value-type="float">
            <text:p>13,62</text:p>
          </table:table-cell>
          <table:table-cell table:formula="of:=[.$J$1] * LOG([.A373] + 0.1; 2)" office:value-type="float" office:value="24.7534261533495" calcext:value-type="float">
            <text:p>24,7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*5" office:value-type="float" office:value="1860" calcext:value-type="float">
            <text:p>1860</text:p>
          </table:table-cell>
          <table:table-cell table:formula="of:=[.B374]/100" office:value-type="float" office:value="18.6" calcext:value-type="float">
            <text:p>18,6</text:p>
          </table:table-cell>
          <table:table-cell table:formula="of:=[.C374]*[.$D$1]" office:value-type="float" office:value="482.7444" calcext:value-type="float">
            <text:p>482,7444</text:p>
          </table:table-cell>
          <table:table-cell table:formula="of:=LOG([.D374]; 2)" office:value-type="float" office:value="8.91511571329226" calcext:value-type="float">
            <text:p>8,92</text:p>
          </table:table-cell>
          <table:table-cell table:formula="of:=[.C374]*[.$F$1]" office:value-type="float" office:value="930000" calcext:value-type="float">
            <text:p>930000</text:p>
          </table:table-cell>
          <table:table-cell table:formula="of:=LOG([.F374]; 2)" office:value-type="float" office:value="19.8268711906575" calcext:value-type="float">
            <text:p>19,83</text:p>
          </table:table-cell>
          <table:table-cell table:formula="of:=LOG([.A374]*[.$H$1]; 2)" office:value-type="float" office:value="13.6266216523584" calcext:value-type="float">
            <text:p>13,63</text:p>
          </table:table-cell>
          <table:table-cell table:formula="of:=[.$J$1] * LOG([.A374] + 0.1; 2)" office:value-type="float" office:value="24.7646850826914" calcext:value-type="float">
            <text:p>24,7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*5" office:value-type="float" office:value="1865" calcext:value-type="float">
            <text:p>1865</text:p>
          </table:table-cell>
          <table:table-cell table:formula="of:=[.B375]/100" office:value-type="float" office:value="18.65" calcext:value-type="float">
            <text:p>18,65</text:p>
          </table:table-cell>
          <table:table-cell table:formula="of:=[.C375]*[.$D$1]" office:value-type="float" office:value="484.0421" calcext:value-type="float">
            <text:p>484,0421</text:p>
          </table:table-cell>
          <table:table-cell table:formula="of:=LOG([.D375]; 2)" office:value-type="float" office:value="8.91898872243947" calcext:value-type="float">
            <text:p>8,92</text:p>
          </table:table-cell>
          <table:table-cell table:formula="of:=[.C375]*[.$F$1]" office:value-type="float" office:value="932500" calcext:value-type="float">
            <text:p>932500</text:p>
          </table:table-cell>
          <table:table-cell table:formula="of:=LOG([.F375]; 2)" office:value-type="float" office:value="19.8307441998047" calcext:value-type="float">
            <text:p>19,83</text:p>
          </table:table-cell>
          <table:table-cell table:formula="of:=LOG([.A375]*[.$H$1]; 2)" office:value-type="float" office:value="13.6304946615056" calcext:value-type="float">
            <text:p>13,63</text:p>
          </table:table-cell>
          <table:table-cell table:formula="of:=[.$J$1] * LOG([.A375] + 0.1; 2)" office:value-type="float" office:value="24.7759137947953" calcext:value-type="float">
            <text:p>24,7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*5" office:value-type="float" office:value="1870" calcext:value-type="float">
            <text:p>1870</text:p>
          </table:table-cell>
          <table:table-cell table:formula="of:=[.B376]/100" office:value-type="float" office:value="18.7" calcext:value-type="float">
            <text:p>18,7</text:p>
          </table:table-cell>
          <table:table-cell table:formula="of:=[.C376]*[.$D$1]" office:value-type="float" office:value="485.3398" calcext:value-type="float">
            <text:p>485,3398</text:p>
          </table:table-cell>
          <table:table-cell table:formula="of:=LOG([.D376]; 2)" office:value-type="float" office:value="8.92285136207186" calcext:value-type="float">
            <text:p>8,92</text:p>
          </table:table-cell>
          <table:table-cell table:formula="of:=[.C376]*[.$F$1]" office:value-type="float" office:value="935000" calcext:value-type="float">
            <text:p>935000</text:p>
          </table:table-cell>
          <table:table-cell table:formula="of:=LOG([.F376]; 2)" office:value-type="float" office:value="19.8346068394371" calcext:value-type="float">
            <text:p>19,83</text:p>
          </table:table-cell>
          <table:table-cell table:formula="of:=LOG([.A376]*[.$H$1]; 2)" office:value-type="float" office:value="13.634357301138" calcext:value-type="float">
            <text:p>13,63</text:p>
          </table:table-cell>
          <table:table-cell table:formula="of:=[.$J$1] * LOG([.A376] + 0.1; 2)" office:value-type="float" office:value="24.787112451424" calcext:value-type="float">
            <text:p>24,7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*5" office:value-type="float" office:value="1875" calcext:value-type="float">
            <text:p>1875</text:p>
          </table:table-cell>
          <table:table-cell table:formula="of:=[.B377]/100" office:value-type="float" office:value="18.75" calcext:value-type="float">
            <text:p>18,75</text:p>
          </table:table-cell>
          <table:table-cell table:formula="of:=[.C377]*[.$D$1]" office:value-type="float" office:value="486.6375" calcext:value-type="float">
            <text:p>486,6375</text:p>
          </table:table-cell>
          <table:table-cell table:formula="of:=LOG([.D377]; 2)" office:value-type="float" office:value="8.92670368756747" calcext:value-type="float">
            <text:p>8,93</text:p>
          </table:table-cell>
          <table:table-cell table:formula="of:=[.C377]*[.$F$1]" office:value-type="float" office:value="937500" calcext:value-type="float">
            <text:p>937500</text:p>
          </table:table-cell>
          <table:table-cell table:formula="of:=LOG([.F377]; 2)" office:value-type="float" office:value="19.8384591649327" calcext:value-type="float">
            <text:p>19,84</text:p>
          </table:table-cell>
          <table:table-cell table:formula="of:=LOG([.A377]*[.$H$1]; 2)" office:value-type="float" office:value="13.6382096266336" calcext:value-type="float">
            <text:p>13,64</text:p>
          </table:table-cell>
          <table:table-cell table:formula="of:=[.$J$1] * LOG([.A377] + 0.1; 2)" office:value-type="float" office:value="24.7982812130449" calcext:value-type="float">
            <text:p>24,8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*5" office:value-type="float" office:value="1880" calcext:value-type="float">
            <text:p>1880</text:p>
          </table:table-cell>
          <table:table-cell table:formula="of:=[.B378]/100" office:value-type="float" office:value="18.8" calcext:value-type="float">
            <text:p>18,8</text:p>
          </table:table-cell>
          <table:table-cell table:formula="of:=[.C378]*[.$D$1]" office:value-type="float" office:value="487.9352" calcext:value-type="float">
            <text:p>487,9352</text:p>
          </table:table-cell>
          <table:table-cell table:formula="of:=LOG([.D378]; 2)" office:value-type="float" office:value="8.93054575386186" calcext:value-type="float">
            <text:p>8,93</text:p>
          </table:table-cell>
          <table:table-cell table:formula="of:=[.C378]*[.$F$1]" office:value-type="float" office:value="940000" calcext:value-type="float">
            <text:p>940000</text:p>
          </table:table-cell>
          <table:table-cell table:formula="of:=LOG([.F378]; 2)" office:value-type="float" office:value="19.8423012312271" calcext:value-type="float">
            <text:p>19,84</text:p>
          </table:table-cell>
          <table:table-cell table:formula="of:=LOG([.A378]*[.$H$1]; 2)" office:value-type="float" office:value="13.642051692928" calcext:value-type="float">
            <text:p>13,64</text:p>
          </table:table-cell>
          <table:table-cell table:formula="of:=[.$J$1] * LOG([.A378] + 0.1; 2)" office:value-type="float" office:value="24.8094202388435" calcext:value-type="float">
            <text:p>24,8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*5" office:value-type="float" office:value="1885" calcext:value-type="float">
            <text:p>1885</text:p>
          </table:table-cell>
          <table:table-cell table:formula="of:=[.B379]/100" office:value-type="float" office:value="18.85" calcext:value-type="float">
            <text:p>18,85</text:p>
          </table:table-cell>
          <table:table-cell table:formula="of:=[.C379]*[.$D$1]" office:value-type="float" office:value="489.2329" calcext:value-type="float">
            <text:p>489,2329</text:p>
          </table:table-cell>
          <table:table-cell table:formula="of:=LOG([.D379]; 2)" office:value-type="float" office:value="8.93437761545289" calcext:value-type="float">
            <text:p>8,93</text:p>
          </table:table-cell>
          <table:table-cell table:formula="of:=[.C379]*[.$F$1]" office:value-type="float" office:value="942500" calcext:value-type="float">
            <text:p>942500</text:p>
          </table:table-cell>
          <table:table-cell table:formula="of:=LOG([.F379]; 2)" office:value-type="float" office:value="19.8461330928181" calcext:value-type="float">
            <text:p>19,85</text:p>
          </table:table-cell>
          <table:table-cell table:formula="of:=LOG([.A379]*[.$H$1]; 2)" office:value-type="float" office:value="13.645883554519" calcext:value-type="float">
            <text:p>13,65</text:p>
          </table:table-cell>
          <table:table-cell table:formula="of:=[.$J$1] * LOG([.A379] + 0.1; 2)" office:value-type="float" office:value="24.8205296867375" calcext:value-type="float">
            <text:p>24,8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*5" office:value-type="float" office:value="1890" calcext:value-type="float">
            <text:p>1890</text:p>
          </table:table-cell>
          <table:table-cell table:formula="of:=[.B380]/100" office:value-type="float" office:value="18.9" calcext:value-type="float">
            <text:p>18,9</text:p>
          </table:table-cell>
          <table:table-cell table:formula="of:=[.C380]*[.$D$1]" office:value-type="float" office:value="490.5306" calcext:value-type="float">
            <text:p>490,5306</text:p>
          </table:table-cell>
          <table:table-cell table:formula="of:=LOG([.D380]; 2)" office:value-type="float" office:value="8.9381993264053" calcext:value-type="float">
            <text:p>8,94</text:p>
          </table:table-cell>
          <table:table-cell table:formula="of:=[.C380]*[.$F$1]" office:value-type="float" office:value="945000" calcext:value-type="float">
            <text:p>945000</text:p>
          </table:table-cell>
          <table:table-cell table:formula="of:=LOG([.F380]; 2)" office:value-type="float" office:value="19.8499548037705" calcext:value-type="float">
            <text:p>19,85</text:p>
          </table:table-cell>
          <table:table-cell table:formula="of:=LOG([.A380]*[.$H$1]; 2)" office:value-type="float" office:value="13.6497052654714" calcext:value-type="float">
            <text:p>13,65</text:p>
          </table:table-cell>
          <table:table-cell table:formula="of:=[.$J$1] * LOG([.A380] + 0.1; 2)" office:value-type="float" office:value="24.8316097133896" calcext:value-type="float">
            <text:p>24,8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*5" office:value-type="float" office:value="1895" calcext:value-type="float">
            <text:p>1895</text:p>
          </table:table-cell>
          <table:table-cell table:formula="of:=[.B381]/100" office:value-type="float" office:value="18.95" calcext:value-type="float">
            <text:p>18,95</text:p>
          </table:table-cell>
          <table:table-cell table:formula="of:=[.C381]*[.$D$1]" office:value-type="float" office:value="491.8283" calcext:value-type="float">
            <text:p>491,8283</text:p>
          </table:table-cell>
          <table:table-cell table:formula="of:=LOG([.D381]; 2)" office:value-type="float" office:value="8.94201094035532" calcext:value-type="float">
            <text:p>8,94</text:p>
          </table:table-cell>
          <table:table-cell table:formula="of:=[.C381]*[.$F$1]" office:value-type="float" office:value="947500" calcext:value-type="float">
            <text:p>947500</text:p>
          </table:table-cell>
          <table:table-cell table:formula="of:=LOG([.F381]; 2)" office:value-type="float" office:value="19.8537664177205" calcext:value-type="float">
            <text:p>19,85</text:p>
          </table:table-cell>
          <table:table-cell table:formula="of:=LOG([.A381]*[.$H$1]; 2)" office:value-type="float" office:value="13.6535168794214" calcext:value-type="float">
            <text:p>13,65</text:p>
          </table:table-cell>
          <table:table-cell table:formula="of:=[.$J$1] * LOG([.A381] + 0.1; 2)" office:value-type="float" office:value="24.8426604742215" calcext:value-type="float">
            <text:p>24,8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*5" office:value-type="float" office:value="1900" calcext:value-type="float">
            <text:p>1900</text:p>
          </table:table-cell>
          <table:table-cell table:formula="of:=[.B382]/100" office:value-type="float" office:value="19" calcext:value-type="float">
            <text:p>19</text:p>
          </table:table-cell>
          <table:table-cell table:formula="of:=[.C382]*[.$D$1]" office:value-type="float" office:value="493.126" calcext:value-type="float">
            <text:p>493,126</text:p>
          </table:table-cell>
          <table:table-cell table:formula="of:=LOG([.D382]; 2)" office:value-type="float" office:value="8.94581251051518" calcext:value-type="float">
            <text:p>8,95</text:p>
          </table:table-cell>
          <table:table-cell table:formula="of:=[.C382]*[.$F$1]" office:value-type="float" office:value="950000" calcext:value-type="float">
            <text:p>950000</text:p>
          </table:table-cell>
          <table:table-cell table:formula="of:=LOG([.F382]; 2)" office:value-type="float" office:value="19.8575679878804" calcext:value-type="float">
            <text:p>19,86</text:p>
          </table:table-cell>
          <table:table-cell table:formula="of:=LOG([.A382]*[.$H$1]; 2)" office:value-type="float" office:value="13.6573184495813" calcext:value-type="float">
            <text:p>13,66</text:p>
          </table:table-cell>
          <table:table-cell table:formula="of:=[.$J$1] * LOG([.A382] + 0.1; 2)" office:value-type="float" office:value="24.8536821234263" calcext:value-type="float">
            <text:p>24,8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*5" office:value-type="float" office:value="1905" calcext:value-type="float">
            <text:p>1905</text:p>
          </table:table-cell>
          <table:table-cell table:formula="of:=[.B383]/100" office:value-type="float" office:value="19.05" calcext:value-type="float">
            <text:p>19,05</text:p>
          </table:table-cell>
          <table:table-cell table:formula="of:=[.C383]*[.$D$1]" office:value-type="float" office:value="494.4237" calcext:value-type="float">
            <text:p>494,4237</text:p>
          </table:table-cell>
          <table:table-cell table:formula="of:=LOG([.D383]; 2)" office:value-type="float" office:value="8.94960408967755" calcext:value-type="float">
            <text:p>8,95</text:p>
          </table:table-cell>
          <table:table-cell table:formula="of:=[.C383]*[.$F$1]" office:value-type="float" office:value="952500" calcext:value-type="float">
            <text:p>952500</text:p>
          </table:table-cell>
          <table:table-cell table:formula="of:=LOG([.F383]; 2)" office:value-type="float" office:value="19.8613595670428" calcext:value-type="float">
            <text:p>19,86</text:p>
          </table:table-cell>
          <table:table-cell table:formula="of:=LOG([.A383]*[.$H$1]; 2)" office:value-type="float" office:value="13.6611100287437" calcext:value-type="float">
            <text:p>13,66</text:p>
          </table:table-cell>
          <table:table-cell table:formula="of:=[.$J$1] * LOG([.A383] + 0.1; 2)" office:value-type="float" office:value="24.8646748139819" calcext:value-type="float">
            <text:p>24,8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*5" office:value-type="float" office:value="1910" calcext:value-type="float">
            <text:p>1910</text:p>
          </table:table-cell>
          <table:table-cell table:formula="of:=[.B384]/100" office:value-type="float" office:value="19.1" calcext:value-type="float">
            <text:p>19,1</text:p>
          </table:table-cell>
          <table:table-cell table:formula="of:=[.C384]*[.$D$1]" office:value-type="float" office:value="495.7214" calcext:value-type="float">
            <text:p>495,7214</text:p>
          </table:table-cell>
          <table:table-cell table:formula="of:=LOG([.D384]; 2)" office:value-type="float" office:value="8.95338573021998" calcext:value-type="float">
            <text:p>8,95</text:p>
          </table:table-cell>
          <table:table-cell table:formula="of:=[.C384]*[.$F$1]" office:value-type="float" office:value="955000" calcext:value-type="float">
            <text:p>955000</text:p>
          </table:table-cell>
          <table:table-cell table:formula="of:=LOG([.F384]; 2)" office:value-type="float" office:value="19.8651412075852" calcext:value-type="float">
            <text:p>19,87</text:p>
          </table:table-cell>
          <table:table-cell table:formula="of:=LOG([.A384]*[.$H$1]; 2)" office:value-type="float" office:value="13.6648916692861" calcext:value-type="float">
            <text:p>13,66</text:p>
          </table:table-cell>
          <table:table-cell table:formula="of:=[.$J$1] * LOG([.A384] + 0.1; 2)" office:value-type="float" office:value="24.8756386976634" calcext:value-type="float">
            <text:p>24,8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*5" office:value-type="float" office:value="1915" calcext:value-type="float">
            <text:p>1915</text:p>
          </table:table-cell>
          <table:table-cell table:formula="of:=[.B385]/100" office:value-type="float" office:value="19.15" calcext:value-type="float">
            <text:p>19,15</text:p>
          </table:table-cell>
          <table:table-cell table:formula="of:=[.C385]*[.$D$1]" office:value-type="float" office:value="497.0191" calcext:value-type="float">
            <text:p>497,0191</text:p>
          </table:table-cell>
          <table:table-cell table:formula="of:=LOG([.D385]; 2)" office:value-type="float" office:value="8.95715748410918" calcext:value-type="float">
            <text:p>8,96</text:p>
          </table:table-cell>
          <table:table-cell table:formula="of:=[.C385]*[.$F$1]" office:value-type="float" office:value="957500" calcext:value-type="float">
            <text:p>957500</text:p>
          </table:table-cell>
          <table:table-cell table:formula="of:=LOG([.F385]; 2)" office:value-type="float" office:value="19.8689129614744" calcext:value-type="float">
            <text:p>19,87</text:p>
          </table:table-cell>
          <table:table-cell table:formula="of:=LOG([.A385]*[.$H$1]; 2)" office:value-type="float" office:value="13.6686634231753" calcext:value-type="float">
            <text:p>13,67</text:p>
          </table:table-cell>
          <table:table-cell table:formula="of:=[.$J$1] * LOG([.A385] + 0.1; 2)" office:value-type="float" office:value="24.8865739250559" calcext:value-type="float">
            <text:p>24,8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*5" office:value-type="float" office:value="1920" calcext:value-type="float">
            <text:p>1920</text:p>
          </table:table-cell>
          <table:table-cell table:formula="of:=[.B386]/100" office:value-type="float" office:value="19.2" calcext:value-type="float">
            <text:p>19,2</text:p>
          </table:table-cell>
          <table:table-cell table:formula="of:=[.C386]*[.$D$1]" office:value-type="float" office:value="498.3168" calcext:value-type="float">
            <text:p>498,3168</text:p>
          </table:table-cell>
          <table:table-cell table:formula="of:=LOG([.D386]; 2)" office:value-type="float" office:value="8.96091940290538" calcext:value-type="float">
            <text:p>8,96</text:p>
          </table:table-cell>
          <table:table-cell table:formula="of:=[.C386]*[.$F$1]" office:value-type="float" office:value="960000" calcext:value-type="float">
            <text:p>960000</text:p>
          </table:table-cell>
          <table:table-cell table:formula="of:=LOG([.F386]; 2)" office:value-type="float" office:value="19.8726748802706" calcext:value-type="float">
            <text:p>19,87</text:p>
          </table:table-cell>
          <table:table-cell table:formula="of:=LOG([.A386]*[.$H$1]; 2)" office:value-type="float" office:value="13.6724253419715" calcext:value-type="float">
            <text:p>13,67</text:p>
          </table:table-cell>
          <table:table-cell table:formula="of:=[.$J$1] * LOG([.A386] + 0.1; 2)" office:value-type="float" office:value="24.8974806455667" calcext:value-type="float">
            <text:p>24,9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*5" office:value-type="float" office:value="1925" calcext:value-type="float">
            <text:p>1925</text:p>
          </table:table-cell>
          <table:table-cell table:formula="of:=[.B387]/100" office:value-type="float" office:value="19.25" calcext:value-type="float">
            <text:p>19,25</text:p>
          </table:table-cell>
          <table:table-cell table:formula="of:=[.C387]*[.$D$1]" office:value-type="float" office:value="499.6145" calcext:value-type="float">
            <text:p>499,6145</text:p>
          </table:table-cell>
          <table:table-cell table:formula="of:=LOG([.D387]; 2)" office:value-type="float" office:value="8.96467153776649" calcext:value-type="float">
            <text:p>8,96</text:p>
          </table:table-cell>
          <table:table-cell table:formula="of:=[.C387]*[.$F$1]" office:value-type="float" office:value="962500" calcext:value-type="float">
            <text:p>962500</text:p>
          </table:table-cell>
          <table:table-cell table:formula="of:=LOG([.F387]; 2)" office:value-type="float" office:value="19.8764270151317" calcext:value-type="float">
            <text:p>19,88</text:p>
          </table:table-cell>
          <table:table-cell table:formula="of:=LOG([.A387]*[.$H$1]; 2)" office:value-type="float" office:value="13.6761774768326" calcext:value-type="float">
            <text:p>13,68</text:p>
          </table:table-cell>
          <table:table-cell table:formula="of:=[.$J$1] * LOG([.A387] + 0.1; 2)" office:value-type="float" office:value="24.9083590074379" calcext:value-type="float">
            <text:p>24,9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*5" office:value-type="float" office:value="1930" calcext:value-type="float">
            <text:p>1930</text:p>
          </table:table-cell>
          <table:table-cell table:formula="of:=[.B388]/100" office:value-type="float" office:value="19.3" calcext:value-type="float">
            <text:p>19,3</text:p>
          </table:table-cell>
          <table:table-cell table:formula="of:=[.C388]*[.$D$1]" office:value-type="float" office:value="500.9122" calcext:value-type="float">
            <text:p>500,9122</text:p>
          </table:table-cell>
          <table:table-cell table:formula="of:=LOG([.D388]; 2)" office:value-type="float" office:value="8.96841393945231" calcext:value-type="float">
            <text:p>8,97</text:p>
          </table:table-cell>
          <table:table-cell table:formula="of:=[.C388]*[.$F$1]" office:value-type="float" office:value="965000" calcext:value-type="float">
            <text:p>965000</text:p>
          </table:table-cell>
          <table:table-cell table:formula="of:=LOG([.F388]; 2)" office:value-type="float" office:value="19.8801694168175" calcext:value-type="float">
            <text:p>19,88</text:p>
          </table:table-cell>
          <table:table-cell table:formula="of:=LOG([.A388]*[.$H$1]; 2)" office:value-type="float" office:value="13.6799198785184" calcext:value-type="float">
            <text:p>13,68</text:p>
          </table:table-cell>
          <table:table-cell table:formula="of:=[.$J$1] * LOG([.A388] + 0.1; 2)" office:value-type="float" office:value="24.919209157758" calcext:value-type="float">
            <text:p>24,9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*5" office:value-type="float" office:value="1935" calcext:value-type="float">
            <text:p>1935</text:p>
          </table:table-cell>
          <table:table-cell table:formula="of:=[.B389]/100" office:value-type="float" office:value="19.35" calcext:value-type="float">
            <text:p>19,35</text:p>
          </table:table-cell>
          <table:table-cell table:formula="of:=[.C389]*[.$D$1]" office:value-type="float" office:value="502.2099" calcext:value-type="float">
            <text:p>502,2099</text:p>
          </table:table-cell>
          <table:table-cell table:formula="of:=LOG([.D389]; 2)" office:value-type="float" office:value="8.97214665832864" calcext:value-type="float">
            <text:p>8,97</text:p>
          </table:table-cell>
          <table:table-cell table:formula="of:=[.C389]*[.$F$1]" office:value-type="float" office:value="967500" calcext:value-type="float">
            <text:p>967500</text:p>
          </table:table-cell>
          <table:table-cell table:formula="of:=LOG([.F389]; 2)" office:value-type="float" office:value="19.8839021356939" calcext:value-type="float">
            <text:p>19,88</text:p>
          </table:table-cell>
          <table:table-cell table:formula="of:=LOG([.A389]*[.$H$1]; 2)" office:value-type="float" office:value="13.6836525973947" calcext:value-type="float">
            <text:p>13,68</text:p>
          </table:table-cell>
          <table:table-cell table:formula="of:=[.$J$1] * LOG([.A389] + 0.1; 2)" office:value-type="float" office:value="24.9300312424744" calcext:value-type="float">
            <text:p>24,9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*5" office:value-type="float" office:value="1940" calcext:value-type="float">
            <text:p>1940</text:p>
          </table:table-cell>
          <table:table-cell table:formula="of:=[.B390]/100" office:value-type="float" office:value="19.4" calcext:value-type="float">
            <text:p>19,4</text:p>
          </table:table-cell>
          <table:table-cell table:formula="of:=[.C390]*[.$D$1]" office:value-type="float" office:value="503.5076" calcext:value-type="float">
            <text:p>503,5076</text:p>
          </table:table-cell>
          <table:table-cell table:formula="of:=LOG([.D390]; 2)" office:value-type="float" office:value="8.97586974437136" calcext:value-type="float">
            <text:p>8,98</text:p>
          </table:table-cell>
          <table:table-cell table:formula="of:=[.C390]*[.$F$1]" office:value-type="float" office:value="970000" calcext:value-type="float">
            <text:p>970000</text:p>
          </table:table-cell>
          <table:table-cell table:formula="of:=LOG([.F390]; 2)" office:value-type="float" office:value="19.8876252217366" calcext:value-type="float">
            <text:p>19,89</text:p>
          </table:table-cell>
          <table:table-cell table:formula="of:=LOG([.A390]*[.$H$1]; 2)" office:value-type="float" office:value="13.6873756834375" calcext:value-type="float">
            <text:p>13,69</text:p>
          </table:table-cell>
          <table:table-cell table:formula="of:=[.$J$1] * LOG([.A390] + 0.1; 2)" office:value-type="float" office:value="24.9408254064044" calcext:value-type="float">
            <text:p>24,9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*5" office:value-type="float" office:value="1945" calcext:value-type="float">
            <text:p>1945</text:p>
          </table:table-cell>
          <table:table-cell table:formula="of:=[.B391]/100" office:value-type="float" office:value="19.45" calcext:value-type="float">
            <text:p>19,45</text:p>
          </table:table-cell>
          <table:table-cell table:formula="of:=[.C391]*[.$D$1]" office:value-type="float" office:value="504.8053" calcext:value-type="float">
            <text:p>504,8053</text:p>
          </table:table-cell>
          <table:table-cell table:formula="of:=LOG([.D391]; 2)" office:value-type="float" office:value="8.97958324717042" calcext:value-type="float">
            <text:p>8,98</text:p>
          </table:table-cell>
          <table:table-cell table:formula="of:=[.C391]*[.$F$1]" office:value-type="float" office:value="972500" calcext:value-type="float">
            <text:p>972500</text:p>
          </table:table-cell>
          <table:table-cell table:formula="of:=LOG([.F391]; 2)" office:value-type="float" office:value="19.8913387245356" calcext:value-type="float">
            <text:p>19,89</text:p>
          </table:table-cell>
          <table:table-cell table:formula="of:=LOG([.A391]*[.$H$1]; 2)" office:value-type="float" office:value="13.6910891862365" calcext:value-type="float">
            <text:p>13,69</text:p>
          </table:table-cell>
          <table:table-cell table:formula="of:=[.$J$1] * LOG([.A391] + 0.1; 2)" office:value-type="float" office:value="24.9515917932479" calcext:value-type="float">
            <text:p>24,9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*5" office:value-type="float" office:value="1950" calcext:value-type="float">
            <text:p>1950</text:p>
          </table:table-cell>
          <table:table-cell table:formula="of:=[.B392]/100" office:value-type="float" office:value="19.5" calcext:value-type="float">
            <text:p>19,5</text:p>
          </table:table-cell>
          <table:table-cell table:formula="of:=[.C392]*[.$D$1]" office:value-type="float" office:value="506.103" calcext:value-type="float">
            <text:p>506,103</text:p>
          </table:table-cell>
          <table:table-cell table:formula="of:=LOG([.D392]; 2)" office:value-type="float" office:value="8.98328721593384" calcext:value-type="float">
            <text:p>8,98</text:p>
          </table:table-cell>
          <table:table-cell table:formula="of:=[.C392]*[.$F$1]" office:value-type="float" office:value="975000" calcext:value-type="float">
            <text:p>975000</text:p>
          </table:table-cell>
          <table:table-cell table:formula="of:=LOG([.F392]; 2)" office:value-type="float" office:value="19.8950426932991" calcext:value-type="float">
            <text:p>19,90</text:p>
          </table:table-cell>
          <table:table-cell table:formula="of:=LOG([.A392]*[.$H$1]; 2)" office:value-type="float" office:value="13.694793155" calcext:value-type="float">
            <text:p>13,69</text:p>
          </table:table-cell>
          <table:table-cell table:formula="of:=[.$J$1] * LOG([.A392] + 0.1; 2)" office:value-type="float" office:value="24.9623305455979" calcext:value-type="float">
            <text:p>24,9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*5" office:value-type="float" office:value="1955" calcext:value-type="float">
            <text:p>1955</text:p>
          </table:table-cell>
          <table:table-cell table:formula="of:=[.B393]/100" office:value-type="float" office:value="19.55" calcext:value-type="float">
            <text:p>19,55</text:p>
          </table:table-cell>
          <table:table-cell table:formula="of:=[.C393]*[.$D$1]" office:value-type="float" office:value="507.4007" calcext:value-type="float">
            <text:p>507,4007</text:p>
          </table:table-cell>
          <table:table-cell table:formula="of:=LOG([.D393]; 2)" office:value-type="float" office:value="8.98698169949158" calcext:value-type="float">
            <text:p>8,99</text:p>
          </table:table-cell>
          <table:table-cell table:formula="of:=[.C393]*[.$F$1]" office:value-type="float" office:value="977500" calcext:value-type="float">
            <text:p>977500</text:p>
          </table:table-cell>
          <table:table-cell table:formula="of:=LOG([.F393]; 2)" office:value-type="float" office:value="19.8987371768568" calcext:value-type="float">
            <text:p>19,90</text:p>
          </table:table-cell>
          <table:table-cell table:formula="of:=LOG([.A393]*[.$H$1]; 2)" office:value-type="float" office:value="13.6984876385577" calcext:value-type="float">
            <text:p>13,70</text:p>
          </table:table-cell>
          <table:table-cell table:formula="of:=[.$J$1] * LOG([.A393] + 0.1; 2)" office:value-type="float" office:value="24.9730418049522" calcext:value-type="float">
            <text:p>24,9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*5" office:value-type="float" office:value="1960" calcext:value-type="float">
            <text:p>1960</text:p>
          </table:table-cell>
          <table:table-cell table:formula="of:=[.B394]/100" office:value-type="float" office:value="19.6" calcext:value-type="float">
            <text:p>19,6</text:p>
          </table:table-cell>
          <table:table-cell table:formula="of:=[.C394]*[.$D$1]" office:value-type="float" office:value="508.6984" calcext:value-type="float">
            <text:p>508,6984</text:p>
          </table:table-cell>
          <table:table-cell table:formula="of:=LOG([.D394]; 2)" office:value-type="float" office:value="8.99066674629944" calcext:value-type="float">
            <text:p>8,99</text:p>
          </table:table-cell>
          <table:table-cell table:formula="of:=[.C394]*[.$F$1]" office:value-type="float" office:value="980000" calcext:value-type="float">
            <text:p>980000</text:p>
          </table:table-cell>
          <table:table-cell table:formula="of:=LOG([.F394]; 2)" office:value-type="float" office:value="19.9024222236647" calcext:value-type="float">
            <text:p>19,90</text:p>
          </table:table-cell>
          <table:table-cell table:formula="of:=LOG([.A394]*[.$H$1]; 2)" office:value-type="float" office:value="13.7021726853655" calcext:value-type="float">
            <text:p>13,70</text:p>
          </table:table-cell>
          <table:table-cell table:formula="of:=[.$J$1] * LOG([.A394] + 0.1; 2)" office:value-type="float" office:value="24.9837257117248" calcext:value-type="float">
            <text:p>24,9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*5" office:value-type="float" office:value="1965" calcext:value-type="float">
            <text:p>1965</text:p>
          </table:table-cell>
          <table:table-cell table:formula="of:=[.B395]/100" office:value-type="float" office:value="19.65" calcext:value-type="float">
            <text:p>19,65</text:p>
          </table:table-cell>
          <table:table-cell table:formula="of:=[.C395]*[.$D$1]" office:value-type="float" office:value="509.9961" calcext:value-type="float">
            <text:p>509,9961</text:p>
          </table:table-cell>
          <table:table-cell table:formula="of:=LOG([.D395]; 2)" office:value-type="float" office:value="8.99434240444283" calcext:value-type="float">
            <text:p>8,99</text:p>
          </table:table-cell>
          <table:table-cell table:formula="of:=[.C395]*[.$F$1]" office:value-type="float" office:value="982500" calcext:value-type="float">
            <text:p>982500</text:p>
          </table:table-cell>
          <table:table-cell table:formula="of:=LOG([.F395]; 2)" office:value-type="float" office:value="19.9060978818081" calcext:value-type="float">
            <text:p>19,91</text:p>
          </table:table-cell>
          <table:table-cell table:formula="of:=LOG([.A395]*[.$H$1]; 2)" office:value-type="float" office:value="13.7058483435089" calcext:value-type="float">
            <text:p>13,71</text:p>
          </table:table-cell>
          <table:table-cell table:formula="of:=[.$J$1] * LOG([.A395] + 0.1; 2)" office:value-type="float" office:value="24.9943824052565" calcext:value-type="float">
            <text:p>24,9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*5" office:value-type="float" office:value="1970" calcext:value-type="float">
            <text:p>1970</text:p>
          </table:table-cell>
          <table:table-cell table:formula="of:=[.B396]/100" office:value-type="float" office:value="19.7" calcext:value-type="float">
            <text:p>19,7</text:p>
          </table:table-cell>
          <table:table-cell table:formula="of:=[.C396]*[.$D$1]" office:value-type="float" office:value="511.2938" calcext:value-type="float">
            <text:p>511,2938</text:p>
          </table:table-cell>
          <table:table-cell table:formula="of:=LOG([.D396]; 2)" office:value-type="float" office:value="8.9980087216406" calcext:value-type="float">
            <text:p>9,00</text:p>
          </table:table-cell>
          <table:table-cell table:formula="of:=[.C396]*[.$F$1]" office:value-type="float" office:value="985000" calcext:value-type="float">
            <text:p>985000</text:p>
          </table:table-cell>
          <table:table-cell table:formula="of:=LOG([.F396]; 2)" office:value-type="float" office:value="19.9097641990058" calcext:value-type="float">
            <text:p>19,91</text:p>
          </table:table-cell>
          <table:table-cell table:formula="of:=LOG([.A396]*[.$H$1]; 2)" office:value-type="float" office:value="13.7095146607067" calcext:value-type="float">
            <text:p>13,71</text:p>
          </table:table-cell>
          <table:table-cell table:formula="of:=[.$J$1] * LOG([.A396] + 0.1; 2)" office:value-type="float" office:value="25.0050120238264" calcext:value-type="float">
            <text:p>25,0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*5" office:value-type="float" office:value="1975" calcext:value-type="float">
            <text:p>1975</text:p>
          </table:table-cell>
          <table:table-cell table:formula="of:=[.B397]/100" office:value-type="float" office:value="19.75" calcext:value-type="float">
            <text:p>19,75</text:p>
          </table:table-cell>
          <table:table-cell table:formula="of:=[.C397]*[.$D$1]" office:value-type="float" office:value="512.5915" calcext:value-type="float">
            <text:p>512,5915</text:p>
          </table:table-cell>
          <table:table-cell table:formula="of:=LOG([.D397]; 2)" office:value-type="float" office:value="9.00166574524869" calcext:value-type="float">
            <text:p>9,00</text:p>
          </table:table-cell>
          <table:table-cell table:formula="of:=[.C397]*[.$F$1]" office:value-type="float" office:value="987500" calcext:value-type="float">
            <text:p>987500</text:p>
          </table:table-cell>
          <table:table-cell table:formula="of:=LOG([.F397]; 2)" office:value-type="float" office:value="19.9134212226139" calcext:value-type="float">
            <text:p>19,91</text:p>
          </table:table-cell>
          <table:table-cell table:formula="of:=LOG([.A397]*[.$H$1]; 2)" office:value-type="float" office:value="13.7131716843148" calcext:value-type="float">
            <text:p>13,71</text:p>
          </table:table-cell>
          <table:table-cell table:formula="of:=[.$J$1] * LOG([.A397] + 0.1; 2)" office:value-type="float" office:value="25.0156147046619" calcext:value-type="float">
            <text:p>25,0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*5" office:value-type="float" office:value="1980" calcext:value-type="float">
            <text:p>1980</text:p>
          </table:table-cell>
          <table:table-cell table:formula="of:=[.B398]/100" office:value-type="float" office:value="19.8" calcext:value-type="float">
            <text:p>19,8</text:p>
          </table:table-cell>
          <table:table-cell table:formula="of:=[.C398]*[.$D$1]" office:value-type="float" office:value="513.8892" calcext:value-type="float">
            <text:p>513,8892</text:p>
          </table:table-cell>
          <table:table-cell table:formula="of:=LOG([.D398]; 2)" office:value-type="float" office:value="9.00531352226384" calcext:value-type="float">
            <text:p>9,01</text:p>
          </table:table-cell>
          <table:table-cell table:formula="of:=[.C398]*[.$F$1]" office:value-type="float" office:value="990000" calcext:value-type="float">
            <text:p>990000</text:p>
          </table:table-cell>
          <table:table-cell table:formula="of:=LOG([.F398]; 2)" office:value-type="float" office:value="19.9170689996291" calcext:value-type="float">
            <text:p>19,92</text:p>
          </table:table-cell>
          <table:table-cell table:formula="of:=LOG([.A398]*[.$H$1]; 2)" office:value-type="float" office:value="13.71681946133" calcext:value-type="float">
            <text:p>13,72</text:p>
          </table:table-cell>
          <table:table-cell table:formula="of:=[.$J$1] * LOG([.A398] + 0.1; 2)" office:value-type="float" office:value="25.02619058395" calcext:value-type="float">
            <text:p>25,0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*5" office:value-type="float" office:value="1985" calcext:value-type="float">
            <text:p>1985</text:p>
          </table:table-cell>
          <table:table-cell table:formula="of:=[.B399]/100" office:value-type="float" office:value="19.85" calcext:value-type="float">
            <text:p>19,85</text:p>
          </table:table-cell>
          <table:table-cell table:formula="of:=[.C399]*[.$D$1]" office:value-type="float" office:value="515.1869" calcext:value-type="float">
            <text:p>515,1869</text:p>
          </table:table-cell>
          <table:table-cell table:formula="of:=LOG([.D399]; 2)" office:value-type="float" office:value="9.00895209932719" calcext:value-type="float">
            <text:p>9,01</text:p>
          </table:table-cell>
          <table:table-cell table:formula="of:=[.C399]*[.$F$1]" office:value-type="float" office:value="992500" calcext:value-type="float">
            <text:p>992500</text:p>
          </table:table-cell>
          <table:table-cell table:formula="of:=LOG([.F399]; 2)" office:value-type="float" office:value="19.9207075766924" calcext:value-type="float">
            <text:p>19,92</text:p>
          </table:table-cell>
          <table:table-cell table:formula="of:=LOG([.A399]*[.$H$1]; 2)" office:value-type="float" office:value="13.7204580383933" calcext:value-type="float">
            <text:p>13,72</text:p>
          </table:table-cell>
          <table:table-cell table:formula="of:=[.$J$1] * LOG([.A399] + 0.1; 2)" office:value-type="float" office:value="25.0367397968476" calcext:value-type="float">
            <text:p>25,0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*5" office:value-type="float" office:value="1990" calcext:value-type="float">
            <text:p>1990</text:p>
          </table:table-cell>
          <table:table-cell table:formula="of:=[.B400]/100" office:value-type="float" office:value="19.9" calcext:value-type="float">
            <text:p>19,9</text:p>
          </table:table-cell>
          <table:table-cell table:formula="of:=[.C400]*[.$D$1]" office:value-type="float" office:value="516.4846" calcext:value-type="float">
            <text:p>516,4846</text:p>
          </table:table-cell>
          <table:table-cell table:formula="of:=LOG([.D400]; 2)" office:value-type="float" office:value="9.01258152272788" calcext:value-type="float">
            <text:p>9,01</text:p>
          </table:table-cell>
          <table:table-cell table:formula="of:=[.C400]*[.$F$1]" office:value-type="float" office:value="995000" calcext:value-type="float">
            <text:p>995000</text:p>
          </table:table-cell>
          <table:table-cell table:formula="of:=LOG([.F400]; 2)" office:value-type="float" office:value="19.9243370000931" calcext:value-type="float">
            <text:p>19,92</text:p>
          </table:table-cell>
          <table:table-cell table:formula="of:=LOG([.A400]*[.$H$1]; 2)" office:value-type="float" office:value="13.724087461794" calcext:value-type="float">
            <text:p>13,72</text:p>
          </table:table-cell>
          <table:table-cell table:formula="of:=[.$J$1] * LOG([.A400] + 0.1; 2)" office:value-type="float" office:value="25.0472624774916" calcext:value-type="float">
            <text:p>25,0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*5" office:value-type="float" office:value="1995" calcext:value-type="float">
            <text:p>1995</text:p>
          </table:table-cell>
          <table:table-cell table:formula="of:=[.B401]/100" office:value-type="float" office:value="19.95" calcext:value-type="float">
            <text:p>19,95</text:p>
          </table:table-cell>
          <table:table-cell table:formula="of:=[.C401]*[.$D$1]" office:value-type="float" office:value="517.7823" calcext:value-type="float">
            <text:p>517,7823</text:p>
          </table:table-cell>
          <table:table-cell table:formula="of:=LOG([.D401]; 2)" office:value-type="float" office:value="9.01620183840657" calcext:value-type="float">
            <text:p>9,02</text:p>
          </table:table-cell>
          <table:table-cell table:formula="of:=[.C401]*[.$F$1]" office:value-type="float" office:value="997500" calcext:value-type="float">
            <text:p>997500</text:p>
          </table:table-cell>
          <table:table-cell table:formula="of:=LOG([.F401]; 2)" office:value-type="float" office:value="19.9279573157718" calcext:value-type="float">
            <text:p>19,93</text:p>
          </table:table-cell>
          <table:table-cell table:formula="of:=LOG([.A401]*[.$H$1]; 2)" office:value-type="float" office:value="13.7277077774727" calcext:value-type="float">
            <text:p>13,73</text:p>
          </table:table-cell>
          <table:table-cell table:formula="of:=[.$J$1] * LOG([.A401] + 0.1; 2)" office:value-type="float" office:value="25.0577587590093" calcext:value-type="float">
            <text:p>25,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*5" office:value-type="float" office:value="2000" calcext:value-type="float">
            <text:p>2000</text:p>
          </table:table-cell>
          <table:table-cell table:formula="of:=[.B402]/100" office:value-type="float" office:value="20" calcext:value-type="float">
            <text:p>20</text:p>
          </table:table-cell>
          <table:table-cell table:formula="of:=[.C402]*[.$D$1]" office:value-type="float" office:value="519.08" calcext:value-type="float">
            <text:p>519,08</text:p>
          </table:table-cell>
          <table:table-cell table:formula="of:=LOG([.D402]; 2)" office:value-type="float" office:value="9.01981309195895" calcext:value-type="float">
            <text:p>9,02</text:p>
          </table:table-cell>
          <table:table-cell table:formula="of:=[.C402]*[.$F$1]" office:value-type="float" office:value="1000000" calcext:value-type="float">
            <text:p>1000000</text:p>
          </table:table-cell>
          <table:table-cell table:formula="of:=LOG([.F402]; 2)" office:value-type="float" office:value="19.9315685693242" calcext:value-type="float">
            <text:p>19,93</text:p>
          </table:table-cell>
          <table:table-cell table:formula="of:=LOG([.A402]*[.$H$1]; 2)" office:value-type="float" office:value="13.7313190310251" calcext:value-type="float">
            <text:p>13,73</text:p>
          </table:table-cell>
          <table:table-cell table:formula="of:=[.$J$1] * LOG([.A402] + 0.1; 2)" office:value-type="float" office:value="25.0682287735289" calcext:value-type="float">
            <text:p>25,0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*5" office:value-type="float" office:value="2005" calcext:value-type="float">
            <text:p>2005</text:p>
          </table:table-cell>
          <table:table-cell table:formula="of:=[.B403]/100" office:value-type="float" office:value="20.05" calcext:value-type="float">
            <text:p>20,05</text:p>
          </table:table-cell>
          <table:table-cell table:formula="of:=[.C403]*[.$D$1]" office:value-type="float" office:value="520.3777" calcext:value-type="float">
            <text:p>520,3777</text:p>
          </table:table-cell>
          <table:table-cell table:formula="of:=LOG([.D403]; 2)" office:value-type="float" office:value="9.02341532863915" calcext:value-type="float">
            <text:p>9,02</text:p>
          </table:table-cell>
          <table:table-cell table:formula="of:=[.C403]*[.$F$1]" office:value-type="float" office:value="1002500" calcext:value-type="float">
            <text:p>1002500</text:p>
          </table:table-cell>
          <table:table-cell table:formula="of:=LOG([.F403]; 2)" office:value-type="float" office:value="19.9351708060044" calcext:value-type="float">
            <text:p>19,94</text:p>
          </table:table-cell>
          <table:table-cell table:formula="of:=LOG([.A403]*[.$H$1]; 2)" office:value-type="float" office:value="13.7349212677053" calcext:value-type="float">
            <text:p>13,73</text:p>
          </table:table-cell>
          <table:table-cell table:formula="of:=[.$J$1] * LOG([.A403] + 0.1; 2)" office:value-type="float" office:value="25.0786726521887" calcext:value-type="float">
            <text:p>25,0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*5" office:value-type="float" office:value="2010" calcext:value-type="float">
            <text:p>2010</text:p>
          </table:table-cell>
          <table:table-cell table:formula="of:=[.B404]/100" office:value-type="float" office:value="20.1" calcext:value-type="float">
            <text:p>20,1</text:p>
          </table:table-cell>
          <table:table-cell table:formula="of:=[.C404]*[.$D$1]" office:value-type="float" office:value="521.6754" calcext:value-type="float">
            <text:p>521,6754</text:p>
          </table:table-cell>
          <table:table-cell table:formula="of:=LOG([.D404]; 2)" office:value-type="float" office:value="9.02700859336315" calcext:value-type="float">
            <text:p>9,03</text:p>
          </table:table-cell>
          <table:table-cell table:formula="of:=[.C404]*[.$F$1]" office:value-type="float" office:value="1005000" calcext:value-type="float">
            <text:p>1005000</text:p>
          </table:table-cell>
          <table:table-cell table:formula="of:=LOG([.F404]; 2)" office:value-type="float" office:value="19.9387640707284" calcext:value-type="float">
            <text:p>19,94</text:p>
          </table:table-cell>
          <table:table-cell table:formula="of:=LOG([.A404]*[.$H$1]; 2)" office:value-type="float" office:value="13.7385145324293" calcext:value-type="float">
            <text:p>13,74</text:p>
          </table:table-cell>
          <table:table-cell table:formula="of:=[.$J$1] * LOG([.A404] + 0.1; 2)" office:value-type="float" office:value="25.0890905251477" calcext:value-type="float">
            <text:p>25,0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*5" office:value-type="float" office:value="2015" calcext:value-type="float">
            <text:p>2015</text:p>
          </table:table-cell>
          <table:table-cell table:formula="of:=[.B405]/100" office:value-type="float" office:value="20.15" calcext:value-type="float">
            <text:p>20,15</text:p>
          </table:table-cell>
          <table:table-cell table:formula="of:=[.C405]*[.$D$1]" office:value-type="float" office:value="522.9731" calcext:value-type="float">
            <text:p>522,9731</text:p>
          </table:table-cell>
          <table:table-cell table:formula="of:=LOG([.D405]; 2)" office:value-type="float" office:value="9.03059293071219" calcext:value-type="float">
            <text:p>9,03</text:p>
          </table:table-cell>
          <table:table-cell table:formula="of:=[.C405]*[.$F$1]" office:value-type="float" office:value="1007500" calcext:value-type="float">
            <text:p>1007500</text:p>
          </table:table-cell>
          <table:table-cell table:formula="of:=LOG([.F405]; 2)" office:value-type="float" office:value="19.9423484080774" calcext:value-type="float">
            <text:p>19,94</text:p>
          </table:table-cell>
          <table:table-cell table:formula="of:=LOG([.A405]*[.$H$1]; 2)" office:value-type="float" office:value="13.7420988697783" calcext:value-type="float">
            <text:p>13,74</text:p>
          </table:table-cell>
          <table:table-cell table:formula="of:=[.$J$1] * LOG([.A405] + 0.1; 2)" office:value-type="float" office:value="25.0994825215948" calcext:value-type="float">
            <text:p>25,1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*5" office:value-type="float" office:value="2020" calcext:value-type="float">
            <text:p>2020</text:p>
          </table:table-cell>
          <table:table-cell table:formula="of:=[.B406]/100" office:value-type="float" office:value="20.2" calcext:value-type="float">
            <text:p>20,2</text:p>
          </table:table-cell>
          <table:table-cell table:formula="of:=[.C406]*[.$D$1]" office:value-type="float" office:value="524.2708" calcext:value-type="float">
            <text:p>524,2708</text:p>
          </table:table-cell>
          <table:table-cell table:formula="of:=LOG([.D406]; 2)" office:value-type="float" office:value="9.03416838493602" calcext:value-type="float">
            <text:p>9,03</text:p>
          </table:table-cell>
          <table:table-cell table:formula="of:=[.C406]*[.$F$1]" office:value-type="float" office:value="1010000" calcext:value-type="float">
            <text:p>1010000</text:p>
          </table:table-cell>
          <table:table-cell table:formula="of:=LOG([.F406]; 2)" office:value-type="float" office:value="19.9459238623012" calcext:value-type="float">
            <text:p>19,95</text:p>
          </table:table-cell>
          <table:table-cell table:formula="of:=LOG([.A406]*[.$H$1]; 2)" office:value-type="float" office:value="13.7456743240021" calcext:value-type="float">
            <text:p>13,75</text:p>
          </table:table-cell>
          <table:table-cell table:formula="of:=[.$J$1] * LOG([.A406] + 0.1; 2)" office:value-type="float" office:value="25.1098487697587" calcext:value-type="float">
            <text:p>25,1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*5" office:value-type="float" office:value="2025" calcext:value-type="float">
            <text:p>2025</text:p>
          </table:table-cell>
          <table:table-cell table:formula="of:=[.B407]/100" office:value-type="float" office:value="20.25" calcext:value-type="float">
            <text:p>20,25</text:p>
          </table:table-cell>
          <table:table-cell table:formula="of:=[.C407]*[.$D$1]" office:value-type="float" office:value="525.5685" calcext:value-type="float">
            <text:p>525,5685</text:p>
          </table:table-cell>
          <table:table-cell table:formula="of:=LOG([.D407]; 2)" office:value-type="float" office:value="9.03773499995621" calcext:value-type="float">
            <text:p>9,04</text:p>
          </table:table-cell>
          <table:table-cell table:formula="of:=[.C407]*[.$F$1]" office:value-type="float" office:value="1012500" calcext:value-type="float">
            <text:p>1012500</text:p>
          </table:table-cell>
          <table:table-cell table:formula="of:=LOG([.F407]; 2)" office:value-type="float" office:value="19.9494904773214" calcext:value-type="float">
            <text:p>19,95</text:p>
          </table:table-cell>
          <table:table-cell table:formula="of:=LOG([.A407]*[.$H$1]; 2)" office:value-type="float" office:value="13.7492409390223" calcext:value-type="float">
            <text:p>13,75</text:p>
          </table:table-cell>
          <table:table-cell table:formula="of:=[.$J$1] * LOG([.A407] + 0.1; 2)" office:value-type="float" office:value="25.1201893969173" calcext:value-type="float">
            <text:p>25,1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*5" office:value-type="float" office:value="2030" calcext:value-type="float">
            <text:p>2030</text:p>
          </table:table-cell>
          <table:table-cell table:formula="of:=[.B408]/100" office:value-type="float" office:value="20.3" calcext:value-type="float">
            <text:p>20,3</text:p>
          </table:table-cell>
          <table:table-cell table:formula="of:=[.C408]*[.$D$1]" office:value-type="float" office:value="526.8662" calcext:value-type="float">
            <text:p>526,8662</text:p>
          </table:table-cell>
          <table:table-cell table:formula="of:=LOG([.D408]; 2)" office:value-type="float" office:value="9.0412928193694" calcext:value-type="float">
            <text:p>9,04</text:p>
          </table:table-cell>
          <table:table-cell table:formula="of:=[.C408]*[.$F$1]" office:value-type="float" office:value="1015000" calcext:value-type="float">
            <text:p>1015000</text:p>
          </table:table-cell>
          <table:table-cell table:formula="of:=LOG([.F408]; 2)" office:value-type="float" office:value="19.9530482967346" calcext:value-type="float">
            <text:p>19,95</text:p>
          </table:table-cell>
          <table:table-cell table:formula="of:=LOG([.A408]*[.$H$1]; 2)" office:value-type="float" office:value="13.7527987584355" calcext:value-type="float">
            <text:p>13,75</text:p>
          </table:table-cell>
          <table:table-cell table:formula="of:=[.$J$1] * LOG([.A408] + 0.1; 2)" office:value-type="float" office:value="25.1305045294072" calcext:value-type="float">
            <text:p>25,1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*5" office:value-type="float" office:value="2035" calcext:value-type="float">
            <text:p>2035</text:p>
          </table:table-cell>
          <table:table-cell table:formula="of:=[.B409]/100" office:value-type="float" office:value="20.35" calcext:value-type="float">
            <text:p>20,35</text:p>
          </table:table-cell>
          <table:table-cell table:formula="of:=[.C409]*[.$D$1]" office:value-type="float" office:value="528.1639" calcext:value-type="float">
            <text:p>528,1639</text:p>
          </table:table-cell>
          <table:table-cell table:formula="of:=LOG([.D409]; 2)" office:value-type="float" office:value="9.04484188645047" calcext:value-type="float">
            <text:p>9,04</text:p>
          </table:table-cell>
          <table:table-cell table:formula="of:=[.C409]*[.$F$1]" office:value-type="float" office:value="1017500" calcext:value-type="float">
            <text:p>1017500</text:p>
          </table:table-cell>
          <table:table-cell table:formula="of:=LOG([.F409]; 2)" office:value-type="float" office:value="19.9565973638157" calcext:value-type="float">
            <text:p>19,96</text:p>
          </table:table-cell>
          <table:table-cell table:formula="of:=LOG([.A409]*[.$H$1]; 2)" office:value-type="float" office:value="13.7563478255166" calcext:value-type="float">
            <text:p>13,76</text:p>
          </table:table-cell>
          <table:table-cell table:formula="of:=[.$J$1] * LOG([.A409] + 0.1; 2)" office:value-type="float" office:value="25.1407942926327" calcext:value-type="float">
            <text:p>25,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*5" office:value-type="float" office:value="2040" calcext:value-type="float">
            <text:p>2040</text:p>
          </table:table-cell>
          <table:table-cell table:formula="of:=[.B410]/100" office:value-type="float" office:value="20.4" calcext:value-type="float">
            <text:p>20,4</text:p>
          </table:table-cell>
          <table:table-cell table:formula="of:=[.C410]*[.$D$1]" office:value-type="float" office:value="529.4616" calcext:value-type="float">
            <text:p>529,4616</text:p>
          </table:table-cell>
          <table:table-cell table:formula="of:=LOG([.D410]; 2)" office:value-type="float" office:value="9.04838224415572" calcext:value-type="float">
            <text:p>9,05</text:p>
          </table:table-cell>
          <table:table-cell table:formula="of:=[.C410]*[.$F$1]" office:value-type="float" office:value="1020000" calcext:value-type="float">
            <text:p>1020000</text:p>
          </table:table-cell>
          <table:table-cell table:formula="of:=LOG([.F410]; 2)" office:value-type="float" office:value="19.9601377215209" calcext:value-type="float">
            <text:p>19,96</text:p>
          </table:table-cell>
          <table:table-cell table:formula="of:=LOG([.A410]*[.$H$1]; 2)" office:value-type="float" office:value="13.7598881832218" calcext:value-type="float">
            <text:p>13,76</text:p>
          </table:table-cell>
          <table:table-cell table:formula="of:=[.$J$1] * LOG([.A410] + 0.1; 2)" office:value-type="float" office:value="25.1510588110751" calcext:value-type="float">
            <text:p>25,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*5" office:value-type="float" office:value="2045" calcext:value-type="float">
            <text:p>2045</text:p>
          </table:table-cell>
          <table:table-cell table:formula="of:=[.B411]/100" office:value-type="float" office:value="20.45" calcext:value-type="float">
            <text:p>20,45</text:p>
          </table:table-cell>
          <table:table-cell table:formula="of:=[.C411]*[.$D$1]" office:value-type="float" office:value="530.7593" calcext:value-type="float">
            <text:p>530,7593</text:p>
          </table:table-cell>
          <table:table-cell table:formula="of:=LOG([.D411]; 2)" office:value-type="float" office:value="9.05191393512598" calcext:value-type="float">
            <text:p>9,05</text:p>
          </table:table-cell>
          <table:table-cell table:formula="of:=[.C411]*[.$F$1]" office:value-type="float" office:value="1022500" calcext:value-type="float">
            <text:p>1022500</text:p>
          </table:table-cell>
          <table:table-cell table:formula="of:=LOG([.F411]; 2)" office:value-type="float" office:value="19.9636694124912" calcext:value-type="float">
            <text:p>19,96</text:p>
          </table:table-cell>
          <table:table-cell table:formula="of:=LOG([.A411]*[.$H$1]; 2)" office:value-type="float" office:value="13.7634198741921" calcext:value-type="float">
            <text:p>13,76</text:p>
          </table:table-cell>
          <table:table-cell table:formula="of:=[.$J$1] * LOG([.A411] + 0.1; 2)" office:value-type="float" office:value="25.161298208302" calcext:value-type="float">
            <text:p>25,1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*5" office:value-type="float" office:value="2050" calcext:value-type="float">
            <text:p>2050</text:p>
          </table:table-cell>
          <table:table-cell table:formula="of:=[.B412]/100" office:value-type="float" office:value="20.5" calcext:value-type="float">
            <text:p>20,5</text:p>
          </table:table-cell>
          <table:table-cell table:formula="of:=[.C412]*[.$D$1]" office:value-type="float" office:value="532.057" calcext:value-type="float">
            <text:p>532,057</text:p>
          </table:table-cell>
          <table:table-cell table:formula="of:=LOG([.D412]; 2)" office:value-type="float" office:value="9.05543700168967" calcext:value-type="float">
            <text:p>9,06</text:p>
          </table:table-cell>
          <table:table-cell table:formula="of:=[.C412]*[.$F$1]" office:value-type="float" office:value="1025000" calcext:value-type="float">
            <text:p>1025000</text:p>
          </table:table-cell>
          <table:table-cell table:formula="of:=LOG([.F412]; 2)" office:value-type="float" office:value="19.9671924790549" calcext:value-type="float">
            <text:p>19,97</text:p>
          </table:table-cell>
          <table:table-cell table:formula="of:=LOG([.A412]*[.$H$1]; 2)" office:value-type="float" office:value="13.7669429407558" calcext:value-type="float">
            <text:p>13,77</text:p>
          </table:table-cell>
          <table:table-cell table:formula="of:=[.$J$1] * LOG([.A412] + 0.1; 2)" office:value-type="float" office:value="25.1715126069756" calcext:value-type="float">
            <text:p>25,1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*5" office:value-type="float" office:value="2055" calcext:value-type="float">
            <text:p>2055</text:p>
          </table:table-cell>
          <table:table-cell table:formula="of:=[.B413]/100" office:value-type="float" office:value="20.55" calcext:value-type="float">
            <text:p>20,55</text:p>
          </table:table-cell>
          <table:table-cell table:formula="of:=[.C413]*[.$D$1]" office:value-type="float" office:value="533.3547" calcext:value-type="float">
            <text:p>533,3547</text:p>
          </table:table-cell>
          <table:table-cell table:formula="of:=LOG([.D413]; 2)" office:value-type="float" office:value="9.05895148586591" calcext:value-type="float">
            <text:p>9,06</text:p>
          </table:table-cell>
          <table:table-cell table:formula="of:=[.C413]*[.$F$1]" office:value-type="float" office:value="1027500" calcext:value-type="float">
            <text:p>1027500</text:p>
          </table:table-cell>
          <table:table-cell table:formula="of:=LOG([.F413]; 2)" office:value-type="float" office:value="19.9707069632311" calcext:value-type="float">
            <text:p>19,97</text:p>
          </table:table-cell>
          <table:table-cell table:formula="of:=LOG([.A413]*[.$H$1]; 2)" office:value-type="float" office:value="13.770457424932" calcext:value-type="float">
            <text:p>13,77</text:p>
          </table:table-cell>
          <table:table-cell table:formula="of:=[.$J$1] * LOG([.A413] + 0.1; 2)" office:value-type="float" office:value="25.1817021288621" calcext:value-type="float">
            <text:p>25,1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*5" office:value-type="float" office:value="2060" calcext:value-type="float">
            <text:p>2060</text:p>
          </table:table-cell>
          <table:table-cell table:formula="of:=[.B414]/100" office:value-type="float" office:value="20.6" calcext:value-type="float">
            <text:p>20,6</text:p>
          </table:table-cell>
          <table:table-cell table:formula="of:=[.C414]*[.$D$1]" office:value-type="float" office:value="534.6524" calcext:value-type="float">
            <text:p>534,6524</text:p>
          </table:table-cell>
          <table:table-cell table:formula="of:=LOG([.D414]; 2)" office:value-type="float" office:value="9.06245742936745" calcext:value-type="float">
            <text:p>9,06</text:p>
          </table:table-cell>
          <table:table-cell table:formula="of:=[.C414]*[.$F$1]" office:value-type="float" office:value="1030000" calcext:value-type="float">
            <text:p>1030000</text:p>
          </table:table-cell>
          <table:table-cell table:formula="of:=LOG([.F414]; 2)" office:value-type="float" office:value="19.9742129067327" calcext:value-type="float">
            <text:p>19,97</text:p>
          </table:table-cell>
          <table:table-cell table:formula="of:=LOG([.A414]*[.$H$1]; 2)" office:value-type="float" office:value="13.7739633684336" calcext:value-type="float">
            <text:p>13,77</text:p>
          </table:table-cell>
          <table:table-cell table:formula="of:=[.$J$1] * LOG([.A414] + 0.1; 2)" office:value-type="float" office:value="25.1918668948401" calcext:value-type="float">
            <text:p>25,1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*5" office:value-type="float" office:value="2065" calcext:value-type="float">
            <text:p>2065</text:p>
          </table:table-cell>
          <table:table-cell table:formula="of:=[.B415]/100" office:value-type="float" office:value="20.65" calcext:value-type="float">
            <text:p>20,65</text:p>
          </table:table-cell>
          <table:table-cell table:formula="of:=[.C415]*[.$D$1]" office:value-type="float" office:value="535.9501" calcext:value-type="float">
            <text:p>535,9501</text:p>
          </table:table-cell>
          <table:table-cell table:formula="of:=LOG([.D415]; 2)" office:value-type="float" office:value="9.06595487360367" calcext:value-type="float">
            <text:p>9,07</text:p>
          </table:table-cell>
          <table:table-cell table:formula="of:=[.C415]*[.$F$1]" office:value-type="float" office:value="1032500" calcext:value-type="float">
            <text:p>1032500</text:p>
          </table:table-cell>
          <table:table-cell table:formula="of:=LOG([.F415]; 2)" office:value-type="float" office:value="19.9777103509689" calcext:value-type="float">
            <text:p>19,98</text:p>
          </table:table-cell>
          <table:table-cell table:formula="of:=LOG([.A415]*[.$H$1]; 2)" office:value-type="float" office:value="13.7774608126698" calcext:value-type="float">
            <text:p>13,78</text:p>
          </table:table-cell>
          <table:table-cell table:formula="of:=[.$J$1] * LOG([.A415] + 0.1; 2)" office:value-type="float" office:value="25.2020070249094" calcext:value-type="float">
            <text:p>25,2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*5" office:value-type="float" office:value="2070" calcext:value-type="float">
            <text:p>2070</text:p>
          </table:table-cell>
          <table:table-cell table:formula="of:=[.B416]/100" office:value-type="float" office:value="20.7" calcext:value-type="float">
            <text:p>20,7</text:p>
          </table:table-cell>
          <table:table-cell table:formula="of:=[.C416]*[.$D$1]" office:value-type="float" office:value="537.2478" calcext:value-type="float">
            <text:p>537,2478</text:p>
          </table:table-cell>
          <table:table-cell table:formula="of:=LOG([.D416]; 2)" office:value-type="float" office:value="9.06944385968355" calcext:value-type="float">
            <text:p>9,07</text:p>
          </table:table-cell>
          <table:table-cell table:formula="of:=[.C416]*[.$F$1]" office:value-type="float" office:value="1035000" calcext:value-type="float">
            <text:p>1035000</text:p>
          </table:table-cell>
          <table:table-cell table:formula="of:=LOG([.F416]; 2)" office:value-type="float" office:value="19.9811993370488" calcext:value-type="float">
            <text:p>19,98</text:p>
          </table:table-cell>
          <table:table-cell table:formula="of:=LOG([.A416]*[.$H$1]; 2)" office:value-type="float" office:value="13.7809497987497" calcext:value-type="float">
            <text:p>13,78</text:p>
          </table:table-cell>
          <table:table-cell table:formula="of:=[.$J$1] * LOG([.A416] + 0.1; 2)" office:value-type="float" office:value="25.2121226381993" calcext:value-type="float">
            <text:p>25,2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*5" office:value-type="float" office:value="2075" calcext:value-type="float">
            <text:p>2075</text:p>
          </table:table-cell>
          <table:table-cell table:formula="of:=[.B417]/100" office:value-type="float" office:value="20.75" calcext:value-type="float">
            <text:p>20,75</text:p>
          </table:table-cell>
          <table:table-cell table:formula="of:=[.C417]*[.$D$1]" office:value-type="float" office:value="538.5455" calcext:value-type="float">
            <text:p>538,5455</text:p>
          </table:table-cell>
          <table:table-cell table:formula="of:=LOG([.D417]; 2)" office:value-type="float" office:value="9.07292442841852" calcext:value-type="float">
            <text:p>9,07</text:p>
          </table:table-cell>
          <table:table-cell table:formula="of:=[.C417]*[.$F$1]" office:value-type="float" office:value="1037500" calcext:value-type="float">
            <text:p>1037500</text:p>
          </table:table-cell>
          <table:table-cell table:formula="of:=LOG([.F417]; 2)" office:value-type="float" office:value="19.9846799057837" calcext:value-type="float">
            <text:p>19,98</text:p>
          </table:table-cell>
          <table:table-cell table:formula="of:=LOG([.A417]*[.$H$1]; 2)" office:value-type="float" office:value="13.7844303674846" calcext:value-type="float">
            <text:p>13,78</text:p>
          </table:table-cell>
          <table:table-cell table:formula="of:=[.$J$1] * LOG([.A417] + 0.1; 2)" office:value-type="float" office:value="25.2222138529771" calcext:value-type="float">
            <text:p>25,2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*5" office:value-type="float" office:value="2080" calcext:value-type="float">
            <text:p>2080</text:p>
          </table:table-cell>
          <table:table-cell table:formula="of:=[.B418]/100" office:value-type="float" office:value="20.8" calcext:value-type="float">
            <text:p>20,8</text:p>
          </table:table-cell>
          <table:table-cell table:formula="of:=[.C418]*[.$D$1]" office:value-type="float" office:value="539.8432" calcext:value-type="float">
            <text:p>539,8432</text:p>
          </table:table-cell>
          <table:table-cell table:formula="of:=LOG([.D418]; 2)" office:value-type="float" office:value="9.07639662032532" calcext:value-type="float">
            <text:p>9,08</text:p>
          </table:table-cell>
          <table:table-cell table:formula="of:=[.C418]*[.$F$1]" office:value-type="float" office:value="1040000" calcext:value-type="float">
            <text:p>1040000</text:p>
          </table:table-cell>
          <table:table-cell table:formula="of:=LOG([.F418]; 2)" office:value-type="float" office:value="19.9881520976905" calcext:value-type="float">
            <text:p>19,99</text:p>
          </table:table-cell>
          <table:table-cell table:formula="of:=LOG([.A418]*[.$H$1]; 2)" office:value-type="float" office:value="13.7879025593914" calcext:value-type="float">
            <text:p>13,79</text:p>
          </table:table-cell>
          <table:table-cell table:formula="of:=[.$J$1] * LOG([.A418] + 0.1; 2)" office:value-type="float" office:value="25.2322807866565" calcext:value-type="float">
            <text:p>25,2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*5" office:value-type="float" office:value="2085" calcext:value-type="float">
            <text:p>2085</text:p>
          </table:table-cell>
          <table:table-cell table:formula="of:=[.B419]/100" office:value-type="float" office:value="20.85" calcext:value-type="float">
            <text:p>20,85</text:p>
          </table:table-cell>
          <table:table-cell table:formula="of:=[.C419]*[.$D$1]" office:value-type="float" office:value="541.1409" calcext:value-type="float">
            <text:p>541,1409</text:p>
          </table:table-cell>
          <table:table-cell table:formula="of:=LOG([.D419]; 2)" office:value-type="float" office:value="9.07986047562889" calcext:value-type="float">
            <text:p>9,08</text:p>
          </table:table-cell>
          <table:table-cell table:formula="of:=[.C419]*[.$F$1]" office:value-type="float" office:value="1042500" calcext:value-type="float">
            <text:p>1042500</text:p>
          </table:table-cell>
          <table:table-cell table:formula="of:=LOG([.F419]; 2)" office:value-type="float" office:value="19.9916159529941" calcext:value-type="float">
            <text:p>19,99</text:p>
          </table:table-cell>
          <table:table-cell table:formula="of:=LOG([.A419]*[.$H$1]; 2)" office:value-type="float" office:value="13.791366414695" calcext:value-type="float">
            <text:p>13,79</text:p>
          </table:table-cell>
          <table:table-cell table:formula="of:=[.$J$1] * LOG([.A419] + 0.1; 2)" office:value-type="float" office:value="25.2423235558054" calcext:value-type="float">
            <text:p>25,2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*5" office:value-type="float" office:value="2090" calcext:value-type="float">
            <text:p>2090</text:p>
          </table:table-cell>
          <table:table-cell table:formula="of:=[.B420]/100" office:value-type="float" office:value="20.9" calcext:value-type="float">
            <text:p>20,9</text:p>
          </table:table-cell>
          <table:table-cell table:formula="of:=[.C420]*[.$D$1]" office:value-type="float" office:value="542.4386" calcext:value-type="float">
            <text:p>542,4386</text:p>
          </table:table-cell>
          <table:table-cell table:formula="of:=LOG([.D420]; 2)" office:value-type="float" office:value="9.08331603426511" calcext:value-type="float">
            <text:p>9,08</text:p>
          </table:table-cell>
          <table:table-cell table:formula="of:=[.C420]*[.$F$1]" office:value-type="float" office:value="1045000" calcext:value-type="float">
            <text:p>1045000</text:p>
          </table:table-cell>
          <table:table-cell table:formula="of:=LOG([.F420]; 2)" office:value-type="float" office:value="19.9950715116303" calcext:value-type="float">
            <text:p>20,00</text:p>
          </table:table-cell>
          <table:table-cell table:formula="of:=LOG([.A420]*[.$H$1]; 2)" office:value-type="float" office:value="13.7948219733312" calcext:value-type="float">
            <text:p>13,79</text:p>
          </table:table-cell>
          <table:table-cell table:formula="of:=[.$J$1] * LOG([.A420] + 0.1; 2)" office:value-type="float" office:value="25.2523422761546" calcext:value-type="float">
            <text:p>25,2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*5" office:value-type="float" office:value="2095" calcext:value-type="float">
            <text:p>2095</text:p>
          </table:table-cell>
          <table:table-cell table:formula="of:=[.B421]/100" office:value-type="float" office:value="20.95" calcext:value-type="float">
            <text:p>20,95</text:p>
          </table:table-cell>
          <table:table-cell table:formula="of:=[.C421]*[.$D$1]" office:value-type="float" office:value="543.7363" calcext:value-type="float">
            <text:p>543,7363</text:p>
          </table:table-cell>
          <table:table-cell table:formula="of:=LOG([.D421]; 2)" office:value-type="float" office:value="9.08676333588358" calcext:value-type="float">
            <text:p>9,09</text:p>
          </table:table-cell>
          <table:table-cell table:formula="of:=[.C421]*[.$F$1]" office:value-type="float" office:value="1047500" calcext:value-type="float">
            <text:p>1047500</text:p>
          </table:table-cell>
          <table:table-cell table:formula="of:=LOG([.F421]; 2)" office:value-type="float" office:value="19.9985188132488" calcext:value-type="float">
            <text:p>20,00</text:p>
          </table:table-cell>
          <table:table-cell table:formula="of:=LOG([.A421]*[.$H$1]; 2)" office:value-type="float" office:value="13.7982692749497" calcext:value-type="float">
            <text:p>13,80</text:p>
          </table:table-cell>
          <table:table-cell table:formula="of:=[.$J$1] * LOG([.A421] + 0.1; 2)" office:value-type="float" office:value="25.2623370626054" calcext:value-type="float">
            <text:p>25,2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*5" office:value-type="float" office:value="2100" calcext:value-type="float">
            <text:p>2100</text:p>
          </table:table-cell>
          <table:table-cell table:formula="of:=[.B422]/100" office:value-type="float" office:value="21" calcext:value-type="float">
            <text:p>21</text:p>
          </table:table-cell>
          <table:table-cell table:formula="of:=[.C422]*[.$D$1]" office:value-type="float" office:value="545.034" calcext:value-type="float">
            <text:p>545,034</text:p>
          </table:table-cell>
          <table:table-cell table:formula="of:=LOG([.D422]; 2)" office:value-type="float" office:value="9.09020241985035" calcext:value-type="float">
            <text:p>9,09</text:p>
          </table:table-cell>
          <table:table-cell table:formula="of:=[.C422]*[.$F$1]" office:value-type="float" office:value="1050000" calcext:value-type="float">
            <text:p>1050000</text:p>
          </table:table-cell>
          <table:table-cell table:formula="of:=LOG([.F422]; 2)" office:value-type="float" office:value="20.0019578972156" calcext:value-type="float">
            <text:p>20,00</text:p>
          </table:table-cell>
          <table:table-cell table:formula="of:=LOG([.A422]*[.$H$1]; 2)" office:value-type="float" office:value="13.8017083589165" calcext:value-type="float">
            <text:p>13,80</text:p>
          </table:table-cell>
          <table:table-cell table:formula="of:=[.$J$1] * LOG([.A422] + 0.1; 2)" office:value-type="float" office:value="25.2723080292375" calcext:value-type="float">
            <text:p>25,2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*5" office:value-type="float" office:value="2105" calcext:value-type="float">
            <text:p>2105</text:p>
          </table:table-cell>
          <table:table-cell table:formula="of:=[.B423]/100" office:value-type="float" office:value="21.05" calcext:value-type="float">
            <text:p>21,05</text:p>
          </table:table-cell>
          <table:table-cell table:formula="of:=[.C423]*[.$D$1]" office:value-type="float" office:value="546.3317" calcext:value-type="float">
            <text:p>546,3317</text:p>
          </table:table-cell>
          <table:table-cell table:formula="of:=LOG([.D423]; 2)" office:value-type="float" office:value="9.09363332525062" calcext:value-type="float">
            <text:p>9,09</text:p>
          </table:table-cell>
          <table:table-cell table:formula="of:=[.C423]*[.$F$1]" office:value-type="float" office:value="1052500" calcext:value-type="float">
            <text:p>1052500</text:p>
          </table:table-cell>
          <table:table-cell table:formula="of:=LOG([.F423]; 2)" office:value-type="float" office:value="20.0053888026158" calcext:value-type="float">
            <text:p>20,01</text:p>
          </table:table-cell>
          <table:table-cell table:formula="of:=LOG([.A423]*[.$H$1]; 2)" office:value-type="float" office:value="13.8051392643167" calcext:value-type="float">
            <text:p>13,81</text:p>
          </table:table-cell>
          <table:table-cell table:formula="of:=[.$J$1] * LOG([.A423] + 0.1; 2)" office:value-type="float" office:value="25.282255289317" calcext:value-type="float">
            <text:p>25,2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*5" office:value-type="float" office:value="2110" calcext:value-type="float">
            <text:p>2110</text:p>
          </table:table-cell>
          <table:table-cell table:formula="of:=[.B424]/100" office:value-type="float" office:value="21.1" calcext:value-type="float">
            <text:p>21,1</text:p>
          </table:table-cell>
          <table:table-cell table:formula="of:=[.C424]*[.$D$1]" office:value-type="float" office:value="547.6294" calcext:value-type="float">
            <text:p>547,6294</text:p>
          </table:table-cell>
          <table:table-cell table:formula="of:=LOG([.D424]; 2)" office:value-type="float" office:value="9.09705609089141" calcext:value-type="float">
            <text:p>9,10</text:p>
          </table:table-cell>
          <table:table-cell table:formula="of:=[.C424]*[.$F$1]" office:value-type="float" office:value="1055000" calcext:value-type="float">
            <text:p>1055000</text:p>
          </table:table-cell>
          <table:table-cell table:formula="of:=LOG([.F424]; 2)" office:value-type="float" office:value="20.0088115682566" calcext:value-type="float">
            <text:p>20,01</text:p>
          </table:table-cell>
          <table:table-cell table:formula="of:=LOG([.A424]*[.$H$1]; 2)" office:value-type="float" office:value="13.8085620299575" calcext:value-type="float">
            <text:p>13,81</text:p>
          </table:table-cell>
          <table:table-cell table:formula="of:=[.$J$1] * LOG([.A424] + 0.1; 2)" office:value-type="float" office:value="25.2921789553039" calcext:value-type="float">
            <text:p>25,2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*5" office:value-type="float" office:value="2115" calcext:value-type="float">
            <text:p>2115</text:p>
          </table:table-cell>
          <table:table-cell table:formula="of:=[.B425]/100" office:value-type="float" office:value="21.15" calcext:value-type="float">
            <text:p>21,15</text:p>
          </table:table-cell>
          <table:table-cell table:formula="of:=[.C425]*[.$D$1]" office:value-type="float" office:value="548.9271" calcext:value-type="float">
            <text:p>548,9271</text:p>
          </table:table-cell>
          <table:table-cell table:formula="of:=LOG([.D425]; 2)" office:value-type="float" office:value="9.10047075530418" calcext:value-type="float">
            <text:p>9,10</text:p>
          </table:table-cell>
          <table:table-cell table:formula="of:=[.C425]*[.$F$1]" office:value-type="float" office:value="1057500" calcext:value-type="float">
            <text:p>1057500</text:p>
          </table:table-cell>
          <table:table-cell table:formula="of:=LOG([.F425]; 2)" office:value-type="float" office:value="20.0122262326694" calcext:value-type="float">
            <text:p>20,01</text:p>
          </table:table-cell>
          <table:table-cell table:formula="of:=LOG([.A425]*[.$H$1]; 2)" office:value-type="float" office:value="13.8119766943703" calcext:value-type="float">
            <text:p>13,81</text:p>
          </table:table-cell>
          <table:table-cell table:formula="of:=[.$J$1] * LOG([.A425] + 0.1; 2)" office:value-type="float" office:value="25.3020791388601" calcext:value-type="float">
            <text:p>25,3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*5" office:value-type="float" office:value="2120" calcext:value-type="float">
            <text:p>2120</text:p>
          </table:table-cell>
          <table:table-cell table:formula="of:=[.B426]/100" office:value-type="float" office:value="21.2" calcext:value-type="float">
            <text:p>21,2</text:p>
          </table:table-cell>
          <table:table-cell table:formula="of:=[.C426]*[.$D$1]" office:value-type="float" office:value="550.2248" calcext:value-type="float">
            <text:p>550,2248</text:p>
          </table:table-cell>
          <table:table-cell table:formula="of:=LOG([.D426]; 2)" office:value-type="float" office:value="9.10387735674743" calcext:value-type="float">
            <text:p>9,10</text:p>
          </table:table-cell>
          <table:table-cell table:formula="of:=[.C426]*[.$F$1]" office:value-type="float" office:value="1060000" calcext:value-type="float">
            <text:p>1060000</text:p>
          </table:table-cell>
          <table:table-cell table:formula="of:=LOG([.F426]; 2)" office:value-type="float" office:value="20.0156328341126" calcext:value-type="float">
            <text:p>20,02</text:p>
          </table:table-cell>
          <table:table-cell table:formula="of:=LOG([.A426]*[.$H$1]; 2)" office:value-type="float" office:value="13.8153832958135" calcext:value-type="float">
            <text:p>13,82</text:p>
          </table:table-cell>
          <table:table-cell table:formula="of:=[.$J$1] * LOG([.A426] + 0.1; 2)" office:value-type="float" office:value="25.3119559508563" calcext:value-type="float">
            <text:p>25,3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*5" office:value-type="float" office:value="2125" calcext:value-type="float">
            <text:p>2125</text:p>
          </table:table-cell>
          <table:table-cell table:formula="of:=[.B427]/100" office:value-type="float" office:value="21.25" calcext:value-type="float">
            <text:p>21,25</text:p>
          </table:table-cell>
          <table:table-cell table:formula="of:=[.C427]*[.$D$1]" office:value-type="float" office:value="551.5225" calcext:value-type="float">
            <text:p>551,5225</text:p>
          </table:table-cell>
          <table:table-cell table:formula="of:=LOG([.D427]; 2)" office:value-type="float" office:value="9.10727593320929" calcext:value-type="float">
            <text:p>9,11</text:p>
          </table:table-cell>
          <table:table-cell table:formula="of:=[.C427]*[.$F$1]" office:value-type="float" office:value="1062500" calcext:value-type="float">
            <text:p>1062500</text:p>
          </table:table-cell>
          <table:table-cell table:formula="of:=LOG([.F427]; 2)" office:value-type="float" office:value="20.0190314105745" calcext:value-type="float">
            <text:p>20,02</text:p>
          </table:table-cell>
          <table:table-cell table:formula="of:=LOG([.A427]*[.$H$1]; 2)" office:value-type="float" office:value="13.8187818722754" calcext:value-type="float">
            <text:p>13,82</text:p>
          </table:table-cell>
          <table:table-cell table:formula="of:=[.$J$1] * LOG([.A427] + 0.1; 2)" office:value-type="float" office:value="25.3218095013803" calcext:value-type="float">
            <text:p>25,3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*5" office:value-type="float" office:value="2130" calcext:value-type="float">
            <text:p>2130</text:p>
          </table:table-cell>
          <table:table-cell table:formula="of:=[.B428]/100" office:value-type="float" office:value="21.3" calcext:value-type="float">
            <text:p>21,3</text:p>
          </table:table-cell>
          <table:table-cell table:formula="of:=[.C428]*[.$D$1]" office:value-type="float" office:value="552.8202" calcext:value-type="float">
            <text:p>552,8202</text:p>
          </table:table-cell>
          <table:table-cell table:formula="of:=LOG([.D428]; 2)" office:value-type="float" office:value="9.11066652241007" calcext:value-type="float">
            <text:p>9,11</text:p>
          </table:table-cell>
          <table:table-cell table:formula="of:=[.C428]*[.$F$1]" office:value-type="float" office:value="1065000" calcext:value-type="float">
            <text:p>1065000</text:p>
          </table:table-cell>
          <table:table-cell table:formula="of:=LOG([.F428]; 2)" office:value-type="float" office:value="20.0224219997753" calcext:value-type="float">
            <text:p>20,02</text:p>
          </table:table-cell>
          <table:table-cell table:formula="of:=LOG([.A428]*[.$H$1]; 2)" office:value-type="float" office:value="13.8221724614762" calcext:value-type="float">
            <text:p>13,82</text:p>
          </table:table-cell>
          <table:table-cell table:formula="of:=[.$J$1] * LOG([.A428] + 0.1; 2)" office:value-type="float" office:value="25.3316398997435" calcext:value-type="float">
            <text:p>25,3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*5" office:value-type="float" office:value="2135" calcext:value-type="float">
            <text:p>2135</text:p>
          </table:table-cell>
          <table:table-cell table:formula="of:=[.B429]/100" office:value-type="float" office:value="21.35" calcext:value-type="float">
            <text:p>21,35</text:p>
          </table:table-cell>
          <table:table-cell table:formula="of:=[.C429]*[.$D$1]" office:value-type="float" office:value="554.1179" calcext:value-type="float">
            <text:p>554,1179</text:p>
          </table:table-cell>
          <table:table-cell table:formula="of:=LOG([.D429]; 2)" office:value-type="float" office:value="9.11404916180472" calcext:value-type="float">
            <text:p>9,11</text:p>
          </table:table-cell>
          <table:table-cell table:formula="of:=[.C429]*[.$F$1]" office:value-type="float" office:value="1067500" calcext:value-type="float">
            <text:p>1067500</text:p>
          </table:table-cell>
          <table:table-cell table:formula="of:=LOG([.F429]; 2)" office:value-type="float" office:value="20.0258046391699" calcext:value-type="float">
            <text:p>20,03</text:p>
          </table:table-cell>
          <table:table-cell table:formula="of:=LOG([.A429]*[.$H$1]; 2)" office:value-type="float" office:value="13.8255551008708" calcext:value-type="float">
            <text:p>13,83</text:p>
          </table:table-cell>
          <table:table-cell table:formula="of:=[.$J$1] * LOG([.A429] + 0.1; 2)" office:value-type="float" office:value="25.3414472544889" calcext:value-type="float">
            <text:p>25,3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*5" office:value-type="float" office:value="2140" calcext:value-type="float">
            <text:p>2140</text:p>
          </table:table-cell>
          <table:table-cell table:formula="of:=[.B430]/100" office:value-type="float" office:value="21.4" calcext:value-type="float">
            <text:p>21,4</text:p>
          </table:table-cell>
          <table:table-cell table:formula="of:=[.C430]*[.$D$1]" office:value-type="float" office:value="555.4156" calcext:value-type="float">
            <text:p>555,4156</text:p>
          </table:table-cell>
          <table:table-cell table:formula="of:=LOG([.D430]; 2)" office:value-type="float" office:value="9.11742388858537" calcext:value-type="float">
            <text:p>9,12</text:p>
          </table:table-cell>
          <table:table-cell table:formula="of:=[.C430]*[.$F$1]" office:value-type="float" office:value="1070000" calcext:value-type="float">
            <text:p>1070000</text:p>
          </table:table-cell>
          <table:table-cell table:formula="of:=LOG([.F430]; 2)" office:value-type="float" office:value="20.0291793659506" calcext:value-type="float">
            <text:p>20,03</text:p>
          </table:table-cell>
          <table:table-cell table:formula="of:=LOG([.A430]*[.$H$1]; 2)" office:value-type="float" office:value="13.8289298276515" calcext:value-type="float">
            <text:p>13,83</text:p>
          </table:table-cell>
          <table:table-cell table:formula="of:=[.$J$1] * LOG([.A430] + 0.1; 2)" office:value-type="float" office:value="25.3512316733977" calcext:value-type="float">
            <text:p>25,3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*5" office:value-type="float" office:value="2145" calcext:value-type="float">
            <text:p>2145</text:p>
          </table:table-cell>
          <table:table-cell table:formula="of:=[.B431]/100" office:value-type="float" office:value="21.45" calcext:value-type="float">
            <text:p>21,45</text:p>
          </table:table-cell>
          <table:table-cell table:formula="of:=[.C431]*[.$D$1]" office:value-type="float" office:value="556.7133" calcext:value-type="float">
            <text:p>556,7133</text:p>
          </table:table-cell>
          <table:table-cell table:formula="of:=LOG([.D431]; 2)" office:value-type="float" office:value="9.12079073968377" calcext:value-type="float">
            <text:p>9,12</text:p>
          </table:table-cell>
          <table:table-cell table:formula="of:=[.C431]*[.$F$1]" office:value-type="float" office:value="1072500" calcext:value-type="float">
            <text:p>1072500</text:p>
          </table:table-cell>
          <table:table-cell table:formula="of:=LOG([.F431]; 2)" office:value-type="float" office:value="20.032546217049" calcext:value-type="float">
            <text:p>20,03</text:p>
          </table:table-cell>
          <table:table-cell table:formula="of:=LOG([.A431]*[.$H$1]; 2)" office:value-type="float" office:value="13.8322966787499" calcext:value-type="float">
            <text:p>13,83</text:p>
          </table:table-cell>
          <table:table-cell table:formula="of:=[.$J$1] * LOG([.A431] + 0.1; 2)" office:value-type="float" office:value="25.360993263497" calcext:value-type="float">
            <text:p>25,3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*5" office:value-type="float" office:value="2150" calcext:value-type="float">
            <text:p>2150</text:p>
          </table:table-cell>
          <table:table-cell table:formula="of:=[.B432]/100" office:value-type="float" office:value="21.5" calcext:value-type="float">
            <text:p>21,5</text:p>
          </table:table-cell>
          <table:table-cell table:formula="of:=[.C432]*[.$D$1]" office:value-type="float" office:value="558.011" calcext:value-type="float">
            <text:p>558,011</text:p>
          </table:table-cell>
          <table:table-cell table:formula="of:=LOG([.D432]; 2)" office:value-type="float" office:value="9.12414975177369" calcext:value-type="float">
            <text:p>9,12</text:p>
          </table:table-cell>
          <table:table-cell table:formula="of:=[.C432]*[.$F$1]" office:value-type="float" office:value="1075000" calcext:value-type="float">
            <text:p>1075000</text:p>
          </table:table-cell>
          <table:table-cell table:formula="of:=LOG([.F432]; 2)" office:value-type="float" office:value="20.0359052291389" calcext:value-type="float">
            <text:p>20,04</text:p>
          </table:table-cell>
          <table:table-cell table:formula="of:=LOG([.A432]*[.$H$1]; 2)" office:value-type="float" office:value="13.8356556908398" calcext:value-type="float">
            <text:p>13,84</text:p>
          </table:table-cell>
          <table:table-cell table:formula="of:=[.$J$1] * LOG([.A432] + 0.1; 2)" office:value-type="float" office:value="25.3707321310661" calcext:value-type="float">
            <text:p>25,3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*5" office:value-type="float" office:value="2155" calcext:value-type="float">
            <text:p>2155</text:p>
          </table:table-cell>
          <table:table-cell table:formula="of:=[.B433]/100" office:value-type="float" office:value="21.55" calcext:value-type="float">
            <text:p>21,55</text:p>
          </table:table-cell>
          <table:table-cell table:formula="of:=[.C433]*[.$D$1]" office:value-type="float" office:value="559.3087" calcext:value-type="float">
            <text:p>559,3087</text:p>
          </table:table-cell>
          <table:table-cell table:formula="of:=LOG([.D433]; 2)" office:value-type="float" office:value="9.12750096127333" calcext:value-type="float">
            <text:p>9,13</text:p>
          </table:table-cell>
          <table:table-cell table:formula="of:=[.C433]*[.$F$1]" office:value-type="float" office:value="1077500" calcext:value-type="float">
            <text:p>1077500</text:p>
          </table:table-cell>
          <table:table-cell table:formula="of:=LOG([.F433]; 2)" office:value-type="float" office:value="20.0392564386385" calcext:value-type="float">
            <text:p>20,04</text:p>
          </table:table-cell>
          <table:table-cell table:formula="of:=LOG([.A433]*[.$H$1]; 2)" office:value-type="float" office:value="13.8390069003394" calcext:value-type="float">
            <text:p>13,84</text:p>
          </table:table-cell>
          <table:table-cell table:formula="of:=[.$J$1] * LOG([.A433] + 0.1; 2)" office:value-type="float" office:value="25.3804483816443" calcext:value-type="float">
            <text:p>25,3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*5" office:value-type="float" office:value="2160" calcext:value-type="float">
            <text:p>2160</text:p>
          </table:table-cell>
          <table:table-cell table:formula="of:=[.B434]/100" office:value-type="float" office:value="21.6" calcext:value-type="float">
            <text:p>21,6</text:p>
          </table:table-cell>
          <table:table-cell table:formula="of:=[.C434]*[.$D$1]" office:value-type="float" office:value="560.6064" calcext:value-type="float">
            <text:p>560,6064</text:p>
          </table:table-cell>
          <table:table-cell table:formula="of:=LOG([.D434]; 2)" office:value-type="float" office:value="9.1308444043477" calcext:value-type="float">
            <text:p>9,13</text:p>
          </table:table-cell>
          <table:table-cell table:formula="of:=[.C434]*[.$F$1]" office:value-type="float" office:value="1080000" calcext:value-type="float">
            <text:p>1080000</text:p>
          </table:table-cell>
          <table:table-cell table:formula="of:=LOG([.F434]; 2)" office:value-type="float" office:value="20.0425998817129" calcext:value-type="float">
            <text:p>20,04</text:p>
          </table:table-cell>
          <table:table-cell table:formula="of:=LOG([.A434]*[.$H$1]; 2)" office:value-type="float" office:value="13.8423503434138" calcext:value-type="float">
            <text:p>13,84</text:p>
          </table:table-cell>
          <table:table-cell table:formula="of:=[.$J$1] * LOG([.A434] + 0.1; 2)" office:value-type="float" office:value="25.3901421200369" calcext:value-type="float">
            <text:p>25,3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*5" office:value-type="float" office:value="2165" calcext:value-type="float">
            <text:p>2165</text:p>
          </table:table-cell>
          <table:table-cell table:formula="of:=[.B435]/100" office:value-type="float" office:value="21.65" calcext:value-type="float">
            <text:p>21,65</text:p>
          </table:table-cell>
          <table:table-cell table:formula="of:=[.C435]*[.$D$1]" office:value-type="float" office:value="561.9041" calcext:value-type="float">
            <text:p>561,9041</text:p>
          </table:table-cell>
          <table:table-cell table:formula="of:=LOG([.D435]; 2)" office:value-type="float" office:value="9.13418011691095" calcext:value-type="float">
            <text:p>9,13</text:p>
          </table:table-cell>
          <table:table-cell table:formula="of:=[.C435]*[.$F$1]" office:value-type="float" office:value="1082500" calcext:value-type="float">
            <text:p>1082500</text:p>
          </table:table-cell>
          <table:table-cell table:formula="of:=LOG([.F435]; 2)" office:value-type="float" office:value="20.0459355942762" calcext:value-type="float">
            <text:p>20,05</text:p>
          </table:table-cell>
          <table:table-cell table:formula="of:=LOG([.A435]*[.$H$1]; 2)" office:value-type="float" office:value="13.8456860559771" calcext:value-type="float">
            <text:p>13,85</text:p>
          </table:table-cell>
          <table:table-cell table:formula="of:=[.$J$1] * LOG([.A435] + 0.1; 2)" office:value-type="float" office:value="25.3998134503226" calcext:value-type="float">
            <text:p>25,4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*5" office:value-type="float" office:value="2170" calcext:value-type="float">
            <text:p>2170</text:p>
          </table:table-cell>
          <table:table-cell table:formula="of:=[.B436]/100" office:value-type="float" office:value="21.7" calcext:value-type="float">
            <text:p>21,7</text:p>
          </table:table-cell>
          <table:table-cell table:formula="of:=[.C436]*[.$D$1]" office:value-type="float" office:value="563.2018" calcext:value-type="float">
            <text:p>563,2018</text:p>
          </table:table-cell>
          <table:table-cell table:formula="of:=LOG([.D436]; 2)" office:value-type="float" office:value="9.13750813462871" calcext:value-type="float">
            <text:p>9,14</text:p>
          </table:table-cell>
          <table:table-cell table:formula="of:=[.C436]*[.$F$1]" office:value-type="float" office:value="1085000" calcext:value-type="float">
            <text:p>1085000</text:p>
          </table:table-cell>
          <table:table-cell table:formula="of:=LOG([.F436]; 2)" office:value-type="float" office:value="20.0492636119939" calcext:value-type="float">
            <text:p>20,05</text:p>
          </table:table-cell>
          <table:table-cell table:formula="of:=LOG([.A436]*[.$H$1]; 2)" office:value-type="float" office:value="13.8490140736948" calcext:value-type="float">
            <text:p>13,85</text:p>
          </table:table-cell>
          <table:table-cell table:formula="of:=[.$J$1] * LOG([.A436] + 0.1; 2)" office:value-type="float" office:value="25.40946247586" calcext:value-type="float">
            <text:p>25,4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*5" office:value-type="float" office:value="2175" calcext:value-type="float">
            <text:p>2175</text:p>
          </table:table-cell>
          <table:table-cell table:formula="of:=[.B437]/100" office:value-type="float" office:value="21.75" calcext:value-type="float">
            <text:p>21,75</text:p>
          </table:table-cell>
          <table:table-cell table:formula="of:=[.C437]*[.$D$1]" office:value-type="float" office:value="564.4995" calcext:value-type="float">
            <text:p>564,4995</text:p>
          </table:table-cell>
          <table:table-cell table:formula="of:=LOG([.D437]; 2)" office:value-type="float" office:value="9.14082849292032" calcext:value-type="float">
            <text:p>9,14</text:p>
          </table:table-cell>
          <table:table-cell table:formula="of:=[.C437]*[.$F$1]" office:value-type="float" office:value="1087500" calcext:value-type="float">
            <text:p>1087500</text:p>
          </table:table-cell>
          <table:table-cell table:formula="of:=LOG([.F437]; 2)" office:value-type="float" office:value="20.0525839702855" calcext:value-type="float">
            <text:p>20,05</text:p>
          </table:table-cell>
          <table:table-cell table:formula="of:=LOG([.A437]*[.$H$1]; 2)" office:value-type="float" office:value="13.8523344319864" calcext:value-type="float">
            <text:p>13,85</text:p>
          </table:table-cell>
          <table:table-cell table:formula="of:=[.$J$1] * LOG([.A437] + 0.1; 2)" office:value-type="float" office:value="25.4190892992942" calcext:value-type="float">
            <text:p>25,4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*5" office:value-type="float" office:value="2180" calcext:value-type="float">
            <text:p>2180</text:p>
          </table:table-cell>
          <table:table-cell table:formula="of:=[.B438]/100" office:value-type="float" office:value="21.8" calcext:value-type="float">
            <text:p>21,8</text:p>
          </table:table-cell>
          <table:table-cell table:formula="of:=[.C438]*[.$D$1]" office:value-type="float" office:value="565.7972" calcext:value-type="float">
            <text:p>565,7972</text:p>
          </table:table-cell>
          <table:table-cell table:formula="of:=LOG([.D438]; 2)" office:value-type="float" office:value="9.14414122696115" calcext:value-type="float">
            <text:p>9,14</text:p>
          </table:table-cell>
          <table:table-cell table:formula="of:=[.C438]*[.$F$1]" office:value-type="float" office:value="1090000" calcext:value-type="float">
            <text:p>1090000</text:p>
          </table:table-cell>
          <table:table-cell table:formula="of:=LOG([.F438]; 2)" office:value-type="float" office:value="20.0558967043264" calcext:value-type="float">
            <text:p>20,06</text:p>
          </table:table-cell>
          <table:table-cell table:formula="of:=LOG([.A438]*[.$H$1]; 2)" office:value-type="float" office:value="13.8556471660273" calcext:value-type="float">
            <text:p>13,86</text:p>
          </table:table-cell>
          <table:table-cell table:formula="of:=[.$J$1] * LOG([.A438] + 0.1; 2)" office:value-type="float" office:value="25.4286940225633" calcext:value-type="float">
            <text:p>25,4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*5" office:value-type="float" office:value="2185" calcext:value-type="float">
            <text:p>2185</text:p>
          </table:table-cell>
          <table:table-cell table:formula="of:=[.B439]/100" office:value-type="float" office:value="21.85" calcext:value-type="float">
            <text:p>21,85</text:p>
          </table:table-cell>
          <table:table-cell table:formula="of:=[.C439]*[.$D$1]" office:value-type="float" office:value="567.0949" calcext:value-type="float">
            <text:p>567,0949</text:p>
          </table:table-cell>
          <table:table-cell table:formula="of:=LOG([.D439]; 2)" office:value-type="float" office:value="9.14744637168483" calcext:value-type="float">
            <text:p>9,15</text:p>
          </table:table-cell>
          <table:table-cell table:formula="of:=[.C439]*[.$F$1]" office:value-type="float" office:value="1092500" calcext:value-type="float">
            <text:p>1092500</text:p>
          </table:table-cell>
          <table:table-cell table:formula="of:=LOG([.F439]; 2)" office:value-type="float" office:value="20.05920184905" calcext:value-type="float">
            <text:p>20,06</text:p>
          </table:table-cell>
          <table:table-cell table:formula="of:=LOG([.A439]*[.$H$1]; 2)" office:value-type="float" office:value="13.8589523107509" calcext:value-type="float">
            <text:p>13,86</text:p>
          </table:table-cell>
          <table:table-cell table:formula="of:=[.$J$1] * LOG([.A439] + 0.1; 2)" office:value-type="float" office:value="25.4382767469051" calcext:value-type="float">
            <text:p>25,4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*5" office:value-type="float" office:value="2190" calcext:value-type="float">
            <text:p>2190</text:p>
          </table:table-cell>
          <table:table-cell table:formula="of:=[.B440]/100" office:value-type="float" office:value="21.9" calcext:value-type="float">
            <text:p>21,9</text:p>
          </table:table-cell>
          <table:table-cell table:formula="of:=[.C440]*[.$D$1]" office:value-type="float" office:value="568.3926" calcext:value-type="float">
            <text:p>568,3926</text:p>
          </table:table-cell>
          <table:table-cell table:formula="of:=LOG([.D440]; 2)" office:value-type="float" office:value="9.1507439617854" calcext:value-type="float">
            <text:p>9,15</text:p>
          </table:table-cell>
          <table:table-cell table:formula="of:=[.C440]*[.$F$1]" office:value-type="float" office:value="1095000" calcext:value-type="float">
            <text:p>1095000</text:p>
          </table:table-cell>
          <table:table-cell table:formula="of:=LOG([.F440]; 2)" office:value-type="float" office:value="20.0624994391506" calcext:value-type="float">
            <text:p>20,06</text:p>
          </table:table-cell>
          <table:table-cell table:formula="of:=LOG([.A440]*[.$H$1]; 2)" office:value-type="float" office:value="13.8622499008515" calcext:value-type="float">
            <text:p>13,86</text:p>
          </table:table-cell>
          <table:table-cell table:formula="of:=[.$J$1] * LOG([.A440] + 0.1; 2)" office:value-type="float" office:value="25.4478375728632" calcext:value-type="float">
            <text:p>25,4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*5" office:value-type="float" office:value="2195" calcext:value-type="float">
            <text:p>2195</text:p>
          </table:table-cell>
          <table:table-cell table:formula="of:=[.B441]/100" office:value-type="float" office:value="21.95" calcext:value-type="float">
            <text:p>21,95</text:p>
          </table:table-cell>
          <table:table-cell table:formula="of:=[.C441]*[.$D$1]" office:value-type="float" office:value="569.6903" calcext:value-type="float">
            <text:p>569,6903</text:p>
          </table:table-cell>
          <table:table-cell table:formula="of:=LOG([.D441]; 2)" office:value-type="float" office:value="9.15403403171958" calcext:value-type="float">
            <text:p>9,15</text:p>
          </table:table-cell>
          <table:table-cell table:formula="of:=[.C441]*[.$F$1]" office:value-type="float" office:value="1097500" calcext:value-type="float">
            <text:p>1097500</text:p>
          </table:table-cell>
          <table:table-cell table:formula="of:=LOG([.F441]; 2)" office:value-type="float" office:value="20.0657895090848" calcext:value-type="float">
            <text:p>20,07</text:p>
          </table:table-cell>
          <table:table-cell table:formula="of:=LOG([.A441]*[.$H$1]; 2)" office:value-type="float" office:value="13.8655399707857" calcext:value-type="float">
            <text:p>13,87</text:p>
          </table:table-cell>
          <table:table-cell table:formula="of:=[.$J$1] * LOG([.A441] + 0.1; 2)" office:value-type="float" office:value="25.4573766002936" calcext:value-type="float">
            <text:p>25,4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*5" office:value-type="float" office:value="2200" calcext:value-type="float">
            <text:p>2200</text:p>
          </table:table-cell>
          <table:table-cell table:formula="of:=[.B442]/100" office:value-type="float" office:value="22" calcext:value-type="float">
            <text:p>22</text:p>
          </table:table-cell>
          <table:table-cell table:formula="of:=[.C442]*[.$D$1]" office:value-type="float" office:value="570.988" calcext:value-type="float">
            <text:p>570,988</text:p>
          </table:table-cell>
          <table:table-cell table:formula="of:=LOG([.D442]; 2)" office:value-type="float" office:value="9.15731661570889" calcext:value-type="float">
            <text:p>9,16</text:p>
          </table:table-cell>
          <table:table-cell table:formula="of:=[.C442]*[.$F$1]" office:value-type="float" office:value="1100000" calcext:value-type="float">
            <text:p>1100000</text:p>
          </table:table-cell>
          <table:table-cell table:formula="of:=LOG([.F442]; 2)" office:value-type="float" office:value="20.0690720930741" calcext:value-type="float">
            <text:p>20,07</text:p>
          </table:table-cell>
          <table:table-cell table:formula="of:=LOG([.A442]*[.$H$1]; 2)" office:value-type="float" office:value="13.868822554775" calcext:value-type="float">
            <text:p>13,87</text:p>
          </table:table-cell>
          <table:table-cell table:formula="of:=[.$J$1] * LOG([.A442] + 0.1; 2)" office:value-type="float" office:value="25.4668939283708" calcext:value-type="float">
            <text:p>25,4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*5" office:value-type="float" office:value="2205" calcext:value-type="float">
            <text:p>2205</text:p>
          </table:table-cell>
          <table:table-cell table:formula="of:=[.B443]/100" office:value-type="float" office:value="22.05" calcext:value-type="float">
            <text:p>22,05</text:p>
          </table:table-cell>
          <table:table-cell table:formula="of:=[.C443]*[.$D$1]" office:value-type="float" office:value="572.2857" calcext:value-type="float">
            <text:p>572,2857</text:p>
          </table:table-cell>
          <table:table-cell table:formula="of:=LOG([.D443]; 2)" office:value-type="float" office:value="9.16059174774175" calcext:value-type="float">
            <text:p>9,16</text:p>
          </table:table-cell>
          <table:table-cell table:formula="of:=[.C443]*[.$F$1]" office:value-type="float" office:value="1102500" calcext:value-type="float">
            <text:p>1102500</text:p>
          </table:table-cell>
          <table:table-cell table:formula="of:=LOG([.F443]; 2)" office:value-type="float" office:value="20.072347225107" calcext:value-type="float">
            <text:p>20,07</text:p>
          </table:table-cell>
          <table:table-cell table:formula="of:=LOG([.A443]*[.$H$1]; 2)" office:value-type="float" office:value="13.8720976868079" calcext:value-type="float">
            <text:p>13,87</text:p>
          </table:table-cell>
          <table:table-cell table:formula="of:=[.$J$1] * LOG([.A443] + 0.1; 2)" office:value-type="float" office:value="25.4763896555941" calcext:value-type="float">
            <text:p>25,4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*5" office:value-type="float" office:value="2210" calcext:value-type="float">
            <text:p>2210</text:p>
          </table:table-cell>
          <table:table-cell table:formula="of:=[.B444]/100" office:value-type="float" office:value="22.1" calcext:value-type="float">
            <text:p>22,1</text:p>
          </table:table-cell>
          <table:table-cell table:formula="of:=[.C444]*[.$D$1]" office:value-type="float" office:value="573.5834" calcext:value-type="float">
            <text:p>573,5834</text:p>
          </table:table-cell>
          <table:table-cell table:formula="of:=LOG([.D444]; 2)" office:value-type="float" office:value="9.16385946157566" calcext:value-type="float">
            <text:p>9,16</text:p>
          </table:table-cell>
          <table:table-cell table:formula="of:=[.C444]*[.$F$1]" office:value-type="float" office:value="1105000" calcext:value-type="float">
            <text:p>1105000</text:p>
          </table:table-cell>
          <table:table-cell table:formula="of:=LOG([.F444]; 2)" office:value-type="float" office:value="20.0756149389409" calcext:value-type="float">
            <text:p>20,08</text:p>
          </table:table-cell>
          <table:table-cell table:formula="of:=LOG([.A444]*[.$H$1]; 2)" office:value-type="float" office:value="13.8753654006418" calcext:value-type="float">
            <text:p>13,88</text:p>
          </table:table-cell>
          <table:table-cell table:formula="of:=[.$J$1] * LOG([.A444] + 0.1; 2)" office:value-type="float" office:value="25.4858638797934" calcext:value-type="float">
            <text:p>25,4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*5" office:value-type="float" office:value="2215" calcext:value-type="float">
            <text:p>2215</text:p>
          </table:table-cell>
          <table:table-cell table:formula="of:=[.B445]/100" office:value-type="float" office:value="22.15" calcext:value-type="float">
            <text:p>22,15</text:p>
          </table:table-cell>
          <table:table-cell table:formula="of:=[.C445]*[.$D$1]" office:value-type="float" office:value="574.8811" calcext:value-type="float">
            <text:p>574,8811</text:p>
          </table:table-cell>
          <table:table-cell table:formula="of:=LOG([.D445]; 2)" office:value-type="float" office:value="9.16711979073924" calcext:value-type="float">
            <text:p>9,17</text:p>
          </table:table-cell>
          <table:table-cell table:formula="of:=[.C445]*[.$F$1]" office:value-type="float" office:value="1107500" calcext:value-type="float">
            <text:p>1107500</text:p>
          </table:table-cell>
          <table:table-cell table:formula="of:=LOG([.F445]; 2)" office:value-type="float" office:value="20.0788752681045" calcext:value-type="float">
            <text:p>20,08</text:p>
          </table:table-cell>
          <table:table-cell table:formula="of:=LOG([.A445]*[.$H$1]; 2)" office:value-type="float" office:value="13.8786257298054" calcext:value-type="float">
            <text:p>13,88</text:p>
          </table:table-cell>
          <table:table-cell table:formula="of:=[.$J$1] * LOG([.A445] + 0.1; 2)" office:value-type="float" office:value="25.4953166981359" calcext:value-type="float">
            <text:p>25,5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*5" office:value-type="float" office:value="2220" calcext:value-type="float">
            <text:p>2220</text:p>
          </table:table-cell>
          <table:table-cell table:formula="of:=[.B446]/100" office:value-type="float" office:value="22.2" calcext:value-type="float">
            <text:p>22,2</text:p>
          </table:table-cell>
          <table:table-cell table:formula="of:=[.C446]*[.$D$1]" office:value-type="float" office:value="576.1788" calcext:value-type="float">
            <text:p>576,1788</text:p>
          </table:table-cell>
          <table:table-cell table:formula="of:=LOG([.D446]; 2)" office:value-type="float" office:value="9.17037276853433" calcext:value-type="float">
            <text:p>9,17</text:p>
          </table:table-cell>
          <table:table-cell table:formula="of:=[.C446]*[.$F$1]" office:value-type="float" office:value="1110000" calcext:value-type="float">
            <text:p>1110000</text:p>
          </table:table-cell>
          <table:table-cell table:formula="of:=LOG([.F446]; 2)" office:value-type="float" office:value="20.0821282458996" calcext:value-type="float">
            <text:p>20,08</text:p>
          </table:table-cell>
          <table:table-cell table:formula="of:=LOG([.A446]*[.$H$1]; 2)" office:value-type="float" office:value="13.8818787076004" calcext:value-type="float">
            <text:p>13,88</text:p>
          </table:table-cell>
          <table:table-cell table:formula="of:=[.$J$1] * LOG([.A446] + 0.1; 2)" office:value-type="float" office:value="25.5047482071313" calcext:value-type="float">
            <text:p>25,5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*5" office:value-type="float" office:value="2225" calcext:value-type="float">
            <text:p>2225</text:p>
          </table:table-cell>
          <table:table-cell table:formula="of:=[.B447]/100" office:value-type="float" office:value="22.25" calcext:value-type="float">
            <text:p>22,25</text:p>
          </table:table-cell>
          <table:table-cell table:formula="of:=[.C447]*[.$D$1]" office:value-type="float" office:value="577.4765" calcext:value-type="float">
            <text:p>577,4765</text:p>
          </table:table-cell>
          <table:table-cell table:formula="of:=LOG([.D447]; 2)" office:value-type="float" office:value="9.17361842803799" calcext:value-type="float">
            <text:p>9,17</text:p>
          </table:table-cell>
          <table:table-cell table:formula="of:=[.C447]*[.$F$1]" office:value-type="float" office:value="1112500" calcext:value-type="float">
            <text:p>1112500</text:p>
          </table:table-cell>
          <table:table-cell table:formula="of:=LOG([.F447]; 2)" office:value-type="float" office:value="20.0853739054032" calcext:value-type="float">
            <text:p>20,09</text:p>
          </table:table-cell>
          <table:table-cell table:formula="of:=LOG([.A447]*[.$H$1]; 2)" office:value-type="float" office:value="13.8851243671041" calcext:value-type="float">
            <text:p>13,89</text:p>
          </table:table-cell>
          <table:table-cell table:formula="of:=[.$J$1] * LOG([.A447] + 0.1; 2)" office:value-type="float" office:value="25.5141585026382" calcext:value-type="float">
            <text:p>25,5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*5" office:value-type="float" office:value="2230" calcext:value-type="float">
            <text:p>2230</text:p>
          </table:table-cell>
          <table:table-cell table:formula="of:=[.B448]/100" office:value-type="float" office:value="22.3" calcext:value-type="float">
            <text:p>22,3</text:p>
          </table:table-cell>
          <table:table-cell table:formula="of:=[.C448]*[.$D$1]" office:value-type="float" office:value="578.7742" calcext:value-type="float">
            <text:p>578,7742</text:p>
          </table:table-cell>
          <table:table-cell table:formula="of:=LOG([.D448]; 2)" office:value-type="float" office:value="9.17685680210453" calcext:value-type="float">
            <text:p>9,18</text:p>
          </table:table-cell>
          <table:table-cell table:formula="of:=[.C448]*[.$F$1]" office:value-type="float" office:value="1115000" calcext:value-type="float">
            <text:p>1115000</text:p>
          </table:table-cell>
          <table:table-cell table:formula="of:=LOG([.F448]; 2)" office:value-type="float" office:value="20.0886122794698" calcext:value-type="float">
            <text:p>20,09</text:p>
          </table:table-cell>
          <table:table-cell table:formula="of:=LOG([.A448]*[.$H$1]; 2)" office:value-type="float" office:value="13.8883627411706" calcext:value-type="float">
            <text:p>13,89</text:p>
          </table:table-cell>
          <table:table-cell table:formula="of:=[.$J$1] * LOG([.A448] + 0.1; 2)" office:value-type="float" office:value="25.52354767987" calcext:value-type="float">
            <text:p>25,5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*5" office:value-type="float" office:value="2235" calcext:value-type="float">
            <text:p>2235</text:p>
          </table:table-cell>
          <table:table-cell table:formula="of:=[.B449]/100" office:value-type="float" office:value="22.35" calcext:value-type="float">
            <text:p>22,35</text:p>
          </table:table-cell>
          <table:table-cell table:formula="of:=[.C449]*[.$D$1]" office:value-type="float" office:value="580.0719" calcext:value-type="float">
            <text:p>580,0719</text:p>
          </table:table-cell>
          <table:table-cell table:formula="of:=LOG([.D449]; 2)" office:value-type="float" office:value="9.18008792336754" calcext:value-type="float">
            <text:p>9,18</text:p>
          </table:table-cell>
          <table:table-cell table:formula="of:=[.C449]*[.$F$1]" office:value-type="float" office:value="1117500" calcext:value-type="float">
            <text:p>1117500</text:p>
          </table:table-cell>
          <table:table-cell table:formula="of:=LOG([.F449]; 2)" office:value-type="float" office:value="20.0918434007328" calcext:value-type="float">
            <text:p>20,09</text:p>
          </table:table-cell>
          <table:table-cell table:formula="of:=LOG([.A449]*[.$H$1]; 2)" office:value-type="float" office:value="13.8915938624337" calcext:value-type="float">
            <text:p>13,89</text:p>
          </table:table-cell>
          <table:table-cell table:formula="of:=[.$J$1] * LOG([.A449] + 0.1; 2)" office:value-type="float" office:value="25.5329158334003" calcext:value-type="float">
            <text:p>25,5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*5" office:value-type="float" office:value="2240" calcext:value-type="float">
            <text:p>2240</text:p>
          </table:table-cell>
          <table:table-cell table:formula="of:=[.B450]/100" office:value-type="float" office:value="22.4" calcext:value-type="float">
            <text:p>22,4</text:p>
          </table:table-cell>
          <table:table-cell table:formula="of:=[.C450]*[.$D$1]" office:value-type="float" office:value="581.3696" calcext:value-type="float">
            <text:p>581,3696</text:p>
          </table:table-cell>
          <table:table-cell table:formula="of:=LOG([.D450]; 2)" office:value-type="float" office:value="9.18331182424183" calcext:value-type="float">
            <text:p>9,18</text:p>
          </table:table-cell>
          <table:table-cell table:formula="of:=[.C450]*[.$F$1]" office:value-type="float" office:value="1120000" calcext:value-type="float">
            <text:p>1120000</text:p>
          </table:table-cell>
          <table:table-cell table:formula="of:=LOG([.F450]; 2)" office:value-type="float" office:value="20.0950673016071" calcext:value-type="float">
            <text:p>20,10</text:p>
          </table:table-cell>
          <table:table-cell table:formula="of:=LOG([.A450]*[.$H$1]; 2)" office:value-type="float" office:value="13.8948177633079" calcext:value-type="float">
            <text:p>13,89</text:p>
          </table:table-cell>
          <table:table-cell table:formula="of:=[.$J$1] * LOG([.A450] + 0.1; 2)" office:value-type="float" office:value="25.5422630571689" calcext:value-type="float">
            <text:p>25,5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*5" office:value-type="float" office:value="2245" calcext:value-type="float">
            <text:p>2245</text:p>
          </table:table-cell>
          <table:table-cell table:formula="of:=[.B451]/100" office:value-type="float" office:value="22.45" calcext:value-type="float">
            <text:p>22,45</text:p>
          </table:table-cell>
          <table:table-cell table:formula="of:=[.C451]*[.$D$1]" office:value-type="float" office:value="582.6673" calcext:value-type="float">
            <text:p>582,6673</text:p>
          </table:table-cell>
          <table:table-cell table:formula="of:=LOG([.D451]; 2)" office:value-type="float" office:value="9.18652853692537" calcext:value-type="float">
            <text:p>9,19</text:p>
          </table:table-cell>
          <table:table-cell table:formula="of:=[.C451]*[.$F$1]" office:value-type="float" office:value="1122500" calcext:value-type="float">
            <text:p>1122500</text:p>
          </table:table-cell>
          <table:table-cell table:formula="of:=LOG([.F451]; 2)" office:value-type="float" office:value="20.0982840142906" calcext:value-type="float">
            <text:p>20,10</text:p>
          </table:table-cell>
          <table:table-cell table:formula="of:=LOG([.A451]*[.$H$1]; 2)" office:value-type="float" office:value="13.8980344759915" calcext:value-type="float">
            <text:p>13,90</text:p>
          </table:table-cell>
          <table:table-cell table:formula="of:=[.$J$1] * LOG([.A451] + 0.1; 2)" office:value-type="float" office:value="25.5515894444874" calcext:value-type="float">
            <text:p>25,5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*5" office:value-type="float" office:value="2250" calcext:value-type="float">
            <text:p>2250</text:p>
          </table:table-cell>
          <table:table-cell table:formula="of:=[.B452]/100" office:value-type="float" office:value="22.5" calcext:value-type="float">
            <text:p>22,5</text:p>
          </table:table-cell>
          <table:table-cell table:formula="of:=[.C452]*[.$D$1]" office:value-type="float" office:value="583.965" calcext:value-type="float">
            <text:p>583,965</text:p>
          </table:table-cell>
          <table:table-cell table:formula="of:=LOG([.D452]; 2)" office:value-type="float" office:value="9.18973809340126" calcext:value-type="float">
            <text:p>9,19</text:p>
          </table:table-cell>
          <table:table-cell table:formula="of:=[.C452]*[.$F$1]" office:value-type="float" office:value="1125000" calcext:value-type="float">
            <text:p>1125000</text:p>
          </table:table-cell>
          <table:table-cell table:formula="of:=LOG([.F452]; 2)" office:value-type="float" office:value="20.1014935707665" calcext:value-type="float">
            <text:p>20,10</text:p>
          </table:table-cell>
          <table:table-cell table:formula="of:=LOG([.A452]*[.$H$1]; 2)" office:value-type="float" office:value="13.9012440324674" calcext:value-type="float">
            <text:p>13,90</text:p>
          </table:table-cell>
          <table:table-cell table:formula="of:=[.$J$1] * LOG([.A452] + 0.1; 2)" office:value-type="float" office:value="25.5608950880447" calcext:value-type="float">
            <text:p>25,5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*5" office:value-type="float" office:value="2255" calcext:value-type="float">
            <text:p>2255</text:p>
          </table:table-cell>
          <table:table-cell table:formula="of:=[.B453]/100" office:value-type="float" office:value="22.55" calcext:value-type="float">
            <text:p>22,55</text:p>
          </table:table-cell>
          <table:table-cell table:formula="of:=[.C453]*[.$D$1]" office:value-type="float" office:value="585.2627" calcext:value-type="float">
            <text:p>585,2627</text:p>
          </table:table-cell>
          <table:table-cell table:formula="of:=LOG([.D453]; 2)" office:value-type="float" office:value="9.19294052543961" calcext:value-type="float">
            <text:p>9,19</text:p>
          </table:table-cell>
          <table:table-cell table:formula="of:=[.C453]*[.$F$1]" office:value-type="float" office:value="1127500" calcext:value-type="float">
            <text:p>1127500</text:p>
          </table:table-cell>
          <table:table-cell table:formula="of:=LOG([.F453]; 2)" office:value-type="float" office:value="20.1046960028048" calcext:value-type="float">
            <text:p>20,10</text:p>
          </table:table-cell>
          <table:table-cell table:formula="of:=LOG([.A453]*[.$H$1]; 2)" office:value-type="float" office:value="13.9044464645057" calcext:value-type="float">
            <text:p>13,90</text:p>
          </table:table-cell>
          <table:table-cell table:formula="of:=[.$J$1] * LOG([.A453] + 0.1; 2)" office:value-type="float" office:value="25.5701800799128" calcext:value-type="float">
            <text:p>25,5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*5" office:value-type="float" office:value="2260" calcext:value-type="float">
            <text:p>2260</text:p>
          </table:table-cell>
          <table:table-cell table:formula="of:=[.B454]/100" office:value-type="float" office:value="22.6" calcext:value-type="float">
            <text:p>22,6</text:p>
          </table:table-cell>
          <table:table-cell table:formula="of:=[.C454]*[.$D$1]" office:value-type="float" office:value="586.5604" calcext:value-type="float">
            <text:p>586,5604</text:p>
          </table:table-cell>
          <table:table-cell table:formula="of:=LOG([.D454]; 2)" office:value-type="float" office:value="9.19613586459941" calcext:value-type="float">
            <text:p>9,20</text:p>
          </table:table-cell>
          <table:table-cell table:formula="of:=[.C454]*[.$F$1]" office:value-type="float" office:value="1130000" calcext:value-type="float">
            <text:p>1130000</text:p>
          </table:table-cell>
          <table:table-cell table:formula="of:=LOG([.F454]; 2)" office:value-type="float" office:value="20.1078913419646" calcext:value-type="float">
            <text:p>20,11</text:p>
          </table:table-cell>
          <table:table-cell table:formula="of:=LOG([.A454]*[.$H$1]; 2)" office:value-type="float" office:value="13.9076418036655" calcext:value-type="float">
            <text:p>13,91</text:p>
          </table:table-cell>
          <table:table-cell table:formula="of:=[.$J$1] * LOG([.A454] + 0.1; 2)" office:value-type="float" office:value="25.5794445115517" calcext:value-type="float">
            <text:p>25,5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*5" office:value-type="float" office:value="2265" calcext:value-type="float">
            <text:p>2265</text:p>
          </table:table-cell>
          <table:table-cell table:formula="of:=[.B455]/100" office:value-type="float" office:value="22.65" calcext:value-type="float">
            <text:p>22,65</text:p>
          </table:table-cell>
          <table:table-cell table:formula="of:=[.C455]*[.$D$1]" office:value-type="float" office:value="587.8581" calcext:value-type="float">
            <text:p>587,8581</text:p>
          </table:table-cell>
          <table:table-cell table:formula="of:=LOG([.D455]; 2)" office:value-type="float" office:value="9.19932414223046" calcext:value-type="float">
            <text:p>9,20</text:p>
          </table:table-cell>
          <table:table-cell table:formula="of:=[.C455]*[.$F$1]" office:value-type="float" office:value="1132500" calcext:value-type="float">
            <text:p>1132500</text:p>
          </table:table-cell>
          <table:table-cell table:formula="of:=LOG([.F455]; 2)" office:value-type="float" office:value="20.1110796195957" calcext:value-type="float">
            <text:p>20,11</text:p>
          </table:table-cell>
          <table:table-cell table:formula="of:=LOG([.A455]*[.$H$1]; 2)" office:value-type="float" office:value="13.9108300812966" calcext:value-type="float">
            <text:p>13,91</text:p>
          </table:table-cell>
          <table:table-cell table:formula="of:=[.$J$1] * LOG([.A455] + 0.1; 2)" office:value-type="float" office:value="25.5886884738155" calcext:value-type="float">
            <text:p>25,5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*5" office:value-type="float" office:value="2270" calcext:value-type="float">
            <text:p>2270</text:p>
          </table:table-cell>
          <table:table-cell table:formula="of:=[.B456]/100" office:value-type="float" office:value="22.7" calcext:value-type="float">
            <text:p>22,7</text:p>
          </table:table-cell>
          <table:table-cell table:formula="of:=[.C456]*[.$D$1]" office:value-type="float" office:value="589.1558" calcext:value-type="float">
            <text:p>589,1558</text:p>
          </table:table-cell>
          <table:table-cell table:formula="of:=LOG([.D456]; 2)" office:value-type="float" office:value="9.20250538947514" calcext:value-type="float">
            <text:p>9,20</text:p>
          </table:table-cell>
          <table:table-cell table:formula="of:=[.C456]*[.$F$1]" office:value-type="float" office:value="1135000" calcext:value-type="float">
            <text:p>1135000</text:p>
          </table:table-cell>
          <table:table-cell table:formula="of:=LOG([.F456]; 2)" office:value-type="float" office:value="20.1142608668404" calcext:value-type="float">
            <text:p>20,11</text:p>
          </table:table-cell>
          <table:table-cell table:formula="of:=LOG([.A456]*[.$H$1]; 2)" office:value-type="float" office:value="13.9140113285413" calcext:value-type="float">
            <text:p>13,91</text:p>
          </table:table-cell>
          <table:table-cell table:formula="of:=[.$J$1] * LOG([.A456] + 0.1; 2)" office:value-type="float" office:value="25.5979120569572" calcext:value-type="float">
            <text:p>25,6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*5" office:value-type="float" office:value="2275" calcext:value-type="float">
            <text:p>2275</text:p>
          </table:table-cell>
          <table:table-cell table:formula="of:=[.B457]/100" office:value-type="float" office:value="22.75" calcext:value-type="float">
            <text:p>22,75</text:p>
          </table:table-cell>
          <table:table-cell table:formula="of:=[.C457]*[.$D$1]" office:value-type="float" office:value="590.4535" calcext:value-type="float">
            <text:p>590,4535</text:p>
          </table:table-cell>
          <table:table-cell table:formula="of:=LOG([.D457]; 2)" office:value-type="float" office:value="9.20567963727028" calcext:value-type="float">
            <text:p>9,21</text:p>
          </table:table-cell>
          <table:table-cell table:formula="of:=[.C457]*[.$F$1]" office:value-type="float" office:value="1137500" calcext:value-type="float">
            <text:p>1137500</text:p>
          </table:table-cell>
          <table:table-cell table:formula="of:=LOG([.F457]; 2)" office:value-type="float" office:value="20.1174351146355" calcext:value-type="float">
            <text:p>20,12</text:p>
          </table:table-cell>
          <table:table-cell table:formula="of:=LOG([.A457]*[.$H$1]; 2)" office:value-type="float" office:value="13.9171855763364" calcext:value-type="float">
            <text:p>13,92</text:p>
          </table:table-cell>
          <table:table-cell table:formula="of:=[.$J$1] * LOG([.A457] + 0.1; 2)" office:value-type="float" office:value="25.6071153506344" calcext:value-type="float">
            <text:p>25,6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*5" office:value-type="float" office:value="2280" calcext:value-type="float">
            <text:p>2280</text:p>
          </table:table-cell>
          <table:table-cell table:formula="of:=[.B458]/100" office:value-type="float" office:value="22.8" calcext:value-type="float">
            <text:p>22,8</text:p>
          </table:table-cell>
          <table:table-cell table:formula="of:=[.C458]*[.$D$1]" office:value-type="float" office:value="591.7512" calcext:value-type="float">
            <text:p>591,7512</text:p>
          </table:table-cell>
          <table:table-cell table:formula="of:=LOG([.D458]; 2)" office:value-type="float" office:value="9.20884691634897" calcext:value-type="float">
            <text:p>9,21</text:p>
          </table:table-cell>
          <table:table-cell table:formula="of:=[.C458]*[.$F$1]" office:value-type="float" office:value="1140000" calcext:value-type="float">
            <text:p>1140000</text:p>
          </table:table-cell>
          <table:table-cell table:formula="of:=LOG([.F458]; 2)" office:value-type="float" office:value="20.1206023937142" calcext:value-type="float">
            <text:p>20,12</text:p>
          </table:table-cell>
          <table:table-cell table:formula="of:=LOG([.A458]*[.$H$1]; 2)" office:value-type="float" office:value="13.9203528554151" calcext:value-type="float">
            <text:p>13,92</text:p>
          </table:table-cell>
          <table:table-cell table:formula="of:=[.$J$1] * LOG([.A458] + 0.1; 2)" office:value-type="float" office:value="25.6162984439141" calcext:value-type="float">
            <text:p>25,6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*5" office:value-type="float" office:value="2285" calcext:value-type="float">
            <text:p>2285</text:p>
          </table:table-cell>
          <table:table-cell table:formula="of:=[.B459]/100" office:value-type="float" office:value="22.85" calcext:value-type="float">
            <text:p>22,85</text:p>
          </table:table-cell>
          <table:table-cell table:formula="of:=[.C459]*[.$D$1]" office:value-type="float" office:value="593.0489" calcext:value-type="float">
            <text:p>593,0489</text:p>
          </table:table-cell>
          <table:table-cell table:formula="of:=LOG([.D459]; 2)" office:value-type="float" office:value="9.2120072572423" calcext:value-type="float">
            <text:p>9,21</text:p>
          </table:table-cell>
          <table:table-cell table:formula="of:=[.C459]*[.$F$1]" office:value-type="float" office:value="1142500" calcext:value-type="float">
            <text:p>1142500</text:p>
          </table:table-cell>
          <table:table-cell table:formula="of:=LOG([.F459]; 2)" office:value-type="float" office:value="20.1237627346075" calcext:value-type="float">
            <text:p>20,12</text:p>
          </table:table-cell>
          <table:table-cell table:formula="of:=LOG([.A459]*[.$H$1]; 2)" office:value-type="float" office:value="13.9235131963084" calcext:value-type="float">
            <text:p>13,92</text:p>
          </table:table-cell>
          <table:table-cell table:formula="of:=[.$J$1] * LOG([.A459] + 0.1; 2)" office:value-type="float" office:value="25.6254614252783" calcext:value-type="float">
            <text:p>25,6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*5" office:value-type="float" office:value="2290" calcext:value-type="float">
            <text:p>2290</text:p>
          </table:table-cell>
          <table:table-cell table:formula="of:=[.B460]/100" office:value-type="float" office:value="22.9" calcext:value-type="float">
            <text:p>22,9</text:p>
          </table:table-cell>
          <table:table-cell table:formula="of:=[.C460]*[.$D$1]" office:value-type="float" office:value="594.3466" calcext:value-type="float">
            <text:p>594,3466</text:p>
          </table:table-cell>
          <table:table-cell table:formula="of:=LOG([.D460]; 2)" office:value-type="float" office:value="9.21516069028117" calcext:value-type="float">
            <text:p>9,22</text:p>
          </table:table-cell>
          <table:table-cell table:formula="of:=[.C460]*[.$F$1]" office:value-type="float" office:value="1145000" calcext:value-type="float">
            <text:p>1145000</text:p>
          </table:table-cell>
          <table:table-cell table:formula="of:=LOG([.F460]; 2)" office:value-type="float" office:value="20.1269161676464" calcext:value-type="float">
            <text:p>20,13</text:p>
          </table:table-cell>
          <table:table-cell table:formula="of:=LOG([.A460]*[.$H$1]; 2)" office:value-type="float" office:value="13.9266666293473" calcext:value-type="float">
            <text:p>13,93</text:p>
          </table:table-cell>
          <table:table-cell table:formula="of:=[.$J$1] * LOG([.A460] + 0.1; 2)" office:value-type="float" office:value="25.6346043826289" calcext:value-type="float">
            <text:p>25,6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*5" office:value-type="float" office:value="2295" calcext:value-type="float">
            <text:p>2295</text:p>
          </table:table-cell>
          <table:table-cell table:formula="of:=[.B461]/100" office:value-type="float" office:value="22.95" calcext:value-type="float">
            <text:p>22,95</text:p>
          </table:table-cell>
          <table:table-cell table:formula="of:=[.C461]*[.$D$1]" office:value-type="float" office:value="595.6443" calcext:value-type="float">
            <text:p>595,6443</text:p>
          </table:table-cell>
          <table:table-cell table:formula="of:=LOG([.D461]; 2)" office:value-type="float" office:value="9.21830724559804" calcext:value-type="float">
            <text:p>9,22</text:p>
          </table:table-cell>
          <table:table-cell table:formula="of:=[.C461]*[.$F$1]" office:value-type="float" office:value="1147500" calcext:value-type="float">
            <text:p>1147500</text:p>
          </table:table-cell>
          <table:table-cell table:formula="of:=LOG([.F461]; 2)" office:value-type="float" office:value="20.1300627229633" calcext:value-type="float">
            <text:p>20,13</text:p>
          </table:table-cell>
          <table:table-cell table:formula="of:=LOG([.A461]*[.$H$1]; 2)" office:value-type="float" office:value="13.9298131846641" calcext:value-type="float">
            <text:p>13,93</text:p>
          </table:table-cell>
          <table:table-cell table:formula="of:=[.$J$1] * LOG([.A461] + 0.1; 2)" office:value-type="float" office:value="25.6437274032925" calcext:value-type="float">
            <text:p>25,6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*5" office:value-type="float" office:value="2300" calcext:value-type="float">
            <text:p>2300</text:p>
          </table:table-cell>
          <table:table-cell table:formula="of:=[.B462]/100" office:value-type="float" office:value="23" calcext:value-type="float">
            <text:p>23</text:p>
          </table:table-cell>
          <table:table-cell table:formula="of:=[.C462]*[.$D$1]" office:value-type="float" office:value="596.942" calcext:value-type="float">
            <text:p>596,942</text:p>
          </table:table-cell>
          <table:table-cell table:formula="of:=LOG([.D462]; 2)" office:value-type="float" office:value="9.2214469531286" calcext:value-type="float">
            <text:p>9,22</text:p>
          </table:table-cell>
          <table:table-cell table:formula="of:=[.C462]*[.$F$1]" office:value-type="float" office:value="1150000" calcext:value-type="float">
            <text:p>1150000</text:p>
          </table:table-cell>
          <table:table-cell table:formula="of:=LOG([.F462]; 2)" office:value-type="float" office:value="20.1332024304938" calcext:value-type="float">
            <text:p>20,13</text:p>
          </table:table-cell>
          <table:table-cell table:formula="of:=LOG([.A462]*[.$H$1]; 2)" office:value-type="float" office:value="13.9329528921947" calcext:value-type="float">
            <text:p>13,93</text:p>
          </table:table-cell>
          <table:table-cell table:formula="of:=[.$J$1] * LOG([.A462] + 0.1; 2)" office:value-type="float" office:value="25.6528305740261" calcext:value-type="float">
            <text:p>25,6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*5" office:value-type="float" office:value="2305" calcext:value-type="float">
            <text:p>2305</text:p>
          </table:table-cell>
          <table:table-cell table:formula="of:=[.B463]/100" office:value-type="float" office:value="23.05" calcext:value-type="float">
            <text:p>23,05</text:p>
          </table:table-cell>
          <table:table-cell table:formula="of:=[.C463]*[.$D$1]" office:value-type="float" office:value="598.2397" calcext:value-type="float">
            <text:p>598,2397</text:p>
          </table:table-cell>
          <table:table-cell table:formula="of:=LOG([.D463]; 2)" office:value-type="float" office:value="9.22457984261357" calcext:value-type="float">
            <text:p>9,22</text:p>
          </table:table-cell>
          <table:table-cell table:formula="of:=[.C463]*[.$F$1]" office:value-type="float" office:value="1152500" calcext:value-type="float">
            <text:p>1152500</text:p>
          </table:table-cell>
          <table:table-cell table:formula="of:=LOG([.F463]; 2)" office:value-type="float" office:value="20.1363353199788" calcext:value-type="float">
            <text:p>20,14</text:p>
          </table:table-cell>
          <table:table-cell table:formula="of:=LOG([.A463]*[.$H$1]; 2)" office:value-type="float" office:value="13.9360857816797" calcext:value-type="float">
            <text:p>13,94</text:p>
          </table:table-cell>
          <table:table-cell table:formula="of:=[.$J$1] * LOG([.A463] + 0.1; 2)" office:value-type="float" office:value="25.6619139810212" calcext:value-type="float">
            <text:p>25,6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*5" office:value-type="float" office:value="2310" calcext:value-type="float">
            <text:p>2310</text:p>
          </table:table-cell>
          <table:table-cell table:formula="of:=[.B464]/100" office:value-type="float" office:value="23.1" calcext:value-type="float">
            <text:p>23,1</text:p>
          </table:table-cell>
          <table:table-cell table:formula="of:=[.C464]*[.$D$1]" office:value-type="float" office:value="599.5374" calcext:value-type="float">
            <text:p>599,5374</text:p>
          </table:table-cell>
          <table:table-cell table:formula="of:=LOG([.D464]; 2)" office:value-type="float" office:value="9.22770594360028" calcext:value-type="float">
            <text:p>9,23</text:p>
          </table:table-cell>
          <table:table-cell table:formula="of:=[.C464]*[.$F$1]" office:value-type="float" office:value="1155000" calcext:value-type="float">
            <text:p>1155000</text:p>
          </table:table-cell>
          <table:table-cell table:formula="of:=LOG([.F464]; 2)" office:value-type="float" office:value="20.1394614209655" calcext:value-type="float">
            <text:p>20,14</text:p>
          </table:table-cell>
          <table:table-cell table:formula="of:=LOG([.A464]*[.$H$1]; 2)" office:value-type="float" office:value="13.9392118826664" calcext:value-type="float">
            <text:p>13,94</text:p>
          </table:table-cell>
          <table:table-cell table:formula="of:=[.$J$1] * LOG([.A464] + 0.1; 2)" office:value-type="float" office:value="25.6709777099096" calcext:value-type="float">
            <text:p>25,6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*5" office:value-type="float" office:value="2315" calcext:value-type="float">
            <text:p>2315</text:p>
          </table:table-cell>
          <table:table-cell table:formula="of:=[.B465]/100" office:value-type="float" office:value="23.15" calcext:value-type="float">
            <text:p>23,15</text:p>
          </table:table-cell>
          <table:table-cell table:formula="of:=[.C465]*[.$D$1]" office:value-type="float" office:value="600.8351" calcext:value-type="float">
            <text:p>600,8351</text:p>
          </table:table-cell>
          <table:table-cell table:formula="of:=LOG([.D465]; 2)" office:value-type="float" office:value="9.23082528544446" calcext:value-type="float">
            <text:p>9,23</text:p>
          </table:table-cell>
          <table:table-cell table:formula="of:=[.C465]*[.$F$1]" office:value-type="float" office:value="1157500" calcext:value-type="float">
            <text:p>1157500</text:p>
          </table:table-cell>
          <table:table-cell table:formula="of:=LOG([.F465]; 2)" office:value-type="float" office:value="20.1425807628097" calcext:value-type="float">
            <text:p>20,14</text:p>
          </table:table-cell>
          <table:table-cell table:formula="of:=LOG([.A465]*[.$H$1]; 2)" office:value-type="float" office:value="13.9423312245106" calcext:value-type="float">
            <text:p>13,94</text:p>
          </table:table-cell>
          <table:table-cell table:formula="of:=[.$J$1] * LOG([.A465] + 0.1; 2)" office:value-type="float" office:value="25.6800218457674" calcext:value-type="float">
            <text:p>25,6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*5" office:value-type="float" office:value="2320" calcext:value-type="float">
            <text:p>2320</text:p>
          </table:table-cell>
          <table:table-cell table:formula="of:=[.B466]/100" office:value-type="float" office:value="23.2" calcext:value-type="float">
            <text:p>23,2</text:p>
          </table:table-cell>
          <table:table-cell table:formula="of:=[.C466]*[.$D$1]" office:value-type="float" office:value="602.1328" calcext:value-type="float">
            <text:p>602,1328</text:p>
          </table:table-cell>
          <table:table-cell table:formula="of:=LOG([.D466]; 2)" office:value-type="float" office:value="9.2339378973118" calcext:value-type="float">
            <text:p>9,23</text:p>
          </table:table-cell>
          <table:table-cell table:formula="of:=[.C466]*[.$F$1]" office:value-type="float" office:value="1160000" calcext:value-type="float">
            <text:p>1160000</text:p>
          </table:table-cell>
          <table:table-cell table:formula="of:=LOG([.F466]; 2)" office:value-type="float" office:value="20.145693374677" calcext:value-type="float">
            <text:p>20,15</text:p>
          </table:table-cell>
          <table:table-cell table:formula="of:=LOG([.A466]*[.$H$1]; 2)" office:value-type="float" office:value="13.9454438363779" calcext:value-type="float">
            <text:p>13,95</text:p>
          </table:table-cell>
          <table:table-cell table:formula="of:=[.$J$1] * LOG([.A466] + 0.1; 2)" office:value-type="float" office:value="25.6890464731202" calcext:value-type="float">
            <text:p>25,6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*5" office:value-type="float" office:value="2325" calcext:value-type="float">
            <text:p>2325</text:p>
          </table:table-cell>
          <table:table-cell table:formula="of:=[.B467]/100" office:value-type="float" office:value="23.25" calcext:value-type="float">
            <text:p>23,25</text:p>
          </table:table-cell>
          <table:table-cell table:formula="of:=[.C467]*[.$D$1]" office:value-type="float" office:value="603.4305" calcext:value-type="float">
            <text:p>603,4305</text:p>
          </table:table-cell>
          <table:table-cell table:formula="of:=LOG([.D467]; 2)" office:value-type="float" office:value="9.23704380817962" calcext:value-type="float">
            <text:p>9,24</text:p>
          </table:table-cell>
          <table:table-cell table:formula="of:=[.C467]*[.$F$1]" office:value-type="float" office:value="1162500" calcext:value-type="float">
            <text:p>1162500</text:p>
          </table:table-cell>
          <table:table-cell table:formula="of:=LOG([.F467]; 2)" office:value-type="float" office:value="20.1487992855448" calcext:value-type="float">
            <text:p>20,15</text:p>
          </table:table-cell>
          <table:table-cell table:formula="of:=LOG([.A467]*[.$H$1]; 2)" office:value-type="float" office:value="13.9485497472457" calcext:value-type="float">
            <text:p>13,95</text:p>
          </table:table-cell>
          <table:table-cell table:formula="of:=[.$J$1] * LOG([.A467] + 0.1; 2)" office:value-type="float" office:value="25.698051675948" calcext:value-type="float">
            <text:p>25,7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*5" office:value-type="float" office:value="2330" calcext:value-type="float">
            <text:p>2330</text:p>
          </table:table-cell>
          <table:table-cell table:formula="of:=[.B468]/100" office:value-type="float" office:value="23.3" calcext:value-type="float">
            <text:p>23,3</text:p>
          </table:table-cell>
          <table:table-cell table:formula="of:=[.C468]*[.$D$1]" office:value-type="float" office:value="604.7282" calcext:value-type="float">
            <text:p>604,7282</text:p>
          </table:table-cell>
          <table:table-cell table:formula="of:=LOG([.D468]; 2)" office:value-type="float" office:value="9.24014304683851" calcext:value-type="float">
            <text:p>9,24</text:p>
          </table:table-cell>
          <table:table-cell table:formula="of:=[.C468]*[.$F$1]" office:value-type="float" office:value="1165000" calcext:value-type="float">
            <text:p>1165000</text:p>
          </table:table-cell>
          <table:table-cell table:formula="of:=LOG([.F468]; 2)" office:value-type="float" office:value="20.1518985242037" calcext:value-type="float">
            <text:p>20,15</text:p>
          </table:table-cell>
          <table:table-cell table:formula="of:=LOG([.A468]*[.$H$1]; 2)" office:value-type="float" office:value="13.9516489859046" calcext:value-type="float">
            <text:p>13,95</text:p>
          </table:table-cell>
          <table:table-cell table:formula="of:=[.$J$1] * LOG([.A468] + 0.1; 2)" office:value-type="float" office:value="25.7070375376896" calcext:value-type="float">
            <text:p>25,7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*5" office:value-type="float" office:value="2335" calcext:value-type="float">
            <text:p>2335</text:p>
          </table:table-cell>
          <table:table-cell table:formula="of:=[.B469]/100" office:value-type="float" office:value="23.35" calcext:value-type="float">
            <text:p>23,35</text:p>
          </table:table-cell>
          <table:table-cell table:formula="of:=[.C469]*[.$D$1]" office:value-type="float" office:value="606.0259" calcext:value-type="float">
            <text:p>606,0259</text:p>
          </table:table-cell>
          <table:table-cell table:formula="of:=LOG([.D469]; 2)" office:value-type="float" office:value="9.24323564189389" calcext:value-type="float">
            <text:p>9,24</text:p>
          </table:table-cell>
          <table:table-cell table:formula="of:=[.C469]*[.$F$1]" office:value-type="float" office:value="1167500" calcext:value-type="float">
            <text:p>1167500</text:p>
          </table:table-cell>
          <table:table-cell table:formula="of:=LOG([.F469]; 2)" office:value-type="float" office:value="20.1549911192591" calcext:value-type="float">
            <text:p>20,15</text:p>
          </table:table-cell>
          <table:table-cell table:formula="of:=LOG([.A469]*[.$H$1]; 2)" office:value-type="float" office:value="13.95474158096" calcext:value-type="float">
            <text:p>13,95</text:p>
          </table:table-cell>
          <table:table-cell table:formula="of:=[.$J$1] * LOG([.A469] + 0.1; 2)" office:value-type="float" office:value="25.7160041412472" calcext:value-type="float">
            <text:p>25,7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*5" office:value-type="float" office:value="2340" calcext:value-type="float">
            <text:p>2340</text:p>
          </table:table-cell>
          <table:table-cell table:formula="of:=[.B470]/100" office:value-type="float" office:value="23.4" calcext:value-type="float">
            <text:p>23,4</text:p>
          </table:table-cell>
          <table:table-cell table:formula="of:=[.C470]*[.$D$1]" office:value-type="float" office:value="607.3236" calcext:value-type="float">
            <text:p>607,3236</text:p>
          </table:table-cell>
          <table:table-cell table:formula="of:=LOG([.D470]; 2)" office:value-type="float" office:value="9.24632162176763" calcext:value-type="float">
            <text:p>9,25</text:p>
          </table:table-cell>
          <table:table-cell table:formula="of:=[.C470]*[.$F$1]" office:value-type="float" office:value="1170000" calcext:value-type="float">
            <text:p>1170000</text:p>
          </table:table-cell>
          <table:table-cell table:formula="of:=LOG([.F470]; 2)" office:value-type="float" office:value="20.1580770991329" calcext:value-type="float">
            <text:p>20,16</text:p>
          </table:table-cell>
          <table:table-cell table:formula="of:=LOG([.A470]*[.$H$1]; 2)" office:value-type="float" office:value="13.9578275608337" calcext:value-type="float">
            <text:p>13,96</text:p>
          </table:table-cell>
          <table:table-cell table:formula="of:=[.$J$1] * LOG([.A470] + 0.1; 2)" office:value-type="float" office:value="25.7249515689913" calcext:value-type="float">
            <text:p>25,7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*5" office:value-type="float" office:value="2345" calcext:value-type="float">
            <text:p>2345</text:p>
          </table:table-cell>
          <table:table-cell table:formula="of:=[.B471]/100" office:value-type="float" office:value="23.45" calcext:value-type="float">
            <text:p>23,45</text:p>
          </table:table-cell>
          <table:table-cell table:formula="of:=[.C471]*[.$D$1]" office:value-type="float" office:value="608.6213" calcext:value-type="float">
            <text:p>608,6213</text:p>
          </table:table-cell>
          <table:table-cell table:formula="of:=LOG([.D471]; 2)" office:value-type="float" office:value="9.2494010146996" calcext:value-type="float">
            <text:p>9,25</text:p>
          </table:table-cell>
          <table:table-cell table:formula="of:=[.C471]*[.$F$1]" office:value-type="float" office:value="1172500" calcext:value-type="float">
            <text:p>1172500</text:p>
          </table:table-cell>
          <table:table-cell table:formula="of:=LOG([.F471]; 2)" office:value-type="float" office:value="20.1611564920648" calcext:value-type="float">
            <text:p>20,16</text:p>
          </table:table-cell>
          <table:table-cell table:formula="of:=LOG([.A471]*[.$H$1]; 2)" office:value-type="float" office:value="13.9609069537657" calcext:value-type="float">
            <text:p>13,96</text:p>
          </table:table-cell>
          <table:table-cell table:formula="of:=[.$J$1] * LOG([.A471] + 0.1; 2)" office:value-type="float" office:value="25.733879902765" calcext:value-type="float">
            <text:p>25,7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*5" office:value-type="float" office:value="2350" calcext:value-type="float">
            <text:p>2350</text:p>
          </table:table-cell>
          <table:table-cell table:formula="of:=[.B472]/100" office:value-type="float" office:value="23.5" calcext:value-type="float">
            <text:p>23,5</text:p>
          </table:table-cell>
          <table:table-cell table:formula="of:=[.C472]*[.$D$1]" office:value-type="float" office:value="609.919" calcext:value-type="float">
            <text:p>609,919</text:p>
          </table:table-cell>
          <table:table-cell table:formula="of:=LOG([.D472]; 2)" office:value-type="float" office:value="9.25247384874923" calcext:value-type="float">
            <text:p>9,25</text:p>
          </table:table-cell>
          <table:table-cell table:formula="of:=[.C472]*[.$F$1]" office:value-type="float" office:value="1175000" calcext:value-type="float">
            <text:p>1175000</text:p>
          </table:table-cell>
          <table:table-cell table:formula="of:=LOG([.F472]; 2)" office:value-type="float" office:value="20.1642293261145" calcext:value-type="float">
            <text:p>20,16</text:p>
          </table:table-cell>
          <table:table-cell table:formula="of:=LOG([.A472]*[.$H$1]; 2)" office:value-type="float" office:value="13.9639797878153" calcext:value-type="float">
            <text:p>13,96</text:p>
          </table:table-cell>
          <table:table-cell table:formula="of:=[.$J$1] * LOG([.A472] + 0.1; 2)" office:value-type="float" office:value="25.7427892238885" calcext:value-type="float">
            <text:p>25,7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*5" office:value-type="float" office:value="2355" calcext:value-type="float">
            <text:p>2355</text:p>
          </table:table-cell>
          <table:table-cell table:formula="of:=[.B473]/100" office:value-type="float" office:value="23.55" calcext:value-type="float">
            <text:p>23,55</text:p>
          </table:table-cell>
          <table:table-cell table:formula="of:=[.C473]*[.$D$1]" office:value-type="float" office:value="611.2167" calcext:value-type="float">
            <text:p>611,2167</text:p>
          </table:table-cell>
          <table:table-cell table:formula="of:=LOG([.D473]; 2)" office:value-type="float" office:value="9.25554015179701" calcext:value-type="float">
            <text:p>9,26</text:p>
          </table:table-cell>
          <table:table-cell table:formula="of:=[.C473]*[.$F$1]" office:value-type="float" office:value="1177500" calcext:value-type="float">
            <text:p>1177500</text:p>
          </table:table-cell>
          <table:table-cell table:formula="of:=LOG([.F473]; 2)" office:value-type="float" office:value="20.1672956291622" calcext:value-type="float">
            <text:p>20,17</text:p>
          </table:table-cell>
          <table:table-cell table:formula="of:=LOG([.A473]*[.$H$1]; 2)" office:value-type="float" office:value="13.9670460908631" calcext:value-type="float">
            <text:p>13,97</text:p>
          </table:table-cell>
          <table:table-cell table:formula="of:=[.$J$1] * LOG([.A473] + 0.1; 2)" office:value-type="float" office:value="25.7516796131636" calcext:value-type="float">
            <text:p>25,7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*5" office:value-type="float" office:value="2360" calcext:value-type="float">
            <text:p>2360</text:p>
          </table:table-cell>
          <table:table-cell table:formula="of:=[.B474]/100" office:value-type="float" office:value="23.6" calcext:value-type="float">
            <text:p>23,6</text:p>
          </table:table-cell>
          <table:table-cell table:formula="of:=[.C474]*[.$D$1]" office:value-type="float" office:value="612.5144" calcext:value-type="float">
            <text:p>612,5144</text:p>
          </table:table-cell>
          <table:table-cell table:formula="of:=LOG([.D474]; 2)" office:value-type="float" office:value="9.25859995154607" calcext:value-type="float">
            <text:p>9,26</text:p>
          </table:table-cell>
          <table:table-cell table:formula="of:=[.C474]*[.$F$1]" office:value-type="float" office:value="1180000" calcext:value-type="float">
            <text:p>1180000</text:p>
          </table:table-cell>
          <table:table-cell table:formula="of:=LOG([.F474]; 2)" office:value-type="float" office:value="20.1703554289113" calcext:value-type="float">
            <text:p>20,17</text:p>
          </table:table-cell>
          <table:table-cell table:formula="of:=LOG([.A474]*[.$H$1]; 2)" office:value-type="float" office:value="13.9701058906122" calcext:value-type="float">
            <text:p>13,97</text:p>
          </table:table-cell>
          <table:table-cell table:formula="of:=[.$J$1] * LOG([.A474] + 0.1; 2)" office:value-type="float" office:value="25.7605511508782" calcext:value-type="float">
            <text:p>25,7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*5" office:value-type="float" office:value="2365" calcext:value-type="float">
            <text:p>2365</text:p>
          </table:table-cell>
          <table:table-cell table:formula="of:=[.B475]/100" office:value-type="float" office:value="23.65" calcext:value-type="float">
            <text:p>23,65</text:p>
          </table:table-cell>
          <table:table-cell table:formula="of:=[.C475]*[.$D$1]" office:value-type="float" office:value="613.8121" calcext:value-type="float">
            <text:p>613,8121</text:p>
          </table:table-cell>
          <table:table-cell table:formula="of:=LOG([.D475]; 2)" office:value-type="float" office:value="9.26165327552362" calcext:value-type="float">
            <text:p>9,26</text:p>
          </table:table-cell>
          <table:table-cell table:formula="of:=[.C475]*[.$F$1]" office:value-type="float" office:value="1182500" calcext:value-type="float">
            <text:p>1182500</text:p>
          </table:table-cell>
          <table:table-cell table:formula="of:=LOG([.F475]; 2)" office:value-type="float" office:value="20.1734087528888" calcext:value-type="float">
            <text:p>20,17</text:p>
          </table:table-cell>
          <table:table-cell table:formula="of:=LOG([.A475]*[.$H$1]; 2)" office:value-type="float" office:value="13.9731592145897" calcext:value-type="float">
            <text:p>13,97</text:p>
          </table:table-cell>
          <table:table-cell table:formula="of:=[.$J$1] * LOG([.A475] + 0.1; 2)" office:value-type="float" office:value="25.7694039168105" calcext:value-type="float">
            <text:p>25,7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*5" office:value-type="float" office:value="2370" calcext:value-type="float">
            <text:p>2370</text:p>
          </table:table-cell>
          <table:table-cell table:formula="of:=[.B476]/100" office:value-type="float" office:value="23.7" calcext:value-type="float">
            <text:p>23,7</text:p>
          </table:table-cell>
          <table:table-cell table:formula="of:=[.C476]*[.$D$1]" office:value-type="float" office:value="615.1098" calcext:value-type="float">
            <text:p>615,1098</text:p>
          </table:table-cell>
          <table:table-cell table:formula="of:=LOG([.D476]; 2)" office:value-type="float" office:value="9.26470015108249" calcext:value-type="float">
            <text:p>9,26</text:p>
          </table:table-cell>
          <table:table-cell table:formula="of:=[.C476]*[.$F$1]" office:value-type="float" office:value="1185000" calcext:value-type="float">
            <text:p>1185000</text:p>
          </table:table-cell>
          <table:table-cell table:formula="of:=LOG([.F476]; 2)" office:value-type="float" office:value="20.1764556284477" calcext:value-type="float">
            <text:p>20,18</text:p>
          </table:table-cell>
          <table:table-cell table:formula="of:=LOG([.A476]*[.$H$1]; 2)" office:value-type="float" office:value="13.9762060901486" calcext:value-type="float">
            <text:p>13,98</text:p>
          </table:table-cell>
          <table:table-cell table:formula="of:=[.$J$1] * LOG([.A476] + 0.1; 2)" office:value-type="float" office:value="25.7782379902332" calcext:value-type="float">
            <text:p>25,7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*5" office:value-type="float" office:value="2375" calcext:value-type="float">
            <text:p>2375</text:p>
          </table:table-cell>
          <table:table-cell table:formula="of:=[.B477]/100" office:value-type="float" office:value="23.75" calcext:value-type="float">
            <text:p>23,75</text:p>
          </table:table-cell>
          <table:table-cell table:formula="of:=[.C477]*[.$D$1]" office:value-type="float" office:value="616.4075" calcext:value-type="float">
            <text:p>616,4075</text:p>
          </table:table-cell>
          <table:table-cell table:formula="of:=LOG([.D477]; 2)" office:value-type="float" office:value="9.26774060540254" calcext:value-type="float">
            <text:p>9,27</text:p>
          </table:table-cell>
          <table:table-cell table:formula="of:=[.C477]*[.$F$1]" office:value-type="float" office:value="1187500" calcext:value-type="float">
            <text:p>1187500</text:p>
          </table:table-cell>
          <table:table-cell table:formula="of:=LOG([.F477]; 2)" office:value-type="float" office:value="20.1794960827678" calcext:value-type="float">
            <text:p>20,18</text:p>
          </table:table-cell>
          <table:table-cell table:formula="of:=LOG([.A477]*[.$H$1]; 2)" office:value-type="float" office:value="13.9792465444686" calcext:value-type="float">
            <text:p>13,98</text:p>
          </table:table-cell>
          <table:table-cell table:formula="of:=[.$J$1] * LOG([.A477] + 0.1; 2)" office:value-type="float" office:value="25.7870534499181" calcext:value-type="float">
            <text:p>25,7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*5" office:value-type="float" office:value="2380" calcext:value-type="float">
            <text:p>2380</text:p>
          </table:table-cell>
          <table:table-cell table:formula="of:=[.B478]/100" office:value-type="float" office:value="23.8" calcext:value-type="float">
            <text:p>23,8</text:p>
          </table:table-cell>
          <table:table-cell table:formula="of:=[.C478]*[.$D$1]" office:value-type="float" office:value="617.7052" calcext:value-type="float">
            <text:p>617,7052</text:p>
          </table:table-cell>
          <table:table-cell table:formula="of:=LOG([.D478]; 2)" office:value-type="float" office:value="9.27077466549217" calcext:value-type="float">
            <text:p>9,27</text:p>
          </table:table-cell>
          <table:table-cell table:formula="of:=[.C478]*[.$F$1]" office:value-type="float" office:value="1190000" calcext:value-type="float">
            <text:p>1190000</text:p>
          </table:table-cell>
          <table:table-cell table:formula="of:=LOG([.F478]; 2)" office:value-type="float" office:value="20.1825301428574" calcext:value-type="float">
            <text:p>20,18</text:p>
          </table:table-cell>
          <table:table-cell table:formula="of:=LOG([.A478]*[.$H$1]; 2)" office:value-type="float" office:value="13.9822806045583" calcext:value-type="float">
            <text:p>13,98</text:p>
          </table:table-cell>
          <table:table-cell table:formula="of:=[.$J$1] * LOG([.A478] + 0.1; 2)" office:value-type="float" office:value="25.79585037414" calcext:value-type="float">
            <text:p>25,8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*5" office:value-type="float" office:value="2385" calcext:value-type="float">
            <text:p>2385</text:p>
          </table:table-cell>
          <table:table-cell table:formula="of:=[.B479]/100" office:value-type="float" office:value="23.85" calcext:value-type="float">
            <text:p>23,85</text:p>
          </table:table-cell>
          <table:table-cell table:formula="of:=[.C479]*[.$D$1]" office:value-type="float" office:value="619.0029" calcext:value-type="float">
            <text:p>619,0029</text:p>
          </table:table-cell>
          <table:table-cell table:formula="of:=LOG([.D479]; 2)" office:value-type="float" office:value="9.27380235818974" calcext:value-type="float">
            <text:p>9,27</text:p>
          </table:table-cell>
          <table:table-cell table:formula="of:=[.C479]*[.$F$1]" office:value-type="float" office:value="1192500" calcext:value-type="float">
            <text:p>1192500</text:p>
          </table:table-cell>
          <table:table-cell table:formula="of:=LOG([.F479]; 2)" office:value-type="float" office:value="20.185557835555" calcext:value-type="float">
            <text:p>20,19</text:p>
          </table:table-cell>
          <table:table-cell table:formula="of:=LOG([.A479]*[.$H$1]; 2)" office:value-type="float" office:value="13.9853082972559" calcext:value-type="float">
            <text:p>13,99</text:p>
          </table:table-cell>
          <table:table-cell table:formula="of:=[.$J$1] * LOG([.A479] + 0.1; 2)" office:value-type="float" office:value="25.8046288406811" calcext:value-type="float">
            <text:p>25,8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*5" office:value-type="float" office:value="2390" calcext:value-type="float">
            <text:p>2390</text:p>
          </table:table-cell>
          <table:table-cell table:formula="of:=[.B480]/100" office:value-type="float" office:value="23.9" calcext:value-type="float">
            <text:p>23,9</text:p>
          </table:table-cell>
          <table:table-cell table:formula="of:=[.C480]*[.$D$1]" office:value-type="float" office:value="620.3006" calcext:value-type="float">
            <text:p>620,3006</text:p>
          </table:table-cell>
          <table:table-cell table:formula="of:=LOG([.D480]; 2)" office:value-type="float" office:value="9.27682371016498" calcext:value-type="float">
            <text:p>9,28</text:p>
          </table:table-cell>
          <table:table-cell table:formula="of:=[.C480]*[.$F$1]" office:value-type="float" office:value="1195000" calcext:value-type="float">
            <text:p>1195000</text:p>
          </table:table-cell>
          <table:table-cell table:formula="of:=LOG([.F480]; 2)" office:value-type="float" office:value="20.1885791875302" calcext:value-type="float">
            <text:p>20,19</text:p>
          </table:table-cell>
          <table:table-cell table:formula="of:=LOG([.A480]*[.$H$1]; 2)" office:value-type="float" office:value="13.9883296492311" calcext:value-type="float">
            <text:p>13,99</text:p>
          </table:table-cell>
          <table:table-cell table:formula="of:=[.$J$1] * LOG([.A480] + 0.1; 2)" office:value-type="float" office:value="25.813388926835" calcext:value-type="float">
            <text:p>25,8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*5" office:value-type="float" office:value="2395" calcext:value-type="float">
            <text:p>2395</text:p>
          </table:table-cell>
          <table:table-cell table:formula="of:=[.B481]/100" office:value-type="float" office:value="23.95" calcext:value-type="float">
            <text:p>23,95</text:p>
          </table:table-cell>
          <table:table-cell table:formula="of:=[.C481]*[.$D$1]" office:value-type="float" office:value="621.5983" calcext:value-type="float">
            <text:p>621,5983</text:p>
          </table:table-cell>
          <table:table-cell table:formula="of:=LOG([.D481]; 2)" office:value-type="float" office:value="9.27983874792041" calcext:value-type="float">
            <text:p>9,28</text:p>
          </table:table-cell>
          <table:table-cell table:formula="of:=[.C481]*[.$F$1]" office:value-type="float" office:value="1197500" calcext:value-type="float">
            <text:p>1197500</text:p>
          </table:table-cell>
          <table:table-cell table:formula="of:=LOG([.F481]; 2)" office:value-type="float" office:value="20.1915942252856" calcext:value-type="float">
            <text:p>20,19</text:p>
          </table:table-cell>
          <table:table-cell table:formula="of:=LOG([.A481]*[.$H$1]; 2)" office:value-type="float" office:value="13.9913446869865" calcext:value-type="float">
            <text:p>13,99</text:p>
          </table:table-cell>
          <table:table-cell table:formula="of:=[.$J$1] * LOG([.A481] + 0.1; 2)" office:value-type="float" office:value="25.8221307094106" calcext:value-type="float">
            <text:p>25,8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*5" office:value-type="float" office:value="2400" calcext:value-type="float">
            <text:p>2400</text:p>
          </table:table-cell>
          <table:table-cell table:formula="of:=[.B482]/100" office:value-type="float" office:value="24" calcext:value-type="float">
            <text:p>24</text:p>
          </table:table-cell>
          <table:table-cell table:formula="of:=[.C482]*[.$D$1]" office:value-type="float" office:value="622.896" calcext:value-type="float">
            <text:p>622,896</text:p>
          </table:table-cell>
          <table:table-cell table:formula="of:=LOG([.D482]; 2)" office:value-type="float" office:value="9.28284749779275" calcext:value-type="float">
            <text:p>9,28</text:p>
          </table:table-cell>
          <table:table-cell table:formula="of:=[.C482]*[.$F$1]" office:value-type="float" office:value="1200000" calcext:value-type="float">
            <text:p>1200000</text:p>
          </table:table-cell>
          <table:table-cell table:formula="of:=LOG([.F482]; 2)" office:value-type="float" office:value="20.194602975158" calcext:value-type="float">
            <text:p>20,19</text:p>
          </table:table-cell>
          <table:table-cell table:formula="of:=LOG([.A482]*[.$H$1]; 2)" office:value-type="float" office:value="13.9943534368589" calcext:value-type="float">
            <text:p>13,99</text:p>
          </table:table-cell>
          <table:table-cell table:formula="of:=[.$J$1] * LOG([.A482] + 0.1; 2)" office:value-type="float" office:value="25.8308542647366" calcext:value-type="float">
            <text:p>25,8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*5" office:value-type="float" office:value="2405" calcext:value-type="float">
            <text:p>2405</text:p>
          </table:table-cell>
          <table:table-cell table:formula="of:=[.B483]/100" office:value-type="float" office:value="24.05" calcext:value-type="float">
            <text:p>24,05</text:p>
          </table:table-cell>
          <table:table-cell table:formula="of:=[.C483]*[.$D$1]" office:value-type="float" office:value="624.1937" calcext:value-type="float">
            <text:p>624,1937</text:p>
          </table:table-cell>
          <table:table-cell table:formula="of:=LOG([.D483]; 2)" office:value-type="float" office:value="9.28584998595427" calcext:value-type="float">
            <text:p>9,29</text:p>
          </table:table-cell>
          <table:table-cell table:formula="of:=[.C483]*[.$F$1]" office:value-type="float" office:value="1202500" calcext:value-type="float">
            <text:p>1202500</text:p>
          </table:table-cell>
          <table:table-cell table:formula="of:=LOG([.F483]; 2)" office:value-type="float" office:value="20.1976054633195" calcext:value-type="float">
            <text:p>20,20</text:p>
          </table:table-cell>
          <table:table-cell table:formula="of:=LOG([.A483]*[.$H$1]; 2)" office:value-type="float" office:value="13.9973559250204" calcext:value-type="float">
            <text:p>14,00</text:p>
          </table:table-cell>
          <table:table-cell table:formula="of:=[.$J$1] * LOG([.A483] + 0.1; 2)" office:value-type="float" office:value="25.8395596686651" calcext:value-type="float">
            <text:p>25,8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*5" office:value-type="float" office:value="2410" calcext:value-type="float">
            <text:p>2410</text:p>
          </table:table-cell>
          <table:table-cell table:formula="of:=[.B484]/100" office:value-type="float" office:value="24.1" calcext:value-type="float">
            <text:p>24,1</text:p>
          </table:table-cell>
          <table:table-cell table:formula="of:=[.C484]*[.$D$1]" office:value-type="float" office:value="625.4914" calcext:value-type="float">
            <text:p>625,4914</text:p>
          </table:table-cell>
          <table:table-cell table:formula="of:=LOG([.D484]; 2)" office:value-type="float" office:value="9.28884623841419" calcext:value-type="float">
            <text:p>9,29</text:p>
          </table:table-cell>
          <table:table-cell table:formula="of:=[.C484]*[.$F$1]" office:value-type="float" office:value="1205000" calcext:value-type="float">
            <text:p>1205000</text:p>
          </table:table-cell>
          <table:table-cell table:formula="of:=LOG([.F484]; 2)" office:value-type="float" office:value="20.2006017157794" calcext:value-type="float">
            <text:p>20,20</text:p>
          </table:table-cell>
          <table:table-cell table:formula="of:=LOG([.A484]*[.$H$1]; 2)" office:value-type="float" office:value="14.0003521774803" calcext:value-type="float">
            <text:p>14,00</text:p>
          </table:table-cell>
          <table:table-cell table:formula="of:=[.$J$1] * LOG([.A484] + 0.1; 2)" office:value-type="float" office:value="25.8482469965758" calcext:value-type="float">
            <text:p>25,8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*5" office:value-type="float" office:value="2415" calcext:value-type="float">
            <text:p>2415</text:p>
          </table:table-cell>
          <table:table-cell table:formula="of:=[.B485]/100" office:value-type="float" office:value="24.15" calcext:value-type="float">
            <text:p>24,15</text:p>
          </table:table-cell>
          <table:table-cell table:formula="of:=[.C485]*[.$D$1]" office:value-type="float" office:value="626.7891" calcext:value-type="float">
            <text:p>626,7891</text:p>
          </table:table-cell>
          <table:table-cell table:formula="of:=LOG([.D485]; 2)" office:value-type="float" office:value="9.29183628102" calcext:value-type="float">
            <text:p>9,29</text:p>
          </table:table-cell>
          <table:table-cell table:formula="of:=[.C485]*[.$F$1]" office:value-type="float" office:value="1207500" calcext:value-type="float">
            <text:p>1207500</text:p>
          </table:table-cell>
          <table:table-cell table:formula="of:=LOG([.F485]; 2)" office:value-type="float" office:value="20.2035917583852" calcext:value-type="float">
            <text:p>20,20</text:p>
          </table:table-cell>
          <table:table-cell table:formula="of:=LOG([.A485]*[.$H$1]; 2)" office:value-type="float" office:value="14.0033422200861" calcext:value-type="float">
            <text:p>14,00</text:p>
          </table:table-cell>
          <table:table-cell table:formula="of:=[.$J$1] * LOG([.A485] + 0.1; 2)" office:value-type="float" office:value="25.8569163233797" calcext:value-type="float">
            <text:p>25,8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*5" office:value-type="float" office:value="2420" calcext:value-type="float">
            <text:p>2420</text:p>
          </table:table-cell>
          <table:table-cell table:formula="of:=[.B486]/100" office:value-type="float" office:value="24.2" calcext:value-type="float">
            <text:p>24,2</text:p>
          </table:table-cell>
          <table:table-cell table:formula="of:=[.C486]*[.$D$1]" office:value-type="float" office:value="628.0868" calcext:value-type="float">
            <text:p>628,0868</text:p>
          </table:table-cell>
          <table:table-cell table:formula="of:=LOG([.D486]; 2)" office:value-type="float" office:value="9.29482013945882" calcext:value-type="float">
            <text:p>9,29</text:p>
          </table:table-cell>
          <table:table-cell table:formula="of:=[.C486]*[.$F$1]" office:value-type="float" office:value="1210000" calcext:value-type="float">
            <text:p>1210000</text:p>
          </table:table-cell>
          <table:table-cell table:formula="of:=LOG([.F486]; 2)" office:value-type="float" office:value="20.206575616824" calcext:value-type="float">
            <text:p>20,21</text:p>
          </table:table-cell>
          <table:table-cell table:formula="of:=LOG([.A486]*[.$H$1]; 2)" office:value-type="float" office:value="14.0063260785249" calcext:value-type="float">
            <text:p>14,01</text:p>
          </table:table-cell>
          <table:table-cell table:formula="of:=[.$J$1] * LOG([.A486] + 0.1; 2)" office:value-type="float" office:value="25.8655677235231" calcext:value-type="float">
            <text:p>25,8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*5" office:value-type="float" office:value="2425" calcext:value-type="float">
            <text:p>2425</text:p>
          </table:table-cell>
          <table:table-cell table:formula="of:=[.B487]/100" office:value-type="float" office:value="24.25" calcext:value-type="float">
            <text:p>24,25</text:p>
          </table:table-cell>
          <table:table-cell table:formula="of:=[.C487]*[.$D$1]" office:value-type="float" office:value="629.3845" calcext:value-type="float">
            <text:p>629,3845</text:p>
          </table:table-cell>
          <table:table-cell table:formula="of:=LOG([.D487]; 2)" office:value-type="float" office:value="9.29779783925872" calcext:value-type="float">
            <text:p>9,30</text:p>
          </table:table-cell>
          <table:table-cell table:formula="of:=[.C487]*[.$F$1]" office:value-type="float" office:value="1212500" calcext:value-type="float">
            <text:p>1212500</text:p>
          </table:table-cell>
          <table:table-cell table:formula="of:=LOG([.F487]; 2)" office:value-type="float" office:value="20.2095533166239" calcext:value-type="float">
            <text:p>20,21</text:p>
          </table:table-cell>
          <table:table-cell table:formula="of:=LOG([.A487]*[.$H$1]; 2)" office:value-type="float" office:value="14.0093037783248" calcext:value-type="float">
            <text:p>14,01</text:p>
          </table:table-cell>
          <table:table-cell table:formula="of:=[.$J$1] * LOG([.A487] + 0.1; 2)" office:value-type="float" office:value="25.8742012709916" calcext:value-type="float">
            <text:p>25,8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*5" office:value-type="float" office:value="2430" calcext:value-type="float">
            <text:p>2430</text:p>
          </table:table-cell>
          <table:table-cell table:formula="of:=[.B488]/100" office:value-type="float" office:value="24.3" calcext:value-type="float">
            <text:p>24,3</text:p>
          </table:table-cell>
          <table:table-cell table:formula="of:=[.C488]*[.$D$1]" office:value-type="float" office:value="630.6822" calcext:value-type="float">
            <text:p>630,6822</text:p>
          </table:table-cell>
          <table:table-cell table:formula="of:=LOG([.D488]; 2)" office:value-type="float" office:value="9.30076940579001" calcext:value-type="float">
            <text:p>9,30</text:p>
          </table:table-cell>
          <table:table-cell table:formula="of:=[.C488]*[.$F$1]" office:value-type="float" office:value="1215000" calcext:value-type="float">
            <text:p>1215000</text:p>
          </table:table-cell>
          <table:table-cell table:formula="of:=LOG([.F488]; 2)" office:value-type="float" office:value="20.2125248831552" calcext:value-type="float">
            <text:p>20,21</text:p>
          </table:table-cell>
          <table:table-cell table:formula="of:=LOG([.A488]*[.$H$1]; 2)" office:value-type="float" office:value="14.0122753448561" calcext:value-type="float">
            <text:p>14,01</text:p>
          </table:table-cell>
          <table:table-cell table:formula="of:=[.$J$1] * LOG([.A488] + 0.1; 2)" office:value-type="float" office:value="25.8828170393135" calcext:value-type="float">
            <text:p>25,8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*5" office:value-type="float" office:value="2435" calcext:value-type="float">
            <text:p>2435</text:p>
          </table:table-cell>
          <table:table-cell table:formula="of:=[.B489]/100" office:value-type="float" office:value="24.35" calcext:value-type="float">
            <text:p>24,35</text:p>
          </table:table-cell>
          <table:table-cell table:formula="of:=[.C489]*[.$D$1]" office:value-type="float" office:value="631.9799" calcext:value-type="float">
            <text:p>631,9799</text:p>
          </table:table-cell>
          <table:table-cell table:formula="of:=LOG([.D489]; 2)" office:value-type="float" office:value="9.30373486426657" calcext:value-type="float">
            <text:p>9,30</text:p>
          </table:table-cell>
          <table:table-cell table:formula="of:=[.C489]*[.$F$1]" office:value-type="float" office:value="1217500" calcext:value-type="float">
            <text:p>1217500</text:p>
          </table:table-cell>
          <table:table-cell table:formula="of:=LOG([.F489]; 2)" office:value-type="float" office:value="20.2154903416318" calcext:value-type="float">
            <text:p>20,22</text:p>
          </table:table-cell>
          <table:table-cell table:formula="of:=LOG([.A489]*[.$H$1]; 2)" office:value-type="float" office:value="14.0152408033327" calcext:value-type="float">
            <text:p>14,02</text:p>
          </table:table-cell>
          <table:table-cell table:formula="of:=[.$J$1] * LOG([.A489] + 0.1; 2)" office:value-type="float" office:value="25.8914151015639" calcext:value-type="float">
            <text:p>25,89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*5" office:value-type="float" office:value="2440" calcext:value-type="float">
            <text:p>2440</text:p>
          </table:table-cell>
          <table:table-cell table:formula="of:=[.B490]/100" office:value-type="float" office:value="24.4" calcext:value-type="float">
            <text:p>24,4</text:p>
          </table:table-cell>
          <table:table-cell table:formula="of:=[.C490]*[.$D$1]" office:value-type="float" office:value="633.2776" calcext:value-type="float">
            <text:p>633,2776</text:p>
          </table:table-cell>
          <table:table-cell table:formula="of:=LOG([.D490]; 2)" office:value-type="float" office:value="9.30669423974711" calcext:value-type="float">
            <text:p>9,31</text:p>
          </table:table-cell>
          <table:table-cell table:formula="of:=[.C490]*[.$F$1]" office:value-type="float" office:value="1220000" calcext:value-type="float">
            <text:p>1220000</text:p>
          </table:table-cell>
          <table:table-cell table:formula="of:=LOG([.F490]; 2)" office:value-type="float" office:value="20.2184497171123" calcext:value-type="float">
            <text:p>20,22</text:p>
          </table:table-cell>
          <table:table-cell table:formula="of:=LOG([.A490]*[.$H$1]; 2)" office:value-type="float" office:value="14.0182001788132" calcext:value-type="float">
            <text:p>14,02</text:p>
          </table:table-cell>
          <table:table-cell table:formula="of:=[.$J$1] * LOG([.A490] + 0.1; 2)" office:value-type="float" office:value="25.8999955303683" calcext:value-type="float">
            <text:p>25,9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*5" office:value-type="float" office:value="2445" calcext:value-type="float">
            <text:p>2445</text:p>
          </table:table-cell>
          <table:table-cell table:formula="of:=[.B491]/100" office:value-type="float" office:value="24.45" calcext:value-type="float">
            <text:p>24,45</text:p>
          </table:table-cell>
          <table:table-cell table:formula="of:=[.C491]*[.$D$1]" office:value-type="float" office:value="634.5753" calcext:value-type="float">
            <text:p>634,5753</text:p>
          </table:table-cell>
          <table:table-cell table:formula="of:=LOG([.D491]; 2)" office:value-type="float" office:value="9.30964755713646" calcext:value-type="float">
            <text:p>9,31</text:p>
          </table:table-cell>
          <table:table-cell table:formula="of:=[.C491]*[.$F$1]" office:value-type="float" office:value="1222500" calcext:value-type="float">
            <text:p>1222500</text:p>
          </table:table-cell>
          <table:table-cell table:formula="of:=LOG([.F491]; 2)" office:value-type="float" office:value="20.2214030345017" calcext:value-type="float">
            <text:p>20,22</text:p>
          </table:table-cell>
          <table:table-cell table:formula="of:=LOG([.A491]*[.$H$1]; 2)" office:value-type="float" office:value="14.0211534962026" calcext:value-type="float">
            <text:p>14,02</text:p>
          </table:table-cell>
          <table:table-cell table:formula="of:=[.$J$1] * LOG([.A491] + 0.1; 2)" office:value-type="float" office:value="25.9085583979062" calcext:value-type="float">
            <text:p>25,9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*5" office:value-type="float" office:value="2450" calcext:value-type="float">
            <text:p>2450</text:p>
          </table:table-cell>
          <table:table-cell table:formula="of:=[.B492]/100" office:value-type="float" office:value="24.5" calcext:value-type="float">
            <text:p>24,5</text:p>
          </table:table-cell>
          <table:table-cell table:formula="of:=[.C492]*[.$D$1]" office:value-type="float" office:value="635.873" calcext:value-type="float">
            <text:p>635,873</text:p>
          </table:table-cell>
          <table:table-cell table:formula="of:=LOG([.D492]; 2)" office:value-type="float" office:value="9.3125948411868" calcext:value-type="float">
            <text:p>9,31</text:p>
          </table:table-cell>
          <table:table-cell table:formula="of:=[.C492]*[.$F$1]" office:value-type="float" office:value="1225000" calcext:value-type="float">
            <text:p>1225000</text:p>
          </table:table-cell>
          <table:table-cell table:formula="of:=LOG([.F492]; 2)" office:value-type="float" office:value="20.224350318552" calcext:value-type="float">
            <text:p>20,22</text:p>
          </table:table-cell>
          <table:table-cell table:formula="of:=LOG([.A492]*[.$H$1]; 2)" office:value-type="float" office:value="14.0241007802529" calcext:value-type="float">
            <text:p>14,02</text:p>
          </table:table-cell>
          <table:table-cell table:formula="of:=[.$J$1] * LOG([.A492] + 0.1; 2)" office:value-type="float" office:value="25.9171037759149" calcext:value-type="float">
            <text:p>25,9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*5" office:value-type="float" office:value="2455" calcext:value-type="float">
            <text:p>2455</text:p>
          </table:table-cell>
          <table:table-cell table:formula="of:=[.B493]/100" office:value-type="float" office:value="24.55" calcext:value-type="float">
            <text:p>24,55</text:p>
          </table:table-cell>
          <table:table-cell table:formula="of:=[.C493]*[.$D$1]" office:value-type="float" office:value="637.1707" calcext:value-type="float">
            <text:p>637,1707</text:p>
          </table:table-cell>
          <table:table-cell table:formula="of:=LOG([.D493]; 2)" office:value-type="float" office:value="9.31553611649892" calcext:value-type="float">
            <text:p>9,32</text:p>
          </table:table-cell>
          <table:table-cell table:formula="of:=[.C493]*[.$F$1]" office:value-type="float" office:value="1227500" calcext:value-type="float">
            <text:p>1227500</text:p>
          </table:table-cell>
          <table:table-cell table:formula="of:=LOG([.F493]; 2)" office:value-type="float" office:value="20.2272915938641" calcext:value-type="float">
            <text:p>20,23</text:p>
          </table:table-cell>
          <table:table-cell table:formula="of:=LOG([.A493]*[.$H$1]; 2)" office:value-type="float" office:value="14.027042055565" calcext:value-type="float">
            <text:p>14,03</text:p>
          </table:table-cell>
          <table:table-cell table:formula="of:=[.$J$1] * LOG([.A493] + 0.1; 2)" office:value-type="float" office:value="25.925631735693" calcext:value-type="float">
            <text:p>25,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*5" office:value-type="float" office:value="2460" calcext:value-type="float">
            <text:p>2460</text:p>
          </table:table-cell>
          <table:table-cell table:formula="of:=[.B494]/100" office:value-type="float" office:value="24.6" calcext:value-type="float">
            <text:p>24,6</text:p>
          </table:table-cell>
          <table:table-cell table:formula="of:=[.C494]*[.$D$1]" office:value-type="float" office:value="638.4684" calcext:value-type="float">
            <text:p>638,4684</text:p>
          </table:table-cell>
          <table:table-cell table:formula="of:=LOG([.D494]; 2)" office:value-type="float" office:value="9.31847140752347" calcext:value-type="float">
            <text:p>9,32</text:p>
          </table:table-cell>
          <table:table-cell table:formula="of:=[.C494]*[.$F$1]" office:value-type="float" office:value="1230000" calcext:value-type="float">
            <text:p>1230000</text:p>
          </table:table-cell>
          <table:table-cell table:formula="of:=LOG([.F494]; 2)" office:value-type="float" office:value="20.2302268848887" calcext:value-type="float">
            <text:p>20,23</text:p>
          </table:table-cell>
          <table:table-cell table:formula="of:=LOG([.A494]*[.$H$1]; 2)" office:value-type="float" office:value="14.0299773465896" calcext:value-type="float">
            <text:p>14,03</text:p>
          </table:table-cell>
          <table:table-cell table:formula="of:=[.$J$1] * LOG([.A494] + 0.1; 2)" office:value-type="float" office:value="25.9341423481041" calcext:value-type="float">
            <text:p>25,9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*5" office:value-type="float" office:value="2465" calcext:value-type="float">
            <text:p>2465</text:p>
          </table:table-cell>
          <table:table-cell table:formula="of:=[.B495]/100" office:value-type="float" office:value="24.65" calcext:value-type="float">
            <text:p>24,65</text:p>
          </table:table-cell>
          <table:table-cell table:formula="of:=[.C495]*[.$D$1]" office:value-type="float" office:value="639.7661" calcext:value-type="float">
            <text:p>639,7661</text:p>
          </table:table-cell>
          <table:table-cell table:formula="of:=LOG([.D495]; 2)" office:value-type="float" office:value="9.32140073856214" calcext:value-type="float">
            <text:p>9,32</text:p>
          </table:table-cell>
          <table:table-cell table:formula="of:=[.C495]*[.$F$1]" office:value-type="float" office:value="1232500" calcext:value-type="float">
            <text:p>1232500</text:p>
          </table:table-cell>
          <table:table-cell table:formula="of:=LOG([.F495]; 2)" office:value-type="float" office:value="20.2331562159274" calcext:value-type="float">
            <text:p>20,23</text:p>
          </table:table-cell>
          <table:table-cell table:formula="of:=LOG([.A495]*[.$H$1]; 2)" office:value-type="float" office:value="14.0329066776283" calcext:value-type="float">
            <text:p>14,03</text:p>
          </table:table-cell>
          <table:table-cell table:formula="of:=[.$J$1] * LOG([.A495] + 0.1; 2)" office:value-type="float" office:value="25.9426356835799" calcext:value-type="float">
            <text:p>25,9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*5" office:value-type="float" office:value="2470" calcext:value-type="float">
            <text:p>2470</text:p>
          </table:table-cell>
          <table:table-cell table:formula="of:=[.B496]/100" office:value-type="float" office:value="24.7" calcext:value-type="float">
            <text:p>24,7</text:p>
          </table:table-cell>
          <table:table-cell table:formula="of:=[.C496]*[.$D$1]" office:value-type="float" office:value="641.0638" calcext:value-type="float">
            <text:p>641,0638</text:p>
          </table:table-cell>
          <table:table-cell table:formula="of:=LOG([.D496]; 2)" office:value-type="float" office:value="9.3243241337689" calcext:value-type="float">
            <text:p>9,32</text:p>
          </table:table-cell>
          <table:table-cell table:formula="of:=[.C496]*[.$F$1]" office:value-type="float" office:value="1235000" calcext:value-type="float">
            <text:p>1235000</text:p>
          </table:table-cell>
          <table:table-cell table:formula="of:=LOG([.F496]; 2)" office:value-type="float" office:value="20.2360796111341" calcext:value-type="float">
            <text:p>20,24</text:p>
          </table:table-cell>
          <table:table-cell table:formula="of:=LOG([.A496]*[.$H$1]; 2)" office:value-type="float" office:value="14.035830072835" calcext:value-type="float">
            <text:p>14,04</text:p>
          </table:table-cell>
          <table:table-cell table:formula="of:=[.$J$1] * LOG([.A496] + 0.1; 2)" office:value-type="float" office:value="25.9511118121244" calcext:value-type="float">
            <text:p>25,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*5" office:value-type="float" office:value="2475" calcext:value-type="float">
            <text:p>2475</text:p>
          </table:table-cell>
          <table:table-cell table:formula="of:=[.B497]/100" office:value-type="float" office:value="24.75" calcext:value-type="float">
            <text:p>24,75</text:p>
          </table:table-cell>
          <table:table-cell table:formula="of:=[.C497]*[.$D$1]" office:value-type="float" office:value="642.3615" calcext:value-type="float">
            <text:p>642,3615</text:p>
          </table:table-cell>
          <table:table-cell table:formula="of:=LOG([.D497]; 2)" office:value-type="float" office:value="9.3272416171512" calcext:value-type="float">
            <text:p>9,33</text:p>
          </table:table-cell>
          <table:table-cell table:formula="of:=[.C497]*[.$F$1]" office:value-type="float" office:value="1237500" calcext:value-type="float">
            <text:p>1237500</text:p>
          </table:table-cell>
          <table:table-cell table:formula="of:=LOG([.F497]; 2)" office:value-type="float" office:value="20.2389970945164" calcext:value-type="float">
            <text:p>20,24</text:p>
          </table:table-cell>
          <table:table-cell table:formula="of:=LOG([.A497]*[.$H$1]; 2)" office:value-type="float" office:value="14.0387475562173" calcext:value-type="float">
            <text:p>14,04</text:p>
          </table:table-cell>
          <table:table-cell table:formula="of:=[.$J$1] * LOG([.A497] + 0.1; 2)" office:value-type="float" office:value="25.9595708033169" calcext:value-type="float">
            <text:p>25,9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*5" office:value-type="float" office:value="2480" calcext:value-type="float">
            <text:p>2480</text:p>
          </table:table-cell>
          <table:table-cell table:formula="of:=[.B498]/100" office:value-type="float" office:value="24.8" calcext:value-type="float">
            <text:p>24,8</text:p>
          </table:table-cell>
          <table:table-cell table:formula="of:=[.C498]*[.$D$1]" office:value-type="float" office:value="643.6592" calcext:value-type="float">
            <text:p>643,6592</text:p>
          </table:table-cell>
          <table:table-cell table:formula="of:=LOG([.D498]; 2)" office:value-type="float" office:value="9.3301532125711" calcext:value-type="float">
            <text:p>9,33</text:p>
          </table:table-cell>
          <table:table-cell table:formula="of:=[.C498]*[.$F$1]" office:value-type="float" office:value="1240000" calcext:value-type="float">
            <text:p>1240000</text:p>
          </table:table-cell>
          <table:table-cell table:formula="of:=LOG([.F498]; 2)" office:value-type="float" office:value="20.2419086899363" calcext:value-type="float">
            <text:p>20,24</text:p>
          </table:table-cell>
          <table:table-cell table:formula="of:=LOG([.A498]*[.$H$1]; 2)" office:value-type="float" office:value="14.0416591516372" calcext:value-type="float">
            <text:p>14,04</text:p>
          </table:table-cell>
          <table:table-cell table:formula="of:=[.$J$1] * LOG([.A498] + 0.1; 2)" office:value-type="float" office:value="25.9680127263154" calcext:value-type="float">
            <text:p>25,9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*5" office:value-type="float" office:value="2485" calcext:value-type="float">
            <text:p>2485</text:p>
          </table:table-cell>
          <table:table-cell table:formula="of:=[.B499]/100" office:value-type="float" office:value="24.85" calcext:value-type="float">
            <text:p>24,85</text:p>
          </table:table-cell>
          <table:table-cell table:formula="of:=[.C499]*[.$D$1]" office:value-type="float" office:value="644.9569" calcext:value-type="float">
            <text:p>644,9569</text:p>
          </table:table-cell>
          <table:table-cell table:formula="of:=LOG([.D499]; 2)" office:value-type="float" office:value="9.33305894374651" calcext:value-type="float">
            <text:p>9,33</text:p>
          </table:table-cell>
          <table:table-cell table:formula="of:=[.C499]*[.$F$1]" office:value-type="float" office:value="1242500" calcext:value-type="float">
            <text:p>1242500</text:p>
          </table:table-cell>
          <table:table-cell table:formula="of:=LOG([.F499]; 2)" office:value-type="float" office:value="20.2448144211117" calcext:value-type="float">
            <text:p>20,24</text:p>
          </table:table-cell>
          <table:table-cell table:formula="of:=LOG([.A499]*[.$H$1]; 2)" office:value-type="float" office:value="14.0445648828126" calcext:value-type="float">
            <text:p>14,04</text:p>
          </table:table-cell>
          <table:table-cell table:formula="of:=[.$J$1] * LOG([.A499] + 0.1; 2)" office:value-type="float" office:value="25.9764376498602" calcext:value-type="float">
            <text:p>25,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*5" office:value-type="float" office:value="2490" calcext:value-type="float">
            <text:p>2490</text:p>
          </table:table-cell>
          <table:table-cell table:formula="of:=[.B500]/100" office:value-type="float" office:value="24.9" calcext:value-type="float">
            <text:p>24,9</text:p>
          </table:table-cell>
          <table:table-cell table:formula="of:=[.C500]*[.$D$1]" office:value-type="float" office:value="646.2546" calcext:value-type="float">
            <text:p>646,2546</text:p>
          </table:table-cell>
          <table:table-cell table:formula="of:=LOG([.D500]; 2)" office:value-type="float" office:value="9.33595883425231" calcext:value-type="float">
            <text:p>9,34</text:p>
          </table:table-cell>
          <table:table-cell table:formula="of:=[.C500]*[.$F$1]" office:value-type="float" office:value="1245000" calcext:value-type="float">
            <text:p>1245000</text:p>
          </table:table-cell>
          <table:table-cell table:formula="of:=LOG([.F500]; 2)" office:value-type="float" office:value="20.2477143116175" calcext:value-type="float">
            <text:p>20,25</text:p>
          </table:table-cell>
          <table:table-cell table:formula="of:=LOG([.A500]*[.$H$1]; 2)" office:value-type="float" office:value="14.0474647733184" calcext:value-type="float">
            <text:p>14,05</text:p>
          </table:table-cell>
          <table:table-cell table:formula="of:=[.$J$1] * LOG([.A500] + 0.1; 2)" office:value-type="float" office:value="25.9848456422772" calcext:value-type="float">
            <text:p>25,9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*5" office:value-type="float" office:value="2495" calcext:value-type="float">
            <text:p>2495</text:p>
          </table:table-cell>
          <table:table-cell table:formula="of:=[.B501]/100" office:value-type="float" office:value="24.95" calcext:value-type="float">
            <text:p>24,95</text:p>
          </table:table-cell>
          <table:table-cell table:formula="of:=[.C501]*[.$D$1]" office:value-type="float" office:value="647.5523" calcext:value-type="float">
            <text:p>647,5523</text:p>
          </table:table-cell>
          <table:table-cell table:formula="of:=LOG([.D501]; 2)" office:value-type="float" office:value="9.33885290752149" calcext:value-type="float">
            <text:p>9,34</text:p>
          </table:table-cell>
          <table:table-cell table:formula="of:=[.C501]*[.$F$1]" office:value-type="float" office:value="1247500" calcext:value-type="float">
            <text:p>1247500</text:p>
          </table:table-cell>
          <table:table-cell table:formula="of:=LOG([.F501]; 2)" office:value-type="float" office:value="20.2506083848867" calcext:value-type="float">
            <text:p>20,25</text:p>
          </table:table-cell>
          <table:table-cell table:formula="of:=LOG([.A501]*[.$H$1]; 2)" office:value-type="float" office:value="14.0503588465876" calcext:value-type="float">
            <text:p>14,05</text:p>
          </table:table-cell>
          <table:table-cell table:formula="of:=[.$J$1] * LOG([.A501] + 0.1; 2)" office:value-type="float" office:value="25.993236771481" calcext:value-type="float">
            <text:p>25,9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*5" office:value-type="float" office:value="2500" calcext:value-type="float">
            <text:p>2500</text:p>
          </table:table-cell>
          <table:table-cell table:formula="of:=[.B502]/100" office:value-type="float" office:value="25" calcext:value-type="float">
            <text:p>25</text:p>
          </table:table-cell>
          <table:table-cell table:formula="of:=[.C502]*[.$D$1]" office:value-type="float" office:value="648.85" calcext:value-type="float">
            <text:p>648,85</text:p>
          </table:table-cell>
          <table:table-cell table:formula="of:=LOG([.D502]; 2)" office:value-type="float" office:value="9.34174118684632" calcext:value-type="float">
            <text:p>9,34</text:p>
          </table:table-cell>
          <table:table-cell table:formula="of:=[.C502]*[.$F$1]" office:value-type="float" office:value="1250000" calcext:value-type="float">
            <text:p>1250000</text:p>
          </table:table-cell>
          <table:table-cell table:formula="of:=LOG([.F502]; 2)" office:value-type="float" office:value="20.2534966642115" calcext:value-type="float">
            <text:p>20,25</text:p>
          </table:table-cell>
          <table:table-cell table:formula="of:=LOG([.A502]*[.$H$1]; 2)" office:value-type="float" office:value="14.0532471259124" calcext:value-type="float">
            <text:p>14,05</text:p>
          </table:table-cell>
          <table:table-cell table:formula="of:=[.$J$1] * LOG([.A502] + 0.1; 2)" office:value-type="float" office:value="26.0016111049786" calcext:value-type="float">
            <text:p>26,0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*5" office:value-type="float" office:value="2505" calcext:value-type="float">
            <text:p>2505</text:p>
          </table:table-cell>
          <table:table-cell table:formula="of:=[.B503]/100" office:value-type="float" office:value="25.05" calcext:value-type="float">
            <text:p>25,05</text:p>
          </table:table-cell>
          <table:table-cell table:formula="of:=[.C503]*[.$D$1]" office:value-type="float" office:value="650.1477" calcext:value-type="float">
            <text:p>650,1477</text:p>
          </table:table-cell>
          <table:table-cell table:formula="of:=LOG([.D503]; 2)" office:value-type="float" office:value="9.34462369537943" calcext:value-type="float">
            <text:p>9,34</text:p>
          </table:table-cell>
          <table:table-cell table:formula="of:=[.C503]*[.$F$1]" office:value-type="float" office:value="1252500" calcext:value-type="float">
            <text:p>1252500</text:p>
          </table:table-cell>
          <table:table-cell table:formula="of:=LOG([.F503]; 2)" office:value-type="float" office:value="20.2563791727447" calcext:value-type="float">
            <text:p>20,26</text:p>
          </table:table-cell>
          <table:table-cell table:formula="of:=LOG([.A503]*[.$H$1]; 2)" office:value-type="float" office:value="14.0561296344456" calcext:value-type="float">
            <text:p>14,06</text:p>
          </table:table-cell>
          <table:table-cell table:formula="of:=[.$J$1] * LOG([.A503] + 0.1; 2)" office:value-type="float" office:value="26.0099687098724" calcext:value-type="float">
            <text:p>26,0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*5" office:value-type="float" office:value="2510" calcext:value-type="float">
            <text:p>2510</text:p>
          </table:table-cell>
          <table:table-cell table:formula="of:=[.B504]/100" office:value-type="float" office:value="25.1" calcext:value-type="float">
            <text:p>25,1</text:p>
          </table:table-cell>
          <table:table-cell table:formula="of:=[.C504]*[.$D$1]" office:value-type="float" office:value="651.4454" calcext:value-type="float">
            <text:p>651,4454</text:p>
          </table:table-cell>
          <table:table-cell table:formula="of:=LOG([.D504]; 2)" office:value-type="float" office:value="9.347500456135" calcext:value-type="float">
            <text:p>9,35</text:p>
          </table:table-cell>
          <table:table-cell table:formula="of:=[.C504]*[.$F$1]" office:value-type="float" office:value="1255000" calcext:value-type="float">
            <text:p>1255000</text:p>
          </table:table-cell>
          <table:table-cell table:formula="of:=LOG([.F504]; 2)" office:value-type="float" office:value="20.2592559335002" calcext:value-type="float">
            <text:p>20,26</text:p>
          </table:table-cell>
          <table:table-cell table:formula="of:=LOG([.A504]*[.$H$1]; 2)" office:value-type="float" office:value="14.0590063952011" calcext:value-type="float">
            <text:p>14,06</text:p>
          </table:table-cell>
          <table:table-cell table:formula="of:=[.$J$1] * LOG([.A504] + 0.1; 2)" office:value-type="float" office:value="26.0183096528635" calcext:value-type="float">
            <text:p>26,0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 table:number-rows-repeated="43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</table:table>
      <table:table table:name="table pas - LV UV" table:style-name="ta1">
        <table:shapes>
          <draw:frame draw:z-index="0" draw:style-name="gr1" draw:text-style-name="P1" svg:width="289.65mm" svg:height="137.59mm" svg:x="23.68mm" svg:y="1.06mm">
            <draw:object draw:notify-on-update-of-ranges="'Puissance reçue VEML6070'.G2:'Puissance reçue VEML6070'.G2 'Puissance reçue VEML6070'.G3:'Puissance reçue VEML6070'.G200 'Puissance reçue VEML6070'.H2:'Puissance reçue VEML6070'.H2 'Puissance reçue VEML6070'.H3:'Puissance reçue VEML6070'.H200 'Puissance reçue VEML6070'.I2:'Puissance reçue VEML6070'.I2 'Puissance reçue VEML6070'.I3:'Puissance reçue VEML6070'.I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2:36:56.01344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2:02:18.297059778</meta:creation-date>
    <dc:date>2018-08-11T12:37:40.533113843</dc:date>
    <meta:editing-duration>PT4H54M16S</meta:editing-duration>
    <meta:editing-cycles>9</meta:editing-cycles>
    <meta:generator>LibreOffice/6.0.2.1$Linux_X86_64 LibreOffice_project/f7f06a8f319e4b62f9bc5095aa112a65d2f3ac89</meta:generator>
    <meta:document-statistic meta:table-count="4" meta:cell-count="6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6cm" svg:height="13.76cm" xlink:href=".." xlink:type="simple" chart:class="chart:line" chart:style-name="ch1">
        <chart:legend chart:legend-position="end" svg:x="25.241cm" svg:y="5.686cm" style:legend-expansion="high" chart:style-name="ch2"/>
        <chart:plot-area chart:style-name="ch3" table:cell-range-address="'Puissance reçue VEML6070'.G2:'Puissance reçue VEML6070'.I200" chart:data-source-has-labels="row" svg:x="0.579cm" svg:y="0.275cm" svg:width="24.083cm" svg:height="13.21cm">
          <chartooo:coordinate-region svg:x="1.677cm" svg:y="0.396cm" svg:width="22.985cm" svg:height="12.0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uissance reçue VEML6070'.G3:'Puissance reçue VEML6070'.G200" chart:label-cell-address="'Puissance reçue VEML6070'.G2:'Puissance reçue VEML6070'.G2" chart:class="chart:line">
            <chart:data-point chart:repeated="198"/>
          </chart:series>
          <chart:series chart:style-name="ch8" chart:values-cell-range-address="'Puissance reçue VEML6070'.H3:'Puissance reçue VEML6070'.H200" chart:label-cell-address="'Puissance reçue VEML6070'.H2:'Puissance reçue VEML6070'.H2" chart:class="chart:line">
            <chart:data-point chart:repeated="198"/>
          </chart:series>
          <chart:series chart:style-name="ch9" chart:values-cell-range-address="'Puissance reçue VEML6070'.I3:'Puissance reçue VEML6070'.I200" chart:label-cell-address="'Puissance reçue VEML6070'.I2:'Puissance reçue VEML6070'.I2" chart:class="chart:line">
            <chart:data-point chart:repeated="1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valent LV
Log(2)</text:p>
                <draw:g>
                  <svg:desc>'Puissance reçue VEML6070'.G2:'Puissance reçue VEML6070'.G2</svg:desc>
                </draw:g>
              </table:table-cell>
              <table:table-cell office:value-type="string">
                <text:p>Equivalent LV
log(2)(coef pas)</text:p>
                <draw:g>
                  <svg:desc>'Puissance reçue VEML6070'.H2:'Puissance reçue VEML6070'.H2</svg:desc>
                </draw:g>
              </table:table-cell>
              <table:table-cell office:value-type="string">
                <text:p>log(2)(pas)</text:p>
                <draw:g>
                  <svg:desc>'Puissance reçue VEML6070'.I2:'Puissance reçue VEML6070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877123795494">
                <text:p>11.2877123795494</text:p>
                <draw:g>
                  <svg:desc>'Puissance reçue VEML6070'.G3:'Puissance reçue VEML6070'.G200</svg:desc>
                </draw:g>
              </table:table-cell>
              <table:table-cell office:value-type="float" office:value="5.08746284125034">
                <text:p>5.08746284125034</text:p>
                <draw:g>
                  <svg:desc>'Puissance reçue VEML6070'.H3:'Puissance reçue VEML6070'.H200</svg:desc>
                </draw:g>
              </table:table-cell>
              <table:table-cell office:value-type="float" office:value="0.398760218874812">
                <text:p>0.398760218874812</text:p>
                <draw:g>
                  <svg:desc>'Puissance reçue VEML6070'.I3:'Puissance reçue VEML6070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877123795495">
                <text:p>12.2877123795495</text:p>
              </table:table-cell>
              <table:table-cell office:value-type="float" office:value="6.08746284125034">
                <text:p>6.08746284125034</text:p>
              </table:table-cell>
              <table:table-cell office:value-type="float" office:value="3.10412905088505">
                <text:p>3.10412905088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26748802706">
                <text:p>12.8726748802706</text:p>
              </table:table-cell>
              <table:table-cell office:value-type="float" office:value="6.6724253419715">
                <text:p>6.6724253419715</text:p>
              </table:table-cell>
              <table:table-cell office:value-type="float" office:value="4.73357782494859">
                <text:p>4.73357782494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877123795495">
                <text:p>13.2877123795495</text:p>
              </table:table-cell>
              <table:table-cell office:value-type="float" office:value="7.08746284125034">
                <text:p>7.08746284125034</text:p>
              </table:table-cell>
              <table:table-cell office:value-type="float" office:value="5.90330933821909">
                <text:p>5.90330933821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6096404744368">
                <text:p>13.6096404744368</text:p>
              </table:table-cell>
              <table:table-cell office:value-type="float" office:value="7.4093909361377">
                <text:p>7.4093909361377</text:p>
              </table:table-cell>
              <table:table-cell office:value-type="float" office:value="6.81644201654399">
                <text:p>6.81644201654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726748802706">
                <text:p>13.8726748802706</text:p>
              </table:table-cell>
              <table:table-cell office:value-type="float" office:value="7.6724253419715">
                <text:p>7.6724253419715</text:p>
              </table:table-cell>
              <table:table-cell office:value-type="float" office:value="7.56554680375902">
                <text:p>7.56554680375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950673016071">
                <text:p>14.0950673016071</text:p>
              </table:table-cell>
              <table:table-cell office:value-type="float" office:value="7.89481776330794">
                <text:p>7.89481776330794</text:p>
              </table:table-cell>
              <table:table-cell office:value-type="float" office:value="8.20067517139023">
                <text:p>8.20067517139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877123795495">
                <text:p>14.2877123795495</text:p>
              </table:table-cell>
              <table:table-cell office:value-type="float" office:value="8.08746284125034">
                <text:p>8.08746284125034</text:p>
              </table:table-cell>
              <table:table-cell office:value-type="float" office:value="8.75197353319206">
                <text:p>8.75197353319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576373809918">
                <text:p>14.4576373809918</text:p>
              </table:table-cell>
              <table:table-cell office:value-type="float" office:value="8.25738784269265">
                <text:p>8.25738784269265</text:p>
              </table:table-cell>
              <table:table-cell office:value-type="float" office:value="9.23901298140287">
                <text:p>9.23901298140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096404744368">
                <text:p>14.6096404744368</text:p>
              </table:table-cell>
              <table:table-cell office:value-type="float" office:value="8.4093909361377">
                <text:p>8.4093909361377</text:p>
              </table:table-cell>
              <table:table-cell office:value-type="float" office:value="9.67522182480685">
                <text:p>9.67522182480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471439981868">
                <text:p>14.7471439981868</text:p>
              </table:table-cell>
              <table:table-cell office:value-type="float" office:value="8.54689445988764">
                <text:p>8.54689445988764</text:p>
              </table:table-cell>
              <table:table-cell office:value-type="float" office:value="10.070214537242">
                <text:p>10.070214537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8726748802706">
                <text:p>14.8726748802706</text:p>
              </table:table-cell>
              <table:table-cell office:value-type="float" office:value="8.6724253419715">
                <text:p>8.6724253419715</text:p>
              </table:table-cell>
              <table:table-cell office:value-type="float" office:value="10.431111912923">
                <text:p>10.431111912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9881520976905">
                <text:p>14.9881520976905</text:p>
              </table:table-cell>
              <table:table-cell office:value-type="float" office:value="8.78790255939143">
                <text:p>8.78790255939143</text:p>
              </table:table-cell>
              <table:table-cell office:value-type="float" office:value="10.7633352292853">
                <text:p>10.7633352292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50673016071">
                <text:p>15.0950673016071</text:p>
              </table:table-cell>
              <table:table-cell office:value-type="float" office:value="8.89481776330794">
                <text:p>8.89481776330794</text:p>
              </table:table-cell>
              <table:table-cell office:value-type="float" office:value="11.0711074467832">
                <text:p>11.0711074467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94602975158">
                <text:p>15.194602975158</text:p>
              </table:table-cell>
              <table:table-cell office:value-type="float" office:value="8.99435343685886">
                <text:p>8.99435343685886</text:p>
              </table:table-cell>
              <table:table-cell office:value-type="float" office:value="11.3577822688694">
                <text:p>11.3577822688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877123795495">
                <text:p>15.2877123795495</text:p>
              </table:table-cell>
              <table:table-cell office:value-type="float" office:value="9.08746284125034">
                <text:p>9.08746284125034</text:p>
              </table:table-cell>
              <table:table-cell office:value-type="float" office:value="11.626067471359">
                <text:p>11.626067471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3751752207998">
                <text:p>15.3751752207998</text:p>
              </table:table-cell>
              <table:table-cell office:value-type="float" office:value="9.17492568250068">
                <text:p>9.17492568250068</text:p>
              </table:table-cell>
              <table:table-cell office:value-type="float" office:value="11.8781808179958">
                <text:p>11.8781808179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576373809918">
                <text:p>15.4576373809918</text:p>
              </table:table-cell>
              <table:table-cell office:value-type="float" office:value="9.25738784269265">
                <text:p>9.25738784269265</text:p>
              </table:table-cell>
              <table:table-cell office:value-type="float" office:value="12.1159615973679">
                <text:p>12.115961597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535639892993">
                <text:p>15.535639892993</text:p>
              </table:table-cell>
              <table:table-cell office:value-type="float" office:value="9.33539035469392">
                <text:p>9.33539035469392</text:p>
              </table:table-cell>
              <table:table-cell office:value-type="float" office:value="12.3409521261303">
                <text:p>12.3409521261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6096404744368">
                <text:p>15.6096404744368</text:p>
              </table:table-cell>
              <table:table-cell office:value-type="float" office:value="9.4093909361377">
                <text:p>9.4093909361377</text:p>
              </table:table-cell>
              <table:table-cell office:value-type="float" office:value="12.5544584292455">
                <text:p>12.5544584292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800298023282">
                <text:p>15.6800298023282</text:p>
              </table:table-cell>
              <table:table-cell office:value-type="float" office:value="9.4797802640291">
                <text:p>9.4797802640291</text:p>
              </table:table-cell>
              <table:table-cell office:value-type="float" office:value="12.7575961720775">
                <text:p>12.7575961720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7471439981867">
                <text:p>15.7471439981867</text:p>
              </table:table-cell>
              <table:table-cell office:value-type="float" office:value="9.54689445988764">
                <text:p>9.54689445988764</text:p>
              </table:table-cell>
              <table:table-cell office:value-type="float" office:value="12.9513259470618">
                <text:p>12.9513259470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112743356065">
                <text:p>15.8112743356065</text:p>
              </table:table-cell>
              <table:table-cell office:value-type="float" office:value="9.61102479730735">
                <text:p>9.61102479730735</text:p>
              </table:table-cell>
              <table:table-cell office:value-type="float" office:value="13.1364807449332">
                <text:p>13.1364807449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8726748802706">
                <text:p>15.8726748802706</text:p>
              </table:table-cell>
              <table:table-cell office:value-type="float" office:value="9.6724253419715">
                <text:p>9.6724253419715</text:p>
              </table:table-cell>
              <table:table-cell office:value-type="float" office:value="13.3137875998935">
                <text:p>13.3137875998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315685693242">
                <text:p>15.9315685693242</text:p>
              </table:table-cell>
              <table:table-cell office:value-type="float" office:value="9.73131903102506">
                <text:p>9.73131903102506</text:p>
              </table:table-cell>
              <table:table-cell office:value-type="float" office:value="13.4838848312839">
                <text:p>13.483884831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9881520976905">
                <text:p>15.9881520976905</text:p>
              </table:table-cell>
              <table:table-cell office:value-type="float" office:value="9.78790255939143">
                <text:p>9.78790255939143</text:p>
              </table:table-cell>
              <table:table-cell office:value-type="float" office:value="13.6473359148793">
                <text:p>13.6473359148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425998817129">
                <text:p>16.0425998817129</text:p>
              </table:table-cell>
              <table:table-cell office:value-type="float" office:value="9.84235034341381">
                <text:p>9.84235034341381</text:p>
              </table:table-cell>
              <table:table-cell office:value-type="float" office:value="13.8046407447529">
                <text:p>13.8046407447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0950673016071">
                <text:p>16.0950673016071</text:p>
              </table:table-cell>
              <table:table-cell office:value-type="float" office:value="9.89481776330794">
                <text:p>9.89481776330794</text:p>
              </table:table-cell>
              <table:table-cell office:value-type="float" office:value="13.9562448534673">
                <text:p>13.9562448534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145693374677">
                <text:p>16.145693374677</text:p>
              </table:table-cell>
              <table:table-cell office:value-type="float" office:value="9.94544383637791">
                <text:p>9.94544383637791</text:p>
              </table:table-cell>
              <table:table-cell office:value-type="float" office:value="14.1025470192607">
                <text:p>14.1025470192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94602975158">
                <text:p>16.194602975158</text:p>
              </table:table-cell>
              <table:table-cell office:value-type="float" office:value="9.99435343685886">
                <text:p>9.99435343685886</text:p>
              </table:table-cell>
              <table:table-cell office:value-type="float" office:value="14.2439055874298">
                <text:p>14.2439055874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419086899363">
                <text:p>16.2419086899363</text:p>
              </table:table-cell>
              <table:table-cell office:value-type="float" office:value="10.0416591516372">
                <text:p>10.0416591516372</text:p>
              </table:table-cell>
              <table:table-cell office:value-type="float" office:value="14.3806437582054">
                <text:p>14.3806437582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877123795495">
                <text:p>16.2877123795495</text:p>
              </table:table-cell>
              <table:table-cell office:value-type="float" office:value="10.0874628412503">
                <text:p>10.0874628412503</text:p>
              </table:table-cell>
              <table:table-cell office:value-type="float" office:value="14.5130540374813">
                <text:p>14.5130540374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321064989079">
                <text:p>16.3321064989079</text:p>
              </table:table-cell>
              <table:table-cell office:value-type="float" office:value="10.1318569606088">
                <text:p>10.1318569606088</text:p>
              </table:table-cell>
              <table:table-cell office:value-type="float" office:value="14.6414020045676">
                <text:p>14.6414020045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3751752207998">
                <text:p>16.3751752207998</text:p>
              </table:table-cell>
              <table:table-cell office:value-type="float" office:value="10.1749256825007">
                <text:p>10.1749256825007</text:p>
              </table:table-cell>
              <table:table-cell office:value-type="float" office:value="14.7659295189968">
                <text:p>14.7659295189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4169953964944">
                <text:p>16.4169953964944</text:p>
              </table:table-cell>
              <table:table-cell office:value-type="float" office:value="10.2167458581953">
                <text:p>10.2167458581953</text:p>
              </table:table-cell>
              <table:table-cell office:value-type="float" office:value="14.8868574637099">
                <text:p>14.8868574637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576373809918">
                <text:p>16.4576373809918</text:p>
              </table:table-cell>
              <table:table-cell office:value-type="float" office:value="10.2573878426927">
                <text:p>10.2573878426927</text:p>
              </table:table-cell>
              <table:table-cell office:value-type="float" office:value="15.0043881027994">
                <text:p>15.0043881027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971657451784">
                <text:p>16.4971657451784</text:p>
              </table:table-cell>
              <table:table-cell office:value-type="float" office:value="10.2969162068793">
                <text:p>10.2969162068793</text:p>
              </table:table-cell>
              <table:table-cell office:value-type="float" office:value="15.118707117027">
                <text:p>15.11870711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35639892993">
                <text:p>16.535639892993</text:p>
              </table:table-cell>
              <table:table-cell office:value-type="float" office:value="10.3353903546939">
                <text:p>10.3353903546939</text:p>
              </table:table-cell>
              <table:table-cell office:value-type="float" office:value="15.2299853685573">
                <text:p>15.2299853685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731145984117">
                <text:p>16.5731145984117</text:p>
              </table:table-cell>
              <table:table-cell office:value-type="float" office:value="10.3728650601126">
                <text:p>10.3728650601126</text:p>
              </table:table-cell>
              <table:table-cell office:value-type="float" office:value="15.338380437018">
                <text:p>15.338380437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096404744368">
                <text:p>16.6096404744368</text:p>
              </table:table-cell>
              <table:table-cell office:value-type="float" office:value="10.4093909361377">
                <text:p>10.4093909361377</text:p>
              </table:table-cell>
              <table:table-cell office:value-type="float" office:value="15.4440379615459">
                <text:p>15.4440379615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6452643841675">
                <text:p>16.6452643841675</text:p>
              </table:table-cell>
              <table:table-cell office:value-type="float" office:value="10.4450148458684">
                <text:p>10.4450148458684</text:p>
              </table:table-cell>
              <table:table-cell office:value-type="float" office:value="15.5470928175035">
                <text:p>15.5470928175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800298023282">
                <text:p>16.6800298023282</text:p>
              </table:table-cell>
              <table:table-cell office:value-type="float" office:value="10.4797802640291">
                <text:p>10.4797802640291</text:p>
              </table:table-cell>
              <table:table-cell office:value-type="float" office:value="15.6476701517192">
                <text:p>15.6476701517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139771342515">
                <text:p>16.7139771342515</text:p>
              </table:table-cell>
              <table:table-cell office:value-type="float" office:value="10.5137275959524">
                <text:p>10.5137275959524</text:p>
              </table:table-cell>
              <table:table-cell office:value-type="float" office:value="15.745886296185">
                <text:p>15.74588629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7471439981867">
                <text:p>16.7471439981867</text:p>
              </table:table-cell>
              <table:table-cell office:value-type="float" office:value="10.5468944598876">
                <text:p>10.5468944598876</text:p>
              </table:table-cell>
              <table:table-cell office:value-type="float" office:value="15.8418495769435">
                <text:p>15.8418495769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795654758791">
                <text:p>16.7795654758791</text:p>
              </table:table-cell>
              <table:table-cell office:value-type="float" office:value="10.57931593758">
                <text:p>10.57931593758</text:p>
              </table:table-cell>
              <table:table-cell office:value-type="float" office:value="15.9356610322673">
                <text:p>15.9356610322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112743356065">
                <text:p>16.8112743356065</text:p>
              </table:table-cell>
              <table:table-cell office:value-type="float" office:value="10.6110247973074">
                <text:p>10.6110247973074</text:p>
              </table:table-cell>
              <table:table-cell office:value-type="float" office:value="16.0274150520717">
                <text:p>16.0274150520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423012312271">
                <text:p>16.8423012312271</text:p>
              </table:table-cell>
              <table:table-cell office:value-type="float" office:value="10.642051692928">
                <text:p>10.642051692928</text:p>
              </table:table-cell>
              <table:table-cell office:value-type="float" office:value="16.1171999487037">
                <text:p>16.1171999487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8726748802706">
                <text:p>16.8726748802706</text:p>
              </table:table-cell>
              <table:table-cell office:value-type="float" office:value="10.6724253419715">
                <text:p>10.6724253419715</text:p>
              </table:table-cell>
              <table:table-cell office:value-type="float" office:value="16.2050984677598">
                <text:p>16.20509846775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9024222236647">
                <text:p>16.9024222236647</text:p>
              </table:table-cell>
              <table:table-cell office:value-type="float" office:value="10.7021726853655">
                <text:p>10.7021726853655</text:p>
              </table:table-cell>
              <table:table-cell office:value-type="float" office:value="16.2911882463393">
                <text:p>16.2911882463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9315685693242">
                <text:p>16.9315685693242</text:p>
              </table:table-cell>
              <table:table-cell office:value-type="float" office:value="10.7313190310251">
                <text:p>10.7313190310251</text:p>
              </table:table-cell>
              <table:table-cell office:value-type="float" office:value="16.3755422250928">
                <text:p>16.3755422250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9601377215209">
                <text:p>16.9601377215209</text:p>
              </table:table-cell>
              <table:table-cell office:value-type="float" office:value="10.7598881832218">
                <text:p>10.7598881832218</text:p>
              </table:table-cell>
              <table:table-cell office:value-type="float" office:value="16.4582290195458">
                <text:p>16.4582290195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9881520976905">
                <text:p>16.9881520976905</text:p>
              </table:table-cell>
              <table:table-cell office:value-type="float" office:value="10.7879025593914">
                <text:p>10.7879025593914</text:p>
              </table:table-cell>
              <table:table-cell office:value-type="float" office:value="16.5393132554343">
                <text:p>16.539313255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0156328341126">
                <text:p>17.0156328341126</text:p>
              </table:table-cell>
              <table:table-cell office:value-type="float" office:value="10.8153832958135">
                <text:p>10.8153832958135</text:p>
              </table:table-cell>
              <table:table-cell office:value-type="float" office:value="16.6188558721587">
                <text:p>16.61885587215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0425998817129">
                <text:p>17.0425998817129</text:p>
              </table:table-cell>
              <table:table-cell office:value-type="float" office:value="10.8423503434138">
                <text:p>10.8423503434138</text:p>
              </table:table-cell>
              <table:table-cell office:value-type="float" office:value="16.6969143979244">
                <text:p>16.6969143979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690720930741">
                <text:p>17.0690720930741</text:p>
              </table:table-cell>
              <table:table-cell office:value-type="float" office:value="10.868822554775">
                <text:p>10.868822554775</text:p>
              </table:table-cell>
              <table:table-cell office:value-type="float" office:value="16.773543199683">
                <text:p>16.773543199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950673016071">
                <text:p>17.0950673016071</text:p>
              </table:table-cell>
              <table:table-cell office:value-type="float" office:value="10.8948177633079">
                <text:p>10.8948177633079</text:p>
              </table:table-cell>
              <table:table-cell office:value-type="float" office:value="16.8487937105921">
                <text:p>16.8487937105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206023937142">
                <text:p>17.1206023937142</text:p>
              </table:table-cell>
              <table:table-cell office:value-type="float" office:value="10.9203528554151">
                <text:p>10.9203528554151</text:p>
              </table:table-cell>
              <table:table-cell office:value-type="float" office:value="16.9227146373789">
                <text:p>16.9227146373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45693374677">
                <text:p>17.145693374677</text:p>
              </table:table-cell>
              <table:table-cell office:value-type="float" office:value="10.9454438363779">
                <text:p>10.9454438363779</text:p>
              </table:table-cell>
              <table:table-cell office:value-type="float" office:value="16.9953521496998">
                <text:p>16.9953521496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03554289113">
                <text:p>17.1703554289113</text:p>
              </table:table-cell>
              <table:table-cell office:value-type="float" office:value="10.9701058906122">
                <text:p>10.9701058906122</text:p>
              </table:table-cell>
              <table:table-cell office:value-type="float" office:value="17.0667500533415">
                <text:p>17.0667500533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194602975158">
                <text:p>17.194602975158</text:p>
              </table:table-cell>
              <table:table-cell office:value-type="float" office:value="10.9943534368589">
                <text:p>10.9943534368589</text:p>
              </table:table-cell>
              <table:table-cell office:value-type="float" office:value="17.1369499488891">
                <text:p>17.1369499488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2184497171123">
                <text:p>17.2184497171123</text:p>
              </table:table-cell>
              <table:table-cell office:value-type="float" office:value="11.0182001788132">
                <text:p>11.0182001788132</text:p>
              </table:table-cell>
              <table:table-cell office:value-type="float" office:value="17.205991377301">
                <text:p>17.205991377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419086899363">
                <text:p>17.2419086899363</text:p>
              </table:table-cell>
              <table:table-cell office:value-type="float" office:value="11.0416591516372">
                <text:p>11.0416591516372</text:p>
              </table:table-cell>
              <table:table-cell office:value-type="float" office:value="17.273911953666">
                <text:p>17.273911953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649923030494">
                <text:p>17.2649923030494</text:p>
              </table:table-cell>
              <table:table-cell office:value-type="float" office:value="11.0647427647503">
                <text:p>11.0647427647503</text:p>
              </table:table-cell>
              <table:table-cell office:value-type="float" office:value="17.340747490276">
                <text:p>17.340747490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2877123795495">
                <text:p>17.2877123795495</text:p>
              </table:table-cell>
              <table:table-cell office:value-type="float" office:value="11.0874628412503">
                <text:p>11.0874628412503</text:p>
              </table:table-cell>
              <table:table-cell office:value-type="float" office:value="17.406532110021">
                <text:p>17.406532110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3100801925779">
                <text:p>17.3100801925779</text:p>
              </table:table-cell>
              <table:table-cell office:value-type="float" office:value="11.1098306542788">
                <text:p>11.1098306542788</text:p>
              </table:table-cell>
              <table:table-cell office:value-type="float" office:value="17.471298351007">
                <text:p>17.471298351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3321064989079">
                <text:p>17.3321064989079</text:p>
              </table:table-cell>
              <table:table-cell office:value-type="float" office:value="11.1318569606088">
                <text:p>11.1318569606088</text:p>
              </table:table-cell>
              <table:table-cell office:value-type="float" office:value="17.535077263199">
                <text:p>17.535077263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3538015700072">
                <text:p>17.3538015700072</text:p>
              </table:table-cell>
              <table:table-cell office:value-type="float" office:value="11.1535520317081">
                <text:p>11.1535520317081</text:p>
              </table:table-cell>
              <table:table-cell office:value-type="float" office:value="17.5978984978072">
                <text:p>17.5978984978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3751752207998">
                <text:p>17.3751752207998</text:p>
              </table:table-cell>
              <table:table-cell office:value-type="float" office:value="11.1749256825007">
                <text:p>11.1749256825007</text:p>
              </table:table-cell>
              <table:table-cell office:value-type="float" office:value="17.6597903900617">
                <text:p>17.6597903900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3962368363276">
                <text:p>17.3962368363276</text:p>
              </table:table-cell>
              <table:table-cell office:value-type="float" office:value="11.1959872980285">
                <text:p>11.1959872980285</text:p>
              </table:table-cell>
              <table:table-cell office:value-type="float" office:value="17.7207800359526">
                <text:p>17.7207800359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169953964944">
                <text:p>17.4169953964944</text:p>
              </table:table-cell>
              <table:table-cell office:value-type="float" office:value="11.2167458581953">
                <text:p>11.2167458581953</text:p>
              </table:table-cell>
              <table:table-cell office:value-type="float" office:value="17.7808933634575">
                <text:p>17.7808933634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4374594990541">
                <text:p>17.4374594990541</text:p>
              </table:table-cell>
              <table:table-cell office:value-type="float" office:value="11.237209960755">
                <text:p>11.237209960755</text:p>
              </table:table-cell>
              <table:table-cell office:value-type="float" office:value="17.840155198723">
                <text:p>17.840155198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4576373809918">
                <text:p>17.4576373809918</text:p>
              </table:table-cell>
              <table:table-cell office:value-type="float" office:value="11.2573878426927">
                <text:p>11.2573878426927</text:p>
              </table:table-cell>
              <table:table-cell office:value-type="float" office:value="17.898589327625">
                <text:p>17.898589327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4775369384295">
                <text:p>17.4775369384295</text:p>
              </table:table-cell>
              <table:table-cell office:value-type="float" office:value="11.2772874001304">
                <text:p>11.2772874001304</text:p>
              </table:table-cell>
              <table:table-cell office:value-type="float" office:value="17.9562185530887">
                <text:p>17.9562185530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4971657451784">
                <text:p>17.4971657451784</text:p>
              </table:table-cell>
              <table:table-cell office:value-type="float" office:value="11.2969162068793">
                <text:p>11.2969162068793</text:p>
              </table:table-cell>
              <table:table-cell office:value-type="float" office:value="18.0130647485136">
                <text:p>18.0130647485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5165310700453">
                <text:p>17.5165310700453</text:p>
              </table:table-cell>
              <table:table-cell office:value-type="float" office:value="11.3162815317462">
                <text:p>11.3162815317462</text:p>
              </table:table-cell>
              <table:table-cell office:value-type="float" office:value="18.069148907618">
                <text:p>18.0691489076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35639892993">
                <text:p>17.535639892993</text:p>
              </table:table-cell>
              <table:table-cell office:value-type="float" office:value="11.3353903546939">
                <text:p>11.3353903546939</text:p>
              </table:table-cell>
              <table:table-cell office:value-type="float" office:value="18.1244911909869">
                <text:p>18.12449119098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5544989202443">
                <text:p>17.5544989202443</text:p>
              </table:table-cell>
              <table:table-cell office:value-type="float" office:value="11.3542493819452">
                <text:p>11.3542493819452</text:p>
              </table:table-cell>
              <table:table-cell office:value-type="float" office:value="18.1791109695802">
                <text:p>18.1791109695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5731145984117">
                <text:p>17.5731145984117</text:p>
              </table:table-cell>
              <table:table-cell office:value-type="float" office:value="11.3728650601126">
                <text:p>11.3728650601126</text:p>
              </table:table-cell>
              <table:table-cell office:value-type="float" office:value="18.2330268654384">
                <text:p>18.2330268654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5914931277266">
                <text:p>17.5914931277266</text:p>
              </table:table-cell>
              <table:table-cell office:value-type="float" office:value="11.3912435894274">
                <text:p>11.3912435894274</text:p>
              </table:table-cell>
              <table:table-cell office:value-type="float" office:value="18.2862567897977">
                <text:p>18.2862567897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6096404744368">
                <text:p>17.6096404744368</text:p>
              </table:table-cell>
              <table:table-cell office:value-type="float" office:value="11.4093909361377">
                <text:p>11.4093909361377</text:p>
              </table:table-cell>
              <table:table-cell office:value-type="float" office:value="18.3388179788119">
                <text:p>18.3388179788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6275623824341">
                <text:p>17.6275623824341</text:p>
              </table:table-cell>
              <table:table-cell office:value-type="float" office:value="11.427312844135">
                <text:p>11.427312844135</text:p>
              </table:table-cell>
              <table:table-cell office:value-type="float" office:value="18.3907270270567">
                <text:p>18.39072702705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452643841675">
                <text:p>17.6452643841675</text:p>
              </table:table-cell>
              <table:table-cell office:value-type="float" office:value="11.4450148458684">
                <text:p>11.4450148458684</text:p>
              </table:table-cell>
              <table:table-cell office:value-type="float" office:value="18.4419999189823">
                <text:p>18.4419999189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627518108964">
                <text:p>17.6627518108964</text:p>
              </table:table-cell>
              <table:table-cell office:value-type="float" office:value="11.4625022725973">
                <text:p>11.4625022725973</text:p>
              </table:table-cell>
              <table:table-cell office:value-type="float" office:value="18.4926520584607">
                <text:p>18.492652058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6800298023282">
                <text:p>17.6800298023282</text:p>
              </table:table-cell>
              <table:table-cell office:value-type="float" office:value="11.4797802640291">
                <text:p>11.4797802640291</text:p>
              </table:table-cell>
              <table:table-cell office:value-type="float" office:value="18.5426982965666">
                <text:p>18.5426982965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6971033156872">
                <text:p>17.6971033156872</text:p>
              </table:table-cell>
              <table:table-cell office:value-type="float" office:value="11.496853777388">
                <text:p>11.496853777388</text:p>
              </table:table-cell>
              <table:table-cell office:value-type="float" office:value="18.5921529577159">
                <text:p>18.5921529577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7139771342515">
                <text:p>17.7139771342515</text:p>
              </table:table-cell>
              <table:table-cell office:value-type="float" office:value="11.5137275959524">
                <text:p>11.5137275959524</text:p>
              </table:table-cell>
              <table:table-cell office:value-type="float" office:value="18.6410298642775">
                <text:p>18.6410298642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7306558753982">
                <text:p>17.7306558753982</text:p>
              </table:table-cell>
              <table:table-cell office:value-type="float" office:value="11.5304063370991">
                <text:p>11.5304063370991</text:p>
              </table:table-cell>
              <table:table-cell office:value-type="float" office:value="18.6893423597634">
                <text:p>18.68934235976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7471439981867">
                <text:p>17.7471439981867</text:p>
              </table:table-cell>
              <table:table-cell office:value-type="float" office:value="11.5468944598876">
                <text:p>11.5468944598876</text:p>
              </table:table-cell>
              <table:table-cell office:value-type="float" office:value="18.7371033306958">
                <text:p>18.7371033306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7634458105158">
                <text:p>17.7634458105158</text:p>
              </table:table-cell>
              <table:table-cell office:value-type="float" office:value="11.5631962722167">
                <text:p>11.5631962722167</text:p>
              </table:table-cell>
              <table:table-cell office:value-type="float" office:value="18.7843252272402">
                <text:p>18.7843252272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7795654758791">
                <text:p>17.7795654758791</text:p>
              </table:table-cell>
              <table:table-cell office:value-type="float" office:value="11.57931593758">
                <text:p>11.57931593758</text:p>
              </table:table-cell>
              <table:table-cell office:value-type="float" office:value="18.8310200826859">
                <text:p>18.8310200826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7955070197481">
                <text:p>17.7955070197481</text:p>
              </table:table-cell>
              <table:table-cell office:value-type="float" office:value="11.595257481449">
                <text:p>11.595257481449</text:p>
              </table:table-cell>
              <table:table-cell office:value-type="float" office:value="18.8771995318526">
                <text:p>18.8771995318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8112743356065">
                <text:p>17.8112743356065</text:p>
              </table:table-cell>
              <table:table-cell office:value-type="float" office:value="11.6110247973074">
                <text:p>11.6110247973074</text:p>
              </table:table-cell>
              <table:table-cell office:value-type="float" office:value="18.9228748284915">
                <text:p>18.9228748284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8268711906575">
                <text:p>17.8268711906575</text:p>
              </table:table-cell>
              <table:table-cell office:value-type="float" office:value="11.6266216523584">
                <text:p>11.6266216523584</text:p>
              </table:table-cell>
              <table:table-cell office:value-type="float" office:value="18.9680568617472">
                <text:p>18.9680568617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8423012312271">
                <text:p>17.8423012312271</text:p>
              </table:table-cell>
              <table:table-cell office:value-type="float" office:value="11.642051692928">
                <text:p>11.642051692928</text:p>
              </table:table-cell>
              <table:table-cell office:value-type="float" office:value="19.0127561717394">
                <text:p>19.0127561717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8575679878804">
                <text:p>17.8575679878804</text:p>
              </table:table-cell>
              <table:table-cell office:value-type="float" office:value="11.6573184495813">
                <text:p>11.6573184495813</text:p>
              </table:table-cell>
              <table:table-cell office:value-type="float" office:value="19.0569829643223">
                <text:p>19.0569829643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8726748802706">
                <text:p>17.8726748802706</text:p>
              </table:table-cell>
              <table:table-cell office:value-type="float" office:value="11.6724253419715">
                <text:p>11.6724253419715</text:p>
              </table:table-cell>
              <table:table-cell office:value-type="float" office:value="19.1007471250705">
                <text:p>19.1007471250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8876252217366">
                <text:p>17.8876252217366</text:p>
              </table:table-cell>
              <table:table-cell office:value-type="float" office:value="11.6873756834375">
                <text:p>11.6873756834375</text:p>
              </table:table-cell>
              <table:table-cell office:value-type="float" office:value="19.1440582325423">
                <text:p>19.1440582325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9024222236647">
                <text:p>17.9024222236647</text:p>
              </table:table-cell>
              <table:table-cell office:value-type="float" office:value="11.7021726853655">
                <text:p>11.7021726853655</text:p>
              </table:table-cell>
              <table:table-cell office:value-type="float" office:value="19.1869255708624">
                <text:p>19.1869255708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9170689996291">
                <text:p>17.9170689996291</text:p>
              </table:table-cell>
              <table:table-cell office:value-type="float" office:value="11.71681946133">
                <text:p>11.71681946133</text:p>
              </table:table-cell>
              <table:table-cell office:value-type="float" office:value="19.2293581416675">
                <text:p>19.2293581416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9315685693242">
                <text:p>17.9315685693242</text:p>
              </table:table-cell>
              <table:table-cell office:value-type="float" office:value="11.7313190310251">
                <text:p>11.7313190310251</text:p>
              </table:table-cell>
              <table:table-cell office:value-type="float" office:value="19.271364675451">
                <text:p>19.271364675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9459238623012">
                <text:p>17.9459238623012</text:p>
              </table:table-cell>
              <table:table-cell office:value-type="float" office:value="11.7456743240021">
                <text:p>11.7456743240021</text:p>
              </table:table-cell>
              <table:table-cell office:value-type="float" office:value="19.3129536423454">
                <text:p>19.3129536423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9601377215209">
                <text:p>17.9601377215209</text:p>
              </table:table-cell>
              <table:table-cell office:value-type="float" office:value="11.7598881832218">
                <text:p>11.7598881832218</text:p>
              </table:table-cell>
              <table:table-cell office:value-type="float" office:value="19.3541332623723">
                <text:p>19.3541332623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9742129067327">
                <text:p>17.9742129067327</text:p>
              </table:table-cell>
              <table:table-cell office:value-type="float" office:value="11.7739633684336">
                <text:p>11.7739633684336</text:p>
              </table:table-cell>
              <table:table-cell office:value-type="float" office:value="19.3949115151942">
                <text:p>19.3949115151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9881520976905">
                <text:p>17.9881520976905</text:p>
              </table:table-cell>
              <table:table-cell office:value-type="float" office:value="11.7879025593914">
                <text:p>11.7879025593914</text:p>
              </table:table-cell>
              <table:table-cell office:value-type="float" office:value="19.435296149395">
                <text:p>19.435296149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0019578972156">
                <text:p>18.0019578972156</text:p>
              </table:table-cell>
              <table:table-cell office:value-type="float" office:value="11.8017083589165">
                <text:p>11.8017083589165</text:p>
              </table:table-cell>
              <table:table-cell office:value-type="float" office:value="19.475294691317">
                <text:p>19.4752946913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0156328341126">
                <text:p>18.0156328341126</text:p>
              </table:table-cell>
              <table:table-cell office:value-type="float" office:value="11.8153832958135">
                <text:p>11.8153832958135</text:p>
              </table:table-cell>
              <table:table-cell office:value-type="float" office:value="19.5149144534795">
                <text:p>19.51491445347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0291793659506">
                <text:p>18.0291793659506</text:p>
              </table:table-cell>
              <table:table-cell office:value-type="float" office:value="11.8289298276515">
                <text:p>11.8289298276515</text:p>
              </table:table-cell>
              <table:table-cell office:value-type="float" office:value="19.5541625426024">
                <text:p>19.5541625426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0425998817129">
                <text:p>18.0425998817129</text:p>
              </table:table-cell>
              <table:table-cell office:value-type="float" office:value="11.8423503434138">
                <text:p>11.8423503434138</text:p>
              </table:table-cell>
              <table:table-cell office:value-type="float" office:value="19.5930458672571">
                <text:p>19.5930458672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0558967043264">
                <text:p>18.0558967043264</text:p>
              </table:table-cell>
              <table:table-cell office:value-type="float" office:value="11.8556471660273">
                <text:p>11.8556471660273</text:p>
              </table:table-cell>
              <table:table-cell office:value-type="float" office:value="19.6315711451651">
                <text:p>19.63157114516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0690720930741">
                <text:p>18.0690720930741</text:p>
              </table:table-cell>
              <table:table-cell office:value-type="float" office:value="11.868822554775">
                <text:p>11.868822554775</text:p>
              </table:table-cell>
              <table:table-cell office:value-type="float" office:value="19.6697449101633">
                <text:p>19.6697449101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0821282458996">
                <text:p>18.0821282458996</text:p>
              </table:table-cell>
              <table:table-cell office:value-type="float" office:value="11.8818787076004">
                <text:p>11.8818787076004</text:p>
              </table:table-cell>
              <table:table-cell office:value-type="float" office:value="19.707573518855">
                <text:p>19.707573518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0950673016071">
                <text:p>18.0950673016071</text:p>
              </table:table-cell>
              <table:table-cell office:value-type="float" office:value="11.8948177633079">
                <text:p>11.8948177633079</text:p>
              </table:table-cell>
              <table:table-cell office:value-type="float" office:value="19.7450631569624">
                <text:p>19.7450631569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1078913419646">
                <text:p>18.1078913419646</text:p>
              </table:table-cell>
              <table:table-cell office:value-type="float" office:value="11.9076418036655">
                <text:p>11.9076418036655</text:p>
              </table:table-cell>
              <table:table-cell office:value-type="float" office:value="19.7822198453971">
                <text:p>19.7822198453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1206023937142">
                <text:p>18.1206023937142</text:p>
              </table:table-cell>
              <table:table-cell office:value-type="float" office:value="11.9203528554151">
                <text:p>11.9203528554151</text:p>
              </table:table-cell>
              <table:table-cell office:value-type="float" office:value="19.8190494460638">
                <text:p>19.8190494460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1332024304938">
                <text:p>18.1332024304938</text:p>
              </table:table-cell>
              <table:table-cell office:value-type="float" office:value="11.9329528921947">
                <text:p>11.9329528921947</text:p>
              </table:table-cell>
              <table:table-cell office:value-type="float" office:value="19.8555576674101">
                <text:p>19.8555576674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145693374677">
                <text:p>18.145693374677</text:p>
              </table:table-cell>
              <table:table-cell office:value-type="float" office:value="11.9454438363779">
                <text:p>11.9454438363779</text:p>
              </table:table-cell>
              <table:table-cell office:value-type="float" office:value="19.8917500697368">
                <text:p>19.8917500697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1580770991329">
                <text:p>18.1580770991329</text:p>
              </table:table-cell>
              <table:table-cell office:value-type="float" office:value="11.9578275608337">
                <text:p>11.9578275608337</text:p>
              </table:table-cell>
              <table:table-cell office:value-type="float" office:value="19.9276320702802">
                <text:p>19.92763207028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1703554289113">
                <text:p>18.1703554289113</text:p>
              </table:table-cell>
              <table:table-cell office:value-type="float" office:value="11.9701058906122">
                <text:p>11.9701058906122</text:p>
              </table:table-cell>
              <table:table-cell office:value-type="float" office:value="19.9632089480784">
                <text:p>19.9632089480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1825301428574">
                <text:p>18.1825301428574</text:p>
              </table:table-cell>
              <table:table-cell office:value-type="float" office:value="11.9822806045583">
                <text:p>11.9822806045583</text:p>
              </table:table-cell>
              <table:table-cell office:value-type="float" office:value="19.9984858486326">
                <text:p>19.9984858486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194602975158">
                <text:p>18.194602975158</text:p>
              </table:table-cell>
              <table:table-cell office:value-type="float" office:value="11.9943534368589">
                <text:p>11.9943534368589</text:p>
              </table:table-cell>
              <table:table-cell office:value-type="float" office:value="20.033467788373">
                <text:p>20.0334677883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206575616824">
                <text:p>18.206575616824</text:p>
              </table:table-cell>
              <table:table-cell office:value-type="float" office:value="12.0063260785249">
                <text:p>12.0063260785249</text:p>
              </table:table-cell>
              <table:table-cell office:value-type="float" office:value="20.0681596589402">
                <text:p>20.0681596589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2184497171123">
                <text:p>18.2184497171123</text:p>
              </table:table-cell>
              <table:table-cell office:value-type="float" office:value="12.0182001788132">
                <text:p>12.0182001788132</text:p>
              </table:table-cell>
              <table:table-cell office:value-type="float" office:value="20.1025662312901">
                <text:p>20.10256623129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2302268848887">
                <text:p>18.2302268848887</text:p>
              </table:table-cell>
              <table:table-cell office:value-type="float" office:value="12.0299773465896">
                <text:p>12.0299773465896</text:p>
              </table:table-cell>
              <table:table-cell office:value-type="float" office:value="20.1366921596316">
                <text:p>20.1366921596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2419086899363">
                <text:p>18.2419086899363</text:p>
              </table:table-cell>
              <table:table-cell office:value-type="float" office:value="12.0416591516372">
                <text:p>12.0416591516372</text:p>
              </table:table-cell>
              <table:table-cell office:value-type="float" office:value="20.1705419852047">
                <text:p>20.1705419852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2534966642115">
                <text:p>18.2534966642115</text:p>
              </table:table-cell>
              <table:table-cell office:value-type="float" office:value="12.0532471259124">
                <text:p>12.0532471259124</text:p>
              </table:table-cell>
              <table:table-cell office:value-type="float" office:value="20.2041201399075">
                <text:p>20.2041201399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2649923030494">
                <text:p>18.2649923030494</text:p>
              </table:table-cell>
              <table:table-cell office:value-type="float" office:value="12.0647427647503">
                <text:p>12.0647427647503</text:p>
              </table:table-cell>
              <table:table-cell office:value-type="float" office:value="20.2374309497785">
                <text:p>20.23743094977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2763970663216">
                <text:p>18.2763970663216</text:p>
              </table:table-cell>
              <table:table-cell office:value-type="float" office:value="12.0761475280225">
                <text:p>12.0761475280225</text:p>
              </table:table-cell>
              <table:table-cell office:value-type="float" office:value="20.270478638341">
                <text:p>20.270478638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2877123795495">
                <text:p>18.2877123795495</text:p>
              </table:table-cell>
              <table:table-cell office:value-type="float" office:value="12.0874628412503">
                <text:p>12.0874628412503</text:p>
              </table:table-cell>
              <table:table-cell office:value-type="float" office:value="20.3032673298174">
                <text:p>20.30326732981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2989396349727">
                <text:p>18.2989396349727</text:p>
              </table:table-cell>
              <table:table-cell office:value-type="float" office:value="12.0986900966736">
                <text:p>12.0986900966736</text:p>
              </table:table-cell>
              <table:table-cell office:value-type="float" office:value="20.3358010522175">
                <text:p>20.3358010522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3100801925779">
                <text:p>18.3100801925779</text:p>
              </table:table-cell>
              <table:table-cell office:value-type="float" office:value="12.1098306542788">
                <text:p>12.1098306542788</text:p>
              </table:table-cell>
              <table:table-cell office:value-type="float" office:value="20.3680837403083">
                <text:p>20.3680837403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3211353810869">
                <text:p>18.3211353810869</text:p>
              </table:table-cell>
              <table:table-cell office:value-type="float" office:value="12.1208858427878">
                <text:p>12.1208858427878</text:p>
              </table:table-cell>
              <table:table-cell office:value-type="float" office:value="20.4001192384697">
                <text:p>20.4001192384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3321064989079">
                <text:p>18.3321064989079</text:p>
              </table:table-cell>
              <table:table-cell office:value-type="float" office:value="12.1318569606088">
                <text:p>12.1318569606088</text:p>
              </table:table-cell>
              <table:table-cell office:value-type="float" office:value="20.4319113034424">
                <text:p>20.43191130344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3429948150506">
                <text:p>18.3429948150506</text:p>
              </table:table-cell>
              <table:table-cell office:value-type="float" office:value="12.1427452767515">
                <text:p>12.1427452767515</text:p>
              </table:table-cell>
              <table:table-cell office:value-type="float" office:value="20.4634636069711">
                <text:p>20.4634636069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3538015700072">
                <text:p>18.3538015700072</text:p>
              </table:table-cell>
              <table:table-cell office:value-type="float" office:value="12.1535520317081">
                <text:p>12.1535520317081</text:p>
              </table:table-cell>
              <table:table-cell office:value-type="float" office:value="20.4947797383496">
                <text:p>20.49477973834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3645279766003">
                <text:p>18.3645279766003</text:p>
              </table:table-cell>
              <table:table-cell office:value-type="float" office:value="12.1642784383012">
                <text:p>12.1642784383012</text:p>
              </table:table-cell>
              <table:table-cell office:value-type="float" office:value="20.5258632068711">
                <text:p>20.5258632068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3751752207998">
                <text:p>18.3751752207998</text:p>
              </table:table-cell>
              <table:table-cell office:value-type="float" office:value="12.1749256825007">
                <text:p>12.1749256825007</text:p>
              </table:table-cell>
              <table:table-cell office:value-type="float" office:value="20.5567174441882">
                <text:p>20.5567174441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38574446251">
                <text:p>18.38574446251</text:p>
              </table:table-cell>
              <table:table-cell office:value-type="float" office:value="12.1854949242109">
                <text:p>12.1854949242109</text:p>
              </table:table-cell>
              <table:table-cell office:value-type="float" office:value="20.5873458065864">
                <text:p>20.5873458065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3962368363276">
                <text:p>18.3962368363276</text:p>
              </table:table-cell>
              <table:table-cell office:value-type="float" office:value="12.1959872980285">
                <text:p>12.1959872980285</text:p>
              </table:table-cell>
              <table:table-cell office:value-type="float" office:value="20.617751577175">
                <text:p>20.6177515771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406653452273">
                <text:p>18.406653452273</text:p>
              </table:table-cell>
              <table:table-cell office:value-type="float" office:value="12.2064039139738">
                <text:p>12.2064039139738</text:p>
              </table:table-cell>
              <table:table-cell office:value-type="float" office:value="20.6479379679991">
                <text:p>20.6479379679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4169953964944">
                <text:p>18.4169953964944</text:p>
              </table:table-cell>
              <table:table-cell office:value-type="float" office:value="12.2167458581953">
                <text:p>12.2167458581953</text:p>
              </table:table-cell>
              <table:table-cell office:value-type="float" office:value="20.677908122076">
                <text:p>20.677908122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4272637319482">
                <text:p>18.4272637319482</text:p>
              </table:table-cell>
              <table:table-cell office:value-type="float" office:value="12.2270141936491">
                <text:p>12.2270141936491</text:p>
              </table:table-cell>
              <table:table-cell office:value-type="float" office:value="20.7076651153587">
                <text:p>20.7076651153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4374594990541">
                <text:p>18.4374594990541</text:p>
              </table:table-cell>
              <table:table-cell office:value-type="float" office:value="12.237209960755">
                <text:p>12.237209960755</text:p>
              </table:table-cell>
              <table:table-cell office:value-type="float" office:value="20.7372119586307">
                <text:p>20.73721195863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4475837163278">
                <text:p>18.4475837163278</text:p>
              </table:table-cell>
              <table:table-cell office:value-type="float" office:value="12.2473341780287">
                <text:p>12.2473341780287</text:p>
              </table:table-cell>
              <table:table-cell office:value-type="float" office:value="20.766551599334">
                <text:p>20.766551599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4576373809918">
                <text:p>18.4576373809918</text:p>
              </table:table-cell>
              <table:table-cell office:value-type="float" office:value="12.2573878426927">
                <text:p>12.2573878426927</text:p>
              </table:table-cell>
              <table:table-cell office:value-type="float" office:value="20.7956869233334">
                <text:p>20.7956869233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4676214695644">
                <text:p>18.4676214695644</text:p>
              </table:table-cell>
              <table:table-cell office:value-type="float" office:value="12.2673719312653">
                <text:p>12.2673719312653</text:p>
              </table:table-cell>
              <table:table-cell office:value-type="float" office:value="20.8246207566202">
                <text:p>20.82462075662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4775369384295">
                <text:p>18.4775369384295</text:p>
              </table:table-cell>
              <table:table-cell office:value-type="float" office:value="12.2772874001304">
                <text:p>12.2772874001304</text:p>
              </table:table-cell>
              <table:table-cell office:value-type="float" office:value="20.8533558669568">
                <text:p>20.85335586695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4873847243858">
                <text:p>18.4873847243858</text:p>
              </table:table-cell>
              <table:table-cell office:value-type="float" office:value="12.2871351860867">
                <text:p>12.2871351860867</text:p>
              </table:table-cell>
              <table:table-cell office:value-type="float" office:value="20.8818949654657">
                <text:p>20.88189496546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4971657451784">
                <text:p>18.4971657451784</text:p>
              </table:table-cell>
              <table:table-cell office:value-type="float" office:value="12.2969162068793">
                <text:p>12.2969162068793</text:p>
              </table:table-cell>
              <table:table-cell office:value-type="float" office:value="20.9102407081643">
                <text:p>20.9102407081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068809000116">
                <text:p>18.5068809000116</text:p>
              </table:table-cell>
              <table:table-cell office:value-type="float" office:value="12.3066313617125">
                <text:p>12.3066313617125</text:p>
              </table:table-cell>
              <table:table-cell office:value-type="float" office:value="20.9383956974486">
                <text:p>20.9383956974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5165310700453">
                <text:p>18.5165310700453</text:p>
              </table:table-cell>
              <table:table-cell office:value-type="float" office:value="12.3162815317462">
                <text:p>12.3162815317462</text:p>
              </table:table-cell>
              <table:table-cell office:value-type="float" office:value="20.9663624835266">
                <text:p>20.9663624835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5261171188745">
                <text:p>18.5261171188745</text:p>
              </table:table-cell>
              <table:table-cell office:value-type="float" office:value="12.3258675805754">
                <text:p>12.3258675805754</text:p>
              </table:table-cell>
              <table:table-cell office:value-type="float" office:value="20.9941435658047">
                <text:p>20.9941435658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535639892993">
                <text:p>18.535639892993</text:p>
              </table:table-cell>
              <table:table-cell office:value-type="float" office:value="12.3353903546939">
                <text:p>12.3353903546939</text:p>
              </table:table-cell>
              <table:table-cell office:value-type="float" office:value="21.0217413942277">
                <text:p>21.0217413942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5451002222421">
                <text:p>18.5451002222421</text:p>
              </table:table-cell>
              <table:table-cell office:value-type="float" office:value="12.344850683943">
                <text:p>12.344850683943</text:p>
              </table:table-cell>
              <table:table-cell office:value-type="float" office:value="21.049158370576">
                <text:p>21.0491583705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5544989202444">
                <text:p>18.5544989202444</text:p>
              </table:table-cell>
              <table:table-cell office:value-type="float" office:value="12.3542493819452">
                <text:p>12.3542493819452</text:p>
              </table:table-cell>
              <table:table-cell office:value-type="float" office:value="21.0763968497195">
                <text:p>21.07639684971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5638367848237">
                <text:p>18.5638367848237</text:p>
              </table:table-cell>
              <table:table-cell office:value-type="float" office:value="12.3635872465246">
                <text:p>12.3635872465246</text:p>
              </table:table-cell>
              <table:table-cell office:value-type="float" office:value="21.1034591408313">
                <text:p>21.1034591408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731145984117">
                <text:p>18.5731145984117</text:p>
              </table:table-cell>
              <table:table-cell office:value-type="float" office:value="12.3728650601126">
                <text:p>12.3728650601126</text:p>
              </table:table-cell>
              <table:table-cell office:value-type="float" office:value="21.1303475085626">
                <text:p>21.1303475085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5823331284411">
                <text:p>18.5823331284411</text:p>
              </table:table-cell>
              <table:table-cell office:value-type="float" office:value="12.382083590142">
                <text:p>12.382083590142</text:p>
              </table:table-cell>
              <table:table-cell office:value-type="float" office:value="21.1570641741798">
                <text:p>21.15706417417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5914931277266">
                <text:p>18.5914931277266</text:p>
              </table:table-cell>
              <table:table-cell office:value-type="float" office:value="12.3912435894274">
                <text:p>12.3912435894274</text:p>
              </table:table-cell>
              <table:table-cell office:value-type="float" office:value="21.1836113166659">
                <text:p>21.18361131666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6005953348338">
                <text:p>18.6005953348338</text:p>
              </table:table-cell>
              <table:table-cell office:value-type="float" office:value="12.4003457965347">
                <text:p>12.4003457965347</text:p>
              </table:table-cell>
              <table:table-cell office:value-type="float" office:value="21.2099910737867">
                <text:p>21.2099910737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6096404744368">
                <text:p>18.6096404744368</text:p>
              </table:table-cell>
              <table:table-cell office:value-type="float" office:value="12.4093909361377">
                <text:p>12.4093909361377</text:p>
              </table:table-cell>
              <table:table-cell office:value-type="float" office:value="21.2362055431238">
                <text:p>21.23620554312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6186292576641">
                <text:p>18.6186292576641</text:p>
              </table:table-cell>
              <table:table-cell office:value-type="float" office:value="12.418379719365">
                <text:p>12.418379719365</text:p>
              </table:table-cell>
              <table:table-cell office:value-type="float" office:value="21.2622567830757">
                <text:p>21.26225678307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6275623824341">
                <text:p>18.6275623824341</text:p>
              </table:table-cell>
              <table:table-cell office:value-type="float" office:value="12.427312844135">
                <text:p>12.427312844135</text:p>
              </table:table-cell>
              <table:table-cell office:value-type="float" office:value="21.2881468138275">
                <text:p>21.28814681382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6364405337805">
                <text:p>18.6364405337805</text:p>
              </table:table-cell>
              <table:table-cell office:value-type="float" office:value="12.4361909954814">
                <text:p>12.4361909954814</text:p>
              </table:table-cell>
              <table:table-cell office:value-type="float" office:value="21.3138776182911">
                <text:p>21.31387761829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6452643841675">
                <text:p>18.6452643841675</text:p>
              </table:table-cell>
              <table:table-cell office:value-type="float" office:value="12.4450148458684">
                <text:p>12.4450148458684</text:p>
              </table:table-cell>
              <table:table-cell office:value-type="float" office:value="21.3394511430164">
                <text:p>21.3394511430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6540345937953">
                <text:p>18.6540345937953</text:p>
              </table:table-cell>
              <table:table-cell office:value-type="float" office:value="12.4537850554962">
                <text:p>12.4537850554962</text:p>
              </table:table-cell>
              <table:table-cell office:value-type="float" office:value="21.3648692990751">
                <text:p>21.36486929907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6627518108964">
                <text:p>18.6627518108964</text:p>
              </table:table-cell>
              <table:table-cell office:value-type="float" office:value="12.4625022725973">
                <text:p>12.4625022725973</text:p>
              </table:table-cell>
              <table:table-cell office:value-type="float" office:value="21.3901339629175">
                <text:p>21.39013396291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6714166720235">
                <text:p>18.6714166720235</text:p>
              </table:table-cell>
              <table:table-cell office:value-type="float" office:value="12.4711671337244">
                <text:p>12.4711671337244</text:p>
              </table:table-cell>
              <table:table-cell office:value-type="float" office:value="21.4152469772041">
                <text:p>21.4152469772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6800298023282">
                <text:p>18.6800298023282</text:p>
              </table:table-cell>
              <table:table-cell office:value-type="float" office:value="12.4797802640291">
                <text:p>12.4797802640291</text:p>
              </table:table-cell>
              <table:table-cell office:value-type="float" office:value="21.4402101516115">
                <text:p>21.4402101516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6885918158316">
                <text:p>18.6885918158316</text:p>
              </table:table-cell>
              <table:table-cell office:value-type="float" office:value="12.4883422775325">
                <text:p>12.4883422775325</text:p>
              </table:table-cell>
              <table:table-cell office:value-type="float" office:value="21.4650252636156">
                <text:p>21.46502526361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6971033156872">
                <text:p>18.6971033156872</text:p>
              </table:table-cell>
              <table:table-cell office:value-type="float" office:value="12.496853777388">
                <text:p>12.496853777388</text:p>
              </table:table-cell>
              <table:table-cell office:value-type="float" office:value="21.4896940592505">
                <text:p>21.4896940592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7055648944353">
                <text:p>18.7055648944353</text:p>
              </table:table-cell>
              <table:table-cell office:value-type="float" office:value="12.5053153561362">
                <text:p>12.5053153561362</text:p>
              </table:table-cell>
              <table:table-cell office:value-type="float" office:value="21.5142182538459">
                <text:p>21.51421825384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7139771342515">
                <text:p>18.7139771342515</text:p>
              </table:table-cell>
              <table:table-cell office:value-type="float" office:value="12.5137275959524">
                <text:p>12.5137275959524</text:p>
              </table:table-cell>
              <table:table-cell office:value-type="float" office:value="21.5385995327432">
                <text:p>21.5385995327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7223406071862">
                <text:p>18.7223406071862</text:p>
              </table:table-cell>
              <table:table-cell office:value-type="float" office:value="12.5220910688871">
                <text:p>12.5220910688871</text:p>
              </table:table-cell>
              <table:table-cell office:value-type="float" office:value="21.5628395519899">
                <text:p>21.56283955198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7306558753982">
                <text:p>18.7306558753982</text:p>
              </table:table-cell>
              <table:table-cell office:value-type="float" office:value="12.5304063370991">
                <text:p>12.5304063370991</text:p>
              </table:table-cell>
              <table:table-cell office:value-type="float" office:value="21.5869399390148">
                <text:p>21.5869399390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7389234913818">
                <text:p>18.7389234913818</text:p>
              </table:table-cell>
              <table:table-cell office:value-type="float" office:value="12.5386739530827">
                <text:p>12.5386739530827</text:p>
              </table:table-cell>
              <table:table-cell office:value-type="float" office:value="21.610902293284">
                <text:p>21.6109022932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7471439981867">
                <text:p>18.7471439981867</text:p>
              </table:table-cell>
              <table:table-cell office:value-type="float" office:value="12.5468944598876">
                <text:p>12.5468944598876</text:p>
              </table:table-cell>
              <table:table-cell office:value-type="float" office:value="21.6347281869371">
                <text:p>21.6347281869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7553179296324">
                <text:p>18.7553179296324</text:p>
              </table:table-cell>
              <table:table-cell office:value-type="float" office:value="12.5550683913333">
                <text:p>12.5550683913333</text:p>
              </table:table-cell>
              <table:table-cell office:value-type="float" office:value="21.6584191654072">
                <text:p>21.6584191654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7634458105158">
                <text:p>18.7634458105158</text:p>
              </table:table-cell>
              <table:table-cell office:value-type="float" office:value="12.5631962722167">
                <text:p>12.5631962722167</text:p>
              </table:table-cell>
              <table:table-cell office:value-type="float" office:value="21.6819767480213">
                <text:p>21.6819767480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7715281568137">
                <text:p>18.7715281568137</text:p>
              </table:table-cell>
              <table:table-cell office:value-type="float" office:value="12.5712786185146">
                <text:p>12.5712786185146</text:p>
              </table:table-cell>
              <table:table-cell office:value-type="float" office:value="21.7054024285859">
                <text:p>21.70540242858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7795654758791">
                <text:p>18.7795654758791</text:p>
              </table:table-cell>
              <table:table-cell office:value-type="float" office:value="12.57931593758">
                <text:p>12.57931593758</text:p>
              </table:table-cell>
              <table:table-cell office:value-type="float" office:value="21.7286976759548">
                <text:p>21.7286976759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7875582666327">
                <text:p>18.7875582666327</text:p>
              </table:table-cell>
              <table:table-cell office:value-type="float" office:value="12.5873087283335">
                <text:p>12.5873087283335</text:p>
              </table:table-cell>
              <table:table-cell office:value-type="float" office:value="21.7518639345821">
                <text:p>21.75186393458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7955070197481">
                <text:p>18.7955070197481</text:p>
              </table:table-cell>
              <table:table-cell office:value-type="float" office:value="12.595257481449">
                <text:p>12.595257481449</text:p>
              </table:table-cell>
              <table:table-cell office:value-type="float" office:value="21.7749026250595">
                <text:p>21.77490262505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8034122178335">
                <text:p>18.8034122178335</text:p>
              </table:table-cell>
              <table:table-cell office:value-type="float" office:value="12.6031626795344">
                <text:p>12.6031626795344</text:p>
              </table:table-cell>
              <table:table-cell office:value-type="float" office:value="21.7978151446389">
                <text:p>21.79781514463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8112743356065">
                <text:p>18.8112743356065</text:p>
              </table:table-cell>
              <table:table-cell office:value-type="float" office:value="12.6110247973074">
                <text:p>12.6110247973074</text:p>
              </table:table-cell>
              <table:table-cell office:value-type="float" office:value="21.8206028677414">
                <text:p>21.82060286774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8190938400658">
                <text:p>18.8190938400658</text:p>
              </table:table-cell>
              <table:table-cell office:value-type="float" office:value="12.6188443017667">
                <text:p>12.6188443017667</text:p>
              </table:table-cell>
              <table:table-cell office:value-type="float" office:value="21.8432671464513">
                <text:p>21.8432671464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8268711906575">
                <text:p>18.8268711906575</text:p>
              </table:table-cell>
              <table:table-cell office:value-type="float" office:value="12.6266216523584">
                <text:p>12.6266216523584</text:p>
              </table:table-cell>
              <table:table-cell office:value-type="float" office:value="21.8658093109982">
                <text:p>21.86580931099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8346068394371">
                <text:p>18.8346068394371</text:p>
              </table:table-cell>
              <table:table-cell office:value-type="float" office:value="12.634357301138">
                <text:p>12.634357301138</text:p>
              </table:table-cell>
              <table:table-cell office:value-type="float" office:value="21.8882306702249">
                <text:p>21.8882306702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423012312271">
                <text:p>18.8423012312271</text:p>
              </table:table-cell>
              <table:table-cell office:value-type="float" office:value="12.642051692928">
                <text:p>12.642051692928</text:p>
              </table:table-cell>
              <table:table-cell office:value-type="float" office:value="21.9105325120439">
                <text:p>21.91053251204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499548037705">
                <text:p>18.8499548037705</text:p>
              </table:table-cell>
              <table:table-cell office:value-type="float" office:value="12.6497052654714">
                <text:p>12.6497052654714</text:p>
              </table:table-cell>
              <table:table-cell office:value-type="float" office:value="21.932716103881">
                <text:p>21.9327161038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575679878804">
                <text:p>18.8575679878804</text:p>
              </table:table-cell>
              <table:table-cell office:value-type="float" office:value="12.6573184495813">
                <text:p>12.6573184495813</text:p>
              </table:table-cell>
              <table:table-cell office:value-type="float" office:value="21.9547826931074">
                <text:p>21.95478269310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8651412075852">
                <text:p>18.8651412075852</text:p>
              </table:table-cell>
              <table:table-cell office:value-type="float" office:value="12.6648916692861">
                <text:p>12.6648916692861</text:p>
              </table:table-cell>
              <table:table-cell office:value-type="float" office:value="21.9767335074613">
                <text:p>21.9767335074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8726748802706">
                <text:p>18.8726748802706</text:p>
              </table:table-cell>
              <table:table-cell office:value-type="float" office:value="12.6724253419715">
                <text:p>12.6724253419715</text:p>
              </table:table-cell>
              <table:table-cell office:value-type="float" office:value="21.9985697554567">
                <text:p>21.9985697554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8801694168175">
                <text:p>18.8801694168175</text:p>
              </table:table-cell>
              <table:table-cell office:value-type="float" office:value="12.6799198785184">
                <text:p>12.6799198785184</text:p>
              </table:table-cell>
              <table:table-cell office:value-type="float" office:value="22.0202926267835">
                <text:p>22.0202926267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8876252217366">
                <text:p>18.8876252217366</text:p>
              </table:table-cell>
              <table:table-cell office:value-type="float" office:value="12.6873756834375">
                <text:p>12.6873756834375</text:p>
              </table:table-cell>
              <table:table-cell office:value-type="float" office:value="22.0419032926963">
                <text:p>22.0419032926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8950426932991">
                <text:p>18.8950426932991</text:p>
              </table:table-cell>
              <table:table-cell office:value-type="float" office:value="12.694793155">
                <text:p>12.694793155</text:p>
              </table:table-cell>
              <table:table-cell office:value-type="float" office:value="22.0634029063928">
                <text:p>22.06340290639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9024222236647">
                <text:p>18.9024222236647</text:p>
              </table:table-cell>
              <table:table-cell office:value-type="float" office:value="12.7021726853656">
                <text:p>12.7021726853656</text:p>
              </table:table-cell>
              <table:table-cell office:value-type="float" office:value="22.0847926033839">
                <text:p>22.0847926033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9097641990058">
                <text:p>18.9097641990058</text:p>
              </table:table-cell>
              <table:table-cell office:value-type="float" office:value="12.7095146607067">
                <text:p>12.7095146607067</text:p>
              </table:table-cell>
              <table:table-cell office:value-type="float" office:value="22.1060735018528">
                <text:p>22.10607350185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9170689996291">
                <text:p>18.9170689996291</text:p>
              </table:table-cell>
              <table:table-cell office:value-type="float" office:value="12.71681946133">
                <text:p>12.71681946133</text:p>
              </table:table-cell>
              <table:table-cell office:value-type="float" office:value="22.1272467030062">
                <text:p>22.1272467030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